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8EA9DB" fo:border-bottom="thin solid #8EA9DB" fo:border-left="thin solid #8EA9DB" fo:border-right="none"/>
    </style:style>
    <style:style style:name="ce4" style:family="table-cell" style:parent-style-name="Default" style:data-style-name="N0">
      <style:table-cell-properties fo:border="thin solid #8EA9DB"/>
    </style:style>
    <style:style style:name="ce5" style:family="table-cell" style:parent-style-name="Default" style:data-style-name="N0">
      <style:table-cell-properties fo:border-top="thin solid #8EA9DB" fo:border-bottom="none" fo:border-left="thin solid #8EA9DB" fo:border-right="none" fo:background-color="#4472C4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8EA9DB" fo:border-bottom="none" fo:border-left="thin solid #8EA9DB" fo:border-right="none" fo:background-color="#D9E1F2"/>
    </style:style>
    <style:style style:name="ce7" style:family="table-cell" style:parent-style-name="Default" style:data-style-name="N0">
      <style:table-cell-properties fo:border-top="thin solid #8EA9DB" fo:border-bottom="none" fo:border-left="thin solid #8EA9DB" fo:border-right="none"/>
    </style:style>
    <style:style style:name="ce8" style:family="table-cell" style:parent-style-name="Default" style:data-style-name="N0">
      <style:table-cell-properties fo:border-top="thin solid #8EA9DB" fo:border-bottom="none" fo:border-left="thin solid #8EA9DB" fo:border-right="thin solid #8EA9DB" fo:background-color="#4472C4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8EA9DB" fo:border-bottom="none" fo:border-left="thin solid #8EA9DB" fo:border-right="thin solid #8EA9DB" fo:background-color="#D9E1F2"/>
    </style:style>
    <style:style style:name="ce10" style:family="table-cell" style:parent-style-name="Default" style:data-style-name="N0">
      <style:table-cell-properties fo:border-top="thin solid #8EA9DB" fo:border-bottom="none" fo:border-left="thin solid #8EA9DB" fo:border-right="thin solid #8EA9DB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5">
            <text:p>SortedLeft</text:p>
          </table:table-cell>
          <table:table-cell office:value-type="string" table:style-name="ce8">
            <text:p>SortedRight</text:p>
          </table:table-cell>
          <table:table-cell table:style-name="ce1"/>
          <table:table-cell office:value-type="string" table:style-name="ce1">
            <text:p>Distance</text:p>
          </table:table-cell>
          <table:table-cell table:style-name="ce1"/>
          <table:table-cell office:value-type="string" table:style-name="ce1">
            <text:p>Sum</text:p>
          </table:table-cell>
          <table:table-cell table:style-name="ce1"/>
          <table:table-cell office:value-type="string" table:style-name="ce1">
            <text:p>Similarity</text:p>
          </table:table-cell>
          <table:table-cell table:style-name="ce1"/>
          <table:table-cell office:value-type="string" table:style-name="ce1">
            <text:p>SimilaritySum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3 <text:s text:c="2"/>4</text:p>
          </table:table-cell>
          <table:table-cell table:style-name="ce1"/>
          <table:table-cell office:value-type="string" office:string-value="3" table:formula="of:=INDEX(COM.MICROSOFT.TEXTSPLIT([Example.$A2];&quot; &quot;);1)" table:number-matrix-columns-spanned="1" table:number-matrix-rows-spanned="1" table:style-name="ce1">
            <text:p>3</text:p>
          </table:table-cell>
          <table:table-cell office:value-type="string" office:string-value="4" table:formula="of:=INDEX(COM.MICROSOFT.TEXTSPLIT([Example.$A2];&quot; &quot;; &quot;+&quot;; TRUE);2)" table:number-matrix-columns-spanned="1" table:number-matrix-rows-spanned="1" table:style-name="ce11">
            <text:p>4</text:p>
          </table:table-cell>
          <table:table-cell table:style-name="ce1"/>
          <table:table-cell office:value-type="string" office:string-value="1" table:formula="of:=COM.MICROSOFT.SORT([Example.$C$2:.$C$7])" table:number-matrix-columns-spanned="1" table:number-matrix-rows-spanned="6" table:style-name="ce6">
            <text:p>1</text:p>
          </table:table-cell>
          <table:table-cell office:value-type="string" office:string-value="3" table:formula="of:=COM.MICROSOFT.SORT([Example.$D$2:.$D$7])" table:number-matrix-columns-spanned="1" table:number-matrix-rows-spanned="6" table:style-name="ce9">
            <text:p>3</text:p>
          </table:table-cell>
          <table:table-cell table:style-name="ce1"/>
          <table:table-cell office:value-type="float" office:value="2" table:formula="of:=ABS([.F2]-[.G2])" table:style-name="ce1">
            <text:p>2</text:p>
          </table:table-cell>
          <table:table-cell table:style-name="ce1"/>
          <table:table-cell office:value-type="float" office:value="11" table:formula="of:=SUM([Example.$I$2:.$I$7])" table:style-name="ce1">
            <text:p>11</text:p>
          </table:table-cell>
          <table:table-cell table:style-name="ce1"/>
          <table:table-cell office:value-type="float" office:value="9" table:formula="of:=COUNTIF([.$F$2:.$F$7];[.$G2])*[.$G2]" table:style-name="ce1">
            <text:p>9</text:p>
          </table:table-cell>
          <table:table-cell table:style-name="ce1"/>
          <table:table-cell office:value-type="float" office:value="31" table:formula="of:=SUM([Example.$M$2:.$M$7])" table:style-name="ce1">
            <text:p>3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4 <text:s text:c="2"/>3</text:p>
          </table:table-cell>
          <table:table-cell table:style-name="ce1"/>
          <table:table-cell office:value-type="string" office:string-value="4" table:formula="of:=INDEX(COM.MICROSOFT.TEXTSPLIT([Example.$A3];&quot; &quot;);1)" table:number-matrix-columns-spanned="1" table:number-matrix-rows-spanned="1" table:style-name="ce1">
            <text:p>4</text:p>
          </table:table-cell>
          <table:table-cell office:value-type="string" office:string-value="3" table:formula="of:=INDEX(COM.MICROSOFT.TEXTSPLIT([Example.$A3];&quot; &quot;; &quot;+&quot;; TRUE);2)" table:number-matrix-columns-spanned="1" table:number-matrix-rows-spanned="1" table:style-name="ce11">
            <text:p>3</text:p>
          </table:table-cell>
          <table:table-cell table:style-name="ce1"/>
          <table:table-cell office:value-type="string" office:string-value="2" table:style-name="ce7">
            <text:p>2</text:p>
          </table:table-cell>
          <table:table-cell office:value-type="string" office:string-value="3" table:style-name="ce10">
            <text:p>3</text:p>
          </table:table-cell>
          <table:table-cell table:style-name="ce1"/>
          <table:table-cell office:value-type="float" office:value="1" table:formula="of:=ABS([.F3]-[.G3])" table:style-name="ce1">
            <text:p>1</text:p>
          </table:table-cell>
          <table:table-cell table:number-columns-repeated="3" table:style-name="ce1"/>
          <table:table-cell office:value-type="float" office:value="9" table:formula="of:=COUNTIF([.$F$2:.$F$7];[.$G3])*[.$G3]" table:style-name="ce1">
            <text:p>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2 <text:s text:c="2"/>5</text:p>
          </table:table-cell>
          <table:table-cell table:style-name="ce1"/>
          <table:table-cell office:value-type="string" office:string-value="2" table:formula="of:=INDEX(COM.MICROSOFT.TEXTSPLIT([Example.$A4];&quot; &quot;);1)" table:number-matrix-columns-spanned="1" table:number-matrix-rows-spanned="1" table:style-name="ce1">
            <text:p>2</text:p>
          </table:table-cell>
          <table:table-cell office:value-type="string" office:string-value="5" table:formula="of:=INDEX(COM.MICROSOFT.TEXTSPLIT([Example.$A4];&quot; &quot;; &quot;+&quot;; TRUE);2)" table:number-matrix-columns-spanned="1" table:number-matrix-rows-spanned="1" table:style-name="ce11">
            <text:p>5</text:p>
          </table:table-cell>
          <table:table-cell table:style-name="ce1"/>
          <table:table-cell office:value-type="string" office:string-value="3" table:style-name="ce6">
            <text:p>3</text:p>
          </table:table-cell>
          <table:table-cell office:value-type="string" office:string-value="3" table:style-name="ce9">
            <text:p>3</text:p>
          </table:table-cell>
          <table:table-cell table:style-name="ce1"/>
          <table:table-cell office:value-type="float" office:value="0" table:formula="of:=ABS([.F4]-[.G4])" table:style-name="ce1">
            <text:p>0</text:p>
          </table:table-cell>
          <table:table-cell table:number-columns-repeated="3" table:style-name="ce1"/>
          <table:table-cell office:value-type="float" office:value="9" table:formula="of:=COUNTIF([.$F$2:.$F$7];[.$G4])*[.$G4]" table:style-name="ce1">
            <text:p>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1 <text:s text:c="2"/>3</text:p>
          </table:table-cell>
          <table:table-cell table:style-name="ce1"/>
          <table:table-cell office:value-type="string" office:string-value="1" table:formula="of:=INDEX(COM.MICROSOFT.TEXTSPLIT([Example.$A5];&quot; &quot;);1)" table:number-matrix-columns-spanned="1" table:number-matrix-rows-spanned="1" table:style-name="ce1">
            <text:p>1</text:p>
          </table:table-cell>
          <table:table-cell office:value-type="string" office:string-value="3" table:formula="of:=INDEX(COM.MICROSOFT.TEXTSPLIT([Example.$A5];&quot; &quot;; &quot;+&quot;; TRUE);2)" table:number-matrix-columns-spanned="1" table:number-matrix-rows-spanned="1" table:style-name="ce11">
            <text:p>3</text:p>
          </table:table-cell>
          <table:table-cell table:style-name="ce1"/>
          <table:table-cell office:value-type="string" office:string-value="3" table:style-name="ce7">
            <text:p>3</text:p>
          </table:table-cell>
          <table:table-cell office:value-type="string" office:string-value="4" table:style-name="ce10">
            <text:p>4</text:p>
          </table:table-cell>
          <table:table-cell table:style-name="ce1"/>
          <table:table-cell office:value-type="float" office:value="1" table:formula="of:=ABS([.F5]-[.G5])" table:style-name="ce1">
            <text:p>1</text:p>
          </table:table-cell>
          <table:table-cell table:number-columns-repeated="3" table:style-name="ce1"/>
          <table:table-cell office:value-type="float" office:value="4" table:formula="of:=COUNTIF([.$F$2:.$F$7];[.$G5])*[.$G5]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3 <text:s text:c="2"/>9</text:p>
          </table:table-cell>
          <table:table-cell table:style-name="ce1"/>
          <table:table-cell office:value-type="string" office:string-value="3" table:formula="of:=INDEX(COM.MICROSOFT.TEXTSPLIT([Example.$A6];&quot; &quot;);1)" table:number-matrix-columns-spanned="1" table:number-matrix-rows-spanned="1" table:style-name="ce1">
            <text:p>3</text:p>
          </table:table-cell>
          <table:table-cell office:value-type="string" office:string-value="9" table:formula="of:=INDEX(COM.MICROSOFT.TEXTSPLIT([Example.$A6];&quot; &quot;; &quot;+&quot;; TRUE);2)" table:number-matrix-columns-spanned="1" table:number-matrix-rows-spanned="1" table:style-name="ce11">
            <text:p>9</text:p>
          </table:table-cell>
          <table:table-cell table:style-name="ce1"/>
          <table:table-cell office:value-type="string" office:string-value="3" table:style-name="ce6">
            <text:p>3</text:p>
          </table:table-cell>
          <table:table-cell office:value-type="string" office:string-value="5" table:style-name="ce9">
            <text:p>5</text:p>
          </table:table-cell>
          <table:table-cell table:style-name="ce1"/>
          <table:table-cell office:value-type="float" office:value="2" table:formula="of:=ABS([.F6]-[.G6])" table:style-name="ce1">
            <text:p>2</text:p>
          </table:table-cell>
          <table:table-cell table:number-columns-repeated="3" table:style-name="ce1"/>
          <table:table-cell office:value-type="float" office:value="0" table:formula="of:=COUNTIF([.$F$2:.$F$7];[.$G6])*[.$G6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3 <text:s text:c="2"/>3</text:p>
          </table:table-cell>
          <table:table-cell table:style-name="ce1"/>
          <table:table-cell office:value-type="string" office:string-value="3" table:formula="of:=INDEX(COM.MICROSOFT.TEXTSPLIT([Example.$A7];&quot; &quot;);1)" table:number-matrix-columns-spanned="1" table:number-matrix-rows-spanned="1" table:style-name="ce1">
            <text:p>3</text:p>
          </table:table-cell>
          <table:table-cell office:value-type="string" office:string-value="3" table:formula="of:=INDEX(COM.MICROSOFT.TEXTSPLIT([Example.$A7];&quot; &quot;; &quot;+&quot;; TRUE);2)" table:number-matrix-columns-spanned="1" table:number-matrix-rows-spanned="1" table:style-name="ce11">
            <text:p>3</text:p>
          </table:table-cell>
          <table:table-cell table:style-name="ce1"/>
          <table:table-cell office:value-type="string" office:string-value="4" table:style-name="ce3">
            <text:p>4</text:p>
          </table:table-cell>
          <table:table-cell office:value-type="string" office:string-value="9" table:style-name="ce4">
            <text:p>9</text:p>
          </table:table-cell>
          <table:table-cell table:style-name="ce1"/>
          <table:table-cell office:value-type="float" office:value="5" table:formula="of:=ABS([.F7]-[.G7])" table:style-name="ce1">
            <text:p>5</text:p>
          </table:table-cell>
          <table:table-cell table:number-columns-repeated="3" table:style-name="ce1"/>
          <table:table-cell office:value-type="float" office:value="0" table:formula="of:=COUNTIF([.$F$2:.$F$7];[.$G7])*[.$G7]" table:style-name="ce1">
            <text:p>0</text:p>
          </table:table-cell>
          <table:table-cell table:number-columns-repeated="16371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olu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5">
            <text:p>SortedLeft</text:p>
          </table:table-cell>
          <table:table-cell office:value-type="string" table:style-name="ce8">
            <text:p>SortedRight</text:p>
          </table:table-cell>
          <table:table-cell table:style-name="ce1"/>
          <table:table-cell office:value-type="string" table:style-name="ce1">
            <text:p>Distance</text:p>
          </table:table-cell>
          <table:table-cell table:style-name="ce1"/>
          <table:table-cell office:value-type="string" table:style-name="ce1">
            <text:p>Sum</text:p>
          </table:table-cell>
          <table:table-cell table:style-name="ce1"/>
          <table:table-cell office:value-type="string" table:style-name="ce1">
            <text:p>Similarity</text:p>
          </table:table-cell>
          <table:table-cell table:style-name="ce1"/>
          <table:table-cell office:value-type="string" table:style-name="ce1">
            <text:p>SimilaritySum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58789 <text:s text:c="2"/>28882</text:p>
          </table:table-cell>
          <table:table-cell table:style-name="ce1"/>
          <table:table-cell office:value-type="string" office:string-value="58789" table:formula="of:=INDEX(COM.MICROSOFT.TEXTSPLIT([Solution.$A2];&quot; &quot;);1)" table:number-matrix-columns-spanned="1" table:number-matrix-rows-spanned="1" table:style-name="ce1">
            <text:p>58789</text:p>
          </table:table-cell>
          <table:table-cell office:value-type="string" office:string-value="28882" table:formula="of:=INDEX(COM.MICROSOFT.TEXTSPLIT([Solution.$A2];&quot; &quot;; &quot;+&quot;; TRUE);2)" table:number-matrix-columns-spanned="1" table:number-matrix-rows-spanned="1" table:style-name="ce11">
            <text:p>28882</text:p>
          </table:table-cell>
          <table:table-cell table:style-name="ce1"/>
          <table:table-cell office:value-type="string" office:string-value="10074" table:formula="of:=COM.MICROSOFT.SORT([Solution.$C$2:.$C$1001])" table:number-matrix-columns-spanned="1" table:number-matrix-rows-spanned="1000" table:style-name="ce6">
            <text:p>10074</text:p>
          </table:table-cell>
          <table:table-cell office:value-type="string" office:string-value="10047" table:formula="of:=COM.MICROSOFT.SORT([Solution.$D$2:.$D$1001])" table:number-matrix-columns-spanned="1" table:number-matrix-rows-spanned="1000" table:style-name="ce9">
            <text:p>10047</text:p>
          </table:table-cell>
          <table:table-cell table:style-name="ce1"/>
          <table:table-cell office:value-type="float" office:value="27" table:formula="of:=ABS([.F2]-[.G2])" table:style-name="ce1">
            <text:p>27</text:p>
          </table:table-cell>
          <table:table-cell table:style-name="ce1"/>
          <table:table-cell office:value-type="float" office:value="1189304" table:formula="of:=SUM([Solution.$I$2:.$I$1001])" table:style-name="ce1">
            <text:p>1189304</text:p>
          </table:table-cell>
          <table:table-cell table:style-name="ce1"/>
          <table:table-cell office:value-type="float" office:value="0" table:formula="of:=COUNTIF([.$F$2:.$F$1001];[.$G2])*[.$G2]" table:style-name="ce1">
            <text:p>0</text:p>
          </table:table-cell>
          <table:table-cell table:style-name="ce1"/>
          <table:table-cell office:value-type="float" office:value="24349736" table:formula="of:=SUM([Solution.$M$2:.$M$1001])" table:style-name="ce1">
            <text:p>24349736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27059 <text:s text:c="2"/>23721</text:p>
          </table:table-cell>
          <table:table-cell table:style-name="ce1"/>
          <table:table-cell office:value-type="string" office:string-value="27059" table:formula="of:=INDEX(COM.MICROSOFT.TEXTSPLIT([Solution.$A3];&quot; &quot;);1)" table:number-matrix-columns-spanned="1" table:number-matrix-rows-spanned="1" table:style-name="ce1">
            <text:p>27059</text:p>
          </table:table-cell>
          <table:table-cell office:value-type="string" office:string-value="23721" table:formula="of:=INDEX(COM.MICROSOFT.TEXTSPLIT([Solution.$A3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10096" table:style-name="ce7">
            <text:p>10096</text:p>
          </table:table-cell>
          <table:table-cell office:value-type="string" office:string-value="10287" table:style-name="ce10">
            <text:p>10287</text:p>
          </table:table-cell>
          <table:table-cell table:style-name="ce1"/>
          <table:table-cell office:value-type="float" office:value="191" table:formula="of:=ABS([.F3]-[.G3])" table:style-name="ce1">
            <text:p>191</text:p>
          </table:table-cell>
          <table:table-cell table:number-columns-repeated="3" table:style-name="ce1"/>
          <table:table-cell office:value-type="float" office:value="0" table:formula="of:=COUNTIF([.$F$2:.$F$1001];[.$G3])*[.$G3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86784 <text:s text:c="2"/>91527</text:p>
          </table:table-cell>
          <table:table-cell table:style-name="ce1"/>
          <table:table-cell office:value-type="string" office:string-value="86784" table:formula="of:=INDEX(COM.MICROSOFT.TEXTSPLIT([Solution.$A4];&quot; &quot;);1)" table:number-matrix-columns-spanned="1" table:number-matrix-rows-spanned="1" table:style-name="ce1">
            <text:p>86784</text:p>
          </table:table-cell>
          <table:table-cell office:value-type="string" office:string-value="91527" table:formula="of:=INDEX(COM.MICROSOFT.TEXTSPLIT([Solution.$A4];&quot; &quot;; &quot;+&quot;; TRUE);2)" table:number-matrix-columns-spanned="1" table:number-matrix-rows-spanned="1" table:style-name="ce11">
            <text:p>91527</text:p>
          </table:table-cell>
          <table:table-cell table:style-name="ce1"/>
          <table:table-cell office:value-type="string" office:string-value="10194" table:style-name="ce6">
            <text:p>10194</text:p>
          </table:table-cell>
          <table:table-cell office:value-type="string" office:string-value="10453" table:style-name="ce9">
            <text:p>10453</text:p>
          </table:table-cell>
          <table:table-cell table:style-name="ce1"/>
          <table:table-cell office:value-type="float" office:value="259" table:formula="of:=ABS([.F4]-[.G4])" table:style-name="ce1">
            <text:p>259</text:p>
          </table:table-cell>
          <table:table-cell table:number-columns-repeated="3" table:style-name="ce1"/>
          <table:table-cell office:value-type="float" office:value="0" table:formula="of:=COUNTIF([.$F$2:.$F$1001];[.$G4])*[.$G4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72958 <text:s text:c="2"/>13217</text:p>
          </table:table-cell>
          <table:table-cell table:style-name="ce1"/>
          <table:table-cell office:value-type="string" office:string-value="72958" table:formula="of:=INDEX(COM.MICROSOFT.TEXTSPLIT([Solution.$A5];&quot; &quot;);1)" table:number-matrix-columns-spanned="1" table:number-matrix-rows-spanned="1" table:style-name="ce1">
            <text:p>72958</text:p>
          </table:table-cell>
          <table:table-cell office:value-type="string" office:string-value="13217" table:formula="of:=INDEX(COM.MICROSOFT.TEXTSPLIT([Solution.$A5];&quot; &quot;; &quot;+&quot;; TRUE);2)" table:number-matrix-columns-spanned="1" table:number-matrix-rows-spanned="1" table:style-name="ce11">
            <text:p>13217</text:p>
          </table:table-cell>
          <table:table-cell table:style-name="ce1"/>
          <table:table-cell office:value-type="string" office:string-value="10279" table:style-name="ce7">
            <text:p>10279</text:p>
          </table:table-cell>
          <table:table-cell office:value-type="string" office:string-value="10606" table:style-name="ce10">
            <text:p>10606</text:p>
          </table:table-cell>
          <table:table-cell table:style-name="ce1"/>
          <table:table-cell office:value-type="float" office:value="327" table:formula="of:=ABS([.F5]-[.G5])" table:style-name="ce1">
            <text:p>327</text:p>
          </table:table-cell>
          <table:table-cell table:number-columns-repeated="3" table:style-name="ce1"/>
          <table:table-cell office:value-type="float" office:value="0" table:formula="of:=COUNTIF([.$F$2:.$F$1001];[.$G5])*[.$G5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95228 <text:s text:c="2"/>20832</text:p>
          </table:table-cell>
          <table:table-cell table:style-name="ce1"/>
          <table:table-cell office:value-type="string" office:string-value="95228" table:formula="of:=INDEX(COM.MICROSOFT.TEXTSPLIT([Solution.$A6];&quot; &quot;);1)" table:number-matrix-columns-spanned="1" table:number-matrix-rows-spanned="1" table:style-name="ce1">
            <text:p>95228</text:p>
          </table:table-cell>
          <table:table-cell office:value-type="string" office:string-value="20832" table:formula="of:=INDEX(COM.MICROSOFT.TEXTSPLIT([Solution.$A6];&quot; &quot;; &quot;+&quot;; TRUE);2)" table:number-matrix-columns-spanned="1" table:number-matrix-rows-spanned="1" table:style-name="ce11">
            <text:p>20832</text:p>
          </table:table-cell>
          <table:table-cell table:style-name="ce1"/>
          <table:table-cell office:value-type="string" office:string-value="10306" table:style-name="ce6">
            <text:p>10306</text:p>
          </table:table-cell>
          <table:table-cell office:value-type="string" office:string-value="10938" table:style-name="ce9">
            <text:p>10938</text:p>
          </table:table-cell>
          <table:table-cell table:style-name="ce1"/>
          <table:table-cell office:value-type="float" office:value="632" table:formula="of:=ABS([.F6]-[.G6])" table:style-name="ce1">
            <text:p>632</text:p>
          </table:table-cell>
          <table:table-cell table:number-columns-repeated="3" table:style-name="ce1"/>
          <table:table-cell office:value-type="float" office:value="0" table:formula="of:=COUNTIF([.$F$2:.$F$1001];[.$G6])*[.$G6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77437 <text:s text:c="2"/>82573</text:p>
          </table:table-cell>
          <table:table-cell table:style-name="ce1"/>
          <table:table-cell office:value-type="string" office:string-value="77437" table:formula="of:=INDEX(COM.MICROSOFT.TEXTSPLIT([Solution.$A7];&quot; &quot;);1)" table:number-matrix-columns-spanned="1" table:number-matrix-rows-spanned="1" table:style-name="ce1">
            <text:p>77437</text:p>
          </table:table-cell>
          <table:table-cell office:value-type="string" office:string-value="82573" table:formula="of:=INDEX(COM.MICROSOFT.TEXTSPLIT([Solution.$A7];&quot; &quot;; &quot;+&quot;; TRUE);2)" table:number-matrix-columns-spanned="1" table:number-matrix-rows-spanned="1" table:style-name="ce11">
            <text:p>82573</text:p>
          </table:table-cell>
          <table:table-cell table:style-name="ce1"/>
          <table:table-cell office:value-type="string" office:string-value="10452" table:style-name="ce3">
            <text:p>10452</text:p>
          </table:table-cell>
          <table:table-cell office:value-type="string" office:string-value="11295" table:style-name="ce4">
            <text:p>11295</text:p>
          </table:table-cell>
          <table:table-cell table:style-name="ce1"/>
          <table:table-cell office:value-type="float" office:value="843" table:formula="of:=ABS([.F7]-[.G7])" table:style-name="ce1">
            <text:p>843</text:p>
          </table:table-cell>
          <table:table-cell table:number-columns-repeated="3" table:style-name="ce1"/>
          <table:table-cell office:value-type="float" office:value="0" table:formula="of:=COUNTIF([.$F$2:.$F$1001];[.$G7])*[.$G7]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33685 <text:s text:c="2"/>76537</text:p>
          </table:table-cell>
          <table:table-cell table:style-name="ce1"/>
          <table:table-cell office:value-type="string" office:string-value="33685" table:formula="of:=INDEX(COM.MICROSOFT.TEXTSPLIT([Solution.$A8];&quot; &quot;);1)" table:number-matrix-columns-spanned="1" table:number-matrix-rows-spanned="1" table:style-name="ce11">
            <text:p>33685</text:p>
          </table:table-cell>
          <table:table-cell office:value-type="string" office:string-value="76537" table:formula="of:=INDEX(COM.MICROSOFT.TEXTSPLIT([Solution.$A8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10510" table:style-name="ce1">
            <text:p>10510</text:p>
          </table:table-cell>
          <table:table-cell office:value-type="string" office:string-value="11430" table:style-name="ce1">
            <text:p>11430</text:p>
          </table:table-cell>
          <table:table-cell table:style-name="ce1"/>
          <table:table-cell office:value-type="float" office:value="920" table:formula="of:=ABS([.F8]-[.G8])" table:style-name="ce11">
            <text:p>920</text:p>
          </table:table-cell>
          <table:table-cell table:number-columns-repeated="3" table:style-name="ce1"/>
          <table:table-cell office:value-type="float" office:value="0" table:formula="of:=COUNTIF([.$F$2:.$F$1001];[.$G8])*[.$G8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99368 <text:s text:c="2"/>67870</text:p>
          </table:table-cell>
          <table:table-cell table:style-name="ce1"/>
          <table:table-cell office:value-type="string" office:string-value="99368" table:formula="of:=INDEX(COM.MICROSOFT.TEXTSPLIT([Solution.$A9];&quot; &quot;);1)" table:number-matrix-columns-spanned="1" table:number-matrix-rows-spanned="1" table:style-name="ce11">
            <text:p>99368</text:p>
          </table:table-cell>
          <table:table-cell office:value-type="string" office:string-value="67870" table:formula="of:=INDEX(COM.MICROSOFT.TEXTSPLIT([Solution.$A9];&quot; &quot;; &quot;+&quot;; TRUE);2)" table:number-matrix-columns-spanned="1" table:number-matrix-rows-spanned="1" table:style-name="ce11">
            <text:p>67870</text:p>
          </table:table-cell>
          <table:table-cell table:style-name="ce1"/>
          <table:table-cell office:value-type="string" office:string-value="10511" table:style-name="ce1">
            <text:p>10511</text:p>
          </table:table-cell>
          <table:table-cell office:value-type="string" office:string-value="11676" table:style-name="ce1">
            <text:p>11676</text:p>
          </table:table-cell>
          <table:table-cell table:style-name="ce1"/>
          <table:table-cell office:value-type="float" office:value="1165" table:formula="of:=ABS([.F9]-[.G9])" table:style-name="ce11">
            <text:p>1165</text:p>
          </table:table-cell>
          <table:table-cell table:number-columns-repeated="3" table:style-name="ce1"/>
          <table:table-cell office:value-type="float" office:value="0" table:formula="of:=COUNTIF([.$F$2:.$F$1001];[.$G9])*[.$G9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41094 <text:s text:c="2"/>34696</text:p>
          </table:table-cell>
          <table:table-cell table:style-name="ce1"/>
          <table:table-cell office:value-type="string" office:string-value="41094" table:formula="of:=INDEX(COM.MICROSOFT.TEXTSPLIT([Solution.$A10];&quot; &quot;);1)" table:number-matrix-columns-spanned="1" table:number-matrix-rows-spanned="1" table:style-name="ce11">
            <text:p>41094</text:p>
          </table:table-cell>
          <table:table-cell office:value-type="string" office:string-value="34696" table:formula="of:=INDEX(COM.MICROSOFT.TEXTSPLIT([Solution.$A10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10565" table:style-name="ce1">
            <text:p>10565</text:p>
          </table:table-cell>
          <table:table-cell office:value-type="string" office:string-value="11701" table:style-name="ce1">
            <text:p>11701</text:p>
          </table:table-cell>
          <table:table-cell table:style-name="ce1"/>
          <table:table-cell office:value-type="float" office:value="1136" table:formula="of:=ABS([.F10]-[.G10])" table:style-name="ce11">
            <text:p>1136</text:p>
          </table:table-cell>
          <table:table-cell table:number-columns-repeated="3" table:style-name="ce1"/>
          <table:table-cell office:value-type="float" office:value="0" table:formula="of:=COUNTIF([.$F$2:.$F$1001];[.$G10])*[.$G10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70702 <text:s text:c="2"/>18298</text:p>
          </table:table-cell>
          <table:table-cell table:style-name="ce1"/>
          <table:table-cell office:value-type="string" office:string-value="70702" table:formula="of:=INDEX(COM.MICROSOFT.TEXTSPLIT([Solution.$A11];&quot; &quot;);1)" table:number-matrix-columns-spanned="1" table:number-matrix-rows-spanned="1" table:style-name="ce11">
            <text:p>70702</text:p>
          </table:table-cell>
          <table:table-cell office:value-type="string" office:string-value="18298" table:formula="of:=INDEX(COM.MICROSOFT.TEXTSPLIT([Solution.$A11];&quot; &quot;; &quot;+&quot;; TRUE);2)" table:number-matrix-columns-spanned="1" table:number-matrix-rows-spanned="1" table:style-name="ce11">
            <text:p>18298</text:p>
          </table:table-cell>
          <table:table-cell table:style-name="ce1"/>
          <table:table-cell office:value-type="string" office:string-value="10727" table:style-name="ce1">
            <text:p>10727</text:p>
          </table:table-cell>
          <table:table-cell office:value-type="string" office:string-value="11739" table:style-name="ce1">
            <text:p>11739</text:p>
          </table:table-cell>
          <table:table-cell table:style-name="ce1"/>
          <table:table-cell office:value-type="float" office:value="1012" table:formula="of:=ABS([.F11]-[.G11])" table:style-name="ce11">
            <text:p>1012</text:p>
          </table:table-cell>
          <table:table-cell table:number-columns-repeated="3" table:style-name="ce1"/>
          <table:table-cell office:value-type="float" office:value="0" table:formula="of:=COUNTIF([.$F$2:.$F$1001];[.$G11])*[.$G11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67914 <text:s text:c="2"/>76275</text:p>
          </table:table-cell>
          <table:table-cell table:style-name="ce1"/>
          <table:table-cell office:value-type="string" office:string-value="67914" table:formula="of:=INDEX(COM.MICROSOFT.TEXTSPLIT([Solution.$A12];&quot; &quot;);1)" table:number-matrix-columns-spanned="1" table:number-matrix-rows-spanned="1" table:style-name="ce11">
            <text:p>67914</text:p>
          </table:table-cell>
          <table:table-cell office:value-type="string" office:string-value="76275" table:formula="of:=INDEX(COM.MICROSOFT.TEXTSPLIT([Solution.$A12];&quot; &quot;; &quot;+&quot;; TRUE);2)" table:number-matrix-columns-spanned="1" table:number-matrix-rows-spanned="1" table:style-name="ce11">
            <text:p>76275</text:p>
          </table:table-cell>
          <table:table-cell table:style-name="ce1"/>
          <table:table-cell office:value-type="string" office:string-value="10750" table:style-name="ce1">
            <text:p>10750</text:p>
          </table:table-cell>
          <table:table-cell office:value-type="string" office:string-value="11808" table:style-name="ce1">
            <text:p>11808</text:p>
          </table:table-cell>
          <table:table-cell table:style-name="ce1"/>
          <table:table-cell office:value-type="float" office:value="1058" table:formula="of:=ABS([.F12]-[.G12])" table:style-name="ce11">
            <text:p>1058</text:p>
          </table:table-cell>
          <table:table-cell table:number-columns-repeated="3" table:style-name="ce1"/>
          <table:table-cell office:value-type="float" office:value="0" table:formula="of:=COUNTIF([.$F$2:.$F$1001];[.$G12])*[.$G12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60325 <text:s text:c="2"/>84734</text:p>
          </table:table-cell>
          <table:table-cell table:style-name="ce1"/>
          <table:table-cell office:value-type="string" office:string-value="60325" table:formula="of:=INDEX(COM.MICROSOFT.TEXTSPLIT([Solution.$A13];&quot; &quot;);1)" table:number-matrix-columns-spanned="1" table:number-matrix-rows-spanned="1" table:style-name="ce11">
            <text:p>60325</text:p>
          </table:table-cell>
          <table:table-cell office:value-type="string" office:string-value="84734" table:formula="of:=INDEX(COM.MICROSOFT.TEXTSPLIT([Solution.$A13];&quot; &quot;; &quot;+&quot;; TRUE);2)" table:number-matrix-columns-spanned="1" table:number-matrix-rows-spanned="1" table:style-name="ce11">
            <text:p>84734</text:p>
          </table:table-cell>
          <table:table-cell table:style-name="ce1"/>
          <table:table-cell office:value-type="string" office:string-value="10758" table:style-name="ce1">
            <text:p>10758</text:p>
          </table:table-cell>
          <table:table-cell office:value-type="string" office:string-value="11871" table:style-name="ce1">
            <text:p>11871</text:p>
          </table:table-cell>
          <table:table-cell table:style-name="ce1"/>
          <table:table-cell office:value-type="float" office:value="1113" table:formula="of:=ABS([.F13]-[.G13])" table:style-name="ce11">
            <text:p>1113</text:p>
          </table:table-cell>
          <table:table-cell table:number-columns-repeated="3" table:style-name="ce1"/>
          <table:table-cell office:value-type="float" office:value="0" table:formula="of:=COUNTIF([.$F$2:.$F$1001];[.$G13])*[.$G13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25043 <text:s text:c="2"/>31692</text:p>
          </table:table-cell>
          <table:table-cell table:style-name="ce1"/>
          <table:table-cell office:value-type="string" office:string-value="25043" table:formula="of:=INDEX(COM.MICROSOFT.TEXTSPLIT([Solution.$A14];&quot; &quot;);1)" table:number-matrix-columns-spanned="1" table:number-matrix-rows-spanned="1" table:style-name="ce11">
            <text:p>25043</text:p>
          </table:table-cell>
          <table:table-cell office:value-type="string" office:string-value="31692" table:formula="of:=INDEX(COM.MICROSOFT.TEXTSPLIT([Solution.$A14];&quot; &quot;; &quot;+&quot;; TRUE);2)" table:number-matrix-columns-spanned="1" table:number-matrix-rows-spanned="1" table:style-name="ce11">
            <text:p>31692</text:p>
          </table:table-cell>
          <table:table-cell table:style-name="ce1"/>
          <table:table-cell office:value-type="string" office:string-value="10831" table:style-name="ce1">
            <text:p>10831</text:p>
          </table:table-cell>
          <table:table-cell office:value-type="string" office:string-value="11923" table:style-name="ce1">
            <text:p>11923</text:p>
          </table:table-cell>
          <table:table-cell table:style-name="ce1"/>
          <table:table-cell office:value-type="float" office:value="1092" table:formula="of:=ABS([.F14]-[.G14])" table:style-name="ce11">
            <text:p>1092</text:p>
          </table:table-cell>
          <table:table-cell table:number-columns-repeated="3" table:style-name="ce1"/>
          <table:table-cell office:value-type="float" office:value="0" table:formula="of:=COUNTIF([.$F$2:.$F$1001];[.$G14])*[.$G14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59623 <text:s text:c="2"/>47605</text:p>
          </table:table-cell>
          <table:table-cell table:style-name="ce1"/>
          <table:table-cell office:value-type="string" office:string-value="59623" table:formula="of:=INDEX(COM.MICROSOFT.TEXTSPLIT([Solution.$A15];&quot; &quot;);1)" table:number-matrix-columns-spanned="1" table:number-matrix-rows-spanned="1" table:style-name="ce11">
            <text:p>59623</text:p>
          </table:table-cell>
          <table:table-cell office:value-type="string" office:string-value="47605" table:formula="of:=INDEX(COM.MICROSOFT.TEXTSPLIT([Solution.$A15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10848" table:style-name="ce1">
            <text:p>10848</text:p>
          </table:table-cell>
          <table:table-cell office:value-type="string" office:string-value="12073" table:style-name="ce1">
            <text:p>12073</text:p>
          </table:table-cell>
          <table:table-cell table:style-name="ce1"/>
          <table:table-cell office:value-type="float" office:value="1225" table:formula="of:=ABS([.F15]-[.G15])" table:style-name="ce11">
            <text:p>1225</text:p>
          </table:table-cell>
          <table:table-cell table:number-columns-repeated="3" table:style-name="ce1"/>
          <table:table-cell office:value-type="float" office:value="0" table:formula="of:=COUNTIF([.$F$2:.$F$1001];[.$G15])*[.$G15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57390 <text:s text:c="2"/>23721</text:p>
          </table:table-cell>
          <table:table-cell table:style-name="ce1"/>
          <table:table-cell office:value-type="string" office:string-value="57390" table:formula="of:=INDEX(COM.MICROSOFT.TEXTSPLIT([Solution.$A16];&quot; &quot;);1)" table:number-matrix-columns-spanned="1" table:number-matrix-rows-spanned="1" table:style-name="ce11">
            <text:p>57390</text:p>
          </table:table-cell>
          <table:table-cell office:value-type="string" office:string-value="23721" table:formula="of:=INDEX(COM.MICROSOFT.TEXTSPLIT([Solution.$A16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10933" table:style-name="ce1">
            <text:p>10933</text:p>
          </table:table-cell>
          <table:table-cell office:value-type="string" office:string-value="12161" table:style-name="ce1">
            <text:p>12161</text:p>
          </table:table-cell>
          <table:table-cell table:style-name="ce1"/>
          <table:table-cell office:value-type="float" office:value="1228" table:formula="of:=ABS([.F16]-[.G16])" table:style-name="ce11">
            <text:p>1228</text:p>
          </table:table-cell>
          <table:table-cell table:number-columns-repeated="3" table:style-name="ce1"/>
          <table:table-cell office:value-type="float" office:value="0" table:formula="of:=COUNTIF([.$F$2:.$F$1001];[.$G16])*[.$G16]" table:style-name="ce1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68803 <text:s text:c="2"/>36898</text:p>
          </table:table-cell>
          <table:table-cell table:style-name="ce1"/>
          <table:table-cell office:value-type="string" office:string-value="68803" table:formula="of:=INDEX(COM.MICROSOFT.TEXTSPLIT([Solution.$A17];&quot; &quot;);1)" table:number-matrix-columns-spanned="1" table:number-matrix-rows-spanned="1" table:style-name="ce11">
            <text:p>68803</text:p>
          </table:table-cell>
          <table:table-cell office:value-type="string" office:string-value="36898" table:formula="of:=INDEX(COM.MICROSOFT.TEXTSPLIT([Solution.$A17];&quot; &quot;; &quot;+&quot;; TRUE);2)" table:number-matrix-columns-spanned="1" table:number-matrix-rows-spanned="1" table:style-name="ce11">
            <text:p>36898</text:p>
          </table:table-cell>
          <table:table-cell table:style-name="ce1"/>
          <table:table-cell office:value-type="string" office:string-value="10946" table:style-name="ce1">
            <text:p>10946</text:p>
          </table:table-cell>
          <table:table-cell office:value-type="string" office:string-value="12543" table:style-name="ce1">
            <text:p>12543</text:p>
          </table:table-cell>
          <table:table-cell table:style-name="ce1"/>
          <table:table-cell office:value-type="float" office:value="1597" table:formula="of:=ABS([.F17]-[.G17])" table:style-name="ce11">
            <text:p>1597</text:p>
          </table:table-cell>
          <table:table-cell table:number-columns-repeated="3" table:style-name="ce1"/>
          <table:table-cell office:value-type="float" office:value="0" table:formula="of:=COUNTIF([.$F$2:.$F$1001];[.$G17])*[.$G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268 <text:s text:c="2"/>14581</text:p>
          </table:table-cell>
          <table:table-cell table:style-name="ce1"/>
          <table:table-cell office:value-type="string" office:string-value="24268" table:formula="of:=INDEX(COM.MICROSOFT.TEXTSPLIT([Solution.$A18];&quot; &quot;);1)" table:number-matrix-columns-spanned="1" table:number-matrix-rows-spanned="1" table:style-name="ce11">
            <text:p>24268</text:p>
          </table:table-cell>
          <table:table-cell office:value-type="string" office:string-value="14581" table:formula="of:=INDEX(COM.MICROSOFT.TEXTSPLIT([Solution.$A18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11005" table:style-name="ce1">
            <text:p>11005</text:p>
          </table:table-cell>
          <table:table-cell office:value-type="string" office:string-value="12552" table:style-name="ce1">
            <text:p>12552</text:p>
          </table:table-cell>
          <table:table-cell table:style-name="ce1"/>
          <table:table-cell office:value-type="float" office:value="1547" table:formula="of:=ABS([.F18]-[.G18])" table:style-name="ce11">
            <text:p>1547</text:p>
          </table:table-cell>
          <table:table-cell table:number-columns-repeated="3" table:style-name="ce1"/>
          <table:table-cell office:value-type="float" office:value="0" table:formula="of:=COUNTIF([.$F$2:.$F$1001];[.$G18])*[.$G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399 <text:s text:c="2"/>63078</text:p>
          </table:table-cell>
          <table:table-cell table:style-name="ce1"/>
          <table:table-cell office:value-type="string" office:string-value="65399" table:formula="of:=INDEX(COM.MICROSOFT.TEXTSPLIT([Solution.$A19];&quot; &quot;);1)" table:number-matrix-columns-spanned="1" table:number-matrix-rows-spanned="1" table:style-name="ce11">
            <text:p>65399</text:p>
          </table:table-cell>
          <table:table-cell office:value-type="string" office:string-value="63078" table:formula="of:=INDEX(COM.MICROSOFT.TEXTSPLIT([Solution.$A19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11066" table:style-name="ce1">
            <text:p>11066</text:p>
          </table:table-cell>
          <table:table-cell office:value-type="string" office:string-value="12570" table:style-name="ce1">
            <text:p>12570</text:p>
          </table:table-cell>
          <table:table-cell table:style-name="ce1"/>
          <table:table-cell office:value-type="float" office:value="1504" table:formula="of:=ABS([.F19]-[.G19])" table:style-name="ce11">
            <text:p>1504</text:p>
          </table:table-cell>
          <table:table-cell table:number-columns-repeated="3" table:style-name="ce1"/>
          <table:table-cell office:value-type="float" office:value="0" table:formula="of:=COUNTIF([.$F$2:.$F$1001];[.$G19])*[.$G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762 <text:s text:c="2"/>19390</text:p>
          </table:table-cell>
          <table:table-cell table:style-name="ce1"/>
          <table:table-cell office:value-type="string" office:string-value="97762" table:formula="of:=INDEX(COM.MICROSOFT.TEXTSPLIT([Solution.$A20];&quot; &quot;);1)" table:number-matrix-columns-spanned="1" table:number-matrix-rows-spanned="1" table:style-name="ce11">
            <text:p>97762</text:p>
          </table:table-cell>
          <table:table-cell office:value-type="string" office:string-value="19390" table:formula="of:=INDEX(COM.MICROSOFT.TEXTSPLIT([Solution.$A20];&quot; &quot;; &quot;+&quot;; TRUE);2)" table:number-matrix-columns-spanned="1" table:number-matrix-rows-spanned="1" table:style-name="ce11">
            <text:p>19390</text:p>
          </table:table-cell>
          <table:table-cell table:style-name="ce1"/>
          <table:table-cell office:value-type="string" office:string-value="11240" table:style-name="ce1">
            <text:p>11240</text:p>
          </table:table-cell>
          <table:table-cell office:value-type="string" office:string-value="12645" table:style-name="ce1">
            <text:p>12645</text:p>
          </table:table-cell>
          <table:table-cell table:style-name="ce1"/>
          <table:table-cell office:value-type="float" office:value="1405" table:formula="of:=ABS([.F20]-[.G20])" table:style-name="ce11">
            <text:p>1405</text:p>
          </table:table-cell>
          <table:table-cell table:number-columns-repeated="3" table:style-name="ce1"/>
          <table:table-cell office:value-type="float" office:value="0" table:formula="of:=COUNTIF([.$F$2:.$F$1001];[.$G20])*[.$G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114 <text:s text:c="2"/>28539</text:p>
          </table:table-cell>
          <table:table-cell table:style-name="ce1"/>
          <table:table-cell office:value-type="string" office:string-value="50114" table:formula="of:=INDEX(COM.MICROSOFT.TEXTSPLIT([Solution.$A21];&quot; &quot;);1)" table:number-matrix-columns-spanned="1" table:number-matrix-rows-spanned="1" table:style-name="ce11">
            <text:p>50114</text:p>
          </table:table-cell>
          <table:table-cell office:value-type="string" office:string-value="28539" table:formula="of:=INDEX(COM.MICROSOFT.TEXTSPLIT([Solution.$A21];&quot; &quot;; &quot;+&quot;; TRUE);2)" table:number-matrix-columns-spanned="1" table:number-matrix-rows-spanned="1" table:style-name="ce11">
            <text:p>28539</text:p>
          </table:table-cell>
          <table:table-cell table:style-name="ce1"/>
          <table:table-cell office:value-type="string" office:string-value="11287" table:style-name="ce1">
            <text:p>11287</text:p>
          </table:table-cell>
          <table:table-cell office:value-type="string" office:string-value="12711" table:style-name="ce1">
            <text:p>12711</text:p>
          </table:table-cell>
          <table:table-cell table:style-name="ce1"/>
          <table:table-cell office:value-type="float" office:value="1424" table:formula="of:=ABS([.F21]-[.G21])" table:style-name="ce11">
            <text:p>1424</text:p>
          </table:table-cell>
          <table:table-cell table:number-columns-repeated="3" table:style-name="ce1"/>
          <table:table-cell office:value-type="float" office:value="0" table:formula="of:=COUNTIF([.$F$2:.$F$1001];[.$G21])*[.$G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373 <text:s text:c="2"/>35451</text:p>
          </table:table-cell>
          <table:table-cell table:style-name="ce1"/>
          <table:table-cell office:value-type="string" office:string-value="88373" table:formula="of:=INDEX(COM.MICROSOFT.TEXTSPLIT([Solution.$A22];&quot; &quot;);1)" table:number-matrix-columns-spanned="1" table:number-matrix-rows-spanned="1" table:style-name="ce11">
            <text:p>88373</text:p>
          </table:table-cell>
          <table:table-cell office:value-type="string" office:string-value="35451" table:formula="of:=INDEX(COM.MICROSOFT.TEXTSPLIT([Solution.$A22];&quot; &quot;; &quot;+&quot;; TRUE);2)" table:number-matrix-columns-spanned="1" table:number-matrix-rows-spanned="1" table:style-name="ce11">
            <text:p>35451</text:p>
          </table:table-cell>
          <table:table-cell table:style-name="ce1"/>
          <table:table-cell office:value-type="string" office:string-value="11417" table:style-name="ce1">
            <text:p>11417</text:p>
          </table:table-cell>
          <table:table-cell office:value-type="string" office:string-value="12753" table:style-name="ce1">
            <text:p>12753</text:p>
          </table:table-cell>
          <table:table-cell table:style-name="ce1"/>
          <table:table-cell office:value-type="float" office:value="1336" table:formula="of:=ABS([.F22]-[.G22])" table:style-name="ce11">
            <text:p>1336</text:p>
          </table:table-cell>
          <table:table-cell table:number-columns-repeated="3" table:style-name="ce1"/>
          <table:table-cell office:value-type="float" office:value="0" table:formula="of:=COUNTIF([.$F$2:.$F$1001];[.$G22])*[.$G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024 <text:s text:c="2"/>61813</text:p>
          </table:table-cell>
          <table:table-cell table:style-name="ce1"/>
          <table:table-cell office:value-type="string" office:string-value="49024" table:formula="of:=INDEX(COM.MICROSOFT.TEXTSPLIT([Solution.$A23];&quot; &quot;);1)" table:number-matrix-columns-spanned="1" table:number-matrix-rows-spanned="1" table:style-name="ce11">
            <text:p>49024</text:p>
          </table:table-cell>
          <table:table-cell office:value-type="string" office:string-value="61813" table:formula="of:=INDEX(COM.MICROSOFT.TEXTSPLIT([Solution.$A23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11458" table:style-name="ce1">
            <text:p>11458</text:p>
          </table:table-cell>
          <table:table-cell office:value-type="string" office:string-value="12908" table:style-name="ce1">
            <text:p>12908</text:p>
          </table:table-cell>
          <table:table-cell table:style-name="ce1"/>
          <table:table-cell office:value-type="float" office:value="1450" table:formula="of:=ABS([.F23]-[.G23])" table:style-name="ce11">
            <text:p>1450</text:p>
          </table:table-cell>
          <table:table-cell table:number-columns-repeated="3" table:style-name="ce1"/>
          <table:table-cell office:value-type="float" office:value="0" table:formula="of:=COUNTIF([.$F$2:.$F$1001];[.$G23])*[.$G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953 <text:s text:c="2"/>63691</text:p>
          </table:table-cell>
          <table:table-cell table:style-name="ce1"/>
          <table:table-cell office:value-type="string" office:string-value="96953" table:formula="of:=INDEX(COM.MICROSOFT.TEXTSPLIT([Solution.$A24];&quot; &quot;);1)" table:number-matrix-columns-spanned="1" table:number-matrix-rows-spanned="1" table:style-name="ce11">
            <text:p>96953</text:p>
          </table:table-cell>
          <table:table-cell office:value-type="string" office:string-value="63691" table:formula="of:=INDEX(COM.MICROSOFT.TEXTSPLIT([Solution.$A24];&quot; &quot;; &quot;+&quot;; TRUE);2)" table:number-matrix-columns-spanned="1" table:number-matrix-rows-spanned="1" table:style-name="ce11">
            <text:p>63691</text:p>
          </table:table-cell>
          <table:table-cell table:style-name="ce1"/>
          <table:table-cell office:value-type="string" office:string-value="11629" table:style-name="ce1">
            <text:p>11629</text:p>
          </table:table-cell>
          <table:table-cell office:value-type="string" office:string-value="12991" table:style-name="ce1">
            <text:p>12991</text:p>
          </table:table-cell>
          <table:table-cell table:style-name="ce1"/>
          <table:table-cell office:value-type="float" office:value="1362" table:formula="of:=ABS([.F24]-[.G24])" table:style-name="ce11">
            <text:p>1362</text:p>
          </table:table-cell>
          <table:table-cell table:number-columns-repeated="3" table:style-name="ce1"/>
          <table:table-cell office:value-type="float" office:value="0" table:formula="of:=COUNTIF([.$F$2:.$F$1001];[.$G24])*[.$G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964 <text:s text:c="2"/>50579</text:p>
          </table:table-cell>
          <table:table-cell table:style-name="ce1"/>
          <table:table-cell office:value-type="string" office:string-value="43964" table:formula="of:=INDEX(COM.MICROSOFT.TEXTSPLIT([Solution.$A25];&quot; &quot;);1)" table:number-matrix-columns-spanned="1" table:number-matrix-rows-spanned="1" table:style-name="ce11">
            <text:p>43964</text:p>
          </table:table-cell>
          <table:table-cell office:value-type="string" office:string-value="50579" table:formula="of:=INDEX(COM.MICROSOFT.TEXTSPLIT([Solution.$A25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11640" table:style-name="ce1">
            <text:p>11640</text:p>
          </table:table-cell>
          <table:table-cell office:value-type="string" office:string-value="12994" table:style-name="ce1">
            <text:p>12994</text:p>
          </table:table-cell>
          <table:table-cell table:style-name="ce1"/>
          <table:table-cell office:value-type="float" office:value="1354" table:formula="of:=ABS([.F25]-[.G25])" table:style-name="ce11">
            <text:p>1354</text:p>
          </table:table-cell>
          <table:table-cell table:number-columns-repeated="3" table:style-name="ce1"/>
          <table:table-cell office:value-type="float" office:value="0" table:formula="of:=COUNTIF([.$F$2:.$F$1001];[.$G25])*[.$G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426 <text:s text:c="2"/>60331</text:p>
          </table:table-cell>
          <table:table-cell table:style-name="ce1"/>
          <table:table-cell office:value-type="string" office:string-value="84426" table:formula="of:=INDEX(COM.MICROSOFT.TEXTSPLIT([Solution.$A26];&quot; &quot;);1)" table:number-matrix-columns-spanned="1" table:number-matrix-rows-spanned="1" table:style-name="ce11">
            <text:p>84426</text:p>
          </table:table-cell>
          <table:table-cell office:value-type="string" office:string-value="60331" table:formula="of:=INDEX(COM.MICROSOFT.TEXTSPLIT([Solution.$A26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11874" table:style-name="ce1">
            <text:p>11874</text:p>
          </table:table-cell>
          <table:table-cell office:value-type="string" office:string-value="13030" table:style-name="ce1">
            <text:p>13030</text:p>
          </table:table-cell>
          <table:table-cell table:style-name="ce1"/>
          <table:table-cell office:value-type="float" office:value="1156" table:formula="of:=ABS([.F26]-[.G26])" table:style-name="ce11">
            <text:p>1156</text:p>
          </table:table-cell>
          <table:table-cell table:number-columns-repeated="3" table:style-name="ce1"/>
          <table:table-cell office:value-type="float" office:value="0" table:formula="of:=COUNTIF([.$F$2:.$F$1001];[.$G26])*[.$G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079 <text:s text:c="2"/>13172</text:p>
          </table:table-cell>
          <table:table-cell table:style-name="ce1"/>
          <table:table-cell office:value-type="string" office:string-value="76079" table:formula="of:=INDEX(COM.MICROSOFT.TEXTSPLIT([Solution.$A27];&quot; &quot;);1)" table:number-matrix-columns-spanned="1" table:number-matrix-rows-spanned="1" table:style-name="ce11">
            <text:p>76079</text:p>
          </table:table-cell>
          <table:table-cell office:value-type="string" office:string-value="13172" table:formula="of:=INDEX(COM.MICROSOFT.TEXTSPLIT([Solution.$A27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12038" table:style-name="ce1">
            <text:p>12038</text:p>
          </table:table-cell>
          <table:table-cell office:value-type="string" office:string-value="13149" table:style-name="ce1">
            <text:p>13149</text:p>
          </table:table-cell>
          <table:table-cell table:style-name="ce1"/>
          <table:table-cell office:value-type="float" office:value="1111" table:formula="of:=ABS([.F27]-[.G27])" table:style-name="ce11">
            <text:p>1111</text:p>
          </table:table-cell>
          <table:table-cell table:number-columns-repeated="3" table:style-name="ce1"/>
          <table:table-cell office:value-type="float" office:value="0" table:formula="of:=COUNTIF([.$F$2:.$F$1001];[.$G27])*[.$G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861 <text:s text:c="2"/>38715</text:p>
          </table:table-cell>
          <table:table-cell table:style-name="ce1"/>
          <table:table-cell office:value-type="string" office:string-value="22861" table:formula="of:=INDEX(COM.MICROSOFT.TEXTSPLIT([Solution.$A28];&quot; &quot;);1)" table:number-matrix-columns-spanned="1" table:number-matrix-rows-spanned="1" table:style-name="ce11">
            <text:p>22861</text:p>
          </table:table-cell>
          <table:table-cell office:value-type="string" office:string-value="38715" table:formula="of:=INDEX(COM.MICROSOFT.TEXTSPLIT([Solution.$A28];&quot; &quot;; &quot;+&quot;; TRUE);2)" table:number-matrix-columns-spanned="1" table:number-matrix-rows-spanned="1" table:style-name="ce11">
            <text:p>38715</text:p>
          </table:table-cell>
          <table:table-cell table:style-name="ce1"/>
          <table:table-cell office:value-type="string" office:string-value="12219" table:style-name="ce1">
            <text:p>12219</text:p>
          </table:table-cell>
          <table:table-cell office:value-type="string" office:string-value="13163" table:style-name="ce1">
            <text:p>13163</text:p>
          </table:table-cell>
          <table:table-cell table:style-name="ce1"/>
          <table:table-cell office:value-type="float" office:value="944" table:formula="of:=ABS([.F28]-[.G28])" table:style-name="ce11">
            <text:p>944</text:p>
          </table:table-cell>
          <table:table-cell table:number-columns-repeated="3" table:style-name="ce1"/>
          <table:table-cell office:value-type="float" office:value="0" table:formula="of:=COUNTIF([.$F$2:.$F$1001];[.$G28])*[.$G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048 <text:s text:c="2"/>87550</text:p>
          </table:table-cell>
          <table:table-cell table:style-name="ce1"/>
          <table:table-cell office:value-type="string" office:string-value="91048" table:formula="of:=INDEX(COM.MICROSOFT.TEXTSPLIT([Solution.$A29];&quot; &quot;);1)" table:number-matrix-columns-spanned="1" table:number-matrix-rows-spanned="1" table:style-name="ce11">
            <text:p>91048</text:p>
          </table:table-cell>
          <table:table-cell office:value-type="string" office:string-value="87550" table:formula="of:=INDEX(COM.MICROSOFT.TEXTSPLIT([Solution.$A29];&quot; &quot;; &quot;+&quot;; TRUE);2)" table:number-matrix-columns-spanned="1" table:number-matrix-rows-spanned="1" table:style-name="ce11">
            <text:p>87550</text:p>
          </table:table-cell>
          <table:table-cell table:style-name="ce1"/>
          <table:table-cell office:value-type="string" office:string-value="12278" table:style-name="ce1">
            <text:p>12278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894" table:formula="of:=ABS([.F29]-[.G29])" table:style-name="ce11">
            <text:p>894</text:p>
          </table:table-cell>
          <table:table-cell table:number-columns-repeated="3" table:style-name="ce1"/>
          <table:table-cell office:value-type="float" office:value="13172" table:formula="of:=COUNTIF([.$F$2:.$F$1001];[.$G29])*[.$G29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780 <text:s text:c="2"/>34297</text:p>
          </table:table-cell>
          <table:table-cell table:style-name="ce1"/>
          <table:table-cell office:value-type="string" office:string-value="74780" table:formula="of:=INDEX(COM.MICROSOFT.TEXTSPLIT([Solution.$A30];&quot; &quot;);1)" table:number-matrix-columns-spanned="1" table:number-matrix-rows-spanned="1" table:style-name="ce11">
            <text:p>74780</text:p>
          </table:table-cell>
          <table:table-cell office:value-type="string" office:string-value="34297" table:formula="of:=INDEX(COM.MICROSOFT.TEXTSPLIT([Solution.$A30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12339" table:style-name="ce1">
            <text:p>12339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833" table:formula="of:=ABS([.F30]-[.G30])" table:style-name="ce11">
            <text:p>833</text:p>
          </table:table-cell>
          <table:table-cell table:number-columns-repeated="3" table:style-name="ce1"/>
          <table:table-cell office:value-type="float" office:value="13172" table:formula="of:=COUNTIF([.$F$2:.$F$1001];[.$G30])*[.$G30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960 <text:s text:c="2"/>72835</text:p>
          </table:table-cell>
          <table:table-cell table:style-name="ce1"/>
          <table:table-cell office:value-type="string" office:string-value="49960" table:formula="of:=INDEX(COM.MICROSOFT.TEXTSPLIT([Solution.$A31];&quot; &quot;);1)" table:number-matrix-columns-spanned="1" table:number-matrix-rows-spanned="1" table:style-name="ce11">
            <text:p>49960</text:p>
          </table:table-cell>
          <table:table-cell office:value-type="string" office:string-value="72835" table:formula="of:=INDEX(COM.MICROSOFT.TEXTSPLIT([Solution.$A31];&quot; &quot;; &quot;+&quot;; TRUE);2)" table:number-matrix-columns-spanned="1" table:number-matrix-rows-spanned="1" table:style-name="ce11">
            <text:p>72835</text:p>
          </table:table-cell>
          <table:table-cell table:style-name="ce1"/>
          <table:table-cell office:value-type="string" office:string-value="12506" table:style-name="ce1">
            <text:p>12506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666" table:formula="of:=ABS([.F31]-[.G31])" table:style-name="ce11">
            <text:p>666</text:p>
          </table:table-cell>
          <table:table-cell table:number-columns-repeated="3" table:style-name="ce1"/>
          <table:table-cell office:value-type="float" office:value="13172" table:formula="of:=COUNTIF([.$F$2:.$F$1001];[.$G31])*[.$G31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972 <text:s text:c="2"/>50079</text:p>
          </table:table-cell>
          <table:table-cell table:style-name="ce1"/>
          <table:table-cell office:value-type="string" office:string-value="91972" table:formula="of:=INDEX(COM.MICROSOFT.TEXTSPLIT([Solution.$A32];&quot; &quot;);1)" table:number-matrix-columns-spanned="1" table:number-matrix-rows-spanned="1" table:style-name="ce11">
            <text:p>91972</text:p>
          </table:table-cell>
          <table:table-cell office:value-type="string" office:string-value="50079" table:formula="of:=INDEX(COM.MICROSOFT.TEXTSPLIT([Solution.$A32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12524" table:style-name="ce1">
            <text:p>12524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648" table:formula="of:=ABS([.F32]-[.G32])" table:style-name="ce11">
            <text:p>648</text:p>
          </table:table-cell>
          <table:table-cell table:number-columns-repeated="3" table:style-name="ce1"/>
          <table:table-cell office:value-type="float" office:value="13172" table:formula="of:=COUNTIF([.$F$2:.$F$1001];[.$G32])*[.$G32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862 <text:s text:c="2"/>63078</text:p>
          </table:table-cell>
          <table:table-cell table:style-name="ce1"/>
          <table:table-cell office:value-type="string" office:string-value="52862" table:formula="of:=INDEX(COM.MICROSOFT.TEXTSPLIT([Solution.$A33];&quot; &quot;);1)" table:number-matrix-columns-spanned="1" table:number-matrix-rows-spanned="1" table:style-name="ce11">
            <text:p>52862</text:p>
          </table:table-cell>
          <table:table-cell office:value-type="string" office:string-value="63078" table:formula="of:=INDEX(COM.MICROSOFT.TEXTSPLIT([Solution.$A33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12603" table:style-name="ce1">
            <text:p>12603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569" table:formula="of:=ABS([.F33]-[.G33])" table:style-name="ce11">
            <text:p>569</text:p>
          </table:table-cell>
          <table:table-cell table:number-columns-repeated="3" table:style-name="ce1"/>
          <table:table-cell office:value-type="float" office:value="13172" table:formula="of:=COUNTIF([.$F$2:.$F$1001];[.$G33])*[.$G33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546 <text:s text:c="2"/>78927</text:p>
          </table:table-cell>
          <table:table-cell table:style-name="ce1"/>
          <table:table-cell office:value-type="string" office:string-value="62546" table:formula="of:=INDEX(COM.MICROSOFT.TEXTSPLIT([Solution.$A34];&quot; &quot;);1)" table:number-matrix-columns-spanned="1" table:number-matrix-rows-spanned="1" table:style-name="ce11">
            <text:p>62546</text:p>
          </table:table-cell>
          <table:table-cell office:value-type="string" office:string-value="78927" table:formula="of:=INDEX(COM.MICROSOFT.TEXTSPLIT([Solution.$A34];&quot; &quot;; &quot;+&quot;; TRUE);2)" table:number-matrix-columns-spanned="1" table:number-matrix-rows-spanned="1" table:style-name="ce11">
            <text:p>78927</text:p>
          </table:table-cell>
          <table:table-cell table:style-name="ce1"/>
          <table:table-cell office:value-type="string" office:string-value="12705" table:style-name="ce1">
            <text:p>12705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467" table:formula="of:=ABS([.F34]-[.G34])" table:style-name="ce11">
            <text:p>467</text:p>
          </table:table-cell>
          <table:table-cell table:number-columns-repeated="3" table:style-name="ce1"/>
          <table:table-cell office:value-type="float" office:value="13172" table:formula="of:=COUNTIF([.$F$2:.$F$1001];[.$G34])*[.$G34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384 <text:s text:c="2"/>70747</text:p>
          </table:table-cell>
          <table:table-cell table:style-name="ce1"/>
          <table:table-cell office:value-type="string" office:string-value="92384" table:formula="of:=INDEX(COM.MICROSOFT.TEXTSPLIT([Solution.$A35];&quot; &quot;);1)" table:number-matrix-columns-spanned="1" table:number-matrix-rows-spanned="1" table:style-name="ce11">
            <text:p>92384</text:p>
          </table:table-cell>
          <table:table-cell office:value-type="string" office:string-value="70747" table:formula="of:=INDEX(COM.MICROSOFT.TEXTSPLIT([Solution.$A35];&quot; &quot;; &quot;+&quot;; TRUE);2)" table:number-matrix-columns-spanned="1" table:number-matrix-rows-spanned="1" table:style-name="ce11">
            <text:p>70747</text:p>
          </table:table-cell>
          <table:table-cell table:style-name="ce1"/>
          <table:table-cell office:value-type="string" office:string-value="12865" table:style-name="ce1">
            <text:p>12865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307" table:formula="of:=ABS([.F35]-[.G35])" table:style-name="ce11">
            <text:p>307</text:p>
          </table:table-cell>
          <table:table-cell table:number-columns-repeated="3" table:style-name="ce1"/>
          <table:table-cell office:value-type="float" office:value="13172" table:formula="of:=COUNTIF([.$F$2:.$F$1001];[.$G35])*[.$G35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234 <text:s text:c="2"/>20439</text:p>
          </table:table-cell>
          <table:table-cell table:style-name="ce1"/>
          <table:table-cell office:value-type="string" office:string-value="80234" table:formula="of:=INDEX(COM.MICROSOFT.TEXTSPLIT([Solution.$A36];&quot; &quot;);1)" table:number-matrix-columns-spanned="1" table:number-matrix-rows-spanned="1" table:style-name="ce11">
            <text:p>80234</text:p>
          </table:table-cell>
          <table:table-cell office:value-type="string" office:string-value="20439" table:formula="of:=INDEX(COM.MICROSOFT.TEXTSPLIT([Solution.$A36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12913" table:style-name="ce1">
            <text:p>12913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259" table:formula="of:=ABS([.F36]-[.G36])" table:style-name="ce11">
            <text:p>259</text:p>
          </table:table-cell>
          <table:table-cell table:number-columns-repeated="3" table:style-name="ce1"/>
          <table:table-cell office:value-type="float" office:value="13172" table:formula="of:=COUNTIF([.$F$2:.$F$1001];[.$G36])*[.$G36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465 <text:s text:c="2"/>98833</text:p>
          </table:table-cell>
          <table:table-cell table:style-name="ce1"/>
          <table:table-cell office:value-type="string" office:string-value="98465" table:formula="of:=INDEX(COM.MICROSOFT.TEXTSPLIT([Solution.$A37];&quot; &quot;);1)" table:number-matrix-columns-spanned="1" table:number-matrix-rows-spanned="1" table:style-name="ce11">
            <text:p>98465</text:p>
          </table:table-cell>
          <table:table-cell office:value-type="string" office:string-value="98833" table:formula="of:=INDEX(COM.MICROSOFT.TEXTSPLIT([Solution.$A37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12936" table:style-name="ce1">
            <text:p>12936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236" table:formula="of:=ABS([.F37]-[.G37])" table:style-name="ce11">
            <text:p>236</text:p>
          </table:table-cell>
          <table:table-cell table:number-columns-repeated="3" table:style-name="ce1"/>
          <table:table-cell office:value-type="float" office:value="13172" table:formula="of:=COUNTIF([.$F$2:.$F$1001];[.$G37])*[.$G37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696 <text:s text:c="2"/>26663</text:p>
          </table:table-cell>
          <table:table-cell table:style-name="ce1"/>
          <table:table-cell office:value-type="string" office:string-value="34696" table:formula="of:=INDEX(COM.MICROSOFT.TEXTSPLIT([Solution.$A38];&quot; &quot;);1)" table:number-matrix-columns-spanned="1" table:number-matrix-rows-spanned="1" table:style-name="ce11">
            <text:p>34696</text:p>
          </table:table-cell>
          <table:table-cell office:value-type="string" office:string-value="26663" table:formula="of:=INDEX(COM.MICROSOFT.TEXTSPLIT([Solution.$A38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12950" table:style-name="ce1">
            <text:p>12950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222" table:formula="of:=ABS([.F38]-[.G38])" table:style-name="ce11">
            <text:p>222</text:p>
          </table:table-cell>
          <table:table-cell table:number-columns-repeated="3" table:style-name="ce1"/>
          <table:table-cell office:value-type="float" office:value="13172" table:formula="of:=COUNTIF([.$F$2:.$F$1001];[.$G38])*[.$G38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984 <text:s text:c="2"/>85013</text:p>
          </table:table-cell>
          <table:table-cell table:style-name="ce1"/>
          <table:table-cell office:value-type="string" office:string-value="84984" table:formula="of:=INDEX(COM.MICROSOFT.TEXTSPLIT([Solution.$A39];&quot; &quot;);1)" table:number-matrix-columns-spanned="1" table:number-matrix-rows-spanned="1" table:style-name="ce11">
            <text:p>84984</text:p>
          </table:table-cell>
          <table:table-cell office:value-type="string" office:string-value="85013" table:formula="of:=INDEX(COM.MICROSOFT.TEXTSPLIT([Solution.$A39];&quot; &quot;; &quot;+&quot;; TRUE);2)" table:number-matrix-columns-spanned="1" table:number-matrix-rows-spanned="1" table:style-name="ce11">
            <text:p>85013</text:p>
          </table:table-cell>
          <table:table-cell table:style-name="ce1"/>
          <table:table-cell office:value-type="string" office:string-value="13092" table:style-name="ce1">
            <text:p>13092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80" table:formula="of:=ABS([.F39]-[.G39])" table:style-name="ce11">
            <text:p>80</text:p>
          </table:table-cell>
          <table:table-cell table:number-columns-repeated="3" table:style-name="ce1"/>
          <table:table-cell office:value-type="float" office:value="13172" table:formula="of:=COUNTIF([.$F$2:.$F$1001];[.$G39])*[.$G39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047 <text:s text:c="2"/>94866</text:p>
          </table:table-cell>
          <table:table-cell table:style-name="ce1"/>
          <table:table-cell office:value-type="string" office:string-value="32047" table:formula="of:=INDEX(COM.MICROSOFT.TEXTSPLIT([Solution.$A40];&quot; &quot;);1)" table:number-matrix-columns-spanned="1" table:number-matrix-rows-spanned="1" table:style-name="ce11">
            <text:p>32047</text:p>
          </table:table-cell>
          <table:table-cell office:value-type="string" office:string-value="94866" table:formula="of:=INDEX(COM.MICROSOFT.TEXTSPLIT([Solution.$A40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13172" table:style-name="ce1">
            <text:p>13172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0" table:formula="of:=ABS([.F40]-[.G40])" table:style-name="ce11">
            <text:p>0</text:p>
          </table:table-cell>
          <table:table-cell table:number-columns-repeated="3" table:style-name="ce1"/>
          <table:table-cell office:value-type="float" office:value="13172" table:formula="of:=COUNTIF([.$F$2:.$F$1001];[.$G40])*[.$G40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926 <text:s text:c="2"/>91132</text:p>
          </table:table-cell>
          <table:table-cell table:style-name="ce1"/>
          <table:table-cell office:value-type="string" office:string-value="20926" table:formula="of:=INDEX(COM.MICROSOFT.TEXTSPLIT([Solution.$A41];&quot; &quot;);1)" table:number-matrix-columns-spanned="1" table:number-matrix-rows-spanned="1" table:style-name="ce11">
            <text:p>20926</text:p>
          </table:table-cell>
          <table:table-cell office:value-type="string" office:string-value="91132" table:formula="of:=INDEX(COM.MICROSOFT.TEXTSPLIT([Solution.$A41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13244" table:style-name="ce1">
            <text:p>13244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72" table:formula="of:=ABS([.F41]-[.G41])" table:style-name="ce11">
            <text:p>72</text:p>
          </table:table-cell>
          <table:table-cell table:number-columns-repeated="3" table:style-name="ce1"/>
          <table:table-cell office:value-type="float" office:value="13172" table:formula="of:=COUNTIF([.$F$2:.$F$1001];[.$G41])*[.$G41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049 <text:s text:c="2"/>79638</text:p>
          </table:table-cell>
          <table:table-cell table:style-name="ce1"/>
          <table:table-cell office:value-type="string" office:string-value="79049" table:formula="of:=INDEX(COM.MICROSOFT.TEXTSPLIT([Solution.$A42];&quot; &quot;);1)" table:number-matrix-columns-spanned="1" table:number-matrix-rows-spanned="1" table:style-name="ce11">
            <text:p>79049</text:p>
          </table:table-cell>
          <table:table-cell office:value-type="string" office:string-value="79638" table:formula="of:=INDEX(COM.MICROSOFT.TEXTSPLIT([Solution.$A42];&quot; &quot;; &quot;+&quot;; TRUE);2)" table:number-matrix-columns-spanned="1" table:number-matrix-rows-spanned="1" table:style-name="ce11">
            <text:p>79638</text:p>
          </table:table-cell>
          <table:table-cell table:style-name="ce1"/>
          <table:table-cell office:value-type="string" office:string-value="13334" table:style-name="ce1">
            <text:p>13334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162" table:formula="of:=ABS([.F42]-[.G42])" table:style-name="ce11">
            <text:p>162</text:p>
          </table:table-cell>
          <table:table-cell table:number-columns-repeated="3" table:style-name="ce1"/>
          <table:table-cell office:value-type="float" office:value="13172" table:formula="of:=COUNTIF([.$F$2:.$F$1001];[.$G42])*[.$G42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387 <text:s text:c="2"/>75742</text:p>
          </table:table-cell>
          <table:table-cell table:style-name="ce1"/>
          <table:table-cell office:value-type="string" office:string-value="61387" table:formula="of:=INDEX(COM.MICROSOFT.TEXTSPLIT([Solution.$A43];&quot; &quot;);1)" table:number-matrix-columns-spanned="1" table:number-matrix-rows-spanned="1" table:style-name="ce11">
            <text:p>61387</text:p>
          </table:table-cell>
          <table:table-cell office:value-type="string" office:string-value="75742" table:formula="of:=INDEX(COM.MICROSOFT.TEXTSPLIT([Solution.$A43];&quot; &quot;; &quot;+&quot;; TRUE);2)" table:number-matrix-columns-spanned="1" table:number-matrix-rows-spanned="1" table:style-name="ce11">
            <text:p>75742</text:p>
          </table:table-cell>
          <table:table-cell table:style-name="ce1"/>
          <table:table-cell office:value-type="string" office:string-value="13587" table:style-name="ce1">
            <text:p>13587</text:p>
          </table:table-cell>
          <table:table-cell office:value-type="string" office:string-value="13172" table:style-name="ce1">
            <text:p>13172</text:p>
          </table:table-cell>
          <table:table-cell table:style-name="ce1"/>
          <table:table-cell office:value-type="float" office:value="415" table:formula="of:=ABS([.F43]-[.G43])" table:style-name="ce11">
            <text:p>415</text:p>
          </table:table-cell>
          <table:table-cell table:number-columns-repeated="3" table:style-name="ce1"/>
          <table:table-cell office:value-type="float" office:value="13172" table:formula="of:=COUNTIF([.$F$2:.$F$1001];[.$G43])*[.$G43]" table:style-name="ce11">
            <text:p>131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584 <text:s text:c="2"/>67646</text:p>
          </table:table-cell>
          <table:table-cell table:style-name="ce1"/>
          <table:table-cell office:value-type="string" office:string-value="40584" table:formula="of:=INDEX(COM.MICROSOFT.TEXTSPLIT([Solution.$A44];&quot; &quot;);1)" table:number-matrix-columns-spanned="1" table:number-matrix-rows-spanned="1" table:style-name="ce11">
            <text:p>40584</text:p>
          </table:table-cell>
          <table:table-cell office:value-type="string" office:string-value="67646" table:formula="of:=INDEX(COM.MICROSOFT.TEXTSPLIT([Solution.$A44];&quot; &quot;; &quot;+&quot;; TRUE);2)" table:number-matrix-columns-spanned="1" table:number-matrix-rows-spanned="1" table:style-name="ce11">
            <text:p>67646</text:p>
          </table:table-cell>
          <table:table-cell table:style-name="ce1"/>
          <table:table-cell office:value-type="string" office:string-value="13654" table:style-name="ce1">
            <text:p>13654</text:p>
          </table:table-cell>
          <table:table-cell office:value-type="string" office:string-value="13217" table:style-name="ce1">
            <text:p>13217</text:p>
          </table:table-cell>
          <table:table-cell table:style-name="ce1"/>
          <table:table-cell office:value-type="float" office:value="437" table:formula="of:=ABS([.F44]-[.G44])" table:style-name="ce11">
            <text:p>437</text:p>
          </table:table-cell>
          <table:table-cell table:number-columns-repeated="3" table:style-name="ce1"/>
          <table:table-cell office:value-type="float" office:value="0" table:formula="of:=COUNTIF([.$F$2:.$F$1001];[.$G44])*[.$G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492 <text:s text:c="2"/>99117</text:p>
          </table:table-cell>
          <table:table-cell table:style-name="ce1"/>
          <table:table-cell office:value-type="string" office:string-value="92492" table:formula="of:=INDEX(COM.MICROSOFT.TEXTSPLIT([Solution.$A45];&quot; &quot;);1)" table:number-matrix-columns-spanned="1" table:number-matrix-rows-spanned="1" table:style-name="ce11">
            <text:p>92492</text:p>
          </table:table-cell>
          <table:table-cell office:value-type="string" office:string-value="99117" table:formula="of:=INDEX(COM.MICROSOFT.TEXTSPLIT([Solution.$A45];&quot; &quot;; &quot;+&quot;; TRUE);2)" table:number-matrix-columns-spanned="1" table:number-matrix-rows-spanned="1" table:style-name="ce11">
            <text:p>99117</text:p>
          </table:table-cell>
          <table:table-cell table:style-name="ce1"/>
          <table:table-cell office:value-type="string" office:string-value="13669" table:style-name="ce1">
            <text:p>13669</text:p>
          </table:table-cell>
          <table:table-cell office:value-type="string" office:string-value="13273" table:style-name="ce1">
            <text:p>13273</text:p>
          </table:table-cell>
          <table:table-cell table:style-name="ce1"/>
          <table:table-cell office:value-type="float" office:value="396" table:formula="of:=ABS([.F45]-[.G45])" table:style-name="ce11">
            <text:p>396</text:p>
          </table:table-cell>
          <table:table-cell table:number-columns-repeated="3" table:style-name="ce1"/>
          <table:table-cell office:value-type="float" office:value="0" table:formula="of:=COUNTIF([.$F$2:.$F$1001];[.$G45])*[.$G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042 <text:s text:c="2"/>13172</text:p>
          </table:table-cell>
          <table:table-cell table:style-name="ce1"/>
          <table:table-cell office:value-type="string" office:string-value="37042" table:formula="of:=INDEX(COM.MICROSOFT.TEXTSPLIT([Solution.$A46];&quot; &quot;);1)" table:number-matrix-columns-spanned="1" table:number-matrix-rows-spanned="1" table:style-name="ce11">
            <text:p>37042</text:p>
          </table:table-cell>
          <table:table-cell office:value-type="string" office:string-value="13172" table:formula="of:=INDEX(COM.MICROSOFT.TEXTSPLIT([Solution.$A46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13711" table:style-name="ce1">
            <text:p>13711</text:p>
          </table:table-cell>
          <table:table-cell office:value-type="string" office:string-value="13439" table:style-name="ce1">
            <text:p>13439</text:p>
          </table:table-cell>
          <table:table-cell table:style-name="ce1"/>
          <table:table-cell office:value-type="float" office:value="272" table:formula="of:=ABS([.F46]-[.G46])" table:style-name="ce11">
            <text:p>272</text:p>
          </table:table-cell>
          <table:table-cell table:number-columns-repeated="3" table:style-name="ce1"/>
          <table:table-cell office:value-type="float" office:value="0" table:formula="of:=COUNTIF([.$F$2:.$F$1001];[.$G46])*[.$G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478 <text:s text:c="2"/>21558</text:p>
          </table:table-cell>
          <table:table-cell table:style-name="ce1"/>
          <table:table-cell office:value-type="string" office:string-value="24478" table:formula="of:=INDEX(COM.MICROSOFT.TEXTSPLIT([Solution.$A47];&quot; &quot;);1)" table:number-matrix-columns-spanned="1" table:number-matrix-rows-spanned="1" table:style-name="ce11">
            <text:p>24478</text:p>
          </table:table-cell>
          <table:table-cell office:value-type="string" office:string-value="21558" table:formula="of:=INDEX(COM.MICROSOFT.TEXTSPLIT([Solution.$A47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13825" table:style-name="ce1">
            <text:p>13825</text:p>
          </table:table-cell>
          <table:table-cell office:value-type="string" office:string-value="13602" table:style-name="ce1">
            <text:p>13602</text:p>
          </table:table-cell>
          <table:table-cell table:style-name="ce1"/>
          <table:table-cell office:value-type="float" office:value="223" table:formula="of:=ABS([.F47]-[.G47])" table:style-name="ce11">
            <text:p>223</text:p>
          </table:table-cell>
          <table:table-cell table:number-columns-repeated="3" table:style-name="ce1"/>
          <table:table-cell office:value-type="float" office:value="0" table:formula="of:=COUNTIF([.$F$2:.$F$1001];[.$G47])*[.$G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848 <text:s text:c="2"/>51254</text:p>
          </table:table-cell>
          <table:table-cell table:style-name="ce1"/>
          <table:table-cell office:value-type="string" office:string-value="10848" table:formula="of:=INDEX(COM.MICROSOFT.TEXTSPLIT([Solution.$A48];&quot; &quot;);1)" table:number-matrix-columns-spanned="1" table:number-matrix-rows-spanned="1" table:style-name="ce11">
            <text:p>10848</text:p>
          </table:table-cell>
          <table:table-cell office:value-type="string" office:string-value="51254" table:formula="of:=INDEX(COM.MICROSOFT.TEXTSPLIT([Solution.$A48];&quot; &quot;; &quot;+&quot;; TRUE);2)" table:number-matrix-columns-spanned="1" table:number-matrix-rows-spanned="1" table:style-name="ce11">
            <text:p>51254</text:p>
          </table:table-cell>
          <table:table-cell table:style-name="ce1"/>
          <table:table-cell office:value-type="string" office:string-value="13866" table:style-name="ce1">
            <text:p>13866</text:p>
          </table:table-cell>
          <table:table-cell office:value-type="string" office:string-value="13657" table:style-name="ce1">
            <text:p>13657</text:p>
          </table:table-cell>
          <table:table-cell table:style-name="ce1"/>
          <table:table-cell office:value-type="float" office:value="209" table:formula="of:=ABS([.F48]-[.G48])" table:style-name="ce11">
            <text:p>209</text:p>
          </table:table-cell>
          <table:table-cell table:number-columns-repeated="3" table:style-name="ce1"/>
          <table:table-cell office:value-type="float" office:value="0" table:formula="of:=COUNTIF([.$F$2:.$F$1001];[.$G48])*[.$G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010 <text:s text:c="2"/>50300</text:p>
          </table:table-cell>
          <table:table-cell table:style-name="ce1"/>
          <table:table-cell office:value-type="string" office:string-value="96010" table:formula="of:=INDEX(COM.MICROSOFT.TEXTSPLIT([Solution.$A49];&quot; &quot;);1)" table:number-matrix-columns-spanned="1" table:number-matrix-rows-spanned="1" table:style-name="ce11">
            <text:p>96010</text:p>
          </table:table-cell>
          <table:table-cell office:value-type="string" office:string-value="50300" table:formula="of:=INDEX(COM.MICROSOFT.TEXTSPLIT([Solution.$A49];&quot; &quot;; &quot;+&quot;; TRUE);2)" table:number-matrix-columns-spanned="1" table:number-matrix-rows-spanned="1" table:style-name="ce11">
            <text:p>50300</text:p>
          </table:table-cell>
          <table:table-cell table:style-name="ce1"/>
          <table:table-cell office:value-type="string" office:string-value="13890" table:style-name="ce1">
            <text:p>13890</text:p>
          </table:table-cell>
          <table:table-cell office:value-type="string" office:string-value="13683" table:style-name="ce1">
            <text:p>13683</text:p>
          </table:table-cell>
          <table:table-cell table:style-name="ce1"/>
          <table:table-cell office:value-type="float" office:value="207" table:formula="of:=ABS([.F49]-[.G49])" table:style-name="ce11">
            <text:p>207</text:p>
          </table:table-cell>
          <table:table-cell table:number-columns-repeated="3" table:style-name="ce1"/>
          <table:table-cell office:value-type="float" office:value="0" table:formula="of:=COUNTIF([.$F$2:.$F$1001];[.$G49])*[.$G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014 <text:s text:c="2"/>29228</text:p>
          </table:table-cell>
          <table:table-cell table:style-name="ce1"/>
          <table:table-cell office:value-type="string" office:string-value="21014" table:formula="of:=INDEX(COM.MICROSOFT.TEXTSPLIT([Solution.$A50];&quot; &quot;);1)" table:number-matrix-columns-spanned="1" table:number-matrix-rows-spanned="1" table:style-name="ce11">
            <text:p>21014</text:p>
          </table:table-cell>
          <table:table-cell office:value-type="string" office:string-value="29228" table:formula="of:=INDEX(COM.MICROSOFT.TEXTSPLIT([Solution.$A50];&quot; &quot;; &quot;+&quot;; TRUE);2)" table:number-matrix-columns-spanned="1" table:number-matrix-rows-spanned="1" table:style-name="ce11">
            <text:p>29228</text:p>
          </table:table-cell>
          <table:table-cell table:style-name="ce1"/>
          <table:table-cell office:value-type="string" office:string-value="13932" table:style-name="ce1">
            <text:p>13932</text:p>
          </table:table-cell>
          <table:table-cell office:value-type="string" office:string-value="13900" table:style-name="ce1">
            <text:p>13900</text:p>
          </table:table-cell>
          <table:table-cell table:style-name="ce1"/>
          <table:table-cell office:value-type="float" office:value="32" table:formula="of:=ABS([.F50]-[.G50])" table:style-name="ce11">
            <text:p>32</text:p>
          </table:table-cell>
          <table:table-cell table:number-columns-repeated="3" table:style-name="ce1"/>
          <table:table-cell office:value-type="float" office:value="0" table:formula="of:=COUNTIF([.$F$2:.$F$1001];[.$G50])*[.$G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706 <text:s text:c="2"/>80794</text:p>
          </table:table-cell>
          <table:table-cell table:style-name="ce1"/>
          <table:table-cell office:value-type="string" office:string-value="89706" table:formula="of:=INDEX(COM.MICROSOFT.TEXTSPLIT([Solution.$A51];&quot; &quot;);1)" table:number-matrix-columns-spanned="1" table:number-matrix-rows-spanned="1" table:style-name="ce11">
            <text:p>89706</text:p>
          </table:table-cell>
          <table:table-cell office:value-type="string" office:string-value="80794" table:formula="of:=INDEX(COM.MICROSOFT.TEXTSPLIT([Solution.$A51];&quot; &quot;; &quot;+&quot;; TRUE);2)" table:number-matrix-columns-spanned="1" table:number-matrix-rows-spanned="1" table:style-name="ce11">
            <text:p>80794</text:p>
          </table:table-cell>
          <table:table-cell table:style-name="ce1"/>
          <table:table-cell office:value-type="string" office:string-value="14080" table:style-name="ce1">
            <text:p>14080</text:p>
          </table:table-cell>
          <table:table-cell office:value-type="string" office:string-value="14117" table:style-name="ce1">
            <text:p>14117</text:p>
          </table:table-cell>
          <table:table-cell table:style-name="ce1"/>
          <table:table-cell office:value-type="float" office:value="37" table:formula="of:=ABS([.F51]-[.G51])" table:style-name="ce11">
            <text:p>37</text:p>
          </table:table-cell>
          <table:table-cell table:number-columns-repeated="3" table:style-name="ce1"/>
          <table:table-cell office:value-type="float" office:value="0" table:formula="of:=COUNTIF([.$F$2:.$F$1001];[.$G51])*[.$G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308 <text:s text:c="2"/>21014</text:p>
          </table:table-cell>
          <table:table-cell table:style-name="ce1"/>
          <table:table-cell office:value-type="string" office:string-value="51308" table:formula="of:=INDEX(COM.MICROSOFT.TEXTSPLIT([Solution.$A52];&quot; &quot;);1)" table:number-matrix-columns-spanned="1" table:number-matrix-rows-spanned="1" table:style-name="ce11">
            <text:p>51308</text:p>
          </table:table-cell>
          <table:table-cell office:value-type="string" office:string-value="21014" table:formula="of:=INDEX(COM.MICROSOFT.TEXTSPLIT([Solution.$A52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14114" table:style-name="ce1">
            <text:p>14114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467" table:formula="of:=ABS([.F52]-[.G52])" table:style-name="ce11">
            <text:p>467</text:p>
          </table:table-cell>
          <table:table-cell table:number-columns-repeated="3" table:style-name="ce1"/>
          <table:table-cell office:value-type="float" office:value="14581" table:formula="of:=COUNTIF([.$F$2:.$F$1001];[.$G52])*[.$G52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493 <text:s text:c="2"/>91132</text:p>
          </table:table-cell>
          <table:table-cell table:style-name="ce1"/>
          <table:table-cell office:value-type="string" office:string-value="87493" table:formula="of:=INDEX(COM.MICROSOFT.TEXTSPLIT([Solution.$A53];&quot; &quot;);1)" table:number-matrix-columns-spanned="1" table:number-matrix-rows-spanned="1" table:style-name="ce11">
            <text:p>87493</text:p>
          </table:table-cell>
          <table:table-cell office:value-type="string" office:string-value="91132" table:formula="of:=INDEX(COM.MICROSOFT.TEXTSPLIT([Solution.$A53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14191" table:style-name="ce1">
            <text:p>14191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390" table:formula="of:=ABS([.F53]-[.G53])" table:style-name="ce11">
            <text:p>390</text:p>
          </table:table-cell>
          <table:table-cell table:number-columns-repeated="3" table:style-name="ce1"/>
          <table:table-cell office:value-type="float" office:value="14581" table:formula="of:=COUNTIF([.$F$2:.$F$1001];[.$G53])*[.$G53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912 <text:s text:c="2"/>77537</text:p>
          </table:table-cell>
          <table:table-cell table:style-name="ce1"/>
          <table:table-cell office:value-type="string" office:string-value="20912" table:formula="of:=INDEX(COM.MICROSOFT.TEXTSPLIT([Solution.$A54];&quot; &quot;);1)" table:number-matrix-columns-spanned="1" table:number-matrix-rows-spanned="1" table:style-name="ce11">
            <text:p>20912</text:p>
          </table:table-cell>
          <table:table-cell office:value-type="string" office:string-value="77537" table:formula="of:=INDEX(COM.MICROSOFT.TEXTSPLIT([Solution.$A54];&quot; &quot;; &quot;+&quot;; TRUE);2)" table:number-matrix-columns-spanned="1" table:number-matrix-rows-spanned="1" table:style-name="ce11">
            <text:p>77537</text:p>
          </table:table-cell>
          <table:table-cell table:style-name="ce1"/>
          <table:table-cell office:value-type="string" office:string-value="14318" table:style-name="ce1">
            <text:p>14318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263" table:formula="of:=ABS([.F54]-[.G54])" table:style-name="ce11">
            <text:p>263</text:p>
          </table:table-cell>
          <table:table-cell table:number-columns-repeated="3" table:style-name="ce1"/>
          <table:table-cell office:value-type="float" office:value="14581" table:formula="of:=COUNTIF([.$F$2:.$F$1001];[.$G54])*[.$G54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054 <text:s text:c="2"/>39926</text:p>
          </table:table-cell>
          <table:table-cell table:style-name="ce1"/>
          <table:table-cell office:value-type="string" office:string-value="27054" table:formula="of:=INDEX(COM.MICROSOFT.TEXTSPLIT([Solution.$A55];&quot; &quot;);1)" table:number-matrix-columns-spanned="1" table:number-matrix-rows-spanned="1" table:style-name="ce11">
            <text:p>27054</text:p>
          </table:table-cell>
          <table:table-cell office:value-type="string" office:string-value="39926" table:formula="of:=INDEX(COM.MICROSOFT.TEXTSPLIT([Solution.$A55];&quot; &quot;; &quot;+&quot;; TRUE);2)" table:number-matrix-columns-spanned="1" table:number-matrix-rows-spanned="1" table:style-name="ce11">
            <text:p>39926</text:p>
          </table:table-cell>
          <table:table-cell table:style-name="ce1"/>
          <table:table-cell office:value-type="string" office:string-value="14327" table:style-name="ce1">
            <text:p>14327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254" table:formula="of:=ABS([.F55]-[.G55])" table:style-name="ce11">
            <text:p>254</text:p>
          </table:table-cell>
          <table:table-cell table:number-columns-repeated="3" table:style-name="ce1"/>
          <table:table-cell office:value-type="float" office:value="14581" table:formula="of:=COUNTIF([.$F$2:.$F$1001];[.$G55])*[.$G55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804 <text:s text:c="2"/>54388</text:p>
          </table:table-cell>
          <table:table-cell table:style-name="ce1"/>
          <table:table-cell office:value-type="string" office:string-value="57804" table:formula="of:=INDEX(COM.MICROSOFT.TEXTSPLIT([Solution.$A56];&quot; &quot;);1)" table:number-matrix-columns-spanned="1" table:number-matrix-rows-spanned="1" table:style-name="ce11">
            <text:p>57804</text:p>
          </table:table-cell>
          <table:table-cell office:value-type="string" office:string-value="54388" table:formula="of:=INDEX(COM.MICROSOFT.TEXTSPLIT([Solution.$A56];&quot; &quot;; &quot;+&quot;; TRUE);2)" table:number-matrix-columns-spanned="1" table:number-matrix-rows-spanned="1" table:style-name="ce11">
            <text:p>54388</text:p>
          </table:table-cell>
          <table:table-cell table:style-name="ce1"/>
          <table:table-cell office:value-type="string" office:string-value="14336" table:style-name="ce1">
            <text:p>14336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245" table:formula="of:=ABS([.F56]-[.G56])" table:style-name="ce11">
            <text:p>245</text:p>
          </table:table-cell>
          <table:table-cell table:number-columns-repeated="3" table:style-name="ce1"/>
          <table:table-cell office:value-type="float" office:value="14581" table:formula="of:=COUNTIF([.$F$2:.$F$1001];[.$G56])*[.$G56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423 <text:s text:c="2"/>87284</text:p>
          </table:table-cell>
          <table:table-cell table:style-name="ce1"/>
          <table:table-cell office:value-type="string" office:string-value="47423" table:formula="of:=INDEX(COM.MICROSOFT.TEXTSPLIT([Solution.$A57];&quot; &quot;);1)" table:number-matrix-columns-spanned="1" table:number-matrix-rows-spanned="1" table:style-name="ce11">
            <text:p>47423</text:p>
          </table:table-cell>
          <table:table-cell office:value-type="string" office:string-value="87284" table:formula="of:=INDEX(COM.MICROSOFT.TEXTSPLIT([Solution.$A57];&quot; &quot;; &quot;+&quot;; TRUE);2)" table:number-matrix-columns-spanned="1" table:number-matrix-rows-spanned="1" table:style-name="ce11">
            <text:p>87284</text:p>
          </table:table-cell>
          <table:table-cell table:style-name="ce1"/>
          <table:table-cell office:value-type="string" office:string-value="14460" table:style-name="ce1">
            <text:p>14460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121" table:formula="of:=ABS([.F57]-[.G57])" table:style-name="ce11">
            <text:p>121</text:p>
          </table:table-cell>
          <table:table-cell table:number-columns-repeated="3" table:style-name="ce1"/>
          <table:table-cell office:value-type="float" office:value="14581" table:formula="of:=COUNTIF([.$F$2:.$F$1001];[.$G57])*[.$G57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652 <text:s text:c="2"/>84795</text:p>
          </table:table-cell>
          <table:table-cell table:style-name="ce1"/>
          <table:table-cell office:value-type="string" office:string-value="68652" table:formula="of:=INDEX(COM.MICROSOFT.TEXTSPLIT([Solution.$A58];&quot; &quot;);1)" table:number-matrix-columns-spanned="1" table:number-matrix-rows-spanned="1" table:style-name="ce11">
            <text:p>68652</text:p>
          </table:table-cell>
          <table:table-cell office:value-type="string" office:string-value="84795" table:formula="of:=INDEX(COM.MICROSOFT.TEXTSPLIT([Solution.$A58];&quot; &quot;; &quot;+&quot;; TRUE);2)" table:number-matrix-columns-spanned="1" table:number-matrix-rows-spanned="1" table:style-name="ce11">
            <text:p>84795</text:p>
          </table:table-cell>
          <table:table-cell table:style-name="ce1"/>
          <table:table-cell office:value-type="string" office:string-value="14496" table:style-name="ce1">
            <text:p>14496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85" table:formula="of:=ABS([.F58]-[.G58])" table:style-name="ce11">
            <text:p>85</text:p>
          </table:table-cell>
          <table:table-cell table:number-columns-repeated="3" table:style-name="ce1"/>
          <table:table-cell office:value-type="float" office:value="14581" table:formula="of:=COUNTIF([.$F$2:.$F$1001];[.$G58])*[.$G58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295 <text:s text:c="2"/>42891</text:p>
          </table:table-cell>
          <table:table-cell table:style-name="ce1"/>
          <table:table-cell office:value-type="string" office:string-value="86295" table:formula="of:=INDEX(COM.MICROSOFT.TEXTSPLIT([Solution.$A59];&quot; &quot;);1)" table:number-matrix-columns-spanned="1" table:number-matrix-rows-spanned="1" table:style-name="ce11">
            <text:p>86295</text:p>
          </table:table-cell>
          <table:table-cell office:value-type="string" office:string-value="42891" table:formula="of:=INDEX(COM.MICROSOFT.TEXTSPLIT([Solution.$A59];&quot; &quot;; &quot;+&quot;; TRUE);2)" table:number-matrix-columns-spanned="1" table:number-matrix-rows-spanned="1" table:style-name="ce11">
            <text:p>42891</text:p>
          </table:table-cell>
          <table:table-cell table:style-name="ce1"/>
          <table:table-cell office:value-type="string" office:string-value="14581" table:style-name="ce1">
            <text:p>14581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0" table:formula="of:=ABS([.F59]-[.G59])" table:style-name="ce11">
            <text:p>0</text:p>
          </table:table-cell>
          <table:table-cell table:number-columns-repeated="3" table:style-name="ce1"/>
          <table:table-cell office:value-type="float" office:value="14581" table:formula="of:=COUNTIF([.$F$2:.$F$1001];[.$G59])*[.$G59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216 <text:s text:c="2"/>80777</text:p>
          </table:table-cell>
          <table:table-cell table:style-name="ce1"/>
          <table:table-cell office:value-type="string" office:string-value="49216" table:formula="of:=INDEX(COM.MICROSOFT.TEXTSPLIT([Solution.$A60];&quot; &quot;);1)" table:number-matrix-columns-spanned="1" table:number-matrix-rows-spanned="1" table:style-name="ce11">
            <text:p>49216</text:p>
          </table:table-cell>
          <table:table-cell office:value-type="string" office:string-value="80777" table:formula="of:=INDEX(COM.MICROSOFT.TEXTSPLIT([Solution.$A60];&quot; &quot;; &quot;+&quot;; TRUE);2)" table:number-matrix-columns-spanned="1" table:number-matrix-rows-spanned="1" table:style-name="ce11">
            <text:p>80777</text:p>
          </table:table-cell>
          <table:table-cell table:style-name="ce1"/>
          <table:table-cell office:value-type="string" office:string-value="14626" table:style-name="ce1">
            <text:p>14626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45" table:formula="of:=ABS([.F60]-[.G60])" table:style-name="ce11">
            <text:p>45</text:p>
          </table:table-cell>
          <table:table-cell table:number-columns-repeated="3" table:style-name="ce1"/>
          <table:table-cell office:value-type="float" office:value="14581" table:formula="of:=COUNTIF([.$F$2:.$F$1001];[.$G60])*[.$G60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463 <text:s text:c="2"/>20439</text:p>
          </table:table-cell>
          <table:table-cell table:style-name="ce1"/>
          <table:table-cell office:value-type="string" office:string-value="25463" table:formula="of:=INDEX(COM.MICROSOFT.TEXTSPLIT([Solution.$A61];&quot; &quot;);1)" table:number-matrix-columns-spanned="1" table:number-matrix-rows-spanned="1" table:style-name="ce11">
            <text:p>25463</text:p>
          </table:table-cell>
          <table:table-cell office:value-type="string" office:string-value="20439" table:formula="of:=INDEX(COM.MICROSOFT.TEXTSPLIT([Solution.$A61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14714" table:style-name="ce1">
            <text:p>14714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133" table:formula="of:=ABS([.F61]-[.G61])" table:style-name="ce11">
            <text:p>133</text:p>
          </table:table-cell>
          <table:table-cell table:number-columns-repeated="3" table:style-name="ce1"/>
          <table:table-cell office:value-type="float" office:value="14581" table:formula="of:=COUNTIF([.$F$2:.$F$1001];[.$G61])*[.$G61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700 <text:s text:c="2"/>33848</text:p>
          </table:table-cell>
          <table:table-cell table:style-name="ce1"/>
          <table:table-cell office:value-type="string" office:string-value="20700" table:formula="of:=INDEX(COM.MICROSOFT.TEXTSPLIT([Solution.$A62];&quot; &quot;);1)" table:number-matrix-columns-spanned="1" table:number-matrix-rows-spanned="1" table:style-name="ce11">
            <text:p>20700</text:p>
          </table:table-cell>
          <table:table-cell office:value-type="string" office:string-value="33848" table:formula="of:=INDEX(COM.MICROSOFT.TEXTSPLIT([Solution.$A62];&quot; &quot;; &quot;+&quot;; TRUE);2)" table:number-matrix-columns-spanned="1" table:number-matrix-rows-spanned="1" table:style-name="ce11">
            <text:p>33848</text:p>
          </table:table-cell>
          <table:table-cell table:style-name="ce1"/>
          <table:table-cell office:value-type="string" office:string-value="14733" table:style-name="ce1">
            <text:p>14733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152" table:formula="of:=ABS([.F62]-[.G62])" table:style-name="ce11">
            <text:p>152</text:p>
          </table:table-cell>
          <table:table-cell table:number-columns-repeated="3" table:style-name="ce1"/>
          <table:table-cell office:value-type="float" office:value="14581" table:formula="of:=COUNTIF([.$F$2:.$F$1001];[.$G62])*[.$G62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643 <text:s text:c="2"/>41770</text:p>
          </table:table-cell>
          <table:table-cell table:style-name="ce1"/>
          <table:table-cell office:value-type="string" office:string-value="48643" table:formula="of:=INDEX(COM.MICROSOFT.TEXTSPLIT([Solution.$A63];&quot; &quot;);1)" table:number-matrix-columns-spanned="1" table:number-matrix-rows-spanned="1" table:style-name="ce11">
            <text:p>48643</text:p>
          </table:table-cell>
          <table:table-cell office:value-type="string" office:string-value="41770" table:formula="of:=INDEX(COM.MICROSOFT.TEXTSPLIT([Solution.$A63];&quot; &quot;; &quot;+&quot;; TRUE);2)" table:number-matrix-columns-spanned="1" table:number-matrix-rows-spanned="1" table:style-name="ce11">
            <text:p>41770</text:p>
          </table:table-cell>
          <table:table-cell table:style-name="ce1"/>
          <table:table-cell office:value-type="string" office:string-value="14868" table:style-name="ce1">
            <text:p>14868</text:p>
          </table:table-cell>
          <table:table-cell office:value-type="string" office:string-value="14581" table:style-name="ce1">
            <text:p>14581</text:p>
          </table:table-cell>
          <table:table-cell table:style-name="ce1"/>
          <table:table-cell office:value-type="float" office:value="287" table:formula="of:=ABS([.F63]-[.G63])" table:style-name="ce11">
            <text:p>287</text:p>
          </table:table-cell>
          <table:table-cell table:number-columns-repeated="3" table:style-name="ce1"/>
          <table:table-cell office:value-type="float" office:value="14581" table:formula="of:=COUNTIF([.$F$2:.$F$1001];[.$G63])*[.$G63]" table:style-name="ce11">
            <text:p>145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701 <text:s text:c="2"/>35843</text:p>
          </table:table-cell>
          <table:table-cell table:style-name="ce1"/>
          <table:table-cell office:value-type="string" office:string-value="73701" table:formula="of:=INDEX(COM.MICROSOFT.TEXTSPLIT([Solution.$A64];&quot; &quot;);1)" table:number-matrix-columns-spanned="1" table:number-matrix-rows-spanned="1" table:style-name="ce11">
            <text:p>73701</text:p>
          </table:table-cell>
          <table:table-cell office:value-type="string" office:string-value="35843" table:formula="of:=INDEX(COM.MICROSOFT.TEXTSPLIT([Solution.$A64];&quot; &quot;; &quot;+&quot;; TRUE);2)" table:number-matrix-columns-spanned="1" table:number-matrix-rows-spanned="1" table:style-name="ce11">
            <text:p>35843</text:p>
          </table:table-cell>
          <table:table-cell table:style-name="ce1"/>
          <table:table-cell office:value-type="string" office:string-value="14881" table:style-name="ce1">
            <text:p>14881</text:p>
          </table:table-cell>
          <table:table-cell office:value-type="string" office:string-value="14600" table:style-name="ce1">
            <text:p>14600</text:p>
          </table:table-cell>
          <table:table-cell table:style-name="ce1"/>
          <table:table-cell office:value-type="float" office:value="281" table:formula="of:=ABS([.F64]-[.G64])" table:style-name="ce11">
            <text:p>281</text:p>
          </table:table-cell>
          <table:table-cell table:number-columns-repeated="3" table:style-name="ce1"/>
          <table:table-cell office:value-type="float" office:value="0" table:formula="of:=COUNTIF([.$F$2:.$F$1001];[.$G64])*[.$G6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231 <text:s text:c="2"/>45686</text:p>
          </table:table-cell>
          <table:table-cell table:style-name="ce1"/>
          <table:table-cell office:value-type="string" office:string-value="81231" table:formula="of:=INDEX(COM.MICROSOFT.TEXTSPLIT([Solution.$A65];&quot; &quot;);1)" table:number-matrix-columns-spanned="1" table:number-matrix-rows-spanned="1" table:style-name="ce11">
            <text:p>81231</text:p>
          </table:table-cell>
          <table:table-cell office:value-type="string" office:string-value="45686" table:formula="of:=INDEX(COM.MICROSOFT.TEXTSPLIT([Solution.$A65];&quot; &quot;; &quot;+&quot;; TRUE);2)" table:number-matrix-columns-spanned="1" table:number-matrix-rows-spanned="1" table:style-name="ce11">
            <text:p>45686</text:p>
          </table:table-cell>
          <table:table-cell table:style-name="ce1"/>
          <table:table-cell office:value-type="string" office:string-value="15256" table:style-name="ce1">
            <text:p>15256</text:p>
          </table:table-cell>
          <table:table-cell office:value-type="string" office:string-value="14867" table:style-name="ce1">
            <text:p>14867</text:p>
          </table:table-cell>
          <table:table-cell table:style-name="ce1"/>
          <table:table-cell office:value-type="float" office:value="389" table:formula="of:=ABS([.F65]-[.G65])" table:style-name="ce11">
            <text:p>389</text:p>
          </table:table-cell>
          <table:table-cell table:number-columns-repeated="3" table:style-name="ce1"/>
          <table:table-cell office:value-type="float" office:value="0" table:formula="of:=COUNTIF([.$F$2:.$F$1001];[.$G65])*[.$G6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227 <text:s text:c="2"/>45195</text:p>
          </table:table-cell>
          <table:table-cell table:style-name="ce1"/>
          <table:table-cell office:value-type="string" office:string-value="43227" table:formula="of:=INDEX(COM.MICROSOFT.TEXTSPLIT([Solution.$A66];&quot; &quot;);1)" table:number-matrix-columns-spanned="1" table:number-matrix-rows-spanned="1" table:style-name="ce11">
            <text:p>43227</text:p>
          </table:table-cell>
          <table:table-cell office:value-type="string" office:string-value="45195" table:formula="of:=INDEX(COM.MICROSOFT.TEXTSPLIT([Solution.$A66];&quot; &quot;; &quot;+&quot;; TRUE);2)" table:number-matrix-columns-spanned="1" table:number-matrix-rows-spanned="1" table:style-name="ce11">
            <text:p>45195</text:p>
          </table:table-cell>
          <table:table-cell table:style-name="ce1"/>
          <table:table-cell office:value-type="string" office:string-value="15257" table:style-name="ce1">
            <text:p>15257</text:p>
          </table:table-cell>
          <table:table-cell office:value-type="string" office:string-value="15438" table:style-name="ce1">
            <text:p>15438</text:p>
          </table:table-cell>
          <table:table-cell table:style-name="ce1"/>
          <table:table-cell office:value-type="float" office:value="181" table:formula="of:=ABS([.F66]-[.G66])" table:style-name="ce11">
            <text:p>181</text:p>
          </table:table-cell>
          <table:table-cell table:number-columns-repeated="3" table:style-name="ce1"/>
          <table:table-cell office:value-type="float" office:value="0" table:formula="of:=COUNTIF([.$F$2:.$F$1001];[.$G66])*[.$G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496 <text:s text:c="2"/>63694</text:p>
          </table:table-cell>
          <table:table-cell table:style-name="ce1"/>
          <table:table-cell office:value-type="string" office:string-value="22496" table:formula="of:=INDEX(COM.MICROSOFT.TEXTSPLIT([Solution.$A67];&quot; &quot;);1)" table:number-matrix-columns-spanned="1" table:number-matrix-rows-spanned="1" table:style-name="ce11">
            <text:p>22496</text:p>
          </table:table-cell>
          <table:table-cell office:value-type="string" office:string-value="63694" table:formula="of:=INDEX(COM.MICROSOFT.TEXTSPLIT([Solution.$A67];&quot; &quot;; &quot;+&quot;; TRUE);2)" table:number-matrix-columns-spanned="1" table:number-matrix-rows-spanned="1" table:style-name="ce11">
            <text:p>63694</text:p>
          </table:table-cell>
          <table:table-cell table:style-name="ce1"/>
          <table:table-cell office:value-type="string" office:string-value="15407" table:style-name="ce1">
            <text:p>15407</text:p>
          </table:table-cell>
          <table:table-cell office:value-type="string" office:string-value="15727" table:style-name="ce1">
            <text:p>15727</text:p>
          </table:table-cell>
          <table:table-cell table:style-name="ce1"/>
          <table:table-cell office:value-type="float" office:value="320" table:formula="of:=ABS([.F67]-[.G67])" table:style-name="ce11">
            <text:p>320</text:p>
          </table:table-cell>
          <table:table-cell table:number-columns-repeated="3" table:style-name="ce1"/>
          <table:table-cell office:value-type="float" office:value="0" table:formula="of:=COUNTIF([.$F$2:.$F$1001];[.$G67])*[.$G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833 <text:s text:c="2"/>70485</text:p>
          </table:table-cell>
          <table:table-cell table:style-name="ce1"/>
          <table:table-cell office:value-type="string" office:string-value="98833" table:formula="of:=INDEX(COM.MICROSOFT.TEXTSPLIT([Solution.$A68];&quot; &quot;);1)" table:number-matrix-columns-spanned="1" table:number-matrix-rows-spanned="1" table:style-name="ce11">
            <text:p>98833</text:p>
          </table:table-cell>
          <table:table-cell office:value-type="string" office:string-value="70485" table:formula="of:=INDEX(COM.MICROSOFT.TEXTSPLIT([Solution.$A68];&quot; &quot;; &quot;+&quot;; TRUE);2)" table:number-matrix-columns-spanned="1" table:number-matrix-rows-spanned="1" table:style-name="ce11">
            <text:p>70485</text:p>
          </table:table-cell>
          <table:table-cell table:style-name="ce1"/>
          <table:table-cell office:value-type="string" office:string-value="15429" table:style-name="ce1">
            <text:p>15429</text:p>
          </table:table-cell>
          <table:table-cell office:value-type="string" office:string-value="15741" table:style-name="ce1">
            <text:p>15741</text:p>
          </table:table-cell>
          <table:table-cell table:style-name="ce1"/>
          <table:table-cell office:value-type="float" office:value="312" table:formula="of:=ABS([.F68]-[.G68])" table:style-name="ce11">
            <text:p>312</text:p>
          </table:table-cell>
          <table:table-cell table:number-columns-repeated="3" table:style-name="ce1"/>
          <table:table-cell office:value-type="float" office:value="0" table:formula="of:=COUNTIF([.$F$2:.$F$1001];[.$G68])*[.$G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707 <text:s text:c="2"/>30431</text:p>
          </table:table-cell>
          <table:table-cell table:style-name="ce1"/>
          <table:table-cell office:value-type="string" office:string-value="54707" table:formula="of:=INDEX(COM.MICROSOFT.TEXTSPLIT([Solution.$A69];&quot; &quot;);1)" table:number-matrix-columns-spanned="1" table:number-matrix-rows-spanned="1" table:style-name="ce11">
            <text:p>54707</text:p>
          </table:table-cell>
          <table:table-cell office:value-type="string" office:string-value="30431" table:formula="of:=INDEX(COM.MICROSOFT.TEXTSPLIT([Solution.$A69];&quot; &quot;; &quot;+&quot;; TRUE);2)" table:number-matrix-columns-spanned="1" table:number-matrix-rows-spanned="1" table:style-name="ce11">
            <text:p>30431</text:p>
          </table:table-cell>
          <table:table-cell table:style-name="ce1"/>
          <table:table-cell office:value-type="string" office:string-value="15500" table:style-name="ce1">
            <text:p>15500</text:p>
          </table:table-cell>
          <table:table-cell office:value-type="string" office:string-value="15850" table:style-name="ce1">
            <text:p>15850</text:p>
          </table:table-cell>
          <table:table-cell table:style-name="ce1"/>
          <table:table-cell office:value-type="float" office:value="350" table:formula="of:=ABS([.F69]-[.G69])" table:style-name="ce11">
            <text:p>350</text:p>
          </table:table-cell>
          <table:table-cell table:number-columns-repeated="3" table:style-name="ce1"/>
          <table:table-cell office:value-type="float" office:value="0" table:formula="of:=COUNTIF([.$F$2:.$F$1001];[.$G69])*[.$G6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668 <text:s text:c="2"/>21558</text:p>
          </table:table-cell>
          <table:table-cell table:style-name="ce1"/>
          <table:table-cell office:value-type="string" office:string-value="24668" table:formula="of:=INDEX(COM.MICROSOFT.TEXTSPLIT([Solution.$A70];&quot; &quot;);1)" table:number-matrix-columns-spanned="1" table:number-matrix-rows-spanned="1" table:style-name="ce11">
            <text:p>24668</text:p>
          </table:table-cell>
          <table:table-cell office:value-type="string" office:string-value="21558" table:formula="of:=INDEX(COM.MICROSOFT.TEXTSPLIT([Solution.$A70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15504" table:style-name="ce1">
            <text:p>15504</text:p>
          </table:table-cell>
          <table:table-cell office:value-type="string" office:string-value="15999" table:style-name="ce1">
            <text:p>15999</text:p>
          </table:table-cell>
          <table:table-cell table:style-name="ce1"/>
          <table:table-cell office:value-type="float" office:value="495" table:formula="of:=ABS([.F70]-[.G70])" table:style-name="ce11">
            <text:p>495</text:p>
          </table:table-cell>
          <table:table-cell table:number-columns-repeated="3" table:style-name="ce1"/>
          <table:table-cell office:value-type="float" office:value="0" table:formula="of:=COUNTIF([.$F$2:.$F$1001];[.$G70])*[.$G7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702 <text:s text:c="2"/>90163</text:p>
          </table:table-cell>
          <table:table-cell table:style-name="ce1"/>
          <table:table-cell office:value-type="string" office:string-value="69702" table:formula="of:=INDEX(COM.MICROSOFT.TEXTSPLIT([Solution.$A71];&quot; &quot;);1)" table:number-matrix-columns-spanned="1" table:number-matrix-rows-spanned="1" table:style-name="ce11">
            <text:p>69702</text:p>
          </table:table-cell>
          <table:table-cell office:value-type="string" office:string-value="90163" table:formula="of:=INDEX(COM.MICROSOFT.TEXTSPLIT([Solution.$A71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15920" table:style-name="ce1">
            <text:p>15920</text:p>
          </table:table-cell>
          <table:table-cell office:value-type="string" office:string-value="16045" table:style-name="ce1">
            <text:p>16045</text:p>
          </table:table-cell>
          <table:table-cell table:style-name="ce1"/>
          <table:table-cell office:value-type="float" office:value="125" table:formula="of:=ABS([.F71]-[.G71])" table:style-name="ce11">
            <text:p>125</text:p>
          </table:table-cell>
          <table:table-cell table:number-columns-repeated="3" table:style-name="ce1"/>
          <table:table-cell office:value-type="float" office:value="0" table:formula="of:=COUNTIF([.$F$2:.$F$1001];[.$G71])*[.$G7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025 <text:s text:c="2"/>33804</text:p>
          </table:table-cell>
          <table:table-cell table:style-name="ce1"/>
          <table:table-cell office:value-type="string" office:string-value="82025" table:formula="of:=INDEX(COM.MICROSOFT.TEXTSPLIT([Solution.$A72];&quot; &quot;);1)" table:number-matrix-columns-spanned="1" table:number-matrix-rows-spanned="1" table:style-name="ce11">
            <text:p>82025</text:p>
          </table:table-cell>
          <table:table-cell office:value-type="string" office:string-value="33804" table:formula="of:=INDEX(COM.MICROSOFT.TEXTSPLIT([Solution.$A72];&quot; &quot;; &quot;+&quot;; TRUE);2)" table:number-matrix-columns-spanned="1" table:number-matrix-rows-spanned="1" table:style-name="ce11">
            <text:p>33804</text:p>
          </table:table-cell>
          <table:table-cell table:style-name="ce1"/>
          <table:table-cell office:value-type="string" office:string-value="16043" table:style-name="ce1">
            <text:p>16043</text:p>
          </table:table-cell>
          <table:table-cell office:value-type="string" office:string-value="16342" table:style-name="ce1">
            <text:p>16342</text:p>
          </table:table-cell>
          <table:table-cell table:style-name="ce1"/>
          <table:table-cell office:value-type="float" office:value="299" table:formula="of:=ABS([.F72]-[.G72])" table:style-name="ce11">
            <text:p>299</text:p>
          </table:table-cell>
          <table:table-cell table:number-columns-repeated="3" table:style-name="ce1"/>
          <table:table-cell office:value-type="float" office:value="0" table:formula="of:=COUNTIF([.$F$2:.$F$1001];[.$G72])*[.$G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061 <text:s text:c="2"/>11701</text:p>
          </table:table-cell>
          <table:table-cell table:style-name="ce1"/>
          <table:table-cell office:value-type="string" office:string-value="40061" table:formula="of:=INDEX(COM.MICROSOFT.TEXTSPLIT([Solution.$A73];&quot; &quot;);1)" table:number-matrix-columns-spanned="1" table:number-matrix-rows-spanned="1" table:style-name="ce11">
            <text:p>40061</text:p>
          </table:table-cell>
          <table:table-cell office:value-type="string" office:string-value="11701" table:formula="of:=INDEX(COM.MICROSOFT.TEXTSPLIT([Solution.$A73];&quot; &quot;; &quot;+&quot;; TRUE);2)" table:number-matrix-columns-spanned="1" table:number-matrix-rows-spanned="1" table:style-name="ce11">
            <text:p>11701</text:p>
          </table:table-cell>
          <table:table-cell table:style-name="ce1"/>
          <table:table-cell office:value-type="string" office:string-value="16121" table:style-name="ce1">
            <text:p>16121</text:p>
          </table:table-cell>
          <table:table-cell office:value-type="string" office:string-value="16380" table:style-name="ce1">
            <text:p>16380</text:p>
          </table:table-cell>
          <table:table-cell table:style-name="ce1"/>
          <table:table-cell office:value-type="float" office:value="259" table:formula="of:=ABS([.F73]-[.G73])" table:style-name="ce11">
            <text:p>259</text:p>
          </table:table-cell>
          <table:table-cell table:number-columns-repeated="3" table:style-name="ce1"/>
          <table:table-cell office:value-type="float" office:value="0" table:formula="of:=COUNTIF([.$F$2:.$F$1001];[.$G73])*[.$G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121 <text:s text:c="2"/>91132</text:p>
          </table:table-cell>
          <table:table-cell table:style-name="ce1"/>
          <table:table-cell office:value-type="string" office:string-value="16121" table:formula="of:=INDEX(COM.MICROSOFT.TEXTSPLIT([Solution.$A74];&quot; &quot;);1)" table:number-matrix-columns-spanned="1" table:number-matrix-rows-spanned="1" table:style-name="ce11">
            <text:p>16121</text:p>
          </table:table-cell>
          <table:table-cell office:value-type="string" office:string-value="91132" table:formula="of:=INDEX(COM.MICROSOFT.TEXTSPLIT([Solution.$A74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16245" table:style-name="ce1">
            <text:p>16245</text:p>
          </table:table-cell>
          <table:table-cell office:value-type="string" office:string-value="16805" table:style-name="ce1">
            <text:p>16805</text:p>
          </table:table-cell>
          <table:table-cell table:style-name="ce1"/>
          <table:table-cell office:value-type="float" office:value="560" table:formula="of:=ABS([.F74]-[.G74])" table:style-name="ce11">
            <text:p>560</text:p>
          </table:table-cell>
          <table:table-cell table:number-columns-repeated="3" table:style-name="ce1"/>
          <table:table-cell office:value-type="float" office:value="0" table:formula="of:=COUNTIF([.$F$2:.$F$1001];[.$G74])*[.$G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440 <text:s text:c="2"/>22580</text:p>
          </table:table-cell>
          <table:table-cell table:style-name="ce1"/>
          <table:table-cell office:value-type="string" office:string-value="64440" table:formula="of:=INDEX(COM.MICROSOFT.TEXTSPLIT([Solution.$A75];&quot; &quot;);1)" table:number-matrix-columns-spanned="1" table:number-matrix-rows-spanned="1" table:style-name="ce11">
            <text:p>64440</text:p>
          </table:table-cell>
          <table:table-cell office:value-type="string" office:string-value="22580" table:formula="of:=INDEX(COM.MICROSOFT.TEXTSPLIT([Solution.$A75];&quot; &quot;; &quot;+&quot;; TRUE);2)" table:number-matrix-columns-spanned="1" table:number-matrix-rows-spanned="1" table:style-name="ce11">
            <text:p>22580</text:p>
          </table:table-cell>
          <table:table-cell table:style-name="ce1"/>
          <table:table-cell office:value-type="string" office:string-value="16278" table:style-name="ce1">
            <text:p>16278</text:p>
          </table:table-cell>
          <table:table-cell office:value-type="string" office:string-value="16854" table:style-name="ce1">
            <text:p>16854</text:p>
          </table:table-cell>
          <table:table-cell table:style-name="ce1"/>
          <table:table-cell office:value-type="float" office:value="576" table:formula="of:=ABS([.F75]-[.G75])" table:style-name="ce11">
            <text:p>576</text:p>
          </table:table-cell>
          <table:table-cell table:number-columns-repeated="3" table:style-name="ce1"/>
          <table:table-cell office:value-type="float" office:value="0" table:formula="of:=COUNTIF([.$F$2:.$F$1001];[.$G75])*[.$G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108 <text:s text:c="2"/>44508</text:p>
          </table:table-cell>
          <table:table-cell table:style-name="ce1"/>
          <table:table-cell office:value-type="string" office:string-value="79108" table:formula="of:=INDEX(COM.MICROSOFT.TEXTSPLIT([Solution.$A76];&quot; &quot;);1)" table:number-matrix-columns-spanned="1" table:number-matrix-rows-spanned="1" table:style-name="ce11">
            <text:p>79108</text:p>
          </table:table-cell>
          <table:table-cell office:value-type="string" office:string-value="44508" table:formula="of:=INDEX(COM.MICROSOFT.TEXTSPLIT([Solution.$A76];&quot; &quot;; &quot;+&quot;; TRUE);2)" table:number-matrix-columns-spanned="1" table:number-matrix-rows-spanned="1" table:style-name="ce11">
            <text:p>44508</text:p>
          </table:table-cell>
          <table:table-cell table:style-name="ce1"/>
          <table:table-cell office:value-type="string" office:string-value="16336" table:style-name="ce1">
            <text:p>16336</text:p>
          </table:table-cell>
          <table:table-cell office:value-type="string" office:string-value="16954" table:style-name="ce1">
            <text:p>16954</text:p>
          </table:table-cell>
          <table:table-cell table:style-name="ce1"/>
          <table:table-cell office:value-type="float" office:value="618" table:formula="of:=ABS([.F76]-[.G76])" table:style-name="ce11">
            <text:p>618</text:p>
          </table:table-cell>
          <table:table-cell table:number-columns-repeated="3" table:style-name="ce1"/>
          <table:table-cell office:value-type="float" office:value="0" table:formula="of:=COUNTIF([.$F$2:.$F$1001];[.$G76])*[.$G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027 <text:s text:c="2"/>21558</text:p>
          </table:table-cell>
          <table:table-cell table:style-name="ce1"/>
          <table:table-cell office:value-type="string" office:string-value="51027" table:formula="of:=INDEX(COM.MICROSOFT.TEXTSPLIT([Solution.$A77];&quot; &quot;);1)" table:number-matrix-columns-spanned="1" table:number-matrix-rows-spanned="1" table:style-name="ce11">
            <text:p>51027</text:p>
          </table:table-cell>
          <table:table-cell office:value-type="string" office:string-value="21558" table:formula="of:=INDEX(COM.MICROSOFT.TEXTSPLIT([Solution.$A77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16417" table:style-name="ce1">
            <text:p>16417</text:p>
          </table:table-cell>
          <table:table-cell office:value-type="string" office:string-value="16991" table:style-name="ce1">
            <text:p>16991</text:p>
          </table:table-cell>
          <table:table-cell table:style-name="ce1"/>
          <table:table-cell office:value-type="float" office:value="574" table:formula="of:=ABS([.F77]-[.G77])" table:style-name="ce11">
            <text:p>574</text:p>
          </table:table-cell>
          <table:table-cell table:number-columns-repeated="3" table:style-name="ce1"/>
          <table:table-cell office:value-type="float" office:value="0" table:formula="of:=COUNTIF([.$F$2:.$F$1001];[.$G77])*[.$G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719 <text:s text:c="2"/>20439</text:p>
          </table:table-cell>
          <table:table-cell table:style-name="ce1"/>
          <table:table-cell office:value-type="string" office:string-value="68719" table:formula="of:=INDEX(COM.MICROSOFT.TEXTSPLIT([Solution.$A78];&quot; &quot;);1)" table:number-matrix-columns-spanned="1" table:number-matrix-rows-spanned="1" table:style-name="ce11">
            <text:p>68719</text:p>
          </table:table-cell>
          <table:table-cell office:value-type="string" office:string-value="20439" table:formula="of:=INDEX(COM.MICROSOFT.TEXTSPLIT([Solution.$A78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16465" table:style-name="ce1">
            <text:p>16465</text:p>
          </table:table-cell>
          <table:table-cell office:value-type="string" office:string-value="17446" table:style-name="ce1">
            <text:p>17446</text:p>
          </table:table-cell>
          <table:table-cell table:style-name="ce1"/>
          <table:table-cell office:value-type="float" office:value="981" table:formula="of:=ABS([.F78]-[.G78])" table:style-name="ce11">
            <text:p>981</text:p>
          </table:table-cell>
          <table:table-cell table:number-columns-repeated="3" table:style-name="ce1"/>
          <table:table-cell office:value-type="float" office:value="0" table:formula="of:=COUNTIF([.$F$2:.$F$1001];[.$G78])*[.$G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563 <text:s text:c="2"/>50579</text:p>
          </table:table-cell>
          <table:table-cell table:style-name="ce1"/>
          <table:table-cell office:value-type="string" office:string-value="23563" table:formula="of:=INDEX(COM.MICROSOFT.TEXTSPLIT([Solution.$A79];&quot; &quot;);1)" table:number-matrix-columns-spanned="1" table:number-matrix-rows-spanned="1" table:style-name="ce11">
            <text:p>23563</text:p>
          </table:table-cell>
          <table:table-cell office:value-type="string" office:string-value="50579" table:formula="of:=INDEX(COM.MICROSOFT.TEXTSPLIT([Solution.$A79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16865" table:style-name="ce1">
            <text:p>16865</text:p>
          </table:table-cell>
          <table:table-cell office:value-type="string" office:string-value="17725" table:style-name="ce1">
            <text:p>17725</text:p>
          </table:table-cell>
          <table:table-cell table:style-name="ce1"/>
          <table:table-cell office:value-type="float" office:value="860" table:formula="of:=ABS([.F79]-[.G79])" table:style-name="ce11">
            <text:p>860</text:p>
          </table:table-cell>
          <table:table-cell table:number-columns-repeated="3" table:style-name="ce1"/>
          <table:table-cell office:value-type="float" office:value="0" table:formula="of:=COUNTIF([.$F$2:.$F$1001];[.$G79])*[.$G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622 <text:s text:c="2"/>95053</text:p>
          </table:table-cell>
          <table:table-cell table:style-name="ce1"/>
          <table:table-cell office:value-type="string" office:string-value="83622" table:formula="of:=INDEX(COM.MICROSOFT.TEXTSPLIT([Solution.$A80];&quot; &quot;);1)" table:number-matrix-columns-spanned="1" table:number-matrix-rows-spanned="1" table:style-name="ce11">
            <text:p>83622</text:p>
          </table:table-cell>
          <table:table-cell office:value-type="string" office:string-value="95053" table:formula="of:=INDEX(COM.MICROSOFT.TEXTSPLIT([Solution.$A80];&quot; &quot;; &quot;+&quot;; TRUE);2)" table:number-matrix-columns-spanned="1" table:number-matrix-rows-spanned="1" table:style-name="ce11">
            <text:p>95053</text:p>
          </table:table-cell>
          <table:table-cell table:style-name="ce1"/>
          <table:table-cell office:value-type="string" office:string-value="16906" table:style-name="ce1">
            <text:p>16906</text:p>
          </table:table-cell>
          <table:table-cell office:value-type="string" office:string-value="17817" table:style-name="ce1">
            <text:p>17817</text:p>
          </table:table-cell>
          <table:table-cell table:style-name="ce1"/>
          <table:table-cell office:value-type="float" office:value="911" table:formula="of:=ABS([.F80]-[.G80])" table:style-name="ce11">
            <text:p>911</text:p>
          </table:table-cell>
          <table:table-cell table:number-columns-repeated="3" table:style-name="ce1"/>
          <table:table-cell office:value-type="float" office:value="0" table:formula="of:=COUNTIF([.$F$2:.$F$1001];[.$G80])*[.$G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297 <text:s text:c="2"/>46927</text:p>
          </table:table-cell>
          <table:table-cell table:style-name="ce1"/>
          <table:table-cell office:value-type="string" office:string-value="57297" table:formula="of:=INDEX(COM.MICROSOFT.TEXTSPLIT([Solution.$A81];&quot; &quot;);1)" table:number-matrix-columns-spanned="1" table:number-matrix-rows-spanned="1" table:style-name="ce11">
            <text:p>57297</text:p>
          </table:table-cell>
          <table:table-cell office:value-type="string" office:string-value="46927" table:formula="of:=INDEX(COM.MICROSOFT.TEXTSPLIT([Solution.$A81];&quot; &quot;; &quot;+&quot;; TRUE);2)" table:number-matrix-columns-spanned="1" table:number-matrix-rows-spanned="1" table:style-name="ce11">
            <text:p>46927</text:p>
          </table:table-cell>
          <table:table-cell table:style-name="ce1"/>
          <table:table-cell office:value-type="string" office:string-value="17160" table:style-name="ce1">
            <text:p>17160</text:p>
          </table:table-cell>
          <table:table-cell office:value-type="string" office:string-value="17906" table:style-name="ce1">
            <text:p>17906</text:p>
          </table:table-cell>
          <table:table-cell table:style-name="ce1"/>
          <table:table-cell office:value-type="float" office:value="746" table:formula="of:=ABS([.F81]-[.G81])" table:style-name="ce11">
            <text:p>746</text:p>
          </table:table-cell>
          <table:table-cell table:number-columns-repeated="3" table:style-name="ce1"/>
          <table:table-cell office:value-type="float" office:value="0" table:formula="of:=COUNTIF([.$F$2:.$F$1001];[.$G81])*[.$G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983 <text:s text:c="2"/>39502</text:p>
          </table:table-cell>
          <table:table-cell table:style-name="ce1"/>
          <table:table-cell office:value-type="string" office:string-value="61983" table:formula="of:=INDEX(COM.MICROSOFT.TEXTSPLIT([Solution.$A82];&quot; &quot;);1)" table:number-matrix-columns-spanned="1" table:number-matrix-rows-spanned="1" table:style-name="ce11">
            <text:p>61983</text:p>
          </table:table-cell>
          <table:table-cell office:value-type="string" office:string-value="39502" table:formula="of:=INDEX(COM.MICROSOFT.TEXTSPLIT([Solution.$A82];&quot; &quot;; &quot;+&quot;; TRUE);2)" table:number-matrix-columns-spanned="1" table:number-matrix-rows-spanned="1" table:style-name="ce11">
            <text:p>39502</text:p>
          </table:table-cell>
          <table:table-cell table:style-name="ce1"/>
          <table:table-cell office:value-type="string" office:string-value="17178" table:style-name="ce1">
            <text:p>17178</text:p>
          </table:table-cell>
          <table:table-cell office:value-type="string" office:string-value="17935" table:style-name="ce1">
            <text:p>17935</text:p>
          </table:table-cell>
          <table:table-cell table:style-name="ce1"/>
          <table:table-cell office:value-type="float" office:value="757" table:formula="of:=ABS([.F82]-[.G82])" table:style-name="ce11">
            <text:p>757</text:p>
          </table:table-cell>
          <table:table-cell table:number-columns-repeated="3" table:style-name="ce1"/>
          <table:table-cell office:value-type="float" office:value="0" table:formula="of:=COUNTIF([.$F$2:.$F$1001];[.$G82])*[.$G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603 <text:s text:c="2"/>34784</text:p>
          </table:table-cell>
          <table:table-cell table:style-name="ce1"/>
          <table:table-cell office:value-type="string" office:string-value="12603" table:formula="of:=INDEX(COM.MICROSOFT.TEXTSPLIT([Solution.$A83];&quot; &quot;);1)" table:number-matrix-columns-spanned="1" table:number-matrix-rows-spanned="1" table:style-name="ce11">
            <text:p>12603</text:p>
          </table:table-cell>
          <table:table-cell office:value-type="string" office:string-value="34784" table:formula="of:=INDEX(COM.MICROSOFT.TEXTSPLIT([Solution.$A83];&quot; &quot;; &quot;+&quot;; TRUE);2)" table:number-matrix-columns-spanned="1" table:number-matrix-rows-spanned="1" table:style-name="ce11">
            <text:p>34784</text:p>
          </table:table-cell>
          <table:table-cell table:style-name="ce1"/>
          <table:table-cell office:value-type="string" office:string-value="17541" table:style-name="ce1">
            <text:p>17541</text:p>
          </table:table-cell>
          <table:table-cell office:value-type="string" office:string-value="18000" table:style-name="ce1">
            <text:p>18000</text:p>
          </table:table-cell>
          <table:table-cell table:style-name="ce1"/>
          <table:table-cell office:value-type="float" office:value="459" table:formula="of:=ABS([.F83]-[.G83])" table:style-name="ce11">
            <text:p>459</text:p>
          </table:table-cell>
          <table:table-cell table:number-columns-repeated="3" table:style-name="ce1"/>
          <table:table-cell office:value-type="float" office:value="0" table:formula="of:=COUNTIF([.$F$2:.$F$1001];[.$G83])*[.$G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669 <text:s text:c="2"/>53745</text:p>
          </table:table-cell>
          <table:table-cell table:style-name="ce1"/>
          <table:table-cell office:value-type="string" office:string-value="23669" table:formula="of:=INDEX(COM.MICROSOFT.TEXTSPLIT([Solution.$A84];&quot; &quot;);1)" table:number-matrix-columns-spanned="1" table:number-matrix-rows-spanned="1" table:style-name="ce11">
            <text:p>23669</text:p>
          </table:table-cell>
          <table:table-cell office:value-type="string" office:string-value="53745" table:formula="of:=INDEX(COM.MICROSOFT.TEXTSPLIT([Solution.$A84];&quot; &quot;; &quot;+&quot;; TRUE);2)" table:number-matrix-columns-spanned="1" table:number-matrix-rows-spanned="1" table:style-name="ce11">
            <text:p>53745</text:p>
          </table:table-cell>
          <table:table-cell table:style-name="ce1"/>
          <table:table-cell office:value-type="string" office:string-value="17589" table:style-name="ce1">
            <text:p>17589</text:p>
          </table:table-cell>
          <table:table-cell office:value-type="string" office:string-value="18059" table:style-name="ce1">
            <text:p>18059</text:p>
          </table:table-cell>
          <table:table-cell table:style-name="ce1"/>
          <table:table-cell office:value-type="float" office:value="470" table:formula="of:=ABS([.F84]-[.G84])" table:style-name="ce11">
            <text:p>470</text:p>
          </table:table-cell>
          <table:table-cell table:number-columns-repeated="3" table:style-name="ce1"/>
          <table:table-cell office:value-type="float" office:value="0" table:formula="of:=COUNTIF([.$F$2:.$F$1001];[.$G84])*[.$G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072 <text:s text:c="2"/>34297</text:p>
          </table:table-cell>
          <table:table-cell table:style-name="ce1"/>
          <table:table-cell office:value-type="string" office:string-value="52072" table:formula="of:=INDEX(COM.MICROSOFT.TEXTSPLIT([Solution.$A85];&quot; &quot;);1)" table:number-matrix-columns-spanned="1" table:number-matrix-rows-spanned="1" table:style-name="ce11">
            <text:p>52072</text:p>
          </table:table-cell>
          <table:table-cell office:value-type="string" office:string-value="34297" table:formula="of:=INDEX(COM.MICROSOFT.TEXTSPLIT([Solution.$A85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17591" table:style-name="ce1">
            <text:p>17591</text:p>
          </table:table-cell>
          <table:table-cell office:value-type="string" office:string-value="18298" table:style-name="ce1">
            <text:p>18298</text:p>
          </table:table-cell>
          <table:table-cell table:style-name="ce1"/>
          <table:table-cell office:value-type="float" office:value="707" table:formula="of:=ABS([.F85]-[.G85])" table:style-name="ce11">
            <text:p>707</text:p>
          </table:table-cell>
          <table:table-cell table:number-columns-repeated="3" table:style-name="ce1"/>
          <table:table-cell office:value-type="float" office:value="0" table:formula="of:=COUNTIF([.$F$2:.$F$1001];[.$G85])*[.$G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049 <text:s text:c="2"/>75669</text:p>
          </table:table-cell>
          <table:table-cell table:style-name="ce1"/>
          <table:table-cell office:value-type="string" office:string-value="78049" table:formula="of:=INDEX(COM.MICROSOFT.TEXTSPLIT([Solution.$A86];&quot; &quot;);1)" table:number-matrix-columns-spanned="1" table:number-matrix-rows-spanned="1" table:style-name="ce11">
            <text:p>78049</text:p>
          </table:table-cell>
          <table:table-cell office:value-type="string" office:string-value="75669" table:formula="of:=INDEX(COM.MICROSOFT.TEXTSPLIT([Solution.$A86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17843" table:style-name="ce1">
            <text:p>17843</text:p>
          </table:table-cell>
          <table:table-cell office:value-type="string" office:string-value="18372" table:style-name="ce1">
            <text:p>18372</text:p>
          </table:table-cell>
          <table:table-cell table:style-name="ce1"/>
          <table:table-cell office:value-type="float" office:value="529" table:formula="of:=ABS([.F86]-[.G86])" table:style-name="ce11">
            <text:p>529</text:p>
          </table:table-cell>
          <table:table-cell table:number-columns-repeated="3" table:style-name="ce1"/>
          <table:table-cell office:value-type="float" office:value="0" table:formula="of:=COUNTIF([.$F$2:.$F$1001];[.$G86])*[.$G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990 <text:s text:c="2"/>87858</text:p>
          </table:table-cell>
          <table:table-cell table:style-name="ce1"/>
          <table:table-cell office:value-type="string" office:string-value="23990" table:formula="of:=INDEX(COM.MICROSOFT.TEXTSPLIT([Solution.$A87];&quot; &quot;);1)" table:number-matrix-columns-spanned="1" table:number-matrix-rows-spanned="1" table:style-name="ce11">
            <text:p>23990</text:p>
          </table:table-cell>
          <table:table-cell office:value-type="string" office:string-value="87858" table:formula="of:=INDEX(COM.MICROSOFT.TEXTSPLIT([Solution.$A87];&quot; &quot;; &quot;+&quot;; TRUE);2)" table:number-matrix-columns-spanned="1" table:number-matrix-rows-spanned="1" table:style-name="ce11">
            <text:p>87858</text:p>
          </table:table-cell>
          <table:table-cell table:style-name="ce1"/>
          <table:table-cell office:value-type="string" office:string-value="17904" table:style-name="ce1">
            <text:p>17904</text:p>
          </table:table-cell>
          <table:table-cell office:value-type="string" office:string-value="18408" table:style-name="ce1">
            <text:p>18408</text:p>
          </table:table-cell>
          <table:table-cell table:style-name="ce1"/>
          <table:table-cell office:value-type="float" office:value="504" table:formula="of:=ABS([.F87]-[.G87])" table:style-name="ce11">
            <text:p>504</text:p>
          </table:table-cell>
          <table:table-cell table:number-columns-repeated="3" table:style-name="ce1"/>
          <table:table-cell office:value-type="float" office:value="0" table:formula="of:=COUNTIF([.$F$2:.$F$1001];[.$G87])*[.$G8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137 <text:s text:c="2"/>90163</text:p>
          </table:table-cell>
          <table:table-cell table:style-name="ce1"/>
          <table:table-cell office:value-type="string" office:string-value="22137" table:formula="of:=INDEX(COM.MICROSOFT.TEXTSPLIT([Solution.$A88];&quot; &quot;);1)" table:number-matrix-columns-spanned="1" table:number-matrix-rows-spanned="1" table:style-name="ce11">
            <text:p>22137</text:p>
          </table:table-cell>
          <table:table-cell office:value-type="string" office:string-value="90163" table:formula="of:=INDEX(COM.MICROSOFT.TEXTSPLIT([Solution.$A88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17913" table:style-name="ce1">
            <text:p>17913</text:p>
          </table:table-cell>
          <table:table-cell office:value-type="string" office:string-value="18414" table:style-name="ce1">
            <text:p>18414</text:p>
          </table:table-cell>
          <table:table-cell table:style-name="ce1"/>
          <table:table-cell office:value-type="float" office:value="501" table:formula="of:=ABS([.F88]-[.G88])" table:style-name="ce11">
            <text:p>501</text:p>
          </table:table-cell>
          <table:table-cell table:number-columns-repeated="3" table:style-name="ce1"/>
          <table:table-cell office:value-type="float" office:value="0" table:formula="of:=COUNTIF([.$F$2:.$F$1001];[.$G88])*[.$G8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938 <text:s text:c="2"/>18517</text:p>
          </table:table-cell>
          <table:table-cell table:style-name="ce1"/>
          <table:table-cell office:value-type="string" office:string-value="90938" table:formula="of:=INDEX(COM.MICROSOFT.TEXTSPLIT([Solution.$A89];&quot; &quot;);1)" table:number-matrix-columns-spanned="1" table:number-matrix-rows-spanned="1" table:style-name="ce11">
            <text:p>90938</text:p>
          </table:table-cell>
          <table:table-cell office:value-type="string" office:string-value="18517" table:formula="of:=INDEX(COM.MICROSOFT.TEXTSPLIT([Solution.$A89];&quot; &quot;; &quot;+&quot;; TRUE);2)" table:number-matrix-columns-spanned="1" table:number-matrix-rows-spanned="1" table:style-name="ce11">
            <text:p>18517</text:p>
          </table:table-cell>
          <table:table-cell table:style-name="ce1"/>
          <table:table-cell office:value-type="string" office:string-value="18060" table:style-name="ce1">
            <text:p>18060</text:p>
          </table:table-cell>
          <table:table-cell office:value-type="string" office:string-value="18517" table:style-name="ce1">
            <text:p>18517</text:p>
          </table:table-cell>
          <table:table-cell table:style-name="ce1"/>
          <table:table-cell office:value-type="float" office:value="457" table:formula="of:=ABS([.F89]-[.G89])" table:style-name="ce11">
            <text:p>457</text:p>
          </table:table-cell>
          <table:table-cell table:number-columns-repeated="3" table:style-name="ce1"/>
          <table:table-cell office:value-type="float" office:value="0" table:formula="of:=COUNTIF([.$F$2:.$F$1001];[.$G89])*[.$G8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725 <text:s text:c="2"/>90031</text:p>
          </table:table-cell>
          <table:table-cell table:style-name="ce1"/>
          <table:table-cell office:value-type="string" office:string-value="55725" table:formula="of:=INDEX(COM.MICROSOFT.TEXTSPLIT([Solution.$A90];&quot; &quot;);1)" table:number-matrix-columns-spanned="1" table:number-matrix-rows-spanned="1" table:style-name="ce11">
            <text:p>55725</text:p>
          </table:table-cell>
          <table:table-cell office:value-type="string" office:string-value="90031" table:formula="of:=INDEX(COM.MICROSOFT.TEXTSPLIT([Solution.$A90];&quot; &quot;; &quot;+&quot;; TRUE);2)" table:number-matrix-columns-spanned="1" table:number-matrix-rows-spanned="1" table:style-name="ce11">
            <text:p>90031</text:p>
          </table:table-cell>
          <table:table-cell table:style-name="ce1"/>
          <table:table-cell office:value-type="string" office:string-value="18166" table:style-name="ce1">
            <text:p>18166</text:p>
          </table:table-cell>
          <table:table-cell office:value-type="string" office:string-value="18607" table:style-name="ce1">
            <text:p>18607</text:p>
          </table:table-cell>
          <table:table-cell table:style-name="ce1"/>
          <table:table-cell office:value-type="float" office:value="441" table:formula="of:=ABS([.F90]-[.G90])" table:style-name="ce11">
            <text:p>441</text:p>
          </table:table-cell>
          <table:table-cell table:number-columns-repeated="3" table:style-name="ce1"/>
          <table:table-cell office:value-type="float" office:value="0" table:formula="of:=COUNTIF([.$F$2:.$F$1001];[.$G90])*[.$G9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993 <text:s text:c="2"/>74012</text:p>
          </table:table-cell>
          <table:table-cell table:style-name="ce1"/>
          <table:table-cell office:value-type="string" office:string-value="59993" table:formula="of:=INDEX(COM.MICROSOFT.TEXTSPLIT([Solution.$A91];&quot; &quot;);1)" table:number-matrix-columns-spanned="1" table:number-matrix-rows-spanned="1" table:style-name="ce11">
            <text:p>59993</text:p>
          </table:table-cell>
          <table:table-cell office:value-type="string" office:string-value="74012" table:formula="of:=INDEX(COM.MICROSOFT.TEXTSPLIT([Solution.$A91];&quot; &quot;; &quot;+&quot;; TRUE);2)" table:number-matrix-columns-spanned="1" table:number-matrix-rows-spanned="1" table:style-name="ce11">
            <text:p>74012</text:p>
          </table:table-cell>
          <table:table-cell table:style-name="ce1"/>
          <table:table-cell office:value-type="string" office:string-value="18313" table:style-name="ce1">
            <text:p>18313</text:p>
          </table:table-cell>
          <table:table-cell office:value-type="string" office:string-value="18767" table:style-name="ce1">
            <text:p>18767</text:p>
          </table:table-cell>
          <table:table-cell table:style-name="ce1"/>
          <table:table-cell office:value-type="float" office:value="454" table:formula="of:=ABS([.F91]-[.G91])" table:style-name="ce11">
            <text:p>454</text:p>
          </table:table-cell>
          <table:table-cell table:number-columns-repeated="3" table:style-name="ce1"/>
          <table:table-cell office:value-type="float" office:value="0" table:formula="of:=COUNTIF([.$F$2:.$F$1001];[.$G91])*[.$G9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578 <text:s text:c="2"/>85675</text:p>
          </table:table-cell>
          <table:table-cell table:style-name="ce1"/>
          <table:table-cell office:value-type="string" office:string-value="54578" table:formula="of:=INDEX(COM.MICROSOFT.TEXTSPLIT([Solution.$A92];&quot; &quot;);1)" table:number-matrix-columns-spanned="1" table:number-matrix-rows-spanned="1" table:style-name="ce11">
            <text:p>54578</text:p>
          </table:table-cell>
          <table:table-cell office:value-type="string" office:string-value="85675" table:formula="of:=INDEX(COM.MICROSOFT.TEXTSPLIT([Solution.$A92];&quot; &quot;; &quot;+&quot;; TRUE);2)" table:number-matrix-columns-spanned="1" table:number-matrix-rows-spanned="1" table:style-name="ce11">
            <text:p>85675</text:p>
          </table:table-cell>
          <table:table-cell table:style-name="ce1"/>
          <table:table-cell office:value-type="string" office:string-value="18375" table:style-name="ce1">
            <text:p>18375</text:p>
          </table:table-cell>
          <table:table-cell office:value-type="string" office:string-value="18816" table:style-name="ce1">
            <text:p>18816</text:p>
          </table:table-cell>
          <table:table-cell table:style-name="ce1"/>
          <table:table-cell office:value-type="float" office:value="441" table:formula="of:=ABS([.F92]-[.G92])" table:style-name="ce11">
            <text:p>441</text:p>
          </table:table-cell>
          <table:table-cell table:number-columns-repeated="3" table:style-name="ce1"/>
          <table:table-cell office:value-type="float" office:value="0" table:formula="of:=COUNTIF([.$F$2:.$F$1001];[.$G92])*[.$G9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115 <text:s text:c="2"/>46927</text:p>
          </table:table-cell>
          <table:table-cell table:style-name="ce1"/>
          <table:table-cell office:value-type="string" office:string-value="92115" table:formula="of:=INDEX(COM.MICROSOFT.TEXTSPLIT([Solution.$A93];&quot; &quot;);1)" table:number-matrix-columns-spanned="1" table:number-matrix-rows-spanned="1" table:style-name="ce11">
            <text:p>92115</text:p>
          </table:table-cell>
          <table:table-cell office:value-type="string" office:string-value="46927" table:formula="of:=INDEX(COM.MICROSOFT.TEXTSPLIT([Solution.$A93];&quot; &quot;; &quot;+&quot;; TRUE);2)" table:number-matrix-columns-spanned="1" table:number-matrix-rows-spanned="1" table:style-name="ce11">
            <text:p>46927</text:p>
          </table:table-cell>
          <table:table-cell table:style-name="ce1"/>
          <table:table-cell office:value-type="string" office:string-value="18389" table:style-name="ce1">
            <text:p>18389</text:p>
          </table:table-cell>
          <table:table-cell office:value-type="string" office:string-value="18923" table:style-name="ce1">
            <text:p>18923</text:p>
          </table:table-cell>
          <table:table-cell table:style-name="ce1"/>
          <table:table-cell office:value-type="float" office:value="534" table:formula="of:=ABS([.F93]-[.G93])" table:style-name="ce11">
            <text:p>534</text:p>
          </table:table-cell>
          <table:table-cell table:number-columns-repeated="3" table:style-name="ce1"/>
          <table:table-cell office:value-type="float" office:value="0" table:formula="of:=COUNTIF([.$F$2:.$F$1001];[.$G93])*[.$G9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969 <text:s text:c="2"/>47605</text:p>
          </table:table-cell>
          <table:table-cell table:style-name="ce1"/>
          <table:table-cell office:value-type="string" office:string-value="38969" table:formula="of:=INDEX(COM.MICROSOFT.TEXTSPLIT([Solution.$A94];&quot; &quot;);1)" table:number-matrix-columns-spanned="1" table:number-matrix-rows-spanned="1" table:style-name="ce11">
            <text:p>38969</text:p>
          </table:table-cell>
          <table:table-cell office:value-type="string" office:string-value="47605" table:formula="of:=INDEX(COM.MICROSOFT.TEXTSPLIT([Solution.$A94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18508" table:style-name="ce1">
            <text:p>18508</text:p>
          </table:table-cell>
          <table:table-cell office:value-type="string" office:string-value="19170" table:style-name="ce1">
            <text:p>19170</text:p>
          </table:table-cell>
          <table:table-cell table:style-name="ce1"/>
          <table:table-cell office:value-type="float" office:value="662" table:formula="of:=ABS([.F94]-[.G94])" table:style-name="ce11">
            <text:p>662</text:p>
          </table:table-cell>
          <table:table-cell table:number-columns-repeated="3" table:style-name="ce1"/>
          <table:table-cell office:value-type="float" office:value="0" table:formula="of:=COUNTIF([.$F$2:.$F$1001];[.$G94])*[.$G9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101 <text:s text:c="2"/>10287</text:p>
          </table:table-cell>
          <table:table-cell table:style-name="ce1"/>
          <table:table-cell office:value-type="string" office:string-value="81101" table:formula="of:=INDEX(COM.MICROSOFT.TEXTSPLIT([Solution.$A95];&quot; &quot;);1)" table:number-matrix-columns-spanned="1" table:number-matrix-rows-spanned="1" table:style-name="ce11">
            <text:p>81101</text:p>
          </table:table-cell>
          <table:table-cell office:value-type="string" office:string-value="10287" table:formula="of:=INDEX(COM.MICROSOFT.TEXTSPLIT([Solution.$A95];&quot; &quot;; &quot;+&quot;; TRUE);2)" table:number-matrix-columns-spanned="1" table:number-matrix-rows-spanned="1" table:style-name="ce11">
            <text:p>10287</text:p>
          </table:table-cell>
          <table:table-cell table:style-name="ce1"/>
          <table:table-cell office:value-type="string" office:string-value="18636" table:style-name="ce1">
            <text:p>18636</text:p>
          </table:table-cell>
          <table:table-cell office:value-type="string" office:string-value="19339" table:style-name="ce1">
            <text:p>19339</text:p>
          </table:table-cell>
          <table:table-cell table:style-name="ce1"/>
          <table:table-cell office:value-type="float" office:value="703" table:formula="of:=ABS([.F95]-[.G95])" table:style-name="ce11">
            <text:p>703</text:p>
          </table:table-cell>
          <table:table-cell table:number-columns-repeated="3" table:style-name="ce1"/>
          <table:table-cell office:value-type="float" office:value="0" table:formula="of:=COUNTIF([.$F$2:.$F$1001];[.$G95])*[.$G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794 <text:s text:c="2"/>75669</text:p>
          </table:table-cell>
          <table:table-cell table:style-name="ce1"/>
          <table:table-cell office:value-type="string" office:string-value="93794" table:formula="of:=INDEX(COM.MICROSOFT.TEXTSPLIT([Solution.$A96];&quot; &quot;);1)" table:number-matrix-columns-spanned="1" table:number-matrix-rows-spanned="1" table:style-name="ce11">
            <text:p>93794</text:p>
          </table:table-cell>
          <table:table-cell office:value-type="string" office:string-value="75669" table:formula="of:=INDEX(COM.MICROSOFT.TEXTSPLIT([Solution.$A96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18793" table:style-name="ce1">
            <text:p>18793</text:p>
          </table:table-cell>
          <table:table-cell office:value-type="string" office:string-value="19390" table:style-name="ce1">
            <text:p>19390</text:p>
          </table:table-cell>
          <table:table-cell table:style-name="ce1"/>
          <table:table-cell office:value-type="float" office:value="597" table:formula="of:=ABS([.F96]-[.G96])" table:style-name="ce11">
            <text:p>597</text:p>
          </table:table-cell>
          <table:table-cell table:number-columns-repeated="3" table:style-name="ce1"/>
          <table:table-cell office:value-type="float" office:value="0" table:formula="of:=COUNTIF([.$F$2:.$F$1001];[.$G96])*[.$G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839 <text:s text:c="2"/>36867</text:p>
          </table:table-cell>
          <table:table-cell table:style-name="ce1"/>
          <table:table-cell office:value-type="string" office:string-value="64839" table:formula="of:=INDEX(COM.MICROSOFT.TEXTSPLIT([Solution.$A97];&quot; &quot;);1)" table:number-matrix-columns-spanned="1" table:number-matrix-rows-spanned="1" table:style-name="ce11">
            <text:p>64839</text:p>
          </table:table-cell>
          <table:table-cell office:value-type="string" office:string-value="36867" table:formula="of:=INDEX(COM.MICROSOFT.TEXTSPLIT([Solution.$A97];&quot; &quot;; &quot;+&quot;; TRUE);2)" table:number-matrix-columns-spanned="1" table:number-matrix-rows-spanned="1" table:style-name="ce11">
            <text:p>36867</text:p>
          </table:table-cell>
          <table:table-cell table:style-name="ce1"/>
          <table:table-cell office:value-type="string" office:string-value="18940" table:style-name="ce1">
            <text:p>18940</text:p>
          </table:table-cell>
          <table:table-cell office:value-type="string" office:string-value="19553" table:style-name="ce1">
            <text:p>19553</text:p>
          </table:table-cell>
          <table:table-cell table:style-name="ce1"/>
          <table:table-cell office:value-type="float" office:value="613" table:formula="of:=ABS([.F97]-[.G97])" table:style-name="ce11">
            <text:p>613</text:p>
          </table:table-cell>
          <table:table-cell table:number-columns-repeated="3" table:style-name="ce1"/>
          <table:table-cell office:value-type="float" office:value="0" table:formula="of:=COUNTIF([.$F$2:.$F$1001];[.$G97])*[.$G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311 <text:s text:c="2"/>12161</text:p>
          </table:table-cell>
          <table:table-cell table:style-name="ce1"/>
          <table:table-cell office:value-type="string" office:string-value="47311" table:formula="of:=INDEX(COM.MICROSOFT.TEXTSPLIT([Solution.$A98];&quot; &quot;);1)" table:number-matrix-columns-spanned="1" table:number-matrix-rows-spanned="1" table:style-name="ce11">
            <text:p>47311</text:p>
          </table:table-cell>
          <table:table-cell office:value-type="string" office:string-value="12161" table:formula="of:=INDEX(COM.MICROSOFT.TEXTSPLIT([Solution.$A98];&quot; &quot;; &quot;+&quot;; TRUE);2)" table:number-matrix-columns-spanned="1" table:number-matrix-rows-spanned="1" table:style-name="ce11">
            <text:p>12161</text:p>
          </table:table-cell>
          <table:table-cell table:style-name="ce1"/>
          <table:table-cell office:value-type="string" office:string-value="19013" table:style-name="ce1">
            <text:p>19013</text:p>
          </table:table-cell>
          <table:table-cell office:value-type="string" office:string-value="19644" table:style-name="ce1">
            <text:p>19644</text:p>
          </table:table-cell>
          <table:table-cell table:style-name="ce1"/>
          <table:table-cell office:value-type="float" office:value="631" table:formula="of:=ABS([.F98]-[.G98])" table:style-name="ce11">
            <text:p>631</text:p>
          </table:table-cell>
          <table:table-cell table:number-columns-repeated="3" table:style-name="ce1"/>
          <table:table-cell office:value-type="float" office:value="0" table:formula="of:=COUNTIF([.$F$2:.$F$1001];[.$G98])*[.$G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166 <text:s text:c="2"/>76537</text:p>
          </table:table-cell>
          <table:table-cell table:style-name="ce1"/>
          <table:table-cell office:value-type="string" office:string-value="78166" table:formula="of:=INDEX(COM.MICROSOFT.TEXTSPLIT([Solution.$A99];&quot; &quot;);1)" table:number-matrix-columns-spanned="1" table:number-matrix-rows-spanned="1" table:style-name="ce11">
            <text:p>78166</text:p>
          </table:table-cell>
          <table:table-cell office:value-type="string" office:string-value="76537" table:formula="of:=INDEX(COM.MICROSOFT.TEXTSPLIT([Solution.$A99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19102" table:style-name="ce1">
            <text:p>19102</text:p>
          </table:table-cell>
          <table:table-cell office:value-type="string" office:string-value="19658" table:style-name="ce1">
            <text:p>19658</text:p>
          </table:table-cell>
          <table:table-cell table:style-name="ce1"/>
          <table:table-cell office:value-type="float" office:value="556" table:formula="of:=ABS([.F99]-[.G99])" table:style-name="ce11">
            <text:p>556</text:p>
          </table:table-cell>
          <table:table-cell table:number-columns-repeated="3" table:style-name="ce1"/>
          <table:table-cell office:value-type="float" office:value="0" table:formula="of:=COUNTIF([.$F$2:.$F$1001];[.$G99])*[.$G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125 <text:s text:c="2"/>50079</text:p>
          </table:table-cell>
          <table:table-cell table:style-name="ce1"/>
          <table:table-cell office:value-type="string" office:string-value="87125" table:formula="of:=INDEX(COM.MICROSOFT.TEXTSPLIT([Solution.$A100];&quot; &quot;);1)" table:number-matrix-columns-spanned="1" table:number-matrix-rows-spanned="1" table:style-name="ce11">
            <text:p>87125</text:p>
          </table:table-cell>
          <table:table-cell office:value-type="string" office:string-value="50079" table:formula="of:=INDEX(COM.MICROSOFT.TEXTSPLIT([Solution.$A100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19119" table:style-name="ce1">
            <text:p>19119</text:p>
          </table:table-cell>
          <table:table-cell office:value-type="string" office:string-value="20005" table:style-name="ce1">
            <text:p>20005</text:p>
          </table:table-cell>
          <table:table-cell table:style-name="ce1"/>
          <table:table-cell office:value-type="float" office:value="886" table:formula="of:=ABS([.F100]-[.G100])" table:style-name="ce11">
            <text:p>886</text:p>
          </table:table-cell>
          <table:table-cell table:number-columns-repeated="3" table:style-name="ce1"/>
          <table:table-cell office:value-type="float" office:value="0" table:formula="of:=COUNTIF([.$F$2:.$F$1001];[.$G100])*[.$G1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623 <text:s text:c="2"/>25465</text:p>
          </table:table-cell>
          <table:table-cell table:style-name="ce1"/>
          <table:table-cell office:value-type="string" office:string-value="66623" table:formula="of:=INDEX(COM.MICROSOFT.TEXTSPLIT([Solution.$A101];&quot; &quot;);1)" table:number-matrix-columns-spanned="1" table:number-matrix-rows-spanned="1" table:style-name="ce11">
            <text:p>66623</text:p>
          </table:table-cell>
          <table:table-cell office:value-type="string" office:string-value="25465" table:formula="of:=INDEX(COM.MICROSOFT.TEXTSPLIT([Solution.$A101];&quot; &quot;; &quot;+&quot;; TRUE);2)" table:number-matrix-columns-spanned="1" table:number-matrix-rows-spanned="1" table:style-name="ce11">
            <text:p>25465</text:p>
          </table:table-cell>
          <table:table-cell table:style-name="ce1"/>
          <table:table-cell office:value-type="string" office:string-value="19260" table:style-name="ce1">
            <text:p>19260</text:p>
          </table:table-cell>
          <table:table-cell office:value-type="string" office:string-value="20049" table:style-name="ce1">
            <text:p>20049</text:p>
          </table:table-cell>
          <table:table-cell table:style-name="ce1"/>
          <table:table-cell office:value-type="float" office:value="789" table:formula="of:=ABS([.F101]-[.G101])" table:style-name="ce11">
            <text:p>789</text:p>
          </table:table-cell>
          <table:table-cell table:number-columns-repeated="3" table:style-name="ce1"/>
          <table:table-cell office:value-type="float" office:value="0" table:formula="of:=COUNTIF([.$F$2:.$F$1001];[.$G101])*[.$G1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110 <text:s text:c="2"/>98681</text:p>
          </table:table-cell>
          <table:table-cell table:style-name="ce1"/>
          <table:table-cell office:value-type="string" office:string-value="88110" table:formula="of:=INDEX(COM.MICROSOFT.TEXTSPLIT([Solution.$A102];&quot; &quot;);1)" table:number-matrix-columns-spanned="1" table:number-matrix-rows-spanned="1" table:style-name="ce11">
            <text:p>88110</text:p>
          </table:table-cell>
          <table:table-cell office:value-type="string" office:string-value="98681" table:formula="of:=INDEX(COM.MICROSOFT.TEXTSPLIT([Solution.$A102];&quot; &quot;; &quot;+&quot;; TRUE);2)" table:number-matrix-columns-spanned="1" table:number-matrix-rows-spanned="1" table:style-name="ce11">
            <text:p>98681</text:p>
          </table:table-cell>
          <table:table-cell table:style-name="ce1"/>
          <table:table-cell office:value-type="string" office:string-value="19738" table:style-name="ce1">
            <text:p>19738</text:p>
          </table:table-cell>
          <table:table-cell office:value-type="string" office:string-value="20135" table:style-name="ce1">
            <text:p>20135</text:p>
          </table:table-cell>
          <table:table-cell table:style-name="ce1"/>
          <table:table-cell office:value-type="float" office:value="397" table:formula="of:=ABS([.F102]-[.G102])" table:style-name="ce11">
            <text:p>397</text:p>
          </table:table-cell>
          <table:table-cell table:number-columns-repeated="3" table:style-name="ce1"/>
          <table:table-cell office:value-type="float" office:value="0" table:formula="of:=COUNTIF([.$F$2:.$F$1001];[.$G102])*[.$G1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660 <text:s text:c="2"/>75592</text:p>
          </table:table-cell>
          <table:table-cell table:style-name="ce1"/>
          <table:table-cell office:value-type="string" office:string-value="72660" table:formula="of:=INDEX(COM.MICROSOFT.TEXTSPLIT([Solution.$A103];&quot; &quot;);1)" table:number-matrix-columns-spanned="1" table:number-matrix-rows-spanned="1" table:style-name="ce11">
            <text:p>72660</text:p>
          </table:table-cell>
          <table:table-cell office:value-type="string" office:string-value="75592" table:formula="of:=INDEX(COM.MICROSOFT.TEXTSPLIT([Solution.$A103];&quot; &quot;; &quot;+&quot;; TRUE);2)" table:number-matrix-columns-spanned="1" table:number-matrix-rows-spanned="1" table:style-name="ce11">
            <text:p>75592</text:p>
          </table:table-cell>
          <table:table-cell table:style-name="ce1"/>
          <table:table-cell office:value-type="string" office:string-value="19772" table:style-name="ce1">
            <text:p>19772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667" table:formula="of:=ABS([.F103]-[.G103])" table:style-name="ce11">
            <text:p>667</text:p>
          </table:table-cell>
          <table:table-cell table:number-columns-repeated="3" table:style-name="ce1"/>
          <table:table-cell office:value-type="float" office:value="20439" table:formula="of:=COUNTIF([.$F$2:.$F$1001];[.$G103])*[.$G103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748 <text:s text:c="2"/>37738</text:p>
          </table:table-cell>
          <table:table-cell table:style-name="ce1"/>
          <table:table-cell office:value-type="string" office:string-value="41748" table:formula="of:=INDEX(COM.MICROSOFT.TEXTSPLIT([Solution.$A104];&quot; &quot;);1)" table:number-matrix-columns-spanned="1" table:number-matrix-rows-spanned="1" table:style-name="ce11">
            <text:p>41748</text:p>
          </table:table-cell>
          <table:table-cell office:value-type="string" office:string-value="37738" table:formula="of:=INDEX(COM.MICROSOFT.TEXTSPLIT([Solution.$A104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19824" table:style-name="ce1">
            <text:p>19824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615" table:formula="of:=ABS([.F104]-[.G104])" table:style-name="ce11">
            <text:p>615</text:p>
          </table:table-cell>
          <table:table-cell table:number-columns-repeated="3" table:style-name="ce1"/>
          <table:table-cell office:value-type="float" office:value="20439" table:formula="of:=COUNTIF([.$F$2:.$F$1001];[.$G104])*[.$G104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564 <text:s text:c="2"/>41306</text:p>
          </table:table-cell>
          <table:table-cell table:style-name="ce1"/>
          <table:table-cell office:value-type="string" office:string-value="91564" table:formula="of:=INDEX(COM.MICROSOFT.TEXTSPLIT([Solution.$A105];&quot; &quot;);1)" table:number-matrix-columns-spanned="1" table:number-matrix-rows-spanned="1" table:style-name="ce11">
            <text:p>91564</text:p>
          </table:table-cell>
          <table:table-cell office:value-type="string" office:string-value="41306" table:formula="of:=INDEX(COM.MICROSOFT.TEXTSPLIT([Solution.$A105];&quot; &quot;; &quot;+&quot;; TRUE);2)" table:number-matrix-columns-spanned="1" table:number-matrix-rows-spanned="1" table:style-name="ce11">
            <text:p>41306</text:p>
          </table:table-cell>
          <table:table-cell table:style-name="ce1"/>
          <table:table-cell office:value-type="string" office:string-value="19922" table:style-name="ce1">
            <text:p>19922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517" table:formula="of:=ABS([.F105]-[.G105])" table:style-name="ce11">
            <text:p>517</text:p>
          </table:table-cell>
          <table:table-cell table:number-columns-repeated="3" table:style-name="ce1"/>
          <table:table-cell office:value-type="float" office:value="20439" table:formula="of:=COUNTIF([.$F$2:.$F$1001];[.$G105])*[.$G105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219 <text:s text:c="2"/>62821</text:p>
          </table:table-cell>
          <table:table-cell table:style-name="ce1"/>
          <table:table-cell office:value-type="string" office:string-value="12219" table:formula="of:=INDEX(COM.MICROSOFT.TEXTSPLIT([Solution.$A106];&quot; &quot;);1)" table:number-matrix-columns-spanned="1" table:number-matrix-rows-spanned="1" table:style-name="ce11">
            <text:p>12219</text:p>
          </table:table-cell>
          <table:table-cell office:value-type="string" office:string-value="62821" table:formula="of:=INDEX(COM.MICROSOFT.TEXTSPLIT([Solution.$A106];&quot; &quot;; &quot;+&quot;; TRUE);2)" table:number-matrix-columns-spanned="1" table:number-matrix-rows-spanned="1" table:style-name="ce11">
            <text:p>62821</text:p>
          </table:table-cell>
          <table:table-cell table:style-name="ce1"/>
          <table:table-cell office:value-type="string" office:string-value="19928" table:style-name="ce1">
            <text:p>19928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511" table:formula="of:=ABS([.F106]-[.G106])" table:style-name="ce11">
            <text:p>511</text:p>
          </table:table-cell>
          <table:table-cell table:number-columns-repeated="3" table:style-name="ce1"/>
          <table:table-cell office:value-type="float" office:value="20439" table:formula="of:=COUNTIF([.$F$2:.$F$1001];[.$G106])*[.$G106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138 <text:s text:c="2"/>52717</text:p>
          </table:table-cell>
          <table:table-cell table:style-name="ce1"/>
          <table:table-cell office:value-type="string" office:string-value="60138" table:formula="of:=INDEX(COM.MICROSOFT.TEXTSPLIT([Solution.$A107];&quot; &quot;);1)" table:number-matrix-columns-spanned="1" table:number-matrix-rows-spanned="1" table:style-name="ce11">
            <text:p>60138</text:p>
          </table:table-cell>
          <table:table-cell office:value-type="string" office:string-value="52717" table:formula="of:=INDEX(COM.MICROSOFT.TEXTSPLIT([Solution.$A107];&quot; &quot;; &quot;+&quot;; TRUE);2)" table:number-matrix-columns-spanned="1" table:number-matrix-rows-spanned="1" table:style-name="ce11">
            <text:p>52717</text:p>
          </table:table-cell>
          <table:table-cell table:style-name="ce1"/>
          <table:table-cell office:value-type="string" office:string-value="20019" table:style-name="ce1">
            <text:p>20019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420" table:formula="of:=ABS([.F107]-[.G107])" table:style-name="ce11">
            <text:p>420</text:p>
          </table:table-cell>
          <table:table-cell table:number-columns-repeated="3" table:style-name="ce1"/>
          <table:table-cell office:value-type="float" office:value="20439" table:formula="of:=COUNTIF([.$F$2:.$F$1001];[.$G107])*[.$G107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590 <text:s text:c="2"/>32212</text:p>
          </table:table-cell>
          <table:table-cell table:style-name="ce1"/>
          <table:table-cell office:value-type="string" office:string-value="54590" table:formula="of:=INDEX(COM.MICROSOFT.TEXTSPLIT([Solution.$A108];&quot; &quot;);1)" table:number-matrix-columns-spanned="1" table:number-matrix-rows-spanned="1" table:style-name="ce11">
            <text:p>54590</text:p>
          </table:table-cell>
          <table:table-cell office:value-type="string" office:string-value="32212" table:formula="of:=INDEX(COM.MICROSOFT.TEXTSPLIT([Solution.$A108];&quot; &quot;; &quot;+&quot;; TRUE);2)" table:number-matrix-columns-spanned="1" table:number-matrix-rows-spanned="1" table:style-name="ce11">
            <text:p>32212</text:p>
          </table:table-cell>
          <table:table-cell table:style-name="ce1"/>
          <table:table-cell office:value-type="string" office:string-value="20037" table:style-name="ce1">
            <text:p>20037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402" table:formula="of:=ABS([.F108]-[.G108])" table:style-name="ce11">
            <text:p>402</text:p>
          </table:table-cell>
          <table:table-cell table:number-columns-repeated="3" table:style-name="ce1"/>
          <table:table-cell office:value-type="float" office:value="20439" table:formula="of:=COUNTIF([.$F$2:.$F$1001];[.$G108])*[.$G108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975 <text:s text:c="2"/>85753</text:p>
          </table:table-cell>
          <table:table-cell table:style-name="ce1"/>
          <table:table-cell office:value-type="string" office:string-value="62975" table:formula="of:=INDEX(COM.MICROSOFT.TEXTSPLIT([Solution.$A109];&quot; &quot;);1)" table:number-matrix-columns-spanned="1" table:number-matrix-rows-spanned="1" table:style-name="ce11">
            <text:p>62975</text:p>
          </table:table-cell>
          <table:table-cell office:value-type="string" office:string-value="85753" table:formula="of:=INDEX(COM.MICROSOFT.TEXTSPLIT([Solution.$A109];&quot; &quot;; &quot;+&quot;; TRUE);2)" table:number-matrix-columns-spanned="1" table:number-matrix-rows-spanned="1" table:style-name="ce11">
            <text:p>85753</text:p>
          </table:table-cell>
          <table:table-cell table:style-name="ce1"/>
          <table:table-cell office:value-type="string" office:string-value="20043" table:style-name="ce1">
            <text:p>20043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396" table:formula="of:=ABS([.F109]-[.G109])" table:style-name="ce11">
            <text:p>396</text:p>
          </table:table-cell>
          <table:table-cell table:number-columns-repeated="3" table:style-name="ce1"/>
          <table:table-cell office:value-type="float" office:value="20439" table:formula="of:=COUNTIF([.$F$2:.$F$1001];[.$G109])*[.$G109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842 <text:s text:c="2"/>35300</text:p>
          </table:table-cell>
          <table:table-cell table:style-name="ce1"/>
          <table:table-cell office:value-type="string" office:string-value="61842" table:formula="of:=INDEX(COM.MICROSOFT.TEXTSPLIT([Solution.$A110];&quot; &quot;);1)" table:number-matrix-columns-spanned="1" table:number-matrix-rows-spanned="1" table:style-name="ce11">
            <text:p>61842</text:p>
          </table:table-cell>
          <table:table-cell office:value-type="string" office:string-value="35300" table:formula="of:=INDEX(COM.MICROSOFT.TEXTSPLIT([Solution.$A110];&quot; &quot;; &quot;+&quot;; TRUE);2)" table:number-matrix-columns-spanned="1" table:number-matrix-rows-spanned="1" table:style-name="ce11">
            <text:p>35300</text:p>
          </table:table-cell>
          <table:table-cell table:style-name="ce1"/>
          <table:table-cell office:value-type="string" office:string-value="20065" table:style-name="ce1">
            <text:p>20065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374" table:formula="of:=ABS([.F110]-[.G110])" table:style-name="ce11">
            <text:p>374</text:p>
          </table:table-cell>
          <table:table-cell table:number-columns-repeated="3" table:style-name="ce1"/>
          <table:table-cell office:value-type="float" office:value="20439" table:formula="of:=COUNTIF([.$F$2:.$F$1001];[.$G110])*[.$G110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272 <text:s text:c="2"/>39516</text:p>
          </table:table-cell>
          <table:table-cell table:style-name="ce1"/>
          <table:table-cell office:value-type="string" office:string-value="26272" table:formula="of:=INDEX(COM.MICROSOFT.TEXTSPLIT([Solution.$A111];&quot; &quot;);1)" table:number-matrix-columns-spanned="1" table:number-matrix-rows-spanned="1" table:style-name="ce11">
            <text:p>26272</text:p>
          </table:table-cell>
          <table:table-cell office:value-type="string" office:string-value="39516" table:formula="of:=INDEX(COM.MICROSOFT.TEXTSPLIT([Solution.$A111];&quot; &quot;; &quot;+&quot;; TRUE);2)" table:number-matrix-columns-spanned="1" table:number-matrix-rows-spanned="1" table:style-name="ce11">
            <text:p>39516</text:p>
          </table:table-cell>
          <table:table-cell table:style-name="ce1"/>
          <table:table-cell office:value-type="string" office:string-value="20120" table:style-name="ce1">
            <text:p>20120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319" table:formula="of:=ABS([.F111]-[.G111])" table:style-name="ce11">
            <text:p>319</text:p>
          </table:table-cell>
          <table:table-cell table:number-columns-repeated="3" table:style-name="ce1"/>
          <table:table-cell office:value-type="float" office:value="20439" table:formula="of:=COUNTIF([.$F$2:.$F$1001];[.$G111])*[.$G111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007 <text:s text:c="2"/>76251</text:p>
          </table:table-cell>
          <table:table-cell table:style-name="ce1"/>
          <table:table-cell office:value-type="string" office:string-value="27007" table:formula="of:=INDEX(COM.MICROSOFT.TEXTSPLIT([Solution.$A112];&quot; &quot;);1)" table:number-matrix-columns-spanned="1" table:number-matrix-rows-spanned="1" table:style-name="ce11">
            <text:p>27007</text:p>
          </table:table-cell>
          <table:table-cell office:value-type="string" office:string-value="76251" table:formula="of:=INDEX(COM.MICROSOFT.TEXTSPLIT([Solution.$A112];&quot; &quot;; &quot;+&quot;; TRUE);2)" table:number-matrix-columns-spanned="1" table:number-matrix-rows-spanned="1" table:style-name="ce11">
            <text:p>76251</text:p>
          </table:table-cell>
          <table:table-cell table:style-name="ce1"/>
          <table:table-cell office:value-type="string" office:string-value="20439" table:style-name="ce1">
            <text:p>20439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0" table:formula="of:=ABS([.F112]-[.G112])" table:style-name="ce11">
            <text:p>0</text:p>
          </table:table-cell>
          <table:table-cell table:number-columns-repeated="3" table:style-name="ce1"/>
          <table:table-cell office:value-type="float" office:value="20439" table:formula="of:=COUNTIF([.$F$2:.$F$1001];[.$G112])*[.$G112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169 <text:s text:c="2"/>63474</text:p>
          </table:table-cell>
          <table:table-cell table:style-name="ce1"/>
          <table:table-cell office:value-type="string" office:string-value="48169" table:formula="of:=INDEX(COM.MICROSOFT.TEXTSPLIT([Solution.$A113];&quot; &quot;);1)" table:number-matrix-columns-spanned="1" table:number-matrix-rows-spanned="1" table:style-name="ce11">
            <text:p>48169</text:p>
          </table:table-cell>
          <table:table-cell office:value-type="string" office:string-value="63474" table:formula="of:=INDEX(COM.MICROSOFT.TEXTSPLIT([Solution.$A113];&quot; &quot;; &quot;+&quot;; TRUE);2)" table:number-matrix-columns-spanned="1" table:number-matrix-rows-spanned="1" table:style-name="ce11">
            <text:p>63474</text:p>
          </table:table-cell>
          <table:table-cell table:style-name="ce1"/>
          <table:table-cell office:value-type="string" office:string-value="20507" table:style-name="ce1">
            <text:p>20507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68" table:formula="of:=ABS([.F113]-[.G113])" table:style-name="ce11">
            <text:p>68</text:p>
          </table:table-cell>
          <table:table-cell table:number-columns-repeated="3" table:style-name="ce1"/>
          <table:table-cell office:value-type="float" office:value="20439" table:formula="of:=COUNTIF([.$F$2:.$F$1001];[.$G113])*[.$G113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898 <text:s text:c="2"/>88451</text:p>
          </table:table-cell>
          <table:table-cell table:style-name="ce1"/>
          <table:table-cell office:value-type="string" office:string-value="94898" table:formula="of:=INDEX(COM.MICROSOFT.TEXTSPLIT([Solution.$A114];&quot; &quot;);1)" table:number-matrix-columns-spanned="1" table:number-matrix-rows-spanned="1" table:style-name="ce11">
            <text:p>94898</text:p>
          </table:table-cell>
          <table:table-cell office:value-type="string" office:string-value="88451" table:formula="of:=INDEX(COM.MICROSOFT.TEXTSPLIT([Solution.$A114];&quot; &quot;; &quot;+&quot;; TRUE);2)" table:number-matrix-columns-spanned="1" table:number-matrix-rows-spanned="1" table:style-name="ce11">
            <text:p>88451</text:p>
          </table:table-cell>
          <table:table-cell table:style-name="ce1"/>
          <table:table-cell office:value-type="string" office:string-value="20582" table:style-name="ce1">
            <text:p>20582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143" table:formula="of:=ABS([.F114]-[.G114])" table:style-name="ce11">
            <text:p>143</text:p>
          </table:table-cell>
          <table:table-cell table:number-columns-repeated="3" table:style-name="ce1"/>
          <table:table-cell office:value-type="float" office:value="20439" table:formula="of:=COUNTIF([.$F$2:.$F$1001];[.$G114])*[.$G114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706 <text:s text:c="2"/>26762</text:p>
          </table:table-cell>
          <table:table-cell table:style-name="ce1"/>
          <table:table-cell office:value-type="string" office:string-value="22706" table:formula="of:=INDEX(COM.MICROSOFT.TEXTSPLIT([Solution.$A115];&quot; &quot;);1)" table:number-matrix-columns-spanned="1" table:number-matrix-rows-spanned="1" table:style-name="ce11">
            <text:p>22706</text:p>
          </table:table-cell>
          <table:table-cell office:value-type="string" office:string-value="26762" table:formula="of:=INDEX(COM.MICROSOFT.TEXTSPLIT([Solution.$A115];&quot; &quot;; &quot;+&quot;; TRUE);2)" table:number-matrix-columns-spanned="1" table:number-matrix-rows-spanned="1" table:style-name="ce11">
            <text:p>26762</text:p>
          </table:table-cell>
          <table:table-cell table:style-name="ce1"/>
          <table:table-cell office:value-type="string" office:string-value="20682" table:style-name="ce1">
            <text:p>20682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243" table:formula="of:=ABS([.F115]-[.G115])" table:style-name="ce11">
            <text:p>243</text:p>
          </table:table-cell>
          <table:table-cell table:number-columns-repeated="3" table:style-name="ce1"/>
          <table:table-cell office:value-type="float" office:value="20439" table:formula="of:=COUNTIF([.$F$2:.$F$1001];[.$G115])*[.$G115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283 <text:s text:c="2"/>76537</text:p>
          </table:table-cell>
          <table:table-cell table:style-name="ce1"/>
          <table:table-cell office:value-type="string" office:string-value="56283" table:formula="of:=INDEX(COM.MICROSOFT.TEXTSPLIT([Solution.$A116];&quot; &quot;);1)" table:number-matrix-columns-spanned="1" table:number-matrix-rows-spanned="1" table:style-name="ce11">
            <text:p>56283</text:p>
          </table:table-cell>
          <table:table-cell office:value-type="string" office:string-value="76537" table:formula="of:=INDEX(COM.MICROSOFT.TEXTSPLIT([Solution.$A116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20700" table:style-name="ce1">
            <text:p>20700</text:p>
          </table:table-cell>
          <table:table-cell office:value-type="string" office:string-value="20439" table:style-name="ce1">
            <text:p>20439</text:p>
          </table:table-cell>
          <table:table-cell table:style-name="ce1"/>
          <table:table-cell office:value-type="float" office:value="261" table:formula="of:=ABS([.F116]-[.G116])" table:style-name="ce11">
            <text:p>261</text:p>
          </table:table-cell>
          <table:table-cell table:number-columns-repeated="3" table:style-name="ce1"/>
          <table:table-cell office:value-type="float" office:value="20439" table:formula="of:=COUNTIF([.$F$2:.$F$1001];[.$G116])*[.$G116]" table:style-name="ce11">
            <text:p>204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521 <text:s text:c="2"/>84894</text:p>
          </table:table-cell>
          <table:table-cell table:style-name="ce1"/>
          <table:table-cell office:value-type="string" office:string-value="29521" table:formula="of:=INDEX(COM.MICROSOFT.TEXTSPLIT([Solution.$A117];&quot; &quot;);1)" table:number-matrix-columns-spanned="1" table:number-matrix-rows-spanned="1" table:style-name="ce11">
            <text:p>29521</text:p>
          </table:table-cell>
          <table:table-cell office:value-type="string" office:string-value="84894" table:formula="of:=INDEX(COM.MICROSOFT.TEXTSPLIT([Solution.$A117];&quot; &quot;; &quot;+&quot;; TRUE);2)" table:number-matrix-columns-spanned="1" table:number-matrix-rows-spanned="1" table:style-name="ce11">
            <text:p>84894</text:p>
          </table:table-cell>
          <table:table-cell table:style-name="ce1"/>
          <table:table-cell office:value-type="string" office:string-value="20793" table:style-name="ce1">
            <text:p>20793</text:p>
          </table:table-cell>
          <table:table-cell office:value-type="string" office:string-value="20490" table:style-name="ce1">
            <text:p>20490</text:p>
          </table:table-cell>
          <table:table-cell table:style-name="ce1"/>
          <table:table-cell office:value-type="float" office:value="303" table:formula="of:=ABS([.F117]-[.G117])" table:style-name="ce11">
            <text:p>303</text:p>
          </table:table-cell>
          <table:table-cell table:number-columns-repeated="3" table:style-name="ce1"/>
          <table:table-cell office:value-type="float" office:value="0" table:formula="of:=COUNTIF([.$F$2:.$F$1001];[.$G117])*[.$G1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845 <text:s text:c="2"/>90163</text:p>
          </table:table-cell>
          <table:table-cell table:style-name="ce1"/>
          <table:table-cell office:value-type="string" office:string-value="36845" table:formula="of:=INDEX(COM.MICROSOFT.TEXTSPLIT([Solution.$A118];&quot; &quot;);1)" table:number-matrix-columns-spanned="1" table:number-matrix-rows-spanned="1" table:style-name="ce11">
            <text:p>36845</text:p>
          </table:table-cell>
          <table:table-cell office:value-type="string" office:string-value="90163" table:formula="of:=INDEX(COM.MICROSOFT.TEXTSPLIT([Solution.$A118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20912" table:style-name="ce1">
            <text:p>20912</text:p>
          </table:table-cell>
          <table:table-cell office:value-type="string" office:string-value="20619" table:style-name="ce1">
            <text:p>20619</text:p>
          </table:table-cell>
          <table:table-cell table:style-name="ce1"/>
          <table:table-cell office:value-type="float" office:value="293" table:formula="of:=ABS([.F118]-[.G118])" table:style-name="ce11">
            <text:p>293</text:p>
          </table:table-cell>
          <table:table-cell table:number-columns-repeated="3" table:style-name="ce1"/>
          <table:table-cell office:value-type="float" office:value="0" table:formula="of:=COUNTIF([.$F$2:.$F$1001];[.$G118])*[.$G1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825 <text:s text:c="2"/>90163</text:p>
          </table:table-cell>
          <table:table-cell table:style-name="ce1"/>
          <table:table-cell office:value-type="string" office:string-value="88825" table:formula="of:=INDEX(COM.MICROSOFT.TEXTSPLIT([Solution.$A119];&quot; &quot;);1)" table:number-matrix-columns-spanned="1" table:number-matrix-rows-spanned="1" table:style-name="ce11">
            <text:p>88825</text:p>
          </table:table-cell>
          <table:table-cell office:value-type="string" office:string-value="90163" table:formula="of:=INDEX(COM.MICROSOFT.TEXTSPLIT([Solution.$A119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20926" table:style-name="ce1">
            <text:p>20926</text:p>
          </table:table-cell>
          <table:table-cell office:value-type="string" office:string-value="20640" table:style-name="ce1">
            <text:p>20640</text:p>
          </table:table-cell>
          <table:table-cell table:style-name="ce1"/>
          <table:table-cell office:value-type="float" office:value="286" table:formula="of:=ABS([.F119]-[.G119])" table:style-name="ce11">
            <text:p>286</text:p>
          </table:table-cell>
          <table:table-cell table:number-columns-repeated="3" table:style-name="ce1"/>
          <table:table-cell office:value-type="float" office:value="0" table:formula="of:=COUNTIF([.$F$2:.$F$1001];[.$G119])*[.$G1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862 <text:s text:c="2"/>21377</text:p>
          </table:table-cell>
          <table:table-cell table:style-name="ce1"/>
          <table:table-cell office:value-type="string" office:string-value="29862" table:formula="of:=INDEX(COM.MICROSOFT.TEXTSPLIT([Solution.$A120];&quot; &quot;);1)" table:number-matrix-columns-spanned="1" table:number-matrix-rows-spanned="1" table:style-name="ce11">
            <text:p>29862</text:p>
          </table:table-cell>
          <table:table-cell office:value-type="string" office:string-value="21377" table:formula="of:=INDEX(COM.MICROSOFT.TEXTSPLIT([Solution.$A120];&quot; &quot;; &quot;+&quot;; TRUE);2)" table:number-matrix-columns-spanned="1" table:number-matrix-rows-spanned="1" table:style-name="ce11">
            <text:p>21377</text:p>
          </table:table-cell>
          <table:table-cell table:style-name="ce1"/>
          <table:table-cell office:value-type="string" office:string-value="20938" table:style-name="ce1">
            <text:p>20938</text:p>
          </table:table-cell>
          <table:table-cell office:value-type="string" office:string-value="20695" table:style-name="ce1">
            <text:p>20695</text:p>
          </table:table-cell>
          <table:table-cell table:style-name="ce1"/>
          <table:table-cell office:value-type="float" office:value="243" table:formula="of:=ABS([.F120]-[.G120])" table:style-name="ce11">
            <text:p>243</text:p>
          </table:table-cell>
          <table:table-cell table:number-columns-repeated="3" table:style-name="ce1"/>
          <table:table-cell office:value-type="float" office:value="0" table:formula="of:=COUNTIF([.$F$2:.$F$1001];[.$G120])*[.$G1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174 <text:s text:c="2"/>69137</text:p>
          </table:table-cell>
          <table:table-cell table:style-name="ce1"/>
          <table:table-cell office:value-type="string" office:string-value="81174" table:formula="of:=INDEX(COM.MICROSOFT.TEXTSPLIT([Solution.$A121];&quot; &quot;);1)" table:number-matrix-columns-spanned="1" table:number-matrix-rows-spanned="1" table:style-name="ce11">
            <text:p>81174</text:p>
          </table:table-cell>
          <table:table-cell office:value-type="string" office:string-value="69137" table:formula="of:=INDEX(COM.MICROSOFT.TEXTSPLIT([Solution.$A121];&quot; &quot;; &quot;+&quot;; TRUE);2)" table:number-matrix-columns-spanned="1" table:number-matrix-rows-spanned="1" table:style-name="ce11">
            <text:p>69137</text:p>
          </table:table-cell>
          <table:table-cell table:style-name="ce1"/>
          <table:table-cell office:value-type="string" office:string-value="21014" table:style-name="ce1">
            <text:p>21014</text:p>
          </table:table-cell>
          <table:table-cell office:value-type="string" office:string-value="20760" table:style-name="ce1">
            <text:p>20760</text:p>
          </table:table-cell>
          <table:table-cell table:style-name="ce1"/>
          <table:table-cell office:value-type="float" office:value="254" table:formula="of:=ABS([.F121]-[.G121])" table:style-name="ce11">
            <text:p>254</text:p>
          </table:table-cell>
          <table:table-cell table:number-columns-repeated="3" table:style-name="ce1"/>
          <table:table-cell office:value-type="float" office:value="0" table:formula="of:=COUNTIF([.$F$2:.$F$1001];[.$G121])*[.$G1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711 <text:s text:c="2"/>34297</text:p>
          </table:table-cell>
          <table:table-cell table:style-name="ce1"/>
          <table:table-cell office:value-type="string" office:string-value="13711" table:formula="of:=INDEX(COM.MICROSOFT.TEXTSPLIT([Solution.$A122];&quot; &quot;);1)" table:number-matrix-columns-spanned="1" table:number-matrix-rows-spanned="1" table:style-name="ce11">
            <text:p>13711</text:p>
          </table:table-cell>
          <table:table-cell office:value-type="string" office:string-value="34297" table:formula="of:=INDEX(COM.MICROSOFT.TEXTSPLIT([Solution.$A122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21067" table:style-name="ce1">
            <text:p>21067</text:p>
          </table:table-cell>
          <table:table-cell office:value-type="string" office:string-value="20778" table:style-name="ce1">
            <text:p>20778</text:p>
          </table:table-cell>
          <table:table-cell table:style-name="ce1"/>
          <table:table-cell office:value-type="float" office:value="289" table:formula="of:=ABS([.F122]-[.G122])" table:style-name="ce11">
            <text:p>289</text:p>
          </table:table-cell>
          <table:table-cell table:number-columns-repeated="3" table:style-name="ce1"/>
          <table:table-cell office:value-type="float" office:value="0" table:formula="of:=COUNTIF([.$F$2:.$F$1001];[.$G122])*[.$G1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878 <text:s text:c="2"/>51226</text:p>
          </table:table-cell>
          <table:table-cell table:style-name="ce1"/>
          <table:table-cell office:value-type="string" office:string-value="53878" table:formula="of:=INDEX(COM.MICROSOFT.TEXTSPLIT([Solution.$A123];&quot; &quot;);1)" table:number-matrix-columns-spanned="1" table:number-matrix-rows-spanned="1" table:style-name="ce11">
            <text:p>53878</text:p>
          </table:table-cell>
          <table:table-cell office:value-type="string" office:string-value="51226" table:formula="of:=INDEX(COM.MICROSOFT.TEXTSPLIT([Solution.$A123];&quot; &quot;; &quot;+&quot;; TRUE);2)" table:number-matrix-columns-spanned="1" table:number-matrix-rows-spanned="1" table:style-name="ce11">
            <text:p>51226</text:p>
          </table:table-cell>
          <table:table-cell table:style-name="ce1"/>
          <table:table-cell office:value-type="string" office:string-value="21262" table:style-name="ce1">
            <text:p>21262</text:p>
          </table:table-cell>
          <table:table-cell office:value-type="string" office:string-value="20832" table:style-name="ce1">
            <text:p>20832</text:p>
          </table:table-cell>
          <table:table-cell table:style-name="ce1"/>
          <table:table-cell office:value-type="float" office:value="430" table:formula="of:=ABS([.F123]-[.G123])" table:style-name="ce11">
            <text:p>430</text:p>
          </table:table-cell>
          <table:table-cell table:number-columns-repeated="3" table:style-name="ce1"/>
          <table:table-cell office:value-type="float" office:value="0" table:formula="of:=COUNTIF([.$F$2:.$F$1001];[.$G123])*[.$G1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590 <text:s text:c="2"/>79980</text:p>
          </table:table-cell>
          <table:table-cell table:style-name="ce1"/>
          <table:table-cell office:value-type="string" office:string-value="87590" table:formula="of:=INDEX(COM.MICROSOFT.TEXTSPLIT([Solution.$A124];&quot; &quot;);1)" table:number-matrix-columns-spanned="1" table:number-matrix-rows-spanned="1" table:style-name="ce11">
            <text:p>87590</text:p>
          </table:table-cell>
          <table:table-cell office:value-type="string" office:string-value="79980" table:formula="of:=INDEX(COM.MICROSOFT.TEXTSPLIT([Solution.$A124];&quot; &quot;; &quot;+&quot;; TRUE);2)" table:number-matrix-columns-spanned="1" table:number-matrix-rows-spanned="1" table:style-name="ce11">
            <text:p>79980</text:p>
          </table:table-cell>
          <table:table-cell table:style-name="ce1"/>
          <table:table-cell office:value-type="string" office:string-value="21394" table:style-name="ce1">
            <text:p>21394</text:p>
          </table:table-cell>
          <table:table-cell office:value-type="string" office:string-value="20977" table:style-name="ce1">
            <text:p>20977</text:p>
          </table:table-cell>
          <table:table-cell table:style-name="ce1"/>
          <table:table-cell office:value-type="float" office:value="417" table:formula="of:=ABS([.F124]-[.G124])" table:style-name="ce11">
            <text:p>417</text:p>
          </table:table-cell>
          <table:table-cell table:number-columns-repeated="3" table:style-name="ce1"/>
          <table:table-cell office:value-type="float" office:value="0" table:formula="of:=COUNTIF([.$F$2:.$F$1001];[.$G124])*[.$G1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631 <text:s text:c="2"/>76585</text:p>
          </table:table-cell>
          <table:table-cell table:style-name="ce1"/>
          <table:table-cell office:value-type="string" office:string-value="99631" table:formula="of:=INDEX(COM.MICROSOFT.TEXTSPLIT([Solution.$A125];&quot; &quot;);1)" table:number-matrix-columns-spanned="1" table:number-matrix-rows-spanned="1" table:style-name="ce11">
            <text:p>99631</text:p>
          </table:table-cell>
          <table:table-cell office:value-type="string" office:string-value="76585" table:formula="of:=INDEX(COM.MICROSOFT.TEXTSPLIT([Solution.$A125];&quot; &quot;; &quot;+&quot;; TRUE);2)" table:number-matrix-columns-spanned="1" table:number-matrix-rows-spanned="1" table:style-name="ce11">
            <text:p>76585</text:p>
          </table:table-cell>
          <table:table-cell table:style-name="ce1"/>
          <table:table-cell office:value-type="string" office:string-value="21431" table:style-name="ce1">
            <text:p>21431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417" table:formula="of:=ABS([.F125]-[.G125])" table:style-name="ce11">
            <text:p>417</text:p>
          </table:table-cell>
          <table:table-cell table:number-columns-repeated="3" table:style-name="ce1"/>
          <table:table-cell office:value-type="float" office:value="21014" table:formula="of:=COUNTIF([.$F$2:.$F$1001];[.$G125])*[.$G125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834 <text:s text:c="2"/>45447</text:p>
          </table:table-cell>
          <table:table-cell table:style-name="ce1"/>
          <table:table-cell office:value-type="string" office:string-value="82834" table:formula="of:=INDEX(COM.MICROSOFT.TEXTSPLIT([Solution.$A126];&quot; &quot;);1)" table:number-matrix-columns-spanned="1" table:number-matrix-rows-spanned="1" table:style-name="ce11">
            <text:p>82834</text:p>
          </table:table-cell>
          <table:table-cell office:value-type="string" office:string-value="45447" table:formula="of:=INDEX(COM.MICROSOFT.TEXTSPLIT([Solution.$A126];&quot; &quot;; &quot;+&quot;; TRUE);2)" table:number-matrix-columns-spanned="1" table:number-matrix-rows-spanned="1" table:style-name="ce11">
            <text:p>45447</text:p>
          </table:table-cell>
          <table:table-cell table:style-name="ce1"/>
          <table:table-cell office:value-type="string" office:string-value="21558" table:style-name="ce1">
            <text:p>21558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544" table:formula="of:=ABS([.F126]-[.G126])" table:style-name="ce11">
            <text:p>544</text:p>
          </table:table-cell>
          <table:table-cell table:number-columns-repeated="3" table:style-name="ce1"/>
          <table:table-cell office:value-type="float" office:value="21014" table:formula="of:=COUNTIF([.$F$2:.$F$1001];[.$G126])*[.$G126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342 <text:s text:c="2"/>19644</text:p>
          </table:table-cell>
          <table:table-cell table:style-name="ce1"/>
          <table:table-cell office:value-type="string" office:string-value="78342" table:formula="of:=INDEX(COM.MICROSOFT.TEXTSPLIT([Solution.$A127];&quot; &quot;);1)" table:number-matrix-columns-spanned="1" table:number-matrix-rows-spanned="1" table:style-name="ce11">
            <text:p>78342</text:p>
          </table:table-cell>
          <table:table-cell office:value-type="string" office:string-value="19644" table:formula="of:=INDEX(COM.MICROSOFT.TEXTSPLIT([Solution.$A127];&quot; &quot;; &quot;+&quot;; TRUE);2)" table:number-matrix-columns-spanned="1" table:number-matrix-rows-spanned="1" table:style-name="ce11">
            <text:p>19644</text:p>
          </table:table-cell>
          <table:table-cell table:style-name="ce1"/>
          <table:table-cell office:value-type="string" office:string-value="21586" table:style-name="ce1">
            <text:p>21586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572" table:formula="of:=ABS([.F127]-[.G127])" table:style-name="ce11">
            <text:p>572</text:p>
          </table:table-cell>
          <table:table-cell table:number-columns-repeated="3" table:style-name="ce1"/>
          <table:table-cell office:value-type="float" office:value="21014" table:formula="of:=COUNTIF([.$F$2:.$F$1001];[.$G127])*[.$G127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790 <text:s text:c="2"/>72524</text:p>
          </table:table-cell>
          <table:table-cell table:style-name="ce1"/>
          <table:table-cell office:value-type="string" office:string-value="28790" table:formula="of:=INDEX(COM.MICROSOFT.TEXTSPLIT([Solution.$A128];&quot; &quot;);1)" table:number-matrix-columns-spanned="1" table:number-matrix-rows-spanned="1" table:style-name="ce11">
            <text:p>28790</text:p>
          </table:table-cell>
          <table:table-cell office:value-type="string" office:string-value="72524" table:formula="of:=INDEX(COM.MICROSOFT.TEXTSPLIT([Solution.$A128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21591" table:style-name="ce1">
            <text:p>21591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577" table:formula="of:=ABS([.F128]-[.G128])" table:style-name="ce11">
            <text:p>577</text:p>
          </table:table-cell>
          <table:table-cell table:number-columns-repeated="3" table:style-name="ce1"/>
          <table:table-cell office:value-type="float" office:value="21014" table:formula="of:=COUNTIF([.$F$2:.$F$1001];[.$G128])*[.$G128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906 <text:s text:c="2"/>75669</text:p>
          </table:table-cell>
          <table:table-cell table:style-name="ce1"/>
          <table:table-cell office:value-type="string" office:string-value="36906" table:formula="of:=INDEX(COM.MICROSOFT.TEXTSPLIT([Solution.$A129];&quot; &quot;);1)" table:number-matrix-columns-spanned="1" table:number-matrix-rows-spanned="1" table:style-name="ce11">
            <text:p>36906</text:p>
          </table:table-cell>
          <table:table-cell office:value-type="string" office:string-value="75669" table:formula="of:=INDEX(COM.MICROSOFT.TEXTSPLIT([Solution.$A129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21631" table:style-name="ce1">
            <text:p>21631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617" table:formula="of:=ABS([.F129]-[.G129])" table:style-name="ce11">
            <text:p>617</text:p>
          </table:table-cell>
          <table:table-cell table:number-columns-repeated="3" table:style-name="ce1"/>
          <table:table-cell office:value-type="float" office:value="21014" table:formula="of:=COUNTIF([.$F$2:.$F$1001];[.$G129])*[.$G129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336 <text:s text:c="2"/>58221</text:p>
          </table:table-cell>
          <table:table-cell table:style-name="ce1"/>
          <table:table-cell office:value-type="string" office:string-value="14336" table:formula="of:=INDEX(COM.MICROSOFT.TEXTSPLIT([Solution.$A130];&quot; &quot;);1)" table:number-matrix-columns-spanned="1" table:number-matrix-rows-spanned="1" table:style-name="ce11">
            <text:p>14336</text:p>
          </table:table-cell>
          <table:table-cell office:value-type="string" office:string-value="58221" table:formula="of:=INDEX(COM.MICROSOFT.TEXTSPLIT([Solution.$A130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21709" table:style-name="ce1">
            <text:p>21709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695" table:formula="of:=ABS([.F130]-[.G130])" table:style-name="ce11">
            <text:p>695</text:p>
          </table:table-cell>
          <table:table-cell table:number-columns-repeated="3" table:style-name="ce1"/>
          <table:table-cell office:value-type="float" office:value="21014" table:formula="of:=COUNTIF([.$F$2:.$F$1001];[.$G130])*[.$G130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519 <text:s text:c="2"/>77427</text:p>
          </table:table-cell>
          <table:table-cell table:style-name="ce1"/>
          <table:table-cell office:value-type="string" office:string-value="76519" table:formula="of:=INDEX(COM.MICROSOFT.TEXTSPLIT([Solution.$A131];&quot; &quot;);1)" table:number-matrix-columns-spanned="1" table:number-matrix-rows-spanned="1" table:style-name="ce11">
            <text:p>76519</text:p>
          </table:table-cell>
          <table:table-cell office:value-type="string" office:string-value="77427" table:formula="of:=INDEX(COM.MICROSOFT.TEXTSPLIT([Solution.$A131];&quot; &quot;; &quot;+&quot;; TRUE);2)" table:number-matrix-columns-spanned="1" table:number-matrix-rows-spanned="1" table:style-name="ce11">
            <text:p>77427</text:p>
          </table:table-cell>
          <table:table-cell table:style-name="ce1"/>
          <table:table-cell office:value-type="string" office:string-value="21807" table:style-name="ce1">
            <text:p>21807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793" table:formula="of:=ABS([.F131]-[.G131])" table:style-name="ce11">
            <text:p>793</text:p>
          </table:table-cell>
          <table:table-cell table:number-columns-repeated="3" table:style-name="ce1"/>
          <table:table-cell office:value-type="float" office:value="21014" table:formula="of:=COUNTIF([.$F$2:.$F$1001];[.$G131])*[.$G131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574 <text:s text:c="2"/>24390</text:p>
          </table:table-cell>
          <table:table-cell table:style-name="ce1"/>
          <table:table-cell office:value-type="string" office:string-value="87574" table:formula="of:=INDEX(COM.MICROSOFT.TEXTSPLIT([Solution.$A132];&quot; &quot;);1)" table:number-matrix-columns-spanned="1" table:number-matrix-rows-spanned="1" table:style-name="ce11">
            <text:p>87574</text:p>
          </table:table-cell>
          <table:table-cell office:value-type="string" office:string-value="24390" table:formula="of:=INDEX(COM.MICROSOFT.TEXTSPLIT([Solution.$A132];&quot; &quot;; &quot;+&quot;; TRUE);2)" table:number-matrix-columns-spanned="1" table:number-matrix-rows-spanned="1" table:style-name="ce11">
            <text:p>24390</text:p>
          </table:table-cell>
          <table:table-cell table:style-name="ce1"/>
          <table:table-cell office:value-type="string" office:string-value="21922" table:style-name="ce1">
            <text:p>21922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908" table:formula="of:=ABS([.F132]-[.G132])" table:style-name="ce11">
            <text:p>908</text:p>
          </table:table-cell>
          <table:table-cell table:number-columns-repeated="3" table:style-name="ce1"/>
          <table:table-cell office:value-type="float" office:value="21014" table:formula="of:=COUNTIF([.$F$2:.$F$1001];[.$G132])*[.$G132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709 <text:s text:c="2"/>60766</text:p>
          </table:table-cell>
          <table:table-cell table:style-name="ce1"/>
          <table:table-cell office:value-type="string" office:string-value="63709" table:formula="of:=INDEX(COM.MICROSOFT.TEXTSPLIT([Solution.$A133];&quot; &quot;);1)" table:number-matrix-columns-spanned="1" table:number-matrix-rows-spanned="1" table:style-name="ce11">
            <text:p>63709</text:p>
          </table:table-cell>
          <table:table-cell office:value-type="string" office:string-value="60766" table:formula="of:=INDEX(COM.MICROSOFT.TEXTSPLIT([Solution.$A133];&quot; &quot;; &quot;+&quot;; TRUE);2)" table:number-matrix-columns-spanned="1" table:number-matrix-rows-spanned="1" table:style-name="ce11">
            <text:p>60766</text:p>
          </table:table-cell>
          <table:table-cell table:style-name="ce1"/>
          <table:table-cell office:value-type="string" office:string-value="21981" table:style-name="ce1">
            <text:p>21981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967" table:formula="of:=ABS([.F133]-[.G133])" table:style-name="ce11">
            <text:p>967</text:p>
          </table:table-cell>
          <table:table-cell table:number-columns-repeated="3" table:style-name="ce1"/>
          <table:table-cell office:value-type="float" office:value="21014" table:formula="of:=COUNTIF([.$F$2:.$F$1001];[.$G133])*[.$G133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632 <text:s text:c="2"/>36400</text:p>
          </table:table-cell>
          <table:table-cell table:style-name="ce1"/>
          <table:table-cell office:value-type="string" office:string-value="39632" table:formula="of:=INDEX(COM.MICROSOFT.TEXTSPLIT([Solution.$A134];&quot; &quot;);1)" table:number-matrix-columns-spanned="1" table:number-matrix-rows-spanned="1" table:style-name="ce11">
            <text:p>39632</text:p>
          </table:table-cell>
          <table:table-cell office:value-type="string" office:string-value="36400" table:formula="of:=INDEX(COM.MICROSOFT.TEXTSPLIT([Solution.$A134];&quot; &quot;; &quot;+&quot;; TRUE);2)" table:number-matrix-columns-spanned="1" table:number-matrix-rows-spanned="1" table:style-name="ce11">
            <text:p>36400</text:p>
          </table:table-cell>
          <table:table-cell table:style-name="ce1"/>
          <table:table-cell office:value-type="string" office:string-value="22061" table:style-name="ce1">
            <text:p>22061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047" table:formula="of:=ABS([.F134]-[.G134])" table:style-name="ce11">
            <text:p>1047</text:p>
          </table:table-cell>
          <table:table-cell table:number-columns-repeated="3" table:style-name="ce1"/>
          <table:table-cell office:value-type="float" office:value="21014" table:formula="of:=COUNTIF([.$F$2:.$F$1001];[.$G134])*[.$G134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645 <text:s text:c="2"/>98833</text:p>
          </table:table-cell>
          <table:table-cell table:style-name="ce1"/>
          <table:table-cell office:value-type="string" office:string-value="29645" table:formula="of:=INDEX(COM.MICROSOFT.TEXTSPLIT([Solution.$A135];&quot; &quot;);1)" table:number-matrix-columns-spanned="1" table:number-matrix-rows-spanned="1" table:style-name="ce11">
            <text:p>29645</text:p>
          </table:table-cell>
          <table:table-cell office:value-type="string" office:string-value="98833" table:formula="of:=INDEX(COM.MICROSOFT.TEXTSPLIT([Solution.$A135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22067" table:style-name="ce1">
            <text:p>22067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053" table:formula="of:=ABS([.F135]-[.G135])" table:style-name="ce11">
            <text:p>1053</text:p>
          </table:table-cell>
          <table:table-cell table:number-columns-repeated="3" table:style-name="ce1"/>
          <table:table-cell office:value-type="float" office:value="21014" table:formula="of:=COUNTIF([.$F$2:.$F$1001];[.$G135])*[.$G135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798 <text:s text:c="2"/>34297</text:p>
          </table:table-cell>
          <table:table-cell table:style-name="ce1"/>
          <table:table-cell office:value-type="string" office:string-value="81798" table:formula="of:=INDEX(COM.MICROSOFT.TEXTSPLIT([Solution.$A136];&quot; &quot;);1)" table:number-matrix-columns-spanned="1" table:number-matrix-rows-spanned="1" table:style-name="ce11">
            <text:p>81798</text:p>
          </table:table-cell>
          <table:table-cell office:value-type="string" office:string-value="34297" table:formula="of:=INDEX(COM.MICROSOFT.TEXTSPLIT([Solution.$A136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22137" table:style-name="ce1">
            <text:p>22137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123" table:formula="of:=ABS([.F136]-[.G136])" table:style-name="ce11">
            <text:p>1123</text:p>
          </table:table-cell>
          <table:table-cell table:number-columns-repeated="3" table:style-name="ce1"/>
          <table:table-cell office:value-type="float" office:value="21014" table:formula="of:=COUNTIF([.$F$2:.$F$1001];[.$G136])*[.$G136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713 <text:s text:c="2"/>86165</text:p>
          </table:table-cell>
          <table:table-cell table:style-name="ce1"/>
          <table:table-cell office:value-type="string" office:string-value="81713" table:formula="of:=INDEX(COM.MICROSOFT.TEXTSPLIT([Solution.$A137];&quot; &quot;);1)" table:number-matrix-columns-spanned="1" table:number-matrix-rows-spanned="1" table:style-name="ce11">
            <text:p>81713</text:p>
          </table:table-cell>
          <table:table-cell office:value-type="string" office:string-value="86165" table:formula="of:=INDEX(COM.MICROSOFT.TEXTSPLIT([Solution.$A137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22214" table:style-name="ce1">
            <text:p>22214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200" table:formula="of:=ABS([.F137]-[.G137])" table:style-name="ce11">
            <text:p>1200</text:p>
          </table:table-cell>
          <table:table-cell table:number-columns-repeated="3" table:style-name="ce1"/>
          <table:table-cell office:value-type="float" office:value="21014" table:formula="of:=COUNTIF([.$F$2:.$F$1001];[.$G137])*[.$G137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679 <text:s text:c="2"/>90967</text:p>
          </table:table-cell>
          <table:table-cell table:style-name="ce1"/>
          <table:table-cell office:value-type="string" office:string-value="22679" table:formula="of:=INDEX(COM.MICROSOFT.TEXTSPLIT([Solution.$A138];&quot; &quot;);1)" table:number-matrix-columns-spanned="1" table:number-matrix-rows-spanned="1" table:style-name="ce11">
            <text:p>22679</text:p>
          </table:table-cell>
          <table:table-cell office:value-type="string" office:string-value="90967" table:formula="of:=INDEX(COM.MICROSOFT.TEXTSPLIT([Solution.$A138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22262" table:style-name="ce1">
            <text:p>22262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248" table:formula="of:=ABS([.F138]-[.G138])" table:style-name="ce11">
            <text:p>1248</text:p>
          </table:table-cell>
          <table:table-cell table:number-columns-repeated="3" table:style-name="ce1"/>
          <table:table-cell office:value-type="float" office:value="21014" table:formula="of:=COUNTIF([.$F$2:.$F$1001];[.$G138])*[.$G138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591 <text:s text:c="2"/>20490</text:p>
          </table:table-cell>
          <table:table-cell table:style-name="ce1"/>
          <table:table-cell office:value-type="string" office:string-value="38591" table:formula="of:=INDEX(COM.MICROSOFT.TEXTSPLIT([Solution.$A139];&quot; &quot;);1)" table:number-matrix-columns-spanned="1" table:number-matrix-rows-spanned="1" table:style-name="ce11">
            <text:p>38591</text:p>
          </table:table-cell>
          <table:table-cell office:value-type="string" office:string-value="20490" table:formula="of:=INDEX(COM.MICROSOFT.TEXTSPLIT([Solution.$A139];&quot; &quot;; &quot;+&quot;; TRUE);2)" table:number-matrix-columns-spanned="1" table:number-matrix-rows-spanned="1" table:style-name="ce11">
            <text:p>20490</text:p>
          </table:table-cell>
          <table:table-cell table:style-name="ce1"/>
          <table:table-cell office:value-type="string" office:string-value="22393" table:style-name="ce1">
            <text:p>22393</text:p>
          </table:table-cell>
          <table:table-cell office:value-type="string" office:string-value="21014" table:style-name="ce1">
            <text:p>21014</text:p>
          </table:table-cell>
          <table:table-cell table:style-name="ce1"/>
          <table:table-cell office:value-type="float" office:value="1379" table:formula="of:=ABS([.F139]-[.G139])" table:style-name="ce11">
            <text:p>1379</text:p>
          </table:table-cell>
          <table:table-cell table:number-columns-repeated="3" table:style-name="ce1"/>
          <table:table-cell office:value-type="float" office:value="21014" table:formula="of:=COUNTIF([.$F$2:.$F$1001];[.$G139])*[.$G139]" table:style-name="ce11">
            <text:p>210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714 <text:s text:c="2"/>93340</text:p>
          </table:table-cell>
          <table:table-cell table:style-name="ce1"/>
          <table:table-cell office:value-type="string" office:string-value="14714" table:formula="of:=INDEX(COM.MICROSOFT.TEXTSPLIT([Solution.$A140];&quot; &quot;);1)" table:number-matrix-columns-spanned="1" table:number-matrix-rows-spanned="1" table:style-name="ce11">
            <text:p>14714</text:p>
          </table:table-cell>
          <table:table-cell office:value-type="string" office:string-value="93340" table:formula="of:=INDEX(COM.MICROSOFT.TEXTSPLIT([Solution.$A140];&quot; &quot;; &quot;+&quot;; TRUE);2)" table:number-matrix-columns-spanned="1" table:number-matrix-rows-spanned="1" table:style-name="ce11">
            <text:p>93340</text:p>
          </table:table-cell>
          <table:table-cell table:style-name="ce1"/>
          <table:table-cell office:value-type="string" office:string-value="22408" table:style-name="ce1">
            <text:p>22408</text:p>
          </table:table-cell>
          <table:table-cell office:value-type="string" office:string-value="21114" table:style-name="ce1">
            <text:p>21114</text:p>
          </table:table-cell>
          <table:table-cell table:style-name="ce1"/>
          <table:table-cell office:value-type="float" office:value="1294" table:formula="of:=ABS([.F140]-[.G140])" table:style-name="ce11">
            <text:p>1294</text:p>
          </table:table-cell>
          <table:table-cell table:number-columns-repeated="3" table:style-name="ce1"/>
          <table:table-cell office:value-type="float" office:value="0" table:formula="of:=COUNTIF([.$F$2:.$F$1001];[.$G140])*[.$G14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080 <text:s text:c="2"/>18923</text:p>
          </table:table-cell>
          <table:table-cell table:style-name="ce1"/>
          <table:table-cell office:value-type="string" office:string-value="14080" table:formula="of:=INDEX(COM.MICROSOFT.TEXTSPLIT([Solution.$A141];&quot; &quot;);1)" table:number-matrix-columns-spanned="1" table:number-matrix-rows-spanned="1" table:style-name="ce11">
            <text:p>14080</text:p>
          </table:table-cell>
          <table:table-cell office:value-type="string" office:string-value="18923" table:formula="of:=INDEX(COM.MICROSOFT.TEXTSPLIT([Solution.$A141];&quot; &quot;; &quot;+&quot;; TRUE);2)" table:number-matrix-columns-spanned="1" table:number-matrix-rows-spanned="1" table:style-name="ce11">
            <text:p>18923</text:p>
          </table:table-cell>
          <table:table-cell table:style-name="ce1"/>
          <table:table-cell office:value-type="string" office:string-value="22496" table:style-name="ce1">
            <text:p>22496</text:p>
          </table:table-cell>
          <table:table-cell office:value-type="string" office:string-value="21252" table:style-name="ce1">
            <text:p>21252</text:p>
          </table:table-cell>
          <table:table-cell table:style-name="ce1"/>
          <table:table-cell office:value-type="float" office:value="1244" table:formula="of:=ABS([.F141]-[.G141])" table:style-name="ce11">
            <text:p>1244</text:p>
          </table:table-cell>
          <table:table-cell table:number-columns-repeated="3" table:style-name="ce1"/>
          <table:table-cell office:value-type="float" office:value="0" table:formula="of:=COUNTIF([.$F$2:.$F$1001];[.$G141])*[.$G14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166 <text:s text:c="2"/>50079</text:p>
          </table:table-cell>
          <table:table-cell table:style-name="ce1"/>
          <table:table-cell office:value-type="string" office:string-value="63166" table:formula="of:=INDEX(COM.MICROSOFT.TEXTSPLIT([Solution.$A142];&quot; &quot;);1)" table:number-matrix-columns-spanned="1" table:number-matrix-rows-spanned="1" table:style-name="ce11">
            <text:p>63166</text:p>
          </table:table-cell>
          <table:table-cell office:value-type="string" office:string-value="50079" table:formula="of:=INDEX(COM.MICROSOFT.TEXTSPLIT([Solution.$A142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22679" table:style-name="ce1">
            <text:p>22679</text:p>
          </table:table-cell>
          <table:table-cell office:value-type="string" office:string-value="21377" table:style-name="ce1">
            <text:p>21377</text:p>
          </table:table-cell>
          <table:table-cell table:style-name="ce1"/>
          <table:table-cell office:value-type="float" office:value="1302" table:formula="of:=ABS([.F142]-[.G142])" table:style-name="ce11">
            <text:p>1302</text:p>
          </table:table-cell>
          <table:table-cell table:number-columns-repeated="3" table:style-name="ce1"/>
          <table:table-cell office:value-type="float" office:value="0" table:formula="of:=COUNTIF([.$F$2:.$F$1001];[.$G142])*[.$G14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932 <text:s text:c="2"/>17906</text:p>
          </table:table-cell>
          <table:table-cell table:style-name="ce1"/>
          <table:table-cell office:value-type="string" office:string-value="13932" table:formula="of:=INDEX(COM.MICROSOFT.TEXTSPLIT([Solution.$A143];&quot; &quot;);1)" table:number-matrix-columns-spanned="1" table:number-matrix-rows-spanned="1" table:style-name="ce11">
            <text:p>13932</text:p>
          </table:table-cell>
          <table:table-cell office:value-type="string" office:string-value="17906" table:formula="of:=INDEX(COM.MICROSOFT.TEXTSPLIT([Solution.$A143];&quot; &quot;; &quot;+&quot;; TRUE);2)" table:number-matrix-columns-spanned="1" table:number-matrix-rows-spanned="1" table:style-name="ce11">
            <text:p>17906</text:p>
          </table:table-cell>
          <table:table-cell table:style-name="ce1"/>
          <table:table-cell office:value-type="string" office:string-value="22706" table:style-name="ce1">
            <text:p>22706</text:p>
          </table:table-cell>
          <table:table-cell office:value-type="string" office:string-value="21398" table:style-name="ce1">
            <text:p>21398</text:p>
          </table:table-cell>
          <table:table-cell table:style-name="ce1"/>
          <table:table-cell office:value-type="float" office:value="1308" table:formula="of:=ABS([.F143]-[.G143])" table:style-name="ce11">
            <text:p>1308</text:p>
          </table:table-cell>
          <table:table-cell table:number-columns-repeated="3" table:style-name="ce1"/>
          <table:table-cell office:value-type="float" office:value="0" table:formula="of:=COUNTIF([.$F$2:.$F$1001];[.$G143])*[.$G14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688 <text:s text:c="2"/>78371</text:p>
          </table:table-cell>
          <table:table-cell table:style-name="ce1"/>
          <table:table-cell office:value-type="string" office:string-value="83688" table:formula="of:=INDEX(COM.MICROSOFT.TEXTSPLIT([Solution.$A144];&quot; &quot;);1)" table:number-matrix-columns-spanned="1" table:number-matrix-rows-spanned="1" table:style-name="ce11">
            <text:p>83688</text:p>
          </table:table-cell>
          <table:table-cell office:value-type="string" office:string-value="78371" table:formula="of:=INDEX(COM.MICROSOFT.TEXTSPLIT([Solution.$A144];&quot; &quot;; &quot;+&quot;; TRUE);2)" table:number-matrix-columns-spanned="1" table:number-matrix-rows-spanned="1" table:style-name="ce11">
            <text:p>78371</text:p>
          </table:table-cell>
          <table:table-cell table:style-name="ce1"/>
          <table:table-cell office:value-type="string" office:string-value="22721" table:style-name="ce1">
            <text:p>22721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163" table:formula="of:=ABS([.F144]-[.G144])" table:style-name="ce11">
            <text:p>1163</text:p>
          </table:table-cell>
          <table:table-cell table:number-columns-repeated="3" table:style-name="ce1"/>
          <table:table-cell office:value-type="float" office:value="21558" table:formula="of:=COUNTIF([.$F$2:.$F$1001];[.$G144])*[.$G144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711 <text:s text:c="2"/>39189</text:p>
          </table:table-cell>
          <table:table-cell table:style-name="ce1"/>
          <table:table-cell office:value-type="string" office:string-value="90711" table:formula="of:=INDEX(COM.MICROSOFT.TEXTSPLIT([Solution.$A145];&quot; &quot;);1)" table:number-matrix-columns-spanned="1" table:number-matrix-rows-spanned="1" table:style-name="ce11">
            <text:p>90711</text:p>
          </table:table-cell>
          <table:table-cell office:value-type="string" office:string-value="39189" table:formula="of:=INDEX(COM.MICROSOFT.TEXTSPLIT([Solution.$A145];&quot; &quot;; &quot;+&quot;; TRUE);2)" table:number-matrix-columns-spanned="1" table:number-matrix-rows-spanned="1" table:style-name="ce11">
            <text:p>39189</text:p>
          </table:table-cell>
          <table:table-cell table:style-name="ce1"/>
          <table:table-cell office:value-type="string" office:string-value="22795" table:style-name="ce1">
            <text:p>22795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237" table:formula="of:=ABS([.F145]-[.G145])" table:style-name="ce11">
            <text:p>1237</text:p>
          </table:table-cell>
          <table:table-cell table:number-columns-repeated="3" table:style-name="ce1"/>
          <table:table-cell office:value-type="float" office:value="21558" table:formula="of:=COUNTIF([.$F$2:.$F$1001];[.$G145])*[.$G145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434 <text:s text:c="2"/>96758</text:p>
          </table:table-cell>
          <table:table-cell table:style-name="ce1"/>
          <table:table-cell office:value-type="string" office:string-value="90434" table:formula="of:=INDEX(COM.MICROSOFT.TEXTSPLIT([Solution.$A146];&quot; &quot;);1)" table:number-matrix-columns-spanned="1" table:number-matrix-rows-spanned="1" table:style-name="ce11">
            <text:p>90434</text:p>
          </table:table-cell>
          <table:table-cell office:value-type="string" office:string-value="96758" table:formula="of:=INDEX(COM.MICROSOFT.TEXTSPLIT([Solution.$A146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22824" table:style-name="ce1">
            <text:p>22824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266" table:formula="of:=ABS([.F146]-[.G146])" table:style-name="ce11">
            <text:p>1266</text:p>
          </table:table-cell>
          <table:table-cell table:number-columns-repeated="3" table:style-name="ce1"/>
          <table:table-cell office:value-type="float" office:value="21558" table:formula="of:=COUNTIF([.$F$2:.$F$1001];[.$G146])*[.$G146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866 <text:s text:c="2"/>25445</text:p>
          </table:table-cell>
          <table:table-cell table:style-name="ce1"/>
          <table:table-cell office:value-type="string" office:string-value="71866" table:formula="of:=INDEX(COM.MICROSOFT.TEXTSPLIT([Solution.$A147];&quot; &quot;);1)" table:number-matrix-columns-spanned="1" table:number-matrix-rows-spanned="1" table:style-name="ce11">
            <text:p>71866</text:p>
          </table:table-cell>
          <table:table-cell office:value-type="string" office:string-value="25445" table:formula="of:=INDEX(COM.MICROSOFT.TEXTSPLIT([Solution.$A147];&quot; &quot;; &quot;+&quot;; TRUE);2)" table:number-matrix-columns-spanned="1" table:number-matrix-rows-spanned="1" table:style-name="ce11">
            <text:p>25445</text:p>
          </table:table-cell>
          <table:table-cell table:style-name="ce1"/>
          <table:table-cell office:value-type="string" office:string-value="22861" table:style-name="ce1">
            <text:p>22861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303" table:formula="of:=ABS([.F147]-[.G147])" table:style-name="ce11">
            <text:p>1303</text:p>
          </table:table-cell>
          <table:table-cell table:number-columns-repeated="3" table:style-name="ce1"/>
          <table:table-cell office:value-type="float" office:value="21558" table:formula="of:=COUNTIF([.$F$2:.$F$1001];[.$G147])*[.$G147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566 <text:s text:c="2"/>22989</text:p>
          </table:table-cell>
          <table:table-cell table:style-name="ce1"/>
          <table:table-cell office:value-type="string" office:string-value="28566" table:formula="of:=INDEX(COM.MICROSOFT.TEXTSPLIT([Solution.$A148];&quot; &quot;);1)" table:number-matrix-columns-spanned="1" table:number-matrix-rows-spanned="1" table:style-name="ce11">
            <text:p>28566</text:p>
          </table:table-cell>
          <table:table-cell office:value-type="string" office:string-value="22989" table:formula="of:=INDEX(COM.MICROSOFT.TEXTSPLIT([Solution.$A148];&quot; &quot;; &quot;+&quot;; TRUE);2)" table:number-matrix-columns-spanned="1" table:number-matrix-rows-spanned="1" table:style-name="ce11">
            <text:p>22989</text:p>
          </table:table-cell>
          <table:table-cell table:style-name="ce1"/>
          <table:table-cell office:value-type="string" office:string-value="22883" table:style-name="ce1">
            <text:p>22883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325" table:formula="of:=ABS([.F148]-[.G148])" table:style-name="ce11">
            <text:p>1325</text:p>
          </table:table-cell>
          <table:table-cell table:number-columns-repeated="3" table:style-name="ce1"/>
          <table:table-cell office:value-type="float" office:value="21558" table:formula="of:=COUNTIF([.$F$2:.$F$1001];[.$G148])*[.$G148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439 <text:s text:c="2"/>20760</text:p>
          </table:table-cell>
          <table:table-cell table:style-name="ce1"/>
          <table:table-cell office:value-type="string" office:string-value="20439" table:formula="of:=INDEX(COM.MICROSOFT.TEXTSPLIT([Solution.$A149];&quot; &quot;);1)" table:number-matrix-columns-spanned="1" table:number-matrix-rows-spanned="1" table:style-name="ce11">
            <text:p>20439</text:p>
          </table:table-cell>
          <table:table-cell office:value-type="string" office:string-value="20760" table:formula="of:=INDEX(COM.MICROSOFT.TEXTSPLIT([Solution.$A149];&quot; &quot;; &quot;+&quot;; TRUE);2)" table:number-matrix-columns-spanned="1" table:number-matrix-rows-spanned="1" table:style-name="ce11">
            <text:p>20760</text:p>
          </table:table-cell>
          <table:table-cell table:style-name="ce1"/>
          <table:table-cell office:value-type="string" office:string-value="23278" table:style-name="ce1">
            <text:p>23278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720" table:formula="of:=ABS([.F149]-[.G149])" table:style-name="ce11">
            <text:p>1720</text:p>
          </table:table-cell>
          <table:table-cell table:number-columns-repeated="3" table:style-name="ce1"/>
          <table:table-cell office:value-type="float" office:value="21558" table:formula="of:=COUNTIF([.$F$2:.$F$1001];[.$G149])*[.$G149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224 <text:s text:c="2"/>25649</text:p>
          </table:table-cell>
          <table:table-cell table:style-name="ce1"/>
          <table:table-cell office:value-type="string" office:string-value="37224" table:formula="of:=INDEX(COM.MICROSOFT.TEXTSPLIT([Solution.$A150];&quot; &quot;);1)" table:number-matrix-columns-spanned="1" table:number-matrix-rows-spanned="1" table:style-name="ce11">
            <text:p>37224</text:p>
          </table:table-cell>
          <table:table-cell office:value-type="string" office:string-value="25649" table:formula="of:=INDEX(COM.MICROSOFT.TEXTSPLIT([Solution.$A150];&quot; &quot;; &quot;+&quot;; TRUE);2)" table:number-matrix-columns-spanned="1" table:number-matrix-rows-spanned="1" table:style-name="ce11">
            <text:p>25649</text:p>
          </table:table-cell>
          <table:table-cell table:style-name="ce1"/>
          <table:table-cell office:value-type="string" office:string-value="23547" table:style-name="ce1">
            <text:p>23547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989" table:formula="of:=ABS([.F150]-[.G150])" table:style-name="ce11">
            <text:p>1989</text:p>
          </table:table-cell>
          <table:table-cell table:number-columns-repeated="3" table:style-name="ce1"/>
          <table:table-cell office:value-type="float" office:value="21558" table:formula="of:=COUNTIF([.$F$2:.$F$1001];[.$G150])*[.$G150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827 <text:s text:c="2"/>76115</text:p>
          </table:table-cell>
          <table:table-cell table:style-name="ce1"/>
          <table:table-cell office:value-type="string" office:string-value="77827" table:formula="of:=INDEX(COM.MICROSOFT.TEXTSPLIT([Solution.$A151];&quot; &quot;);1)" table:number-matrix-columns-spanned="1" table:number-matrix-rows-spanned="1" table:style-name="ce11">
            <text:p>77827</text:p>
          </table:table-cell>
          <table:table-cell office:value-type="string" office:string-value="76115" table:formula="of:=INDEX(COM.MICROSOFT.TEXTSPLIT([Solution.$A151];&quot; &quot;; &quot;+&quot;; TRUE);2)" table:number-matrix-columns-spanned="1" table:number-matrix-rows-spanned="1" table:style-name="ce11">
            <text:p>76115</text:p>
          </table:table-cell>
          <table:table-cell table:style-name="ce1"/>
          <table:table-cell office:value-type="string" office:string-value="23554" table:style-name="ce1">
            <text:p>23554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1996" table:formula="of:=ABS([.F151]-[.G151])" table:style-name="ce11">
            <text:p>1996</text:p>
          </table:table-cell>
          <table:table-cell table:number-columns-repeated="3" table:style-name="ce1"/>
          <table:table-cell office:value-type="float" office:value="21558" table:formula="of:=COUNTIF([.$F$2:.$F$1001];[.$G151])*[.$G151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745 <text:s text:c="2"/>37738</text:p>
          </table:table-cell>
          <table:table-cell table:style-name="ce1"/>
          <table:table-cell office:value-type="string" office:string-value="64745" table:formula="of:=INDEX(COM.MICROSOFT.TEXTSPLIT([Solution.$A152];&quot; &quot;);1)" table:number-matrix-columns-spanned="1" table:number-matrix-rows-spanned="1" table:style-name="ce11">
            <text:p>64745</text:p>
          </table:table-cell>
          <table:table-cell office:value-type="string" office:string-value="37738" table:formula="of:=INDEX(COM.MICROSOFT.TEXTSPLIT([Solution.$A152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23563" table:style-name="ce1">
            <text:p>23563</text:p>
          </table:table-cell>
          <table:table-cell office:value-type="string" office:string-value="21558" table:style-name="ce1">
            <text:p>21558</text:p>
          </table:table-cell>
          <table:table-cell table:style-name="ce1"/>
          <table:table-cell office:value-type="float" office:value="2005" table:formula="of:=ABS([.F152]-[.G152])" table:style-name="ce11">
            <text:p>2005</text:p>
          </table:table-cell>
          <table:table-cell table:number-columns-repeated="3" table:style-name="ce1"/>
          <table:table-cell office:value-type="float" office:value="21558" table:formula="of:=COUNTIF([.$F$2:.$F$1001];[.$G152])*[.$G152]" table:style-name="ce11">
            <text:p>215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417 <text:s text:c="2"/>73446</text:p>
          </table:table-cell>
          <table:table-cell table:style-name="ce1"/>
          <table:table-cell office:value-type="string" office:string-value="26417" table:formula="of:=INDEX(COM.MICROSOFT.TEXTSPLIT([Solution.$A153];&quot; &quot;);1)" table:number-matrix-columns-spanned="1" table:number-matrix-rows-spanned="1" table:style-name="ce11">
            <text:p>26417</text:p>
          </table:table-cell>
          <table:table-cell office:value-type="string" office:string-value="73446" table:formula="of:=INDEX(COM.MICROSOFT.TEXTSPLIT([Solution.$A153];&quot; &quot;; &quot;+&quot;; TRUE);2)" table:number-matrix-columns-spanned="1" table:number-matrix-rows-spanned="1" table:style-name="ce11">
            <text:p>73446</text:p>
          </table:table-cell>
          <table:table-cell table:style-name="ce1"/>
          <table:table-cell office:value-type="string" office:string-value="23669" table:style-name="ce1">
            <text:p>23669</text:p>
          </table:table-cell>
          <table:table-cell office:value-type="string" office:string-value="21570" table:style-name="ce1">
            <text:p>21570</text:p>
          </table:table-cell>
          <table:table-cell table:style-name="ce1"/>
          <table:table-cell office:value-type="float" office:value="2099" table:formula="of:=ABS([.F153]-[.G153])" table:style-name="ce11">
            <text:p>2099</text:p>
          </table:table-cell>
          <table:table-cell table:number-columns-repeated="3" table:style-name="ce1"/>
          <table:table-cell office:value-type="float" office:value="0" table:formula="of:=COUNTIF([.$F$2:.$F$1001];[.$G153])*[.$G1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271 <text:s text:c="2"/>16805</text:p>
          </table:table-cell>
          <table:table-cell table:style-name="ce1"/>
          <table:table-cell office:value-type="string" office:string-value="64271" table:formula="of:=INDEX(COM.MICROSOFT.TEXTSPLIT([Solution.$A154];&quot; &quot;);1)" table:number-matrix-columns-spanned="1" table:number-matrix-rows-spanned="1" table:style-name="ce11">
            <text:p>64271</text:p>
          </table:table-cell>
          <table:table-cell office:value-type="string" office:string-value="16805" table:formula="of:=INDEX(COM.MICROSOFT.TEXTSPLIT([Solution.$A154];&quot; &quot;; &quot;+&quot;; TRUE);2)" table:number-matrix-columns-spanned="1" table:number-matrix-rows-spanned="1" table:style-name="ce11">
            <text:p>16805</text:p>
          </table:table-cell>
          <table:table-cell table:style-name="ce1"/>
          <table:table-cell office:value-type="string" office:string-value="23704" table:style-name="ce1">
            <text:p>23704</text:p>
          </table:table-cell>
          <table:table-cell office:value-type="string" office:string-value="21620" table:style-name="ce1">
            <text:p>21620</text:p>
          </table:table-cell>
          <table:table-cell table:style-name="ce1"/>
          <table:table-cell office:value-type="float" office:value="2084" table:formula="of:=ABS([.F154]-[.G154])" table:style-name="ce11">
            <text:p>2084</text:p>
          </table:table-cell>
          <table:table-cell table:number-columns-repeated="3" table:style-name="ce1"/>
          <table:table-cell office:value-type="float" office:value="0" table:formula="of:=COUNTIF([.$F$2:.$F$1001];[.$G154])*[.$G1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563 <text:s text:c="2"/>36867</text:p>
          </table:table-cell>
          <table:table-cell table:style-name="ce1"/>
          <table:table-cell office:value-type="string" office:string-value="81563" table:formula="of:=INDEX(COM.MICROSOFT.TEXTSPLIT([Solution.$A155];&quot; &quot;);1)" table:number-matrix-columns-spanned="1" table:number-matrix-rows-spanned="1" table:style-name="ce11">
            <text:p>81563</text:p>
          </table:table-cell>
          <table:table-cell office:value-type="string" office:string-value="36867" table:formula="of:=INDEX(COM.MICROSOFT.TEXTSPLIT([Solution.$A155];&quot; &quot;; &quot;+&quot;; TRUE);2)" table:number-matrix-columns-spanned="1" table:number-matrix-rows-spanned="1" table:style-name="ce11">
            <text:p>36867</text:p>
          </table:table-cell>
          <table:table-cell table:style-name="ce1"/>
          <table:table-cell office:value-type="string" office:string-value="23721" table:style-name="ce1">
            <text:p>23721</text:p>
          </table:table-cell>
          <table:table-cell office:value-type="string" office:string-value="21741" table:style-name="ce1">
            <text:p>21741</text:p>
          </table:table-cell>
          <table:table-cell table:style-name="ce1"/>
          <table:table-cell office:value-type="float" office:value="1980" table:formula="of:=ABS([.F155]-[.G155])" table:style-name="ce11">
            <text:p>1980</text:p>
          </table:table-cell>
          <table:table-cell table:number-columns-repeated="3" table:style-name="ce1"/>
          <table:table-cell office:value-type="float" office:value="0" table:formula="of:=COUNTIF([.$F$2:.$F$1001];[.$G155])*[.$G1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278 <text:s text:c="2"/>85758</text:p>
          </table:table-cell>
          <table:table-cell table:style-name="ce1"/>
          <table:table-cell office:value-type="string" office:string-value="12278" table:formula="of:=INDEX(COM.MICROSOFT.TEXTSPLIT([Solution.$A156];&quot; &quot;);1)" table:number-matrix-columns-spanned="1" table:number-matrix-rows-spanned="1" table:style-name="ce11">
            <text:p>12278</text:p>
          </table:table-cell>
          <table:table-cell office:value-type="string" office:string-value="85758" table:formula="of:=INDEX(COM.MICROSOFT.TEXTSPLIT([Solution.$A156];&quot; &quot;; &quot;+&quot;; TRUE);2)" table:number-matrix-columns-spanned="1" table:number-matrix-rows-spanned="1" table:style-name="ce11">
            <text:p>85758</text:p>
          </table:table-cell>
          <table:table-cell table:style-name="ce1"/>
          <table:table-cell office:value-type="string" office:string-value="23738" table:style-name="ce1">
            <text:p>23738</text:p>
          </table:table-cell>
          <table:table-cell office:value-type="string" office:string-value="21830" table:style-name="ce1">
            <text:p>21830</text:p>
          </table:table-cell>
          <table:table-cell table:style-name="ce1"/>
          <table:table-cell office:value-type="float" office:value="1908" table:formula="of:=ABS([.F156]-[.G156])" table:style-name="ce11">
            <text:p>1908</text:p>
          </table:table-cell>
          <table:table-cell table:number-columns-repeated="3" table:style-name="ce1"/>
          <table:table-cell office:value-type="float" office:value="0" table:formula="of:=COUNTIF([.$F$2:.$F$1001];[.$G156])*[.$G1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257 <text:s text:c="2"/>43127</text:p>
          </table:table-cell>
          <table:table-cell table:style-name="ce1"/>
          <table:table-cell office:value-type="string" office:string-value="15257" table:formula="of:=INDEX(COM.MICROSOFT.TEXTSPLIT([Solution.$A157];&quot; &quot;);1)" table:number-matrix-columns-spanned="1" table:number-matrix-rows-spanned="1" table:style-name="ce11">
            <text:p>15257</text:p>
          </table:table-cell>
          <table:table-cell office:value-type="string" office:string-value="43127" table:formula="of:=INDEX(COM.MICROSOFT.TEXTSPLIT([Solution.$A157];&quot; &quot;; &quot;+&quot;; TRUE);2)" table:number-matrix-columns-spanned="1" table:number-matrix-rows-spanned="1" table:style-name="ce11">
            <text:p>43127</text:p>
          </table:table-cell>
          <table:table-cell table:style-name="ce1"/>
          <table:table-cell office:value-type="string" office:string-value="23899" table:style-name="ce1">
            <text:p>23899</text:p>
          </table:table-cell>
          <table:table-cell office:value-type="string" office:string-value="22014" table:style-name="ce1">
            <text:p>22014</text:p>
          </table:table-cell>
          <table:table-cell table:style-name="ce1"/>
          <table:table-cell office:value-type="float" office:value="1885" table:formula="of:=ABS([.F157]-[.G157])" table:style-name="ce11">
            <text:p>1885</text:p>
          </table:table-cell>
          <table:table-cell table:number-columns-repeated="3" table:style-name="ce1"/>
          <table:table-cell office:value-type="float" office:value="0" table:formula="of:=COUNTIF([.$F$2:.$F$1001];[.$G157])*[.$G1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652 <text:s text:c="2"/>21570</text:p>
          </table:table-cell>
          <table:table-cell table:style-name="ce1"/>
          <table:table-cell office:value-type="string" office:string-value="97652" table:formula="of:=INDEX(COM.MICROSOFT.TEXTSPLIT([Solution.$A158];&quot; &quot;);1)" table:number-matrix-columns-spanned="1" table:number-matrix-rows-spanned="1" table:style-name="ce11">
            <text:p>97652</text:p>
          </table:table-cell>
          <table:table-cell office:value-type="string" office:string-value="21570" table:formula="of:=INDEX(COM.MICROSOFT.TEXTSPLIT([Solution.$A158];&quot; &quot;; &quot;+&quot;; TRUE);2)" table:number-matrix-columns-spanned="1" table:number-matrix-rows-spanned="1" table:style-name="ce11">
            <text:p>21570</text:p>
          </table:table-cell>
          <table:table-cell table:style-name="ce1"/>
          <table:table-cell office:value-type="string" office:string-value="23990" table:style-name="ce1">
            <text:p>23990</text:p>
          </table:table-cell>
          <table:table-cell office:value-type="string" office:string-value="22065" table:style-name="ce1">
            <text:p>22065</text:p>
          </table:table-cell>
          <table:table-cell table:style-name="ce1"/>
          <table:table-cell office:value-type="float" office:value="1925" table:formula="of:=ABS([.F158]-[.G158])" table:style-name="ce11">
            <text:p>1925</text:p>
          </table:table-cell>
          <table:table-cell table:number-columns-repeated="3" table:style-name="ce1"/>
          <table:table-cell office:value-type="float" office:value="0" table:formula="of:=COUNTIF([.$F$2:.$F$1001];[.$G158])*[.$G1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946 <text:s text:c="2"/>77315</text:p>
          </table:table-cell>
          <table:table-cell table:style-name="ce1"/>
          <table:table-cell office:value-type="string" office:string-value="10946" table:formula="of:=INDEX(COM.MICROSOFT.TEXTSPLIT([Solution.$A159];&quot; &quot;);1)" table:number-matrix-columns-spanned="1" table:number-matrix-rows-spanned="1" table:style-name="ce11">
            <text:p>10946</text:p>
          </table:table-cell>
          <table:table-cell office:value-type="string" office:string-value="77315" table:formula="of:=INDEX(COM.MICROSOFT.TEXTSPLIT([Solution.$A159];&quot; &quot;; &quot;+&quot;; TRUE);2)" table:number-matrix-columns-spanned="1" table:number-matrix-rows-spanned="1" table:style-name="ce11">
            <text:p>77315</text:p>
          </table:table-cell>
          <table:table-cell table:style-name="ce1"/>
          <table:table-cell office:value-type="string" office:string-value="24024" table:style-name="ce1">
            <text:p>24024</text:p>
          </table:table-cell>
          <table:table-cell office:value-type="string" office:string-value="22298" table:style-name="ce1">
            <text:p>22298</text:p>
          </table:table-cell>
          <table:table-cell table:style-name="ce1"/>
          <table:table-cell office:value-type="float" office:value="1726" table:formula="of:=ABS([.F159]-[.G159])" table:style-name="ce11">
            <text:p>1726</text:p>
          </table:table-cell>
          <table:table-cell table:number-columns-repeated="3" table:style-name="ce1"/>
          <table:table-cell office:value-type="float" office:value="0" table:formula="of:=COUNTIF([.$F$2:.$F$1001];[.$G159])*[.$G1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470 <text:s text:c="2"/>37738</text:p>
          </table:table-cell>
          <table:table-cell table:style-name="ce1"/>
          <table:table-cell office:value-type="string" office:string-value="81470" table:formula="of:=INDEX(COM.MICROSOFT.TEXTSPLIT([Solution.$A160];&quot; &quot;);1)" table:number-matrix-columns-spanned="1" table:number-matrix-rows-spanned="1" table:style-name="ce11">
            <text:p>81470</text:p>
          </table:table-cell>
          <table:table-cell office:value-type="string" office:string-value="37738" table:formula="of:=INDEX(COM.MICROSOFT.TEXTSPLIT([Solution.$A160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24039" table:style-name="ce1">
            <text:p>24039</text:p>
          </table:table-cell>
          <table:table-cell office:value-type="string" office:string-value="22491" table:style-name="ce1">
            <text:p>22491</text:p>
          </table:table-cell>
          <table:table-cell table:style-name="ce1"/>
          <table:table-cell office:value-type="float" office:value="1548" table:formula="of:=ABS([.F160]-[.G160])" table:style-name="ce11">
            <text:p>1548</text:p>
          </table:table-cell>
          <table:table-cell table:number-columns-repeated="3" table:style-name="ce1"/>
          <table:table-cell office:value-type="float" office:value="0" table:formula="of:=COUNTIF([.$F$2:.$F$1001];[.$G160])*[.$G1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816 <text:s text:c="2"/>63078</text:p>
          </table:table-cell>
          <table:table-cell table:style-name="ce1"/>
          <table:table-cell office:value-type="string" office:string-value="47816" table:formula="of:=INDEX(COM.MICROSOFT.TEXTSPLIT([Solution.$A161];&quot; &quot;);1)" table:number-matrix-columns-spanned="1" table:number-matrix-rows-spanned="1" table:style-name="ce11">
            <text:p>47816</text:p>
          </table:table-cell>
          <table:table-cell office:value-type="string" office:string-value="63078" table:formula="of:=INDEX(COM.MICROSOFT.TEXTSPLIT([Solution.$A161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24177" table:style-name="ce1">
            <text:p>24177</text:p>
          </table:table-cell>
          <table:table-cell office:value-type="string" office:string-value="22580" table:style-name="ce1">
            <text:p>22580</text:p>
          </table:table-cell>
          <table:table-cell table:style-name="ce1"/>
          <table:table-cell office:value-type="float" office:value="1597" table:formula="of:=ABS([.F161]-[.G161])" table:style-name="ce11">
            <text:p>1597</text:p>
          </table:table-cell>
          <table:table-cell table:number-columns-repeated="3" table:style-name="ce1"/>
          <table:table-cell office:value-type="float" office:value="0" table:formula="of:=COUNTIF([.$F$2:.$F$1001];[.$G161])*[.$G16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783 <text:s text:c="2"/>52739</text:p>
          </table:table-cell>
          <table:table-cell table:style-name="ce1"/>
          <table:table-cell office:value-type="string" office:string-value="29783" table:formula="of:=INDEX(COM.MICROSOFT.TEXTSPLIT([Solution.$A162];&quot; &quot;);1)" table:number-matrix-columns-spanned="1" table:number-matrix-rows-spanned="1" table:style-name="ce11">
            <text:p>29783</text:p>
          </table:table-cell>
          <table:table-cell office:value-type="string" office:string-value="52739" table:formula="of:=INDEX(COM.MICROSOFT.TEXTSPLIT([Solution.$A162];&quot; &quot;; &quot;+&quot;; TRUE);2)" table:number-matrix-columns-spanned="1" table:number-matrix-rows-spanned="1" table:style-name="ce11">
            <text:p>52739</text:p>
          </table:table-cell>
          <table:table-cell table:style-name="ce1"/>
          <table:table-cell office:value-type="string" office:string-value="24191" table:style-name="ce1">
            <text:p>24191</text:p>
          </table:table-cell>
          <table:table-cell office:value-type="string" office:string-value="22693" table:style-name="ce1">
            <text:p>22693</text:p>
          </table:table-cell>
          <table:table-cell table:style-name="ce1"/>
          <table:table-cell office:value-type="float" office:value="1498" table:formula="of:=ABS([.F162]-[.G162])" table:style-name="ce11">
            <text:p>1498</text:p>
          </table:table-cell>
          <table:table-cell table:number-columns-repeated="3" table:style-name="ce1"/>
          <table:table-cell office:value-type="float" office:value="0" table:formula="of:=COUNTIF([.$F$2:.$F$1001];[.$G162])*[.$G16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569 <text:s text:c="2"/>63078</text:p>
          </table:table-cell>
          <table:table-cell table:style-name="ce1"/>
          <table:table-cell office:value-type="string" office:string-value="62569" table:formula="of:=INDEX(COM.MICROSOFT.TEXTSPLIT([Solution.$A163];&quot; &quot;);1)" table:number-matrix-columns-spanned="1" table:number-matrix-rows-spanned="1" table:style-name="ce11">
            <text:p>62569</text:p>
          </table:table-cell>
          <table:table-cell office:value-type="string" office:string-value="63078" table:formula="of:=INDEX(COM.MICROSOFT.TEXTSPLIT([Solution.$A163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24262" table:style-name="ce1">
            <text:p>24262</text:p>
          </table:table-cell>
          <table:table-cell office:value-type="string" office:string-value="22813" table:style-name="ce1">
            <text:p>22813</text:p>
          </table:table-cell>
          <table:table-cell table:style-name="ce1"/>
          <table:table-cell office:value-type="float" office:value="1449" table:formula="of:=ABS([.F163]-[.G163])" table:style-name="ce11">
            <text:p>1449</text:p>
          </table:table-cell>
          <table:table-cell table:number-columns-repeated="3" table:style-name="ce1"/>
          <table:table-cell office:value-type="float" office:value="0" table:formula="of:=COUNTIF([.$F$2:.$F$1001];[.$G163])*[.$G16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904 <text:s text:c="2"/>21741</text:p>
          </table:table-cell>
          <table:table-cell table:style-name="ce1"/>
          <table:table-cell office:value-type="string" office:string-value="71904" table:formula="of:=INDEX(COM.MICROSOFT.TEXTSPLIT([Solution.$A164];&quot; &quot;);1)" table:number-matrix-columns-spanned="1" table:number-matrix-rows-spanned="1" table:style-name="ce11">
            <text:p>71904</text:p>
          </table:table-cell>
          <table:table-cell office:value-type="string" office:string-value="21741" table:formula="of:=INDEX(COM.MICROSOFT.TEXTSPLIT([Solution.$A164];&quot; &quot;; &quot;+&quot;; TRUE);2)" table:number-matrix-columns-spanned="1" table:number-matrix-rows-spanned="1" table:style-name="ce11">
            <text:p>21741</text:p>
          </table:table-cell>
          <table:table-cell table:style-name="ce1"/>
          <table:table-cell office:value-type="string" office:string-value="24268" table:style-name="ce1">
            <text:p>24268</text:p>
          </table:table-cell>
          <table:table-cell office:value-type="string" office:string-value="22864" table:style-name="ce1">
            <text:p>22864</text:p>
          </table:table-cell>
          <table:table-cell table:style-name="ce1"/>
          <table:table-cell office:value-type="float" office:value="1404" table:formula="of:=ABS([.F164]-[.G164])" table:style-name="ce11">
            <text:p>1404</text:p>
          </table:table-cell>
          <table:table-cell table:number-columns-repeated="3" table:style-name="ce1"/>
          <table:table-cell office:value-type="float" office:value="0" table:formula="of:=COUNTIF([.$F$2:.$F$1001];[.$G164])*[.$G16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555 <text:s text:c="2"/>54934</text:p>
          </table:table-cell>
          <table:table-cell table:style-name="ce1"/>
          <table:table-cell office:value-type="string" office:string-value="55555" table:formula="of:=INDEX(COM.MICROSOFT.TEXTSPLIT([Solution.$A165];&quot; &quot;);1)" table:number-matrix-columns-spanned="1" table:number-matrix-rows-spanned="1" table:style-name="ce11">
            <text:p>55555</text:p>
          </table:table-cell>
          <table:table-cell office:value-type="string" office:string-value="54934" table:formula="of:=INDEX(COM.MICROSOFT.TEXTSPLIT([Solution.$A165];&quot; &quot;; &quot;+&quot;; TRUE);2)" table:number-matrix-columns-spanned="1" table:number-matrix-rows-spanned="1" table:style-name="ce11">
            <text:p>54934</text:p>
          </table:table-cell>
          <table:table-cell table:style-name="ce1"/>
          <table:table-cell office:value-type="string" office:string-value="24478" table:style-name="ce1">
            <text:p>24478</text:p>
          </table:table-cell>
          <table:table-cell office:value-type="string" office:string-value="22895" table:style-name="ce1">
            <text:p>22895</text:p>
          </table:table-cell>
          <table:table-cell table:style-name="ce1"/>
          <table:table-cell office:value-type="float" office:value="1583" table:formula="of:=ABS([.F165]-[.G165])" table:style-name="ce11">
            <text:p>1583</text:p>
          </table:table-cell>
          <table:table-cell table:number-columns-repeated="3" table:style-name="ce1"/>
          <table:table-cell office:value-type="float" office:value="0" table:formula="of:=COUNTIF([.$F$2:.$F$1001];[.$G165])*[.$G16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11 <text:s text:c="2"/>64622</text:p>
          </table:table-cell>
          <table:table-cell table:style-name="ce1"/>
          <table:table-cell office:value-type="string" office:string-value="30111" table:formula="of:=INDEX(COM.MICROSOFT.TEXTSPLIT([Solution.$A166];&quot; &quot;);1)" table:number-matrix-columns-spanned="1" table:number-matrix-rows-spanned="1" table:style-name="ce11">
            <text:p>30111</text:p>
          </table:table-cell>
          <table:table-cell office:value-type="string" office:string-value="64622" table:formula="of:=INDEX(COM.MICROSOFT.TEXTSPLIT([Solution.$A166];&quot; &quot;; &quot;+&quot;; TRUE);2)" table:number-matrix-columns-spanned="1" table:number-matrix-rows-spanned="1" table:style-name="ce11">
            <text:p>64622</text:p>
          </table:table-cell>
          <table:table-cell table:style-name="ce1"/>
          <table:table-cell office:value-type="string" office:string-value="24490" table:style-name="ce1">
            <text:p>24490</text:p>
          </table:table-cell>
          <table:table-cell office:value-type="string" office:string-value="22940" table:style-name="ce1">
            <text:p>22940</text:p>
          </table:table-cell>
          <table:table-cell table:style-name="ce1"/>
          <table:table-cell office:value-type="float" office:value="1550" table:formula="of:=ABS([.F166]-[.G166])" table:style-name="ce11">
            <text:p>1550</text:p>
          </table:table-cell>
          <table:table-cell table:number-columns-repeated="3" table:style-name="ce1"/>
          <table:table-cell office:value-type="float" office:value="0" table:formula="of:=COUNTIF([.$F$2:.$F$1001];[.$G166])*[.$G1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322 <text:s text:c="2"/>59047</text:p>
          </table:table-cell>
          <table:table-cell table:style-name="ce1"/>
          <table:table-cell office:value-type="string" office:string-value="97322" table:formula="of:=INDEX(COM.MICROSOFT.TEXTSPLIT([Solution.$A167];&quot; &quot;);1)" table:number-matrix-columns-spanned="1" table:number-matrix-rows-spanned="1" table:style-name="ce11">
            <text:p>97322</text:p>
          </table:table-cell>
          <table:table-cell office:value-type="string" office:string-value="59047" table:formula="of:=INDEX(COM.MICROSOFT.TEXTSPLIT([Solution.$A167];&quot; &quot;; &quot;+&quot;; TRUE);2)" table:number-matrix-columns-spanned="1" table:number-matrix-rows-spanned="1" table:style-name="ce11">
            <text:p>59047</text:p>
          </table:table-cell>
          <table:table-cell table:style-name="ce1"/>
          <table:table-cell office:value-type="string" office:string-value="24524" table:style-name="ce1">
            <text:p>24524</text:p>
          </table:table-cell>
          <table:table-cell office:value-type="string" office:string-value="22989" table:style-name="ce1">
            <text:p>22989</text:p>
          </table:table-cell>
          <table:table-cell table:style-name="ce1"/>
          <table:table-cell office:value-type="float" office:value="1535" table:formula="of:=ABS([.F167]-[.G167])" table:style-name="ce11">
            <text:p>1535</text:p>
          </table:table-cell>
          <table:table-cell table:number-columns-repeated="3" table:style-name="ce1"/>
          <table:table-cell office:value-type="float" office:value="0" table:formula="of:=COUNTIF([.$F$2:.$F$1001];[.$G167])*[.$G1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274 <text:s text:c="2"/>48025</text:p>
          </table:table-cell>
          <table:table-cell table:style-name="ce1"/>
          <table:table-cell office:value-type="string" office:string-value="84274" table:formula="of:=INDEX(COM.MICROSOFT.TEXTSPLIT([Solution.$A168];&quot; &quot;);1)" table:number-matrix-columns-spanned="1" table:number-matrix-rows-spanned="1" table:style-name="ce11">
            <text:p>84274</text:p>
          </table:table-cell>
          <table:table-cell office:value-type="string" office:string-value="48025" table:formula="of:=INDEX(COM.MICROSOFT.TEXTSPLIT([Solution.$A168];&quot; &quot;; &quot;+&quot;; TRUE);2)" table:number-matrix-columns-spanned="1" table:number-matrix-rows-spanned="1" table:style-name="ce11">
            <text:p>48025</text:p>
          </table:table-cell>
          <table:table-cell table:style-name="ce1"/>
          <table:table-cell office:value-type="string" office:string-value="24618" table:style-name="ce1">
            <text:p>24618</text:p>
          </table:table-cell>
          <table:table-cell office:value-type="string" office:string-value="23074" table:style-name="ce1">
            <text:p>23074</text:p>
          </table:table-cell>
          <table:table-cell table:style-name="ce1"/>
          <table:table-cell office:value-type="float" office:value="1544" table:formula="of:=ABS([.F168]-[.G168])" table:style-name="ce11">
            <text:p>1544</text:p>
          </table:table-cell>
          <table:table-cell table:number-columns-repeated="3" table:style-name="ce1"/>
          <table:table-cell office:value-type="float" office:value="0" table:formula="of:=COUNTIF([.$F$2:.$F$1001];[.$G168])*[.$G1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514 <text:s text:c="2"/>69909</text:p>
          </table:table-cell>
          <table:table-cell table:style-name="ce1"/>
          <table:table-cell office:value-type="string" office:string-value="25514" table:formula="of:=INDEX(COM.MICROSOFT.TEXTSPLIT([Solution.$A169];&quot; &quot;);1)" table:number-matrix-columns-spanned="1" table:number-matrix-rows-spanned="1" table:style-name="ce11">
            <text:p>25514</text:p>
          </table:table-cell>
          <table:table-cell office:value-type="string" office:string-value="69909" table:formula="of:=INDEX(COM.MICROSOFT.TEXTSPLIT([Solution.$A169];&quot; &quot;; &quot;+&quot;; TRUE);2)" table:number-matrix-columns-spanned="1" table:number-matrix-rows-spanned="1" table:style-name="ce11">
            <text:p>69909</text:p>
          </table:table-cell>
          <table:table-cell table:style-name="ce1"/>
          <table:table-cell office:value-type="string" office:string-value="24668" table:style-name="ce1">
            <text:p>24668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947" table:formula="of:=ABS([.F169]-[.G169])" table:style-name="ce11">
            <text:p>947</text:p>
          </table:table-cell>
          <table:table-cell table:number-columns-repeated="3" table:style-name="ce1"/>
          <table:table-cell office:value-type="float" office:value="23721" table:formula="of:=COUNTIF([.$F$2:.$F$1001];[.$G169])*[.$G169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013 <text:s text:c="2"/>20439</text:p>
          </table:table-cell>
          <table:table-cell table:style-name="ce1"/>
          <table:table-cell office:value-type="string" office:string-value="19013" table:formula="of:=INDEX(COM.MICROSOFT.TEXTSPLIT([Solution.$A170];&quot; &quot;);1)" table:number-matrix-columns-spanned="1" table:number-matrix-rows-spanned="1" table:style-name="ce11">
            <text:p>19013</text:p>
          </table:table-cell>
          <table:table-cell office:value-type="string" office:string-value="20439" table:formula="of:=INDEX(COM.MICROSOFT.TEXTSPLIT([Solution.$A170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24710" table:style-name="ce1">
            <text:p>24710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989" table:formula="of:=ABS([.F170]-[.G170])" table:style-name="ce11">
            <text:p>989</text:p>
          </table:table-cell>
          <table:table-cell table:number-columns-repeated="3" table:style-name="ce1"/>
          <table:table-cell office:value-type="float" office:value="23721" table:formula="of:=COUNTIF([.$F$2:.$F$1001];[.$G170])*[.$G170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608 <text:s text:c="2"/>13683</text:p>
          </table:table-cell>
          <table:table-cell table:style-name="ce1"/>
          <table:table-cell office:value-type="string" office:string-value="84608" table:formula="of:=INDEX(COM.MICROSOFT.TEXTSPLIT([Solution.$A171];&quot; &quot;);1)" table:number-matrix-columns-spanned="1" table:number-matrix-rows-spanned="1" table:style-name="ce11">
            <text:p>84608</text:p>
          </table:table-cell>
          <table:table-cell office:value-type="string" office:string-value="13683" table:formula="of:=INDEX(COM.MICROSOFT.TEXTSPLIT([Solution.$A171];&quot; &quot;; &quot;+&quot;; TRUE);2)" table:number-matrix-columns-spanned="1" table:number-matrix-rows-spanned="1" table:style-name="ce11">
            <text:p>13683</text:p>
          </table:table-cell>
          <table:table-cell table:style-name="ce1"/>
          <table:table-cell office:value-type="string" office:string-value="24759" table:style-name="ce1">
            <text:p>24759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038" table:formula="of:=ABS([.F171]-[.G171])" table:style-name="ce11">
            <text:p>1038</text:p>
          </table:table-cell>
          <table:table-cell table:number-columns-repeated="3" table:style-name="ce1"/>
          <table:table-cell office:value-type="float" office:value="23721" table:formula="of:=COUNTIF([.$F$2:.$F$1001];[.$G171])*[.$G171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317 <text:s text:c="2"/>36003</text:p>
          </table:table-cell>
          <table:table-cell table:style-name="ce1"/>
          <table:table-cell office:value-type="string" office:string-value="99317" table:formula="of:=INDEX(COM.MICROSOFT.TEXTSPLIT([Solution.$A172];&quot; &quot;);1)" table:number-matrix-columns-spanned="1" table:number-matrix-rows-spanned="1" table:style-name="ce11">
            <text:p>99317</text:p>
          </table:table-cell>
          <table:table-cell office:value-type="string" office:string-value="36003" table:formula="of:=INDEX(COM.MICROSOFT.TEXTSPLIT([Solution.$A172];&quot; &quot;; &quot;+&quot;; TRUE);2)" table:number-matrix-columns-spanned="1" table:number-matrix-rows-spanned="1" table:style-name="ce11">
            <text:p>36003</text:p>
          </table:table-cell>
          <table:table-cell table:style-name="ce1"/>
          <table:table-cell office:value-type="string" office:string-value="25025" table:style-name="ce1">
            <text:p>25025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304" table:formula="of:=ABS([.F172]-[.G172])" table:style-name="ce11">
            <text:p>1304</text:p>
          </table:table-cell>
          <table:table-cell table:number-columns-repeated="3" table:style-name="ce1"/>
          <table:table-cell office:value-type="float" office:value="23721" table:formula="of:=COUNTIF([.$F$2:.$F$1001];[.$G172])*[.$G172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083 <text:s text:c="2"/>76360</text:p>
          </table:table-cell>
          <table:table-cell table:style-name="ce1"/>
          <table:table-cell office:value-type="string" office:string-value="77083" table:formula="of:=INDEX(COM.MICROSOFT.TEXTSPLIT([Solution.$A173];&quot; &quot;);1)" table:number-matrix-columns-spanned="1" table:number-matrix-rows-spanned="1" table:style-name="ce11">
            <text:p>77083</text:p>
          </table:table-cell>
          <table:table-cell office:value-type="string" office:string-value="76360" table:formula="of:=INDEX(COM.MICROSOFT.TEXTSPLIT([Solution.$A173];&quot; &quot;; &quot;+&quot;; TRUE);2)" table:number-matrix-columns-spanned="1" table:number-matrix-rows-spanned="1" table:style-name="ce11">
            <text:p>76360</text:p>
          </table:table-cell>
          <table:table-cell table:style-name="ce1"/>
          <table:table-cell office:value-type="string" office:string-value="25043" table:style-name="ce1">
            <text:p>25043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322" table:formula="of:=ABS([.F173]-[.G173])" table:style-name="ce11">
            <text:p>1322</text:p>
          </table:table-cell>
          <table:table-cell table:number-columns-repeated="3" table:style-name="ce1"/>
          <table:table-cell office:value-type="float" office:value="23721" table:formula="of:=COUNTIF([.$F$2:.$F$1001];[.$G173])*[.$G173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626 <text:s text:c="2"/>96966</text:p>
          </table:table-cell>
          <table:table-cell table:style-name="ce1"/>
          <table:table-cell office:value-type="string" office:string-value="14626" table:formula="of:=INDEX(COM.MICROSOFT.TEXTSPLIT([Solution.$A174];&quot; &quot;);1)" table:number-matrix-columns-spanned="1" table:number-matrix-rows-spanned="1" table:style-name="ce11">
            <text:p>14626</text:p>
          </table:table-cell>
          <table:table-cell office:value-type="string" office:string-value="96966" table:formula="of:=INDEX(COM.MICROSOFT.TEXTSPLIT([Solution.$A174];&quot; &quot;; &quot;+&quot;; TRUE);2)" table:number-matrix-columns-spanned="1" table:number-matrix-rows-spanned="1" table:style-name="ce11">
            <text:p>96966</text:p>
          </table:table-cell>
          <table:table-cell table:style-name="ce1"/>
          <table:table-cell office:value-type="string" office:string-value="25087" table:style-name="ce1">
            <text:p>25087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366" table:formula="of:=ABS([.F174]-[.G174])" table:style-name="ce11">
            <text:p>1366</text:p>
          </table:table-cell>
          <table:table-cell table:number-columns-repeated="3" table:style-name="ce1"/>
          <table:table-cell office:value-type="float" office:value="23721" table:formula="of:=COUNTIF([.$F$2:.$F$1001];[.$G174])*[.$G174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572 <text:s text:c="2"/>14581</text:p>
          </table:table-cell>
          <table:table-cell table:style-name="ce1"/>
          <table:table-cell office:value-type="string" office:string-value="50572" table:formula="of:=INDEX(COM.MICROSOFT.TEXTSPLIT([Solution.$A175];&quot; &quot;);1)" table:number-matrix-columns-spanned="1" table:number-matrix-rows-spanned="1" table:style-name="ce11">
            <text:p>50572</text:p>
          </table:table-cell>
          <table:table-cell office:value-type="string" office:string-value="14581" table:formula="of:=INDEX(COM.MICROSOFT.TEXTSPLIT([Solution.$A175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25224" table:style-name="ce1">
            <text:p>25224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503" table:formula="of:=ABS([.F175]-[.G175])" table:style-name="ce11">
            <text:p>1503</text:p>
          </table:table-cell>
          <table:table-cell table:number-columns-repeated="3" table:style-name="ce1"/>
          <table:table-cell office:value-type="float" office:value="23721" table:formula="of:=COUNTIF([.$F$2:.$F$1001];[.$G175])*[.$G175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558 <text:s text:c="2"/>60518</text:p>
          </table:table-cell>
          <table:table-cell table:style-name="ce1"/>
          <table:table-cell office:value-type="string" office:string-value="21558" table:formula="of:=INDEX(COM.MICROSOFT.TEXTSPLIT([Solution.$A176];&quot; &quot;);1)" table:number-matrix-columns-spanned="1" table:number-matrix-rows-spanned="1" table:style-name="ce11">
            <text:p>21558</text:p>
          </table:table-cell>
          <table:table-cell office:value-type="string" office:string-value="60518" table:formula="of:=INDEX(COM.MICROSOFT.TEXTSPLIT([Solution.$A176];&quot; &quot;; &quot;+&quot;; TRUE);2)" table:number-matrix-columns-spanned="1" table:number-matrix-rows-spanned="1" table:style-name="ce11">
            <text:p>60518</text:p>
          </table:table-cell>
          <table:table-cell table:style-name="ce1"/>
          <table:table-cell office:value-type="string" office:string-value="25463" table:style-name="ce1">
            <text:p>25463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742" table:formula="of:=ABS([.F176]-[.G176])" table:style-name="ce11">
            <text:p>1742</text:p>
          </table:table-cell>
          <table:table-cell table:number-columns-repeated="3" table:style-name="ce1"/>
          <table:table-cell office:value-type="float" office:value="23721" table:formula="of:=COUNTIF([.$F$2:.$F$1001];[.$G176])*[.$G176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710 <text:s text:c="2"/>52504</text:p>
          </table:table-cell>
          <table:table-cell table:style-name="ce1"/>
          <table:table-cell office:value-type="string" office:string-value="68710" table:formula="of:=INDEX(COM.MICROSOFT.TEXTSPLIT([Solution.$A177];&quot; &quot;);1)" table:number-matrix-columns-spanned="1" table:number-matrix-rows-spanned="1" table:style-name="ce11">
            <text:p>68710</text:p>
          </table:table-cell>
          <table:table-cell office:value-type="string" office:string-value="52504" table:formula="of:=INDEX(COM.MICROSOFT.TEXTSPLIT([Solution.$A177];&quot; &quot;; &quot;+&quot;; TRUE);2)" table:number-matrix-columns-spanned="1" table:number-matrix-rows-spanned="1" table:style-name="ce11">
            <text:p>52504</text:p>
          </table:table-cell>
          <table:table-cell table:style-name="ce1"/>
          <table:table-cell office:value-type="string" office:string-value="25479" table:style-name="ce1">
            <text:p>25479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758" table:formula="of:=ABS([.F177]-[.G177])" table:style-name="ce11">
            <text:p>1758</text:p>
          </table:table-cell>
          <table:table-cell table:number-columns-repeated="3" table:style-name="ce1"/>
          <table:table-cell office:value-type="float" office:value="23721" table:formula="of:=COUNTIF([.$F$2:.$F$1001];[.$G177])*[.$G177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579 <text:s text:c="2"/>44922</text:p>
          </table:table-cell>
          <table:table-cell table:style-name="ce1"/>
          <table:table-cell office:value-type="string" office:string-value="50579" table:formula="of:=INDEX(COM.MICROSOFT.TEXTSPLIT([Solution.$A178];&quot; &quot;);1)" table:number-matrix-columns-spanned="1" table:number-matrix-rows-spanned="1" table:style-name="ce11">
            <text:p>50579</text:p>
          </table:table-cell>
          <table:table-cell office:value-type="string" office:string-value="44922" table:formula="of:=INDEX(COM.MICROSOFT.TEXTSPLIT([Solution.$A178];&quot; &quot;; &quot;+&quot;; TRUE);2)" table:number-matrix-columns-spanned="1" table:number-matrix-rows-spanned="1" table:style-name="ce11">
            <text:p>44922</text:p>
          </table:table-cell>
          <table:table-cell table:style-name="ce1"/>
          <table:table-cell office:value-type="string" office:string-value="25503" table:style-name="ce1">
            <text:p>25503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782" table:formula="of:=ABS([.F178]-[.G178])" table:style-name="ce11">
            <text:p>1782</text:p>
          </table:table-cell>
          <table:table-cell table:number-columns-repeated="3" table:style-name="ce1"/>
          <table:table-cell office:value-type="float" office:value="23721" table:formula="of:=COUNTIF([.$F$2:.$F$1001];[.$G178])*[.$G178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946 <text:s text:c="2"/>15999</text:p>
          </table:table-cell>
          <table:table-cell table:style-name="ce1"/>
          <table:table-cell office:value-type="string" office:string-value="98946" table:formula="of:=INDEX(COM.MICROSOFT.TEXTSPLIT([Solution.$A179];&quot; &quot;);1)" table:number-matrix-columns-spanned="1" table:number-matrix-rows-spanned="1" table:style-name="ce11">
            <text:p>98946</text:p>
          </table:table-cell>
          <table:table-cell office:value-type="string" office:string-value="15999" table:formula="of:=INDEX(COM.MICROSOFT.TEXTSPLIT([Solution.$A179];&quot; &quot;; &quot;+&quot;; TRUE);2)" table:number-matrix-columns-spanned="1" table:number-matrix-rows-spanned="1" table:style-name="ce11">
            <text:p>15999</text:p>
          </table:table-cell>
          <table:table-cell table:style-name="ce1"/>
          <table:table-cell office:value-type="string" office:string-value="25513" table:style-name="ce1">
            <text:p>25513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792" table:formula="of:=ABS([.F179]-[.G179])" table:style-name="ce11">
            <text:p>1792</text:p>
          </table:table-cell>
          <table:table-cell table:number-columns-repeated="3" table:style-name="ce1"/>
          <table:table-cell office:value-type="float" office:value="23721" table:formula="of:=COUNTIF([.$F$2:.$F$1001];[.$G179])*[.$G179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049 <text:s text:c="2"/>13900</text:p>
          </table:table-cell>
          <table:table-cell table:style-name="ce1"/>
          <table:table-cell office:value-type="string" office:string-value="57049" table:formula="of:=INDEX(COM.MICROSOFT.TEXTSPLIT([Solution.$A180];&quot; &quot;);1)" table:number-matrix-columns-spanned="1" table:number-matrix-rows-spanned="1" table:style-name="ce11">
            <text:p>57049</text:p>
          </table:table-cell>
          <table:table-cell office:value-type="string" office:string-value="13900" table:formula="of:=INDEX(COM.MICROSOFT.TEXTSPLIT([Solution.$A180];&quot; &quot;; &quot;+&quot;; TRUE);2)" table:number-matrix-columns-spanned="1" table:number-matrix-rows-spanned="1" table:style-name="ce11">
            <text:p>13900</text:p>
          </table:table-cell>
          <table:table-cell table:style-name="ce1"/>
          <table:table-cell office:value-type="string" office:string-value="25514" table:style-name="ce1">
            <text:p>25514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793" table:formula="of:=ABS([.F180]-[.G180])" table:style-name="ce11">
            <text:p>1793</text:p>
          </table:table-cell>
          <table:table-cell table:number-columns-repeated="3" table:style-name="ce1"/>
          <table:table-cell office:value-type="float" office:value="23721" table:formula="of:=COUNTIF([.$F$2:.$F$1001];[.$G180])*[.$G180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217 <text:s text:c="2"/>76875</text:p>
          </table:table-cell>
          <table:table-cell table:style-name="ce1"/>
          <table:table-cell office:value-type="string" office:string-value="34217" table:formula="of:=INDEX(COM.MICROSOFT.TEXTSPLIT([Solution.$A181];&quot; &quot;);1)" table:number-matrix-columns-spanned="1" table:number-matrix-rows-spanned="1" table:style-name="ce11">
            <text:p>34217</text:p>
          </table:table-cell>
          <table:table-cell office:value-type="string" office:string-value="76875" table:formula="of:=INDEX(COM.MICROSOFT.TEXTSPLIT([Solution.$A181];&quot; &quot;; &quot;+&quot;; TRUE);2)" table:number-matrix-columns-spanned="1" table:number-matrix-rows-spanned="1" table:style-name="ce11">
            <text:p>76875</text:p>
          </table:table-cell>
          <table:table-cell table:style-name="ce1"/>
          <table:table-cell office:value-type="string" office:string-value="25556" table:style-name="ce1">
            <text:p>25556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835" table:formula="of:=ABS([.F181]-[.G181])" table:style-name="ce11">
            <text:p>1835</text:p>
          </table:table-cell>
          <table:table-cell table:number-columns-repeated="3" table:style-name="ce1"/>
          <table:table-cell office:value-type="float" office:value="23721" table:formula="of:=COUNTIF([.$F$2:.$F$1001];[.$G181])*[.$G181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561 <text:s text:c="2"/>63078</text:p>
          </table:table-cell>
          <table:table-cell table:style-name="ce1"/>
          <table:table-cell office:value-type="string" office:string-value="88561" table:formula="of:=INDEX(COM.MICROSOFT.TEXTSPLIT([Solution.$A182];&quot; &quot;);1)" table:number-matrix-columns-spanned="1" table:number-matrix-rows-spanned="1" table:style-name="ce11">
            <text:p>88561</text:p>
          </table:table-cell>
          <table:table-cell office:value-type="string" office:string-value="63078" table:formula="of:=INDEX(COM.MICROSOFT.TEXTSPLIT([Solution.$A182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25602" table:style-name="ce1">
            <text:p>25602</text:p>
          </table:table-cell>
          <table:table-cell office:value-type="string" office:string-value="23721" table:style-name="ce1">
            <text:p>23721</text:p>
          </table:table-cell>
          <table:table-cell table:style-name="ce1"/>
          <table:table-cell office:value-type="float" office:value="1881" table:formula="of:=ABS([.F182]-[.G182])" table:style-name="ce11">
            <text:p>1881</text:p>
          </table:table-cell>
          <table:table-cell table:number-columns-repeated="3" table:style-name="ce1"/>
          <table:table-cell office:value-type="float" office:value="23721" table:formula="of:=COUNTIF([.$F$2:.$F$1001];[.$G182])*[.$G182]" table:style-name="ce11">
            <text:p>237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428 <text:s text:c="2"/>49321</text:p>
          </table:table-cell>
          <table:table-cell table:style-name="ce1"/>
          <table:table-cell office:value-type="string" office:string-value="38428" table:formula="of:=INDEX(COM.MICROSOFT.TEXTSPLIT([Solution.$A183];&quot; &quot;);1)" table:number-matrix-columns-spanned="1" table:number-matrix-rows-spanned="1" table:style-name="ce11">
            <text:p>38428</text:p>
          </table:table-cell>
          <table:table-cell office:value-type="string" office:string-value="49321" table:formula="of:=INDEX(COM.MICROSOFT.TEXTSPLIT([Solution.$A183];&quot; &quot;; &quot;+&quot;; TRUE);2)" table:number-matrix-columns-spanned="1" table:number-matrix-rows-spanned="1" table:style-name="ce11">
            <text:p>49321</text:p>
          </table:table-cell>
          <table:table-cell table:style-name="ce1"/>
          <table:table-cell office:value-type="string" office:string-value="25700" table:style-name="ce1">
            <text:p>25700</text:p>
          </table:table-cell>
          <table:table-cell office:value-type="string" office:string-value="24390" table:style-name="ce1">
            <text:p>24390</text:p>
          </table:table-cell>
          <table:table-cell table:style-name="ce1"/>
          <table:table-cell office:value-type="float" office:value="1310" table:formula="of:=ABS([.F183]-[.G183])" table:style-name="ce11">
            <text:p>1310</text:p>
          </table:table-cell>
          <table:table-cell table:number-columns-repeated="3" table:style-name="ce1"/>
          <table:table-cell office:value-type="float" office:value="0" table:formula="of:=COUNTIF([.$F$2:.$F$1001];[.$G183])*[.$G1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301 <text:s text:c="2"/>46430</text:p>
          </table:table-cell>
          <table:table-cell table:style-name="ce1"/>
          <table:table-cell office:value-type="string" office:string-value="35301" table:formula="of:=INDEX(COM.MICROSOFT.TEXTSPLIT([Solution.$A184];&quot; &quot;);1)" table:number-matrix-columns-spanned="1" table:number-matrix-rows-spanned="1" table:style-name="ce11">
            <text:p>35301</text:p>
          </table:table-cell>
          <table:table-cell office:value-type="string" office:string-value="46430" table:formula="of:=INDEX(COM.MICROSOFT.TEXTSPLIT([Solution.$A184];&quot; &quot;; &quot;+&quot;; TRUE);2)" table:number-matrix-columns-spanned="1" table:number-matrix-rows-spanned="1" table:style-name="ce11">
            <text:p>46430</text:p>
          </table:table-cell>
          <table:table-cell table:style-name="ce1"/>
          <table:table-cell office:value-type="string" office:string-value="25769" table:style-name="ce1">
            <text:p>25769</text:p>
          </table:table-cell>
          <table:table-cell office:value-type="string" office:string-value="24534" table:style-name="ce1">
            <text:p>24534</text:p>
          </table:table-cell>
          <table:table-cell table:style-name="ce1"/>
          <table:table-cell office:value-type="float" office:value="1235" table:formula="of:=ABS([.F184]-[.G184])" table:style-name="ce11">
            <text:p>1235</text:p>
          </table:table-cell>
          <table:table-cell table:number-columns-repeated="3" table:style-name="ce1"/>
          <table:table-cell office:value-type="float" office:value="0" table:formula="of:=COUNTIF([.$F$2:.$F$1001];[.$G184])*[.$G1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659 <text:s text:c="2"/>44724</text:p>
          </table:table-cell>
          <table:table-cell table:style-name="ce1"/>
          <table:table-cell office:value-type="string" office:string-value="68659" table:formula="of:=INDEX(COM.MICROSOFT.TEXTSPLIT([Solution.$A185];&quot; &quot;);1)" table:number-matrix-columns-spanned="1" table:number-matrix-rows-spanned="1" table:style-name="ce11">
            <text:p>68659</text:p>
          </table:table-cell>
          <table:table-cell office:value-type="string" office:string-value="44724" table:formula="of:=INDEX(COM.MICROSOFT.TEXTSPLIT([Solution.$A185];&quot; &quot;; &quot;+&quot;; TRUE);2)" table:number-matrix-columns-spanned="1" table:number-matrix-rows-spanned="1" table:style-name="ce11">
            <text:p>44724</text:p>
          </table:table-cell>
          <table:table-cell table:style-name="ce1"/>
          <table:table-cell office:value-type="string" office:string-value="25986" table:style-name="ce1">
            <text:p>25986</text:p>
          </table:table-cell>
          <table:table-cell office:value-type="string" office:string-value="24668" table:style-name="ce1">
            <text:p>24668</text:p>
          </table:table-cell>
          <table:table-cell table:style-name="ce1"/>
          <table:table-cell office:value-type="float" office:value="1318" table:formula="of:=ABS([.F185]-[.G185])" table:style-name="ce11">
            <text:p>1318</text:p>
          </table:table-cell>
          <table:table-cell table:number-columns-repeated="3" table:style-name="ce1"/>
          <table:table-cell office:value-type="float" office:value="24668" table:formula="of:=COUNTIF([.$F$2:.$F$1001];[.$G185])*[.$G185]" table:style-name="ce11">
            <text:p>2466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548 <text:s text:c="2"/>21014</text:p>
          </table:table-cell>
          <table:table-cell table:style-name="ce1"/>
          <table:table-cell office:value-type="string" office:string-value="78548" table:formula="of:=INDEX(COM.MICROSOFT.TEXTSPLIT([Solution.$A186];&quot; &quot;);1)" table:number-matrix-columns-spanned="1" table:number-matrix-rows-spanned="1" table:style-name="ce11">
            <text:p>78548</text:p>
          </table:table-cell>
          <table:table-cell office:value-type="string" office:string-value="21014" table:formula="of:=INDEX(COM.MICROSOFT.TEXTSPLIT([Solution.$A186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26002" table:style-name="ce1">
            <text:p>26002</text:p>
          </table:table-cell>
          <table:table-cell office:value-type="string" office:string-value="24668" table:style-name="ce1">
            <text:p>24668</text:p>
          </table:table-cell>
          <table:table-cell table:style-name="ce1"/>
          <table:table-cell office:value-type="float" office:value="1334" table:formula="of:=ABS([.F186]-[.G186])" table:style-name="ce11">
            <text:p>1334</text:p>
          </table:table-cell>
          <table:table-cell table:number-columns-repeated="3" table:style-name="ce1"/>
          <table:table-cell office:value-type="float" office:value="24668" table:formula="of:=COUNTIF([.$F$2:.$F$1001];[.$G186])*[.$G186]" table:style-name="ce11">
            <text:p>2466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423 <text:s text:c="2"/>47605</text:p>
          </table:table-cell>
          <table:table-cell table:style-name="ce1"/>
          <table:table-cell office:value-type="string" office:string-value="38423" table:formula="of:=INDEX(COM.MICROSOFT.TEXTSPLIT([Solution.$A187];&quot; &quot;);1)" table:number-matrix-columns-spanned="1" table:number-matrix-rows-spanned="1" table:style-name="ce11">
            <text:p>38423</text:p>
          </table:table-cell>
          <table:table-cell office:value-type="string" office:string-value="47605" table:formula="of:=INDEX(COM.MICROSOFT.TEXTSPLIT([Solution.$A187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26079" table:style-name="ce1">
            <text:p>26079</text:p>
          </table:table-cell>
          <table:table-cell office:value-type="string" office:string-value="24668" table:style-name="ce1">
            <text:p>24668</text:p>
          </table:table-cell>
          <table:table-cell table:style-name="ce1"/>
          <table:table-cell office:value-type="float" office:value="1411" table:formula="of:=ABS([.F187]-[.G187])" table:style-name="ce11">
            <text:p>1411</text:p>
          </table:table-cell>
          <table:table-cell table:number-columns-repeated="3" table:style-name="ce1"/>
          <table:table-cell office:value-type="float" office:value="24668" table:formula="of:=COUNTIF([.$F$2:.$F$1001];[.$G187])*[.$G187]" table:style-name="ce11">
            <text:p>2466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602 <text:s text:c="2"/>76689</text:p>
          </table:table-cell>
          <table:table-cell table:style-name="ce1"/>
          <table:table-cell office:value-type="string" office:string-value="25602" table:formula="of:=INDEX(COM.MICROSOFT.TEXTSPLIT([Solution.$A188];&quot; &quot;);1)" table:number-matrix-columns-spanned="1" table:number-matrix-rows-spanned="1" table:style-name="ce11">
            <text:p>25602</text:p>
          </table:table-cell>
          <table:table-cell office:value-type="string" office:string-value="76689" table:formula="of:=INDEX(COM.MICROSOFT.TEXTSPLIT([Solution.$A188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26144" table:style-name="ce1">
            <text:p>26144</text:p>
          </table:table-cell>
          <table:table-cell office:value-type="string" office:string-value="24841" table:style-name="ce1">
            <text:p>24841</text:p>
          </table:table-cell>
          <table:table-cell table:style-name="ce1"/>
          <table:table-cell office:value-type="float" office:value="1303" table:formula="of:=ABS([.F188]-[.G188])" table:style-name="ce11">
            <text:p>1303</text:p>
          </table:table-cell>
          <table:table-cell table:number-columns-repeated="3" table:style-name="ce1"/>
          <table:table-cell office:value-type="float" office:value="0" table:formula="of:=COUNTIF([.$F$2:.$F$1001];[.$G188])*[.$G18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663 <text:s text:c="2"/>61754</text:p>
          </table:table-cell>
          <table:table-cell table:style-name="ce1"/>
          <table:table-cell office:value-type="string" office:string-value="26663" table:formula="of:=INDEX(COM.MICROSOFT.TEXTSPLIT([Solution.$A189];&quot; &quot;);1)" table:number-matrix-columns-spanned="1" table:number-matrix-rows-spanned="1" table:style-name="ce11">
            <text:p>26663</text:p>
          </table:table-cell>
          <table:table-cell office:value-type="string" office:string-value="61754" table:formula="of:=INDEX(COM.MICROSOFT.TEXTSPLIT([Solution.$A189];&quot; &quot;; &quot;+&quot;; TRUE);2)" table:number-matrix-columns-spanned="1" table:number-matrix-rows-spanned="1" table:style-name="ce11">
            <text:p>61754</text:p>
          </table:table-cell>
          <table:table-cell table:style-name="ce1"/>
          <table:table-cell office:value-type="string" office:string-value="26272" table:style-name="ce1">
            <text:p>26272</text:p>
          </table:table-cell>
          <table:table-cell office:value-type="string" office:string-value="24885" table:style-name="ce1">
            <text:p>24885</text:p>
          </table:table-cell>
          <table:table-cell table:style-name="ce1"/>
          <table:table-cell office:value-type="float" office:value="1387" table:formula="of:=ABS([.F189]-[.G189])" table:style-name="ce11">
            <text:p>1387</text:p>
          </table:table-cell>
          <table:table-cell table:number-columns-repeated="3" table:style-name="ce1"/>
          <table:table-cell office:value-type="float" office:value="0" table:formula="of:=COUNTIF([.$F$2:.$F$1001];[.$G189])*[.$G18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416 <text:s text:c="2"/>67964</text:p>
          </table:table-cell>
          <table:table-cell table:style-name="ce1"/>
          <table:table-cell office:value-type="string" office:string-value="39416" table:formula="of:=INDEX(COM.MICROSOFT.TEXTSPLIT([Solution.$A190];&quot; &quot;);1)" table:number-matrix-columns-spanned="1" table:number-matrix-rows-spanned="1" table:style-name="ce11">
            <text:p>39416</text:p>
          </table:table-cell>
          <table:table-cell office:value-type="string" office:string-value="67964" table:formula="of:=INDEX(COM.MICROSOFT.TEXTSPLIT([Solution.$A190];&quot; &quot;; &quot;+&quot;; TRUE);2)" table:number-matrix-columns-spanned="1" table:number-matrix-rows-spanned="1" table:style-name="ce11">
            <text:p>67964</text:p>
          </table:table-cell>
          <table:table-cell table:style-name="ce1"/>
          <table:table-cell office:value-type="string" office:string-value="26417" table:style-name="ce1">
            <text:p>26417</text:p>
          </table:table-cell>
          <table:table-cell office:value-type="string" office:string-value="25047" table:style-name="ce1">
            <text:p>25047</text:p>
          </table:table-cell>
          <table:table-cell table:style-name="ce1"/>
          <table:table-cell office:value-type="float" office:value="1370" table:formula="of:=ABS([.F190]-[.G190])" table:style-name="ce11">
            <text:p>1370</text:p>
          </table:table-cell>
          <table:table-cell table:number-columns-repeated="3" table:style-name="ce1"/>
          <table:table-cell office:value-type="float" office:value="0" table:formula="of:=COUNTIF([.$F$2:.$F$1001];[.$G190])*[.$G19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875 <text:s text:c="2"/>55373</text:p>
          </table:table-cell>
          <table:table-cell table:style-name="ce1"/>
          <table:table-cell office:value-type="string" office:string-value="35875" table:formula="of:=INDEX(COM.MICROSOFT.TEXTSPLIT([Solution.$A191];&quot; &quot;);1)" table:number-matrix-columns-spanned="1" table:number-matrix-rows-spanned="1" table:style-name="ce11">
            <text:p>35875</text:p>
          </table:table-cell>
          <table:table-cell office:value-type="string" office:string-value="55373" table:formula="of:=INDEX(COM.MICROSOFT.TEXTSPLIT([Solution.$A191];&quot; &quot;; &quot;+&quot;; TRUE);2)" table:number-matrix-columns-spanned="1" table:number-matrix-rows-spanned="1" table:style-name="ce11">
            <text:p>55373</text:p>
          </table:table-cell>
          <table:table-cell table:style-name="ce1"/>
          <table:table-cell office:value-type="string" office:string-value="26649" table:style-name="ce1">
            <text:p>26649</text:p>
          </table:table-cell>
          <table:table-cell office:value-type="string" office:string-value="25139" table:style-name="ce1">
            <text:p>25139</text:p>
          </table:table-cell>
          <table:table-cell table:style-name="ce1"/>
          <table:table-cell office:value-type="float" office:value="1510" table:formula="of:=ABS([.F191]-[.G191])" table:style-name="ce11">
            <text:p>1510</text:p>
          </table:table-cell>
          <table:table-cell table:number-columns-repeated="3" table:style-name="ce1"/>
          <table:table-cell office:value-type="float" office:value="0" table:formula="of:=COUNTIF([.$F$2:.$F$1001];[.$G191])*[.$G19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721 <text:s text:c="2"/>58152</text:p>
          </table:table-cell>
          <table:table-cell table:style-name="ce1"/>
          <table:table-cell office:value-type="string" office:string-value="23721" table:formula="of:=INDEX(COM.MICROSOFT.TEXTSPLIT([Solution.$A192];&quot; &quot;);1)" table:number-matrix-columns-spanned="1" table:number-matrix-rows-spanned="1" table:style-name="ce11">
            <text:p>23721</text:p>
          </table:table-cell>
          <table:table-cell office:value-type="string" office:string-value="58152" table:formula="of:=INDEX(COM.MICROSOFT.TEXTSPLIT([Solution.$A192];&quot; &quot;; &quot;+&quot;; TRUE);2)" table:number-matrix-columns-spanned="1" table:number-matrix-rows-spanned="1" table:style-name="ce11">
            <text:p>58152</text:p>
          </table:table-cell>
          <table:table-cell table:style-name="ce1"/>
          <table:table-cell office:value-type="string" office:string-value="26663" table:style-name="ce1">
            <text:p>26663</text:p>
          </table:table-cell>
          <table:table-cell office:value-type="string" office:string-value="25445" table:style-name="ce1">
            <text:p>25445</text:p>
          </table:table-cell>
          <table:table-cell table:style-name="ce1"/>
          <table:table-cell office:value-type="float" office:value="1218" table:formula="of:=ABS([.F192]-[.G192])" table:style-name="ce11">
            <text:p>1218</text:p>
          </table:table-cell>
          <table:table-cell table:number-columns-repeated="3" table:style-name="ce1"/>
          <table:table-cell office:value-type="float" office:value="0" table:formula="of:=COUNTIF([.$F$2:.$F$1001];[.$G192])*[.$G19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006 <text:s text:c="2"/>83208</text:p>
          </table:table-cell>
          <table:table-cell table:style-name="ce1"/>
          <table:table-cell office:value-type="string" office:string-value="58006" table:formula="of:=INDEX(COM.MICROSOFT.TEXTSPLIT([Solution.$A193];&quot; &quot;);1)" table:number-matrix-columns-spanned="1" table:number-matrix-rows-spanned="1" table:style-name="ce11">
            <text:p>58006</text:p>
          </table:table-cell>
          <table:table-cell office:value-type="string" office:string-value="83208" table:formula="of:=INDEX(COM.MICROSOFT.TEXTSPLIT([Solution.$A193];&quot; &quot;; &quot;+&quot;; TRUE);2)" table:number-matrix-columns-spanned="1" table:number-matrix-rows-spanned="1" table:style-name="ce11">
            <text:p>83208</text:p>
          </table:table-cell>
          <table:table-cell table:style-name="ce1"/>
          <table:table-cell office:value-type="string" office:string-value="26774" table:style-name="ce1">
            <text:p>26774</text:p>
          </table:table-cell>
          <table:table-cell office:value-type="string" office:string-value="25465" table:style-name="ce1">
            <text:p>25465</text:p>
          </table:table-cell>
          <table:table-cell table:style-name="ce1"/>
          <table:table-cell office:value-type="float" office:value="1309" table:formula="of:=ABS([.F193]-[.G193])" table:style-name="ce11">
            <text:p>1309</text:p>
          </table:table-cell>
          <table:table-cell table:number-columns-repeated="3" table:style-name="ce1"/>
          <table:table-cell office:value-type="float" office:value="0" table:formula="of:=COUNTIF([.$F$2:.$F$1001];[.$G193])*[.$G19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580 <text:s text:c="2"/>62998</text:p>
          </table:table-cell>
          <table:table-cell table:style-name="ce1"/>
          <table:table-cell office:value-type="string" office:string-value="52580" table:formula="of:=INDEX(COM.MICROSOFT.TEXTSPLIT([Solution.$A194];&quot; &quot;);1)" table:number-matrix-columns-spanned="1" table:number-matrix-rows-spanned="1" table:style-name="ce11">
            <text:p>52580</text:p>
          </table:table-cell>
          <table:table-cell office:value-type="string" office:string-value="62998" table:formula="of:=INDEX(COM.MICROSOFT.TEXTSPLIT([Solution.$A194];&quot; &quot;; &quot;+&quot;; TRUE);2)" table:number-matrix-columns-spanned="1" table:number-matrix-rows-spanned="1" table:style-name="ce11">
            <text:p>62998</text:p>
          </table:table-cell>
          <table:table-cell table:style-name="ce1"/>
          <table:table-cell office:value-type="string" office:string-value="27007" table:style-name="ce1">
            <text:p>27007</text:p>
          </table:table-cell>
          <table:table-cell office:value-type="string" office:string-value="25649" table:style-name="ce1">
            <text:p>25649</text:p>
          </table:table-cell>
          <table:table-cell table:style-name="ce1"/>
          <table:table-cell office:value-type="float" office:value="1358" table:formula="of:=ABS([.F194]-[.G194])" table:style-name="ce11">
            <text:p>1358</text:p>
          </table:table-cell>
          <table:table-cell table:number-columns-repeated="3" table:style-name="ce1"/>
          <table:table-cell office:value-type="float" office:value="0" table:formula="of:=COUNTIF([.$F$2:.$F$1001];[.$G194])*[.$G19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373 <text:s text:c="2"/>50079</text:p>
          </table:table-cell>
          <table:table-cell table:style-name="ce1"/>
          <table:table-cell office:value-type="string" office:string-value="95373" table:formula="of:=INDEX(COM.MICROSOFT.TEXTSPLIT([Solution.$A195];&quot; &quot;);1)" table:number-matrix-columns-spanned="1" table:number-matrix-rows-spanned="1" table:style-name="ce11">
            <text:p>95373</text:p>
          </table:table-cell>
          <table:table-cell office:value-type="string" office:string-value="50079" table:formula="of:=INDEX(COM.MICROSOFT.TEXTSPLIT([Solution.$A195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27008" table:style-name="ce1">
            <text:p>27008</text:p>
          </table:table-cell>
          <table:table-cell office:value-type="string" office:string-value="25749" table:style-name="ce1">
            <text:p>25749</text:p>
          </table:table-cell>
          <table:table-cell table:style-name="ce1"/>
          <table:table-cell office:value-type="float" office:value="1259" table:formula="of:=ABS([.F195]-[.G195])" table:style-name="ce11">
            <text:p>1259</text:p>
          </table:table-cell>
          <table:table-cell table:number-columns-repeated="3" table:style-name="ce1"/>
          <table:table-cell office:value-type="float" office:value="0" table:formula="of:=COUNTIF([.$F$2:.$F$1001];[.$G195])*[.$G1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865 <text:s text:c="2"/>76537</text:p>
          </table:table-cell>
          <table:table-cell table:style-name="ce1"/>
          <table:table-cell office:value-type="string" office:string-value="12865" table:formula="of:=INDEX(COM.MICROSOFT.TEXTSPLIT([Solution.$A196];&quot; &quot;);1)" table:number-matrix-columns-spanned="1" table:number-matrix-rows-spanned="1" table:style-name="ce11">
            <text:p>12865</text:p>
          </table:table-cell>
          <table:table-cell office:value-type="string" office:string-value="76537" table:formula="of:=INDEX(COM.MICROSOFT.TEXTSPLIT([Solution.$A196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27054" table:style-name="ce1">
            <text:p>27054</text:p>
          </table:table-cell>
          <table:table-cell office:value-type="string" office:string-value="25805" table:style-name="ce1">
            <text:p>25805</text:p>
          </table:table-cell>
          <table:table-cell table:style-name="ce1"/>
          <table:table-cell office:value-type="float" office:value="1249" table:formula="of:=ABS([.F196]-[.G196])" table:style-name="ce11">
            <text:p>1249</text:p>
          </table:table-cell>
          <table:table-cell table:number-columns-repeated="3" table:style-name="ce1"/>
          <table:table-cell office:value-type="float" office:value="0" table:formula="of:=COUNTIF([.$F$2:.$F$1001];[.$G196])*[.$G1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652 <text:s text:c="2"/>20439</text:p>
          </table:table-cell>
          <table:table-cell table:style-name="ce1"/>
          <table:table-cell office:value-type="string" office:string-value="72652" table:formula="of:=INDEX(COM.MICROSOFT.TEXTSPLIT([Solution.$A197];&quot; &quot;);1)" table:number-matrix-columns-spanned="1" table:number-matrix-rows-spanned="1" table:style-name="ce11">
            <text:p>72652</text:p>
          </table:table-cell>
          <table:table-cell office:value-type="string" office:string-value="20439" table:formula="of:=INDEX(COM.MICROSOFT.TEXTSPLIT([Solution.$A197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27059" table:style-name="ce1">
            <text:p>27059</text:p>
          </table:table-cell>
          <table:table-cell office:value-type="string" office:string-value="26113" table:style-name="ce1">
            <text:p>26113</text:p>
          </table:table-cell>
          <table:table-cell table:style-name="ce1"/>
          <table:table-cell office:value-type="float" office:value="946" table:formula="of:=ABS([.F197]-[.G197])" table:style-name="ce11">
            <text:p>946</text:p>
          </table:table-cell>
          <table:table-cell table:number-columns-repeated="3" table:style-name="ce1"/>
          <table:table-cell office:value-type="float" office:value="0" table:formula="of:=COUNTIF([.$F$2:.$F$1001];[.$G197])*[.$G1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586 <text:s text:c="2"/>31055</text:p>
          </table:table-cell>
          <table:table-cell table:style-name="ce1"/>
          <table:table-cell office:value-type="string" office:string-value="78586" table:formula="of:=INDEX(COM.MICROSOFT.TEXTSPLIT([Solution.$A198];&quot; &quot;);1)" table:number-matrix-columns-spanned="1" table:number-matrix-rows-spanned="1" table:style-name="ce11">
            <text:p>78586</text:p>
          </table:table-cell>
          <table:table-cell office:value-type="string" office:string-value="31055" table:formula="of:=INDEX(COM.MICROSOFT.TEXTSPLIT([Solution.$A198];&quot; &quot;; &quot;+&quot;; TRUE);2)" table:number-matrix-columns-spanned="1" table:number-matrix-rows-spanned="1" table:style-name="ce11">
            <text:p>31055</text:p>
          </table:table-cell>
          <table:table-cell table:style-name="ce1"/>
          <table:table-cell office:value-type="string" office:string-value="27408" table:style-name="ce1">
            <text:p>27408</text:p>
          </table:table-cell>
          <table:table-cell office:value-type="string" office:string-value="26257" table:style-name="ce1">
            <text:p>26257</text:p>
          </table:table-cell>
          <table:table-cell table:style-name="ce1"/>
          <table:table-cell office:value-type="float" office:value="1151" table:formula="of:=ABS([.F198]-[.G198])" table:style-name="ce11">
            <text:p>1151</text:p>
          </table:table-cell>
          <table:table-cell table:number-columns-repeated="3" table:style-name="ce1"/>
          <table:table-cell office:value-type="float" office:value="0" table:formula="of:=COUNTIF([.$F$2:.$F$1001];[.$G198])*[.$G1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022 <text:s text:c="2"/>58221</text:p>
          </table:table-cell>
          <table:table-cell table:style-name="ce1"/>
          <table:table-cell office:value-type="string" office:string-value="94022" table:formula="of:=INDEX(COM.MICROSOFT.TEXTSPLIT([Solution.$A199];&quot; &quot;);1)" table:number-matrix-columns-spanned="1" table:number-matrix-rows-spanned="1" table:style-name="ce11">
            <text:p>94022</text:p>
          </table:table-cell>
          <table:table-cell office:value-type="string" office:string-value="58221" table:formula="of:=INDEX(COM.MICROSOFT.TEXTSPLIT([Solution.$A199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27533" table:style-name="ce1">
            <text:p>27533</text:p>
          </table:table-cell>
          <table:table-cell office:value-type="string" office:string-value="26262" table:style-name="ce1">
            <text:p>26262</text:p>
          </table:table-cell>
          <table:table-cell table:style-name="ce1"/>
          <table:table-cell office:value-type="float" office:value="1271" table:formula="of:=ABS([.F199]-[.G199])" table:style-name="ce11">
            <text:p>1271</text:p>
          </table:table-cell>
          <table:table-cell table:number-columns-repeated="3" table:style-name="ce1"/>
          <table:table-cell office:value-type="float" office:value="0" table:formula="of:=COUNTIF([.$F$2:.$F$1001];[.$G199])*[.$G1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025 <text:s text:c="2"/>98833</text:p>
          </table:table-cell>
          <table:table-cell table:style-name="ce1"/>
          <table:table-cell office:value-type="string" office:string-value="25025" table:formula="of:=INDEX(COM.MICROSOFT.TEXTSPLIT([Solution.$A200];&quot; &quot;);1)" table:number-matrix-columns-spanned="1" table:number-matrix-rows-spanned="1" table:style-name="ce11">
            <text:p>25025</text:p>
          </table:table-cell>
          <table:table-cell office:value-type="string" office:string-value="98833" table:formula="of:=INDEX(COM.MICROSOFT.TEXTSPLIT([Solution.$A200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27583" table:style-name="ce1">
            <text:p>27583</text:p>
          </table:table-cell>
          <table:table-cell office:value-type="string" office:string-value="26316" table:style-name="ce1">
            <text:p>26316</text:p>
          </table:table-cell>
          <table:table-cell table:style-name="ce1"/>
          <table:table-cell office:value-type="float" office:value="1267" table:formula="of:=ABS([.F200]-[.G200])" table:style-name="ce11">
            <text:p>1267</text:p>
          </table:table-cell>
          <table:table-cell table:number-columns-repeated="3" table:style-name="ce1"/>
          <table:table-cell office:value-type="float" office:value="0" table:formula="of:=COUNTIF([.$F$2:.$F$1001];[.$G200])*[.$G2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121 <text:s text:c="2"/>50579</text:p>
          </table:table-cell>
          <table:table-cell table:style-name="ce1"/>
          <table:table-cell office:value-type="string" office:string-value="42121" table:formula="of:=INDEX(COM.MICROSOFT.TEXTSPLIT([Solution.$A201];&quot; &quot;);1)" table:number-matrix-columns-spanned="1" table:number-matrix-rows-spanned="1" table:style-name="ce11">
            <text:p>42121</text:p>
          </table:table-cell>
          <table:table-cell office:value-type="string" office:string-value="50579" table:formula="of:=INDEX(COM.MICROSOFT.TEXTSPLIT([Solution.$A201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27756" table:style-name="ce1">
            <text:p>27756</text:p>
          </table:table-cell>
          <table:table-cell office:value-type="string" office:string-value="26573" table:style-name="ce1">
            <text:p>26573</text:p>
          </table:table-cell>
          <table:table-cell table:style-name="ce1"/>
          <table:table-cell office:value-type="float" office:value="1183" table:formula="of:=ABS([.F201]-[.G201])" table:style-name="ce11">
            <text:p>1183</text:p>
          </table:table-cell>
          <table:table-cell table:number-columns-repeated="3" table:style-name="ce1"/>
          <table:table-cell office:value-type="float" office:value="0" table:formula="of:=COUNTIF([.$F$2:.$F$1001];[.$G201])*[.$G2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831 <text:s text:c="2"/>45945</text:p>
          </table:table-cell>
          <table:table-cell table:style-name="ce1"/>
          <table:table-cell office:value-type="string" office:string-value="87831" table:formula="of:=INDEX(COM.MICROSOFT.TEXTSPLIT([Solution.$A202];&quot; &quot;);1)" table:number-matrix-columns-spanned="1" table:number-matrix-rows-spanned="1" table:style-name="ce11">
            <text:p>87831</text:p>
          </table:table-cell>
          <table:table-cell office:value-type="string" office:string-value="45945" table:formula="of:=INDEX(COM.MICROSOFT.TEXTSPLIT([Solution.$A202];&quot; &quot;; &quot;+&quot;; TRUE);2)" table:number-matrix-columns-spanned="1" table:number-matrix-rows-spanned="1" table:style-name="ce11">
            <text:p>45945</text:p>
          </table:table-cell>
          <table:table-cell table:style-name="ce1"/>
          <table:table-cell office:value-type="string" office:string-value="27809" table:style-name="ce1">
            <text:p>27809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146" table:formula="of:=ABS([.F202]-[.G202])" table:style-name="ce11">
            <text:p>1146</text:p>
          </table:table-cell>
          <table:table-cell table:number-columns-repeated="3" table:style-name="ce1"/>
          <table:table-cell office:value-type="float" office:value="26663" table:formula="of:=COUNTIF([.$F$2:.$F$1001];[.$G202])*[.$G202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850 <text:s text:c="2"/>64807</text:p>
          </table:table-cell>
          <table:table-cell table:style-name="ce1"/>
          <table:table-cell office:value-type="string" office:string-value="48850" table:formula="of:=INDEX(COM.MICROSOFT.TEXTSPLIT([Solution.$A203];&quot; &quot;);1)" table:number-matrix-columns-spanned="1" table:number-matrix-rows-spanned="1" table:style-name="ce11">
            <text:p>48850</text:p>
          </table:table-cell>
          <table:table-cell office:value-type="string" office:string-value="64807" table:formula="of:=INDEX(COM.MICROSOFT.TEXTSPLIT([Solution.$A203];&quot; &quot;; &quot;+&quot;; TRUE);2)" table:number-matrix-columns-spanned="1" table:number-matrix-rows-spanned="1" table:style-name="ce11">
            <text:p>64807</text:p>
          </table:table-cell>
          <table:table-cell table:style-name="ce1"/>
          <table:table-cell office:value-type="string" office:string-value="27873" table:style-name="ce1">
            <text:p>27873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210" table:formula="of:=ABS([.F203]-[.G203])" table:style-name="ce11">
            <text:p>1210</text:p>
          </table:table-cell>
          <table:table-cell table:number-columns-repeated="3" table:style-name="ce1"/>
          <table:table-cell office:value-type="float" office:value="26663" table:formula="of:=COUNTIF([.$F$2:.$F$1001];[.$G203])*[.$G203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055 <text:s text:c="2"/>87840</text:p>
          </table:table-cell>
          <table:table-cell table:style-name="ce1"/>
          <table:table-cell office:value-type="string" office:string-value="83055" table:formula="of:=INDEX(COM.MICROSOFT.TEXTSPLIT([Solution.$A204];&quot; &quot;);1)" table:number-matrix-columns-spanned="1" table:number-matrix-rows-spanned="1" table:style-name="ce11">
            <text:p>83055</text:p>
          </table:table-cell>
          <table:table-cell office:value-type="string" office:string-value="87840" table:formula="of:=INDEX(COM.MICROSOFT.TEXTSPLIT([Solution.$A204];&quot; &quot;; &quot;+&quot;; TRUE);2)" table:number-matrix-columns-spanned="1" table:number-matrix-rows-spanned="1" table:style-name="ce11">
            <text:p>87840</text:p>
          </table:table-cell>
          <table:table-cell table:style-name="ce1"/>
          <table:table-cell office:value-type="string" office:string-value="27955" table:style-name="ce1">
            <text:p>27955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292" table:formula="of:=ABS([.F204]-[.G204])" table:style-name="ce11">
            <text:p>1292</text:p>
          </table:table-cell>
          <table:table-cell table:number-columns-repeated="3" table:style-name="ce1"/>
          <table:table-cell office:value-type="float" office:value="26663" table:formula="of:=COUNTIF([.$F$2:.$F$1001];[.$G204])*[.$G204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315 <text:s text:c="2"/>96758</text:p>
          </table:table-cell>
          <table:table-cell table:style-name="ce1"/>
          <table:table-cell office:value-type="string" office:string-value="52315" table:formula="of:=INDEX(COM.MICROSOFT.TEXTSPLIT([Solution.$A205];&quot; &quot;);1)" table:number-matrix-columns-spanned="1" table:number-matrix-rows-spanned="1" table:style-name="ce11">
            <text:p>52315</text:p>
          </table:table-cell>
          <table:table-cell office:value-type="string" office:string-value="96758" table:formula="of:=INDEX(COM.MICROSOFT.TEXTSPLIT([Solution.$A205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28132" table:style-name="ce1">
            <text:p>28132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469" table:formula="of:=ABS([.F205]-[.G205])" table:style-name="ce11">
            <text:p>1469</text:p>
          </table:table-cell>
          <table:table-cell table:number-columns-repeated="3" table:style-name="ce1"/>
          <table:table-cell office:value-type="float" office:value="26663" table:formula="of:=COUNTIF([.$F$2:.$F$1001];[.$G205])*[.$G205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089 <text:s text:c="2"/>68844</text:p>
          </table:table-cell>
          <table:table-cell table:style-name="ce1"/>
          <table:table-cell office:value-type="string" office:string-value="93089" table:formula="of:=INDEX(COM.MICROSOFT.TEXTSPLIT([Solution.$A206];&quot; &quot;);1)" table:number-matrix-columns-spanned="1" table:number-matrix-rows-spanned="1" table:style-name="ce11">
            <text:p>93089</text:p>
          </table:table-cell>
          <table:table-cell office:value-type="string" office:string-value="68844" table:formula="of:=INDEX(COM.MICROSOFT.TEXTSPLIT([Solution.$A206];&quot; &quot;; &quot;+&quot;; TRUE);2)" table:number-matrix-columns-spanned="1" table:number-matrix-rows-spanned="1" table:style-name="ce11">
            <text:p>68844</text:p>
          </table:table-cell>
          <table:table-cell table:style-name="ce1"/>
          <table:table-cell office:value-type="string" office:string-value="28147" table:style-name="ce1">
            <text:p>28147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484" table:formula="of:=ABS([.F206]-[.G206])" table:style-name="ce11">
            <text:p>1484</text:p>
          </table:table-cell>
          <table:table-cell table:number-columns-repeated="3" table:style-name="ce1"/>
          <table:table-cell office:value-type="float" office:value="26663" table:formula="of:=COUNTIF([.$F$2:.$F$1001];[.$G206])*[.$G206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700 <text:s text:c="2"/>23721</text:p>
          </table:table-cell>
          <table:table-cell table:style-name="ce1"/>
          <table:table-cell office:value-type="string" office:string-value="25700" table:formula="of:=INDEX(COM.MICROSOFT.TEXTSPLIT([Solution.$A207];&quot; &quot;);1)" table:number-matrix-columns-spanned="1" table:number-matrix-rows-spanned="1" table:style-name="ce11">
            <text:p>25700</text:p>
          </table:table-cell>
          <table:table-cell office:value-type="string" office:string-value="23721" table:formula="of:=INDEX(COM.MICROSOFT.TEXTSPLIT([Solution.$A207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28210" table:style-name="ce1">
            <text:p>28210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547" table:formula="of:=ABS([.F207]-[.G207])" table:style-name="ce11">
            <text:p>1547</text:p>
          </table:table-cell>
          <table:table-cell table:number-columns-repeated="3" table:style-name="ce1"/>
          <table:table-cell office:value-type="float" office:value="26663" table:formula="of:=COUNTIF([.$F$2:.$F$1001];[.$G207])*[.$G207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511 <text:s text:c="2"/>20439</text:p>
          </table:table-cell>
          <table:table-cell table:style-name="ce1"/>
          <table:table-cell office:value-type="string" office:string-value="72511" table:formula="of:=INDEX(COM.MICROSOFT.TEXTSPLIT([Solution.$A208];&quot; &quot;);1)" table:number-matrix-columns-spanned="1" table:number-matrix-rows-spanned="1" table:style-name="ce11">
            <text:p>72511</text:p>
          </table:table-cell>
          <table:table-cell office:value-type="string" office:string-value="20439" table:formula="of:=INDEX(COM.MICROSOFT.TEXTSPLIT([Solution.$A208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28519" table:style-name="ce1">
            <text:p>28519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856" table:formula="of:=ABS([.F208]-[.G208])" table:style-name="ce11">
            <text:p>1856</text:p>
          </table:table-cell>
          <table:table-cell table:number-columns-repeated="3" table:style-name="ce1"/>
          <table:table-cell office:value-type="float" office:value="26663" table:formula="of:=COUNTIF([.$F$2:.$F$1001];[.$G208])*[.$G208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725 <text:s text:c="2"/>34297</text:p>
          </table:table-cell>
          <table:table-cell table:style-name="ce1"/>
          <table:table-cell office:value-type="string" office:string-value="39725" table:formula="of:=INDEX(COM.MICROSOFT.TEXTSPLIT([Solution.$A209];&quot; &quot;);1)" table:number-matrix-columns-spanned="1" table:number-matrix-rows-spanned="1" table:style-name="ce11">
            <text:p>39725</text:p>
          </table:table-cell>
          <table:table-cell office:value-type="string" office:string-value="34297" table:formula="of:=INDEX(COM.MICROSOFT.TEXTSPLIT([Solution.$A209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28566" table:style-name="ce1">
            <text:p>28566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903" table:formula="of:=ABS([.F209]-[.G209])" table:style-name="ce11">
            <text:p>1903</text:p>
          </table:table-cell>
          <table:table-cell table:number-columns-repeated="3" table:style-name="ce1"/>
          <table:table-cell office:value-type="float" office:value="26663" table:formula="of:=COUNTIF([.$F$2:.$F$1001];[.$G209])*[.$G209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667 <text:s text:c="2"/>34696</text:p>
          </table:table-cell>
          <table:table-cell table:style-name="ce1"/>
          <table:table-cell office:value-type="string" office:string-value="80667" table:formula="of:=INDEX(COM.MICROSOFT.TEXTSPLIT([Solution.$A210];&quot; &quot;);1)" table:number-matrix-columns-spanned="1" table:number-matrix-rows-spanned="1" table:style-name="ce11">
            <text:p>80667</text:p>
          </table:table-cell>
          <table:table-cell office:value-type="string" office:string-value="34696" table:formula="of:=INDEX(COM.MICROSOFT.TEXTSPLIT([Solution.$A210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28648" table:style-name="ce1">
            <text:p>28648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1985" table:formula="of:=ABS([.F210]-[.G210])" table:style-name="ce11">
            <text:p>1985</text:p>
          </table:table-cell>
          <table:table-cell table:number-columns-repeated="3" table:style-name="ce1"/>
          <table:table-cell office:value-type="float" office:value="26663" table:formula="of:=COUNTIF([.$F$2:.$F$1001];[.$G210])*[.$G210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151 <text:s text:c="2"/>33255</text:p>
          </table:table-cell>
          <table:table-cell table:style-name="ce1"/>
          <table:table-cell office:value-type="string" office:string-value="70151" table:formula="of:=INDEX(COM.MICROSOFT.TEXTSPLIT([Solution.$A211];&quot; &quot;);1)" table:number-matrix-columns-spanned="1" table:number-matrix-rows-spanned="1" table:style-name="ce11">
            <text:p>70151</text:p>
          </table:table-cell>
          <table:table-cell office:value-type="string" office:string-value="33255" table:formula="of:=INDEX(COM.MICROSOFT.TEXTSPLIT([Solution.$A211];&quot; &quot;; &quot;+&quot;; TRUE);2)" table:number-matrix-columns-spanned="1" table:number-matrix-rows-spanned="1" table:style-name="ce11">
            <text:p>33255</text:p>
          </table:table-cell>
          <table:table-cell table:style-name="ce1"/>
          <table:table-cell office:value-type="string" office:string-value="28734" table:style-name="ce1">
            <text:p>28734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071" table:formula="of:=ABS([.F211]-[.G211])" table:style-name="ce11">
            <text:p>2071</text:p>
          </table:table-cell>
          <table:table-cell table:number-columns-repeated="3" table:style-name="ce1"/>
          <table:table-cell office:value-type="float" office:value="26663" table:formula="of:=COUNTIF([.$F$2:.$F$1001];[.$G211])*[.$G211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383 <text:s text:c="2"/>96596</text:p>
          </table:table-cell>
          <table:table-cell table:style-name="ce1"/>
          <table:table-cell office:value-type="string" office:string-value="92383" table:formula="of:=INDEX(COM.MICROSOFT.TEXTSPLIT([Solution.$A212];&quot; &quot;);1)" table:number-matrix-columns-spanned="1" table:number-matrix-rows-spanned="1" table:style-name="ce11">
            <text:p>92383</text:p>
          </table:table-cell>
          <table:table-cell office:value-type="string" office:string-value="96596" table:formula="of:=INDEX(COM.MICROSOFT.TEXTSPLIT([Solution.$A212];&quot; &quot;; &quot;+&quot;; TRUE);2)" table:number-matrix-columns-spanned="1" table:number-matrix-rows-spanned="1" table:style-name="ce11">
            <text:p>96596</text:p>
          </table:table-cell>
          <table:table-cell table:style-name="ce1"/>
          <table:table-cell office:value-type="string" office:string-value="28787" table:style-name="ce1">
            <text:p>28787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124" table:formula="of:=ABS([.F212]-[.G212])" table:style-name="ce11">
            <text:p>2124</text:p>
          </table:table-cell>
          <table:table-cell table:number-columns-repeated="3" table:style-name="ce1"/>
          <table:table-cell office:value-type="float" office:value="26663" table:formula="of:=COUNTIF([.$F$2:.$F$1001];[.$G212])*[.$G212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177 <text:s text:c="2"/>51420</text:p>
          </table:table-cell>
          <table:table-cell table:style-name="ce1"/>
          <table:table-cell office:value-type="string" office:string-value="55177" table:formula="of:=INDEX(COM.MICROSOFT.TEXTSPLIT([Solution.$A213];&quot; &quot;);1)" table:number-matrix-columns-spanned="1" table:number-matrix-rows-spanned="1" table:style-name="ce11">
            <text:p>55177</text:p>
          </table:table-cell>
          <table:table-cell office:value-type="string" office:string-value="51420" table:formula="of:=INDEX(COM.MICROSOFT.TEXTSPLIT([Solution.$A213];&quot; &quot;; &quot;+&quot;; TRUE);2)" table:number-matrix-columns-spanned="1" table:number-matrix-rows-spanned="1" table:style-name="ce11">
            <text:p>51420</text:p>
          </table:table-cell>
          <table:table-cell table:style-name="ce1"/>
          <table:table-cell office:value-type="string" office:string-value="28790" table:style-name="ce1">
            <text:p>28790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127" table:formula="of:=ABS([.F213]-[.G213])" table:style-name="ce11">
            <text:p>2127</text:p>
          </table:table-cell>
          <table:table-cell table:number-columns-repeated="3" table:style-name="ce1"/>
          <table:table-cell office:value-type="float" office:value="26663" table:formula="of:=COUNTIF([.$F$2:.$F$1001];[.$G213])*[.$G213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932 <text:s text:c="2"/>32699</text:p>
          </table:table-cell>
          <table:table-cell table:style-name="ce1"/>
          <table:table-cell office:value-type="string" office:string-value="59932" table:formula="of:=INDEX(COM.MICROSOFT.TEXTSPLIT([Solution.$A214];&quot; &quot;);1)" table:number-matrix-columns-spanned="1" table:number-matrix-rows-spanned="1" table:style-name="ce11">
            <text:p>59932</text:p>
          </table:table-cell>
          <table:table-cell office:value-type="string" office:string-value="32699" table:formula="of:=INDEX(COM.MICROSOFT.TEXTSPLIT([Solution.$A214];&quot; &quot;; &quot;+&quot;; TRUE);2)" table:number-matrix-columns-spanned="1" table:number-matrix-rows-spanned="1" table:style-name="ce11">
            <text:p>32699</text:p>
          </table:table-cell>
          <table:table-cell table:style-name="ce1"/>
          <table:table-cell office:value-type="string" office:string-value="28844" table:style-name="ce1">
            <text:p>28844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181" table:formula="of:=ABS([.F214]-[.G214])" table:style-name="ce11">
            <text:p>2181</text:p>
          </table:table-cell>
          <table:table-cell table:number-columns-repeated="3" table:style-name="ce1"/>
          <table:table-cell office:value-type="float" office:value="26663" table:formula="of:=COUNTIF([.$F$2:.$F$1001];[.$G214])*[.$G214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058 <text:s text:c="2"/>98833</text:p>
          </table:table-cell>
          <table:table-cell table:style-name="ce1"/>
          <table:table-cell office:value-type="string" office:string-value="42058" table:formula="of:=INDEX(COM.MICROSOFT.TEXTSPLIT([Solution.$A215];&quot; &quot;);1)" table:number-matrix-columns-spanned="1" table:number-matrix-rows-spanned="1" table:style-name="ce11">
            <text:p>42058</text:p>
          </table:table-cell>
          <table:table-cell office:value-type="string" office:string-value="98833" table:formula="of:=INDEX(COM.MICROSOFT.TEXTSPLIT([Solution.$A215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29237" table:style-name="ce1">
            <text:p>29237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574" table:formula="of:=ABS([.F215]-[.G215])" table:style-name="ce11">
            <text:p>2574</text:p>
          </table:table-cell>
          <table:table-cell table:number-columns-repeated="3" table:style-name="ce1"/>
          <table:table-cell office:value-type="float" office:value="26663" table:formula="of:=COUNTIF([.$F$2:.$F$1001];[.$G215])*[.$G215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115 <text:s text:c="2"/>54523</text:p>
          </table:table-cell>
          <table:table-cell table:style-name="ce1"/>
          <table:table-cell office:value-type="string" office:string-value="56115" table:formula="of:=INDEX(COM.MICROSOFT.TEXTSPLIT([Solution.$A216];&quot; &quot;);1)" table:number-matrix-columns-spanned="1" table:number-matrix-rows-spanned="1" table:style-name="ce11">
            <text:p>56115</text:p>
          </table:table-cell>
          <table:table-cell office:value-type="string" office:string-value="54523" table:formula="of:=INDEX(COM.MICROSOFT.TEXTSPLIT([Solution.$A216];&quot; &quot;; &quot;+&quot;; TRUE);2)" table:number-matrix-columns-spanned="1" table:number-matrix-rows-spanned="1" table:style-name="ce11">
            <text:p>54523</text:p>
          </table:table-cell>
          <table:table-cell table:style-name="ce1"/>
          <table:table-cell office:value-type="string" office:string-value="29379" table:style-name="ce1">
            <text:p>29379</text:p>
          </table:table-cell>
          <table:table-cell office:value-type="string" office:string-value="26663" table:style-name="ce1">
            <text:p>26663</text:p>
          </table:table-cell>
          <table:table-cell table:style-name="ce1"/>
          <table:table-cell office:value-type="float" office:value="2716" table:formula="of:=ABS([.F216]-[.G216])" table:style-name="ce11">
            <text:p>2716</text:p>
          </table:table-cell>
          <table:table-cell table:number-columns-repeated="3" table:style-name="ce1"/>
          <table:table-cell office:value-type="float" office:value="26663" table:formula="of:=COUNTIF([.$F$2:.$F$1001];[.$G216])*[.$G216]" table:style-name="ce11">
            <text:p>266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800 <text:s text:c="2"/>78852</text:p>
          </table:table-cell>
          <table:table-cell table:style-name="ce1"/>
          <table:table-cell office:value-type="string" office:string-value="44800" table:formula="of:=INDEX(COM.MICROSOFT.TEXTSPLIT([Solution.$A217];&quot; &quot;);1)" table:number-matrix-columns-spanned="1" table:number-matrix-rows-spanned="1" table:style-name="ce11">
            <text:p>44800</text:p>
          </table:table-cell>
          <table:table-cell office:value-type="string" office:string-value="78852" table:formula="of:=INDEX(COM.MICROSOFT.TEXTSPLIT([Solution.$A217];&quot; &quot;; &quot;+&quot;; TRUE);2)" table:number-matrix-columns-spanned="1" table:number-matrix-rows-spanned="1" table:style-name="ce11">
            <text:p>78852</text:p>
          </table:table-cell>
          <table:table-cell table:style-name="ce1"/>
          <table:table-cell office:value-type="string" office:string-value="29407" table:style-name="ce1">
            <text:p>29407</text:p>
          </table:table-cell>
          <table:table-cell office:value-type="string" office:string-value="26762" table:style-name="ce1">
            <text:p>26762</text:p>
          </table:table-cell>
          <table:table-cell table:style-name="ce1"/>
          <table:table-cell office:value-type="float" office:value="2645" table:formula="of:=ABS([.F217]-[.G217])" table:style-name="ce11">
            <text:p>2645</text:p>
          </table:table-cell>
          <table:table-cell table:number-columns-repeated="3" table:style-name="ce1"/>
          <table:table-cell office:value-type="float" office:value="0" table:formula="of:=COUNTIF([.$F$2:.$F$1001];[.$G217])*[.$G2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334 <text:s text:c="2"/>85797</text:p>
          </table:table-cell>
          <table:table-cell table:style-name="ce1"/>
          <table:table-cell office:value-type="string" office:string-value="74334" table:formula="of:=INDEX(COM.MICROSOFT.TEXTSPLIT([Solution.$A218];&quot; &quot;);1)" table:number-matrix-columns-spanned="1" table:number-matrix-rows-spanned="1" table:style-name="ce11">
            <text:p>74334</text:p>
          </table:table-cell>
          <table:table-cell office:value-type="string" office:string-value="85797" table:formula="of:=INDEX(COM.MICROSOFT.TEXTSPLIT([Solution.$A218];&quot; &quot;; &quot;+&quot;; TRUE);2)" table:number-matrix-columns-spanned="1" table:number-matrix-rows-spanned="1" table:style-name="ce11">
            <text:p>85797</text:p>
          </table:table-cell>
          <table:table-cell table:style-name="ce1"/>
          <table:table-cell office:value-type="string" office:string-value="29518" table:style-name="ce1">
            <text:p>29518</text:p>
          </table:table-cell>
          <table:table-cell office:value-type="string" office:string-value="26986" table:style-name="ce1">
            <text:p>26986</text:p>
          </table:table-cell>
          <table:table-cell table:style-name="ce1"/>
          <table:table-cell office:value-type="float" office:value="2532" table:formula="of:=ABS([.F218]-[.G218])" table:style-name="ce11">
            <text:p>2532</text:p>
          </table:table-cell>
          <table:table-cell table:number-columns-repeated="3" table:style-name="ce1"/>
          <table:table-cell office:value-type="float" office:value="0" table:formula="of:=COUNTIF([.$F$2:.$F$1001];[.$G218])*[.$G2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524 <text:s text:c="2"/>49766</text:p>
          </table:table-cell>
          <table:table-cell table:style-name="ce1"/>
          <table:table-cell office:value-type="string" office:string-value="12524" table:formula="of:=INDEX(COM.MICROSOFT.TEXTSPLIT([Solution.$A219];&quot; &quot;);1)" table:number-matrix-columns-spanned="1" table:number-matrix-rows-spanned="1" table:style-name="ce11">
            <text:p>12524</text:p>
          </table:table-cell>
          <table:table-cell office:value-type="string" office:string-value="49766" table:formula="of:=INDEX(COM.MICROSOFT.TEXTSPLIT([Solution.$A219];&quot; &quot;; &quot;+&quot;; TRUE);2)" table:number-matrix-columns-spanned="1" table:number-matrix-rows-spanned="1" table:style-name="ce11">
            <text:p>49766</text:p>
          </table:table-cell>
          <table:table-cell table:style-name="ce1"/>
          <table:table-cell office:value-type="string" office:string-value="29521" table:style-name="ce1">
            <text:p>29521</text:p>
          </table:table-cell>
          <table:table-cell office:value-type="string" office:string-value="27336" table:style-name="ce1">
            <text:p>27336</text:p>
          </table:table-cell>
          <table:table-cell table:style-name="ce1"/>
          <table:table-cell office:value-type="float" office:value="2185" table:formula="of:=ABS([.F219]-[.G219])" table:style-name="ce11">
            <text:p>2185</text:p>
          </table:table-cell>
          <table:table-cell table:number-columns-repeated="3" table:style-name="ce1"/>
          <table:table-cell office:value-type="float" office:value="0" table:formula="of:=COUNTIF([.$F$2:.$F$1001];[.$G219])*[.$G2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761 <text:s text:c="2"/>60104</text:p>
          </table:table-cell>
          <table:table-cell table:style-name="ce1"/>
          <table:table-cell office:value-type="string" office:string-value="88761" table:formula="of:=INDEX(COM.MICROSOFT.TEXTSPLIT([Solution.$A220];&quot; &quot;);1)" table:number-matrix-columns-spanned="1" table:number-matrix-rows-spanned="1" table:style-name="ce11">
            <text:p>88761</text:p>
          </table:table-cell>
          <table:table-cell office:value-type="string" office:string-value="60104" table:formula="of:=INDEX(COM.MICROSOFT.TEXTSPLIT([Solution.$A220];&quot; &quot;; &quot;+&quot;; TRUE);2)" table:number-matrix-columns-spanned="1" table:number-matrix-rows-spanned="1" table:style-name="ce11">
            <text:p>60104</text:p>
          </table:table-cell>
          <table:table-cell table:style-name="ce1"/>
          <table:table-cell office:value-type="string" office:string-value="29642" table:style-name="ce1">
            <text:p>29642</text:p>
          </table:table-cell>
          <table:table-cell office:value-type="string" office:string-value="27405" table:style-name="ce1">
            <text:p>27405</text:p>
          </table:table-cell>
          <table:table-cell table:style-name="ce1"/>
          <table:table-cell office:value-type="float" office:value="2237" table:formula="of:=ABS([.F220]-[.G220])" table:style-name="ce11">
            <text:p>2237</text:p>
          </table:table-cell>
          <table:table-cell table:number-columns-repeated="3" table:style-name="ce1"/>
          <table:table-cell office:value-type="float" office:value="0" table:formula="of:=COUNTIF([.$F$2:.$F$1001];[.$G220])*[.$G2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983 <text:s text:c="2"/>65193</text:p>
          </table:table-cell>
          <table:table-cell table:style-name="ce1"/>
          <table:table-cell office:value-type="string" office:string-value="83983" table:formula="of:=INDEX(COM.MICROSOFT.TEXTSPLIT([Solution.$A221];&quot; &quot;);1)" table:number-matrix-columns-spanned="1" table:number-matrix-rows-spanned="1" table:style-name="ce11">
            <text:p>83983</text:p>
          </table:table-cell>
          <table:table-cell office:value-type="string" office:string-value="65193" table:formula="of:=INDEX(COM.MICROSOFT.TEXTSPLIT([Solution.$A221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29645" table:style-name="ce1">
            <text:p>29645</text:p>
          </table:table-cell>
          <table:table-cell office:value-type="string" office:string-value="27541" table:style-name="ce1">
            <text:p>27541</text:p>
          </table:table-cell>
          <table:table-cell table:style-name="ce1"/>
          <table:table-cell office:value-type="float" office:value="2104" table:formula="of:=ABS([.F221]-[.G221])" table:style-name="ce11">
            <text:p>2104</text:p>
          </table:table-cell>
          <table:table-cell table:number-columns-repeated="3" table:style-name="ce1"/>
          <table:table-cell office:value-type="float" office:value="0" table:formula="of:=COUNTIF([.$F$2:.$F$1001];[.$G221])*[.$G2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874 <text:s text:c="2"/>86165</text:p>
          </table:table-cell>
          <table:table-cell table:style-name="ce1"/>
          <table:table-cell office:value-type="string" office:string-value="29874" table:formula="of:=INDEX(COM.MICROSOFT.TEXTSPLIT([Solution.$A222];&quot; &quot;);1)" table:number-matrix-columns-spanned="1" table:number-matrix-rows-spanned="1" table:style-name="ce11">
            <text:p>29874</text:p>
          </table:table-cell>
          <table:table-cell office:value-type="string" office:string-value="86165" table:formula="of:=INDEX(COM.MICROSOFT.TEXTSPLIT([Solution.$A222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29707" table:style-name="ce1">
            <text:p>29707</text:p>
          </table:table-cell>
          <table:table-cell office:value-type="string" office:string-value="27780" table:style-name="ce1">
            <text:p>27780</text:p>
          </table:table-cell>
          <table:table-cell table:style-name="ce1"/>
          <table:table-cell office:value-type="float" office:value="1927" table:formula="of:=ABS([.F222]-[.G222])" table:style-name="ce11">
            <text:p>1927</text:p>
          </table:table-cell>
          <table:table-cell table:number-columns-repeated="3" table:style-name="ce1"/>
          <table:table-cell office:value-type="float" office:value="0" table:formula="of:=COUNTIF([.$F$2:.$F$1001];[.$G222])*[.$G2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987 <text:s text:c="2"/>37738</text:p>
          </table:table-cell>
          <table:table-cell table:style-name="ce1"/>
          <table:table-cell office:value-type="string" office:string-value="57987" table:formula="of:=INDEX(COM.MICROSOFT.TEXTSPLIT([Solution.$A223];&quot; &quot;);1)" table:number-matrix-columns-spanned="1" table:number-matrix-rows-spanned="1" table:style-name="ce11">
            <text:p>57987</text:p>
          </table:table-cell>
          <table:table-cell office:value-type="string" office:string-value="37738" table:formula="of:=INDEX(COM.MICROSOFT.TEXTSPLIT([Solution.$A223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29783" table:style-name="ce1">
            <text:p>29783</text:p>
          </table:table-cell>
          <table:table-cell office:value-type="string" office:string-value="27820" table:style-name="ce1">
            <text:p>27820</text:p>
          </table:table-cell>
          <table:table-cell table:style-name="ce1"/>
          <table:table-cell office:value-type="float" office:value="1963" table:formula="of:=ABS([.F223]-[.G223])" table:style-name="ce11">
            <text:p>1963</text:p>
          </table:table-cell>
          <table:table-cell table:number-columns-repeated="3" table:style-name="ce1"/>
          <table:table-cell office:value-type="float" office:value="0" table:formula="of:=COUNTIF([.$F$2:.$F$1001];[.$G223])*[.$G2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851 <text:s text:c="2"/>83353</text:p>
          </table:table-cell>
          <table:table-cell table:style-name="ce1"/>
          <table:table-cell office:value-type="string" office:string-value="99851" table:formula="of:=INDEX(COM.MICROSOFT.TEXTSPLIT([Solution.$A224];&quot; &quot;);1)" table:number-matrix-columns-spanned="1" table:number-matrix-rows-spanned="1" table:style-name="ce11">
            <text:p>99851</text:p>
          </table:table-cell>
          <table:table-cell office:value-type="string" office:string-value="83353" table:formula="of:=INDEX(COM.MICROSOFT.TEXTSPLIT([Solution.$A224];&quot; &quot;; &quot;+&quot;; TRUE);2)" table:number-matrix-columns-spanned="1" table:number-matrix-rows-spanned="1" table:style-name="ce11">
            <text:p>83353</text:p>
          </table:table-cell>
          <table:table-cell table:style-name="ce1"/>
          <table:table-cell office:value-type="string" office:string-value="29791" table:style-name="ce1">
            <text:p>29791</text:p>
          </table:table-cell>
          <table:table-cell office:value-type="string" office:string-value="27982" table:style-name="ce1">
            <text:p>27982</text:p>
          </table:table-cell>
          <table:table-cell table:style-name="ce1"/>
          <table:table-cell office:value-type="float" office:value="1809" table:formula="of:=ABS([.F224]-[.G224])" table:style-name="ce11">
            <text:p>1809</text:p>
          </table:table-cell>
          <table:table-cell table:number-columns-repeated="3" table:style-name="ce1"/>
          <table:table-cell office:value-type="float" office:value="0" table:formula="of:=COUNTIF([.$F$2:.$F$1001];[.$G224])*[.$G2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458 <text:s text:c="2"/>21014</text:p>
          </table:table-cell>
          <table:table-cell table:style-name="ce1"/>
          <table:table-cell office:value-type="string" office:string-value="33458" table:formula="of:=INDEX(COM.MICROSOFT.TEXTSPLIT([Solution.$A225];&quot; &quot;);1)" table:number-matrix-columns-spanned="1" table:number-matrix-rows-spanned="1" table:style-name="ce11">
            <text:p>33458</text:p>
          </table:table-cell>
          <table:table-cell office:value-type="string" office:string-value="21014" table:formula="of:=INDEX(COM.MICROSOFT.TEXTSPLIT([Solution.$A225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29862" table:style-name="ce1">
            <text:p>29862</text:p>
          </table:table-cell>
          <table:table-cell office:value-type="string" office:string-value="28494" table:style-name="ce1">
            <text:p>28494</text:p>
          </table:table-cell>
          <table:table-cell table:style-name="ce1"/>
          <table:table-cell office:value-type="float" office:value="1368" table:formula="of:=ABS([.F225]-[.G225])" table:style-name="ce11">
            <text:p>1368</text:p>
          </table:table-cell>
          <table:table-cell table:number-columns-repeated="3" table:style-name="ce1"/>
          <table:table-cell office:value-type="float" office:value="0" table:formula="of:=COUNTIF([.$F$2:.$F$1001];[.$G225])*[.$G2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218 <text:s text:c="2"/>27405</text:p>
          </table:table-cell>
          <table:table-cell table:style-name="ce1"/>
          <table:table-cell office:value-type="string" office:string-value="79218" table:formula="of:=INDEX(COM.MICROSOFT.TEXTSPLIT([Solution.$A226];&quot; &quot;);1)" table:number-matrix-columns-spanned="1" table:number-matrix-rows-spanned="1" table:style-name="ce11">
            <text:p>79218</text:p>
          </table:table-cell>
          <table:table-cell office:value-type="string" office:string-value="27405" table:formula="of:=INDEX(COM.MICROSOFT.TEXTSPLIT([Solution.$A226];&quot; &quot;; &quot;+&quot;; TRUE);2)" table:number-matrix-columns-spanned="1" table:number-matrix-rows-spanned="1" table:style-name="ce11">
            <text:p>27405</text:p>
          </table:table-cell>
          <table:table-cell table:style-name="ce1"/>
          <table:table-cell office:value-type="string" office:string-value="29874" table:style-name="ce1">
            <text:p>29874</text:p>
          </table:table-cell>
          <table:table-cell office:value-type="string" office:string-value="28530" table:style-name="ce1">
            <text:p>28530</text:p>
          </table:table-cell>
          <table:table-cell table:style-name="ce1"/>
          <table:table-cell office:value-type="float" office:value="1344" table:formula="of:=ABS([.F226]-[.G226])" table:style-name="ce11">
            <text:p>1344</text:p>
          </table:table-cell>
          <table:table-cell table:number-columns-repeated="3" table:style-name="ce1"/>
          <table:table-cell office:value-type="float" office:value="0" table:formula="of:=COUNTIF([.$F$2:.$F$1001];[.$G226])*[.$G2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543 <text:s text:c="2"/>44536</text:p>
          </table:table-cell>
          <table:table-cell table:style-name="ce1"/>
          <table:table-cell office:value-type="string" office:string-value="59543" table:formula="of:=INDEX(COM.MICROSOFT.TEXTSPLIT([Solution.$A227];&quot; &quot;);1)" table:number-matrix-columns-spanned="1" table:number-matrix-rows-spanned="1" table:style-name="ce11">
            <text:p>59543</text:p>
          </table:table-cell>
          <table:table-cell office:value-type="string" office:string-value="44536" table:formula="of:=INDEX(COM.MICROSOFT.TEXTSPLIT([Solution.$A227];&quot; &quot;; &quot;+&quot;; TRUE);2)" table:number-matrix-columns-spanned="1" table:number-matrix-rows-spanned="1" table:style-name="ce11">
            <text:p>44536</text:p>
          </table:table-cell>
          <table:table-cell table:style-name="ce1"/>
          <table:table-cell office:value-type="string" office:string-value="30016" table:style-name="ce1">
            <text:p>30016</text:p>
          </table:table-cell>
          <table:table-cell office:value-type="string" office:string-value="28539" table:style-name="ce1">
            <text:p>28539</text:p>
          </table:table-cell>
          <table:table-cell table:style-name="ce1"/>
          <table:table-cell office:value-type="float" office:value="1477" table:formula="of:=ABS([.F227]-[.G227])" table:style-name="ce11">
            <text:p>1477</text:p>
          </table:table-cell>
          <table:table-cell table:number-columns-repeated="3" table:style-name="ce1"/>
          <table:table-cell office:value-type="float" office:value="0" table:formula="of:=COUNTIF([.$F$2:.$F$1001];[.$G227])*[.$G2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709 <text:s text:c="2"/>54522</text:p>
          </table:table-cell>
          <table:table-cell table:style-name="ce1"/>
          <table:table-cell office:value-type="string" office:string-value="21709" table:formula="of:=INDEX(COM.MICROSOFT.TEXTSPLIT([Solution.$A228];&quot; &quot;);1)" table:number-matrix-columns-spanned="1" table:number-matrix-rows-spanned="1" table:style-name="ce11">
            <text:p>21709</text:p>
          </table:table-cell>
          <table:table-cell office:value-type="string" office:string-value="54522" table:formula="of:=INDEX(COM.MICROSOFT.TEXTSPLIT([Solution.$A228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30102" table:style-name="ce1">
            <text:p>30102</text:p>
          </table:table-cell>
          <table:table-cell office:value-type="string" office:string-value="28776" table:style-name="ce1">
            <text:p>28776</text:p>
          </table:table-cell>
          <table:table-cell table:style-name="ce1"/>
          <table:table-cell office:value-type="float" office:value="1326" table:formula="of:=ABS([.F228]-[.G228])" table:style-name="ce11">
            <text:p>1326</text:p>
          </table:table-cell>
          <table:table-cell table:number-columns-repeated="3" table:style-name="ce1"/>
          <table:table-cell office:value-type="float" office:value="0" table:formula="of:=COUNTIF([.$F$2:.$F$1001];[.$G228])*[.$G2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922 <text:s text:c="2"/>66820</text:p>
          </table:table-cell>
          <table:table-cell table:style-name="ce1"/>
          <table:table-cell office:value-type="string" office:string-value="19922" table:formula="of:=INDEX(COM.MICROSOFT.TEXTSPLIT([Solution.$A229];&quot; &quot;);1)" table:number-matrix-columns-spanned="1" table:number-matrix-rows-spanned="1" table:style-name="ce11">
            <text:p>19922</text:p>
          </table:table-cell>
          <table:table-cell office:value-type="string" office:string-value="66820" table:formula="of:=INDEX(COM.MICROSOFT.TEXTSPLIT([Solution.$A229];&quot; &quot;; &quot;+&quot;; TRUE);2)" table:number-matrix-columns-spanned="1" table:number-matrix-rows-spanned="1" table:style-name="ce11">
            <text:p>66820</text:p>
          </table:table-cell>
          <table:table-cell table:style-name="ce1"/>
          <table:table-cell office:value-type="string" office:string-value="30111" table:style-name="ce1">
            <text:p>30111</text:p>
          </table:table-cell>
          <table:table-cell office:value-type="string" office:string-value="28882" table:style-name="ce1">
            <text:p>28882</text:p>
          </table:table-cell>
          <table:table-cell table:style-name="ce1"/>
          <table:table-cell office:value-type="float" office:value="1229" table:formula="of:=ABS([.F229]-[.G229])" table:style-name="ce11">
            <text:p>1229</text:p>
          </table:table-cell>
          <table:table-cell table:number-columns-repeated="3" table:style-name="ce1"/>
          <table:table-cell office:value-type="float" office:value="0" table:formula="of:=COUNTIF([.$F$2:.$F$1001];[.$G229])*[.$G22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425 <text:s text:c="2"/>76644</text:p>
          </table:table-cell>
          <table:table-cell table:style-name="ce1"/>
          <table:table-cell office:value-type="string" office:string-value="41425" table:formula="of:=INDEX(COM.MICROSOFT.TEXTSPLIT([Solution.$A230];&quot; &quot;);1)" table:number-matrix-columns-spanned="1" table:number-matrix-rows-spanned="1" table:style-name="ce11">
            <text:p>41425</text:p>
          </table:table-cell>
          <table:table-cell office:value-type="string" office:string-value="76644" table:formula="of:=INDEX(COM.MICROSOFT.TEXTSPLIT([Solution.$A230];&quot; &quot;; &quot;+&quot;; TRUE);2)" table:number-matrix-columns-spanned="1" table:number-matrix-rows-spanned="1" table:style-name="ce11">
            <text:p>76644</text:p>
          </table:table-cell>
          <table:table-cell table:style-name="ce1"/>
          <table:table-cell office:value-type="string" office:string-value="30167" table:style-name="ce1">
            <text:p>30167</text:p>
          </table:table-cell>
          <table:table-cell office:value-type="string" office:string-value="29009" table:style-name="ce1">
            <text:p>29009</text:p>
          </table:table-cell>
          <table:table-cell table:style-name="ce1"/>
          <table:table-cell office:value-type="float" office:value="1158" table:formula="of:=ABS([.F230]-[.G230])" table:style-name="ce11">
            <text:p>1158</text:p>
          </table:table-cell>
          <table:table-cell table:number-columns-repeated="3" table:style-name="ce1"/>
          <table:table-cell office:value-type="float" office:value="0" table:formula="of:=COUNTIF([.$F$2:.$F$1001];[.$G230])*[.$G23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866 <text:s text:c="2"/>61703</text:p>
          </table:table-cell>
          <table:table-cell table:style-name="ce1"/>
          <table:table-cell office:value-type="string" office:string-value="13866" table:formula="of:=INDEX(COM.MICROSOFT.TEXTSPLIT([Solution.$A231];&quot; &quot;);1)" table:number-matrix-columns-spanned="1" table:number-matrix-rows-spanned="1" table:style-name="ce11">
            <text:p>13866</text:p>
          </table:table-cell>
          <table:table-cell office:value-type="string" office:string-value="61703" table:formula="of:=INDEX(COM.MICROSOFT.TEXTSPLIT([Solution.$A231];&quot; &quot;; &quot;+&quot;; TRUE);2)" table:number-matrix-columns-spanned="1" table:number-matrix-rows-spanned="1" table:style-name="ce11">
            <text:p>61703</text:p>
          </table:table-cell>
          <table:table-cell table:style-name="ce1"/>
          <table:table-cell office:value-type="string" office:string-value="30171" table:style-name="ce1">
            <text:p>30171</text:p>
          </table:table-cell>
          <table:table-cell office:value-type="string" office:string-value="29228" table:style-name="ce1">
            <text:p>29228</text:p>
          </table:table-cell>
          <table:table-cell table:style-name="ce1"/>
          <table:table-cell office:value-type="float" office:value="943" table:formula="of:=ABS([.F231]-[.G231])" table:style-name="ce11">
            <text:p>943</text:p>
          </table:table-cell>
          <table:table-cell table:number-columns-repeated="3" table:style-name="ce1"/>
          <table:table-cell office:value-type="float" office:value="0" table:formula="of:=COUNTIF([.$F$2:.$F$1001];[.$G231])*[.$G23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725 <text:s text:c="2"/>34696</text:p>
          </table:table-cell>
          <table:table-cell table:style-name="ce1"/>
          <table:table-cell office:value-type="string" office:string-value="49725" table:formula="of:=INDEX(COM.MICROSOFT.TEXTSPLIT([Solution.$A232];&quot; &quot;);1)" table:number-matrix-columns-spanned="1" table:number-matrix-rows-spanned="1" table:style-name="ce11">
            <text:p>49725</text:p>
          </table:table-cell>
          <table:table-cell office:value-type="string" office:string-value="34696" table:formula="of:=INDEX(COM.MICROSOFT.TEXTSPLIT([Solution.$A232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30172" table:style-name="ce1">
            <text:p>30172</text:p>
          </table:table-cell>
          <table:table-cell office:value-type="string" office:string-value="29795" table:style-name="ce1">
            <text:p>29795</text:p>
          </table:table-cell>
          <table:table-cell table:style-name="ce1"/>
          <table:table-cell office:value-type="float" office:value="377" table:formula="of:=ABS([.F232]-[.G232])" table:style-name="ce11">
            <text:p>377</text:p>
          </table:table-cell>
          <table:table-cell table:number-columns-repeated="3" table:style-name="ce1"/>
          <table:table-cell office:value-type="float" office:value="0" table:formula="of:=COUNTIF([.$F$2:.$F$1001];[.$G232])*[.$G23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423 <text:s text:c="2"/>17935</text:p>
          </table:table-cell>
          <table:table-cell table:style-name="ce1"/>
          <table:table-cell office:value-type="string" office:string-value="51423" table:formula="of:=INDEX(COM.MICROSOFT.TEXTSPLIT([Solution.$A233];&quot; &quot;);1)" table:number-matrix-columns-spanned="1" table:number-matrix-rows-spanned="1" table:style-name="ce11">
            <text:p>51423</text:p>
          </table:table-cell>
          <table:table-cell office:value-type="string" office:string-value="17935" table:formula="of:=INDEX(COM.MICROSOFT.TEXTSPLIT([Solution.$A233];&quot; &quot;; &quot;+&quot;; TRUE);2)" table:number-matrix-columns-spanned="1" table:number-matrix-rows-spanned="1" table:style-name="ce11">
            <text:p>17935</text:p>
          </table:table-cell>
          <table:table-cell table:style-name="ce1"/>
          <table:table-cell office:value-type="string" office:string-value="30190" table:style-name="ce1">
            <text:p>30190</text:p>
          </table:table-cell>
          <table:table-cell office:value-type="string" office:string-value="29922" table:style-name="ce1">
            <text:p>29922</text:p>
          </table:table-cell>
          <table:table-cell table:style-name="ce1"/>
          <table:table-cell office:value-type="float" office:value="268" table:formula="of:=ABS([.F233]-[.G233])" table:style-name="ce11">
            <text:p>268</text:p>
          </table:table-cell>
          <table:table-cell table:number-columns-repeated="3" table:style-name="ce1"/>
          <table:table-cell office:value-type="float" office:value="0" table:formula="of:=COUNTIF([.$F$2:.$F$1001];[.$G233])*[.$G23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245 <text:s text:c="2"/>27541</text:p>
          </table:table-cell>
          <table:table-cell table:style-name="ce1"/>
          <table:table-cell office:value-type="string" office:string-value="59245" table:formula="of:=INDEX(COM.MICROSOFT.TEXTSPLIT([Solution.$A234];&quot; &quot;);1)" table:number-matrix-columns-spanned="1" table:number-matrix-rows-spanned="1" table:style-name="ce11">
            <text:p>59245</text:p>
          </table:table-cell>
          <table:table-cell office:value-type="string" office:string-value="27541" table:formula="of:=INDEX(COM.MICROSOFT.TEXTSPLIT([Solution.$A234];&quot; &quot;; &quot;+&quot;; TRUE);2)" table:number-matrix-columns-spanned="1" table:number-matrix-rows-spanned="1" table:style-name="ce11">
            <text:p>27541</text:p>
          </table:table-cell>
          <table:table-cell table:style-name="ce1"/>
          <table:table-cell office:value-type="string" office:string-value="30205" table:style-name="ce1">
            <text:p>30205</text:p>
          </table:table-cell>
          <table:table-cell office:value-type="string" office:string-value="30431" table:style-name="ce1">
            <text:p>30431</text:p>
          </table:table-cell>
          <table:table-cell table:style-name="ce1"/>
          <table:table-cell office:value-type="float" office:value="226" table:formula="of:=ABS([.F234]-[.G234])" table:style-name="ce11">
            <text:p>226</text:p>
          </table:table-cell>
          <table:table-cell table:number-columns-repeated="3" table:style-name="ce1"/>
          <table:table-cell office:value-type="float" office:value="0" table:formula="of:=COUNTIF([.$F$2:.$F$1001];[.$G234])*[.$G23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806 <text:s text:c="2"/>62519</text:p>
          </table:table-cell>
          <table:table-cell table:style-name="ce1"/>
          <table:table-cell office:value-type="string" office:string-value="87806" table:formula="of:=INDEX(COM.MICROSOFT.TEXTSPLIT([Solution.$A235];&quot; &quot;);1)" table:number-matrix-columns-spanned="1" table:number-matrix-rows-spanned="1" table:style-name="ce11">
            <text:p>87806</text:p>
          </table:table-cell>
          <table:table-cell office:value-type="string" office:string-value="62519" table:formula="of:=INDEX(COM.MICROSOFT.TEXTSPLIT([Solution.$A235];&quot; &quot;; &quot;+&quot;; TRUE);2)" table:number-matrix-columns-spanned="1" table:number-matrix-rows-spanned="1" table:style-name="ce11">
            <text:p>62519</text:p>
          </table:table-cell>
          <table:table-cell table:style-name="ce1"/>
          <table:table-cell office:value-type="string" office:string-value="30245" table:style-name="ce1">
            <text:p>30245</text:p>
          </table:table-cell>
          <table:table-cell office:value-type="string" office:string-value="30445" table:style-name="ce1">
            <text:p>30445</text:p>
          </table:table-cell>
          <table:table-cell table:style-name="ce1"/>
          <table:table-cell office:value-type="float" office:value="200" table:formula="of:=ABS([.F235]-[.G235])" table:style-name="ce11">
            <text:p>200</text:p>
          </table:table-cell>
          <table:table-cell table:number-columns-repeated="3" table:style-name="ce1"/>
          <table:table-cell office:value-type="float" office:value="0" table:formula="of:=COUNTIF([.$F$2:.$F$1001];[.$G235])*[.$G23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982 <text:s text:c="2"/>11295</text:p>
          </table:table-cell>
          <table:table-cell table:style-name="ce1"/>
          <table:table-cell office:value-type="string" office:string-value="79982" table:formula="of:=INDEX(COM.MICROSOFT.TEXTSPLIT([Solution.$A236];&quot; &quot;);1)" table:number-matrix-columns-spanned="1" table:number-matrix-rows-spanned="1" table:style-name="ce11">
            <text:p>79982</text:p>
          </table:table-cell>
          <table:table-cell office:value-type="string" office:string-value="11295" table:formula="of:=INDEX(COM.MICROSOFT.TEXTSPLIT([Solution.$A236];&quot; &quot;; &quot;+&quot;; TRUE);2)" table:number-matrix-columns-spanned="1" table:number-matrix-rows-spanned="1" table:style-name="ce11">
            <text:p>11295</text:p>
          </table:table-cell>
          <table:table-cell table:style-name="ce1"/>
          <table:table-cell office:value-type="string" office:string-value="30423" table:style-name="ce1">
            <text:p>30423</text:p>
          </table:table-cell>
          <table:table-cell office:value-type="string" office:string-value="30666" table:style-name="ce1">
            <text:p>30666</text:p>
          </table:table-cell>
          <table:table-cell table:style-name="ce1"/>
          <table:table-cell office:value-type="float" office:value="243" table:formula="of:=ABS([.F236]-[.G236])" table:style-name="ce11">
            <text:p>243</text:p>
          </table:table-cell>
          <table:table-cell table:number-columns-repeated="3" table:style-name="ce1"/>
          <table:table-cell office:value-type="float" office:value="0" table:formula="of:=COUNTIF([.$F$2:.$F$1001];[.$G236])*[.$G23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132 <text:s text:c="2"/>69809</text:p>
          </table:table-cell>
          <table:table-cell table:style-name="ce1"/>
          <table:table-cell office:value-type="string" office:string-value="28132" table:formula="of:=INDEX(COM.MICROSOFT.TEXTSPLIT([Solution.$A237];&quot; &quot;);1)" table:number-matrix-columns-spanned="1" table:number-matrix-rows-spanned="1" table:style-name="ce11">
            <text:p>28132</text:p>
          </table:table-cell>
          <table:table-cell office:value-type="string" office:string-value="69809" table:formula="of:=INDEX(COM.MICROSOFT.TEXTSPLIT([Solution.$A237];&quot; &quot;; &quot;+&quot;; TRUE);2)" table:number-matrix-columns-spanned="1" table:number-matrix-rows-spanned="1" table:style-name="ce11">
            <text:p>69809</text:p>
          </table:table-cell>
          <table:table-cell table:style-name="ce1"/>
          <table:table-cell office:value-type="string" office:string-value="30643" table:style-name="ce1">
            <text:p>30643</text:p>
          </table:table-cell>
          <table:table-cell office:value-type="string" office:string-value="30862" table:style-name="ce1">
            <text:p>30862</text:p>
          </table:table-cell>
          <table:table-cell table:style-name="ce1"/>
          <table:table-cell office:value-type="float" office:value="219" table:formula="of:=ABS([.F237]-[.G237])" table:style-name="ce11">
            <text:p>219</text:p>
          </table:table-cell>
          <table:table-cell table:number-columns-repeated="3" table:style-name="ce1"/>
          <table:table-cell office:value-type="float" office:value="0" table:formula="of:=COUNTIF([.$F$2:.$F$1001];[.$G237])*[.$G23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313 <text:s text:c="2"/>26663</text:p>
          </table:table-cell>
          <table:table-cell table:style-name="ce1"/>
          <table:table-cell office:value-type="string" office:string-value="56313" table:formula="of:=INDEX(COM.MICROSOFT.TEXTSPLIT([Solution.$A238];&quot; &quot;);1)" table:number-matrix-columns-spanned="1" table:number-matrix-rows-spanned="1" table:style-name="ce11">
            <text:p>56313</text:p>
          </table:table-cell>
          <table:table-cell office:value-type="string" office:string-value="26663" table:formula="of:=INDEX(COM.MICROSOFT.TEXTSPLIT([Solution.$A238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30733" table:style-name="ce1">
            <text:p>30733</text:p>
          </table:table-cell>
          <table:table-cell office:value-type="string" office:string-value="31055" table:style-name="ce1">
            <text:p>31055</text:p>
          </table:table-cell>
          <table:table-cell table:style-name="ce1"/>
          <table:table-cell office:value-type="float" office:value="322" table:formula="of:=ABS([.F238]-[.G238])" table:style-name="ce11">
            <text:p>322</text:p>
          </table:table-cell>
          <table:table-cell table:number-columns-repeated="3" table:style-name="ce1"/>
          <table:table-cell office:value-type="float" office:value="0" table:formula="of:=COUNTIF([.$F$2:.$F$1001];[.$G238])*[.$G23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423 <text:s text:c="2"/>50079</text:p>
          </table:table-cell>
          <table:table-cell table:style-name="ce1"/>
          <table:table-cell office:value-type="string" office:string-value="37423" table:formula="of:=INDEX(COM.MICROSOFT.TEXTSPLIT([Solution.$A239];&quot; &quot;);1)" table:number-matrix-columns-spanned="1" table:number-matrix-rows-spanned="1" table:style-name="ce11">
            <text:p>37423</text:p>
          </table:table-cell>
          <table:table-cell office:value-type="string" office:string-value="50079" table:formula="of:=INDEX(COM.MICROSOFT.TEXTSPLIT([Solution.$A239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30962" table:style-name="ce1">
            <text:p>30962</text:p>
          </table:table-cell>
          <table:table-cell office:value-type="string" office:string-value="31093" table:style-name="ce1">
            <text:p>31093</text:p>
          </table:table-cell>
          <table:table-cell table:style-name="ce1"/>
          <table:table-cell office:value-type="float" office:value="131" table:formula="of:=ABS([.F239]-[.G239])" table:style-name="ce11">
            <text:p>131</text:p>
          </table:table-cell>
          <table:table-cell table:number-columns-repeated="3" table:style-name="ce1"/>
          <table:table-cell office:value-type="float" office:value="0" table:formula="of:=COUNTIF([.$F$2:.$F$1001];[.$G239])*[.$G23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631 <text:s text:c="2"/>61107</text:p>
          </table:table-cell>
          <table:table-cell table:style-name="ce1"/>
          <table:table-cell office:value-type="string" office:string-value="21631" table:formula="of:=INDEX(COM.MICROSOFT.TEXTSPLIT([Solution.$A240];&quot; &quot;);1)" table:number-matrix-columns-spanned="1" table:number-matrix-rows-spanned="1" table:style-name="ce11">
            <text:p>21631</text:p>
          </table:table-cell>
          <table:table-cell office:value-type="string" office:string-value="61107" table:formula="of:=INDEX(COM.MICROSOFT.TEXTSPLIT([Solution.$A240];&quot; &quot;; &quot;+&quot;; TRUE);2)" table:number-matrix-columns-spanned="1" table:number-matrix-rows-spanned="1" table:style-name="ce11">
            <text:p>61107</text:p>
          </table:table-cell>
          <table:table-cell table:style-name="ce1"/>
          <table:table-cell office:value-type="string" office:string-value="31083" table:style-name="ce1">
            <text:p>31083</text:p>
          </table:table-cell>
          <table:table-cell office:value-type="string" office:string-value="31133" table:style-name="ce1">
            <text:p>31133</text:p>
          </table:table-cell>
          <table:table-cell table:style-name="ce1"/>
          <table:table-cell office:value-type="float" office:value="50" table:formula="of:=ABS([.F240]-[.G240])" table:style-name="ce11">
            <text:p>50</text:p>
          </table:table-cell>
          <table:table-cell table:number-columns-repeated="3" table:style-name="ce1"/>
          <table:table-cell office:value-type="float" office:value="0" table:formula="of:=COUNTIF([.$F$2:.$F$1001];[.$G240])*[.$G24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163 <text:s text:c="2"/>50079</text:p>
          </table:table-cell>
          <table:table-cell table:style-name="ce1"/>
          <table:table-cell office:value-type="string" office:string-value="90163" table:formula="of:=INDEX(COM.MICROSOFT.TEXTSPLIT([Solution.$A241];&quot; &quot;);1)" table:number-matrix-columns-spanned="1" table:number-matrix-rows-spanned="1" table:style-name="ce11">
            <text:p>90163</text:p>
          </table:table-cell>
          <table:table-cell office:value-type="string" office:string-value="50079" table:formula="of:=INDEX(COM.MICROSOFT.TEXTSPLIT([Solution.$A241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31145" table:style-name="ce1">
            <text:p>31145</text:p>
          </table:table-cell>
          <table:table-cell office:value-type="string" office:string-value="31336" table:style-name="ce1">
            <text:p>31336</text:p>
          </table:table-cell>
          <table:table-cell table:style-name="ce1"/>
          <table:table-cell office:value-type="float" office:value="191" table:formula="of:=ABS([.F241]-[.G241])" table:style-name="ce11">
            <text:p>191</text:p>
          </table:table-cell>
          <table:table-cell table:number-columns-repeated="3" table:style-name="ce1"/>
          <table:table-cell office:value-type="float" office:value="0" table:formula="of:=COUNTIF([.$F$2:.$F$1001];[.$G241])*[.$G24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701 <text:s text:c="2"/>13172</text:p>
          </table:table-cell>
          <table:table-cell table:style-name="ce1"/>
          <table:table-cell office:value-type="string" office:string-value="64701" table:formula="of:=INDEX(COM.MICROSOFT.TEXTSPLIT([Solution.$A242];&quot; &quot;);1)" table:number-matrix-columns-spanned="1" table:number-matrix-rows-spanned="1" table:style-name="ce11">
            <text:p>64701</text:p>
          </table:table-cell>
          <table:table-cell office:value-type="string" office:string-value="13172" table:formula="of:=INDEX(COM.MICROSOFT.TEXTSPLIT([Solution.$A242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31290" table:style-name="ce1">
            <text:p>31290</text:p>
          </table:table-cell>
          <table:table-cell office:value-type="string" office:string-value="31585" table:style-name="ce1">
            <text:p>31585</text:p>
          </table:table-cell>
          <table:table-cell table:style-name="ce1"/>
          <table:table-cell office:value-type="float" office:value="295" table:formula="of:=ABS([.F242]-[.G242])" table:style-name="ce11">
            <text:p>295</text:p>
          </table:table-cell>
          <table:table-cell table:number-columns-repeated="3" table:style-name="ce1"/>
          <table:table-cell office:value-type="float" office:value="0" table:formula="of:=COUNTIF([.$F$2:.$F$1001];[.$G242])*[.$G24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835 <text:s text:c="2"/>47605</text:p>
          </table:table-cell>
          <table:table-cell table:style-name="ce1"/>
          <table:table-cell office:value-type="string" office:string-value="69835" table:formula="of:=INDEX(COM.MICROSOFT.TEXTSPLIT([Solution.$A243];&quot; &quot;);1)" table:number-matrix-columns-spanned="1" table:number-matrix-rows-spanned="1" table:style-name="ce11">
            <text:p>69835</text:p>
          </table:table-cell>
          <table:table-cell office:value-type="string" office:string-value="47605" table:formula="of:=INDEX(COM.MICROSOFT.TEXTSPLIT([Solution.$A243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31323" table:style-name="ce1">
            <text:p>31323</text:p>
          </table:table-cell>
          <table:table-cell office:value-type="string" office:string-value="31692" table:style-name="ce1">
            <text:p>31692</text:p>
          </table:table-cell>
          <table:table-cell table:style-name="ce1"/>
          <table:table-cell office:value-type="float" office:value="369" table:formula="of:=ABS([.F243]-[.G243])" table:style-name="ce11">
            <text:p>369</text:p>
          </table:table-cell>
          <table:table-cell table:number-columns-repeated="3" table:style-name="ce1"/>
          <table:table-cell office:value-type="float" office:value="0" table:formula="of:=COUNTIF([.$F$2:.$F$1001];[.$G243])*[.$G24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939 <text:s text:c="2"/>47605</text:p>
          </table:table-cell>
          <table:table-cell table:style-name="ce1"/>
          <table:table-cell office:value-type="string" office:string-value="63939" table:formula="of:=INDEX(COM.MICROSOFT.TEXTSPLIT([Solution.$A244];&quot; &quot;);1)" table:number-matrix-columns-spanned="1" table:number-matrix-rows-spanned="1" table:style-name="ce11">
            <text:p>63939</text:p>
          </table:table-cell>
          <table:table-cell office:value-type="string" office:string-value="47605" table:formula="of:=INDEX(COM.MICROSOFT.TEXTSPLIT([Solution.$A244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31553" table:style-name="ce1">
            <text:p>31553</text:p>
          </table:table-cell>
          <table:table-cell office:value-type="string" office:string-value="32163" table:style-name="ce1">
            <text:p>32163</text:p>
          </table:table-cell>
          <table:table-cell table:style-name="ce1"/>
          <table:table-cell office:value-type="float" office:value="610" table:formula="of:=ABS([.F244]-[.G244])" table:style-name="ce11">
            <text:p>610</text:p>
          </table:table-cell>
          <table:table-cell table:number-columns-repeated="3" table:style-name="ce1"/>
          <table:table-cell office:value-type="float" office:value="0" table:formula="of:=COUNTIF([.$F$2:.$F$1001];[.$G244])*[.$G2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441 <text:s text:c="2"/>37738</text:p>
          </table:table-cell>
          <table:table-cell table:style-name="ce1"/>
          <table:table-cell office:value-type="string" office:string-value="69441" table:formula="of:=INDEX(COM.MICROSOFT.TEXTSPLIT([Solution.$A245];&quot; &quot;);1)" table:number-matrix-columns-spanned="1" table:number-matrix-rows-spanned="1" table:style-name="ce11">
            <text:p>69441</text:p>
          </table:table-cell>
          <table:table-cell office:value-type="string" office:string-value="37738" table:formula="of:=INDEX(COM.MICROSOFT.TEXTSPLIT([Solution.$A245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31925" table:style-name="ce1">
            <text:p>31925</text:p>
          </table:table-cell>
          <table:table-cell office:value-type="string" office:string-value="32212" table:style-name="ce1">
            <text:p>32212</text:p>
          </table:table-cell>
          <table:table-cell table:style-name="ce1"/>
          <table:table-cell office:value-type="float" office:value="287" table:formula="of:=ABS([.F245]-[.G245])" table:style-name="ce11">
            <text:p>287</text:p>
          </table:table-cell>
          <table:table-cell table:number-columns-repeated="3" table:style-name="ce1"/>
          <table:table-cell office:value-type="float" office:value="0" table:formula="of:=COUNTIF([.$F$2:.$F$1001];[.$G245])*[.$G2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631 <text:s text:c="2"/>30666</text:p>
          </table:table-cell>
          <table:table-cell table:style-name="ce1"/>
          <table:table-cell office:value-type="string" office:string-value="90631" table:formula="of:=INDEX(COM.MICROSOFT.TEXTSPLIT([Solution.$A246];&quot; &quot;);1)" table:number-matrix-columns-spanned="1" table:number-matrix-rows-spanned="1" table:style-name="ce11">
            <text:p>90631</text:p>
          </table:table-cell>
          <table:table-cell office:value-type="string" office:string-value="30666" table:formula="of:=INDEX(COM.MICROSOFT.TEXTSPLIT([Solution.$A246];&quot; &quot;; &quot;+&quot;; TRUE);2)" table:number-matrix-columns-spanned="1" table:number-matrix-rows-spanned="1" table:style-name="ce11">
            <text:p>30666</text:p>
          </table:table-cell>
          <table:table-cell table:style-name="ce1"/>
          <table:table-cell office:value-type="string" office:string-value="32009" table:style-name="ce1">
            <text:p>32009</text:p>
          </table:table-cell>
          <table:table-cell office:value-type="string" office:string-value="32241" table:style-name="ce1">
            <text:p>32241</text:p>
          </table:table-cell>
          <table:table-cell table:style-name="ce1"/>
          <table:table-cell office:value-type="float" office:value="232" table:formula="of:=ABS([.F246]-[.G246])" table:style-name="ce11">
            <text:p>232</text:p>
          </table:table-cell>
          <table:table-cell table:number-columns-repeated="3" table:style-name="ce1"/>
          <table:table-cell office:value-type="float" office:value="0" table:formula="of:=COUNTIF([.$F$2:.$F$1001];[.$G246])*[.$G2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776 <text:s text:c="2"/>13172</text:p>
          </table:table-cell>
          <table:table-cell table:style-name="ce1"/>
          <table:table-cell office:value-type="string" office:string-value="54776" table:formula="of:=INDEX(COM.MICROSOFT.TEXTSPLIT([Solution.$A247];&quot; &quot;);1)" table:number-matrix-columns-spanned="1" table:number-matrix-rows-spanned="1" table:style-name="ce11">
            <text:p>54776</text:p>
          </table:table-cell>
          <table:table-cell office:value-type="string" office:string-value="13172" table:formula="of:=INDEX(COM.MICROSOFT.TEXTSPLIT([Solution.$A247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32047" table:style-name="ce1">
            <text:p>32047</text:p>
          </table:table-cell>
          <table:table-cell office:value-type="string" office:string-value="32386" table:style-name="ce1">
            <text:p>32386</text:p>
          </table:table-cell>
          <table:table-cell table:style-name="ce1"/>
          <table:table-cell office:value-type="float" office:value="339" table:formula="of:=ABS([.F247]-[.G247])" table:style-name="ce11">
            <text:p>339</text:p>
          </table:table-cell>
          <table:table-cell table:number-columns-repeated="3" table:style-name="ce1"/>
          <table:table-cell office:value-type="float" office:value="0" table:formula="of:=COUNTIF([.$F$2:.$F$1001];[.$G247])*[.$G2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224 <text:s text:c="2"/>45822</text:p>
          </table:table-cell>
          <table:table-cell table:style-name="ce1"/>
          <table:table-cell office:value-type="string" office:string-value="25224" table:formula="of:=INDEX(COM.MICROSOFT.TEXTSPLIT([Solution.$A248];&quot; &quot;);1)" table:number-matrix-columns-spanned="1" table:number-matrix-rows-spanned="1" table:style-name="ce11">
            <text:p>25224</text:p>
          </table:table-cell>
          <table:table-cell office:value-type="string" office:string-value="45822" table:formula="of:=INDEX(COM.MICROSOFT.TEXTSPLIT([Solution.$A248];&quot; &quot;; &quot;+&quot;; TRUE);2)" table:number-matrix-columns-spanned="1" table:number-matrix-rows-spanned="1" table:style-name="ce11">
            <text:p>45822</text:p>
          </table:table-cell>
          <table:table-cell table:style-name="ce1"/>
          <table:table-cell office:value-type="string" office:string-value="32696" table:style-name="ce1">
            <text:p>32696</text:p>
          </table:table-cell>
          <table:table-cell office:value-type="string" office:string-value="32699" table:style-name="ce1">
            <text:p>32699</text:p>
          </table:table-cell>
          <table:table-cell table:style-name="ce1"/>
          <table:table-cell office:value-type="float" office:value="3" table:formula="of:=ABS([.F248]-[.G248])" table:style-name="ce11">
            <text:p>3</text:p>
          </table:table-cell>
          <table:table-cell table:number-columns-repeated="3" table:style-name="ce1"/>
          <table:table-cell office:value-type="float" office:value="0" table:formula="of:=COUNTIF([.$F$2:.$F$1001];[.$G248])*[.$G2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457 <text:s text:c="2"/>24534</text:p>
          </table:table-cell>
          <table:table-cell table:style-name="ce1"/>
          <table:table-cell office:value-type="string" office:string-value="82457" table:formula="of:=INDEX(COM.MICROSOFT.TEXTSPLIT([Solution.$A249];&quot; &quot;);1)" table:number-matrix-columns-spanned="1" table:number-matrix-rows-spanned="1" table:style-name="ce11">
            <text:p>82457</text:p>
          </table:table-cell>
          <table:table-cell office:value-type="string" office:string-value="24534" table:formula="of:=INDEX(COM.MICROSOFT.TEXTSPLIT([Solution.$A249];&quot; &quot;; &quot;+&quot;; TRUE);2)" table:number-matrix-columns-spanned="1" table:number-matrix-rows-spanned="1" table:style-name="ce11">
            <text:p>24534</text:p>
          </table:table-cell>
          <table:table-cell table:style-name="ce1"/>
          <table:table-cell office:value-type="string" office:string-value="32922" table:style-name="ce1">
            <text:p>32922</text:p>
          </table:table-cell>
          <table:table-cell office:value-type="string" office:string-value="32918" table:style-name="ce1">
            <text:p>32918</text:p>
          </table:table-cell>
          <table:table-cell table:style-name="ce1"/>
          <table:table-cell office:value-type="float" office:value="4" table:formula="of:=ABS([.F249]-[.G249])" table:style-name="ce11">
            <text:p>4</text:p>
          </table:table-cell>
          <table:table-cell table:number-columns-repeated="3" table:style-name="ce1"/>
          <table:table-cell office:value-type="float" office:value="0" table:formula="of:=COUNTIF([.$F$2:.$F$1001];[.$G249])*[.$G2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005 <text:s text:c="2"/>13172</text:p>
          </table:table-cell>
          <table:table-cell table:style-name="ce1"/>
          <table:table-cell office:value-type="string" office:string-value="92005" table:formula="of:=INDEX(COM.MICROSOFT.TEXTSPLIT([Solution.$A250];&quot; &quot;);1)" table:number-matrix-columns-spanned="1" table:number-matrix-rows-spanned="1" table:style-name="ce11">
            <text:p>92005</text:p>
          </table:table-cell>
          <table:table-cell office:value-type="string" office:string-value="13172" table:formula="of:=INDEX(COM.MICROSOFT.TEXTSPLIT([Solution.$A250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32941" table:style-name="ce1">
            <text:p>32941</text:p>
          </table:table-cell>
          <table:table-cell office:value-type="string" office:string-value="33047" table:style-name="ce1">
            <text:p>33047</text:p>
          </table:table-cell>
          <table:table-cell table:style-name="ce1"/>
          <table:table-cell office:value-type="float" office:value="106" table:formula="of:=ABS([.F250]-[.G250])" table:style-name="ce11">
            <text:p>106</text:p>
          </table:table-cell>
          <table:table-cell table:number-columns-repeated="3" table:style-name="ce1"/>
          <table:table-cell office:value-type="float" office:value="0" table:formula="of:=COUNTIF([.$F$2:.$F$1001];[.$G250])*[.$G2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636 <text:s text:c="2"/>14581</text:p>
          </table:table-cell>
          <table:table-cell table:style-name="ce1"/>
          <table:table-cell office:value-type="string" office:string-value="18636" table:formula="of:=INDEX(COM.MICROSOFT.TEXTSPLIT([Solution.$A251];&quot; &quot;);1)" table:number-matrix-columns-spanned="1" table:number-matrix-rows-spanned="1" table:style-name="ce11">
            <text:p>18636</text:p>
          </table:table-cell>
          <table:table-cell office:value-type="string" office:string-value="14581" table:formula="of:=INDEX(COM.MICROSOFT.TEXTSPLIT([Solution.$A251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32991" table:style-name="ce1">
            <text:p>32991</text:p>
          </table:table-cell>
          <table:table-cell office:value-type="string" office:string-value="33221" table:style-name="ce1">
            <text:p>33221</text:p>
          </table:table-cell>
          <table:table-cell table:style-name="ce1"/>
          <table:table-cell office:value-type="float" office:value="230" table:formula="of:=ABS([.F251]-[.G251])" table:style-name="ce11">
            <text:p>230</text:p>
          </table:table-cell>
          <table:table-cell table:number-columns-repeated="3" table:style-name="ce1"/>
          <table:table-cell office:value-type="float" office:value="0" table:formula="of:=COUNTIF([.$F$2:.$F$1001];[.$G251])*[.$G2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705 <text:s text:c="2"/>90163</text:p>
          </table:table-cell>
          <table:table-cell table:style-name="ce1"/>
          <table:table-cell office:value-type="string" office:string-value="66705" table:formula="of:=INDEX(COM.MICROSOFT.TEXTSPLIT([Solution.$A252];&quot; &quot;);1)" table:number-matrix-columns-spanned="1" table:number-matrix-rows-spanned="1" table:style-name="ce11">
            <text:p>66705</text:p>
          </table:table-cell>
          <table:table-cell office:value-type="string" office:string-value="90163" table:formula="of:=INDEX(COM.MICROSOFT.TEXTSPLIT([Solution.$A252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32995" table:style-name="ce1">
            <text:p>32995</text:p>
          </table:table-cell>
          <table:table-cell office:value-type="string" office:string-value="33255" table:style-name="ce1">
            <text:p>33255</text:p>
          </table:table-cell>
          <table:table-cell table:style-name="ce1"/>
          <table:table-cell office:value-type="float" office:value="260" table:formula="of:=ABS([.F252]-[.G252])" table:style-name="ce11">
            <text:p>260</text:p>
          </table:table-cell>
          <table:table-cell table:number-columns-repeated="3" table:style-name="ce1"/>
          <table:table-cell office:value-type="float" office:value="0" table:formula="of:=COUNTIF([.$F$2:.$F$1001];[.$G252])*[.$G2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104 <text:s text:c="2"/>54522</text:p>
          </table:table-cell>
          <table:table-cell table:style-name="ce1"/>
          <table:table-cell office:value-type="string" office:string-value="57104" table:formula="of:=INDEX(COM.MICROSOFT.TEXTSPLIT([Solution.$A253];&quot; &quot;);1)" table:number-matrix-columns-spanned="1" table:number-matrix-rows-spanned="1" table:style-name="ce11">
            <text:p>57104</text:p>
          </table:table-cell>
          <table:table-cell office:value-type="string" office:string-value="54522" table:formula="of:=INDEX(COM.MICROSOFT.TEXTSPLIT([Solution.$A253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33280" table:style-name="ce1">
            <text:p>33280</text:p>
          </table:table-cell>
          <table:table-cell office:value-type="string" office:string-value="33261" table:style-name="ce1">
            <text:p>33261</text:p>
          </table:table-cell>
          <table:table-cell table:style-name="ce1"/>
          <table:table-cell office:value-type="float" office:value="19" table:formula="of:=ABS([.F253]-[.G253])" table:style-name="ce11">
            <text:p>19</text:p>
          </table:table-cell>
          <table:table-cell table:number-columns-repeated="3" table:style-name="ce1"/>
          <table:table-cell office:value-type="float" office:value="0" table:formula="of:=COUNTIF([.$F$2:.$F$1001];[.$G253])*[.$G2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735 <text:s text:c="2"/>97135</text:p>
          </table:table-cell>
          <table:table-cell table:style-name="ce1"/>
          <table:table-cell office:value-type="string" office:string-value="48735" table:formula="of:=INDEX(COM.MICROSOFT.TEXTSPLIT([Solution.$A254];&quot; &quot;);1)" table:number-matrix-columns-spanned="1" table:number-matrix-rows-spanned="1" table:style-name="ce11">
            <text:p>48735</text:p>
          </table:table-cell>
          <table:table-cell office:value-type="string" office:string-value="97135" table:formula="of:=INDEX(COM.MICROSOFT.TEXTSPLIT([Solution.$A254];&quot; &quot;; &quot;+&quot;; TRUE);2)" table:number-matrix-columns-spanned="1" table:number-matrix-rows-spanned="1" table:style-name="ce11">
            <text:p>97135</text:p>
          </table:table-cell>
          <table:table-cell table:style-name="ce1"/>
          <table:table-cell office:value-type="string" office:string-value="33387" table:style-name="ce1">
            <text:p>33387</text:p>
          </table:table-cell>
          <table:table-cell office:value-type="string" office:string-value="33440" table:style-name="ce1">
            <text:p>33440</text:p>
          </table:table-cell>
          <table:table-cell table:style-name="ce1"/>
          <table:table-cell office:value-type="float" office:value="53" table:formula="of:=ABS([.F254]-[.G254])" table:style-name="ce11">
            <text:p>53</text:p>
          </table:table-cell>
          <table:table-cell table:number-columns-repeated="3" table:style-name="ce1"/>
          <table:table-cell office:value-type="float" office:value="0" table:formula="of:=COUNTIF([.$F$2:.$F$1001];[.$G254])*[.$G2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866 <text:s text:c="2"/>66203</text:p>
          </table:table-cell>
          <table:table-cell table:style-name="ce1"/>
          <table:table-cell office:value-type="string" office:string-value="94866" table:formula="of:=INDEX(COM.MICROSOFT.TEXTSPLIT([Solution.$A255];&quot; &quot;);1)" table:number-matrix-columns-spanned="1" table:number-matrix-rows-spanned="1" table:style-name="ce11">
            <text:p>94866</text:p>
          </table:table-cell>
          <table:table-cell office:value-type="string" office:string-value="66203" table:formula="of:=INDEX(COM.MICROSOFT.TEXTSPLIT([Solution.$A255];&quot; &quot;; &quot;+&quot;; TRUE);2)" table:number-matrix-columns-spanned="1" table:number-matrix-rows-spanned="1" table:style-name="ce11">
            <text:p>66203</text:p>
          </table:table-cell>
          <table:table-cell table:style-name="ce1"/>
          <table:table-cell office:value-type="string" office:string-value="33444" table:style-name="ce1">
            <text:p>33444</text:p>
          </table:table-cell>
          <table:table-cell office:value-type="string" office:string-value="33467" table:style-name="ce1">
            <text:p>33467</text:p>
          </table:table-cell>
          <table:table-cell table:style-name="ce1"/>
          <table:table-cell office:value-type="float" office:value="23" table:formula="of:=ABS([.F255]-[.G255])" table:style-name="ce11">
            <text:p>23</text:p>
          </table:table-cell>
          <table:table-cell table:number-columns-repeated="3" table:style-name="ce1"/>
          <table:table-cell office:value-type="float" office:value="0" table:formula="of:=COUNTIF([.$F$2:.$F$1001];[.$G255])*[.$G2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090 <text:s text:c="2"/>89376</text:p>
          </table:table-cell>
          <table:table-cell table:style-name="ce1"/>
          <table:table-cell office:value-type="string" office:string-value="83090" table:formula="of:=INDEX(COM.MICROSOFT.TEXTSPLIT([Solution.$A256];&quot; &quot;);1)" table:number-matrix-columns-spanned="1" table:number-matrix-rows-spanned="1" table:style-name="ce11">
            <text:p>83090</text:p>
          </table:table-cell>
          <table:table-cell office:value-type="string" office:string-value="89376" table:formula="of:=INDEX(COM.MICROSOFT.TEXTSPLIT([Solution.$A256];&quot; &quot;; &quot;+&quot;; TRUE);2)" table:number-matrix-columns-spanned="1" table:number-matrix-rows-spanned="1" table:style-name="ce11">
            <text:p>89376</text:p>
          </table:table-cell>
          <table:table-cell table:style-name="ce1"/>
          <table:table-cell office:value-type="string" office:string-value="33458" table:style-name="ce1">
            <text:p>33458</text:p>
          </table:table-cell>
          <table:table-cell office:value-type="string" office:string-value="33508" table:style-name="ce1">
            <text:p>33508</text:p>
          </table:table-cell>
          <table:table-cell table:style-name="ce1"/>
          <table:table-cell office:value-type="float" office:value="50" table:formula="of:=ABS([.F256]-[.G256])" table:style-name="ce11">
            <text:p>50</text:p>
          </table:table-cell>
          <table:table-cell table:number-columns-repeated="3" table:style-name="ce1"/>
          <table:table-cell office:value-type="float" office:value="0" table:formula="of:=COUNTIF([.$F$2:.$F$1001];[.$G256])*[.$G2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897 <text:s text:c="2"/>54522</text:p>
          </table:table-cell>
          <table:table-cell table:style-name="ce1"/>
          <table:table-cell office:value-type="string" office:string-value="40897" table:formula="of:=INDEX(COM.MICROSOFT.TEXTSPLIT([Solution.$A257];&quot; &quot;);1)" table:number-matrix-columns-spanned="1" table:number-matrix-rows-spanned="1" table:style-name="ce11">
            <text:p>40897</text:p>
          </table:table-cell>
          <table:table-cell office:value-type="string" office:string-value="54522" table:formula="of:=INDEX(COM.MICROSOFT.TEXTSPLIT([Solution.$A257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33664" table:style-name="ce1">
            <text:p>33664</text:p>
          </table:table-cell>
          <table:table-cell office:value-type="string" office:string-value="33634" table:style-name="ce1">
            <text:p>33634</text:p>
          </table:table-cell>
          <table:table-cell table:style-name="ce1"/>
          <table:table-cell office:value-type="float" office:value="30" table:formula="of:=ABS([.F257]-[.G257])" table:style-name="ce11">
            <text:p>30</text:p>
          </table:table-cell>
          <table:table-cell table:number-columns-repeated="3" table:style-name="ce1"/>
          <table:table-cell office:value-type="float" office:value="0" table:formula="of:=COUNTIF([.$F$2:.$F$1001];[.$G257])*[.$G2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797 <text:s text:c="2"/>42310</text:p>
          </table:table-cell>
          <table:table-cell table:style-name="ce1"/>
          <table:table-cell office:value-type="string" office:string-value="88797" table:formula="of:=INDEX(COM.MICROSOFT.TEXTSPLIT([Solution.$A258];&quot; &quot;);1)" table:number-matrix-columns-spanned="1" table:number-matrix-rows-spanned="1" table:style-name="ce11">
            <text:p>88797</text:p>
          </table:table-cell>
          <table:table-cell office:value-type="string" office:string-value="42310" table:formula="of:=INDEX(COM.MICROSOFT.TEXTSPLIT([Solution.$A258];&quot; &quot;; &quot;+&quot;; TRUE);2)" table:number-matrix-columns-spanned="1" table:number-matrix-rows-spanned="1" table:style-name="ce11">
            <text:p>42310</text:p>
          </table:table-cell>
          <table:table-cell table:style-name="ce1"/>
          <table:table-cell office:value-type="string" office:string-value="33685" table:style-name="ce1">
            <text:p>33685</text:p>
          </table:table-cell>
          <table:table-cell office:value-type="string" office:string-value="33743" table:style-name="ce1">
            <text:p>33743</text:p>
          </table:table-cell>
          <table:table-cell table:style-name="ce1"/>
          <table:table-cell office:value-type="float" office:value="58" table:formula="of:=ABS([.F258]-[.G258])" table:style-name="ce11">
            <text:p>58</text:p>
          </table:table-cell>
          <table:table-cell table:number-columns-repeated="3" table:style-name="ce1"/>
          <table:table-cell office:value-type="float" office:value="0" table:formula="of:=COUNTIF([.$F$2:.$F$1001];[.$G258])*[.$G2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498 <text:s text:c="2"/>58221</text:p>
          </table:table-cell>
          <table:table-cell table:style-name="ce1"/>
          <table:table-cell office:value-type="string" office:string-value="85498" table:formula="of:=INDEX(COM.MICROSOFT.TEXTSPLIT([Solution.$A259];&quot; &quot;);1)" table:number-matrix-columns-spanned="1" table:number-matrix-rows-spanned="1" table:style-name="ce11">
            <text:p>85498</text:p>
          </table:table-cell>
          <table:table-cell office:value-type="string" office:string-value="58221" table:formula="of:=INDEX(COM.MICROSOFT.TEXTSPLIT([Solution.$A259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33824" table:style-name="ce1">
            <text:p>33824</text:p>
          </table:table-cell>
          <table:table-cell office:value-type="string" office:string-value="33804" table:style-name="ce1">
            <text:p>33804</text:p>
          </table:table-cell>
          <table:table-cell table:style-name="ce1"/>
          <table:table-cell office:value-type="float" office:value="20" table:formula="of:=ABS([.F259]-[.G259])" table:style-name="ce11">
            <text:p>20</text:p>
          </table:table-cell>
          <table:table-cell table:number-columns-repeated="3" table:style-name="ce1"/>
          <table:table-cell office:value-type="float" office:value="0" table:formula="of:=COUNTIF([.$F$2:.$F$1001];[.$G259])*[.$G2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90 <text:s text:c="2"/>63410</text:p>
          </table:table-cell>
          <table:table-cell table:style-name="ce1"/>
          <table:table-cell office:value-type="string" office:string-value="30190" table:formula="of:=INDEX(COM.MICROSOFT.TEXTSPLIT([Solution.$A260];&quot; &quot;);1)" table:number-matrix-columns-spanned="1" table:number-matrix-rows-spanned="1" table:style-name="ce11">
            <text:p>30190</text:p>
          </table:table-cell>
          <table:table-cell office:value-type="string" office:string-value="63410" table:formula="of:=INDEX(COM.MICROSOFT.TEXTSPLIT([Solution.$A260];&quot; &quot;; &quot;+&quot;; TRUE);2)" table:number-matrix-columns-spanned="1" table:number-matrix-rows-spanned="1" table:style-name="ce11">
            <text:p>63410</text:p>
          </table:table-cell>
          <table:table-cell table:style-name="ce1"/>
          <table:table-cell office:value-type="string" office:string-value="33930" table:style-name="ce1">
            <text:p>33930</text:p>
          </table:table-cell>
          <table:table-cell office:value-type="string" office:string-value="33848" table:style-name="ce1">
            <text:p>33848</text:p>
          </table:table-cell>
          <table:table-cell table:style-name="ce1"/>
          <table:table-cell office:value-type="float" office:value="82" table:formula="of:=ABS([.F260]-[.G260])" table:style-name="ce11">
            <text:p>82</text:p>
          </table:table-cell>
          <table:table-cell table:number-columns-repeated="3" table:style-name="ce1"/>
          <table:table-cell office:value-type="float" office:value="0" table:formula="of:=COUNTIF([.$F$2:.$F$1001];[.$G260])*[.$G2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064 <text:s text:c="2"/>12908</text:p>
          </table:table-cell>
          <table:table-cell table:style-name="ce1"/>
          <table:table-cell office:value-type="string" office:string-value="66064" table:formula="of:=INDEX(COM.MICROSOFT.TEXTSPLIT([Solution.$A261];&quot; &quot;);1)" table:number-matrix-columns-spanned="1" table:number-matrix-rows-spanned="1" table:style-name="ce11">
            <text:p>66064</text:p>
          </table:table-cell>
          <table:table-cell office:value-type="string" office:string-value="12908" table:formula="of:=INDEX(COM.MICROSOFT.TEXTSPLIT([Solution.$A261];&quot; &quot;; &quot;+&quot;; TRUE);2)" table:number-matrix-columns-spanned="1" table:number-matrix-rows-spanned="1" table:style-name="ce11">
            <text:p>12908</text:p>
          </table:table-cell>
          <table:table-cell table:style-name="ce1"/>
          <table:table-cell office:value-type="string" office:string-value="33935" table:style-name="ce1">
            <text:p>33935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362" table:formula="of:=ABS([.F261]-[.G261])" table:style-name="ce11">
            <text:p>362</text:p>
          </table:table-cell>
          <table:table-cell table:number-columns-repeated="3" table:style-name="ce1"/>
          <table:table-cell office:value-type="float" office:value="34297" table:formula="of:=COUNTIF([.$F$2:.$F$1001];[.$G261])*[.$G261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791 <text:s text:c="2"/>61813</text:p>
          </table:table-cell>
          <table:table-cell table:style-name="ce1"/>
          <table:table-cell office:value-type="string" office:string-value="29791" table:formula="of:=INDEX(COM.MICROSOFT.TEXTSPLIT([Solution.$A262];&quot; &quot;);1)" table:number-matrix-columns-spanned="1" table:number-matrix-rows-spanned="1" table:style-name="ce11">
            <text:p>29791</text:p>
          </table:table-cell>
          <table:table-cell office:value-type="string" office:string-value="61813" table:formula="of:=INDEX(COM.MICROSOFT.TEXTSPLIT([Solution.$A262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34062" table:style-name="ce1">
            <text:p>34062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235" table:formula="of:=ABS([.F262]-[.G262])" table:style-name="ce11">
            <text:p>235</text:p>
          </table:table-cell>
          <table:table-cell table:number-columns-repeated="3" table:style-name="ce1"/>
          <table:table-cell office:value-type="float" office:value="34297" table:formula="of:=COUNTIF([.$F$2:.$F$1001];[.$G262])*[.$G262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255 <text:s text:c="2"/>83043</text:p>
          </table:table-cell>
          <table:table-cell table:style-name="ce1"/>
          <table:table-cell office:value-type="string" office:string-value="66255" table:formula="of:=INDEX(COM.MICROSOFT.TEXTSPLIT([Solution.$A263];&quot; &quot;);1)" table:number-matrix-columns-spanned="1" table:number-matrix-rows-spanned="1" table:style-name="ce11">
            <text:p>66255</text:p>
          </table:table-cell>
          <table:table-cell office:value-type="string" office:string-value="83043" table:formula="of:=INDEX(COM.MICROSOFT.TEXTSPLIT([Solution.$A263];&quot; &quot;; &quot;+&quot;; TRUE);2)" table:number-matrix-columns-spanned="1" table:number-matrix-rows-spanned="1" table:style-name="ce11">
            <text:p>83043</text:p>
          </table:table-cell>
          <table:table-cell table:style-name="ce1"/>
          <table:table-cell office:value-type="string" office:string-value="34067" table:style-name="ce1">
            <text:p>34067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230" table:formula="of:=ABS([.F263]-[.G263])" table:style-name="ce11">
            <text:p>230</text:p>
          </table:table-cell>
          <table:table-cell table:number-columns-repeated="3" table:style-name="ce1"/>
          <table:table-cell office:value-type="float" office:value="34297" table:formula="of:=COUNTIF([.$F$2:.$F$1001];[.$G263])*[.$G263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250 <text:s text:c="2"/>83934</text:p>
          </table:table-cell>
          <table:table-cell table:style-name="ce1"/>
          <table:table-cell office:value-type="string" office:string-value="41250" table:formula="of:=INDEX(COM.MICROSOFT.TEXTSPLIT([Solution.$A264];&quot; &quot;);1)" table:number-matrix-columns-spanned="1" table:number-matrix-rows-spanned="1" table:style-name="ce11">
            <text:p>41250</text:p>
          </table:table-cell>
          <table:table-cell office:value-type="string" office:string-value="83934" table:formula="of:=INDEX(COM.MICROSOFT.TEXTSPLIT([Solution.$A264];&quot; &quot;; &quot;+&quot;; TRUE);2)" table:number-matrix-columns-spanned="1" table:number-matrix-rows-spanned="1" table:style-name="ce11">
            <text:p>83934</text:p>
          </table:table-cell>
          <table:table-cell table:style-name="ce1"/>
          <table:table-cell office:value-type="string" office:string-value="34096" table:style-name="ce1">
            <text:p>34096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201" table:formula="of:=ABS([.F264]-[.G264])" table:style-name="ce11">
            <text:p>201</text:p>
          </table:table-cell>
          <table:table-cell table:number-columns-repeated="3" table:style-name="ce1"/>
          <table:table-cell office:value-type="float" office:value="34297" table:formula="of:=COUNTIF([.$F$2:.$F$1001];[.$G264])*[.$G264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161 <text:s text:c="2"/>92546</text:p>
          </table:table-cell>
          <table:table-cell table:style-name="ce1"/>
          <table:table-cell office:value-type="string" office:string-value="94161" table:formula="of:=INDEX(COM.MICROSOFT.TEXTSPLIT([Solution.$A265];&quot; &quot;);1)" table:number-matrix-columns-spanned="1" table:number-matrix-rows-spanned="1" table:style-name="ce11">
            <text:p>94161</text:p>
          </table:table-cell>
          <table:table-cell office:value-type="string" office:string-value="92546" table:formula="of:=INDEX(COM.MICROSOFT.TEXTSPLIT([Solution.$A265];&quot; &quot;; &quot;+&quot;; TRUE);2)" table:number-matrix-columns-spanned="1" table:number-matrix-rows-spanned="1" table:style-name="ce11">
            <text:p>92546</text:p>
          </table:table-cell>
          <table:table-cell table:style-name="ce1"/>
          <table:table-cell office:value-type="string" office:string-value="34197" table:style-name="ce1">
            <text:p>34197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100" table:formula="of:=ABS([.F265]-[.G265])" table:style-name="ce11">
            <text:p>100</text:p>
          </table:table-cell>
          <table:table-cell table:number-columns-repeated="3" table:style-name="ce1"/>
          <table:table-cell office:value-type="float" office:value="34297" table:formula="of:=COUNTIF([.$F$2:.$F$1001];[.$G265])*[.$G265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325 <text:s text:c="2"/>55163</text:p>
          </table:table-cell>
          <table:table-cell table:style-name="ce1"/>
          <table:table-cell office:value-type="string" office:string-value="54325" table:formula="of:=INDEX(COM.MICROSOFT.TEXTSPLIT([Solution.$A266];&quot; &quot;);1)" table:number-matrix-columns-spanned="1" table:number-matrix-rows-spanned="1" table:style-name="ce11">
            <text:p>54325</text:p>
          </table:table-cell>
          <table:table-cell office:value-type="string" office:string-value="55163" table:formula="of:=INDEX(COM.MICROSOFT.TEXTSPLIT([Solution.$A266];&quot; &quot;; &quot;+&quot;; TRUE);2)" table:number-matrix-columns-spanned="1" table:number-matrix-rows-spanned="1" table:style-name="ce11">
            <text:p>55163</text:p>
          </table:table-cell>
          <table:table-cell table:style-name="ce1"/>
          <table:table-cell office:value-type="string" office:string-value="34215" table:style-name="ce1">
            <text:p>34215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82" table:formula="of:=ABS([.F266]-[.G266])" table:style-name="ce11">
            <text:p>82</text:p>
          </table:table-cell>
          <table:table-cell table:number-columns-repeated="3" table:style-name="ce1"/>
          <table:table-cell office:value-type="float" office:value="34297" table:formula="of:=COUNTIF([.$F$2:.$F$1001];[.$G266])*[.$G266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766 <text:s text:c="2"/>37252</text:p>
          </table:table-cell>
          <table:table-cell table:style-name="ce1"/>
          <table:table-cell office:value-type="string" office:string-value="45766" table:formula="of:=INDEX(COM.MICROSOFT.TEXTSPLIT([Solution.$A267];&quot; &quot;);1)" table:number-matrix-columns-spanned="1" table:number-matrix-rows-spanned="1" table:style-name="ce11">
            <text:p>45766</text:p>
          </table:table-cell>
          <table:table-cell office:value-type="string" office:string-value="37252" table:formula="of:=INDEX(COM.MICROSOFT.TEXTSPLIT([Solution.$A267];&quot; &quot;; &quot;+&quot;; TRUE);2)" table:number-matrix-columns-spanned="1" table:number-matrix-rows-spanned="1" table:style-name="ce11">
            <text:p>37252</text:p>
          </table:table-cell>
          <table:table-cell table:style-name="ce1"/>
          <table:table-cell office:value-type="string" office:string-value="34217" table:style-name="ce1">
            <text:p>34217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80" table:formula="of:=ABS([.F267]-[.G267])" table:style-name="ce11">
            <text:p>80</text:p>
          </table:table-cell>
          <table:table-cell table:number-columns-repeated="3" table:style-name="ce1"/>
          <table:table-cell office:value-type="float" office:value="34297" table:formula="of:=COUNTIF([.$F$2:.$F$1001];[.$G267])*[.$G267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824 <text:s text:c="2"/>65193</text:p>
          </table:table-cell>
          <table:table-cell table:style-name="ce1"/>
          <table:table-cell office:value-type="string" office:string-value="33824" table:formula="of:=INDEX(COM.MICROSOFT.TEXTSPLIT([Solution.$A268];&quot; &quot;);1)" table:number-matrix-columns-spanned="1" table:number-matrix-rows-spanned="1" table:style-name="ce11">
            <text:p>33824</text:p>
          </table:table-cell>
          <table:table-cell office:value-type="string" office:string-value="65193" table:formula="of:=INDEX(COM.MICROSOFT.TEXTSPLIT([Solution.$A268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34246" table:style-name="ce1">
            <text:p>34246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51" table:formula="of:=ABS([.F268]-[.G268])" table:style-name="ce11">
            <text:p>51</text:p>
          </table:table-cell>
          <table:table-cell table:number-columns-repeated="3" table:style-name="ce1"/>
          <table:table-cell office:value-type="float" office:value="34297" table:formula="of:=COUNTIF([.$F$2:.$F$1001];[.$G268])*[.$G268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441 <text:s text:c="2"/>80901</text:p>
          </table:table-cell>
          <table:table-cell table:style-name="ce1"/>
          <table:table-cell office:value-type="string" office:string-value="45441" table:formula="of:=INDEX(COM.MICROSOFT.TEXTSPLIT([Solution.$A269];&quot; &quot;);1)" table:number-matrix-columns-spanned="1" table:number-matrix-rows-spanned="1" table:style-name="ce11">
            <text:p>45441</text:p>
          </table:table-cell>
          <table:table-cell office:value-type="string" office:string-value="80901" table:formula="of:=INDEX(COM.MICROSOFT.TEXTSPLIT([Solution.$A269];&quot; &quot;; &quot;+&quot;; TRUE);2)" table:number-matrix-columns-spanned="1" table:number-matrix-rows-spanned="1" table:style-name="ce11">
            <text:p>80901</text:p>
          </table:table-cell>
          <table:table-cell table:style-name="ce1"/>
          <table:table-cell office:value-type="string" office:string-value="34297" table:style-name="ce1">
            <text:p>34297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0" table:formula="of:=ABS([.F269]-[.G269])" table:style-name="ce11">
            <text:p>0</text:p>
          </table:table-cell>
          <table:table-cell table:number-columns-repeated="3" table:style-name="ce1"/>
          <table:table-cell office:value-type="float" office:value="34297" table:formula="of:=COUNTIF([.$F$2:.$F$1001];[.$G269])*[.$G269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065 <text:s text:c="2"/>90163</text:p>
          </table:table-cell>
          <table:table-cell table:style-name="ce1"/>
          <table:table-cell office:value-type="string" office:string-value="85065" table:formula="of:=INDEX(COM.MICROSOFT.TEXTSPLIT([Solution.$A270];&quot; &quot;);1)" table:number-matrix-columns-spanned="1" table:number-matrix-rows-spanned="1" table:style-name="ce11">
            <text:p>85065</text:p>
          </table:table-cell>
          <table:table-cell office:value-type="string" office:string-value="90163" table:formula="of:=INDEX(COM.MICROSOFT.TEXTSPLIT([Solution.$A270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34580" table:style-name="ce1">
            <text:p>34580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283" table:formula="of:=ABS([.F270]-[.G270])" table:style-name="ce11">
            <text:p>283</text:p>
          </table:table-cell>
          <table:table-cell table:number-columns-repeated="3" table:style-name="ce1"/>
          <table:table-cell office:value-type="float" office:value="34297" table:formula="of:=COUNTIF([.$F$2:.$F$1001];[.$G270])*[.$G270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504 <text:s text:c="2"/>57097</text:p>
          </table:table-cell>
          <table:table-cell table:style-name="ce1"/>
          <table:table-cell office:value-type="string" office:string-value="15504" table:formula="of:=INDEX(COM.MICROSOFT.TEXTSPLIT([Solution.$A271];&quot; &quot;);1)" table:number-matrix-columns-spanned="1" table:number-matrix-rows-spanned="1" table:style-name="ce11">
            <text:p>15504</text:p>
          </table:table-cell>
          <table:table-cell office:value-type="string" office:string-value="57097" table:formula="of:=INDEX(COM.MICROSOFT.TEXTSPLIT([Solution.$A271];&quot; &quot;; &quot;+&quot;; TRUE);2)" table:number-matrix-columns-spanned="1" table:number-matrix-rows-spanned="1" table:style-name="ce11">
            <text:p>57097</text:p>
          </table:table-cell>
          <table:table-cell table:style-name="ce1"/>
          <table:table-cell office:value-type="string" office:string-value="34623" table:style-name="ce1">
            <text:p>34623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326" table:formula="of:=ABS([.F271]-[.G271])" table:style-name="ce11">
            <text:p>326</text:p>
          </table:table-cell>
          <table:table-cell table:number-columns-repeated="3" table:style-name="ce1"/>
          <table:table-cell office:value-type="float" office:value="34297" table:formula="of:=COUNTIF([.$F$2:.$F$1001];[.$G271])*[.$G271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128 <text:s text:c="2"/>13172</text:p>
          </table:table-cell>
          <table:table-cell table:style-name="ce1"/>
          <table:table-cell office:value-type="string" office:string-value="91128" table:formula="of:=INDEX(COM.MICROSOFT.TEXTSPLIT([Solution.$A272];&quot; &quot;);1)" table:number-matrix-columns-spanned="1" table:number-matrix-rows-spanned="1" table:style-name="ce11">
            <text:p>91128</text:p>
          </table:table-cell>
          <table:table-cell office:value-type="string" office:string-value="13172" table:formula="of:=INDEX(COM.MICROSOFT.TEXTSPLIT([Solution.$A272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34696" table:style-name="ce1">
            <text:p>34696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399" table:formula="of:=ABS([.F272]-[.G272])" table:style-name="ce11">
            <text:p>399</text:p>
          </table:table-cell>
          <table:table-cell table:number-columns-repeated="3" table:style-name="ce1"/>
          <table:table-cell office:value-type="float" office:value="34297" table:formula="of:=COUNTIF([.$F$2:.$F$1001];[.$G272])*[.$G272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086 <text:s text:c="2"/>83158</text:p>
          </table:table-cell>
          <table:table-cell table:style-name="ce1"/>
          <table:table-cell office:value-type="string" office:string-value="47086" table:formula="of:=INDEX(COM.MICROSOFT.TEXTSPLIT([Solution.$A273];&quot; &quot;);1)" table:number-matrix-columns-spanned="1" table:number-matrix-rows-spanned="1" table:style-name="ce11">
            <text:p>47086</text:p>
          </table:table-cell>
          <table:table-cell office:value-type="string" office:string-value="83158" table:formula="of:=INDEX(COM.MICROSOFT.TEXTSPLIT([Solution.$A273];&quot; &quot;; &quot;+&quot;; TRUE);2)" table:number-matrix-columns-spanned="1" table:number-matrix-rows-spanned="1" table:style-name="ce11">
            <text:p>83158</text:p>
          </table:table-cell>
          <table:table-cell table:style-name="ce1"/>
          <table:table-cell office:value-type="string" office:string-value="34965" table:style-name="ce1">
            <text:p>34965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668" table:formula="of:=ABS([.F273]-[.G273])" table:style-name="ce11">
            <text:p>668</text:p>
          </table:table-cell>
          <table:table-cell table:number-columns-repeated="3" table:style-name="ce1"/>
          <table:table-cell office:value-type="float" office:value="34297" table:formula="of:=COUNTIF([.$F$2:.$F$1001];[.$G273])*[.$G273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989 <text:s text:c="2"/>71264</text:p>
          </table:table-cell>
          <table:table-cell table:style-name="ce1"/>
          <table:table-cell office:value-type="string" office:string-value="62989" table:formula="of:=INDEX(COM.MICROSOFT.TEXTSPLIT([Solution.$A274];&quot; &quot;);1)" table:number-matrix-columns-spanned="1" table:number-matrix-rows-spanned="1" table:style-name="ce11">
            <text:p>62989</text:p>
          </table:table-cell>
          <table:table-cell office:value-type="string" office:string-value="71264" table:formula="of:=INDEX(COM.MICROSOFT.TEXTSPLIT([Solution.$A274];&quot; &quot;; &quot;+&quot;; TRUE);2)" table:number-matrix-columns-spanned="1" table:number-matrix-rows-spanned="1" table:style-name="ce11">
            <text:p>71264</text:p>
          </table:table-cell>
          <table:table-cell table:style-name="ce1"/>
          <table:table-cell office:value-type="string" office:string-value="35212" table:style-name="ce1">
            <text:p>35212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915" table:formula="of:=ABS([.F274]-[.G274])" table:style-name="ce11">
            <text:p>915</text:p>
          </table:table-cell>
          <table:table-cell table:number-columns-repeated="3" table:style-name="ce1"/>
          <table:table-cell office:value-type="float" office:value="34297" table:formula="of:=COUNTIF([.$F$2:.$F$1001];[.$G274])*[.$G274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684 <text:s text:c="2"/>36273</text:p>
          </table:table-cell>
          <table:table-cell table:style-name="ce1"/>
          <table:table-cell office:value-type="string" office:string-value="46684" table:formula="of:=INDEX(COM.MICROSOFT.TEXTSPLIT([Solution.$A275];&quot; &quot;);1)" table:number-matrix-columns-spanned="1" table:number-matrix-rows-spanned="1" table:style-name="ce11">
            <text:p>46684</text:p>
          </table:table-cell>
          <table:table-cell office:value-type="string" office:string-value="36273" table:formula="of:=INDEX(COM.MICROSOFT.TEXTSPLIT([Solution.$A275];&quot; &quot;; &quot;+&quot;; TRUE);2)" table:number-matrix-columns-spanned="1" table:number-matrix-rows-spanned="1" table:style-name="ce11">
            <text:p>36273</text:p>
          </table:table-cell>
          <table:table-cell table:style-name="ce1"/>
          <table:table-cell office:value-type="string" office:string-value="35301" table:style-name="ce1">
            <text:p>35301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1004" table:formula="of:=ABS([.F275]-[.G275])" table:style-name="ce11">
            <text:p>1004</text:p>
          </table:table-cell>
          <table:table-cell table:number-columns-repeated="3" table:style-name="ce1"/>
          <table:table-cell office:value-type="float" office:value="34297" table:formula="of:=COUNTIF([.$F$2:.$F$1001];[.$G275])*[.$G275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394 <text:s text:c="2"/>56793</text:p>
          </table:table-cell>
          <table:table-cell table:style-name="ce1"/>
          <table:table-cell office:value-type="string" office:string-value="21394" table:formula="of:=INDEX(COM.MICROSOFT.TEXTSPLIT([Solution.$A276];&quot; &quot;);1)" table:number-matrix-columns-spanned="1" table:number-matrix-rows-spanned="1" table:style-name="ce11">
            <text:p>21394</text:p>
          </table:table-cell>
          <table:table-cell office:value-type="string" office:string-value="56793" table:formula="of:=INDEX(COM.MICROSOFT.TEXTSPLIT([Solution.$A276];&quot; &quot;; &quot;+&quot;; TRUE);2)" table:number-matrix-columns-spanned="1" table:number-matrix-rows-spanned="1" table:style-name="ce11">
            <text:p>56793</text:p>
          </table:table-cell>
          <table:table-cell table:style-name="ce1"/>
          <table:table-cell office:value-type="string" office:string-value="35357" table:style-name="ce1">
            <text:p>35357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1060" table:formula="of:=ABS([.F276]-[.G276])" table:style-name="ce11">
            <text:p>1060</text:p>
          </table:table-cell>
          <table:table-cell table:number-columns-repeated="3" table:style-name="ce1"/>
          <table:table-cell office:value-type="float" office:value="34297" table:formula="of:=COUNTIF([.$F$2:.$F$1001];[.$G276])*[.$G276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025 <text:s text:c="2"/>95859</text:p>
          </table:table-cell>
          <table:table-cell table:style-name="ce1"/>
          <table:table-cell office:value-type="string" office:string-value="85025" table:formula="of:=INDEX(COM.MICROSOFT.TEXTSPLIT([Solution.$A277];&quot; &quot;);1)" table:number-matrix-columns-spanned="1" table:number-matrix-rows-spanned="1" table:style-name="ce11">
            <text:p>85025</text:p>
          </table:table-cell>
          <table:table-cell office:value-type="string" office:string-value="95859" table:formula="of:=INDEX(COM.MICROSOFT.TEXTSPLIT([Solution.$A277];&quot; &quot;; &quot;+&quot;; TRUE);2)" table:number-matrix-columns-spanned="1" table:number-matrix-rows-spanned="1" table:style-name="ce11">
            <text:p>95859</text:p>
          </table:table-cell>
          <table:table-cell table:style-name="ce1"/>
          <table:table-cell office:value-type="string" office:string-value="35706" table:style-name="ce1">
            <text:p>35706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1409" table:formula="of:=ABS([.F277]-[.G277])" table:style-name="ce11">
            <text:p>1409</text:p>
          </table:table-cell>
          <table:table-cell table:number-columns-repeated="3" table:style-name="ce1"/>
          <table:table-cell office:value-type="float" office:value="34297" table:formula="of:=COUNTIF([.$F$2:.$F$1001];[.$G277])*[.$G277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67 <text:s text:c="2"/>20640</text:p>
          </table:table-cell>
          <table:table-cell table:style-name="ce1"/>
          <table:table-cell office:value-type="string" office:string-value="30167" table:formula="of:=INDEX(COM.MICROSOFT.TEXTSPLIT([Solution.$A278];&quot; &quot;);1)" table:number-matrix-columns-spanned="1" table:number-matrix-rows-spanned="1" table:style-name="ce11">
            <text:p>30167</text:p>
          </table:table-cell>
          <table:table-cell office:value-type="string" office:string-value="20640" table:formula="of:=INDEX(COM.MICROSOFT.TEXTSPLIT([Solution.$A278];&quot; &quot;; &quot;+&quot;; TRUE);2)" table:number-matrix-columns-spanned="1" table:number-matrix-rows-spanned="1" table:style-name="ce11">
            <text:p>20640</text:p>
          </table:table-cell>
          <table:table-cell table:style-name="ce1"/>
          <table:table-cell office:value-type="string" office:string-value="35868" table:style-name="ce1">
            <text:p>35868</text:p>
          </table:table-cell>
          <table:table-cell office:value-type="string" office:string-value="34297" table:style-name="ce1">
            <text:p>34297</text:p>
          </table:table-cell>
          <table:table-cell table:style-name="ce1"/>
          <table:table-cell office:value-type="float" office:value="1571" table:formula="of:=ABS([.F278]-[.G278])" table:style-name="ce11">
            <text:p>1571</text:p>
          </table:table-cell>
          <table:table-cell table:number-columns-repeated="3" table:style-name="ce1"/>
          <table:table-cell office:value-type="float" office:value="34297" table:formula="of:=COUNTIF([.$F$2:.$F$1001];[.$G278])*[.$G278]" table:style-name="ce11">
            <text:p>3429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007 <text:s text:c="2"/>15741</text:p>
          </table:table-cell>
          <table:table-cell table:style-name="ce1"/>
          <table:table-cell office:value-type="string" office:string-value="63007" table:formula="of:=INDEX(COM.MICROSOFT.TEXTSPLIT([Solution.$A279];&quot; &quot;);1)" table:number-matrix-columns-spanned="1" table:number-matrix-rows-spanned="1" table:style-name="ce11">
            <text:p>63007</text:p>
          </table:table-cell>
          <table:table-cell office:value-type="string" office:string-value="15741" table:formula="of:=INDEX(COM.MICROSOFT.TEXTSPLIT([Solution.$A279];&quot; &quot;; &quot;+&quot;; TRUE);2)" table:number-matrix-columns-spanned="1" table:number-matrix-rows-spanned="1" table:style-name="ce11">
            <text:p>15741</text:p>
          </table:table-cell>
          <table:table-cell table:style-name="ce1"/>
          <table:table-cell office:value-type="string" office:string-value="35875" table:style-name="ce1">
            <text:p>35875</text:p>
          </table:table-cell>
          <table:table-cell office:value-type="string" office:string-value="34308" table:style-name="ce1">
            <text:p>34308</text:p>
          </table:table-cell>
          <table:table-cell table:style-name="ce1"/>
          <table:table-cell office:value-type="float" office:value="1567" table:formula="of:=ABS([.F279]-[.G279])" table:style-name="ce11">
            <text:p>1567</text:p>
          </table:table-cell>
          <table:table-cell table:number-columns-repeated="3" table:style-name="ce1"/>
          <table:table-cell office:value-type="float" office:value="0" table:formula="of:=COUNTIF([.$F$2:.$F$1001];[.$G279])*[.$G2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712 <text:s text:c="2"/>65193</text:p>
          </table:table-cell>
          <table:table-cell table:style-name="ce1"/>
          <table:table-cell office:value-type="string" office:string-value="92712" table:formula="of:=INDEX(COM.MICROSOFT.TEXTSPLIT([Solution.$A280];&quot; &quot;);1)" table:number-matrix-columns-spanned="1" table:number-matrix-rows-spanned="1" table:style-name="ce11">
            <text:p>92712</text:p>
          </table:table-cell>
          <table:table-cell office:value-type="string" office:string-value="65193" table:formula="of:=INDEX(COM.MICROSOFT.TEXTSPLIT([Solution.$A280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35905" table:style-name="ce1">
            <text:p>35905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209" table:formula="of:=ABS([.F280]-[.G280])" table:style-name="ce11">
            <text:p>1209</text:p>
          </table:table-cell>
          <table:table-cell table:number-columns-repeated="3" table:style-name="ce1"/>
          <table:table-cell office:value-type="float" office:value="34696" table:formula="of:=COUNTIF([.$F$2:.$F$1001];[.$G280])*[.$G280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022 <text:s text:c="2"/>96758</text:p>
          </table:table-cell>
          <table:table-cell table:style-name="ce1"/>
          <table:table-cell office:value-type="string" office:string-value="90022" table:formula="of:=INDEX(COM.MICROSOFT.TEXTSPLIT([Solution.$A281];&quot; &quot;);1)" table:number-matrix-columns-spanned="1" table:number-matrix-rows-spanned="1" table:style-name="ce11">
            <text:p>90022</text:p>
          </table:table-cell>
          <table:table-cell office:value-type="string" office:string-value="96758" table:formula="of:=INDEX(COM.MICROSOFT.TEXTSPLIT([Solution.$A281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35982" table:style-name="ce1">
            <text:p>35982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286" table:formula="of:=ABS([.F281]-[.G281])" table:style-name="ce11">
            <text:p>1286</text:p>
          </table:table-cell>
          <table:table-cell table:number-columns-repeated="3" table:style-name="ce1"/>
          <table:table-cell office:value-type="float" office:value="34696" table:formula="of:=COUNTIF([.$F$2:.$F$1001];[.$G281])*[.$G281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112 <text:s text:c="2"/>34297</text:p>
          </table:table-cell>
          <table:table-cell table:style-name="ce1"/>
          <table:table-cell office:value-type="string" office:string-value="64112" table:formula="of:=INDEX(COM.MICROSOFT.TEXTSPLIT([Solution.$A282];&quot; &quot;);1)" table:number-matrix-columns-spanned="1" table:number-matrix-rows-spanned="1" table:style-name="ce11">
            <text:p>64112</text:p>
          </table:table-cell>
          <table:table-cell office:value-type="string" office:string-value="34297" table:formula="of:=INDEX(COM.MICROSOFT.TEXTSPLIT([Solution.$A282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36103" table:style-name="ce1">
            <text:p>36103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407" table:formula="of:=ABS([.F282]-[.G282])" table:style-name="ce11">
            <text:p>1407</text:p>
          </table:table-cell>
          <table:table-cell table:number-columns-repeated="3" table:style-name="ce1"/>
          <table:table-cell office:value-type="float" office:value="34696" table:formula="of:=COUNTIF([.$F$2:.$F$1001];[.$G282])*[.$G282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922 <text:s text:c="2"/>91132</text:p>
          </table:table-cell>
          <table:table-cell table:style-name="ce1"/>
          <table:table-cell office:value-type="string" office:string-value="32922" table:formula="of:=INDEX(COM.MICROSOFT.TEXTSPLIT([Solution.$A283];&quot; &quot;);1)" table:number-matrix-columns-spanned="1" table:number-matrix-rows-spanned="1" table:style-name="ce11">
            <text:p>32922</text:p>
          </table:table-cell>
          <table:table-cell office:value-type="string" office:string-value="91132" table:formula="of:=INDEX(COM.MICROSOFT.TEXTSPLIT([Solution.$A283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36155" table:style-name="ce1">
            <text:p>36155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459" table:formula="of:=ABS([.F283]-[.G283])" table:style-name="ce11">
            <text:p>1459</text:p>
          </table:table-cell>
          <table:table-cell table:number-columns-repeated="3" table:style-name="ce1"/>
          <table:table-cell office:value-type="float" office:value="34696" table:formula="of:=COUNTIF([.$F$2:.$F$1001];[.$G283])*[.$G283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947 <text:s text:c="2"/>54436</text:p>
          </table:table-cell>
          <table:table-cell table:style-name="ce1"/>
          <table:table-cell office:value-type="string" office:string-value="82947" table:formula="of:=INDEX(COM.MICROSOFT.TEXTSPLIT([Solution.$A284];&quot; &quot;);1)" table:number-matrix-columns-spanned="1" table:number-matrix-rows-spanned="1" table:style-name="ce11">
            <text:p>82947</text:p>
          </table:table-cell>
          <table:table-cell office:value-type="string" office:string-value="54436" table:formula="of:=INDEX(COM.MICROSOFT.TEXTSPLIT([Solution.$A284];&quot; &quot;; &quot;+&quot;; TRUE);2)" table:number-matrix-columns-spanned="1" table:number-matrix-rows-spanned="1" table:style-name="ce11">
            <text:p>54436</text:p>
          </table:table-cell>
          <table:table-cell table:style-name="ce1"/>
          <table:table-cell office:value-type="string" office:string-value="36350" table:style-name="ce1">
            <text:p>36350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654" table:formula="of:=ABS([.F284]-[.G284])" table:style-name="ce11">
            <text:p>1654</text:p>
          </table:table-cell>
          <table:table-cell table:number-columns-repeated="3" table:style-name="ce1"/>
          <table:table-cell office:value-type="float" office:value="34696" table:formula="of:=COUNTIF([.$F$2:.$F$1001];[.$G284])*[.$G284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408 <text:s text:c="2"/>63886</text:p>
          </table:table-cell>
          <table:table-cell table:style-name="ce1"/>
          <table:table-cell office:value-type="string" office:string-value="27408" table:formula="of:=INDEX(COM.MICROSOFT.TEXTSPLIT([Solution.$A285];&quot; &quot;);1)" table:number-matrix-columns-spanned="1" table:number-matrix-rows-spanned="1" table:style-name="ce11">
            <text:p>27408</text:p>
          </table:table-cell>
          <table:table-cell office:value-type="string" office:string-value="63886" table:formula="of:=INDEX(COM.MICROSOFT.TEXTSPLIT([Solution.$A285];&quot; &quot;; &quot;+&quot;; TRUE);2)" table:number-matrix-columns-spanned="1" table:number-matrix-rows-spanned="1" table:style-name="ce11">
            <text:p>63886</text:p>
          </table:table-cell>
          <table:table-cell table:style-name="ce1"/>
          <table:table-cell office:value-type="string" office:string-value="36468" table:style-name="ce1">
            <text:p>36468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772" table:formula="of:=ABS([.F285]-[.G285])" table:style-name="ce11">
            <text:p>1772</text:p>
          </table:table-cell>
          <table:table-cell table:number-columns-repeated="3" table:style-name="ce1"/>
          <table:table-cell office:value-type="float" office:value="34696" table:formula="of:=COUNTIF([.$F$2:.$F$1001];[.$G285])*[.$G285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065 <text:s text:c="2"/>47605</text:p>
          </table:table-cell>
          <table:table-cell table:style-name="ce1"/>
          <table:table-cell office:value-type="string" office:string-value="92065" table:formula="of:=INDEX(COM.MICROSOFT.TEXTSPLIT([Solution.$A286];&quot; &quot;);1)" table:number-matrix-columns-spanned="1" table:number-matrix-rows-spanned="1" table:style-name="ce11">
            <text:p>92065</text:p>
          </table:table-cell>
          <table:table-cell office:value-type="string" office:string-value="47605" table:formula="of:=INDEX(COM.MICROSOFT.TEXTSPLIT([Solution.$A286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36533" table:style-name="ce1">
            <text:p>36533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837" table:formula="of:=ABS([.F286]-[.G286])" table:style-name="ce11">
            <text:p>1837</text:p>
          </table:table-cell>
          <table:table-cell table:number-columns-repeated="3" table:style-name="ce1"/>
          <table:table-cell office:value-type="float" office:value="34696" table:formula="of:=COUNTIF([.$F$2:.$F$1001];[.$G286])*[.$G286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699 <text:s text:c="2"/>20439</text:p>
          </table:table-cell>
          <table:table-cell table:style-name="ce1"/>
          <table:table-cell office:value-type="string" office:string-value="60699" table:formula="of:=INDEX(COM.MICROSOFT.TEXTSPLIT([Solution.$A287];&quot; &quot;);1)" table:number-matrix-columns-spanned="1" table:number-matrix-rows-spanned="1" table:style-name="ce11">
            <text:p>60699</text:p>
          </table:table-cell>
          <table:table-cell office:value-type="string" office:string-value="20439" table:formula="of:=INDEX(COM.MICROSOFT.TEXTSPLIT([Solution.$A287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36637" table:style-name="ce1">
            <text:p>36637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941" table:formula="of:=ABS([.F287]-[.G287])" table:style-name="ce11">
            <text:p>1941</text:p>
          </table:table-cell>
          <table:table-cell table:number-columns-repeated="3" table:style-name="ce1"/>
          <table:table-cell office:value-type="float" office:value="34696" table:formula="of:=COUNTIF([.$F$2:.$F$1001];[.$G287])*[.$G287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185 <text:s text:c="2"/>86010</text:p>
          </table:table-cell>
          <table:table-cell table:style-name="ce1"/>
          <table:table-cell office:value-type="string" office:string-value="45185" table:formula="of:=INDEX(COM.MICROSOFT.TEXTSPLIT([Solution.$A288];&quot; &quot;);1)" table:number-matrix-columns-spanned="1" table:number-matrix-rows-spanned="1" table:style-name="ce11">
            <text:p>45185</text:p>
          </table:table-cell>
          <table:table-cell office:value-type="string" office:string-value="86010" table:formula="of:=INDEX(COM.MICROSOFT.TEXTSPLIT([Solution.$A288];&quot; &quot;; &quot;+&quot;; TRUE);2)" table:number-matrix-columns-spanned="1" table:number-matrix-rows-spanned="1" table:style-name="ce11">
            <text:p>86010</text:p>
          </table:table-cell>
          <table:table-cell table:style-name="ce1"/>
          <table:table-cell office:value-type="string" office:string-value="36679" table:style-name="ce1">
            <text:p>36679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1983" table:formula="of:=ABS([.F288]-[.G288])" table:style-name="ce11">
            <text:p>1983</text:p>
          </table:table-cell>
          <table:table-cell table:number-columns-repeated="3" table:style-name="ce1"/>
          <table:table-cell office:value-type="float" office:value="34696" table:formula="of:=COUNTIF([.$F$2:.$F$1001];[.$G288])*[.$G288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565 <text:s text:c="2"/>51093</text:p>
          </table:table-cell>
          <table:table-cell table:style-name="ce1"/>
          <table:table-cell office:value-type="string" office:string-value="81565" table:formula="of:=INDEX(COM.MICROSOFT.TEXTSPLIT([Solution.$A289];&quot; &quot;);1)" table:number-matrix-columns-spanned="1" table:number-matrix-rows-spanned="1" table:style-name="ce11">
            <text:p>81565</text:p>
          </table:table-cell>
          <table:table-cell office:value-type="string" office:string-value="51093" table:formula="of:=INDEX(COM.MICROSOFT.TEXTSPLIT([Solution.$A289];&quot; &quot;; &quot;+&quot;; TRUE);2)" table:number-matrix-columns-spanned="1" table:number-matrix-rows-spanned="1" table:style-name="ce11">
            <text:p>51093</text:p>
          </table:table-cell>
          <table:table-cell table:style-name="ce1"/>
          <table:table-cell office:value-type="string" office:string-value="36749" table:style-name="ce1">
            <text:p>36749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053" table:formula="of:=ABS([.F289]-[.G289])" table:style-name="ce11">
            <text:p>2053</text:p>
          </table:table-cell>
          <table:table-cell table:number-columns-repeated="3" table:style-name="ce1"/>
          <table:table-cell office:value-type="float" office:value="34696" table:formula="of:=COUNTIF([.$F$2:.$F$1001];[.$G289])*[.$G289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850 <text:s text:c="2"/>76537</text:p>
          </table:table-cell>
          <table:table-cell table:style-name="ce1"/>
          <table:table-cell office:value-type="string" office:string-value="43850" table:formula="of:=INDEX(COM.MICROSOFT.TEXTSPLIT([Solution.$A290];&quot; &quot;);1)" table:number-matrix-columns-spanned="1" table:number-matrix-rows-spanned="1" table:style-name="ce11">
            <text:p>43850</text:p>
          </table:table-cell>
          <table:table-cell office:value-type="string" office:string-value="76537" table:formula="of:=INDEX(COM.MICROSOFT.TEXTSPLIT([Solution.$A290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36845" table:style-name="ce1">
            <text:p>36845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149" table:formula="of:=ABS([.F290]-[.G290])" table:style-name="ce11">
            <text:p>2149</text:p>
          </table:table-cell>
          <table:table-cell table:number-columns-repeated="3" table:style-name="ce1"/>
          <table:table-cell office:value-type="float" office:value="34696" table:formula="of:=COUNTIF([.$F$2:.$F$1001];[.$G290])*[.$G290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819 <text:s text:c="2"/>33508</text:p>
          </table:table-cell>
          <table:table-cell table:style-name="ce1"/>
          <table:table-cell office:value-type="string" office:string-value="90819" table:formula="of:=INDEX(COM.MICROSOFT.TEXTSPLIT([Solution.$A291];&quot; &quot;);1)" table:number-matrix-columns-spanned="1" table:number-matrix-rows-spanned="1" table:style-name="ce11">
            <text:p>90819</text:p>
          </table:table-cell>
          <table:table-cell office:value-type="string" office:string-value="33508" table:formula="of:=INDEX(COM.MICROSOFT.TEXTSPLIT([Solution.$A291];&quot; &quot;; &quot;+&quot;; TRUE);2)" table:number-matrix-columns-spanned="1" table:number-matrix-rows-spanned="1" table:style-name="ce11">
            <text:p>33508</text:p>
          </table:table-cell>
          <table:table-cell table:style-name="ce1"/>
          <table:table-cell office:value-type="string" office:string-value="36867" table:style-name="ce1">
            <text:p>36867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171" table:formula="of:=ABS([.F291]-[.G291])" table:style-name="ce11">
            <text:p>2171</text:p>
          </table:table-cell>
          <table:table-cell table:number-columns-repeated="3" table:style-name="ce1"/>
          <table:table-cell office:value-type="float" office:value="34696" table:formula="of:=COUNTIF([.$F$2:.$F$1001];[.$G291])*[.$G291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506 <text:s text:c="2"/>37738</text:p>
          </table:table-cell>
          <table:table-cell table:style-name="ce1"/>
          <table:table-cell office:value-type="string" office:string-value="67506" table:formula="of:=INDEX(COM.MICROSOFT.TEXTSPLIT([Solution.$A292];&quot; &quot;);1)" table:number-matrix-columns-spanned="1" table:number-matrix-rows-spanned="1" table:style-name="ce11">
            <text:p>67506</text:p>
          </table:table-cell>
          <table:table-cell office:value-type="string" office:string-value="37738" table:formula="of:=INDEX(COM.MICROSOFT.TEXTSPLIT([Solution.$A292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36898" table:style-name="ce1">
            <text:p>36898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202" table:formula="of:=ABS([.F292]-[.G292])" table:style-name="ce11">
            <text:p>2202</text:p>
          </table:table-cell>
          <table:table-cell table:number-columns-repeated="3" table:style-name="ce1"/>
          <table:table-cell office:value-type="float" office:value="34696" table:formula="of:=COUNTIF([.$F$2:.$F$1001];[.$G292])*[.$G292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142 <text:s text:c="2"/>34696</text:p>
          </table:table-cell>
          <table:table-cell table:style-name="ce1"/>
          <table:table-cell office:value-type="string" office:string-value="40142" table:formula="of:=INDEX(COM.MICROSOFT.TEXTSPLIT([Solution.$A293];&quot; &quot;);1)" table:number-matrix-columns-spanned="1" table:number-matrix-rows-spanned="1" table:style-name="ce11">
            <text:p>40142</text:p>
          </table:table-cell>
          <table:table-cell office:value-type="string" office:string-value="34696" table:formula="of:=INDEX(COM.MICROSOFT.TEXTSPLIT([Solution.$A293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36906" table:style-name="ce1">
            <text:p>36906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210" table:formula="of:=ABS([.F293]-[.G293])" table:style-name="ce11">
            <text:p>2210</text:p>
          </table:table-cell>
          <table:table-cell table:number-columns-repeated="3" table:style-name="ce1"/>
          <table:table-cell office:value-type="float" office:value="34696" table:formula="of:=COUNTIF([.$F$2:.$F$1001];[.$G293])*[.$G293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876 <text:s text:c="2"/>33440</text:p>
          </table:table-cell>
          <table:table-cell table:style-name="ce1"/>
          <table:table-cell office:value-type="string" office:string-value="59876" table:formula="of:=INDEX(COM.MICROSOFT.TEXTSPLIT([Solution.$A294];&quot; &quot;);1)" table:number-matrix-columns-spanned="1" table:number-matrix-rows-spanned="1" table:style-name="ce11">
            <text:p>59876</text:p>
          </table:table-cell>
          <table:table-cell office:value-type="string" office:string-value="33440" table:formula="of:=INDEX(COM.MICROSOFT.TEXTSPLIT([Solution.$A294];&quot; &quot;; &quot;+&quot;; TRUE);2)" table:number-matrix-columns-spanned="1" table:number-matrix-rows-spanned="1" table:style-name="ce11">
            <text:p>33440</text:p>
          </table:table-cell>
          <table:table-cell table:style-name="ce1"/>
          <table:table-cell office:value-type="string" office:string-value="36942" table:style-name="ce1">
            <text:p>36942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246" table:formula="of:=ABS([.F294]-[.G294])" table:style-name="ce11">
            <text:p>2246</text:p>
          </table:table-cell>
          <table:table-cell table:number-columns-repeated="3" table:style-name="ce1"/>
          <table:table-cell office:value-type="float" office:value="34696" table:formula="of:=COUNTIF([.$F$2:.$F$1001];[.$G294])*[.$G294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904 <text:s text:c="2"/>38458</text:p>
          </table:table-cell>
          <table:table-cell table:style-name="ce1"/>
          <table:table-cell office:value-type="string" office:string-value="73904" table:formula="of:=INDEX(COM.MICROSOFT.TEXTSPLIT([Solution.$A295];&quot; &quot;);1)" table:number-matrix-columns-spanned="1" table:number-matrix-rows-spanned="1" table:style-name="ce11">
            <text:p>73904</text:p>
          </table:table-cell>
          <table:table-cell office:value-type="string" office:string-value="38458" table:formula="of:=INDEX(COM.MICROSOFT.TEXTSPLIT([Solution.$A295];&quot; &quot;; &quot;+&quot;; TRUE);2)" table:number-matrix-columns-spanned="1" table:number-matrix-rows-spanned="1" table:style-name="ce11">
            <text:p>38458</text:p>
          </table:table-cell>
          <table:table-cell table:style-name="ce1"/>
          <table:table-cell office:value-type="string" office:string-value="37042" table:style-name="ce1">
            <text:p>37042</text:p>
          </table:table-cell>
          <table:table-cell office:value-type="string" office:string-value="34696" table:style-name="ce1">
            <text:p>34696</text:p>
          </table:table-cell>
          <table:table-cell table:style-name="ce1"/>
          <table:table-cell office:value-type="float" office:value="2346" table:formula="of:=ABS([.F295]-[.G295])" table:style-name="ce11">
            <text:p>2346</text:p>
          </table:table-cell>
          <table:table-cell table:number-columns-repeated="3" table:style-name="ce1"/>
          <table:table-cell office:value-type="float" office:value="34696" table:formula="of:=COUNTIF([.$F$2:.$F$1001];[.$G295])*[.$G295]" table:style-name="ce11">
            <text:p>346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431 <text:s text:c="2"/>59114</text:p>
          </table:table-cell>
          <table:table-cell table:style-name="ce1"/>
          <table:table-cell office:value-type="string" office:string-value="21431" table:formula="of:=INDEX(COM.MICROSOFT.TEXTSPLIT([Solution.$A296];&quot; &quot;);1)" table:number-matrix-columns-spanned="1" table:number-matrix-rows-spanned="1" table:style-name="ce11">
            <text:p>21431</text:p>
          </table:table-cell>
          <table:table-cell office:value-type="string" office:string-value="59114" table:formula="of:=INDEX(COM.MICROSOFT.TEXTSPLIT([Solution.$A296];&quot; &quot;; &quot;+&quot;; TRUE);2)" table:number-matrix-columns-spanned="1" table:number-matrix-rows-spanned="1" table:style-name="ce11">
            <text:p>59114</text:p>
          </table:table-cell>
          <table:table-cell table:style-name="ce1"/>
          <table:table-cell office:value-type="string" office:string-value="37137" table:style-name="ce1">
            <text:p>37137</text:p>
          </table:table-cell>
          <table:table-cell office:value-type="string" office:string-value="34784" table:style-name="ce1">
            <text:p>34784</text:p>
          </table:table-cell>
          <table:table-cell table:style-name="ce1"/>
          <table:table-cell office:value-type="float" office:value="2353" table:formula="of:=ABS([.F296]-[.G296])" table:style-name="ce11">
            <text:p>2353</text:p>
          </table:table-cell>
          <table:table-cell table:number-columns-repeated="3" table:style-name="ce1"/>
          <table:table-cell office:value-type="float" office:value="0" table:formula="of:=COUNTIF([.$F$2:.$F$1001];[.$G296])*[.$G2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880 <text:s text:c="2"/>42652</text:p>
          </table:table-cell>
          <table:table-cell table:style-name="ce1"/>
          <table:table-cell office:value-type="string" office:string-value="85880" table:formula="of:=INDEX(COM.MICROSOFT.TEXTSPLIT([Solution.$A297];&quot; &quot;);1)" table:number-matrix-columns-spanned="1" table:number-matrix-rows-spanned="1" table:style-name="ce11">
            <text:p>85880</text:p>
          </table:table-cell>
          <table:table-cell office:value-type="string" office:string-value="42652" table:formula="of:=INDEX(COM.MICROSOFT.TEXTSPLIT([Solution.$A297];&quot; &quot;; &quot;+&quot;; TRUE);2)" table:number-matrix-columns-spanned="1" table:number-matrix-rows-spanned="1" table:style-name="ce11">
            <text:p>42652</text:p>
          </table:table-cell>
          <table:table-cell table:style-name="ce1"/>
          <table:table-cell office:value-type="string" office:string-value="37188" table:style-name="ce1">
            <text:p>37188</text:p>
          </table:table-cell>
          <table:table-cell office:value-type="string" office:string-value="34966" table:style-name="ce1">
            <text:p>34966</text:p>
          </table:table-cell>
          <table:table-cell table:style-name="ce1"/>
          <table:table-cell office:value-type="float" office:value="2222" table:formula="of:=ABS([.F297]-[.G297])" table:style-name="ce11">
            <text:p>2222</text:p>
          </table:table-cell>
          <table:table-cell table:number-columns-repeated="3" table:style-name="ce1"/>
          <table:table-cell office:value-type="float" office:value="0" table:formula="of:=COUNTIF([.$F$2:.$F$1001];[.$G297])*[.$G2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274 <text:s text:c="2"/>87983</text:p>
          </table:table-cell>
          <table:table-cell table:style-name="ce1"/>
          <table:table-cell office:value-type="string" office:string-value="75274" table:formula="of:=INDEX(COM.MICROSOFT.TEXTSPLIT([Solution.$A298];&quot; &quot;);1)" table:number-matrix-columns-spanned="1" table:number-matrix-rows-spanned="1" table:style-name="ce11">
            <text:p>75274</text:p>
          </table:table-cell>
          <table:table-cell office:value-type="string" office:string-value="87983" table:formula="of:=INDEX(COM.MICROSOFT.TEXTSPLIT([Solution.$A298];&quot; &quot;; &quot;+&quot;; TRUE);2)" table:number-matrix-columns-spanned="1" table:number-matrix-rows-spanned="1" table:style-name="ce11">
            <text:p>87983</text:p>
          </table:table-cell>
          <table:table-cell table:style-name="ce1"/>
          <table:table-cell office:value-type="string" office:string-value="37224" table:style-name="ce1">
            <text:p>37224</text:p>
          </table:table-cell>
          <table:table-cell office:value-type="string" office:string-value="34967" table:style-name="ce1">
            <text:p>34967</text:p>
          </table:table-cell>
          <table:table-cell table:style-name="ce1"/>
          <table:table-cell office:value-type="float" office:value="2257" table:formula="of:=ABS([.F298]-[.G298])" table:style-name="ce11">
            <text:p>2257</text:p>
          </table:table-cell>
          <table:table-cell table:number-columns-repeated="3" table:style-name="ce1"/>
          <table:table-cell office:value-type="float" office:value="0" table:formula="of:=COUNTIF([.$F$2:.$F$1001];[.$G298])*[.$G2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975 <text:s text:c="2"/>75849</text:p>
          </table:table-cell>
          <table:table-cell table:style-name="ce1"/>
          <table:table-cell office:value-type="string" office:string-value="63975" table:formula="of:=INDEX(COM.MICROSOFT.TEXTSPLIT([Solution.$A299];&quot; &quot;);1)" table:number-matrix-columns-spanned="1" table:number-matrix-rows-spanned="1" table:style-name="ce11">
            <text:p>63975</text:p>
          </table:table-cell>
          <table:table-cell office:value-type="string" office:string-value="75849" table:formula="of:=INDEX(COM.MICROSOFT.TEXTSPLIT([Solution.$A299];&quot; &quot;; &quot;+&quot;; TRUE);2)" table:number-matrix-columns-spanned="1" table:number-matrix-rows-spanned="1" table:style-name="ce11">
            <text:p>75849</text:p>
          </table:table-cell>
          <table:table-cell table:style-name="ce1"/>
          <table:table-cell office:value-type="string" office:string-value="37245" table:style-name="ce1">
            <text:p>37245</text:p>
          </table:table-cell>
          <table:table-cell office:value-type="string" office:string-value="34983" table:style-name="ce1">
            <text:p>34983</text:p>
          </table:table-cell>
          <table:table-cell table:style-name="ce1"/>
          <table:table-cell office:value-type="float" office:value="2262" table:formula="of:=ABS([.F299]-[.G299])" table:style-name="ce11">
            <text:p>2262</text:p>
          </table:table-cell>
          <table:table-cell table:number-columns-repeated="3" table:style-name="ce1"/>
          <table:table-cell office:value-type="float" office:value="0" table:formula="of:=COUNTIF([.$F$2:.$F$1001];[.$G299])*[.$G2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859 <text:s text:c="2"/>63535</text:p>
          </table:table-cell>
          <table:table-cell table:style-name="ce1"/>
          <table:table-cell office:value-type="string" office:string-value="42859" table:formula="of:=INDEX(COM.MICROSOFT.TEXTSPLIT([Solution.$A300];&quot; &quot;);1)" table:number-matrix-columns-spanned="1" table:number-matrix-rows-spanned="1" table:style-name="ce11">
            <text:p>42859</text:p>
          </table:table-cell>
          <table:table-cell office:value-type="string" office:string-value="63535" table:formula="of:=INDEX(COM.MICROSOFT.TEXTSPLIT([Solution.$A300];&quot; &quot;; &quot;+&quot;; TRUE);2)" table:number-matrix-columns-spanned="1" table:number-matrix-rows-spanned="1" table:style-name="ce11">
            <text:p>63535</text:p>
          </table:table-cell>
          <table:table-cell table:style-name="ce1"/>
          <table:table-cell office:value-type="string" office:string-value="37423" table:style-name="ce1">
            <text:p>37423</text:p>
          </table:table-cell>
          <table:table-cell office:value-type="string" office:string-value="35239" table:style-name="ce1">
            <text:p>35239</text:p>
          </table:table-cell>
          <table:table-cell table:style-name="ce1"/>
          <table:table-cell office:value-type="float" office:value="2184" table:formula="of:=ABS([.F300]-[.G300])" table:style-name="ce11">
            <text:p>2184</text:p>
          </table:table-cell>
          <table:table-cell table:number-columns-repeated="3" table:style-name="ce1"/>
          <table:table-cell office:value-type="float" office:value="0" table:formula="of:=COUNTIF([.$F$2:.$F$1001];[.$G300])*[.$G3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645 <text:s text:c="2"/>90967</text:p>
          </table:table-cell>
          <table:table-cell table:style-name="ce1"/>
          <table:table-cell office:value-type="string" office:string-value="45645" table:formula="of:=INDEX(COM.MICROSOFT.TEXTSPLIT([Solution.$A301];&quot; &quot;);1)" table:number-matrix-columns-spanned="1" table:number-matrix-rows-spanned="1" table:style-name="ce11">
            <text:p>45645</text:p>
          </table:table-cell>
          <table:table-cell office:value-type="string" office:string-value="90967" table:formula="of:=INDEX(COM.MICROSOFT.TEXTSPLIT([Solution.$A301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37538" table:style-name="ce1">
            <text:p>37538</text:p>
          </table:table-cell>
          <table:table-cell office:value-type="string" office:string-value="35248" table:style-name="ce1">
            <text:p>35248</text:p>
          </table:table-cell>
          <table:table-cell table:style-name="ce1"/>
          <table:table-cell office:value-type="float" office:value="2290" table:formula="of:=ABS([.F301]-[.G301])" table:style-name="ce11">
            <text:p>2290</text:p>
          </table:table-cell>
          <table:table-cell table:number-columns-repeated="3" table:style-name="ce1"/>
          <table:table-cell office:value-type="float" office:value="0" table:formula="of:=COUNTIF([.$F$2:.$F$1001];[.$G301])*[.$G3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062 <text:s text:c="2"/>61999</text:p>
          </table:table-cell>
          <table:table-cell table:style-name="ce1"/>
          <table:table-cell office:value-type="string" office:string-value="34062" table:formula="of:=INDEX(COM.MICROSOFT.TEXTSPLIT([Solution.$A302];&quot; &quot;);1)" table:number-matrix-columns-spanned="1" table:number-matrix-rows-spanned="1" table:style-name="ce11">
            <text:p>34062</text:p>
          </table:table-cell>
          <table:table-cell office:value-type="string" office:string-value="61999" table:formula="of:=INDEX(COM.MICROSOFT.TEXTSPLIT([Solution.$A302];&quot; &quot;; &quot;+&quot;; TRUE);2)" table:number-matrix-columns-spanned="1" table:number-matrix-rows-spanned="1" table:style-name="ce11">
            <text:p>61999</text:p>
          </table:table-cell>
          <table:table-cell table:style-name="ce1"/>
          <table:table-cell office:value-type="string" office:string-value="37576" table:style-name="ce1">
            <text:p>37576</text:p>
          </table:table-cell>
          <table:table-cell office:value-type="string" office:string-value="35300" table:style-name="ce1">
            <text:p>35300</text:p>
          </table:table-cell>
          <table:table-cell table:style-name="ce1"/>
          <table:table-cell office:value-type="float" office:value="2276" table:formula="of:=ABS([.F302]-[.G302])" table:style-name="ce11">
            <text:p>2276</text:p>
          </table:table-cell>
          <table:table-cell table:number-columns-repeated="3" table:style-name="ce1"/>
          <table:table-cell office:value-type="float" office:value="0" table:formula="of:=COUNTIF([.$F$2:.$F$1001];[.$G302])*[.$G3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145 <text:s text:c="2"/>54522</text:p>
          </table:table-cell>
          <table:table-cell table:style-name="ce1"/>
          <table:table-cell office:value-type="string" office:string-value="41145" table:formula="of:=INDEX(COM.MICROSOFT.TEXTSPLIT([Solution.$A303];&quot; &quot;);1)" table:number-matrix-columns-spanned="1" table:number-matrix-rows-spanned="1" table:style-name="ce11">
            <text:p>41145</text:p>
          </table:table-cell>
          <table:table-cell office:value-type="string" office:string-value="54522" table:formula="of:=INDEX(COM.MICROSOFT.TEXTSPLIT([Solution.$A303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37738" table:style-name="ce1">
            <text:p>37738</text:p>
          </table:table-cell>
          <table:table-cell office:value-type="string" office:string-value="35451" table:style-name="ce1">
            <text:p>35451</text:p>
          </table:table-cell>
          <table:table-cell table:style-name="ce1"/>
          <table:table-cell office:value-type="float" office:value="2287" table:formula="of:=ABS([.F303]-[.G303])" table:style-name="ce11">
            <text:p>2287</text:p>
          </table:table-cell>
          <table:table-cell table:number-columns-repeated="3" table:style-name="ce1"/>
          <table:table-cell office:value-type="float" office:value="0" table:formula="of:=COUNTIF([.$F$2:.$F$1001];[.$G303])*[.$G3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221 <text:s text:c="2"/>76199</text:p>
          </table:table-cell>
          <table:table-cell table:style-name="ce1"/>
          <table:table-cell office:value-type="string" office:string-value="58221" table:formula="of:=INDEX(COM.MICROSOFT.TEXTSPLIT([Solution.$A304];&quot; &quot;);1)" table:number-matrix-columns-spanned="1" table:number-matrix-rows-spanned="1" table:style-name="ce11">
            <text:p>58221</text:p>
          </table:table-cell>
          <table:table-cell office:value-type="string" office:string-value="76199" table:formula="of:=INDEX(COM.MICROSOFT.TEXTSPLIT([Solution.$A304];&quot; &quot;; &quot;+&quot;; TRUE);2)" table:number-matrix-columns-spanned="1" table:number-matrix-rows-spanned="1" table:style-name="ce11">
            <text:p>76199</text:p>
          </table:table-cell>
          <table:table-cell table:style-name="ce1"/>
          <table:table-cell office:value-type="string" office:string-value="37739" table:style-name="ce1">
            <text:p>37739</text:p>
          </table:table-cell>
          <table:table-cell office:value-type="string" office:string-value="35585" table:style-name="ce1">
            <text:p>35585</text:p>
          </table:table-cell>
          <table:table-cell table:style-name="ce1"/>
          <table:table-cell office:value-type="float" office:value="2154" table:formula="of:=ABS([.F304]-[.G304])" table:style-name="ce11">
            <text:p>2154</text:p>
          </table:table-cell>
          <table:table-cell table:number-columns-repeated="3" table:style-name="ce1"/>
          <table:table-cell office:value-type="float" office:value="0" table:formula="of:=COUNTIF([.$F$2:.$F$1001];[.$G304])*[.$G3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790 <text:s text:c="2"/>54732</text:p>
          </table:table-cell>
          <table:table-cell table:style-name="ce1"/>
          <table:table-cell office:value-type="string" office:string-value="41790" table:formula="of:=INDEX(COM.MICROSOFT.TEXTSPLIT([Solution.$A305];&quot; &quot;);1)" table:number-matrix-columns-spanned="1" table:number-matrix-rows-spanned="1" table:style-name="ce11">
            <text:p>41790</text:p>
          </table:table-cell>
          <table:table-cell office:value-type="string" office:string-value="54732" table:formula="of:=INDEX(COM.MICROSOFT.TEXTSPLIT([Solution.$A305];&quot; &quot;; &quot;+&quot;; TRUE);2)" table:number-matrix-columns-spanned="1" table:number-matrix-rows-spanned="1" table:style-name="ce11">
            <text:p>54732</text:p>
          </table:table-cell>
          <table:table-cell table:style-name="ce1"/>
          <table:table-cell office:value-type="string" office:string-value="37875" table:style-name="ce1">
            <text:p>37875</text:p>
          </table:table-cell>
          <table:table-cell office:value-type="string" office:string-value="35689" table:style-name="ce1">
            <text:p>35689</text:p>
          </table:table-cell>
          <table:table-cell table:style-name="ce1"/>
          <table:table-cell office:value-type="float" office:value="2186" table:formula="of:=ABS([.F305]-[.G305])" table:style-name="ce11">
            <text:p>2186</text:p>
          </table:table-cell>
          <table:table-cell table:number-columns-repeated="3" table:style-name="ce1"/>
          <table:table-cell office:value-type="float" office:value="0" table:formula="of:=COUNTIF([.$F$2:.$F$1001];[.$G305])*[.$G30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067 <text:s text:c="2"/>87542</text:p>
          </table:table-cell>
          <table:table-cell table:style-name="ce1"/>
          <table:table-cell office:value-type="string" office:string-value="34067" table:formula="of:=INDEX(COM.MICROSOFT.TEXTSPLIT([Solution.$A306];&quot; &quot;);1)" table:number-matrix-columns-spanned="1" table:number-matrix-rows-spanned="1" table:style-name="ce11">
            <text:p>34067</text:p>
          </table:table-cell>
          <table:table-cell office:value-type="string" office:string-value="87542" table:formula="of:=INDEX(COM.MICROSOFT.TEXTSPLIT([Solution.$A306];&quot; &quot;; &quot;+&quot;; TRUE);2)" table:number-matrix-columns-spanned="1" table:number-matrix-rows-spanned="1" table:style-name="ce11">
            <text:p>87542</text:p>
          </table:table-cell>
          <table:table-cell table:style-name="ce1"/>
          <table:table-cell office:value-type="string" office:string-value="38198" table:style-name="ce1">
            <text:p>38198</text:p>
          </table:table-cell>
          <table:table-cell office:value-type="string" office:string-value="35843" table:style-name="ce1">
            <text:p>35843</text:p>
          </table:table-cell>
          <table:table-cell table:style-name="ce1"/>
          <table:table-cell office:value-type="float" office:value="2355" table:formula="of:=ABS([.F306]-[.G306])" table:style-name="ce11">
            <text:p>2355</text:p>
          </table:table-cell>
          <table:table-cell table:number-columns-repeated="3" table:style-name="ce1"/>
          <table:table-cell office:value-type="float" office:value="0" table:formula="of:=COUNTIF([.$F$2:.$F$1001];[.$G306])*[.$G30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883 <text:s text:c="2"/>49363</text:p>
          </table:table-cell>
          <table:table-cell table:style-name="ce1"/>
          <table:table-cell office:value-type="string" office:string-value="75883" table:formula="of:=INDEX(COM.MICROSOFT.TEXTSPLIT([Solution.$A307];&quot; &quot;);1)" table:number-matrix-columns-spanned="1" table:number-matrix-rows-spanned="1" table:style-name="ce11">
            <text:p>75883</text:p>
          </table:table-cell>
          <table:table-cell office:value-type="string" office:string-value="49363" table:formula="of:=INDEX(COM.MICROSOFT.TEXTSPLIT([Solution.$A307];&quot; &quot;; &quot;+&quot;; TRUE);2)" table:number-matrix-columns-spanned="1" table:number-matrix-rows-spanned="1" table:style-name="ce11">
            <text:p>49363</text:p>
          </table:table-cell>
          <table:table-cell table:style-name="ce1"/>
          <table:table-cell office:value-type="string" office:string-value="38423" table:style-name="ce1">
            <text:p>38423</text:p>
          </table:table-cell>
          <table:table-cell office:value-type="string" office:string-value="36003" table:style-name="ce1">
            <text:p>36003</text:p>
          </table:table-cell>
          <table:table-cell table:style-name="ce1"/>
          <table:table-cell office:value-type="float" office:value="2420" table:formula="of:=ABS([.F307]-[.G307])" table:style-name="ce11">
            <text:p>2420</text:p>
          </table:table-cell>
          <table:table-cell table:number-columns-repeated="3" table:style-name="ce1"/>
          <table:table-cell office:value-type="float" office:value="0" table:formula="of:=COUNTIF([.$F$2:.$F$1001];[.$G307])*[.$G30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882 <text:s text:c="2"/>21014</text:p>
          </table:table-cell>
          <table:table-cell table:style-name="ce1"/>
          <table:table-cell office:value-type="string" office:string-value="64882" table:formula="of:=INDEX(COM.MICROSOFT.TEXTSPLIT([Solution.$A308];&quot; &quot;);1)" table:number-matrix-columns-spanned="1" table:number-matrix-rows-spanned="1" table:style-name="ce11">
            <text:p>64882</text:p>
          </table:table-cell>
          <table:table-cell office:value-type="string" office:string-value="21014" table:formula="of:=INDEX(COM.MICROSOFT.TEXTSPLIT([Solution.$A308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38428" table:style-name="ce1">
            <text:p>38428</text:p>
          </table:table-cell>
          <table:table-cell office:value-type="string" office:string-value="36248" table:style-name="ce1">
            <text:p>36248</text:p>
          </table:table-cell>
          <table:table-cell table:style-name="ce1"/>
          <table:table-cell office:value-type="float" office:value="2180" table:formula="of:=ABS([.F308]-[.G308])" table:style-name="ce11">
            <text:p>2180</text:p>
          </table:table-cell>
          <table:table-cell table:number-columns-repeated="3" table:style-name="ce1"/>
          <table:table-cell office:value-type="float" office:value="0" table:formula="of:=COUNTIF([.$F$2:.$F$1001];[.$G308])*[.$G30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004 <text:s text:c="2"/>78473</text:p>
          </table:table-cell>
          <table:table-cell table:style-name="ce1"/>
          <table:table-cell office:value-type="string" office:string-value="92004" table:formula="of:=INDEX(COM.MICROSOFT.TEXTSPLIT([Solution.$A309];&quot; &quot;);1)" table:number-matrix-columns-spanned="1" table:number-matrix-rows-spanned="1" table:style-name="ce11">
            <text:p>92004</text:p>
          </table:table-cell>
          <table:table-cell office:value-type="string" office:string-value="78473" table:formula="of:=INDEX(COM.MICROSOFT.TEXTSPLIT([Solution.$A309];&quot; &quot;; &quot;+&quot;; TRUE);2)" table:number-matrix-columns-spanned="1" table:number-matrix-rows-spanned="1" table:style-name="ce11">
            <text:p>78473</text:p>
          </table:table-cell>
          <table:table-cell table:style-name="ce1"/>
          <table:table-cell office:value-type="string" office:string-value="38591" table:style-name="ce1">
            <text:p>38591</text:p>
          </table:table-cell>
          <table:table-cell office:value-type="string" office:string-value="36273" table:style-name="ce1">
            <text:p>36273</text:p>
          </table:table-cell>
          <table:table-cell table:style-name="ce1"/>
          <table:table-cell office:value-type="float" office:value="2318" table:formula="of:=ABS([.F309]-[.G309])" table:style-name="ce11">
            <text:p>2318</text:p>
          </table:table-cell>
          <table:table-cell table:number-columns-repeated="3" table:style-name="ce1"/>
          <table:table-cell office:value-type="float" office:value="0" table:formula="of:=COUNTIF([.$F$2:.$F$1001];[.$G309])*[.$G30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170 <text:s text:c="2"/>26663</text:p>
          </table:table-cell>
          <table:table-cell table:style-name="ce1"/>
          <table:table-cell office:value-type="string" office:string-value="54170" table:formula="of:=INDEX(COM.MICROSOFT.TEXTSPLIT([Solution.$A310];&quot; &quot;);1)" table:number-matrix-columns-spanned="1" table:number-matrix-rows-spanned="1" table:style-name="ce11">
            <text:p>54170</text:p>
          </table:table-cell>
          <table:table-cell office:value-type="string" office:string-value="26663" table:formula="of:=INDEX(COM.MICROSOFT.TEXTSPLIT([Solution.$A310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38602" table:style-name="ce1">
            <text:p>38602</text:p>
          </table:table-cell>
          <table:table-cell office:value-type="string" office:string-value="36375" table:style-name="ce1">
            <text:p>36375</text:p>
          </table:table-cell>
          <table:table-cell table:style-name="ce1"/>
          <table:table-cell office:value-type="float" office:value="2227" table:formula="of:=ABS([.F310]-[.G310])" table:style-name="ce11">
            <text:p>2227</text:p>
          </table:table-cell>
          <table:table-cell table:number-columns-repeated="3" table:style-name="ce1"/>
          <table:table-cell office:value-type="float" office:value="0" table:formula="of:=COUNTIF([.$F$2:.$F$1001];[.$G310])*[.$G31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032 <text:s text:c="2"/>65307</text:p>
          </table:table-cell>
          <table:table-cell table:style-name="ce1"/>
          <table:table-cell office:value-type="string" office:string-value="53032" table:formula="of:=INDEX(COM.MICROSOFT.TEXTSPLIT([Solution.$A311];&quot; &quot;);1)" table:number-matrix-columns-spanned="1" table:number-matrix-rows-spanned="1" table:style-name="ce11">
            <text:p>53032</text:p>
          </table:table-cell>
          <table:table-cell office:value-type="string" office:string-value="65307" table:formula="of:=INDEX(COM.MICROSOFT.TEXTSPLIT([Solution.$A311];&quot; &quot;; &quot;+&quot;; TRUE);2)" table:number-matrix-columns-spanned="1" table:number-matrix-rows-spanned="1" table:style-name="ce11">
            <text:p>65307</text:p>
          </table:table-cell>
          <table:table-cell table:style-name="ce1"/>
          <table:table-cell office:value-type="string" office:string-value="38692" table:style-name="ce1">
            <text:p>38692</text:p>
          </table:table-cell>
          <table:table-cell office:value-type="string" office:string-value="36400" table:style-name="ce1">
            <text:p>36400</text:p>
          </table:table-cell>
          <table:table-cell table:style-name="ce1"/>
          <table:table-cell office:value-type="float" office:value="2292" table:formula="of:=ABS([.F311]-[.G311])" table:style-name="ce11">
            <text:p>2292</text:p>
          </table:table-cell>
          <table:table-cell table:number-columns-repeated="3" table:style-name="ce1"/>
          <table:table-cell office:value-type="float" office:value="0" table:formula="of:=COUNTIF([.$F$2:.$F$1001];[.$G311])*[.$G31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443 <text:s text:c="2"/>86165</text:p>
          </table:table-cell>
          <table:table-cell table:style-name="ce1"/>
          <table:table-cell office:value-type="string" office:string-value="41443" table:formula="of:=INDEX(COM.MICROSOFT.TEXTSPLIT([Solution.$A312];&quot; &quot;);1)" table:number-matrix-columns-spanned="1" table:number-matrix-rows-spanned="1" table:style-name="ce11">
            <text:p>41443</text:p>
          </table:table-cell>
          <table:table-cell office:value-type="string" office:string-value="86165" table:formula="of:=INDEX(COM.MICROSOFT.TEXTSPLIT([Solution.$A312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38704" table:style-name="ce1">
            <text:p>38704</text:p>
          </table:table-cell>
          <table:table-cell office:value-type="string" office:string-value="36668" table:style-name="ce1">
            <text:p>36668</text:p>
          </table:table-cell>
          <table:table-cell table:style-name="ce1"/>
          <table:table-cell office:value-type="float" office:value="2036" table:formula="of:=ABS([.F312]-[.G312])" table:style-name="ce11">
            <text:p>2036</text:p>
          </table:table-cell>
          <table:table-cell table:number-columns-repeated="3" table:style-name="ce1"/>
          <table:table-cell office:value-type="float" office:value="0" table:formula="of:=COUNTIF([.$F$2:.$F$1001];[.$G312])*[.$G31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191 <text:s text:c="2"/>65193</text:p>
          </table:table-cell>
          <table:table-cell table:style-name="ce1"/>
          <table:table-cell office:value-type="string" office:string-value="24191" table:formula="of:=INDEX(COM.MICROSOFT.TEXTSPLIT([Solution.$A313];&quot; &quot;);1)" table:number-matrix-columns-spanned="1" table:number-matrix-rows-spanned="1" table:style-name="ce11">
            <text:p>24191</text:p>
          </table:table-cell>
          <table:table-cell office:value-type="string" office:string-value="65193" table:formula="of:=INDEX(COM.MICROSOFT.TEXTSPLIT([Solution.$A313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38969" table:style-name="ce1">
            <text:p>38969</text:p>
          </table:table-cell>
          <table:table-cell office:value-type="string" office:string-value="36845" table:style-name="ce1">
            <text:p>36845</text:p>
          </table:table-cell>
          <table:table-cell table:style-name="ce1"/>
          <table:table-cell office:value-type="float" office:value="2124" table:formula="of:=ABS([.F313]-[.G313])" table:style-name="ce11">
            <text:p>2124</text:p>
          </table:table-cell>
          <table:table-cell table:number-columns-repeated="3" table:style-name="ce1"/>
          <table:table-cell office:value-type="float" office:value="36845" table:formula="of:=COUNTIF([.$F$2:.$F$1001];[.$G313])*[.$G313]" table:style-name="ce11">
            <text:p>368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372 <text:s text:c="2"/>61813</text:p>
          </table:table-cell>
          <table:table-cell table:style-name="ce1"/>
          <table:table-cell office:value-type="string" office:string-value="68372" table:formula="of:=INDEX(COM.MICROSOFT.TEXTSPLIT([Solution.$A314];&quot; &quot;);1)" table:number-matrix-columns-spanned="1" table:number-matrix-rows-spanned="1" table:style-name="ce11">
            <text:p>68372</text:p>
          </table:table-cell>
          <table:table-cell office:value-type="string" office:string-value="61813" table:formula="of:=INDEX(COM.MICROSOFT.TEXTSPLIT([Solution.$A314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38988" table:style-name="ce1">
            <text:p>38988</text:p>
          </table:table-cell>
          <table:table-cell office:value-type="string" office:string-value="36845" table:style-name="ce1">
            <text:p>36845</text:p>
          </table:table-cell>
          <table:table-cell table:style-name="ce1"/>
          <table:table-cell office:value-type="float" office:value="2143" table:formula="of:=ABS([.F314]-[.G314])" table:style-name="ce11">
            <text:p>2143</text:p>
          </table:table-cell>
          <table:table-cell table:number-columns-repeated="3" table:style-name="ce1"/>
          <table:table-cell office:value-type="float" office:value="36845" table:formula="of:=COUNTIF([.$F$2:.$F$1001];[.$G314])*[.$G314]" table:style-name="ce11">
            <text:p>368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823 <text:s text:c="2"/>18816</text:p>
          </table:table-cell>
          <table:table-cell table:style-name="ce1"/>
          <table:table-cell office:value-type="string" office:string-value="62823" table:formula="of:=INDEX(COM.MICROSOFT.TEXTSPLIT([Solution.$A315];&quot; &quot;);1)" table:number-matrix-columns-spanned="1" table:number-matrix-rows-spanned="1" table:style-name="ce11">
            <text:p>62823</text:p>
          </table:table-cell>
          <table:table-cell office:value-type="string" office:string-value="18816" table:formula="of:=INDEX(COM.MICROSOFT.TEXTSPLIT([Solution.$A315];&quot; &quot;; &quot;+&quot;; TRUE);2)" table:number-matrix-columns-spanned="1" table:number-matrix-rows-spanned="1" table:style-name="ce11">
            <text:p>18816</text:p>
          </table:table-cell>
          <table:table-cell table:style-name="ce1"/>
          <table:table-cell office:value-type="string" office:string-value="39236" table:style-name="ce1">
            <text:p>39236</text:p>
          </table:table-cell>
          <table:table-cell office:value-type="string" office:string-value="36845" table:style-name="ce1">
            <text:p>36845</text:p>
          </table:table-cell>
          <table:table-cell table:style-name="ce1"/>
          <table:table-cell office:value-type="float" office:value="2391" table:formula="of:=ABS([.F315]-[.G315])" table:style-name="ce11">
            <text:p>2391</text:p>
          </table:table-cell>
          <table:table-cell table:number-columns-repeated="3" table:style-name="ce1"/>
          <table:table-cell office:value-type="float" office:value="36845" table:formula="of:=COUNTIF([.$F$2:.$F$1001];[.$G315])*[.$G315]" table:style-name="ce11">
            <text:p>368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170 <text:s text:c="2"/>21014</text:p>
          </table:table-cell>
          <table:table-cell table:style-name="ce1"/>
          <table:table-cell office:value-type="string" office:string-value="92170" table:formula="of:=INDEX(COM.MICROSOFT.TEXTSPLIT([Solution.$A316];&quot; &quot;);1)" table:number-matrix-columns-spanned="1" table:number-matrix-rows-spanned="1" table:style-name="ce11">
            <text:p>92170</text:p>
          </table:table-cell>
          <table:table-cell office:value-type="string" office:string-value="21014" table:formula="of:=INDEX(COM.MICROSOFT.TEXTSPLIT([Solution.$A316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39368" table:style-name="ce1">
            <text:p>39368</text:p>
          </table:table-cell>
          <table:table-cell office:value-type="string" office:string-value="36845" table:style-name="ce1">
            <text:p>36845</text:p>
          </table:table-cell>
          <table:table-cell table:style-name="ce1"/>
          <table:table-cell office:value-type="float" office:value="2523" table:formula="of:=ABS([.F316]-[.G316])" table:style-name="ce11">
            <text:p>2523</text:p>
          </table:table-cell>
          <table:table-cell table:number-columns-repeated="3" table:style-name="ce1"/>
          <table:table-cell office:value-type="float" office:value="36845" table:formula="of:=COUNTIF([.$F$2:.$F$1001];[.$G316])*[.$G316]" table:style-name="ce11">
            <text:p>368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184 <text:s text:c="2"/>93815</text:p>
          </table:table-cell>
          <table:table-cell table:style-name="ce1"/>
          <table:table-cell office:value-type="string" office:string-value="79184" table:formula="of:=INDEX(COM.MICROSOFT.TEXTSPLIT([Solution.$A317];&quot; &quot;);1)" table:number-matrix-columns-spanned="1" table:number-matrix-rows-spanned="1" table:style-name="ce11">
            <text:p>79184</text:p>
          </table:table-cell>
          <table:table-cell office:value-type="string" office:string-value="93815" table:formula="of:=INDEX(COM.MICROSOFT.TEXTSPLIT([Solution.$A317];&quot; &quot;; &quot;+&quot;; TRUE);2)" table:number-matrix-columns-spanned="1" table:number-matrix-rows-spanned="1" table:style-name="ce11">
            <text:p>93815</text:p>
          </table:table-cell>
          <table:table-cell table:style-name="ce1"/>
          <table:table-cell office:value-type="string" office:string-value="39369" table:style-name="ce1">
            <text:p>39369</text:p>
          </table:table-cell>
          <table:table-cell office:value-type="string" office:string-value="36845" table:style-name="ce1">
            <text:p>36845</text:p>
          </table:table-cell>
          <table:table-cell table:style-name="ce1"/>
          <table:table-cell office:value-type="float" office:value="2524" table:formula="of:=ABS([.F317]-[.G317])" table:style-name="ce11">
            <text:p>2524</text:p>
          </table:table-cell>
          <table:table-cell table:number-columns-repeated="3" table:style-name="ce1"/>
          <table:table-cell office:value-type="float" office:value="36845" table:formula="of:=COUNTIF([.$F$2:.$F$1001];[.$G317])*[.$G317]" table:style-name="ce11">
            <text:p>368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988 <text:s text:c="2"/>20439</text:p>
          </table:table-cell>
          <table:table-cell table:style-name="ce1"/>
          <table:table-cell office:value-type="string" office:string-value="38988" table:formula="of:=INDEX(COM.MICROSOFT.TEXTSPLIT([Solution.$A318];&quot; &quot;);1)" table:number-matrix-columns-spanned="1" table:number-matrix-rows-spanned="1" table:style-name="ce11">
            <text:p>38988</text:p>
          </table:table-cell>
          <table:table-cell office:value-type="string" office:string-value="20439" table:formula="of:=INDEX(COM.MICROSOFT.TEXTSPLIT([Solution.$A318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39414" table:style-name="ce1">
            <text:p>39414</text:p>
          </table:table-cell>
          <table:table-cell office:value-type="string" office:string-value="36867" table:style-name="ce1">
            <text:p>36867</text:p>
          </table:table-cell>
          <table:table-cell table:style-name="ce1"/>
          <table:table-cell office:value-type="float" office:value="2547" table:formula="of:=ABS([.F318]-[.G318])" table:style-name="ce11">
            <text:p>2547</text:p>
          </table:table-cell>
          <table:table-cell table:number-columns-repeated="3" table:style-name="ce1"/>
          <table:table-cell office:value-type="float" office:value="36867" table:formula="of:=COUNTIF([.$F$2:.$F$1001];[.$G318])*[.$G318]" table:style-name="ce11">
            <text:p>368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245 <text:s text:c="2"/>34696</text:p>
          </table:table-cell>
          <table:table-cell table:style-name="ce1"/>
          <table:table-cell office:value-type="string" office:string-value="16245" table:formula="of:=INDEX(COM.MICROSOFT.TEXTSPLIT([Solution.$A319];&quot; &quot;);1)" table:number-matrix-columns-spanned="1" table:number-matrix-rows-spanned="1" table:style-name="ce11">
            <text:p>16245</text:p>
          </table:table-cell>
          <table:table-cell office:value-type="string" office:string-value="34696" table:formula="of:=INDEX(COM.MICROSOFT.TEXTSPLIT([Solution.$A319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39416" table:style-name="ce1">
            <text:p>39416</text:p>
          </table:table-cell>
          <table:table-cell office:value-type="string" office:string-value="36867" table:style-name="ce1">
            <text:p>36867</text:p>
          </table:table-cell>
          <table:table-cell table:style-name="ce1"/>
          <table:table-cell office:value-type="float" office:value="2549" table:formula="of:=ABS([.F319]-[.G319])" table:style-name="ce11">
            <text:p>2549</text:p>
          </table:table-cell>
          <table:table-cell table:number-columns-repeated="3" table:style-name="ce1"/>
          <table:table-cell office:value-type="float" office:value="36867" table:formula="of:=COUNTIF([.$F$2:.$F$1001];[.$G319])*[.$G319]" table:style-name="ce11">
            <text:p>368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971 <text:s text:c="2"/>17725</text:p>
          </table:table-cell>
          <table:table-cell table:style-name="ce1"/>
          <table:table-cell office:value-type="string" office:string-value="61971" table:formula="of:=INDEX(COM.MICROSOFT.TEXTSPLIT([Solution.$A320];&quot; &quot;);1)" table:number-matrix-columns-spanned="1" table:number-matrix-rows-spanned="1" table:style-name="ce11">
            <text:p>61971</text:p>
          </table:table-cell>
          <table:table-cell office:value-type="string" office:string-value="17725" table:formula="of:=INDEX(COM.MICROSOFT.TEXTSPLIT([Solution.$A320];&quot; &quot;; &quot;+&quot;; TRUE);2)" table:number-matrix-columns-spanned="1" table:number-matrix-rows-spanned="1" table:style-name="ce11">
            <text:p>17725</text:p>
          </table:table-cell>
          <table:table-cell table:style-name="ce1"/>
          <table:table-cell office:value-type="string" office:string-value="39448" table:style-name="ce1">
            <text:p>39448</text:p>
          </table:table-cell>
          <table:table-cell office:value-type="string" office:string-value="36867" table:style-name="ce1">
            <text:p>36867</text:p>
          </table:table-cell>
          <table:table-cell table:style-name="ce1"/>
          <table:table-cell office:value-type="float" office:value="2581" table:formula="of:=ABS([.F320]-[.G320])" table:style-name="ce11">
            <text:p>2581</text:p>
          </table:table-cell>
          <table:table-cell table:number-columns-repeated="3" table:style-name="ce1"/>
          <table:table-cell office:value-type="float" office:value="36867" table:formula="of:=COUNTIF([.$F$2:.$F$1001];[.$G320])*[.$G320]" table:style-name="ce11">
            <text:p>368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462 <text:s text:c="2"/>61813</text:p>
          </table:table-cell>
          <table:table-cell table:style-name="ce1"/>
          <table:table-cell office:value-type="string" office:string-value="58462" table:formula="of:=INDEX(COM.MICROSOFT.TEXTSPLIT([Solution.$A321];&quot; &quot;);1)" table:number-matrix-columns-spanned="1" table:number-matrix-rows-spanned="1" table:style-name="ce11">
            <text:p>58462</text:p>
          </table:table-cell>
          <table:table-cell office:value-type="string" office:string-value="61813" table:formula="of:=INDEX(COM.MICROSOFT.TEXTSPLIT([Solution.$A321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39624" table:style-name="ce1">
            <text:p>39624</text:p>
          </table:table-cell>
          <table:table-cell office:value-type="string" office:string-value="36867" table:style-name="ce1">
            <text:p>36867</text:p>
          </table:table-cell>
          <table:table-cell table:style-name="ce1"/>
          <table:table-cell office:value-type="float" office:value="2757" table:formula="of:=ABS([.F321]-[.G321])" table:style-name="ce11">
            <text:p>2757</text:p>
          </table:table-cell>
          <table:table-cell table:number-columns-repeated="3" table:style-name="ce1"/>
          <table:table-cell office:value-type="float" office:value="36867" table:formula="of:=COUNTIF([.$F$2:.$F$1001];[.$G321])*[.$G321]" table:style-name="ce11">
            <text:p>368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669 <text:s text:c="2"/>37284</text:p>
          </table:table-cell>
          <table:table-cell table:style-name="ce1"/>
          <table:table-cell office:value-type="string" office:string-value="13669" table:formula="of:=INDEX(COM.MICROSOFT.TEXTSPLIT([Solution.$A322];&quot; &quot;);1)" table:number-matrix-columns-spanned="1" table:number-matrix-rows-spanned="1" table:style-name="ce11">
            <text:p>13669</text:p>
          </table:table-cell>
          <table:table-cell office:value-type="string" office:string-value="37284" table:formula="of:=INDEX(COM.MICROSOFT.TEXTSPLIT([Solution.$A322];&quot; &quot;; &quot;+&quot;; TRUE);2)" table:number-matrix-columns-spanned="1" table:number-matrix-rows-spanned="1" table:style-name="ce11">
            <text:p>37284</text:p>
          </table:table-cell>
          <table:table-cell table:style-name="ce1"/>
          <table:table-cell office:value-type="string" office:string-value="39632" table:style-name="ce1">
            <text:p>39632</text:p>
          </table:table-cell>
          <table:table-cell office:value-type="string" office:string-value="36867" table:style-name="ce1">
            <text:p>36867</text:p>
          </table:table-cell>
          <table:table-cell table:style-name="ce1"/>
          <table:table-cell office:value-type="float" office:value="2765" table:formula="of:=ABS([.F322]-[.G322])" table:style-name="ce11">
            <text:p>2765</text:p>
          </table:table-cell>
          <table:table-cell table:number-columns-repeated="3" table:style-name="ce1"/>
          <table:table-cell office:value-type="float" office:value="36867" table:formula="of:=COUNTIF([.$F$2:.$F$1001];[.$G322])*[.$G322]" table:style-name="ce11">
            <text:p>368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491 <text:s text:c="2"/>50170</text:p>
          </table:table-cell>
          <table:table-cell table:style-name="ce1"/>
          <table:table-cell office:value-type="string" office:string-value="95491" table:formula="of:=INDEX(COM.MICROSOFT.TEXTSPLIT([Solution.$A323];&quot; &quot;);1)" table:number-matrix-columns-spanned="1" table:number-matrix-rows-spanned="1" table:style-name="ce11">
            <text:p>95491</text:p>
          </table:table-cell>
          <table:table-cell office:value-type="string" office:string-value="50170" table:formula="of:=INDEX(COM.MICROSOFT.TEXTSPLIT([Solution.$A323];&quot; &quot;; &quot;+&quot;; TRUE);2)" table:number-matrix-columns-spanned="1" table:number-matrix-rows-spanned="1" table:style-name="ce11">
            <text:p>50170</text:p>
          </table:table-cell>
          <table:table-cell table:style-name="ce1"/>
          <table:table-cell office:value-type="string" office:string-value="39658" table:style-name="ce1">
            <text:p>39658</text:p>
          </table:table-cell>
          <table:table-cell office:value-type="string" office:string-value="36879" table:style-name="ce1">
            <text:p>36879</text:p>
          </table:table-cell>
          <table:table-cell table:style-name="ce1"/>
          <table:table-cell office:value-type="float" office:value="2779" table:formula="of:=ABS([.F323]-[.G323])" table:style-name="ce11">
            <text:p>2779</text:p>
          </table:table-cell>
          <table:table-cell table:number-columns-repeated="3" table:style-name="ce1"/>
          <table:table-cell office:value-type="float" office:value="0" table:formula="of:=COUNTIF([.$F$2:.$F$1001];[.$G323])*[.$G3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368 <text:s text:c="2"/>12991</text:p>
          </table:table-cell>
          <table:table-cell table:style-name="ce1"/>
          <table:table-cell office:value-type="string" office:string-value="80368" table:formula="of:=INDEX(COM.MICROSOFT.TEXTSPLIT([Solution.$A324];&quot; &quot;);1)" table:number-matrix-columns-spanned="1" table:number-matrix-rows-spanned="1" table:style-name="ce11">
            <text:p>80368</text:p>
          </table:table-cell>
          <table:table-cell office:value-type="string" office:string-value="12991" table:formula="of:=INDEX(COM.MICROSOFT.TEXTSPLIT([Solution.$A324];&quot; &quot;; &quot;+&quot;; TRUE);2)" table:number-matrix-columns-spanned="1" table:number-matrix-rows-spanned="1" table:style-name="ce11">
            <text:p>12991</text:p>
          </table:table-cell>
          <table:table-cell table:style-name="ce1"/>
          <table:table-cell office:value-type="string" office:string-value="39676" table:style-name="ce1">
            <text:p>39676</text:p>
          </table:table-cell>
          <table:table-cell office:value-type="string" office:string-value="36898" table:style-name="ce1">
            <text:p>36898</text:p>
          </table:table-cell>
          <table:table-cell table:style-name="ce1"/>
          <table:table-cell office:value-type="float" office:value="2778" table:formula="of:=ABS([.F324]-[.G324])" table:style-name="ce11">
            <text:p>2778</text:p>
          </table:table-cell>
          <table:table-cell table:number-columns-repeated="3" table:style-name="ce1"/>
          <table:table-cell office:value-type="float" office:value="36898" table:formula="of:=COUNTIF([.$F$2:.$F$1001];[.$G324])*[.$G324]" table:style-name="ce11">
            <text:p>3689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437 <text:s text:c="2"/>40865</text:p>
          </table:table-cell>
          <table:table-cell table:style-name="ce1"/>
          <table:table-cell office:value-type="string" office:string-value="54437" table:formula="of:=INDEX(COM.MICROSOFT.TEXTSPLIT([Solution.$A325];&quot; &quot;);1)" table:number-matrix-columns-spanned="1" table:number-matrix-rows-spanned="1" table:style-name="ce11">
            <text:p>54437</text:p>
          </table:table-cell>
          <table:table-cell office:value-type="string" office:string-value="40865" table:formula="of:=INDEX(COM.MICROSOFT.TEXTSPLIT([Solution.$A325];&quot; &quot;; &quot;+&quot;; TRUE);2)" table:number-matrix-columns-spanned="1" table:number-matrix-rows-spanned="1" table:style-name="ce11">
            <text:p>40865</text:p>
          </table:table-cell>
          <table:table-cell table:style-name="ce1"/>
          <table:table-cell office:value-type="string" office:string-value="39725" table:style-name="ce1">
            <text:p>39725</text:p>
          </table:table-cell>
          <table:table-cell office:value-type="string" office:string-value="37007" table:style-name="ce1">
            <text:p>37007</text:p>
          </table:table-cell>
          <table:table-cell table:style-name="ce1"/>
          <table:table-cell office:value-type="float" office:value="2718" table:formula="of:=ABS([.F325]-[.G325])" table:style-name="ce11">
            <text:p>2718</text:p>
          </table:table-cell>
          <table:table-cell table:number-columns-repeated="3" table:style-name="ce1"/>
          <table:table-cell office:value-type="float" office:value="0" table:formula="of:=COUNTIF([.$F$2:.$F$1001];[.$G325])*[.$G3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667 <text:s text:c="2"/>91132</text:p>
          </table:table-cell>
          <table:table-cell table:style-name="ce1"/>
          <table:table-cell office:value-type="string" office:string-value="49667" table:formula="of:=INDEX(COM.MICROSOFT.TEXTSPLIT([Solution.$A326];&quot; &quot;);1)" table:number-matrix-columns-spanned="1" table:number-matrix-rows-spanned="1" table:style-name="ce11">
            <text:p>49667</text:p>
          </table:table-cell>
          <table:table-cell office:value-type="string" office:string-value="91132" table:formula="of:=INDEX(COM.MICROSOFT.TEXTSPLIT([Solution.$A326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39943" table:style-name="ce1">
            <text:p>39943</text:p>
          </table:table-cell>
          <table:table-cell office:value-type="string" office:string-value="37221" table:style-name="ce1">
            <text:p>37221</text:p>
          </table:table-cell>
          <table:table-cell table:style-name="ce1"/>
          <table:table-cell office:value-type="float" office:value="2722" table:formula="of:=ABS([.F326]-[.G326])" table:style-name="ce11">
            <text:p>2722</text:p>
          </table:table-cell>
          <table:table-cell table:number-columns-repeated="3" table:style-name="ce1"/>
          <table:table-cell office:value-type="float" office:value="0" table:formula="of:=COUNTIF([.$F$2:.$F$1001];[.$G326])*[.$G3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601 <text:s text:c="2"/>60331</text:p>
          </table:table-cell>
          <table:table-cell table:style-name="ce1"/>
          <table:table-cell office:value-type="string" office:string-value="57601" table:formula="of:=INDEX(COM.MICROSOFT.TEXTSPLIT([Solution.$A327];&quot; &quot;);1)" table:number-matrix-columns-spanned="1" table:number-matrix-rows-spanned="1" table:style-name="ce11">
            <text:p>57601</text:p>
          </table:table-cell>
          <table:table-cell office:value-type="string" office:string-value="60331" table:formula="of:=INDEX(COM.MICROSOFT.TEXTSPLIT([Solution.$A327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40061" table:style-name="ce1">
            <text:p>40061</text:p>
          </table:table-cell>
          <table:table-cell office:value-type="string" office:string-value="37252" table:style-name="ce1">
            <text:p>37252</text:p>
          </table:table-cell>
          <table:table-cell table:style-name="ce1"/>
          <table:table-cell office:value-type="float" office:value="2809" table:formula="of:=ABS([.F327]-[.G327])" table:style-name="ce11">
            <text:p>2809</text:p>
          </table:table-cell>
          <table:table-cell table:number-columns-repeated="3" table:style-name="ce1"/>
          <table:table-cell office:value-type="float" office:value="0" table:formula="of:=COUNTIF([.$F$2:.$F$1001];[.$G327])*[.$G3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103 <text:s text:c="2"/>94892</text:p>
          </table:table-cell>
          <table:table-cell table:style-name="ce1"/>
          <table:table-cell office:value-type="string" office:string-value="36103" table:formula="of:=INDEX(COM.MICROSOFT.TEXTSPLIT([Solution.$A328];&quot; &quot;);1)" table:number-matrix-columns-spanned="1" table:number-matrix-rows-spanned="1" table:style-name="ce11">
            <text:p>36103</text:p>
          </table:table-cell>
          <table:table-cell office:value-type="string" office:string-value="94892" table:formula="of:=INDEX(COM.MICROSOFT.TEXTSPLIT([Solution.$A328];&quot; &quot;; &quot;+&quot;; TRUE);2)" table:number-matrix-columns-spanned="1" table:number-matrix-rows-spanned="1" table:style-name="ce11">
            <text:p>94892</text:p>
          </table:table-cell>
          <table:table-cell table:style-name="ce1"/>
          <table:table-cell office:value-type="string" office:string-value="40142" table:style-name="ce1">
            <text:p>40142</text:p>
          </table:table-cell>
          <table:table-cell office:value-type="string" office:string-value="37284" table:style-name="ce1">
            <text:p>37284</text:p>
          </table:table-cell>
          <table:table-cell table:style-name="ce1"/>
          <table:table-cell office:value-type="float" office:value="2858" table:formula="of:=ABS([.F328]-[.G328])" table:style-name="ce11">
            <text:p>2858</text:p>
          </table:table-cell>
          <table:table-cell table:number-columns-repeated="3" table:style-name="ce1"/>
          <table:table-cell office:value-type="float" office:value="0" table:formula="of:=COUNTIF([.$F$2:.$F$1001];[.$G328])*[.$G3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752 <text:s text:c="2"/>46307</text:p>
          </table:table-cell>
          <table:table-cell table:style-name="ce1"/>
          <table:table-cell office:value-type="string" office:string-value="61752" table:formula="of:=INDEX(COM.MICROSOFT.TEXTSPLIT([Solution.$A329];&quot; &quot;);1)" table:number-matrix-columns-spanned="1" table:number-matrix-rows-spanned="1" table:style-name="ce11">
            <text:p>61752</text:p>
          </table:table-cell>
          <table:table-cell office:value-type="string" office:string-value="46307" table:formula="of:=INDEX(COM.MICROSOFT.TEXTSPLIT([Solution.$A329];&quot; &quot;; &quot;+&quot;; TRUE);2)" table:number-matrix-columns-spanned="1" table:number-matrix-rows-spanned="1" table:style-name="ce11">
            <text:p>46307</text:p>
          </table:table-cell>
          <table:table-cell table:style-name="ce1"/>
          <table:table-cell office:value-type="string" office:string-value="40364" table:style-name="ce1">
            <text:p>40364</text:p>
          </table:table-cell>
          <table:table-cell office:value-type="string" office:string-value="37412" table:style-name="ce1">
            <text:p>37412</text:p>
          </table:table-cell>
          <table:table-cell table:style-name="ce1"/>
          <table:table-cell office:value-type="float" office:value="2952" table:formula="of:=ABS([.F329]-[.G329])" table:style-name="ce11">
            <text:p>2952</text:p>
          </table:table-cell>
          <table:table-cell table:number-columns-repeated="3" table:style-name="ce1"/>
          <table:table-cell office:value-type="float" office:value="0" table:formula="of:=COUNTIF([.$F$2:.$F$1001];[.$G329])*[.$G32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154 <text:s text:c="2"/>62129</text:p>
          </table:table-cell>
          <table:table-cell table:style-name="ce1"/>
          <table:table-cell office:value-type="string" office:string-value="87154" table:formula="of:=INDEX(COM.MICROSOFT.TEXTSPLIT([Solution.$A330];&quot; &quot;);1)" table:number-matrix-columns-spanned="1" table:number-matrix-rows-spanned="1" table:style-name="ce11">
            <text:p>87154</text:p>
          </table:table-cell>
          <table:table-cell office:value-type="string" office:string-value="62129" table:formula="of:=INDEX(COM.MICROSOFT.TEXTSPLIT([Solution.$A330];&quot; &quot;; &quot;+&quot;; TRUE);2)" table:number-matrix-columns-spanned="1" table:number-matrix-rows-spanned="1" table:style-name="ce11">
            <text:p>62129</text:p>
          </table:table-cell>
          <table:table-cell table:style-name="ce1"/>
          <table:table-cell office:value-type="string" office:string-value="40381" table:style-name="ce1">
            <text:p>40381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2643" table:formula="of:=ABS([.F330]-[.G330])" table:style-name="ce11">
            <text:p>2643</text:p>
          </table:table-cell>
          <table:table-cell table:number-columns-repeated="3" table:style-name="ce1"/>
          <table:table-cell office:value-type="float" office:value="37738" table:formula="of:=COUNTIF([.$F$2:.$F$1001];[.$G330])*[.$G330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458 <text:s text:c="2"/>35248</text:p>
          </table:table-cell>
          <table:table-cell table:style-name="ce1"/>
          <table:table-cell office:value-type="string" office:string-value="11458" table:formula="of:=INDEX(COM.MICROSOFT.TEXTSPLIT([Solution.$A331];&quot; &quot;);1)" table:number-matrix-columns-spanned="1" table:number-matrix-rows-spanned="1" table:style-name="ce11">
            <text:p>11458</text:p>
          </table:table-cell>
          <table:table-cell office:value-type="string" office:string-value="35248" table:formula="of:=INDEX(COM.MICROSOFT.TEXTSPLIT([Solution.$A331];&quot; &quot;; &quot;+&quot;; TRUE);2)" table:number-matrix-columns-spanned="1" table:number-matrix-rows-spanned="1" table:style-name="ce11">
            <text:p>35248</text:p>
          </table:table-cell>
          <table:table-cell table:style-name="ce1"/>
          <table:table-cell office:value-type="string" office:string-value="40584" table:style-name="ce1">
            <text:p>40584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2846" table:formula="of:=ABS([.F331]-[.G331])" table:style-name="ce11">
            <text:p>2846</text:p>
          </table:table-cell>
          <table:table-cell table:number-columns-repeated="3" table:style-name="ce1"/>
          <table:table-cell office:value-type="float" office:value="37738" table:formula="of:=COUNTIF([.$F$2:.$F$1001];[.$G331])*[.$G331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020 <text:s text:c="2"/>75669</text:p>
          </table:table-cell>
          <table:table-cell table:style-name="ce1"/>
          <table:table-cell office:value-type="string" office:string-value="95020" table:formula="of:=INDEX(COM.MICROSOFT.TEXTSPLIT([Solution.$A332];&quot; &quot;);1)" table:number-matrix-columns-spanned="1" table:number-matrix-rows-spanned="1" table:style-name="ce11">
            <text:p>95020</text:p>
          </table:table-cell>
          <table:table-cell office:value-type="string" office:string-value="75669" table:formula="of:=INDEX(COM.MICROSOFT.TEXTSPLIT([Solution.$A332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40603" table:style-name="ce1">
            <text:p>40603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2865" table:formula="of:=ABS([.F332]-[.G332])" table:style-name="ce11">
            <text:p>2865</text:p>
          </table:table-cell>
          <table:table-cell table:number-columns-repeated="3" table:style-name="ce1"/>
          <table:table-cell office:value-type="float" office:value="37738" table:formula="of:=COUNTIF([.$F$2:.$F$1001];[.$G332])*[.$G332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407 <text:s text:c="2"/>80757</text:p>
          </table:table-cell>
          <table:table-cell table:style-name="ce1"/>
          <table:table-cell office:value-type="string" office:string-value="74407" table:formula="of:=INDEX(COM.MICROSOFT.TEXTSPLIT([Solution.$A333];&quot; &quot;);1)" table:number-matrix-columns-spanned="1" table:number-matrix-rows-spanned="1" table:style-name="ce11">
            <text:p>74407</text:p>
          </table:table-cell>
          <table:table-cell office:value-type="string" office:string-value="80757" table:formula="of:=INDEX(COM.MICROSOFT.TEXTSPLIT([Solution.$A333];&quot; &quot;; &quot;+&quot;; TRUE);2)" table:number-matrix-columns-spanned="1" table:number-matrix-rows-spanned="1" table:style-name="ce11">
            <text:p>80757</text:p>
          </table:table-cell>
          <table:table-cell table:style-name="ce1"/>
          <table:table-cell office:value-type="string" office:string-value="40819" table:style-name="ce1">
            <text:p>40819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081" table:formula="of:=ABS([.F333]-[.G333])" table:style-name="ce11">
            <text:p>3081</text:p>
          </table:table-cell>
          <table:table-cell table:number-columns-repeated="3" table:style-name="ce1"/>
          <table:table-cell office:value-type="float" office:value="37738" table:formula="of:=COUNTIF([.$F$2:.$F$1001];[.$G333])*[.$G333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364 <text:s text:c="2"/>90967</text:p>
          </table:table-cell>
          <table:table-cell table:style-name="ce1"/>
          <table:table-cell office:value-type="string" office:string-value="76364" table:formula="of:=INDEX(COM.MICROSOFT.TEXTSPLIT([Solution.$A334];&quot; &quot;);1)" table:number-matrix-columns-spanned="1" table:number-matrix-rows-spanned="1" table:style-name="ce11">
            <text:p>76364</text:p>
          </table:table-cell>
          <table:table-cell office:value-type="string" office:string-value="90967" table:formula="of:=INDEX(COM.MICROSOFT.TEXTSPLIT([Solution.$A334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40876" table:style-name="ce1">
            <text:p>40876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138" table:formula="of:=ABS([.F334]-[.G334])" table:style-name="ce11">
            <text:p>3138</text:p>
          </table:table-cell>
          <table:table-cell table:number-columns-repeated="3" table:style-name="ce1"/>
          <table:table-cell office:value-type="float" office:value="37738" table:formula="of:=COUNTIF([.$F$2:.$F$1001];[.$G334])*[.$G334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924 <text:s text:c="2"/>79609</text:p>
          </table:table-cell>
          <table:table-cell table:style-name="ce1"/>
          <table:table-cell office:value-type="string" office:string-value="74924" table:formula="of:=INDEX(COM.MICROSOFT.TEXTSPLIT([Solution.$A335];&quot; &quot;);1)" table:number-matrix-columns-spanned="1" table:number-matrix-rows-spanned="1" table:style-name="ce11">
            <text:p>74924</text:p>
          </table:table-cell>
          <table:table-cell office:value-type="string" office:string-value="79609" table:formula="of:=INDEX(COM.MICROSOFT.TEXTSPLIT([Solution.$A335];&quot; &quot;; &quot;+&quot;; TRUE);2)" table:number-matrix-columns-spanned="1" table:number-matrix-rows-spanned="1" table:style-name="ce11">
            <text:p>79609</text:p>
          </table:table-cell>
          <table:table-cell table:style-name="ce1"/>
          <table:table-cell office:value-type="string" office:string-value="40897" table:style-name="ce1">
            <text:p>40897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159" table:formula="of:=ABS([.F335]-[.G335])" table:style-name="ce11">
            <text:p>3159</text:p>
          </table:table-cell>
          <table:table-cell table:number-columns-repeated="3" table:style-name="ce1"/>
          <table:table-cell office:value-type="float" office:value="37738" table:formula="of:=COUNTIF([.$F$2:.$F$1001];[.$G335])*[.$G335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178 <text:s text:c="2"/>79192</text:p>
          </table:table-cell>
          <table:table-cell table:style-name="ce1"/>
          <table:table-cell office:value-type="string" office:string-value="74178" table:formula="of:=INDEX(COM.MICROSOFT.TEXTSPLIT([Solution.$A336];&quot; &quot;);1)" table:number-matrix-columns-spanned="1" table:number-matrix-rows-spanned="1" table:style-name="ce11">
            <text:p>74178</text:p>
          </table:table-cell>
          <table:table-cell office:value-type="string" office:string-value="79192" table:formula="of:=INDEX(COM.MICROSOFT.TEXTSPLIT([Solution.$A336];&quot; &quot;; &quot;+&quot;; TRUE);2)" table:number-matrix-columns-spanned="1" table:number-matrix-rows-spanned="1" table:style-name="ce11">
            <text:p>79192</text:p>
          </table:table-cell>
          <table:table-cell table:style-name="ce1"/>
          <table:table-cell office:value-type="string" office:string-value="41020" table:style-name="ce1">
            <text:p>41020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282" table:formula="of:=ABS([.F336]-[.G336])" table:style-name="ce11">
            <text:p>3282</text:p>
          </table:table-cell>
          <table:table-cell table:number-columns-repeated="3" table:style-name="ce1"/>
          <table:table-cell office:value-type="float" office:value="37738" table:formula="of:=COUNTIF([.$F$2:.$F$1001];[.$G336])*[.$G336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787 <text:s text:c="2"/>20439</text:p>
          </table:table-cell>
          <table:table-cell table:style-name="ce1"/>
          <table:table-cell office:value-type="string" office:string-value="28787" table:formula="of:=INDEX(COM.MICROSOFT.TEXTSPLIT([Solution.$A337];&quot; &quot;);1)" table:number-matrix-columns-spanned="1" table:number-matrix-rows-spanned="1" table:style-name="ce11">
            <text:p>28787</text:p>
          </table:table-cell>
          <table:table-cell office:value-type="string" office:string-value="20439" table:formula="of:=INDEX(COM.MICROSOFT.TEXTSPLIT([Solution.$A337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41094" table:style-name="ce1">
            <text:p>41094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356" table:formula="of:=ABS([.F337]-[.G337])" table:style-name="ce11">
            <text:p>3356</text:p>
          </table:table-cell>
          <table:table-cell table:number-columns-repeated="3" table:style-name="ce1"/>
          <table:table-cell office:value-type="float" office:value="37738" table:formula="of:=COUNTIF([.$F$2:.$F$1001];[.$G337])*[.$G337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643 <text:s text:c="2"/>47605</text:p>
          </table:table-cell>
          <table:table-cell table:style-name="ce1"/>
          <table:table-cell office:value-type="string" office:string-value="30643" table:formula="of:=INDEX(COM.MICROSOFT.TEXTSPLIT([Solution.$A338];&quot; &quot;);1)" table:number-matrix-columns-spanned="1" table:number-matrix-rows-spanned="1" table:style-name="ce11">
            <text:p>30643</text:p>
          </table:table-cell>
          <table:table-cell office:value-type="string" office:string-value="47605" table:formula="of:=INDEX(COM.MICROSOFT.TEXTSPLIT([Solution.$A338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41145" table:style-name="ce1">
            <text:p>41145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407" table:formula="of:=ABS([.F338]-[.G338])" table:style-name="ce11">
            <text:p>3407</text:p>
          </table:table-cell>
          <table:table-cell table:number-columns-repeated="3" table:style-name="ce1"/>
          <table:table-cell office:value-type="float" office:value="37738" table:formula="of:=COUNTIF([.$F$2:.$F$1001];[.$G338])*[.$G338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779 <text:s text:c="2"/>64469</text:p>
          </table:table-cell>
          <table:table-cell table:style-name="ce1"/>
          <table:table-cell office:value-type="string" office:string-value="97779" table:formula="of:=INDEX(COM.MICROSOFT.TEXTSPLIT([Solution.$A339];&quot; &quot;);1)" table:number-matrix-columns-spanned="1" table:number-matrix-rows-spanned="1" table:style-name="ce11">
            <text:p>97779</text:p>
          </table:table-cell>
          <table:table-cell office:value-type="string" office:string-value="64469" table:formula="of:=INDEX(COM.MICROSOFT.TEXTSPLIT([Solution.$A339];&quot; &quot;; &quot;+&quot;; TRUE);2)" table:number-matrix-columns-spanned="1" table:number-matrix-rows-spanned="1" table:style-name="ce11">
            <text:p>64469</text:p>
          </table:table-cell>
          <table:table-cell table:style-name="ce1"/>
          <table:table-cell office:value-type="string" office:string-value="41250" table:style-name="ce1">
            <text:p>41250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512" table:formula="of:=ABS([.F339]-[.G339])" table:style-name="ce11">
            <text:p>3512</text:p>
          </table:table-cell>
          <table:table-cell table:number-columns-repeated="3" table:style-name="ce1"/>
          <table:table-cell office:value-type="float" office:value="37738" table:formula="of:=COUNTIF([.$F$2:.$F$1001];[.$G339])*[.$G339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060 <text:s text:c="2"/>14581</text:p>
          </table:table-cell>
          <table:table-cell table:style-name="ce1"/>
          <table:table-cell office:value-type="string" office:string-value="18060" table:formula="of:=INDEX(COM.MICROSOFT.TEXTSPLIT([Solution.$A340];&quot; &quot;);1)" table:number-matrix-columns-spanned="1" table:number-matrix-rows-spanned="1" table:style-name="ce11">
            <text:p>18060</text:p>
          </table:table-cell>
          <table:table-cell office:value-type="string" office:string-value="14581" table:formula="of:=INDEX(COM.MICROSOFT.TEXTSPLIT([Solution.$A340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41425" table:style-name="ce1">
            <text:p>41425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687" table:formula="of:=ABS([.F340]-[.G340])" table:style-name="ce11">
            <text:p>3687</text:p>
          </table:table-cell>
          <table:table-cell table:number-columns-repeated="3" table:style-name="ce1"/>
          <table:table-cell office:value-type="float" office:value="37738" table:formula="of:=COUNTIF([.$F$2:.$F$1001];[.$G340])*[.$G340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280 <text:s text:c="2"/>66457</text:p>
          </table:table-cell>
          <table:table-cell table:style-name="ce1"/>
          <table:table-cell office:value-type="string" office:string-value="33280" table:formula="of:=INDEX(COM.MICROSOFT.TEXTSPLIT([Solution.$A341];&quot; &quot;);1)" table:number-matrix-columns-spanned="1" table:number-matrix-rows-spanned="1" table:style-name="ce11">
            <text:p>33280</text:p>
          </table:table-cell>
          <table:table-cell office:value-type="string" office:string-value="66457" table:formula="of:=INDEX(COM.MICROSOFT.TEXTSPLIT([Solution.$A341];&quot; &quot;; &quot;+&quot;; TRUE);2)" table:number-matrix-columns-spanned="1" table:number-matrix-rows-spanned="1" table:style-name="ce11">
            <text:p>66457</text:p>
          </table:table-cell>
          <table:table-cell table:style-name="ce1"/>
          <table:table-cell office:value-type="string" office:string-value="41443" table:style-name="ce1">
            <text:p>41443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705" table:formula="of:=ABS([.F341]-[.G341])" table:style-name="ce11">
            <text:p>3705</text:p>
          </table:table-cell>
          <table:table-cell table:number-columns-repeated="3" table:style-name="ce1"/>
          <table:table-cell office:value-type="float" office:value="37738" table:formula="of:=COUNTIF([.$F$2:.$F$1001];[.$G341])*[.$G341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928 <text:s text:c="2"/>14867</text:p>
          </table:table-cell>
          <table:table-cell table:style-name="ce1"/>
          <table:table-cell office:value-type="string" office:string-value="19928" table:formula="of:=INDEX(COM.MICROSOFT.TEXTSPLIT([Solution.$A342];&quot; &quot;);1)" table:number-matrix-columns-spanned="1" table:number-matrix-rows-spanned="1" table:style-name="ce11">
            <text:p>19928</text:p>
          </table:table-cell>
          <table:table-cell office:value-type="string" office:string-value="14867" table:formula="of:=INDEX(COM.MICROSOFT.TEXTSPLIT([Solution.$A342];&quot; &quot;; &quot;+&quot;; TRUE);2)" table:number-matrix-columns-spanned="1" table:number-matrix-rows-spanned="1" table:style-name="ce11">
            <text:p>14867</text:p>
          </table:table-cell>
          <table:table-cell table:style-name="ce1"/>
          <table:table-cell office:value-type="string" office:string-value="41580" table:style-name="ce1">
            <text:p>41580</text:p>
          </table:table-cell>
          <table:table-cell office:value-type="string" office:string-value="37738" table:style-name="ce1">
            <text:p>37738</text:p>
          </table:table-cell>
          <table:table-cell table:style-name="ce1"/>
          <table:table-cell office:value-type="float" office:value="3842" table:formula="of:=ABS([.F342]-[.G342])" table:style-name="ce11">
            <text:p>3842</text:p>
          </table:table-cell>
          <table:table-cell table:number-columns-repeated="3" table:style-name="ce1"/>
          <table:table-cell office:value-type="float" office:value="37738" table:formula="of:=COUNTIF([.$F$2:.$F$1001];[.$G342])*[.$G342]" table:style-name="ce11">
            <text:p>377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465 <text:s text:c="2"/>21558</text:p>
          </table:table-cell>
          <table:table-cell table:style-name="ce1"/>
          <table:table-cell office:value-type="string" office:string-value="16465" table:formula="of:=INDEX(COM.MICROSOFT.TEXTSPLIT([Solution.$A343];&quot; &quot;);1)" table:number-matrix-columns-spanned="1" table:number-matrix-rows-spanned="1" table:style-name="ce11">
            <text:p>16465</text:p>
          </table:table-cell>
          <table:table-cell office:value-type="string" office:string-value="21558" table:formula="of:=INDEX(COM.MICROSOFT.TEXTSPLIT([Solution.$A343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41621" table:style-name="ce1">
            <text:p>41621</text:p>
          </table:table-cell>
          <table:table-cell office:value-type="string" office:string-value="37784" table:style-name="ce1">
            <text:p>37784</text:p>
          </table:table-cell>
          <table:table-cell table:style-name="ce1"/>
          <table:table-cell office:value-type="float" office:value="3837" table:formula="of:=ABS([.F343]-[.G343])" table:style-name="ce11">
            <text:p>3837</text:p>
          </table:table-cell>
          <table:table-cell table:number-columns-repeated="3" table:style-name="ce1"/>
          <table:table-cell office:value-type="float" office:value="0" table:formula="of:=COUNTIF([.$F$2:.$F$1001];[.$G343])*[.$G34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623 <text:s text:c="2"/>49569</text:p>
          </table:table-cell>
          <table:table-cell table:style-name="ce1"/>
          <table:table-cell office:value-type="string" office:string-value="96623" table:formula="of:=INDEX(COM.MICROSOFT.TEXTSPLIT([Solution.$A344];&quot; &quot;);1)" table:number-matrix-columns-spanned="1" table:number-matrix-rows-spanned="1" table:style-name="ce11">
            <text:p>96623</text:p>
          </table:table-cell>
          <table:table-cell office:value-type="string" office:string-value="49569" table:formula="of:=INDEX(COM.MICROSOFT.TEXTSPLIT([Solution.$A344];&quot; &quot;; &quot;+&quot;; TRUE);2)" table:number-matrix-columns-spanned="1" table:number-matrix-rows-spanned="1" table:style-name="ce11">
            <text:p>49569</text:p>
          </table:table-cell>
          <table:table-cell table:style-name="ce1"/>
          <table:table-cell office:value-type="string" office:string-value="41668" table:style-name="ce1">
            <text:p>41668</text:p>
          </table:table-cell>
          <table:table-cell office:value-type="string" office:string-value="37822" table:style-name="ce1">
            <text:p>37822</text:p>
          </table:table-cell>
          <table:table-cell table:style-name="ce1"/>
          <table:table-cell office:value-type="float" office:value="3846" table:formula="of:=ABS([.F344]-[.G344])" table:style-name="ce11">
            <text:p>3846</text:p>
          </table:table-cell>
          <table:table-cell table:number-columns-repeated="3" table:style-name="ce1"/>
          <table:table-cell office:value-type="float" office:value="0" table:formula="of:=COUNTIF([.$F$2:.$F$1001];[.$G344])*[.$G3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706 <text:s text:c="2"/>36845</text:p>
          </table:table-cell>
          <table:table-cell table:style-name="ce1"/>
          <table:table-cell office:value-type="string" office:string-value="35706" table:formula="of:=INDEX(COM.MICROSOFT.TEXTSPLIT([Solution.$A345];&quot; &quot;);1)" table:number-matrix-columns-spanned="1" table:number-matrix-rows-spanned="1" table:style-name="ce11">
            <text:p>35706</text:p>
          </table:table-cell>
          <table:table-cell office:value-type="string" office:string-value="36845" table:formula="of:=INDEX(COM.MICROSOFT.TEXTSPLIT([Solution.$A345];&quot; &quot;; &quot;+&quot;; TRUE);2)" table:number-matrix-columns-spanned="1" table:number-matrix-rows-spanned="1" table:style-name="ce11">
            <text:p>36845</text:p>
          </table:table-cell>
          <table:table-cell table:style-name="ce1"/>
          <table:table-cell office:value-type="string" office:string-value="41744" table:style-name="ce1">
            <text:p>41744</text:p>
          </table:table-cell>
          <table:table-cell office:value-type="string" office:string-value="38157" table:style-name="ce1">
            <text:p>38157</text:p>
          </table:table-cell>
          <table:table-cell table:style-name="ce1"/>
          <table:table-cell office:value-type="float" office:value="3587" table:formula="of:=ABS([.F345]-[.G345])" table:style-name="ce11">
            <text:p>3587</text:p>
          </table:table-cell>
          <table:table-cell table:number-columns-repeated="3" table:style-name="ce1"/>
          <table:table-cell office:value-type="float" office:value="0" table:formula="of:=COUNTIF([.$F$2:.$F$1001];[.$G345])*[.$G3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824 <text:s text:c="2"/>63236</text:p>
          </table:table-cell>
          <table:table-cell table:style-name="ce1"/>
          <table:table-cell office:value-type="string" office:string-value="19824" table:formula="of:=INDEX(COM.MICROSOFT.TEXTSPLIT([Solution.$A346];&quot; &quot;);1)" table:number-matrix-columns-spanned="1" table:number-matrix-rows-spanned="1" table:style-name="ce11">
            <text:p>19824</text:p>
          </table:table-cell>
          <table:table-cell office:value-type="string" office:string-value="63236" table:formula="of:=INDEX(COM.MICROSOFT.TEXTSPLIT([Solution.$A346];&quot; &quot;; &quot;+&quot;; TRUE);2)" table:number-matrix-columns-spanned="1" table:number-matrix-rows-spanned="1" table:style-name="ce11">
            <text:p>63236</text:p>
          </table:table-cell>
          <table:table-cell table:style-name="ce1"/>
          <table:table-cell office:value-type="string" office:string-value="41748" table:style-name="ce1">
            <text:p>41748</text:p>
          </table:table-cell>
          <table:table-cell office:value-type="string" office:string-value="38458" table:style-name="ce1">
            <text:p>38458</text:p>
          </table:table-cell>
          <table:table-cell table:style-name="ce1"/>
          <table:table-cell office:value-type="float" office:value="3290" table:formula="of:=ABS([.F346]-[.G346])" table:style-name="ce11">
            <text:p>3290</text:p>
          </table:table-cell>
          <table:table-cell table:number-columns-repeated="3" table:style-name="ce1"/>
          <table:table-cell office:value-type="float" office:value="0" table:formula="of:=COUNTIF([.$F$2:.$F$1001];[.$G346])*[.$G3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474 <text:s text:c="2"/>37738</text:p>
          </table:table-cell>
          <table:table-cell table:style-name="ce1"/>
          <table:table-cell office:value-type="string" office:string-value="79474" table:formula="of:=INDEX(COM.MICROSOFT.TEXTSPLIT([Solution.$A347];&quot; &quot;);1)" table:number-matrix-columns-spanned="1" table:number-matrix-rows-spanned="1" table:style-name="ce11">
            <text:p>79474</text:p>
          </table:table-cell>
          <table:table-cell office:value-type="string" office:string-value="37738" table:formula="of:=INDEX(COM.MICROSOFT.TEXTSPLIT([Solution.$A347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41790" table:style-name="ce1">
            <text:p>41790</text:p>
          </table:table-cell>
          <table:table-cell office:value-type="string" office:string-value="38461" table:style-name="ce1">
            <text:p>38461</text:p>
          </table:table-cell>
          <table:table-cell table:style-name="ce1"/>
          <table:table-cell office:value-type="float" office:value="3329" table:formula="of:=ABS([.F347]-[.G347])" table:style-name="ce11">
            <text:p>3329</text:p>
          </table:table-cell>
          <table:table-cell table:number-columns-repeated="3" table:style-name="ce1"/>
          <table:table-cell office:value-type="float" office:value="0" table:formula="of:=COUNTIF([.$F$2:.$F$1001];[.$G347])*[.$G3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368 <text:s text:c="2"/>54936</text:p>
          </table:table-cell>
          <table:table-cell table:style-name="ce1"/>
          <table:table-cell office:value-type="string" office:string-value="46368" table:formula="of:=INDEX(COM.MICROSOFT.TEXTSPLIT([Solution.$A348];&quot; &quot;);1)" table:number-matrix-columns-spanned="1" table:number-matrix-rows-spanned="1" table:style-name="ce11">
            <text:p>46368</text:p>
          </table:table-cell>
          <table:table-cell office:value-type="string" office:string-value="54936" table:formula="of:=INDEX(COM.MICROSOFT.TEXTSPLIT([Solution.$A348];&quot; &quot;; &quot;+&quot;; TRUE);2)" table:number-matrix-columns-spanned="1" table:number-matrix-rows-spanned="1" table:style-name="ce11">
            <text:p>54936</text:p>
          </table:table-cell>
          <table:table-cell table:style-name="ce1"/>
          <table:table-cell office:value-type="string" office:string-value="41957" table:style-name="ce1">
            <text:p>41957</text:p>
          </table:table-cell>
          <table:table-cell office:value-type="string" office:string-value="38466" table:style-name="ce1">
            <text:p>38466</text:p>
          </table:table-cell>
          <table:table-cell table:style-name="ce1"/>
          <table:table-cell office:value-type="float" office:value="3491" table:formula="of:=ABS([.F348]-[.G348])" table:style-name="ce11">
            <text:p>3491</text:p>
          </table:table-cell>
          <table:table-cell table:number-columns-repeated="3" table:style-name="ce1"/>
          <table:table-cell office:value-type="float" office:value="0" table:formula="of:=COUNTIF([.$F$2:.$F$1001];[.$G348])*[.$G3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026 <text:s text:c="2"/>94866</text:p>
          </table:table-cell>
          <table:table-cell table:style-name="ce1"/>
          <table:table-cell office:value-type="string" office:string-value="81026" table:formula="of:=INDEX(COM.MICROSOFT.TEXTSPLIT([Solution.$A349];&quot; &quot;);1)" table:number-matrix-columns-spanned="1" table:number-matrix-rows-spanned="1" table:style-name="ce11">
            <text:p>81026</text:p>
          </table:table-cell>
          <table:table-cell office:value-type="string" office:string-value="94866" table:formula="of:=INDEX(COM.MICROSOFT.TEXTSPLIT([Solution.$A349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42058" table:style-name="ce1">
            <text:p>42058</text:p>
          </table:table-cell>
          <table:table-cell office:value-type="string" office:string-value="38715" table:style-name="ce1">
            <text:p>38715</text:p>
          </table:table-cell>
          <table:table-cell table:style-name="ce1"/>
          <table:table-cell office:value-type="float" office:value="3343" table:formula="of:=ABS([.F349]-[.G349])" table:style-name="ce11">
            <text:p>3343</text:p>
          </table:table-cell>
          <table:table-cell table:number-columns-repeated="3" table:style-name="ce1"/>
          <table:table-cell office:value-type="float" office:value="0" table:formula="of:=COUNTIF([.$F$2:.$F$1001];[.$G349])*[.$G3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845 <text:s text:c="2"/>92731</text:p>
          </table:table-cell>
          <table:table-cell table:style-name="ce1"/>
          <table:table-cell office:value-type="string" office:string-value="74845" table:formula="of:=INDEX(COM.MICROSOFT.TEXTSPLIT([Solution.$A350];&quot; &quot;);1)" table:number-matrix-columns-spanned="1" table:number-matrix-rows-spanned="1" table:style-name="ce11">
            <text:p>74845</text:p>
          </table:table-cell>
          <table:table-cell office:value-type="string" office:string-value="92731" table:formula="of:=INDEX(COM.MICROSOFT.TEXTSPLIT([Solution.$A350];&quot; &quot;; &quot;+&quot;; TRUE);2)" table:number-matrix-columns-spanned="1" table:number-matrix-rows-spanned="1" table:style-name="ce11">
            <text:p>92731</text:p>
          </table:table-cell>
          <table:table-cell table:style-name="ce1"/>
          <table:table-cell office:value-type="string" office:string-value="42100" table:style-name="ce1">
            <text:p>42100</text:p>
          </table:table-cell>
          <table:table-cell office:value-type="string" office:string-value="38899" table:style-name="ce1">
            <text:p>38899</text:p>
          </table:table-cell>
          <table:table-cell table:style-name="ce1"/>
          <table:table-cell office:value-type="float" office:value="3201" table:formula="of:=ABS([.F350]-[.G350])" table:style-name="ce11">
            <text:p>3201</text:p>
          </table:table-cell>
          <table:table-cell table:number-columns-repeated="3" table:style-name="ce1"/>
          <table:table-cell office:value-type="float" office:value="0" table:formula="of:=COUNTIF([.$F$2:.$F$1001];[.$G350])*[.$G3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992 <text:s text:c="2"/>36248</text:p>
          </table:table-cell>
          <table:table-cell table:style-name="ce1"/>
          <table:table-cell office:value-type="string" office:string-value="87992" table:formula="of:=INDEX(COM.MICROSOFT.TEXTSPLIT([Solution.$A351];&quot; &quot;);1)" table:number-matrix-columns-spanned="1" table:number-matrix-rows-spanned="1" table:style-name="ce11">
            <text:p>87992</text:p>
          </table:table-cell>
          <table:table-cell office:value-type="string" office:string-value="36248" table:formula="of:=INDEX(COM.MICROSOFT.TEXTSPLIT([Solution.$A351];&quot; &quot;; &quot;+&quot;; TRUE);2)" table:number-matrix-columns-spanned="1" table:number-matrix-rows-spanned="1" table:style-name="ce11">
            <text:p>36248</text:p>
          </table:table-cell>
          <table:table-cell table:style-name="ce1"/>
          <table:table-cell office:value-type="string" office:string-value="42121" table:style-name="ce1">
            <text:p>42121</text:p>
          </table:table-cell>
          <table:table-cell office:value-type="string" office:string-value="39189" table:style-name="ce1">
            <text:p>39189</text:p>
          </table:table-cell>
          <table:table-cell table:style-name="ce1"/>
          <table:table-cell office:value-type="float" office:value="2932" table:formula="of:=ABS([.F351]-[.G351])" table:style-name="ce11">
            <text:p>2932</text:p>
          </table:table-cell>
          <table:table-cell table:number-columns-repeated="3" table:style-name="ce1"/>
          <table:table-cell office:value-type="float" office:value="0" table:formula="of:=COUNTIF([.$F$2:.$F$1001];[.$G351])*[.$G3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511 <text:s text:c="2"/>91369</text:p>
          </table:table-cell>
          <table:table-cell table:style-name="ce1"/>
          <table:table-cell office:value-type="string" office:string-value="10511" table:formula="of:=INDEX(COM.MICROSOFT.TEXTSPLIT([Solution.$A352];&quot; &quot;);1)" table:number-matrix-columns-spanned="1" table:number-matrix-rows-spanned="1" table:style-name="ce11">
            <text:p>10511</text:p>
          </table:table-cell>
          <table:table-cell office:value-type="string" office:string-value="91369" table:formula="of:=INDEX(COM.MICROSOFT.TEXTSPLIT([Solution.$A352];&quot; &quot;; &quot;+&quot;; TRUE);2)" table:number-matrix-columns-spanned="1" table:number-matrix-rows-spanned="1" table:style-name="ce11">
            <text:p>91369</text:p>
          </table:table-cell>
          <table:table-cell table:style-name="ce1"/>
          <table:table-cell office:value-type="string" office:string-value="42217" table:style-name="ce1">
            <text:p>42217</text:p>
          </table:table-cell>
          <table:table-cell office:value-type="string" office:string-value="39351" table:style-name="ce1">
            <text:p>39351</text:p>
          </table:table-cell>
          <table:table-cell table:style-name="ce1"/>
          <table:table-cell office:value-type="float" office:value="2866" table:formula="of:=ABS([.F352]-[.G352])" table:style-name="ce11">
            <text:p>2866</text:p>
          </table:table-cell>
          <table:table-cell table:number-columns-repeated="3" table:style-name="ce1"/>
          <table:table-cell office:value-type="float" office:value="0" table:formula="of:=COUNTIF([.$F$2:.$F$1001];[.$G352])*[.$G3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541 <text:s text:c="2"/>91132</text:p>
          </table:table-cell>
          <table:table-cell table:style-name="ce1"/>
          <table:table-cell office:value-type="string" office:string-value="17541" table:formula="of:=INDEX(COM.MICROSOFT.TEXTSPLIT([Solution.$A353];&quot; &quot;);1)" table:number-matrix-columns-spanned="1" table:number-matrix-rows-spanned="1" table:style-name="ce11">
            <text:p>17541</text:p>
          </table:table-cell>
          <table:table-cell office:value-type="string" office:string-value="91132" table:formula="of:=INDEX(COM.MICROSOFT.TEXTSPLIT([Solution.$A353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42293" table:style-name="ce1">
            <text:p>42293</text:p>
          </table:table-cell>
          <table:table-cell office:value-type="string" office:string-value="39439" table:style-name="ce1">
            <text:p>39439</text:p>
          </table:table-cell>
          <table:table-cell table:style-name="ce1"/>
          <table:table-cell office:value-type="float" office:value="2854" table:formula="of:=ABS([.F353]-[.G353])" table:style-name="ce11">
            <text:p>2854</text:p>
          </table:table-cell>
          <table:table-cell table:number-columns-repeated="3" table:style-name="ce1"/>
          <table:table-cell office:value-type="float" office:value="0" table:formula="of:=COUNTIF([.$F$2:.$F$1001];[.$G353])*[.$G3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200 <text:s text:c="2"/>54882</text:p>
          </table:table-cell>
          <table:table-cell table:style-name="ce1"/>
          <table:table-cell office:value-type="string" office:string-value="99200" table:formula="of:=INDEX(COM.MICROSOFT.TEXTSPLIT([Solution.$A354];&quot; &quot;);1)" table:number-matrix-columns-spanned="1" table:number-matrix-rows-spanned="1" table:style-name="ce11">
            <text:p>99200</text:p>
          </table:table-cell>
          <table:table-cell office:value-type="string" office:string-value="54882" table:formula="of:=INDEX(COM.MICROSOFT.TEXTSPLIT([Solution.$A354];&quot; &quot;; &quot;+&quot;; TRUE);2)" table:number-matrix-columns-spanned="1" table:number-matrix-rows-spanned="1" table:style-name="ce11">
            <text:p>54882</text:p>
          </table:table-cell>
          <table:table-cell table:style-name="ce1"/>
          <table:table-cell office:value-type="string" office:string-value="42508" table:style-name="ce1">
            <text:p>42508</text:p>
          </table:table-cell>
          <table:table-cell office:value-type="string" office:string-value="39502" table:style-name="ce1">
            <text:p>39502</text:p>
          </table:table-cell>
          <table:table-cell table:style-name="ce1"/>
          <table:table-cell office:value-type="float" office:value="3006" table:formula="of:=ABS([.F354]-[.G354])" table:style-name="ce11">
            <text:p>3006</text:p>
          </table:table-cell>
          <table:table-cell table:number-columns-repeated="3" table:style-name="ce1"/>
          <table:table-cell office:value-type="float" office:value="0" table:formula="of:=COUNTIF([.$F$2:.$F$1001];[.$G354])*[.$G3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088 <text:s text:c="2"/>26663</text:p>
          </table:table-cell>
          <table:table-cell table:style-name="ce1"/>
          <table:table-cell office:value-type="string" office:string-value="92088" table:formula="of:=INDEX(COM.MICROSOFT.TEXTSPLIT([Solution.$A355];&quot; &quot;);1)" table:number-matrix-columns-spanned="1" table:number-matrix-rows-spanned="1" table:style-name="ce11">
            <text:p>92088</text:p>
          </table:table-cell>
          <table:table-cell office:value-type="string" office:string-value="26663" table:formula="of:=INDEX(COM.MICROSOFT.TEXTSPLIT([Solution.$A355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42787" table:style-name="ce1">
            <text:p>42787</text:p>
          </table:table-cell>
          <table:table-cell office:value-type="string" office:string-value="39516" table:style-name="ce1">
            <text:p>39516</text:p>
          </table:table-cell>
          <table:table-cell table:style-name="ce1"/>
          <table:table-cell office:value-type="float" office:value="3271" table:formula="of:=ABS([.F355]-[.G355])" table:style-name="ce11">
            <text:p>3271</text:p>
          </table:table-cell>
          <table:table-cell table:number-columns-repeated="3" table:style-name="ce1"/>
          <table:table-cell office:value-type="float" office:value="0" table:formula="of:=COUNTIF([.$F$2:.$F$1001];[.$G355])*[.$G3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02 <text:s text:c="2"/>96758</text:p>
          </table:table-cell>
          <table:table-cell table:style-name="ce1"/>
          <table:table-cell office:value-type="string" office:string-value="30102" table:formula="of:=INDEX(COM.MICROSOFT.TEXTSPLIT([Solution.$A356];&quot; &quot;);1)" table:number-matrix-columns-spanned="1" table:number-matrix-rows-spanned="1" table:style-name="ce11">
            <text:p>30102</text:p>
          </table:table-cell>
          <table:table-cell office:value-type="string" office:string-value="96758" table:formula="of:=INDEX(COM.MICROSOFT.TEXTSPLIT([Solution.$A356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42859" table:style-name="ce1">
            <text:p>42859</text:p>
          </table:table-cell>
          <table:table-cell office:value-type="string" office:string-value="39926" table:style-name="ce1">
            <text:p>39926</text:p>
          </table:table-cell>
          <table:table-cell table:style-name="ce1"/>
          <table:table-cell office:value-type="float" office:value="2933" table:formula="of:=ABS([.F356]-[.G356])" table:style-name="ce11">
            <text:p>2933</text:p>
          </table:table-cell>
          <table:table-cell table:number-columns-repeated="3" table:style-name="ce1"/>
          <table:table-cell office:value-type="float" office:value="0" table:formula="of:=COUNTIF([.$F$2:.$F$1001];[.$G356])*[.$G3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669 <text:s text:c="2"/>82527</text:p>
          </table:table-cell>
          <table:table-cell table:style-name="ce1"/>
          <table:table-cell office:value-type="string" office:string-value="95669" table:formula="of:=INDEX(COM.MICROSOFT.TEXTSPLIT([Solution.$A357];&quot; &quot;);1)" table:number-matrix-columns-spanned="1" table:number-matrix-rows-spanned="1" table:style-name="ce11">
            <text:p>95669</text:p>
          </table:table-cell>
          <table:table-cell office:value-type="string" office:string-value="82527" table:formula="of:=INDEX(COM.MICROSOFT.TEXTSPLIT([Solution.$A357];&quot; &quot;; &quot;+&quot;; TRUE);2)" table:number-matrix-columns-spanned="1" table:number-matrix-rows-spanned="1" table:style-name="ce11">
            <text:p>82527</text:p>
          </table:table-cell>
          <table:table-cell table:style-name="ce1"/>
          <table:table-cell office:value-type="string" office:string-value="42947" table:style-name="ce1">
            <text:p>42947</text:p>
          </table:table-cell>
          <table:table-cell office:value-type="string" office:string-value="40536" table:style-name="ce1">
            <text:p>40536</text:p>
          </table:table-cell>
          <table:table-cell table:style-name="ce1"/>
          <table:table-cell office:value-type="float" office:value="2411" table:formula="of:=ABS([.F357]-[.G357])" table:style-name="ce11">
            <text:p>2411</text:p>
          </table:table-cell>
          <table:table-cell table:number-columns-repeated="3" table:style-name="ce1"/>
          <table:table-cell office:value-type="float" office:value="0" table:formula="of:=COUNTIF([.$F$2:.$F$1001];[.$G357])*[.$G3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323 <text:s text:c="2"/>37738</text:p>
          </table:table-cell>
          <table:table-cell table:style-name="ce1"/>
          <table:table-cell office:value-type="string" office:string-value="31323" table:formula="of:=INDEX(COM.MICROSOFT.TEXTSPLIT([Solution.$A358];&quot; &quot;);1)" table:number-matrix-columns-spanned="1" table:number-matrix-rows-spanned="1" table:style-name="ce11">
            <text:p>31323</text:p>
          </table:table-cell>
          <table:table-cell office:value-type="string" office:string-value="37738" table:formula="of:=INDEX(COM.MICROSOFT.TEXTSPLIT([Solution.$A358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42984" table:style-name="ce1">
            <text:p>42984</text:p>
          </table:table-cell>
          <table:table-cell office:value-type="string" office:string-value="40625" table:style-name="ce1">
            <text:p>40625</text:p>
          </table:table-cell>
          <table:table-cell table:style-name="ce1"/>
          <table:table-cell office:value-type="float" office:value="2359" table:formula="of:=ABS([.F358]-[.G358])" table:style-name="ce11">
            <text:p>2359</text:p>
          </table:table-cell>
          <table:table-cell table:number-columns-repeated="3" table:style-name="ce1"/>
          <table:table-cell office:value-type="float" office:value="0" table:formula="of:=COUNTIF([.$F$2:.$F$1001];[.$G358])*[.$G3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087 <text:s text:c="2"/>72236</text:p>
          </table:table-cell>
          <table:table-cell table:style-name="ce1"/>
          <table:table-cell office:value-type="string" office:string-value="49087" table:formula="of:=INDEX(COM.MICROSOFT.TEXTSPLIT([Solution.$A359];&quot; &quot;);1)" table:number-matrix-columns-spanned="1" table:number-matrix-rows-spanned="1" table:style-name="ce11">
            <text:p>49087</text:p>
          </table:table-cell>
          <table:table-cell office:value-type="string" office:string-value="72236" table:formula="of:=INDEX(COM.MICROSOFT.TEXTSPLIT([Solution.$A359];&quot; &quot;; &quot;+&quot;; TRUE);2)" table:number-matrix-columns-spanned="1" table:number-matrix-rows-spanned="1" table:style-name="ce11">
            <text:p>72236</text:p>
          </table:table-cell>
          <table:table-cell table:style-name="ce1"/>
          <table:table-cell office:value-type="string" office:string-value="43096" table:style-name="ce1">
            <text:p>43096</text:p>
          </table:table-cell>
          <table:table-cell office:value-type="string" office:string-value="40748" table:style-name="ce1">
            <text:p>40748</text:p>
          </table:table-cell>
          <table:table-cell table:style-name="ce1"/>
          <table:table-cell office:value-type="float" office:value="2348" table:formula="of:=ABS([.F359]-[.G359])" table:style-name="ce11">
            <text:p>2348</text:p>
          </table:table-cell>
          <table:table-cell table:number-columns-repeated="3" table:style-name="ce1"/>
          <table:table-cell office:value-type="float" office:value="0" table:formula="of:=COUNTIF([.$F$2:.$F$1001];[.$G359])*[.$G3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654 <text:s text:c="2"/>58221</text:p>
          </table:table-cell>
          <table:table-cell table:style-name="ce1"/>
          <table:table-cell office:value-type="string" office:string-value="13654" table:formula="of:=INDEX(COM.MICROSOFT.TEXTSPLIT([Solution.$A360];&quot; &quot;);1)" table:number-matrix-columns-spanned="1" table:number-matrix-rows-spanned="1" table:style-name="ce11">
            <text:p>13654</text:p>
          </table:table-cell>
          <table:table-cell office:value-type="string" office:string-value="58221" table:formula="of:=INDEX(COM.MICROSOFT.TEXTSPLIT([Solution.$A360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43136" table:style-name="ce1">
            <text:p>43136</text:p>
          </table:table-cell>
          <table:table-cell office:value-type="string" office:string-value="40755" table:style-name="ce1">
            <text:p>40755</text:p>
          </table:table-cell>
          <table:table-cell table:style-name="ce1"/>
          <table:table-cell office:value-type="float" office:value="2381" table:formula="of:=ABS([.F360]-[.G360])" table:style-name="ce11">
            <text:p>2381</text:p>
          </table:table-cell>
          <table:table-cell table:number-columns-repeated="3" table:style-name="ce1"/>
          <table:table-cell office:value-type="float" office:value="0" table:formula="of:=COUNTIF([.$F$2:.$F$1001];[.$G360])*[.$G3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957 <text:s text:c="2"/>29009</text:p>
          </table:table-cell>
          <table:table-cell table:style-name="ce1"/>
          <table:table-cell office:value-type="string" office:string-value="41957" table:formula="of:=INDEX(COM.MICROSOFT.TEXTSPLIT([Solution.$A361];&quot; &quot;);1)" table:number-matrix-columns-spanned="1" table:number-matrix-rows-spanned="1" table:style-name="ce11">
            <text:p>41957</text:p>
          </table:table-cell>
          <table:table-cell office:value-type="string" office:string-value="29009" table:formula="of:=INDEX(COM.MICROSOFT.TEXTSPLIT([Solution.$A361];&quot; &quot;; &quot;+&quot;; TRUE);2)" table:number-matrix-columns-spanned="1" table:number-matrix-rows-spanned="1" table:style-name="ce11">
            <text:p>29009</text:p>
          </table:table-cell>
          <table:table-cell table:style-name="ce1"/>
          <table:table-cell office:value-type="string" office:string-value="43227" table:style-name="ce1">
            <text:p>43227</text:p>
          </table:table-cell>
          <table:table-cell office:value-type="string" office:string-value="40847" table:style-name="ce1">
            <text:p>40847</text:p>
          </table:table-cell>
          <table:table-cell table:style-name="ce1"/>
          <table:table-cell office:value-type="float" office:value="2380" table:formula="of:=ABS([.F361]-[.G361])" table:style-name="ce11">
            <text:p>2380</text:p>
          </table:table-cell>
          <table:table-cell table:number-columns-repeated="3" table:style-name="ce1"/>
          <table:table-cell office:value-type="float" office:value="0" table:formula="of:=COUNTIF([.$F$2:.$F$1001];[.$G361])*[.$G36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672 <text:s text:c="2"/>60755</text:p>
          </table:table-cell>
          <table:table-cell table:style-name="ce1"/>
          <table:table-cell office:value-type="string" office:string-value="69672" table:formula="of:=INDEX(COM.MICROSOFT.TEXTSPLIT([Solution.$A362];&quot; &quot;);1)" table:number-matrix-columns-spanned="1" table:number-matrix-rows-spanned="1" table:style-name="ce11">
            <text:p>69672</text:p>
          </table:table-cell>
          <table:table-cell office:value-type="string" office:string-value="60755" table:formula="of:=INDEX(COM.MICROSOFT.TEXTSPLIT([Solution.$A362];&quot; &quot;; &quot;+&quot;; TRUE);2)" table:number-matrix-columns-spanned="1" table:number-matrix-rows-spanned="1" table:style-name="ce11">
            <text:p>60755</text:p>
          </table:table-cell>
          <table:table-cell table:style-name="ce1"/>
          <table:table-cell office:value-type="string" office:string-value="43242" table:style-name="ce1">
            <text:p>43242</text:p>
          </table:table-cell>
          <table:table-cell office:value-type="string" office:string-value="40865" table:style-name="ce1">
            <text:p>40865</text:p>
          </table:table-cell>
          <table:table-cell table:style-name="ce1"/>
          <table:table-cell office:value-type="float" office:value="2377" table:formula="of:=ABS([.F362]-[.G362])" table:style-name="ce11">
            <text:p>2377</text:p>
          </table:table-cell>
          <table:table-cell table:number-columns-repeated="3" table:style-name="ce1"/>
          <table:table-cell office:value-type="float" office:value="0" table:formula="of:=COUNTIF([.$F$2:.$F$1001];[.$G362])*[.$G36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457 <text:s text:c="2"/>45040</text:p>
          </table:table-cell>
          <table:table-cell table:style-name="ce1"/>
          <table:table-cell office:value-type="string" office:string-value="73457" table:formula="of:=INDEX(COM.MICROSOFT.TEXTSPLIT([Solution.$A363];&quot; &quot;);1)" table:number-matrix-columns-spanned="1" table:number-matrix-rows-spanned="1" table:style-name="ce11">
            <text:p>73457</text:p>
          </table:table-cell>
          <table:table-cell office:value-type="string" office:string-value="45040" table:formula="of:=INDEX(COM.MICROSOFT.TEXTSPLIT([Solution.$A363];&quot; &quot;; &quot;+&quot;; TRUE);2)" table:number-matrix-columns-spanned="1" table:number-matrix-rows-spanned="1" table:style-name="ce11">
            <text:p>45040</text:p>
          </table:table-cell>
          <table:table-cell table:style-name="ce1"/>
          <table:table-cell office:value-type="string" office:string-value="43317" table:style-name="ce1">
            <text:p>43317</text:p>
          </table:table-cell>
          <table:table-cell office:value-type="string" office:string-value="41226" table:style-name="ce1">
            <text:p>41226</text:p>
          </table:table-cell>
          <table:table-cell table:style-name="ce1"/>
          <table:table-cell office:value-type="float" office:value="2091" table:formula="of:=ABS([.F363]-[.G363])" table:style-name="ce11">
            <text:p>2091</text:p>
          </table:table-cell>
          <table:table-cell table:number-columns-repeated="3" table:style-name="ce1"/>
          <table:table-cell office:value-type="float" office:value="0" table:formula="of:=COUNTIF([.$F$2:.$F$1001];[.$G363])*[.$G36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851 <text:s text:c="2"/>76537</text:p>
          </table:table-cell>
          <table:table-cell table:style-name="ce1"/>
          <table:table-cell office:value-type="string" office:string-value="69851" table:formula="of:=INDEX(COM.MICROSOFT.TEXTSPLIT([Solution.$A364];&quot; &quot;);1)" table:number-matrix-columns-spanned="1" table:number-matrix-rows-spanned="1" table:style-name="ce11">
            <text:p>69851</text:p>
          </table:table-cell>
          <table:table-cell office:value-type="string" office:string-value="76537" table:formula="of:=INDEX(COM.MICROSOFT.TEXTSPLIT([Solution.$A364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43371" table:style-name="ce1">
            <text:p>43371</text:p>
          </table:table-cell>
          <table:table-cell office:value-type="string" office:string-value="41306" table:style-name="ce1">
            <text:p>41306</text:p>
          </table:table-cell>
          <table:table-cell table:style-name="ce1"/>
          <table:table-cell office:value-type="float" office:value="2065" table:formula="of:=ABS([.F364]-[.G364])" table:style-name="ce11">
            <text:p>2065</text:p>
          </table:table-cell>
          <table:table-cell table:number-columns-repeated="3" table:style-name="ce1"/>
          <table:table-cell office:value-type="float" office:value="0" table:formula="of:=COUNTIF([.$F$2:.$F$1001];[.$G364])*[.$G36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708 <text:s text:c="2"/>72524</text:p>
          </table:table-cell>
          <table:table-cell table:style-name="ce1"/>
          <table:table-cell office:value-type="string" office:string-value="51708" table:formula="of:=INDEX(COM.MICROSOFT.TEXTSPLIT([Solution.$A365];&quot; &quot;);1)" table:number-matrix-columns-spanned="1" table:number-matrix-rows-spanned="1" table:style-name="ce11">
            <text:p>51708</text:p>
          </table:table-cell>
          <table:table-cell office:value-type="string" office:string-value="72524" table:formula="of:=INDEX(COM.MICROSOFT.TEXTSPLIT([Solution.$A365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43551" table:style-name="ce1">
            <text:p>43551</text:p>
          </table:table-cell>
          <table:table-cell office:value-type="string" office:string-value="41678" table:style-name="ce1">
            <text:p>41678</text:p>
          </table:table-cell>
          <table:table-cell table:style-name="ce1"/>
          <table:table-cell office:value-type="float" office:value="1873" table:formula="of:=ABS([.F365]-[.G365])" table:style-name="ce11">
            <text:p>1873</text:p>
          </table:table-cell>
          <table:table-cell table:number-columns-repeated="3" table:style-name="ce1"/>
          <table:table-cell office:value-type="float" office:value="0" table:formula="of:=COUNTIF([.$F$2:.$F$1001];[.$G365])*[.$G36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752 <text:s text:c="2"/>73194</text:p>
          </table:table-cell>
          <table:table-cell table:style-name="ce1"/>
          <table:table-cell office:value-type="string" office:string-value="81752" table:formula="of:=INDEX(COM.MICROSOFT.TEXTSPLIT([Solution.$A366];&quot; &quot;);1)" table:number-matrix-columns-spanned="1" table:number-matrix-rows-spanned="1" table:style-name="ce11">
            <text:p>81752</text:p>
          </table:table-cell>
          <table:table-cell office:value-type="string" office:string-value="73194" table:formula="of:=INDEX(COM.MICROSOFT.TEXTSPLIT([Solution.$A366];&quot; &quot;; &quot;+&quot;; TRUE);2)" table:number-matrix-columns-spanned="1" table:number-matrix-rows-spanned="1" table:style-name="ce11">
            <text:p>73194</text:p>
          </table:table-cell>
          <table:table-cell table:style-name="ce1"/>
          <table:table-cell office:value-type="string" office:string-value="43597" table:style-name="ce1">
            <text:p>43597</text:p>
          </table:table-cell>
          <table:table-cell office:value-type="string" office:string-value="41704" table:style-name="ce1">
            <text:p>41704</text:p>
          </table:table-cell>
          <table:table-cell table:style-name="ce1"/>
          <table:table-cell office:value-type="float" office:value="1893" table:formula="of:=ABS([.F366]-[.G366])" table:style-name="ce11">
            <text:p>1893</text:p>
          </table:table-cell>
          <table:table-cell table:number-columns-repeated="3" table:style-name="ce1"/>
          <table:table-cell office:value-type="float" office:value="0" table:formula="of:=COUNTIF([.$F$2:.$F$1001];[.$G366])*[.$G3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100 <text:s text:c="2"/>44337</text:p>
          </table:table-cell>
          <table:table-cell table:style-name="ce1"/>
          <table:table-cell office:value-type="string" office:string-value="42100" table:formula="of:=INDEX(COM.MICROSOFT.TEXTSPLIT([Solution.$A367];&quot; &quot;);1)" table:number-matrix-columns-spanned="1" table:number-matrix-rows-spanned="1" table:style-name="ce11">
            <text:p>42100</text:p>
          </table:table-cell>
          <table:table-cell office:value-type="string" office:string-value="44337" table:formula="of:=INDEX(COM.MICROSOFT.TEXTSPLIT([Solution.$A367];&quot; &quot;; &quot;+&quot;; TRUE);2)" table:number-matrix-columns-spanned="1" table:number-matrix-rows-spanned="1" table:style-name="ce11">
            <text:p>44337</text:p>
          </table:table-cell>
          <table:table-cell table:style-name="ce1"/>
          <table:table-cell office:value-type="string" office:string-value="43612" table:style-name="ce1">
            <text:p>43612</text:p>
          </table:table-cell>
          <table:table-cell office:value-type="string" office:string-value="41770" table:style-name="ce1">
            <text:p>41770</text:p>
          </table:table-cell>
          <table:table-cell table:style-name="ce1"/>
          <table:table-cell office:value-type="float" office:value="1842" table:formula="of:=ABS([.F367]-[.G367])" table:style-name="ce11">
            <text:p>1842</text:p>
          </table:table-cell>
          <table:table-cell table:number-columns-repeated="3" table:style-name="ce1"/>
          <table:table-cell office:value-type="float" office:value="0" table:formula="of:=COUNTIF([.$F$2:.$F$1001];[.$G367])*[.$G3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676 <text:s text:c="2"/>34696</text:p>
          </table:table-cell>
          <table:table-cell table:style-name="ce1"/>
          <table:table-cell office:value-type="string" office:string-value="65676" table:formula="of:=INDEX(COM.MICROSOFT.TEXTSPLIT([Solution.$A368];&quot; &quot;);1)" table:number-matrix-columns-spanned="1" table:number-matrix-rows-spanned="1" table:style-name="ce11">
            <text:p>65676</text:p>
          </table:table-cell>
          <table:table-cell office:value-type="string" office:string-value="34696" table:formula="of:=INDEX(COM.MICROSOFT.TEXTSPLIT([Solution.$A368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43651" table:style-name="ce1">
            <text:p>43651</text:p>
          </table:table-cell>
          <table:table-cell office:value-type="string" office:string-value="41951" table:style-name="ce1">
            <text:p>41951</text:p>
          </table:table-cell>
          <table:table-cell table:style-name="ce1"/>
          <table:table-cell office:value-type="float" office:value="1700" table:formula="of:=ABS([.F368]-[.G368])" table:style-name="ce11">
            <text:p>1700</text:p>
          </table:table-cell>
          <table:table-cell table:number-columns-repeated="3" table:style-name="ce1"/>
          <table:table-cell office:value-type="float" office:value="0" table:formula="of:=COUNTIF([.$F$2:.$F$1001];[.$G368])*[.$G3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173 <text:s text:c="2"/>98833</text:p>
          </table:table-cell>
          <table:table-cell table:style-name="ce1"/>
          <table:table-cell office:value-type="string" office:string-value="67173" table:formula="of:=INDEX(COM.MICROSOFT.TEXTSPLIT([Solution.$A369];&quot; &quot;);1)" table:number-matrix-columns-spanned="1" table:number-matrix-rows-spanned="1" table:style-name="ce11">
            <text:p>67173</text:p>
          </table:table-cell>
          <table:table-cell office:value-type="string" office:string-value="98833" table:formula="of:=INDEX(COM.MICROSOFT.TEXTSPLIT([Solution.$A369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43673" table:style-name="ce1">
            <text:p>43673</text:p>
          </table:table-cell>
          <table:table-cell office:value-type="string" office:string-value="42043" table:style-name="ce1">
            <text:p>42043</text:p>
          </table:table-cell>
          <table:table-cell table:style-name="ce1"/>
          <table:table-cell office:value-type="float" office:value="1630" table:formula="of:=ABS([.F369]-[.G369])" table:style-name="ce11">
            <text:p>1630</text:p>
          </table:table-cell>
          <table:table-cell table:number-columns-repeated="3" table:style-name="ce1"/>
          <table:table-cell office:value-type="float" office:value="0" table:formula="of:=COUNTIF([.$F$2:.$F$1001];[.$G369])*[.$G36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955 <text:s text:c="2"/>90163</text:p>
          </table:table-cell>
          <table:table-cell table:style-name="ce1"/>
          <table:table-cell office:value-type="string" office:string-value="56955" table:formula="of:=INDEX(COM.MICROSOFT.TEXTSPLIT([Solution.$A370];&quot; &quot;);1)" table:number-matrix-columns-spanned="1" table:number-matrix-rows-spanned="1" table:style-name="ce11">
            <text:p>56955</text:p>
          </table:table-cell>
          <table:table-cell office:value-type="string" office:string-value="90163" table:formula="of:=INDEX(COM.MICROSOFT.TEXTSPLIT([Solution.$A370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43690" table:style-name="ce1">
            <text:p>43690</text:p>
          </table:table-cell>
          <table:table-cell office:value-type="string" office:string-value="42310" table:style-name="ce1">
            <text:p>42310</text:p>
          </table:table-cell>
          <table:table-cell table:style-name="ce1"/>
          <table:table-cell office:value-type="float" office:value="1380" table:formula="of:=ABS([.F370]-[.G370])" table:style-name="ce11">
            <text:p>1380</text:p>
          </table:table-cell>
          <table:table-cell table:number-columns-repeated="3" table:style-name="ce1"/>
          <table:table-cell office:value-type="float" office:value="0" table:formula="of:=COUNTIF([.$F$2:.$F$1001];[.$G370])*[.$G37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605 <text:s text:c="2"/>90973</text:p>
          </table:table-cell>
          <table:table-cell table:style-name="ce1"/>
          <table:table-cell office:value-type="string" office:string-value="47605" table:formula="of:=INDEX(COM.MICROSOFT.TEXTSPLIT([Solution.$A371];&quot; &quot;);1)" table:number-matrix-columns-spanned="1" table:number-matrix-rows-spanned="1" table:style-name="ce11">
            <text:p>47605</text:p>
          </table:table-cell>
          <table:table-cell office:value-type="string" office:string-value="90973" table:formula="of:=INDEX(COM.MICROSOFT.TEXTSPLIT([Solution.$A371];&quot; &quot;; &quot;+&quot;; TRUE);2)" table:number-matrix-columns-spanned="1" table:number-matrix-rows-spanned="1" table:style-name="ce11">
            <text:p>90973</text:p>
          </table:table-cell>
          <table:table-cell table:style-name="ce1"/>
          <table:table-cell office:value-type="string" office:string-value="43840" table:style-name="ce1">
            <text:p>43840</text:p>
          </table:table-cell>
          <table:table-cell office:value-type="string" office:string-value="42388" table:style-name="ce1">
            <text:p>42388</text:p>
          </table:table-cell>
          <table:table-cell table:style-name="ce1"/>
          <table:table-cell office:value-type="float" office:value="1452" table:formula="of:=ABS([.F371]-[.G371])" table:style-name="ce11">
            <text:p>1452</text:p>
          </table:table-cell>
          <table:table-cell table:number-columns-repeated="3" table:style-name="ce1"/>
          <table:table-cell office:value-type="float" office:value="0" table:formula="of:=COUNTIF([.$F$2:.$F$1001];[.$G371])*[.$G37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609 <text:s text:c="2"/>14581</text:p>
          </table:table-cell>
          <table:table-cell table:style-name="ce1"/>
          <table:table-cell office:value-type="string" office:string-value="56609" table:formula="of:=INDEX(COM.MICROSOFT.TEXTSPLIT([Solution.$A372];&quot; &quot;);1)" table:number-matrix-columns-spanned="1" table:number-matrix-rows-spanned="1" table:style-name="ce11">
            <text:p>56609</text:p>
          </table:table-cell>
          <table:table-cell office:value-type="string" office:string-value="14581" table:formula="of:=INDEX(COM.MICROSOFT.TEXTSPLIT([Solution.$A372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43850" table:style-name="ce1">
            <text:p>43850</text:p>
          </table:table-cell>
          <table:table-cell office:value-type="string" office:string-value="42529" table:style-name="ce1">
            <text:p>42529</text:p>
          </table:table-cell>
          <table:table-cell table:style-name="ce1"/>
          <table:table-cell office:value-type="float" office:value="1321" table:formula="of:=ABS([.F372]-[.G372])" table:style-name="ce11">
            <text:p>1321</text:p>
          </table:table-cell>
          <table:table-cell table:number-columns-repeated="3" table:style-name="ce1"/>
          <table:table-cell office:value-type="float" office:value="0" table:formula="of:=COUNTIF([.$F$2:.$F$1001];[.$G372])*[.$G3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803 <text:s text:c="2"/>60138</text:p>
          </table:table-cell>
          <table:table-cell table:style-name="ce1"/>
          <table:table-cell office:value-type="string" office:string-value="96803" table:formula="of:=INDEX(COM.MICROSOFT.TEXTSPLIT([Solution.$A373];&quot; &quot;);1)" table:number-matrix-columns-spanned="1" table:number-matrix-rows-spanned="1" table:style-name="ce11">
            <text:p>96803</text:p>
          </table:table-cell>
          <table:table-cell office:value-type="string" office:string-value="60138" table:formula="of:=INDEX(COM.MICROSOFT.TEXTSPLIT([Solution.$A373];&quot; &quot;; &quot;+&quot;; TRUE);2)" table:number-matrix-columns-spanned="1" table:number-matrix-rows-spanned="1" table:style-name="ce11">
            <text:p>60138</text:p>
          </table:table-cell>
          <table:table-cell table:style-name="ce1"/>
          <table:table-cell office:value-type="string" office:string-value="43964" table:style-name="ce1">
            <text:p>43964</text:p>
          </table:table-cell>
          <table:table-cell office:value-type="string" office:string-value="42652" table:style-name="ce1">
            <text:p>42652</text:p>
          </table:table-cell>
          <table:table-cell table:style-name="ce1"/>
          <table:table-cell office:value-type="float" office:value="1312" table:formula="of:=ABS([.F373]-[.G373])" table:style-name="ce11">
            <text:p>1312</text:p>
          </table:table-cell>
          <table:table-cell table:number-columns-repeated="3" table:style-name="ce1"/>
          <table:table-cell office:value-type="float" office:value="0" table:formula="of:=COUNTIF([.$F$2:.$F$1001];[.$G373])*[.$G3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037 <text:s text:c="2"/>74800</text:p>
          </table:table-cell>
          <table:table-cell table:style-name="ce1"/>
          <table:table-cell office:value-type="string" office:string-value="20037" table:formula="of:=INDEX(COM.MICROSOFT.TEXTSPLIT([Solution.$A374];&quot; &quot;);1)" table:number-matrix-columns-spanned="1" table:number-matrix-rows-spanned="1" table:style-name="ce11">
            <text:p>20037</text:p>
          </table:table-cell>
          <table:table-cell office:value-type="string" office:string-value="74800" table:formula="of:=INDEX(COM.MICROSOFT.TEXTSPLIT([Solution.$A374];&quot; &quot;; &quot;+&quot;; TRUE);2)" table:number-matrix-columns-spanned="1" table:number-matrix-rows-spanned="1" table:style-name="ce11">
            <text:p>74800</text:p>
          </table:table-cell>
          <table:table-cell table:style-name="ce1"/>
          <table:table-cell office:value-type="string" office:string-value="44026" table:style-name="ce1">
            <text:p>44026</text:p>
          </table:table-cell>
          <table:table-cell office:value-type="string" office:string-value="42760" table:style-name="ce1">
            <text:p>42760</text:p>
          </table:table-cell>
          <table:table-cell table:style-name="ce1"/>
          <table:table-cell office:value-type="float" office:value="1266" table:formula="of:=ABS([.F374]-[.G374])" table:style-name="ce11">
            <text:p>1266</text:p>
          </table:table-cell>
          <table:table-cell table:number-columns-repeated="3" table:style-name="ce1"/>
          <table:table-cell office:value-type="float" office:value="0" table:formula="of:=COUNTIF([.$F$2:.$F$1001];[.$G374])*[.$G3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578 <text:s text:c="2"/>13172</text:p>
          </table:table-cell>
          <table:table-cell table:style-name="ce1"/>
          <table:table-cell office:value-type="string" office:string-value="84578" table:formula="of:=INDEX(COM.MICROSOFT.TEXTSPLIT([Solution.$A375];&quot; &quot;);1)" table:number-matrix-columns-spanned="1" table:number-matrix-rows-spanned="1" table:style-name="ce11">
            <text:p>84578</text:p>
          </table:table-cell>
          <table:table-cell office:value-type="string" office:string-value="13172" table:formula="of:=INDEX(COM.MICROSOFT.TEXTSPLIT([Solution.$A375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44407" table:style-name="ce1">
            <text:p>44407</text:p>
          </table:table-cell>
          <table:table-cell office:value-type="string" office:string-value="42891" table:style-name="ce1">
            <text:p>42891</text:p>
          </table:table-cell>
          <table:table-cell table:style-name="ce1"/>
          <table:table-cell office:value-type="float" office:value="1516" table:formula="of:=ABS([.F375]-[.G375])" table:style-name="ce11">
            <text:p>1516</text:p>
          </table:table-cell>
          <table:table-cell table:number-columns-repeated="3" table:style-name="ce1"/>
          <table:table-cell office:value-type="float" office:value="0" table:formula="of:=COUNTIF([.$F$2:.$F$1001];[.$G375])*[.$G3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603 <text:s text:c="2"/>60215</text:p>
          </table:table-cell>
          <table:table-cell table:style-name="ce1"/>
          <table:table-cell office:value-type="string" office:string-value="73603" table:formula="of:=INDEX(COM.MICROSOFT.TEXTSPLIT([Solution.$A376];&quot; &quot;);1)" table:number-matrix-columns-spanned="1" table:number-matrix-rows-spanned="1" table:style-name="ce11">
            <text:p>73603</text:p>
          </table:table-cell>
          <table:table-cell office:value-type="string" office:string-value="60215" table:formula="of:=INDEX(COM.MICROSOFT.TEXTSPLIT([Solution.$A376];&quot; &quot;; &quot;+&quot;; TRUE);2)" table:number-matrix-columns-spanned="1" table:number-matrix-rows-spanned="1" table:style-name="ce11">
            <text:p>60215</text:p>
          </table:table-cell>
          <table:table-cell table:style-name="ce1"/>
          <table:table-cell office:value-type="string" office:string-value="44614" table:style-name="ce1">
            <text:p>44614</text:p>
          </table:table-cell>
          <table:table-cell office:value-type="string" office:string-value="43127" table:style-name="ce1">
            <text:p>43127</text:p>
          </table:table-cell>
          <table:table-cell table:style-name="ce1"/>
          <table:table-cell office:value-type="float" office:value="1487" table:formula="of:=ABS([.F376]-[.G376])" table:style-name="ce11">
            <text:p>1487</text:p>
          </table:table-cell>
          <table:table-cell table:number-columns-repeated="3" table:style-name="ce1"/>
          <table:table-cell office:value-type="float" office:value="0" table:formula="of:=COUNTIF([.$F$2:.$F$1001];[.$G376])*[.$G3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774 <text:s text:c="2"/>63078</text:p>
          </table:table-cell>
          <table:table-cell table:style-name="ce1"/>
          <table:table-cell office:value-type="string" office:string-value="26774" table:formula="of:=INDEX(COM.MICROSOFT.TEXTSPLIT([Solution.$A377];&quot; &quot;);1)" table:number-matrix-columns-spanned="1" table:number-matrix-rows-spanned="1" table:style-name="ce11">
            <text:p>26774</text:p>
          </table:table-cell>
          <table:table-cell office:value-type="string" office:string-value="63078" table:formula="of:=INDEX(COM.MICROSOFT.TEXTSPLIT([Solution.$A377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44701" table:style-name="ce1">
            <text:p>44701</text:p>
          </table:table-cell>
          <table:table-cell office:value-type="string" office:string-value="43658" table:style-name="ce1">
            <text:p>43658</text:p>
          </table:table-cell>
          <table:table-cell table:style-name="ce1"/>
          <table:table-cell office:value-type="float" office:value="1043" table:formula="of:=ABS([.F377]-[.G377])" table:style-name="ce11">
            <text:p>1043</text:p>
          </table:table-cell>
          <table:table-cell table:number-columns-repeated="3" table:style-name="ce1"/>
          <table:table-cell office:value-type="float" office:value="0" table:formula="of:=COUNTIF([.$F$2:.$F$1001];[.$G377])*[.$G3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717 <text:s text:c="2"/>60331</text:p>
          </table:table-cell>
          <table:table-cell table:style-name="ce1"/>
          <table:table-cell office:value-type="string" office:string-value="69717" table:formula="of:=INDEX(COM.MICROSOFT.TEXTSPLIT([Solution.$A378];&quot; &quot;);1)" table:number-matrix-columns-spanned="1" table:number-matrix-rows-spanned="1" table:style-name="ce11">
            <text:p>69717</text:p>
          </table:table-cell>
          <table:table-cell office:value-type="string" office:string-value="60331" table:formula="of:=INDEX(COM.MICROSOFT.TEXTSPLIT([Solution.$A378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44800" table:style-name="ce1">
            <text:p>44800</text:p>
          </table:table-cell>
          <table:table-cell office:value-type="string" office:string-value="43676" table:style-name="ce1">
            <text:p>43676</text:p>
          </table:table-cell>
          <table:table-cell table:style-name="ce1"/>
          <table:table-cell office:value-type="float" office:value="1124" table:formula="of:=ABS([.F378]-[.G378])" table:style-name="ce11">
            <text:p>1124</text:p>
          </table:table-cell>
          <table:table-cell table:number-columns-repeated="3" table:style-name="ce1"/>
          <table:table-cell office:value-type="float" office:value="0" table:formula="of:=COUNTIF([.$F$2:.$F$1001];[.$G378])*[.$G3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769 <text:s text:c="2"/>31133</text:p>
          </table:table-cell>
          <table:table-cell table:style-name="ce1"/>
          <table:table-cell office:value-type="string" office:string-value="25769" table:formula="of:=INDEX(COM.MICROSOFT.TEXTSPLIT([Solution.$A379];&quot; &quot;);1)" table:number-matrix-columns-spanned="1" table:number-matrix-rows-spanned="1" table:style-name="ce11">
            <text:p>25769</text:p>
          </table:table-cell>
          <table:table-cell office:value-type="string" office:string-value="31133" table:formula="of:=INDEX(COM.MICROSOFT.TEXTSPLIT([Solution.$A379];&quot; &quot;; &quot;+&quot;; TRUE);2)" table:number-matrix-columns-spanned="1" table:number-matrix-rows-spanned="1" table:style-name="ce11">
            <text:p>31133</text:p>
          </table:table-cell>
          <table:table-cell table:style-name="ce1"/>
          <table:table-cell office:value-type="string" office:string-value="44869" table:style-name="ce1">
            <text:p>44869</text:p>
          </table:table-cell>
          <table:table-cell office:value-type="string" office:string-value="43979" table:style-name="ce1">
            <text:p>43979</text:p>
          </table:table-cell>
          <table:table-cell table:style-name="ce1"/>
          <table:table-cell office:value-type="float" office:value="890" table:formula="of:=ABS([.F379]-[.G379])" table:style-name="ce11">
            <text:p>890</text:p>
          </table:table-cell>
          <table:table-cell table:number-columns-repeated="3" table:style-name="ce1"/>
          <table:table-cell office:value-type="float" office:value="0" table:formula="of:=COUNTIF([.$F$2:.$F$1001];[.$G379])*[.$G3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193 <text:s text:c="2"/>33467</text:p>
          </table:table-cell>
          <table:table-cell table:style-name="ce1"/>
          <table:table-cell office:value-type="string" office:string-value="65193" table:formula="of:=INDEX(COM.MICROSOFT.TEXTSPLIT([Solution.$A380];&quot; &quot;);1)" table:number-matrix-columns-spanned="1" table:number-matrix-rows-spanned="1" table:style-name="ce11">
            <text:p>65193</text:p>
          </table:table-cell>
          <table:table-cell office:value-type="string" office:string-value="33467" table:formula="of:=INDEX(COM.MICROSOFT.TEXTSPLIT([Solution.$A380];&quot; &quot;; &quot;+&quot;; TRUE);2)" table:number-matrix-columns-spanned="1" table:number-matrix-rows-spanned="1" table:style-name="ce11">
            <text:p>33467</text:p>
          </table:table-cell>
          <table:table-cell table:style-name="ce1"/>
          <table:table-cell office:value-type="string" office:string-value="44957" table:style-name="ce1">
            <text:p>44957</text:p>
          </table:table-cell>
          <table:table-cell office:value-type="string" office:string-value="44337" table:style-name="ce1">
            <text:p>44337</text:p>
          </table:table-cell>
          <table:table-cell table:style-name="ce1"/>
          <table:table-cell office:value-type="float" office:value="620" table:formula="of:=ABS([.F380]-[.G380])" table:style-name="ce11">
            <text:p>620</text:p>
          </table:table-cell>
          <table:table-cell table:number-columns-repeated="3" table:style-name="ce1"/>
          <table:table-cell office:value-type="float" office:value="0" table:formula="of:=COUNTIF([.$F$2:.$F$1001];[.$G380])*[.$G3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993 <text:s text:c="2"/>86165</text:p>
          </table:table-cell>
          <table:table-cell table:style-name="ce1"/>
          <table:table-cell office:value-type="string" office:string-value="68993" table:formula="of:=INDEX(COM.MICROSOFT.TEXTSPLIT([Solution.$A381];&quot; &quot;);1)" table:number-matrix-columns-spanned="1" table:number-matrix-rows-spanned="1" table:style-name="ce11">
            <text:p>68993</text:p>
          </table:table-cell>
          <table:table-cell office:value-type="string" office:string-value="86165" table:formula="of:=INDEX(COM.MICROSOFT.TEXTSPLIT([Solution.$A381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45047" table:style-name="ce1">
            <text:p>45047</text:p>
          </table:table-cell>
          <table:table-cell office:value-type="string" office:string-value="44508" table:style-name="ce1">
            <text:p>44508</text:p>
          </table:table-cell>
          <table:table-cell table:style-name="ce1"/>
          <table:table-cell office:value-type="float" office:value="539" table:formula="of:=ABS([.F381]-[.G381])" table:style-name="ce11">
            <text:p>539</text:p>
          </table:table-cell>
          <table:table-cell table:number-columns-repeated="3" table:style-name="ce1"/>
          <table:table-cell office:value-type="float" office:value="0" table:formula="of:=COUNTIF([.$F$2:.$F$1001];[.$G381])*[.$G3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290 <text:s text:c="2"/>58673</text:p>
          </table:table-cell>
          <table:table-cell table:style-name="ce1"/>
          <table:table-cell office:value-type="string" office:string-value="31290" table:formula="of:=INDEX(COM.MICROSOFT.TEXTSPLIT([Solution.$A382];&quot; &quot;);1)" table:number-matrix-columns-spanned="1" table:number-matrix-rows-spanned="1" table:style-name="ce11">
            <text:p>31290</text:p>
          </table:table-cell>
          <table:table-cell office:value-type="string" office:string-value="58673" table:formula="of:=INDEX(COM.MICROSOFT.TEXTSPLIT([Solution.$A382];&quot; &quot;; &quot;+&quot;; TRUE);2)" table:number-matrix-columns-spanned="1" table:number-matrix-rows-spanned="1" table:style-name="ce11">
            <text:p>58673</text:p>
          </table:table-cell>
          <table:table-cell table:style-name="ce1"/>
          <table:table-cell office:value-type="string" office:string-value="45118" table:style-name="ce1">
            <text:p>45118</text:p>
          </table:table-cell>
          <table:table-cell office:value-type="string" office:string-value="44536" table:style-name="ce1">
            <text:p>44536</text:p>
          </table:table-cell>
          <table:table-cell table:style-name="ce1"/>
          <table:table-cell office:value-type="float" office:value="582" table:formula="of:=ABS([.F382]-[.G382])" table:style-name="ce11">
            <text:p>582</text:p>
          </table:table-cell>
          <table:table-cell table:number-columns-repeated="3" table:style-name="ce1"/>
          <table:table-cell office:value-type="float" office:value="0" table:formula="of:=COUNTIF([.$F$2:.$F$1001];[.$G382])*[.$G3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905 <text:s text:c="2"/>12645</text:p>
          </table:table-cell>
          <table:table-cell table:style-name="ce1"/>
          <table:table-cell office:value-type="string" office:string-value="35905" table:formula="of:=INDEX(COM.MICROSOFT.TEXTSPLIT([Solution.$A383];&quot; &quot;);1)" table:number-matrix-columns-spanned="1" table:number-matrix-rows-spanned="1" table:style-name="ce11">
            <text:p>35905</text:p>
          </table:table-cell>
          <table:table-cell office:value-type="string" office:string-value="12645" table:formula="of:=INDEX(COM.MICROSOFT.TEXTSPLIT([Solution.$A383];&quot; &quot;; &quot;+&quot;; TRUE);2)" table:number-matrix-columns-spanned="1" table:number-matrix-rows-spanned="1" table:style-name="ce11">
            <text:p>12645</text:p>
          </table:table-cell>
          <table:table-cell table:style-name="ce1"/>
          <table:table-cell office:value-type="string" office:string-value="45185" table:style-name="ce1">
            <text:p>45185</text:p>
          </table:table-cell>
          <table:table-cell office:value-type="string" office:string-value="44724" table:style-name="ce1">
            <text:p>44724</text:p>
          </table:table-cell>
          <table:table-cell table:style-name="ce1"/>
          <table:table-cell office:value-type="float" office:value="461" table:formula="of:=ABS([.F383]-[.G383])" table:style-name="ce11">
            <text:p>461</text:p>
          </table:table-cell>
          <table:table-cell table:number-columns-repeated="3" table:style-name="ce1"/>
          <table:table-cell office:value-type="float" office:value="0" table:formula="of:=COUNTIF([.$F$2:.$F$1001];[.$G383])*[.$G3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221 <text:s text:c="2"/>21014</text:p>
          </table:table-cell>
          <table:table-cell table:style-name="ce1"/>
          <table:table-cell office:value-type="string" office:string-value="75221" table:formula="of:=INDEX(COM.MICROSOFT.TEXTSPLIT([Solution.$A384];&quot; &quot;);1)" table:number-matrix-columns-spanned="1" table:number-matrix-rows-spanned="1" table:style-name="ce11">
            <text:p>75221</text:p>
          </table:table-cell>
          <table:table-cell office:value-type="string" office:string-value="21014" table:formula="of:=INDEX(COM.MICROSOFT.TEXTSPLIT([Solution.$A384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45217" table:style-name="ce1">
            <text:p>45217</text:p>
          </table:table-cell>
          <table:table-cell office:value-type="string" office:string-value="44772" table:style-name="ce1">
            <text:p>44772</text:p>
          </table:table-cell>
          <table:table-cell table:style-name="ce1"/>
          <table:table-cell office:value-type="float" office:value="445" table:formula="of:=ABS([.F384]-[.G384])" table:style-name="ce11">
            <text:p>445</text:p>
          </table:table-cell>
          <table:table-cell table:number-columns-repeated="3" table:style-name="ce1"/>
          <table:table-cell office:value-type="float" office:value="0" table:formula="of:=COUNTIF([.$F$2:.$F$1001];[.$G384])*[.$G3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743 <text:s text:c="2"/>94866</text:p>
          </table:table-cell>
          <table:table-cell table:style-name="ce1"/>
          <table:table-cell office:value-type="string" office:string-value="71743" table:formula="of:=INDEX(COM.MICROSOFT.TEXTSPLIT([Solution.$A385];&quot; &quot;);1)" table:number-matrix-columns-spanned="1" table:number-matrix-rows-spanned="1" table:style-name="ce11">
            <text:p>71743</text:p>
          </table:table-cell>
          <table:table-cell office:value-type="string" office:string-value="94866" table:formula="of:=INDEX(COM.MICROSOFT.TEXTSPLIT([Solution.$A385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45279" table:style-name="ce1">
            <text:p>45279</text:p>
          </table:table-cell>
          <table:table-cell office:value-type="string" office:string-value="44922" table:style-name="ce1">
            <text:p>44922</text:p>
          </table:table-cell>
          <table:table-cell table:style-name="ce1"/>
          <table:table-cell office:value-type="float" office:value="357" table:formula="of:=ABS([.F385]-[.G385])" table:style-name="ce11">
            <text:p>357</text:p>
          </table:table-cell>
          <table:table-cell table:number-columns-repeated="3" table:style-name="ce1"/>
          <table:table-cell office:value-type="float" office:value="0" table:formula="of:=COUNTIF([.$F$2:.$F$1001];[.$G385])*[.$G3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429 <text:s text:c="2"/>51324</text:p>
          </table:table-cell>
          <table:table-cell table:style-name="ce1"/>
          <table:table-cell office:value-type="string" office:string-value="15429" table:formula="of:=INDEX(COM.MICROSOFT.TEXTSPLIT([Solution.$A386];&quot; &quot;);1)" table:number-matrix-columns-spanned="1" table:number-matrix-rows-spanned="1" table:style-name="ce11">
            <text:p>15429</text:p>
          </table:table-cell>
          <table:table-cell office:value-type="string" office:string-value="51324" table:formula="of:=INDEX(COM.MICROSOFT.TEXTSPLIT([Solution.$A386];&quot; &quot;; &quot;+&quot;; TRUE);2)" table:number-matrix-columns-spanned="1" table:number-matrix-rows-spanned="1" table:style-name="ce11">
            <text:p>51324</text:p>
          </table:table-cell>
          <table:table-cell table:style-name="ce1"/>
          <table:table-cell office:value-type="string" office:string-value="45369" table:style-name="ce1">
            <text:p>45369</text:p>
          </table:table-cell>
          <table:table-cell office:value-type="string" office:string-value="44961" table:style-name="ce1">
            <text:p>44961</text:p>
          </table:table-cell>
          <table:table-cell table:style-name="ce1"/>
          <table:table-cell office:value-type="float" office:value="408" table:formula="of:=ABS([.F386]-[.G386])" table:style-name="ce11">
            <text:p>408</text:p>
          </table:table-cell>
          <table:table-cell table:number-columns-repeated="3" table:style-name="ce1"/>
          <table:table-cell office:value-type="float" office:value="0" table:formula="of:=COUNTIF([.$F$2:.$F$1001];[.$G386])*[.$G3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883 <text:s text:c="2"/>76537</text:p>
          </table:table-cell>
          <table:table-cell table:style-name="ce1"/>
          <table:table-cell office:value-type="string" office:string-value="88883" table:formula="of:=INDEX(COM.MICROSOFT.TEXTSPLIT([Solution.$A387];&quot; &quot;);1)" table:number-matrix-columns-spanned="1" table:number-matrix-rows-spanned="1" table:style-name="ce11">
            <text:p>88883</text:p>
          </table:table-cell>
          <table:table-cell office:value-type="string" office:string-value="76537" table:formula="of:=INDEX(COM.MICROSOFT.TEXTSPLIT([Solution.$A387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45441" table:style-name="ce1">
            <text:p>45441</text:p>
          </table:table-cell>
          <table:table-cell office:value-type="string" office:string-value="45040" table:style-name="ce1">
            <text:p>45040</text:p>
          </table:table-cell>
          <table:table-cell table:style-name="ce1"/>
          <table:table-cell office:value-type="float" office:value="401" table:formula="of:=ABS([.F387]-[.G387])" table:style-name="ce11">
            <text:p>401</text:p>
          </table:table-cell>
          <table:table-cell table:number-columns-repeated="3" table:style-name="ce1"/>
          <table:table-cell office:value-type="float" office:value="0" table:formula="of:=COUNTIF([.$F$2:.$F$1001];[.$G387])*[.$G38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273 <text:s text:c="2"/>60331</text:p>
          </table:table-cell>
          <table:table-cell table:style-name="ce1"/>
          <table:table-cell office:value-type="string" office:string-value="53273" table:formula="of:=INDEX(COM.MICROSOFT.TEXTSPLIT([Solution.$A388];&quot; &quot;);1)" table:number-matrix-columns-spanned="1" table:number-matrix-rows-spanned="1" table:style-name="ce11">
            <text:p>53273</text:p>
          </table:table-cell>
          <table:table-cell office:value-type="string" office:string-value="60331" table:formula="of:=INDEX(COM.MICROSOFT.TEXTSPLIT([Solution.$A388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45645" table:style-name="ce1">
            <text:p>45645</text:p>
          </table:table-cell>
          <table:table-cell office:value-type="string" office:string-value="45195" table:style-name="ce1">
            <text:p>45195</text:p>
          </table:table-cell>
          <table:table-cell table:style-name="ce1"/>
          <table:table-cell office:value-type="float" office:value="450" table:formula="of:=ABS([.F388]-[.G388])" table:style-name="ce11">
            <text:p>450</text:p>
          </table:table-cell>
          <table:table-cell table:number-columns-repeated="3" table:style-name="ce1"/>
          <table:table-cell office:value-type="float" office:value="0" table:formula="of:=COUNTIF([.$F$2:.$F$1001];[.$G388])*[.$G38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474 <text:s text:c="2"/>94866</text:p>
          </table:table-cell>
          <table:table-cell table:style-name="ce1"/>
          <table:table-cell office:value-type="string" office:string-value="53474" table:formula="of:=INDEX(COM.MICROSOFT.TEXTSPLIT([Solution.$A389];&quot; &quot;);1)" table:number-matrix-columns-spanned="1" table:number-matrix-rows-spanned="1" table:style-name="ce11">
            <text:p>53474</text:p>
          </table:table-cell>
          <table:table-cell office:value-type="string" office:string-value="94866" table:formula="of:=INDEX(COM.MICROSOFT.TEXTSPLIT([Solution.$A389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45766" table:style-name="ce1">
            <text:p>45766</text:p>
          </table:table-cell>
          <table:table-cell office:value-type="string" office:string-value="45416" table:style-name="ce1">
            <text:p>45416</text:p>
          </table:table-cell>
          <table:table-cell table:style-name="ce1"/>
          <table:table-cell office:value-type="float" office:value="350" table:formula="of:=ABS([.F389]-[.G389])" table:style-name="ce11">
            <text:p>350</text:p>
          </table:table-cell>
          <table:table-cell table:number-columns-repeated="3" table:style-name="ce1"/>
          <table:table-cell office:value-type="float" office:value="0" table:formula="of:=COUNTIF([.$F$2:.$F$1001];[.$G389])*[.$G38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423 <text:s text:c="2"/>53459</text:p>
          </table:table-cell>
          <table:table-cell table:style-name="ce1"/>
          <table:table-cell office:value-type="string" office:string-value="30423" table:formula="of:=INDEX(COM.MICROSOFT.TEXTSPLIT([Solution.$A390];&quot; &quot;);1)" table:number-matrix-columns-spanned="1" table:number-matrix-rows-spanned="1" table:style-name="ce11">
            <text:p>30423</text:p>
          </table:table-cell>
          <table:table-cell office:value-type="string" office:string-value="53459" table:formula="of:=INDEX(COM.MICROSOFT.TEXTSPLIT([Solution.$A390];&quot; &quot;; &quot;+&quot;; TRUE);2)" table:number-matrix-columns-spanned="1" table:number-matrix-rows-spanned="1" table:style-name="ce11">
            <text:p>53459</text:p>
          </table:table-cell>
          <table:table-cell table:style-name="ce1"/>
          <table:table-cell office:value-type="string" office:string-value="45836" table:style-name="ce1">
            <text:p>45836</text:p>
          </table:table-cell>
          <table:table-cell office:value-type="string" office:string-value="45447" table:style-name="ce1">
            <text:p>45447</text:p>
          </table:table-cell>
          <table:table-cell table:style-name="ce1"/>
          <table:table-cell office:value-type="float" office:value="389" table:formula="of:=ABS([.F390]-[.G390])" table:style-name="ce11">
            <text:p>389</text:p>
          </table:table-cell>
          <table:table-cell table:number-columns-repeated="3" table:style-name="ce1"/>
          <table:table-cell office:value-type="float" office:value="0" table:formula="of:=COUNTIF([.$F$2:.$F$1001];[.$G390])*[.$G39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208 <text:s text:c="2"/>45513</text:p>
          </table:table-cell>
          <table:table-cell table:style-name="ce1"/>
          <table:table-cell office:value-type="string" office:string-value="87208" table:formula="of:=INDEX(COM.MICROSOFT.TEXTSPLIT([Solution.$A391];&quot; &quot;);1)" table:number-matrix-columns-spanned="1" table:number-matrix-rows-spanned="1" table:style-name="ce11">
            <text:p>87208</text:p>
          </table:table-cell>
          <table:table-cell office:value-type="string" office:string-value="45513" table:formula="of:=INDEX(COM.MICROSOFT.TEXTSPLIT([Solution.$A391];&quot; &quot;; &quot;+&quot;; TRUE);2)" table:number-matrix-columns-spanned="1" table:number-matrix-rows-spanned="1" table:style-name="ce11">
            <text:p>45513</text:p>
          </table:table-cell>
          <table:table-cell table:style-name="ce1"/>
          <table:table-cell office:value-type="string" office:string-value="46331" table:style-name="ce1">
            <text:p>46331</text:p>
          </table:table-cell>
          <table:table-cell office:value-type="string" office:string-value="45513" table:style-name="ce1">
            <text:p>45513</text:p>
          </table:table-cell>
          <table:table-cell table:style-name="ce1"/>
          <table:table-cell office:value-type="float" office:value="818" table:formula="of:=ABS([.F391]-[.G391])" table:style-name="ce11">
            <text:p>818</text:p>
          </table:table-cell>
          <table:table-cell table:number-columns-repeated="3" table:style-name="ce1"/>
          <table:table-cell office:value-type="float" office:value="0" table:formula="of:=COUNTIF([.$F$2:.$F$1001];[.$G391])*[.$G39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922 <text:s text:c="2"/>76537</text:p>
          </table:table-cell>
          <table:table-cell table:style-name="ce1"/>
          <table:table-cell office:value-type="string" office:string-value="21922" table:formula="of:=INDEX(COM.MICROSOFT.TEXTSPLIT([Solution.$A392];&quot; &quot;);1)" table:number-matrix-columns-spanned="1" table:number-matrix-rows-spanned="1" table:style-name="ce11">
            <text:p>21922</text:p>
          </table:table-cell>
          <table:table-cell office:value-type="string" office:string-value="76537" table:formula="of:=INDEX(COM.MICROSOFT.TEXTSPLIT([Solution.$A392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46368" table:style-name="ce1">
            <text:p>46368</text:p>
          </table:table-cell>
          <table:table-cell office:value-type="string" office:string-value="45526" table:style-name="ce1">
            <text:p>45526</text:p>
          </table:table-cell>
          <table:table-cell table:style-name="ce1"/>
          <table:table-cell office:value-type="float" office:value="842" table:formula="of:=ABS([.F392]-[.G392])" table:style-name="ce11">
            <text:p>842</text:p>
          </table:table-cell>
          <table:table-cell table:number-columns-repeated="3" table:style-name="ce1"/>
          <table:table-cell office:value-type="float" office:value="0" table:formula="of:=COUNTIF([.$F$2:.$F$1001];[.$G392])*[.$G39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981 <text:s text:c="2"/>34297</text:p>
          </table:table-cell>
          <table:table-cell table:style-name="ce1"/>
          <table:table-cell office:value-type="string" office:string-value="56981" table:formula="of:=INDEX(COM.MICROSOFT.TEXTSPLIT([Solution.$A393];&quot; &quot;);1)" table:number-matrix-columns-spanned="1" table:number-matrix-rows-spanned="1" table:style-name="ce11">
            <text:p>56981</text:p>
          </table:table-cell>
          <table:table-cell office:value-type="string" office:string-value="34297" table:formula="of:=INDEX(COM.MICROSOFT.TEXTSPLIT([Solution.$A393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46544" table:style-name="ce1">
            <text:p>46544</text:p>
          </table:table-cell>
          <table:table-cell office:value-type="string" office:string-value="45607" table:style-name="ce1">
            <text:p>45607</text:p>
          </table:table-cell>
          <table:table-cell table:style-name="ce1"/>
          <table:table-cell office:value-type="float" office:value="937" table:formula="of:=ABS([.F393]-[.G393])" table:style-name="ce11">
            <text:p>937</text:p>
          </table:table-cell>
          <table:table-cell table:number-columns-repeated="3" table:style-name="ce1"/>
          <table:table-cell office:value-type="float" office:value="0" table:formula="of:=COUNTIF([.$F$2:.$F$1001];[.$G393])*[.$G39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407 <text:s text:c="2"/>82475</text:p>
          </table:table-cell>
          <table:table-cell table:style-name="ce1"/>
          <table:table-cell office:value-type="string" office:string-value="84407" table:formula="of:=INDEX(COM.MICROSOFT.TEXTSPLIT([Solution.$A394];&quot; &quot;);1)" table:number-matrix-columns-spanned="1" table:number-matrix-rows-spanned="1" table:style-name="ce11">
            <text:p>84407</text:p>
          </table:table-cell>
          <table:table-cell office:value-type="string" office:string-value="82475" table:formula="of:=INDEX(COM.MICROSOFT.TEXTSPLIT([Solution.$A394];&quot; &quot;; &quot;+&quot;; TRUE);2)" table:number-matrix-columns-spanned="1" table:number-matrix-rows-spanned="1" table:style-name="ce11">
            <text:p>82475</text:p>
          </table:table-cell>
          <table:table-cell table:style-name="ce1"/>
          <table:table-cell office:value-type="string" office:string-value="46623" table:style-name="ce1">
            <text:p>46623</text:p>
          </table:table-cell>
          <table:table-cell office:value-type="string" office:string-value="45677" table:style-name="ce1">
            <text:p>45677</text:p>
          </table:table-cell>
          <table:table-cell table:style-name="ce1"/>
          <table:table-cell office:value-type="float" office:value="946" table:formula="of:=ABS([.F394]-[.G394])" table:style-name="ce11">
            <text:p>946</text:p>
          </table:table-cell>
          <table:table-cell table:number-columns-repeated="3" table:style-name="ce1"/>
          <table:table-cell office:value-type="float" office:value="0" table:formula="of:=COUNTIF([.$F$2:.$F$1001];[.$G394])*[.$G39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502 <text:s text:c="2"/>72524</text:p>
          </table:table-cell>
          <table:table-cell table:style-name="ce1"/>
          <table:table-cell office:value-type="string" office:string-value="92502" table:formula="of:=INDEX(COM.MICROSOFT.TEXTSPLIT([Solution.$A395];&quot; &quot;);1)" table:number-matrix-columns-spanned="1" table:number-matrix-rows-spanned="1" table:style-name="ce11">
            <text:p>92502</text:p>
          </table:table-cell>
          <table:table-cell office:value-type="string" office:string-value="72524" table:formula="of:=INDEX(COM.MICROSOFT.TEXTSPLIT([Solution.$A395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46656" table:style-name="ce1">
            <text:p>46656</text:p>
          </table:table-cell>
          <table:table-cell office:value-type="string" office:string-value="45686" table:style-name="ce1">
            <text:p>45686</text:p>
          </table:table-cell>
          <table:table-cell table:style-name="ce1"/>
          <table:table-cell office:value-type="float" office:value="970" table:formula="of:=ABS([.F395]-[.G395])" table:style-name="ce11">
            <text:p>970</text:p>
          </table:table-cell>
          <table:table-cell table:number-columns-repeated="3" table:style-name="ce1"/>
          <table:table-cell office:value-type="float" office:value="0" table:formula="of:=COUNTIF([.$F$2:.$F$1001];[.$G395])*[.$G3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701 <text:s text:c="2"/>54936</text:p>
          </table:table-cell>
          <table:table-cell table:style-name="ce1"/>
          <table:table-cell office:value-type="string" office:string-value="44701" table:formula="of:=INDEX(COM.MICROSOFT.TEXTSPLIT([Solution.$A396];&quot; &quot;);1)" table:number-matrix-columns-spanned="1" table:number-matrix-rows-spanned="1" table:style-name="ce11">
            <text:p>44701</text:p>
          </table:table-cell>
          <table:table-cell office:value-type="string" office:string-value="54936" table:formula="of:=INDEX(COM.MICROSOFT.TEXTSPLIT([Solution.$A396];&quot; &quot;; &quot;+&quot;; TRUE);2)" table:number-matrix-columns-spanned="1" table:number-matrix-rows-spanned="1" table:style-name="ce11">
            <text:p>54936</text:p>
          </table:table-cell>
          <table:table-cell table:style-name="ce1"/>
          <table:table-cell office:value-type="string" office:string-value="46682" table:style-name="ce1">
            <text:p>46682</text:p>
          </table:table-cell>
          <table:table-cell office:value-type="string" office:string-value="45822" table:style-name="ce1">
            <text:p>45822</text:p>
          </table:table-cell>
          <table:table-cell table:style-name="ce1"/>
          <table:table-cell office:value-type="float" office:value="860" table:formula="of:=ABS([.F396]-[.G396])" table:style-name="ce11">
            <text:p>860</text:p>
          </table:table-cell>
          <table:table-cell table:number-columns-repeated="3" table:style-name="ce1"/>
          <table:table-cell office:value-type="float" office:value="0" table:formula="of:=COUNTIF([.$F$2:.$F$1001];[.$G396])*[.$G3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137 <text:s text:c="2"/>15727</text:p>
          </table:table-cell>
          <table:table-cell table:style-name="ce1"/>
          <table:table-cell office:value-type="string" office:string-value="37137" table:formula="of:=INDEX(COM.MICROSOFT.TEXTSPLIT([Solution.$A397];&quot; &quot;);1)" table:number-matrix-columns-spanned="1" table:number-matrix-rows-spanned="1" table:style-name="ce11">
            <text:p>37137</text:p>
          </table:table-cell>
          <table:table-cell office:value-type="string" office:string-value="15727" table:formula="of:=INDEX(COM.MICROSOFT.TEXTSPLIT([Solution.$A397];&quot; &quot;; &quot;+&quot;; TRUE);2)" table:number-matrix-columns-spanned="1" table:number-matrix-rows-spanned="1" table:style-name="ce11">
            <text:p>15727</text:p>
          </table:table-cell>
          <table:table-cell table:style-name="ce1"/>
          <table:table-cell office:value-type="string" office:string-value="46684" table:style-name="ce1">
            <text:p>46684</text:p>
          </table:table-cell>
          <table:table-cell office:value-type="string" office:string-value="45945" table:style-name="ce1">
            <text:p>45945</text:p>
          </table:table-cell>
          <table:table-cell table:style-name="ce1"/>
          <table:table-cell office:value-type="float" office:value="739" table:formula="of:=ABS([.F397]-[.G397])" table:style-name="ce11">
            <text:p>739</text:p>
          </table:table-cell>
          <table:table-cell table:number-columns-repeated="3" table:style-name="ce1"/>
          <table:table-cell office:value-type="float" office:value="0" table:formula="of:=COUNTIF([.$F$2:.$F$1001];[.$G397])*[.$G3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656 <text:s text:c="2"/>91132</text:p>
          </table:table-cell>
          <table:table-cell table:style-name="ce1"/>
          <table:table-cell office:value-type="string" office:string-value="46656" table:formula="of:=INDEX(COM.MICROSOFT.TEXTSPLIT([Solution.$A398];&quot; &quot;);1)" table:number-matrix-columns-spanned="1" table:number-matrix-rows-spanned="1" table:style-name="ce11">
            <text:p>46656</text:p>
          </table:table-cell>
          <table:table-cell office:value-type="string" office:string-value="91132" table:formula="of:=INDEX(COM.MICROSOFT.TEXTSPLIT([Solution.$A398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46785" table:style-name="ce1">
            <text:p>46785</text:p>
          </table:table-cell>
          <table:table-cell office:value-type="string" office:string-value="46307" table:style-name="ce1">
            <text:p>46307</text:p>
          </table:table-cell>
          <table:table-cell table:style-name="ce1"/>
          <table:table-cell office:value-type="float" office:value="478" table:formula="of:=ABS([.F398]-[.G398])" table:style-name="ce11">
            <text:p>478</text:p>
          </table:table-cell>
          <table:table-cell table:number-columns-repeated="3" table:style-name="ce1"/>
          <table:table-cell office:value-type="float" office:value="0" table:formula="of:=COUNTIF([.$F$2:.$F$1001];[.$G398])*[.$G3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169 <text:s text:c="2"/>54544</text:p>
          </table:table-cell>
          <table:table-cell table:style-name="ce1"/>
          <table:table-cell office:value-type="string" office:string-value="85169" table:formula="of:=INDEX(COM.MICROSOFT.TEXTSPLIT([Solution.$A399];&quot; &quot;);1)" table:number-matrix-columns-spanned="1" table:number-matrix-rows-spanned="1" table:style-name="ce11">
            <text:p>85169</text:p>
          </table:table-cell>
          <table:table-cell office:value-type="string" office:string-value="54544" table:formula="of:=INDEX(COM.MICROSOFT.TEXTSPLIT([Solution.$A399];&quot; &quot;; &quot;+&quot;; TRUE);2)" table:number-matrix-columns-spanned="1" table:number-matrix-rows-spanned="1" table:style-name="ce11">
            <text:p>54544</text:p>
          </table:table-cell>
          <table:table-cell table:style-name="ce1"/>
          <table:table-cell office:value-type="string" office:string-value="46927" table:style-name="ce1">
            <text:p>46927</text:p>
          </table:table-cell>
          <table:table-cell office:value-type="string" office:string-value="46430" table:style-name="ce1">
            <text:p>46430</text:p>
          </table:table-cell>
          <table:table-cell table:style-name="ce1"/>
          <table:table-cell office:value-type="float" office:value="497" table:formula="of:=ABS([.F399]-[.G399])" table:style-name="ce11">
            <text:p>497</text:p>
          </table:table-cell>
          <table:table-cell table:number-columns-repeated="3" table:style-name="ce1"/>
          <table:table-cell office:value-type="float" office:value="0" table:formula="of:=COUNTIF([.$F$2:.$F$1001];[.$G399])*[.$G3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787 <text:s text:c="2"/>85847</text:p>
          </table:table-cell>
          <table:table-cell table:style-name="ce1"/>
          <table:table-cell office:value-type="string" office:string-value="42787" table:formula="of:=INDEX(COM.MICROSOFT.TEXTSPLIT([Solution.$A400];&quot; &quot;);1)" table:number-matrix-columns-spanned="1" table:number-matrix-rows-spanned="1" table:style-name="ce11">
            <text:p>42787</text:p>
          </table:table-cell>
          <table:table-cell office:value-type="string" office:string-value="85847" table:formula="of:=INDEX(COM.MICROSOFT.TEXTSPLIT([Solution.$A400];&quot; &quot;; &quot;+&quot;; TRUE);2)" table:number-matrix-columns-spanned="1" table:number-matrix-rows-spanned="1" table:style-name="ce11">
            <text:p>85847</text:p>
          </table:table-cell>
          <table:table-cell table:style-name="ce1"/>
          <table:table-cell office:value-type="string" office:string-value="47086" table:style-name="ce1">
            <text:p>47086</text:p>
          </table:table-cell>
          <table:table-cell office:value-type="string" office:string-value="46927" table:style-name="ce1">
            <text:p>46927</text:p>
          </table:table-cell>
          <table:table-cell table:style-name="ce1"/>
          <table:table-cell office:value-type="float" office:value="159" table:formula="of:=ABS([.F400]-[.G400])" table:style-name="ce11">
            <text:p>159</text:p>
          </table:table-cell>
          <table:table-cell table:number-columns-repeated="3" table:style-name="ce1"/>
          <table:table-cell office:value-type="float" office:value="46927" table:formula="of:=COUNTIF([.$F$2:.$F$1001];[.$G400])*[.$G400]" table:style-name="ce11">
            <text:p>469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009 <text:s text:c="2"/>15438</text:p>
          </table:table-cell>
          <table:table-cell table:style-name="ce1"/>
          <table:table-cell office:value-type="string" office:string-value="32009" table:formula="of:=INDEX(COM.MICROSOFT.TEXTSPLIT([Solution.$A401];&quot; &quot;);1)" table:number-matrix-columns-spanned="1" table:number-matrix-rows-spanned="1" table:style-name="ce11">
            <text:p>32009</text:p>
          </table:table-cell>
          <table:table-cell office:value-type="string" office:string-value="15438" table:formula="of:=INDEX(COM.MICROSOFT.TEXTSPLIT([Solution.$A401];&quot; &quot;; &quot;+&quot;; TRUE);2)" table:number-matrix-columns-spanned="1" table:number-matrix-rows-spanned="1" table:style-name="ce11">
            <text:p>15438</text:p>
          </table:table-cell>
          <table:table-cell table:style-name="ce1"/>
          <table:table-cell office:value-type="string" office:string-value="47130" table:style-name="ce1">
            <text:p>47130</text:p>
          </table:table-cell>
          <table:table-cell office:value-type="string" office:string-value="46927" table:style-name="ce1">
            <text:p>46927</text:p>
          </table:table-cell>
          <table:table-cell table:style-name="ce1"/>
          <table:table-cell office:value-type="float" office:value="203" table:formula="of:=ABS([.F401]-[.G401])" table:style-name="ce11">
            <text:p>203</text:p>
          </table:table-cell>
          <table:table-cell table:number-columns-repeated="3" table:style-name="ce1"/>
          <table:table-cell office:value-type="float" office:value="46927" table:formula="of:=COUNTIF([.$F$2:.$F$1001];[.$G401])*[.$G401]" table:style-name="ce11">
            <text:p>469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537 <text:s text:c="2"/>60331</text:p>
          </table:table-cell>
          <table:table-cell table:style-name="ce1"/>
          <table:table-cell office:value-type="string" office:string-value="76537" table:formula="of:=INDEX(COM.MICROSOFT.TEXTSPLIT([Solution.$A402];&quot; &quot;);1)" table:number-matrix-columns-spanned="1" table:number-matrix-rows-spanned="1" table:style-name="ce11">
            <text:p>76537</text:p>
          </table:table-cell>
          <table:table-cell office:value-type="string" office:string-value="60331" table:formula="of:=INDEX(COM.MICROSOFT.TEXTSPLIT([Solution.$A402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47142" table:style-name="ce1">
            <text:p>47142</text:p>
          </table:table-cell>
          <table:table-cell office:value-type="string" office:string-value="46927" table:style-name="ce1">
            <text:p>46927</text:p>
          </table:table-cell>
          <table:table-cell table:style-name="ce1"/>
          <table:table-cell office:value-type="float" office:value="215" table:formula="of:=ABS([.F402]-[.G402])" table:style-name="ce11">
            <text:p>215</text:p>
          </table:table-cell>
          <table:table-cell table:number-columns-repeated="3" table:style-name="ce1"/>
          <table:table-cell office:value-type="float" office:value="46927" table:formula="of:=COUNTIF([.$F$2:.$F$1001];[.$G402])*[.$G402]" table:style-name="ce11">
            <text:p>469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936 <text:s text:c="2"/>63078</text:p>
          </table:table-cell>
          <table:table-cell table:style-name="ce1"/>
          <table:table-cell office:value-type="string" office:string-value="75936" table:formula="of:=INDEX(COM.MICROSOFT.TEXTSPLIT([Solution.$A403];&quot; &quot;);1)" table:number-matrix-columns-spanned="1" table:number-matrix-rows-spanned="1" table:style-name="ce11">
            <text:p>75936</text:p>
          </table:table-cell>
          <table:table-cell office:value-type="string" office:string-value="63078" table:formula="of:=INDEX(COM.MICROSOFT.TEXTSPLIT([Solution.$A403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47176" table:style-name="ce1">
            <text:p>47176</text:p>
          </table:table-cell>
          <table:table-cell office:value-type="string" office:string-value="46978" table:style-name="ce1">
            <text:p>46978</text:p>
          </table:table-cell>
          <table:table-cell table:style-name="ce1"/>
          <table:table-cell office:value-type="float" office:value="198" table:formula="of:=ABS([.F403]-[.G403])" table:style-name="ce11">
            <text:p>198</text:p>
          </table:table-cell>
          <table:table-cell table:number-columns-repeated="3" table:style-name="ce1"/>
          <table:table-cell office:value-type="float" office:value="0" table:formula="of:=COUNTIF([.$F$2:.$F$1001];[.$G403])*[.$G4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069 <text:s text:c="2"/>94866</text:p>
          </table:table-cell>
          <table:table-cell table:style-name="ce1"/>
          <table:table-cell office:value-type="string" office:string-value="64069" table:formula="of:=INDEX(COM.MICROSOFT.TEXTSPLIT([Solution.$A404];&quot; &quot;);1)" table:number-matrix-columns-spanned="1" table:number-matrix-rows-spanned="1" table:style-name="ce11">
            <text:p>64069</text:p>
          </table:table-cell>
          <table:table-cell office:value-type="string" office:string-value="94866" table:formula="of:=INDEX(COM.MICROSOFT.TEXTSPLIT([Solution.$A404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47249" table:style-name="ce1">
            <text:p>47249</text:p>
          </table:table-cell>
          <table:table-cell office:value-type="string" office:string-value="47151" table:style-name="ce1">
            <text:p>47151</text:p>
          </table:table-cell>
          <table:table-cell table:style-name="ce1"/>
          <table:table-cell office:value-type="float" office:value="98" table:formula="of:=ABS([.F404]-[.G404])" table:style-name="ce11">
            <text:p>98</text:p>
          </table:table-cell>
          <table:table-cell table:number-columns-repeated="3" table:style-name="ce1"/>
          <table:table-cell office:value-type="float" office:value="0" table:formula="of:=COUNTIF([.$F$2:.$F$1001];[.$G404])*[.$G4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775 <text:s text:c="2"/>50579</text:p>
          </table:table-cell>
          <table:table-cell table:style-name="ce1"/>
          <table:table-cell office:value-type="string" office:string-value="94775" table:formula="of:=INDEX(COM.MICROSOFT.TEXTSPLIT([Solution.$A405];&quot; &quot;);1)" table:number-matrix-columns-spanned="1" table:number-matrix-rows-spanned="1" table:style-name="ce11">
            <text:p>94775</text:p>
          </table:table-cell>
          <table:table-cell office:value-type="string" office:string-value="50579" table:formula="of:=INDEX(COM.MICROSOFT.TEXTSPLIT([Solution.$A405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47311" table:style-name="ce1">
            <text:p>47311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294" table:formula="of:=ABS([.F405]-[.G405])" table:style-name="ce11">
            <text:p>294</text:p>
          </table:table-cell>
          <table:table-cell table:number-columns-repeated="3" table:style-name="ce1"/>
          <table:table-cell office:value-type="float" office:value="47605" table:formula="of:=COUNTIF([.$F$2:.$F$1001];[.$G405])*[.$G405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066 <text:s text:c="2"/>37007</text:p>
          </table:table-cell>
          <table:table-cell table:style-name="ce1"/>
          <table:table-cell office:value-type="string" office:string-value="11066" table:formula="of:=INDEX(COM.MICROSOFT.TEXTSPLIT([Solution.$A406];&quot; &quot;);1)" table:number-matrix-columns-spanned="1" table:number-matrix-rows-spanned="1" table:style-name="ce11">
            <text:p>11066</text:p>
          </table:table-cell>
          <table:table-cell office:value-type="string" office:string-value="37007" table:formula="of:=INDEX(COM.MICROSOFT.TEXTSPLIT([Solution.$A406];&quot; &quot;; &quot;+&quot;; TRUE);2)" table:number-matrix-columns-spanned="1" table:number-matrix-rows-spanned="1" table:style-name="ce11">
            <text:p>37007</text:p>
          </table:table-cell>
          <table:table-cell table:style-name="ce1"/>
          <table:table-cell office:value-type="string" office:string-value="47423" table:style-name="ce1">
            <text:p>47423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82" table:formula="of:=ABS([.F406]-[.G406])" table:style-name="ce11">
            <text:p>182</text:p>
          </table:table-cell>
          <table:table-cell table:number-columns-repeated="3" table:style-name="ce1"/>
          <table:table-cell office:value-type="float" office:value="47605" table:formula="of:=COUNTIF([.$F$2:.$F$1001];[.$G406])*[.$G406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942 <text:s text:c="2"/>12552</text:p>
          </table:table-cell>
          <table:table-cell table:style-name="ce1"/>
          <table:table-cell office:value-type="string" office:string-value="96942" table:formula="of:=INDEX(COM.MICROSOFT.TEXTSPLIT([Solution.$A407];&quot; &quot;);1)" table:number-matrix-columns-spanned="1" table:number-matrix-rows-spanned="1" table:style-name="ce11">
            <text:p>96942</text:p>
          </table:table-cell>
          <table:table-cell office:value-type="string" office:string-value="12552" table:formula="of:=INDEX(COM.MICROSOFT.TEXTSPLIT([Solution.$A407];&quot; &quot;; &quot;+&quot;; TRUE);2)" table:number-matrix-columns-spanned="1" table:number-matrix-rows-spanned="1" table:style-name="ce11">
            <text:p>12552</text:p>
          </table:table-cell>
          <table:table-cell table:style-name="ce1"/>
          <table:table-cell office:value-type="string" office:string-value="47605" table:style-name="ce1">
            <text:p>47605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0" table:formula="of:=ABS([.F407]-[.G407])" table:style-name="ce11">
            <text:p>0</text:p>
          </table:table-cell>
          <table:table-cell table:number-columns-repeated="3" table:style-name="ce1"/>
          <table:table-cell office:value-type="float" office:value="47605" table:formula="of:=COUNTIF([.$F$2:.$F$1001];[.$G407])*[.$G407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943 <text:s text:c="2"/>19339</text:p>
          </table:table-cell>
          <table:table-cell table:style-name="ce1"/>
          <table:table-cell office:value-type="string" office:string-value="39943" table:formula="of:=INDEX(COM.MICROSOFT.TEXTSPLIT([Solution.$A408];&quot; &quot;);1)" table:number-matrix-columns-spanned="1" table:number-matrix-rows-spanned="1" table:style-name="ce11">
            <text:p>39943</text:p>
          </table:table-cell>
          <table:table-cell office:value-type="string" office:string-value="19339" table:formula="of:=INDEX(COM.MICROSOFT.TEXTSPLIT([Solution.$A408];&quot; &quot;; &quot;+&quot;; TRUE);2)" table:number-matrix-columns-spanned="1" table:number-matrix-rows-spanned="1" table:style-name="ce11">
            <text:p>19339</text:p>
          </table:table-cell>
          <table:table-cell table:style-name="ce1"/>
          <table:table-cell office:value-type="string" office:string-value="47614" table:style-name="ce1">
            <text:p>47614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9" table:formula="of:=ABS([.F408]-[.G408])" table:style-name="ce11">
            <text:p>9</text:p>
          </table:table-cell>
          <table:table-cell table:number-columns-repeated="3" table:style-name="ce1"/>
          <table:table-cell office:value-type="float" office:value="47605" table:formula="of:=COUNTIF([.$F$2:.$F$1001];[.$G408])*[.$G408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820 <text:s text:c="2"/>10453</text:p>
          </table:table-cell>
          <table:table-cell table:style-name="ce1"/>
          <table:table-cell office:value-type="string" office:string-value="99820" table:formula="of:=INDEX(COM.MICROSOFT.TEXTSPLIT([Solution.$A409];&quot; &quot;);1)" table:number-matrix-columns-spanned="1" table:number-matrix-rows-spanned="1" table:style-name="ce11">
            <text:p>99820</text:p>
          </table:table-cell>
          <table:table-cell office:value-type="string" office:string-value="10453" table:formula="of:=INDEX(COM.MICROSOFT.TEXTSPLIT([Solution.$A409];&quot; &quot;; &quot;+&quot;; TRUE);2)" table:number-matrix-columns-spanned="1" table:number-matrix-rows-spanned="1" table:style-name="ce11">
            <text:p>10453</text:p>
          </table:table-cell>
          <table:table-cell table:style-name="ce1"/>
          <table:table-cell office:value-type="string" office:string-value="47748" table:style-name="ce1">
            <text:p>47748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43" table:formula="of:=ABS([.F409]-[.G409])" table:style-name="ce11">
            <text:p>143</text:p>
          </table:table-cell>
          <table:table-cell table:number-columns-repeated="3" table:style-name="ce1"/>
          <table:table-cell office:value-type="float" office:value="47605" table:formula="of:=COUNTIF([.$F$2:.$F$1001];[.$G409])*[.$G409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222 <text:s text:c="2"/>60331</text:p>
          </table:table-cell>
          <table:table-cell table:style-name="ce1"/>
          <table:table-cell office:value-type="string" office:string-value="82222" table:formula="of:=INDEX(COM.MICROSOFT.TEXTSPLIT([Solution.$A410];&quot; &quot;);1)" table:number-matrix-columns-spanned="1" table:number-matrix-rows-spanned="1" table:style-name="ce11">
            <text:p>82222</text:p>
          </table:table-cell>
          <table:table-cell office:value-type="string" office:string-value="60331" table:formula="of:=INDEX(COM.MICROSOFT.TEXTSPLIT([Solution.$A410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47816" table:style-name="ce1">
            <text:p>47816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211" table:formula="of:=ABS([.F410]-[.G410])" table:style-name="ce11">
            <text:p>211</text:p>
          </table:table-cell>
          <table:table-cell table:number-columns-repeated="3" table:style-name="ce1"/>
          <table:table-cell office:value-type="float" office:value="47605" table:formula="of:=COUNTIF([.$F$2:.$F$1001];[.$G410])*[.$G410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201 <text:s text:c="2"/>90967</text:p>
          </table:table-cell>
          <table:table-cell table:style-name="ce1"/>
          <table:table-cell office:value-type="string" office:string-value="67201" table:formula="of:=INDEX(COM.MICROSOFT.TEXTSPLIT([Solution.$A411];&quot; &quot;);1)" table:number-matrix-columns-spanned="1" table:number-matrix-rows-spanned="1" table:style-name="ce11">
            <text:p>67201</text:p>
          </table:table-cell>
          <table:table-cell office:value-type="string" office:string-value="90967" table:formula="of:=INDEX(COM.MICROSOFT.TEXTSPLIT([Solution.$A411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48169" table:style-name="ce1">
            <text:p>48169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564" table:formula="of:=ABS([.F411]-[.G411])" table:style-name="ce11">
            <text:p>564</text:p>
          </table:table-cell>
          <table:table-cell table:number-columns-repeated="3" table:style-name="ce1"/>
          <table:table-cell office:value-type="float" office:value="47605" table:formula="of:=COUNTIF([.$F$2:.$F$1001];[.$G411])*[.$G411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047 <text:s text:c="2"/>73382</text:p>
          </table:table-cell>
          <table:table-cell table:style-name="ce1"/>
          <table:table-cell office:value-type="string" office:string-value="45047" table:formula="of:=INDEX(COM.MICROSOFT.TEXTSPLIT([Solution.$A412];&quot; &quot;);1)" table:number-matrix-columns-spanned="1" table:number-matrix-rows-spanned="1" table:style-name="ce11">
            <text:p>45047</text:p>
          </table:table-cell>
          <table:table-cell office:value-type="string" office:string-value="73382" table:formula="of:=INDEX(COM.MICROSOFT.TEXTSPLIT([Solution.$A412];&quot; &quot;; &quot;+&quot;; TRUE);2)" table:number-matrix-columns-spanned="1" table:number-matrix-rows-spanned="1" table:style-name="ce11">
            <text:p>73382</text:p>
          </table:table-cell>
          <table:table-cell table:style-name="ce1"/>
          <table:table-cell office:value-type="string" office:string-value="48217" table:style-name="ce1">
            <text:p>48217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612" table:formula="of:=ABS([.F412]-[.G412])" table:style-name="ce11">
            <text:p>612</text:p>
          </table:table-cell>
          <table:table-cell table:number-columns-repeated="3" table:style-name="ce1"/>
          <table:table-cell office:value-type="float" office:value="47605" table:formula="of:=COUNTIF([.$F$2:.$F$1001];[.$G412])*[.$G412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846 <text:s text:c="2"/>42760</text:p>
          </table:table-cell>
          <table:table-cell table:style-name="ce1"/>
          <table:table-cell office:value-type="string" office:string-value="52846" table:formula="of:=INDEX(COM.MICROSOFT.TEXTSPLIT([Solution.$A413];&quot; &quot;);1)" table:number-matrix-columns-spanned="1" table:number-matrix-rows-spanned="1" table:style-name="ce11">
            <text:p>52846</text:p>
          </table:table-cell>
          <table:table-cell office:value-type="string" office:string-value="42760" table:formula="of:=INDEX(COM.MICROSOFT.TEXTSPLIT([Solution.$A413];&quot; &quot;; &quot;+&quot;; TRUE);2)" table:number-matrix-columns-spanned="1" table:number-matrix-rows-spanned="1" table:style-name="ce11">
            <text:p>42760</text:p>
          </table:table-cell>
          <table:table-cell table:style-name="ce1"/>
          <table:table-cell office:value-type="string" office:string-value="48497" table:style-name="ce1">
            <text:p>48497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892" table:formula="of:=ABS([.F413]-[.G413])" table:style-name="ce11">
            <text:p>892</text:p>
          </table:table-cell>
          <table:table-cell table:number-columns-repeated="3" table:style-name="ce1"/>
          <table:table-cell office:value-type="float" office:value="47605" table:formula="of:=COUNTIF([.$F$2:.$F$1001];[.$G413])*[.$G413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925 <text:s text:c="2"/>87519</text:p>
          </table:table-cell>
          <table:table-cell table:style-name="ce1"/>
          <table:table-cell office:value-type="string" office:string-value="31925" table:formula="of:=INDEX(COM.MICROSOFT.TEXTSPLIT([Solution.$A414];&quot; &quot;);1)" table:number-matrix-columns-spanned="1" table:number-matrix-rows-spanned="1" table:style-name="ce11">
            <text:p>31925</text:p>
          </table:table-cell>
          <table:table-cell office:value-type="string" office:string-value="87519" table:formula="of:=INDEX(COM.MICROSOFT.TEXTSPLIT([Solution.$A414];&quot; &quot;; &quot;+&quot;; TRUE);2)" table:number-matrix-columns-spanned="1" table:number-matrix-rows-spanned="1" table:style-name="ce11">
            <text:p>87519</text:p>
          </table:table-cell>
          <table:table-cell table:style-name="ce1"/>
          <table:table-cell office:value-type="string" office:string-value="48500" table:style-name="ce1">
            <text:p>48500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895" table:formula="of:=ABS([.F414]-[.G414])" table:style-name="ce11">
            <text:p>895</text:p>
          </table:table-cell>
          <table:table-cell table:number-columns-repeated="3" table:style-name="ce1"/>
          <table:table-cell office:value-type="float" office:value="47605" table:formula="of:=COUNTIF([.$F$2:.$F$1001];[.$G414])*[.$G414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095 <text:s text:c="2"/>91207</text:p>
          </table:table-cell>
          <table:table-cell table:style-name="ce1"/>
          <table:table-cell office:value-type="string" office:string-value="75095" table:formula="of:=INDEX(COM.MICROSOFT.TEXTSPLIT([Solution.$A415];&quot; &quot;);1)" table:number-matrix-columns-spanned="1" table:number-matrix-rows-spanned="1" table:style-name="ce11">
            <text:p>75095</text:p>
          </table:table-cell>
          <table:table-cell office:value-type="string" office:string-value="91207" table:formula="of:=INDEX(COM.MICROSOFT.TEXTSPLIT([Solution.$A415];&quot; &quot;; &quot;+&quot;; TRUE);2)" table:number-matrix-columns-spanned="1" table:number-matrix-rows-spanned="1" table:style-name="ce11">
            <text:p>91207</text:p>
          </table:table-cell>
          <table:table-cell table:style-name="ce1"/>
          <table:table-cell office:value-type="string" office:string-value="48643" table:style-name="ce1">
            <text:p>48643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038" table:formula="of:=ABS([.F415]-[.G415])" table:style-name="ce11">
            <text:p>1038</text:p>
          </table:table-cell>
          <table:table-cell table:number-columns-repeated="3" table:style-name="ce1"/>
          <table:table-cell office:value-type="float" office:value="47605" table:formula="of:=COUNTIF([.$F$2:.$F$1001];[.$G415])*[.$G415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559 <text:s text:c="2"/>86165</text:p>
          </table:table-cell>
          <table:table-cell table:style-name="ce1"/>
          <table:table-cell office:value-type="string" office:string-value="67559" table:formula="of:=INDEX(COM.MICROSOFT.TEXTSPLIT([Solution.$A416];&quot; &quot;);1)" table:number-matrix-columns-spanned="1" table:number-matrix-rows-spanned="1" table:style-name="ce11">
            <text:p>67559</text:p>
          </table:table-cell>
          <table:table-cell office:value-type="string" office:string-value="86165" table:formula="of:=INDEX(COM.MICROSOFT.TEXTSPLIT([Solution.$A416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48735" table:style-name="ce1">
            <text:p>48735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130" table:formula="of:=ABS([.F416]-[.G416])" table:style-name="ce11">
            <text:p>1130</text:p>
          </table:table-cell>
          <table:table-cell table:number-columns-repeated="3" table:style-name="ce1"/>
          <table:table-cell office:value-type="float" office:value="47605" table:formula="of:=COUNTIF([.$F$2:.$F$1001];[.$G416])*[.$G416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255 <text:s text:c="2"/>61609</text:p>
          </table:table-cell>
          <table:table-cell table:style-name="ce1"/>
          <table:table-cell office:value-type="string" office:string-value="70255" table:formula="of:=INDEX(COM.MICROSOFT.TEXTSPLIT([Solution.$A417];&quot; &quot;);1)" table:number-matrix-columns-spanned="1" table:number-matrix-rows-spanned="1" table:style-name="ce11">
            <text:p>70255</text:p>
          </table:table-cell>
          <table:table-cell office:value-type="string" office:string-value="61609" table:formula="of:=INDEX(COM.MICROSOFT.TEXTSPLIT([Solution.$A417];&quot; &quot;; &quot;+&quot;; TRUE);2)" table:number-matrix-columns-spanned="1" table:number-matrix-rows-spanned="1" table:style-name="ce11">
            <text:p>61609</text:p>
          </table:table-cell>
          <table:table-cell table:style-name="ce1"/>
          <table:table-cell office:value-type="string" office:string-value="48812" table:style-name="ce1">
            <text:p>48812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207" table:formula="of:=ABS([.F417]-[.G417])" table:style-name="ce11">
            <text:p>1207</text:p>
          </table:table-cell>
          <table:table-cell table:number-columns-repeated="3" table:style-name="ce1"/>
          <table:table-cell office:value-type="float" office:value="47605" table:formula="of:=COUNTIF([.$F$2:.$F$1001];[.$G417])*[.$G417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881 <text:s text:c="2"/>48739</text:p>
          </table:table-cell>
          <table:table-cell table:style-name="ce1"/>
          <table:table-cell office:value-type="string" office:string-value="14881" table:formula="of:=INDEX(COM.MICROSOFT.TEXTSPLIT([Solution.$A418];&quot; &quot;);1)" table:number-matrix-columns-spanned="1" table:number-matrix-rows-spanned="1" table:style-name="ce11">
            <text:p>14881</text:p>
          </table:table-cell>
          <table:table-cell office:value-type="string" office:string-value="48739" table:formula="of:=INDEX(COM.MICROSOFT.TEXTSPLIT([Solution.$A418];&quot; &quot;; &quot;+&quot;; TRUE);2)" table:number-matrix-columns-spanned="1" table:number-matrix-rows-spanned="1" table:style-name="ce11">
            <text:p>48739</text:p>
          </table:table-cell>
          <table:table-cell table:style-name="ce1"/>
          <table:table-cell office:value-type="string" office:string-value="48850" table:style-name="ce1">
            <text:p>48850</text:p>
          </table:table-cell>
          <table:table-cell office:value-type="string" office:string-value="47605" table:style-name="ce1">
            <text:p>47605</text:p>
          </table:table-cell>
          <table:table-cell table:style-name="ce1"/>
          <table:table-cell office:value-type="float" office:value="1245" table:formula="of:=ABS([.F418]-[.G418])" table:style-name="ce11">
            <text:p>1245</text:p>
          </table:table-cell>
          <table:table-cell table:number-columns-repeated="3" table:style-name="ce1"/>
          <table:table-cell office:value-type="float" office:value="47605" table:formula="of:=COUNTIF([.$F$2:.$F$1001];[.$G418])*[.$G418]" table:style-name="ce11">
            <text:p>476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111 <text:s text:c="2"/>50079</text:p>
          </table:table-cell>
          <table:table-cell table:style-name="ce1"/>
          <table:table-cell office:value-type="string" office:string-value="66111" table:formula="of:=INDEX(COM.MICROSOFT.TEXTSPLIT([Solution.$A419];&quot; &quot;);1)" table:number-matrix-columns-spanned="1" table:number-matrix-rows-spanned="1" table:style-name="ce11">
            <text:p>66111</text:p>
          </table:table-cell>
          <table:table-cell office:value-type="string" office:string-value="50079" table:formula="of:=INDEX(COM.MICROSOFT.TEXTSPLIT([Solution.$A419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48953" table:style-name="ce1">
            <text:p>48953</text:p>
          </table:table-cell>
          <table:table-cell office:value-type="string" office:string-value="47773" table:style-name="ce1">
            <text:p>47773</text:p>
          </table:table-cell>
          <table:table-cell table:style-name="ce1"/>
          <table:table-cell office:value-type="float" office:value="1180" table:formula="of:=ABS([.F419]-[.G419])" table:style-name="ce11">
            <text:p>1180</text:p>
          </table:table-cell>
          <table:table-cell table:number-columns-repeated="3" table:style-name="ce1"/>
          <table:table-cell office:value-type="float" office:value="0" table:formula="of:=COUNTIF([.$F$2:.$F$1001];[.$G419])*[.$G4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776 <text:s text:c="2"/>94850</text:p>
          </table:table-cell>
          <table:table-cell table:style-name="ce1"/>
          <table:table-cell office:value-type="string" office:string-value="52776" table:formula="of:=INDEX(COM.MICROSOFT.TEXTSPLIT([Solution.$A420];&quot; &quot;);1)" table:number-matrix-columns-spanned="1" table:number-matrix-rows-spanned="1" table:style-name="ce11">
            <text:p>52776</text:p>
          </table:table-cell>
          <table:table-cell office:value-type="string" office:string-value="94850" table:formula="of:=INDEX(COM.MICROSOFT.TEXTSPLIT([Solution.$A420];&quot; &quot;; &quot;+&quot;; TRUE);2)" table:number-matrix-columns-spanned="1" table:number-matrix-rows-spanned="1" table:style-name="ce11">
            <text:p>94850</text:p>
          </table:table-cell>
          <table:table-cell table:style-name="ce1"/>
          <table:table-cell office:value-type="string" office:string-value="48964" table:style-name="ce1">
            <text:p>48964</text:p>
          </table:table-cell>
          <table:table-cell office:value-type="string" office:string-value="47928" table:style-name="ce1">
            <text:p>47928</text:p>
          </table:table-cell>
          <table:table-cell table:style-name="ce1"/>
          <table:table-cell office:value-type="float" office:value="1036" table:formula="of:=ABS([.F420]-[.G420])" table:style-name="ce11">
            <text:p>1036</text:p>
          </table:table-cell>
          <table:table-cell table:number-columns-repeated="3" table:style-name="ce1"/>
          <table:table-cell office:value-type="float" office:value="0" table:formula="of:=COUNTIF([.$F$2:.$F$1001];[.$G420])*[.$G4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217 <text:s text:c="2"/>18408</text:p>
          </table:table-cell>
          <table:table-cell table:style-name="ce1"/>
          <table:table-cell office:value-type="string" office:string-value="48217" table:formula="of:=INDEX(COM.MICROSOFT.TEXTSPLIT([Solution.$A421];&quot; &quot;);1)" table:number-matrix-columns-spanned="1" table:number-matrix-rows-spanned="1" table:style-name="ce11">
            <text:p>48217</text:p>
          </table:table-cell>
          <table:table-cell office:value-type="string" office:string-value="18408" table:formula="of:=INDEX(COM.MICROSOFT.TEXTSPLIT([Solution.$A421];&quot; &quot;; &quot;+&quot;; TRUE);2)" table:number-matrix-columns-spanned="1" table:number-matrix-rows-spanned="1" table:style-name="ce11">
            <text:p>18408</text:p>
          </table:table-cell>
          <table:table-cell table:style-name="ce1"/>
          <table:table-cell office:value-type="string" office:string-value="49024" table:style-name="ce1">
            <text:p>49024</text:p>
          </table:table-cell>
          <table:table-cell office:value-type="string" office:string-value="47983" table:style-name="ce1">
            <text:p>47983</text:p>
          </table:table-cell>
          <table:table-cell table:style-name="ce1"/>
          <table:table-cell office:value-type="float" office:value="1041" table:formula="of:=ABS([.F421]-[.G421])" table:style-name="ce11">
            <text:p>1041</text:p>
          </table:table-cell>
          <table:table-cell table:number-columns-repeated="3" table:style-name="ce1"/>
          <table:table-cell office:value-type="float" office:value="0" table:formula="of:=COUNTIF([.$F$2:.$F$1001];[.$G421])*[.$G4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533 <text:s text:c="2"/>10938</text:p>
          </table:table-cell>
          <table:table-cell table:style-name="ce1"/>
          <table:table-cell office:value-type="string" office:string-value="27533" table:formula="of:=INDEX(COM.MICROSOFT.TEXTSPLIT([Solution.$A422];&quot; &quot;);1)" table:number-matrix-columns-spanned="1" table:number-matrix-rows-spanned="1" table:style-name="ce11">
            <text:p>27533</text:p>
          </table:table-cell>
          <table:table-cell office:value-type="string" office:string-value="10938" table:formula="of:=INDEX(COM.MICROSOFT.TEXTSPLIT([Solution.$A422];&quot; &quot;; &quot;+&quot;; TRUE);2)" table:number-matrix-columns-spanned="1" table:number-matrix-rows-spanned="1" table:style-name="ce11">
            <text:p>10938</text:p>
          </table:table-cell>
          <table:table-cell table:style-name="ce1"/>
          <table:table-cell office:value-type="string" office:string-value="49087" table:style-name="ce1">
            <text:p>49087</text:p>
          </table:table-cell>
          <table:table-cell office:value-type="string" office:string-value="48025" table:style-name="ce1">
            <text:p>48025</text:p>
          </table:table-cell>
          <table:table-cell table:style-name="ce1"/>
          <table:table-cell office:value-type="float" office:value="1062" table:formula="of:=ABS([.F422]-[.G422])" table:style-name="ce11">
            <text:p>1062</text:p>
          </table:table-cell>
          <table:table-cell table:number-columns-repeated="3" table:style-name="ce1"/>
          <table:table-cell office:value-type="float" office:value="0" table:formula="of:=COUNTIF([.$F$2:.$F$1001];[.$G422])*[.$G4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862 <text:s text:c="2"/>20439</text:p>
          </table:table-cell>
          <table:table-cell table:style-name="ce1"/>
          <table:table-cell office:value-type="string" office:string-value="76862" table:formula="of:=INDEX(COM.MICROSOFT.TEXTSPLIT([Solution.$A423];&quot; &quot;);1)" table:number-matrix-columns-spanned="1" table:number-matrix-rows-spanned="1" table:style-name="ce11">
            <text:p>76862</text:p>
          </table:table-cell>
          <table:table-cell office:value-type="string" office:string-value="20439" table:formula="of:=INDEX(COM.MICROSOFT.TEXTSPLIT([Solution.$A423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49198" table:style-name="ce1">
            <text:p>49198</text:p>
          </table:table-cell>
          <table:table-cell office:value-type="string" office:string-value="48029" table:style-name="ce1">
            <text:p>48029</text:p>
          </table:table-cell>
          <table:table-cell table:style-name="ce1"/>
          <table:table-cell office:value-type="float" office:value="1169" table:formula="of:=ABS([.F423]-[.G423])" table:style-name="ce11">
            <text:p>1169</text:p>
          </table:table-cell>
          <table:table-cell table:number-columns-repeated="3" table:style-name="ce1"/>
          <table:table-cell office:value-type="float" office:value="0" table:formula="of:=COUNTIF([.$F$2:.$F$1001];[.$G423])*[.$G4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730 <text:s text:c="2"/>49950</text:p>
          </table:table-cell>
          <table:table-cell table:style-name="ce1"/>
          <table:table-cell office:value-type="string" office:string-value="93730" table:formula="of:=INDEX(COM.MICROSOFT.TEXTSPLIT([Solution.$A424];&quot; &quot;);1)" table:number-matrix-columns-spanned="1" table:number-matrix-rows-spanned="1" table:style-name="ce11">
            <text:p>93730</text:p>
          </table:table-cell>
          <table:table-cell office:value-type="string" office:string-value="49950" table:formula="of:=INDEX(COM.MICROSOFT.TEXTSPLIT([Solution.$A424];&quot; &quot;; &quot;+&quot;; TRUE);2)" table:number-matrix-columns-spanned="1" table:number-matrix-rows-spanned="1" table:style-name="ce11">
            <text:p>49950</text:p>
          </table:table-cell>
          <table:table-cell table:style-name="ce1"/>
          <table:table-cell office:value-type="string" office:string-value="49216" table:style-name="ce1">
            <text:p>49216</text:p>
          </table:table-cell>
          <table:table-cell office:value-type="string" office:string-value="48482" table:style-name="ce1">
            <text:p>48482</text:p>
          </table:table-cell>
          <table:table-cell table:style-name="ce1"/>
          <table:table-cell office:value-type="float" office:value="734" table:formula="of:=ABS([.F424]-[.G424])" table:style-name="ce11">
            <text:p>734</text:p>
          </table:table-cell>
          <table:table-cell table:number-columns-repeated="3" table:style-name="ce1"/>
          <table:table-cell office:value-type="float" office:value="0" table:formula="of:=COUNTIF([.$F$2:.$F$1001];[.$G424])*[.$G4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119 <text:s text:c="2"/>98833</text:p>
          </table:table-cell>
          <table:table-cell table:style-name="ce1"/>
          <table:table-cell office:value-type="string" office:string-value="19119" table:formula="of:=INDEX(COM.MICROSOFT.TEXTSPLIT([Solution.$A425];&quot; &quot;);1)" table:number-matrix-columns-spanned="1" table:number-matrix-rows-spanned="1" table:style-name="ce11">
            <text:p>19119</text:p>
          </table:table-cell>
          <table:table-cell office:value-type="string" office:string-value="98833" table:formula="of:=INDEX(COM.MICROSOFT.TEXTSPLIT([Solution.$A425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49667" table:style-name="ce1">
            <text:p>49667</text:p>
          </table:table-cell>
          <table:table-cell office:value-type="string" office:string-value="48739" table:style-name="ce1">
            <text:p>48739</text:p>
          </table:table-cell>
          <table:table-cell table:style-name="ce1"/>
          <table:table-cell office:value-type="float" office:value="928" table:formula="of:=ABS([.F425]-[.G425])" table:style-name="ce11">
            <text:p>928</text:p>
          </table:table-cell>
          <table:table-cell table:number-columns-repeated="3" table:style-name="ce1"/>
          <table:table-cell office:value-type="float" office:value="0" table:formula="of:=COUNTIF([.$F$2:.$F$1001];[.$G425])*[.$G4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793 <text:s text:c="2"/>20778</text:p>
          </table:table-cell>
          <table:table-cell table:style-name="ce1"/>
          <table:table-cell office:value-type="string" office:string-value="20793" table:formula="of:=INDEX(COM.MICROSOFT.TEXTSPLIT([Solution.$A426];&quot; &quot;);1)" table:number-matrix-columns-spanned="1" table:number-matrix-rows-spanned="1" table:style-name="ce11">
            <text:p>20793</text:p>
          </table:table-cell>
          <table:table-cell office:value-type="string" office:string-value="20778" table:formula="of:=INDEX(COM.MICROSOFT.TEXTSPLIT([Solution.$A426];&quot; &quot;; &quot;+&quot;; TRUE);2)" table:number-matrix-columns-spanned="1" table:number-matrix-rows-spanned="1" table:style-name="ce11">
            <text:p>20778</text:p>
          </table:table-cell>
          <table:table-cell table:style-name="ce1"/>
          <table:table-cell office:value-type="string" office:string-value="49725" table:style-name="ce1">
            <text:p>49725</text:p>
          </table:table-cell>
          <table:table-cell office:value-type="string" office:string-value="49321" table:style-name="ce1">
            <text:p>49321</text:p>
          </table:table-cell>
          <table:table-cell table:style-name="ce1"/>
          <table:table-cell office:value-type="float" office:value="404" table:formula="of:=ABS([.F426]-[.G426])" table:style-name="ce11">
            <text:p>404</text:p>
          </table:table-cell>
          <table:table-cell table:number-columns-repeated="3" table:style-name="ce1"/>
          <table:table-cell office:value-type="float" office:value="0" table:formula="of:=COUNTIF([.$F$2:.$F$1001];[.$G426])*[.$G4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844 <text:s text:c="2"/>53836</text:p>
          </table:table-cell>
          <table:table-cell table:style-name="ce1"/>
          <table:table-cell office:value-type="string" office:string-value="28844" table:formula="of:=INDEX(COM.MICROSOFT.TEXTSPLIT([Solution.$A427];&quot; &quot;);1)" table:number-matrix-columns-spanned="1" table:number-matrix-rows-spanned="1" table:style-name="ce11">
            <text:p>28844</text:p>
          </table:table-cell>
          <table:table-cell office:value-type="string" office:string-value="53836" table:formula="of:=INDEX(COM.MICROSOFT.TEXTSPLIT([Solution.$A427];&quot; &quot;; &quot;+&quot;; TRUE);2)" table:number-matrix-columns-spanned="1" table:number-matrix-rows-spanned="1" table:style-name="ce11">
            <text:p>53836</text:p>
          </table:table-cell>
          <table:table-cell table:style-name="ce1"/>
          <table:table-cell office:value-type="string" office:string-value="49816" table:style-name="ce1">
            <text:p>49816</text:p>
          </table:table-cell>
          <table:table-cell office:value-type="string" office:string-value="49363" table:style-name="ce1">
            <text:p>49363</text:p>
          </table:table-cell>
          <table:table-cell table:style-name="ce1"/>
          <table:table-cell office:value-type="float" office:value="453" table:formula="of:=ABS([.F427]-[.G427])" table:style-name="ce11">
            <text:p>453</text:p>
          </table:table-cell>
          <table:table-cell table:number-columns-repeated="3" table:style-name="ce1"/>
          <table:table-cell office:value-type="float" office:value="0" table:formula="of:=COUNTIF([.$F$2:.$F$1001];[.$G427])*[.$G4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809 <text:s text:c="2"/>26663</text:p>
          </table:table-cell>
          <table:table-cell table:style-name="ce1"/>
          <table:table-cell office:value-type="string" office:string-value="75809" table:formula="of:=INDEX(COM.MICROSOFT.TEXTSPLIT([Solution.$A428];&quot; &quot;);1)" table:number-matrix-columns-spanned="1" table:number-matrix-rows-spanned="1" table:style-name="ce11">
            <text:p>75809</text:p>
          </table:table-cell>
          <table:table-cell office:value-type="string" office:string-value="26663" table:formula="of:=INDEX(COM.MICROSOFT.TEXTSPLIT([Solution.$A428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49859" table:style-name="ce1">
            <text:p>49859</text:p>
          </table:table-cell>
          <table:table-cell office:value-type="string" office:string-value="49569" table:style-name="ce1">
            <text:p>49569</text:p>
          </table:table-cell>
          <table:table-cell table:style-name="ce1"/>
          <table:table-cell office:value-type="float" office:value="290" table:formula="of:=ABS([.F428]-[.G428])" table:style-name="ce11">
            <text:p>290</text:p>
          </table:table-cell>
          <table:table-cell table:number-columns-repeated="3" table:style-name="ce1"/>
          <table:table-cell office:value-type="float" office:value="0" table:formula="of:=COUNTIF([.$F$2:.$F$1001];[.$G428])*[.$G4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954 <text:s text:c="2"/>87261</text:p>
          </table:table-cell>
          <table:table-cell table:style-name="ce1"/>
          <table:table-cell office:value-type="string" office:string-value="79954" table:formula="of:=INDEX(COM.MICROSOFT.TEXTSPLIT([Solution.$A429];&quot; &quot;);1)" table:number-matrix-columns-spanned="1" table:number-matrix-rows-spanned="1" table:style-name="ce11">
            <text:p>79954</text:p>
          </table:table-cell>
          <table:table-cell office:value-type="string" office:string-value="87261" table:formula="of:=INDEX(COM.MICROSOFT.TEXTSPLIT([Solution.$A429];&quot; &quot;; &quot;+&quot;; TRUE);2)" table:number-matrix-columns-spanned="1" table:number-matrix-rows-spanned="1" table:style-name="ce11">
            <text:p>87261</text:p>
          </table:table-cell>
          <table:table-cell table:style-name="ce1"/>
          <table:table-cell office:value-type="string" office:string-value="49906" table:style-name="ce1">
            <text:p>49906</text:p>
          </table:table-cell>
          <table:table-cell office:value-type="string" office:string-value="49766" table:style-name="ce1">
            <text:p>49766</text:p>
          </table:table-cell>
          <table:table-cell table:style-name="ce1"/>
          <table:table-cell office:value-type="float" office:value="140" table:formula="of:=ABS([.F429]-[.G429])" table:style-name="ce11">
            <text:p>140</text:p>
          </table:table-cell>
          <table:table-cell table:number-columns-repeated="3" table:style-name="ce1"/>
          <table:table-cell office:value-type="float" office:value="0" table:formula="of:=COUNTIF([.$F$2:.$F$1001];[.$G429])*[.$G42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143 <text:s text:c="2"/>60138</text:p>
          </table:table-cell>
          <table:table-cell table:style-name="ce1"/>
          <table:table-cell office:value-type="string" office:string-value="89143" table:formula="of:=INDEX(COM.MICROSOFT.TEXTSPLIT([Solution.$A430];&quot; &quot;);1)" table:number-matrix-columns-spanned="1" table:number-matrix-rows-spanned="1" table:style-name="ce11">
            <text:p>89143</text:p>
          </table:table-cell>
          <table:table-cell office:value-type="string" office:string-value="60138" table:formula="of:=INDEX(COM.MICROSOFT.TEXTSPLIT([Solution.$A430];&quot; &quot;; &quot;+&quot;; TRUE);2)" table:number-matrix-columns-spanned="1" table:number-matrix-rows-spanned="1" table:style-name="ce11">
            <text:p>60138</text:p>
          </table:table-cell>
          <table:table-cell table:style-name="ce1"/>
          <table:table-cell office:value-type="string" office:string-value="49960" table:style-name="ce1">
            <text:p>49960</text:p>
          </table:table-cell>
          <table:table-cell office:value-type="string" office:string-value="49783" table:style-name="ce1">
            <text:p>49783</text:p>
          </table:table-cell>
          <table:table-cell table:style-name="ce1"/>
          <table:table-cell office:value-type="float" office:value="177" table:formula="of:=ABS([.F430]-[.G430])" table:style-name="ce11">
            <text:p>177</text:p>
          </table:table-cell>
          <table:table-cell table:number-columns-repeated="3" table:style-name="ce1"/>
          <table:table-cell office:value-type="float" office:value="0" table:formula="of:=COUNTIF([.$F$2:.$F$1001];[.$G430])*[.$G43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920 <text:s text:c="2"/>94866</text:p>
          </table:table-cell>
          <table:table-cell table:style-name="ce1"/>
          <table:table-cell office:value-type="string" office:string-value="15920" table:formula="of:=INDEX(COM.MICROSOFT.TEXTSPLIT([Solution.$A431];&quot; &quot;);1)" table:number-matrix-columns-spanned="1" table:number-matrix-rows-spanned="1" table:style-name="ce11">
            <text:p>15920</text:p>
          </table:table-cell>
          <table:table-cell office:value-type="string" office:string-value="94866" table:formula="of:=INDEX(COM.MICROSOFT.TEXTSPLIT([Solution.$A431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49990" table:style-name="ce1">
            <text:p>49990</text:p>
          </table:table-cell>
          <table:table-cell office:value-type="string" office:string-value="49936" table:style-name="ce1">
            <text:p>49936</text:p>
          </table:table-cell>
          <table:table-cell table:style-name="ce1"/>
          <table:table-cell office:value-type="float" office:value="54" table:formula="of:=ABS([.F431]-[.G431])" table:style-name="ce11">
            <text:p>54</text:p>
          </table:table-cell>
          <table:table-cell table:number-columns-repeated="3" table:style-name="ce1"/>
          <table:table-cell office:value-type="float" office:value="0" table:formula="of:=COUNTIF([.$F$2:.$F$1001];[.$G431])*[.$G43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309 <text:s text:c="2"/>54522</text:p>
          </table:table-cell>
          <table:table-cell table:style-name="ce1"/>
          <table:table-cell office:value-type="string" office:string-value="98309" table:formula="of:=INDEX(COM.MICROSOFT.TEXTSPLIT([Solution.$A432];&quot; &quot;);1)" table:number-matrix-columns-spanned="1" table:number-matrix-rows-spanned="1" table:style-name="ce11">
            <text:p>98309</text:p>
          </table:table-cell>
          <table:table-cell office:value-type="string" office:string-value="54522" table:formula="of:=INDEX(COM.MICROSOFT.TEXTSPLIT([Solution.$A432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50079" table:style-name="ce1">
            <text:p>50079</text:p>
          </table:table-cell>
          <table:table-cell office:value-type="string" office:string-value="49950" table:style-name="ce1">
            <text:p>49950</text:p>
          </table:table-cell>
          <table:table-cell table:style-name="ce1"/>
          <table:table-cell office:value-type="float" office:value="129" table:formula="of:=ABS([.F432]-[.G432])" table:style-name="ce11">
            <text:p>129</text:p>
          </table:table-cell>
          <table:table-cell table:number-columns-repeated="3" table:style-name="ce1"/>
          <table:table-cell office:value-type="float" office:value="0" table:formula="of:=COUNTIF([.$F$2:.$F$1001];[.$G432])*[.$G43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390 <text:s text:c="2"/>34297</text:p>
          </table:table-cell>
          <table:table-cell table:style-name="ce1"/>
          <table:table-cell office:value-type="string" office:string-value="61390" table:formula="of:=INDEX(COM.MICROSOFT.TEXTSPLIT([Solution.$A433];&quot; &quot;);1)" table:number-matrix-columns-spanned="1" table:number-matrix-rows-spanned="1" table:style-name="ce11">
            <text:p>61390</text:p>
          </table:table-cell>
          <table:table-cell office:value-type="string" office:string-value="34297" table:formula="of:=INDEX(COM.MICROSOFT.TEXTSPLIT([Solution.$A433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50114" table:style-name="ce1">
            <text:p>50114</text:p>
          </table:table-cell>
          <table:table-cell office:value-type="string" office:string-value="49990" table:style-name="ce1">
            <text:p>49990</text:p>
          </table:table-cell>
          <table:table-cell table:style-name="ce1"/>
          <table:table-cell office:value-type="float" office:value="124" table:formula="of:=ABS([.F433]-[.G433])" table:style-name="ce11">
            <text:p>124</text:p>
          </table:table-cell>
          <table:table-cell table:number-columns-repeated="3" table:style-name="ce1"/>
          <table:table-cell office:value-type="float" office:value="49990" table:formula="of:=COUNTIF([.$F$2:.$F$1001];[.$G433])*[.$G433]" table:style-name="ce11">
            <text:p>4999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590 <text:s text:c="2"/>61813</text:p>
          </table:table-cell>
          <table:table-cell table:style-name="ce1"/>
          <table:table-cell office:value-type="string" office:string-value="91590" table:formula="of:=INDEX(COM.MICROSOFT.TEXTSPLIT([Solution.$A434];&quot; &quot;);1)" table:number-matrix-columns-spanned="1" table:number-matrix-rows-spanned="1" table:style-name="ce11">
            <text:p>91590</text:p>
          </table:table-cell>
          <table:table-cell office:value-type="string" office:string-value="61813" table:formula="of:=INDEX(COM.MICROSOFT.TEXTSPLIT([Solution.$A434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50201" table:style-name="ce1">
            <text:p>50201</text:p>
          </table:table-cell>
          <table:table-cell office:value-type="string" office:string-value="49990" table:style-name="ce1">
            <text:p>49990</text:p>
          </table:table-cell>
          <table:table-cell table:style-name="ce1"/>
          <table:table-cell office:value-type="float" office:value="211" table:formula="of:=ABS([.F434]-[.G434])" table:style-name="ce11">
            <text:p>211</text:p>
          </table:table-cell>
          <table:table-cell table:number-columns-repeated="3" table:style-name="ce1"/>
          <table:table-cell office:value-type="float" office:value="49990" table:formula="of:=COUNTIF([.$F$2:.$F$1001];[.$G434])*[.$G434]" table:style-name="ce11">
            <text:p>4999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942 <text:s text:c="2"/>75380</text:p>
          </table:table-cell>
          <table:table-cell table:style-name="ce1"/>
          <table:table-cell office:value-type="string" office:string-value="36942" table:formula="of:=INDEX(COM.MICROSOFT.TEXTSPLIT([Solution.$A435];&quot; &quot;);1)" table:number-matrix-columns-spanned="1" table:number-matrix-rows-spanned="1" table:style-name="ce11">
            <text:p>36942</text:p>
          </table:table-cell>
          <table:table-cell office:value-type="string" office:string-value="75380" table:formula="of:=INDEX(COM.MICROSOFT.TEXTSPLIT([Solution.$A435];&quot; &quot;; &quot;+&quot;; TRUE);2)" table:number-matrix-columns-spanned="1" table:number-matrix-rows-spanned="1" table:style-name="ce11">
            <text:p>75380</text:p>
          </table:table-cell>
          <table:table-cell table:style-name="ce1"/>
          <table:table-cell office:value-type="string" office:string-value="50248" table:style-name="ce1">
            <text:p>5024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69" table:formula="of:=ABS([.F435]-[.G435])" table:style-name="ce11">
            <text:p>169</text:p>
          </table:table-cell>
          <table:table-cell table:number-columns-repeated="3" table:style-name="ce1"/>
          <table:table-cell office:value-type="float" office:value="50079" table:formula="of:=COUNTIF([.$F$2:.$F$1001];[.$G435])*[.$G435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612 <text:s text:c="2"/>21014</text:p>
          </table:table-cell>
          <table:table-cell table:style-name="ce1"/>
          <table:table-cell office:value-type="string" office:string-value="43612" table:formula="of:=INDEX(COM.MICROSOFT.TEXTSPLIT([Solution.$A436];&quot; &quot;);1)" table:number-matrix-columns-spanned="1" table:number-matrix-rows-spanned="1" table:style-name="ce11">
            <text:p>43612</text:p>
          </table:table-cell>
          <table:table-cell office:value-type="string" office:string-value="21014" table:formula="of:=INDEX(COM.MICROSOFT.TEXTSPLIT([Solution.$A436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50392" table:style-name="ce1">
            <text:p>50392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313" table:formula="of:=ABS([.F436]-[.G436])" table:style-name="ce11">
            <text:p>313</text:p>
          </table:table-cell>
          <table:table-cell table:number-columns-repeated="3" table:style-name="ce1"/>
          <table:table-cell office:value-type="float" office:value="50079" table:formula="of:=COUNTIF([.$F$2:.$F$1001];[.$G436])*[.$G436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280 <text:s text:c="2"/>76806</text:p>
          </table:table-cell>
          <table:table-cell table:style-name="ce1"/>
          <table:table-cell office:value-type="string" office:string-value="62280" table:formula="of:=INDEX(COM.MICROSOFT.TEXTSPLIT([Solution.$A437];&quot; &quot;);1)" table:number-matrix-columns-spanned="1" table:number-matrix-rows-spanned="1" table:style-name="ce11">
            <text:p>62280</text:p>
          </table:table-cell>
          <table:table-cell office:value-type="string" office:string-value="76806" table:formula="of:=INDEX(COM.MICROSOFT.TEXTSPLIT([Solution.$A437];&quot; &quot;; &quot;+&quot;; TRUE);2)" table:number-matrix-columns-spanned="1" table:number-matrix-rows-spanned="1" table:style-name="ce11">
            <text:p>76806</text:p>
          </table:table-cell>
          <table:table-cell table:style-name="ce1"/>
          <table:table-cell office:value-type="string" office:string-value="50438" table:style-name="ce1">
            <text:p>5043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359" table:formula="of:=ABS([.F437]-[.G437])" table:style-name="ce11">
            <text:p>359</text:p>
          </table:table-cell>
          <table:table-cell table:number-columns-repeated="3" table:style-name="ce1"/>
          <table:table-cell office:value-type="float" office:value="50079" table:formula="of:=COUNTIF([.$F$2:.$F$1001];[.$G437])*[.$G437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905 <text:s text:c="2"/>20049</text:p>
          </table:table-cell>
          <table:table-cell table:style-name="ce1"/>
          <table:table-cell office:value-type="string" office:string-value="81905" table:formula="of:=INDEX(COM.MICROSOFT.TEXTSPLIT([Solution.$A438];&quot; &quot;);1)" table:number-matrix-columns-spanned="1" table:number-matrix-rows-spanned="1" table:style-name="ce11">
            <text:p>81905</text:p>
          </table:table-cell>
          <table:table-cell office:value-type="string" office:string-value="20049" table:formula="of:=INDEX(COM.MICROSOFT.TEXTSPLIT([Solution.$A438];&quot; &quot;; &quot;+&quot;; TRUE);2)" table:number-matrix-columns-spanned="1" table:number-matrix-rows-spanned="1" table:style-name="ce11">
            <text:p>20049</text:p>
          </table:table-cell>
          <table:table-cell table:style-name="ce1"/>
          <table:table-cell office:value-type="string" office:string-value="50528" table:style-name="ce1">
            <text:p>5052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449" table:formula="of:=ABS([.F438]-[.G438])" table:style-name="ce11">
            <text:p>449</text:p>
          </table:table-cell>
          <table:table-cell table:number-columns-repeated="3" table:style-name="ce1"/>
          <table:table-cell office:value-type="float" office:value="50079" table:formula="of:=COUNTIF([.$F$2:.$F$1001];[.$G438])*[.$G438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500 <text:s text:c="2"/>17817</text:p>
          </table:table-cell>
          <table:table-cell table:style-name="ce1"/>
          <table:table-cell office:value-type="string" office:string-value="69500" table:formula="of:=INDEX(COM.MICROSOFT.TEXTSPLIT([Solution.$A439];&quot; &quot;);1)" table:number-matrix-columns-spanned="1" table:number-matrix-rows-spanned="1" table:style-name="ce11">
            <text:p>69500</text:p>
          </table:table-cell>
          <table:table-cell office:value-type="string" office:string-value="17817" table:formula="of:=INDEX(COM.MICROSOFT.TEXTSPLIT([Solution.$A439];&quot; &quot;; &quot;+&quot;; TRUE);2)" table:number-matrix-columns-spanned="1" table:number-matrix-rows-spanned="1" table:style-name="ce11">
            <text:p>17817</text:p>
          </table:table-cell>
          <table:table-cell table:style-name="ce1"/>
          <table:table-cell office:value-type="string" office:string-value="50572" table:style-name="ce1">
            <text:p>50572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493" table:formula="of:=ABS([.F439]-[.G439])" table:style-name="ce11">
            <text:p>493</text:p>
          </table:table-cell>
          <table:table-cell table:number-columns-repeated="3" table:style-name="ce1"/>
          <table:table-cell office:value-type="float" office:value="50079" table:formula="of:=COUNTIF([.$F$2:.$F$1001];[.$G439])*[.$G439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016 <text:s text:c="2"/>54522</text:p>
          </table:table-cell>
          <table:table-cell table:style-name="ce1"/>
          <table:table-cell office:value-type="string" office:string-value="30016" table:formula="of:=INDEX(COM.MICROSOFT.TEXTSPLIT([Solution.$A440];&quot; &quot;);1)" table:number-matrix-columns-spanned="1" table:number-matrix-rows-spanned="1" table:style-name="ce11">
            <text:p>30016</text:p>
          </table:table-cell>
          <table:table-cell office:value-type="string" office:string-value="54522" table:formula="of:=INDEX(COM.MICROSOFT.TEXTSPLIT([Solution.$A440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50579" table:style-name="ce1">
            <text:p>50579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500" table:formula="of:=ABS([.F440]-[.G440])" table:style-name="ce11">
            <text:p>500</text:p>
          </table:table-cell>
          <table:table-cell table:number-columns-repeated="3" table:style-name="ce1"/>
          <table:table-cell office:value-type="float" office:value="50079" table:formula="of:=COUNTIF([.$F$2:.$F$1001];[.$G440])*[.$G440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738 <text:s text:c="2"/>24841</text:p>
          </table:table-cell>
          <table:table-cell table:style-name="ce1"/>
          <table:table-cell office:value-type="string" office:string-value="37738" table:formula="of:=INDEX(COM.MICROSOFT.TEXTSPLIT([Solution.$A441];&quot; &quot;);1)" table:number-matrix-columns-spanned="1" table:number-matrix-rows-spanned="1" table:style-name="ce11">
            <text:p>37738</text:p>
          </table:table-cell>
          <table:table-cell office:value-type="string" office:string-value="24841" table:formula="of:=INDEX(COM.MICROSOFT.TEXTSPLIT([Solution.$A441];&quot; &quot;; &quot;+&quot;; TRUE);2)" table:number-matrix-columns-spanned="1" table:number-matrix-rows-spanned="1" table:style-name="ce11">
            <text:p>24841</text:p>
          </table:table-cell>
          <table:table-cell table:style-name="ce1"/>
          <table:table-cell office:value-type="string" office:string-value="50696" table:style-name="ce1">
            <text:p>50696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617" table:formula="of:=ABS([.F441]-[.G441])" table:style-name="ce11">
            <text:p>617</text:p>
          </table:table-cell>
          <table:table-cell table:number-columns-repeated="3" table:style-name="ce1"/>
          <table:table-cell office:value-type="float" office:value="50079" table:formula="of:=COUNTIF([.$F$2:.$F$1001];[.$G441])*[.$G441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736 <text:s text:c="2"/>76537</text:p>
          </table:table-cell>
          <table:table-cell table:style-name="ce1"/>
          <table:table-cell office:value-type="string" office:string-value="97736" table:formula="of:=INDEX(COM.MICROSOFT.TEXTSPLIT([Solution.$A442];&quot; &quot;);1)" table:number-matrix-columns-spanned="1" table:number-matrix-rows-spanned="1" table:style-name="ce11">
            <text:p>97736</text:p>
          </table:table-cell>
          <table:table-cell office:value-type="string" office:string-value="76537" table:formula="of:=INDEX(COM.MICROSOFT.TEXTSPLIT([Solution.$A442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50741" table:style-name="ce1">
            <text:p>50741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662" table:formula="of:=ABS([.F442]-[.G442])" table:style-name="ce11">
            <text:p>662</text:p>
          </table:table-cell>
          <table:table-cell table:number-columns-repeated="3" table:style-name="ce1"/>
          <table:table-cell office:value-type="float" office:value="50079" table:formula="of:=COUNTIF([.$F$2:.$F$1001];[.$G442])*[.$G442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453 <text:s text:c="2"/>60331</text:p>
          </table:table-cell>
          <table:table-cell table:style-name="ce1"/>
          <table:table-cell office:value-type="string" office:string-value="95453" table:formula="of:=INDEX(COM.MICROSOFT.TEXTSPLIT([Solution.$A443];&quot; &quot;);1)" table:number-matrix-columns-spanned="1" table:number-matrix-rows-spanned="1" table:style-name="ce11">
            <text:p>95453</text:p>
          </table:table-cell>
          <table:table-cell office:value-type="string" office:string-value="60331" table:formula="of:=INDEX(COM.MICROSOFT.TEXTSPLIT([Solution.$A443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50994" table:style-name="ce1">
            <text:p>50994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915" table:formula="of:=ABS([.F443]-[.G443])" table:style-name="ce11">
            <text:p>915</text:p>
          </table:table-cell>
          <table:table-cell table:number-columns-repeated="3" table:style-name="ce1"/>
          <table:table-cell office:value-type="float" office:value="50079" table:formula="of:=COUNTIF([.$F$2:.$F$1001];[.$G443])*[.$G443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841 <text:s text:c="2"/>83825</text:p>
          </table:table-cell>
          <table:table-cell table:style-name="ce1"/>
          <table:table-cell office:value-type="string" office:string-value="83841" table:formula="of:=INDEX(COM.MICROSOFT.TEXTSPLIT([Solution.$A444];&quot; &quot;);1)" table:number-matrix-columns-spanned="1" table:number-matrix-rows-spanned="1" table:style-name="ce11">
            <text:p>83841</text:p>
          </table:table-cell>
          <table:table-cell office:value-type="string" office:string-value="83825" table:formula="of:=INDEX(COM.MICROSOFT.TEXTSPLIT([Solution.$A444];&quot; &quot;; &quot;+&quot;; TRUE);2)" table:number-matrix-columns-spanned="1" table:number-matrix-rows-spanned="1" table:style-name="ce11">
            <text:p>83825</text:p>
          </table:table-cell>
          <table:table-cell table:style-name="ce1"/>
          <table:table-cell office:value-type="string" office:string-value="51027" table:style-name="ce1">
            <text:p>51027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948" table:formula="of:=ABS([.F444]-[.G444])" table:style-name="ce11">
            <text:p>948</text:p>
          </table:table-cell>
          <table:table-cell table:number-columns-repeated="3" table:style-name="ce1"/>
          <table:table-cell office:value-type="float" office:value="50079" table:formula="of:=COUNTIF([.$F$2:.$F$1001];[.$G444])*[.$G444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661 <text:s text:c="2"/>37221</text:p>
          </table:table-cell>
          <table:table-cell table:style-name="ce1"/>
          <table:table-cell office:value-type="string" office:string-value="89661" table:formula="of:=INDEX(COM.MICROSOFT.TEXTSPLIT([Solution.$A445];&quot; &quot;);1)" table:number-matrix-columns-spanned="1" table:number-matrix-rows-spanned="1" table:style-name="ce11">
            <text:p>89661</text:p>
          </table:table-cell>
          <table:table-cell office:value-type="string" office:string-value="37221" table:formula="of:=INDEX(COM.MICROSOFT.TEXTSPLIT([Solution.$A445];&quot; &quot;; &quot;+&quot;; TRUE);2)" table:number-matrix-columns-spanned="1" table:number-matrix-rows-spanned="1" table:style-name="ce11">
            <text:p>37221</text:p>
          </table:table-cell>
          <table:table-cell table:style-name="ce1"/>
          <table:table-cell office:value-type="string" office:string-value="51194" table:style-name="ce1">
            <text:p>51194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115" table:formula="of:=ABS([.F445]-[.G445])" table:style-name="ce11">
            <text:p>1115</text:p>
          </table:table-cell>
          <table:table-cell table:number-columns-repeated="3" table:style-name="ce1"/>
          <table:table-cell office:value-type="float" office:value="50079" table:formula="of:=COUNTIF([.$F$2:.$F$1001];[.$G445])*[.$G445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880 <text:s text:c="2"/>38461</text:p>
          </table:table-cell>
          <table:table-cell table:style-name="ce1"/>
          <table:table-cell office:value-type="string" office:string-value="54880" table:formula="of:=INDEX(COM.MICROSOFT.TEXTSPLIT([Solution.$A446];&quot; &quot;);1)" table:number-matrix-columns-spanned="1" table:number-matrix-rows-spanned="1" table:style-name="ce11">
            <text:p>54880</text:p>
          </table:table-cell>
          <table:table-cell office:value-type="string" office:string-value="38461" table:formula="of:=INDEX(COM.MICROSOFT.TEXTSPLIT([Solution.$A446];&quot; &quot;; &quot;+&quot;; TRUE);2)" table:number-matrix-columns-spanned="1" table:number-matrix-rows-spanned="1" table:style-name="ce11">
            <text:p>38461</text:p>
          </table:table-cell>
          <table:table-cell table:style-name="ce1"/>
          <table:table-cell office:value-type="string" office:string-value="51288" table:style-name="ce1">
            <text:p>5128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209" table:formula="of:=ABS([.F446]-[.G446])" table:style-name="ce11">
            <text:p>1209</text:p>
          </table:table-cell>
          <table:table-cell table:number-columns-repeated="3" table:style-name="ce1"/>
          <table:table-cell office:value-type="float" office:value="50079" table:formula="of:=COUNTIF([.$F$2:.$F$1001];[.$G446])*[.$G446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71 <text:s text:c="2"/>58221</text:p>
          </table:table-cell>
          <table:table-cell table:style-name="ce1"/>
          <table:table-cell office:value-type="string" office:string-value="30171" table:formula="of:=INDEX(COM.MICROSOFT.TEXTSPLIT([Solution.$A447];&quot; &quot;);1)" table:number-matrix-columns-spanned="1" table:number-matrix-rows-spanned="1" table:style-name="ce11">
            <text:p>30171</text:p>
          </table:table-cell>
          <table:table-cell office:value-type="string" office:string-value="58221" table:formula="of:=INDEX(COM.MICROSOFT.TEXTSPLIT([Solution.$A447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51308" table:style-name="ce1">
            <text:p>5130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229" table:formula="of:=ABS([.F447]-[.G447])" table:style-name="ce11">
            <text:p>1229</text:p>
          </table:table-cell>
          <table:table-cell table:number-columns-repeated="3" table:style-name="ce1"/>
          <table:table-cell office:value-type="float" office:value="50079" table:formula="of:=COUNTIF([.$F$2:.$F$1001];[.$G447])*[.$G447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651 <text:s text:c="2"/>48482</text:p>
          </table:table-cell>
          <table:table-cell table:style-name="ce1"/>
          <table:table-cell office:value-type="string" office:string-value="43651" table:formula="of:=INDEX(COM.MICROSOFT.TEXTSPLIT([Solution.$A448];&quot; &quot;);1)" table:number-matrix-columns-spanned="1" table:number-matrix-rows-spanned="1" table:style-name="ce11">
            <text:p>43651</text:p>
          </table:table-cell>
          <table:table-cell office:value-type="string" office:string-value="48482" table:formula="of:=INDEX(COM.MICROSOFT.TEXTSPLIT([Solution.$A448];&quot; &quot;; &quot;+&quot;; TRUE);2)" table:number-matrix-columns-spanned="1" table:number-matrix-rows-spanned="1" table:style-name="ce11">
            <text:p>48482</text:p>
          </table:table-cell>
          <table:table-cell table:style-name="ce1"/>
          <table:table-cell office:value-type="string" office:string-value="51343" table:style-name="ce1">
            <text:p>51343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264" table:formula="of:=ABS([.F448]-[.G448])" table:style-name="ce11">
            <text:p>1264</text:p>
          </table:table-cell>
          <table:table-cell table:number-columns-repeated="3" table:style-name="ce1"/>
          <table:table-cell office:value-type="float" office:value="50079" table:formula="of:=COUNTIF([.$F$2:.$F$1001];[.$G448])*[.$G448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991 <text:s text:c="2"/>50079</text:p>
          </table:table-cell>
          <table:table-cell table:style-name="ce1"/>
          <table:table-cell office:value-type="string" office:string-value="32991" table:formula="of:=INDEX(COM.MICROSOFT.TEXTSPLIT([Solution.$A449];&quot; &quot;);1)" table:number-matrix-columns-spanned="1" table:number-matrix-rows-spanned="1" table:style-name="ce11">
            <text:p>32991</text:p>
          </table:table-cell>
          <table:table-cell office:value-type="string" office:string-value="50079" table:formula="of:=INDEX(COM.MICROSOFT.TEXTSPLIT([Solution.$A449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51423" table:style-name="ce1">
            <text:p>51423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344" table:formula="of:=ABS([.F449]-[.G449])" table:style-name="ce11">
            <text:p>1344</text:p>
          </table:table-cell>
          <table:table-cell table:number-columns-repeated="3" table:style-name="ce1"/>
          <table:table-cell office:value-type="float" office:value="50079" table:formula="of:=COUNTIF([.$F$2:.$F$1001];[.$G449])*[.$G449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834 <text:s text:c="2"/>72467</text:p>
          </table:table-cell>
          <table:table-cell table:style-name="ce1"/>
          <table:table-cell office:value-type="string" office:string-value="77834" table:formula="of:=INDEX(COM.MICROSOFT.TEXTSPLIT([Solution.$A450];&quot; &quot;);1)" table:number-matrix-columns-spanned="1" table:number-matrix-rows-spanned="1" table:style-name="ce11">
            <text:p>77834</text:p>
          </table:table-cell>
          <table:table-cell office:value-type="string" office:string-value="72467" table:formula="of:=INDEX(COM.MICROSOFT.TEXTSPLIT([Solution.$A450];&quot; &quot;; &quot;+&quot;; TRUE);2)" table:number-matrix-columns-spanned="1" table:number-matrix-rows-spanned="1" table:style-name="ce11">
            <text:p>72467</text:p>
          </table:table-cell>
          <table:table-cell table:style-name="ce1"/>
          <table:table-cell office:value-type="string" office:string-value="51588" table:style-name="ce1">
            <text:p>5158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509" table:formula="of:=ABS([.F450]-[.G450])" table:style-name="ce11">
            <text:p>1509</text:p>
          </table:table-cell>
          <table:table-cell table:number-columns-repeated="3" table:style-name="ce1"/>
          <table:table-cell office:value-type="float" office:value="50079" table:formula="of:=COUNTIF([.$F$2:.$F$1001];[.$G450])*[.$G450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698 <text:s text:c="2"/>60331</text:p>
          </table:table-cell>
          <table:table-cell table:style-name="ce1"/>
          <table:table-cell office:value-type="string" office:string-value="86698" table:formula="of:=INDEX(COM.MICROSOFT.TEXTSPLIT([Solution.$A451];&quot; &quot;);1)" table:number-matrix-columns-spanned="1" table:number-matrix-rows-spanned="1" table:style-name="ce11">
            <text:p>86698</text:p>
          </table:table-cell>
          <table:table-cell office:value-type="string" office:string-value="60331" table:formula="of:=INDEX(COM.MICROSOFT.TEXTSPLIT([Solution.$A451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51708" table:style-name="ce1">
            <text:p>51708</text:p>
          </table:table-cell>
          <table:table-cell office:value-type="string" office:string-value="50079" table:style-name="ce1">
            <text:p>50079</text:p>
          </table:table-cell>
          <table:table-cell table:style-name="ce1"/>
          <table:table-cell office:value-type="float" office:value="1629" table:formula="of:=ABS([.F451]-[.G451])" table:style-name="ce11">
            <text:p>1629</text:p>
          </table:table-cell>
          <table:table-cell table:number-columns-repeated="3" table:style-name="ce1"/>
          <table:table-cell office:value-type="float" office:value="50079" table:formula="of:=COUNTIF([.$F$2:.$F$1001];[.$G451])*[.$G451]" table:style-name="ce11">
            <text:p>500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669 <text:s text:c="2"/>75669</text:p>
          </table:table-cell>
          <table:table-cell table:style-name="ce1"/>
          <table:table-cell office:value-type="string" office:string-value="54669" table:formula="of:=INDEX(COM.MICROSOFT.TEXTSPLIT([Solution.$A452];&quot; &quot;);1)" table:number-matrix-columns-spanned="1" table:number-matrix-rows-spanned="1" table:style-name="ce11">
            <text:p>54669</text:p>
          </table:table-cell>
          <table:table-cell office:value-type="string" office:string-value="75669" table:formula="of:=INDEX(COM.MICROSOFT.TEXTSPLIT([Solution.$A452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51828" table:style-name="ce1">
            <text:p>51828</text:p>
          </table:table-cell>
          <table:table-cell office:value-type="string" office:string-value="50170" table:style-name="ce1">
            <text:p>50170</text:p>
          </table:table-cell>
          <table:table-cell table:style-name="ce1"/>
          <table:table-cell office:value-type="float" office:value="1658" table:formula="of:=ABS([.F452]-[.G452])" table:style-name="ce11">
            <text:p>1658</text:p>
          </table:table-cell>
          <table:table-cell table:number-columns-repeated="3" table:style-name="ce1"/>
          <table:table-cell office:value-type="float" office:value="0" table:formula="of:=COUNTIF([.$F$2:.$F$1001];[.$G452])*[.$G4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168 <text:s text:c="2"/>47151</text:p>
          </table:table-cell>
          <table:table-cell table:style-name="ce1"/>
          <table:table-cell office:value-type="string" office:string-value="86168" table:formula="of:=INDEX(COM.MICROSOFT.TEXTSPLIT([Solution.$A453];&quot; &quot;);1)" table:number-matrix-columns-spanned="1" table:number-matrix-rows-spanned="1" table:style-name="ce11">
            <text:p>86168</text:p>
          </table:table-cell>
          <table:table-cell office:value-type="string" office:string-value="47151" table:formula="of:=INDEX(COM.MICROSOFT.TEXTSPLIT([Solution.$A453];&quot; &quot;; &quot;+&quot;; TRUE);2)" table:number-matrix-columns-spanned="1" table:number-matrix-rows-spanned="1" table:style-name="ce11">
            <text:p>47151</text:p>
          </table:table-cell>
          <table:table-cell table:style-name="ce1"/>
          <table:table-cell office:value-type="string" office:string-value="52072" table:style-name="ce1">
            <text:p>52072</text:p>
          </table:table-cell>
          <table:table-cell office:value-type="string" office:string-value="50300" table:style-name="ce1">
            <text:p>50300</text:p>
          </table:table-cell>
          <table:table-cell table:style-name="ce1"/>
          <table:table-cell office:value-type="float" office:value="1772" table:formula="of:=ABS([.F453]-[.G453])" table:style-name="ce11">
            <text:p>1772</text:p>
          </table:table-cell>
          <table:table-cell table:number-columns-repeated="3" table:style-name="ce1"/>
          <table:table-cell office:value-type="float" office:value="0" table:formula="of:=COUNTIF([.$F$2:.$F$1001];[.$G453])*[.$G4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582 <text:s text:c="2"/>34297</text:p>
          </table:table-cell>
          <table:table-cell table:style-name="ce1"/>
          <table:table-cell office:value-type="string" office:string-value="20582" table:formula="of:=INDEX(COM.MICROSOFT.TEXTSPLIT([Solution.$A454];&quot; &quot;);1)" table:number-matrix-columns-spanned="1" table:number-matrix-rows-spanned="1" table:style-name="ce11">
            <text:p>20582</text:p>
          </table:table-cell>
          <table:table-cell office:value-type="string" office:string-value="34297" table:formula="of:=INDEX(COM.MICROSOFT.TEXTSPLIT([Solution.$A454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52142" table:style-name="ce1">
            <text:p>52142</text:p>
          </table:table-cell>
          <table:table-cell office:value-type="string" office:string-value="50445" table:style-name="ce1">
            <text:p>50445</text:p>
          </table:table-cell>
          <table:table-cell table:style-name="ce1"/>
          <table:table-cell office:value-type="float" office:value="1697" table:formula="of:=ABS([.F454]-[.G454])" table:style-name="ce11">
            <text:p>1697</text:p>
          </table:table-cell>
          <table:table-cell table:number-columns-repeated="3" table:style-name="ce1"/>
          <table:table-cell office:value-type="float" office:value="0" table:formula="of:=COUNTIF([.$F$2:.$F$1001];[.$G454])*[.$G4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078 <text:s text:c="2"/>61813</text:p>
          </table:table-cell>
          <table:table-cell table:style-name="ce1"/>
          <table:table-cell office:value-type="string" office:string-value="63078" table:formula="of:=INDEX(COM.MICROSOFT.TEXTSPLIT([Solution.$A455];&quot; &quot;);1)" table:number-matrix-columns-spanned="1" table:number-matrix-rows-spanned="1" table:style-name="ce11">
            <text:p>63078</text:p>
          </table:table-cell>
          <table:table-cell office:value-type="string" office:string-value="61813" table:formula="of:=INDEX(COM.MICROSOFT.TEXTSPLIT([Solution.$A455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52205" table:style-name="ce1">
            <text:p>52205</text:p>
          </table:table-cell>
          <table:table-cell office:value-type="string" office:string-value="50453" table:style-name="ce1">
            <text:p>50453</text:p>
          </table:table-cell>
          <table:table-cell table:style-name="ce1"/>
          <table:table-cell office:value-type="float" office:value="1752" table:formula="of:=ABS([.F455]-[.G455])" table:style-name="ce11">
            <text:p>1752</text:p>
          </table:table-cell>
          <table:table-cell table:number-columns-repeated="3" table:style-name="ce1"/>
          <table:table-cell office:value-type="float" office:value="0" table:formula="of:=COUNTIF([.$F$2:.$F$1001];[.$G455])*[.$G4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364 <text:s text:c="2"/>96758</text:p>
          </table:table-cell>
          <table:table-cell table:style-name="ce1"/>
          <table:table-cell office:value-type="string" office:string-value="40364" table:formula="of:=INDEX(COM.MICROSOFT.TEXTSPLIT([Solution.$A456];&quot; &quot;);1)" table:number-matrix-columns-spanned="1" table:number-matrix-rows-spanned="1" table:style-name="ce11">
            <text:p>40364</text:p>
          </table:table-cell>
          <table:table-cell office:value-type="string" office:string-value="96758" table:formula="of:=INDEX(COM.MICROSOFT.TEXTSPLIT([Solution.$A456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52213" table:style-name="ce1">
            <text:p>52213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1634" table:formula="of:=ABS([.F456]-[.G456])" table:style-name="ce11">
            <text:p>1634</text:p>
          </table:table-cell>
          <table:table-cell table:number-columns-repeated="3" table:style-name="ce1"/>
          <table:table-cell office:value-type="float" office:value="50579" table:formula="of:=COUNTIF([.$F$2:.$F$1001];[.$G456])*[.$G456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964 <text:s text:c="2"/>86751</text:p>
          </table:table-cell>
          <table:table-cell table:style-name="ce1"/>
          <table:table-cell office:value-type="string" office:string-value="48964" table:formula="of:=INDEX(COM.MICROSOFT.TEXTSPLIT([Solution.$A457];&quot; &quot;);1)" table:number-matrix-columns-spanned="1" table:number-matrix-rows-spanned="1" table:style-name="ce11">
            <text:p>48964</text:p>
          </table:table-cell>
          <table:table-cell office:value-type="string" office:string-value="86751" table:formula="of:=INDEX(COM.MICROSOFT.TEXTSPLIT([Solution.$A457];&quot; &quot;; &quot;+&quot;; TRUE);2)" table:number-matrix-columns-spanned="1" table:number-matrix-rows-spanned="1" table:style-name="ce11">
            <text:p>86751</text:p>
          </table:table-cell>
          <table:table-cell table:style-name="ce1"/>
          <table:table-cell office:value-type="string" office:string-value="52315" table:style-name="ce1">
            <text:p>52315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1736" table:formula="of:=ABS([.F457]-[.G457])" table:style-name="ce11">
            <text:p>1736</text:p>
          </table:table-cell>
          <table:table-cell table:number-columns-repeated="3" table:style-name="ce1"/>
          <table:table-cell office:value-type="float" office:value="50579" table:formula="of:=COUNTIF([.$F$2:.$F$1001];[.$G457])*[.$G457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274 <text:s text:c="2"/>65761</text:p>
          </table:table-cell>
          <table:table-cell table:style-name="ce1"/>
          <table:table-cell office:value-type="string" office:string-value="91274" table:formula="of:=INDEX(COM.MICROSOFT.TEXTSPLIT([Solution.$A458];&quot; &quot;);1)" table:number-matrix-columns-spanned="1" table:number-matrix-rows-spanned="1" table:style-name="ce11">
            <text:p>91274</text:p>
          </table:table-cell>
          <table:table-cell office:value-type="string" office:string-value="65761" table:formula="of:=INDEX(COM.MICROSOFT.TEXTSPLIT([Solution.$A458];&quot; &quot;; &quot;+&quot;; TRUE);2)" table:number-matrix-columns-spanned="1" table:number-matrix-rows-spanned="1" table:style-name="ce11">
            <text:p>65761</text:p>
          </table:table-cell>
          <table:table-cell table:style-name="ce1"/>
          <table:table-cell office:value-type="string" office:string-value="52543" table:style-name="ce1">
            <text:p>52543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1964" table:formula="of:=ABS([.F458]-[.G458])" table:style-name="ce11">
            <text:p>1964</text:p>
          </table:table-cell>
          <table:table-cell table:number-columns-repeated="3" table:style-name="ce1"/>
          <table:table-cell office:value-type="float" office:value="50579" table:formula="of:=COUNTIF([.$F$2:.$F$1001];[.$G458])*[.$G458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554 <text:s text:c="2"/>60331</text:p>
          </table:table-cell>
          <table:table-cell table:style-name="ce1"/>
          <table:table-cell office:value-type="string" office:string-value="23554" table:formula="of:=INDEX(COM.MICROSOFT.TEXTSPLIT([Solution.$A459];&quot; &quot;);1)" table:number-matrix-columns-spanned="1" table:number-matrix-rows-spanned="1" table:style-name="ce11">
            <text:p>23554</text:p>
          </table:table-cell>
          <table:table-cell office:value-type="string" office:string-value="60331" table:formula="of:=INDEX(COM.MICROSOFT.TEXTSPLIT([Solution.$A459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52570" table:style-name="ce1">
            <text:p>52570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1991" table:formula="of:=ABS([.F459]-[.G459])" table:style-name="ce11">
            <text:p>1991</text:p>
          </table:table-cell>
          <table:table-cell table:number-columns-repeated="3" table:style-name="ce1"/>
          <table:table-cell office:value-type="float" office:value="50579" table:formula="of:=COUNTIF([.$F$2:.$F$1001];[.$G459])*[.$G459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116 <text:s text:c="2"/>20439</text:p>
          </table:table-cell>
          <table:table-cell table:style-name="ce1"/>
          <table:table-cell office:value-type="string" office:string-value="62116" table:formula="of:=INDEX(COM.MICROSOFT.TEXTSPLIT([Solution.$A460];&quot; &quot;);1)" table:number-matrix-columns-spanned="1" table:number-matrix-rows-spanned="1" table:style-name="ce11">
            <text:p>62116</text:p>
          </table:table-cell>
          <table:table-cell office:value-type="string" office:string-value="20439" table:formula="of:=INDEX(COM.MICROSOFT.TEXTSPLIT([Solution.$A460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52580" table:style-name="ce1">
            <text:p>52580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001" table:formula="of:=ABS([.F460]-[.G460])" table:style-name="ce11">
            <text:p>2001</text:p>
          </table:table-cell>
          <table:table-cell table:number-columns-repeated="3" table:style-name="ce1"/>
          <table:table-cell office:value-type="float" office:value="50579" table:formula="of:=COUNTIF([.$F$2:.$F$1001];[.$G460])*[.$G460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249 <text:s text:c="2"/>14581</text:p>
          </table:table-cell>
          <table:table-cell table:style-name="ce1"/>
          <table:table-cell office:value-type="string" office:string-value="47249" table:formula="of:=INDEX(COM.MICROSOFT.TEXTSPLIT([Solution.$A461];&quot; &quot;);1)" table:number-matrix-columns-spanned="1" table:number-matrix-rows-spanned="1" table:style-name="ce11">
            <text:p>47249</text:p>
          </table:table-cell>
          <table:table-cell office:value-type="string" office:string-value="14581" table:formula="of:=INDEX(COM.MICROSOFT.TEXTSPLIT([Solution.$A461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52584" table:style-name="ce1">
            <text:p>52584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005" table:formula="of:=ABS([.F461]-[.G461])" table:style-name="ce11">
            <text:p>2005</text:p>
          </table:table-cell>
          <table:table-cell table:number-columns-repeated="3" table:style-name="ce1"/>
          <table:table-cell office:value-type="float" office:value="50579" table:formula="of:=COUNTIF([.$F$2:.$F$1001];[.$G461])*[.$G461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442 <text:s text:c="2"/>86165</text:p>
          </table:table-cell>
          <table:table-cell table:style-name="ce1"/>
          <table:table-cell office:value-type="string" office:string-value="65442" table:formula="of:=INDEX(COM.MICROSOFT.TEXTSPLIT([Solution.$A462];&quot; &quot;);1)" table:number-matrix-columns-spanned="1" table:number-matrix-rows-spanned="1" table:style-name="ce11">
            <text:p>65442</text:p>
          </table:table-cell>
          <table:table-cell office:value-type="string" office:string-value="86165" table:formula="of:=INDEX(COM.MICROSOFT.TEXTSPLIT([Solution.$A462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52776" table:style-name="ce1">
            <text:p>52776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197" table:formula="of:=ABS([.F462]-[.G462])" table:style-name="ce11">
            <text:p>2197</text:p>
          </table:table-cell>
          <table:table-cell table:number-columns-repeated="3" table:style-name="ce1"/>
          <table:table-cell office:value-type="float" office:value="50579" table:formula="of:=COUNTIF([.$F$2:.$F$1001];[.$G462])*[.$G462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647 <text:s text:c="2"/>54528</text:p>
          </table:table-cell>
          <table:table-cell table:style-name="ce1"/>
          <table:table-cell office:value-type="string" office:string-value="87647" table:formula="of:=INDEX(COM.MICROSOFT.TEXTSPLIT([Solution.$A463];&quot; &quot;);1)" table:number-matrix-columns-spanned="1" table:number-matrix-rows-spanned="1" table:style-name="ce11">
            <text:p>87647</text:p>
          </table:table-cell>
          <table:table-cell office:value-type="string" office:string-value="54528" table:formula="of:=INDEX(COM.MICROSOFT.TEXTSPLIT([Solution.$A463];&quot; &quot;; &quot;+&quot;; TRUE);2)" table:number-matrix-columns-spanned="1" table:number-matrix-rows-spanned="1" table:style-name="ce11">
            <text:p>54528</text:p>
          </table:table-cell>
          <table:table-cell table:style-name="ce1"/>
          <table:table-cell office:value-type="string" office:string-value="52839" table:style-name="ce1">
            <text:p>52839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260" table:formula="of:=ABS([.F463]-[.G463])" table:style-name="ce11">
            <text:p>2260</text:p>
          </table:table-cell>
          <table:table-cell table:number-columns-repeated="3" table:style-name="ce1"/>
          <table:table-cell office:value-type="float" office:value="50579" table:formula="of:=COUNTIF([.$F$2:.$F$1001];[.$G463])*[.$G463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752 <text:s text:c="2"/>90166</text:p>
          </table:table-cell>
          <table:table-cell table:style-name="ce1"/>
          <table:table-cell office:value-type="string" office:string-value="67752" table:formula="of:=INDEX(COM.MICROSOFT.TEXTSPLIT([Solution.$A464];&quot; &quot;);1)" table:number-matrix-columns-spanned="1" table:number-matrix-rows-spanned="1" table:style-name="ce11">
            <text:p>67752</text:p>
          </table:table-cell>
          <table:table-cell office:value-type="string" office:string-value="90166" table:formula="of:=INDEX(COM.MICROSOFT.TEXTSPLIT([Solution.$A464];&quot; &quot;; &quot;+&quot;; TRUE);2)" table:number-matrix-columns-spanned="1" table:number-matrix-rows-spanned="1" table:style-name="ce11">
            <text:p>90166</text:p>
          </table:table-cell>
          <table:table-cell table:style-name="ce1"/>
          <table:table-cell office:value-type="string" office:string-value="52846" table:style-name="ce1">
            <text:p>52846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267" table:formula="of:=ABS([.F464]-[.G464])" table:style-name="ce11">
            <text:p>2267</text:p>
          </table:table-cell>
          <table:table-cell table:number-columns-repeated="3" table:style-name="ce1"/>
          <table:table-cell office:value-type="float" office:value="50579" table:formula="of:=COUNTIF([.$F$2:.$F$1001];[.$G464])*[.$G464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385 <text:s text:c="2"/>72524</text:p>
          </table:table-cell>
          <table:table-cell table:style-name="ce1"/>
          <table:table-cell office:value-type="string" office:string-value="69385" table:formula="of:=INDEX(COM.MICROSOFT.TEXTSPLIT([Solution.$A465];&quot; &quot;);1)" table:number-matrix-columns-spanned="1" table:number-matrix-rows-spanned="1" table:style-name="ce11">
            <text:p>69385</text:p>
          </table:table-cell>
          <table:table-cell office:value-type="string" office:string-value="72524" table:formula="of:=INDEX(COM.MICROSOFT.TEXTSPLIT([Solution.$A465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52862" table:style-name="ce1">
            <text:p>52862</text:p>
          </table:table-cell>
          <table:table-cell office:value-type="string" office:string-value="50579" table:style-name="ce1">
            <text:p>50579</text:p>
          </table:table-cell>
          <table:table-cell table:style-name="ce1"/>
          <table:table-cell office:value-type="float" office:value="2283" table:formula="of:=ABS([.F465]-[.G465])" table:style-name="ce11">
            <text:p>2283</text:p>
          </table:table-cell>
          <table:table-cell table:number-columns-repeated="3" table:style-name="ce1"/>
          <table:table-cell office:value-type="float" office:value="50579" table:formula="of:=COUNTIF([.$F$2:.$F$1001];[.$G465])*[.$G465]" table:style-name="ce11">
            <text:p>50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212 <text:s text:c="2"/>14581</text:p>
          </table:table-cell>
          <table:table-cell table:style-name="ce1"/>
          <table:table-cell office:value-type="string" office:string-value="35212" table:formula="of:=INDEX(COM.MICROSOFT.TEXTSPLIT([Solution.$A466];&quot; &quot;);1)" table:number-matrix-columns-spanned="1" table:number-matrix-rows-spanned="1" table:style-name="ce11">
            <text:p>35212</text:p>
          </table:table-cell>
          <table:table-cell office:value-type="string" office:string-value="14581" table:formula="of:=INDEX(COM.MICROSOFT.TEXTSPLIT([Solution.$A466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52877" table:style-name="ce1">
            <text:p>52877</text:p>
          </table:table-cell>
          <table:table-cell office:value-type="string" office:string-value="50622" table:style-name="ce1">
            <text:p>50622</text:p>
          </table:table-cell>
          <table:table-cell table:style-name="ce1"/>
          <table:table-cell office:value-type="float" office:value="2255" table:formula="of:=ABS([.F466]-[.G466])" table:style-name="ce11">
            <text:p>2255</text:p>
          </table:table-cell>
          <table:table-cell table:number-columns-repeated="3" table:style-name="ce1"/>
          <table:table-cell office:value-type="float" office:value="0" table:formula="of:=COUNTIF([.$F$2:.$F$1001];[.$G466])*[.$G4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866 <text:s text:c="2"/>34308</text:p>
          </table:table-cell>
          <table:table-cell table:style-name="ce1"/>
          <table:table-cell office:value-type="string" office:string-value="55866" table:formula="of:=INDEX(COM.MICROSOFT.TEXTSPLIT([Solution.$A467];&quot; &quot;);1)" table:number-matrix-columns-spanned="1" table:number-matrix-rows-spanned="1" table:style-name="ce11">
            <text:p>55866</text:p>
          </table:table-cell>
          <table:table-cell office:value-type="string" office:string-value="34308" table:formula="of:=INDEX(COM.MICROSOFT.TEXTSPLIT([Solution.$A467];&quot; &quot;; &quot;+&quot;; TRUE);2)" table:number-matrix-columns-spanned="1" table:number-matrix-rows-spanned="1" table:style-name="ce11">
            <text:p>34308</text:p>
          </table:table-cell>
          <table:table-cell table:style-name="ce1"/>
          <table:table-cell office:value-type="string" office:string-value="53032" table:style-name="ce1">
            <text:p>53032</text:p>
          </table:table-cell>
          <table:table-cell office:value-type="string" office:string-value="50982" table:style-name="ce1">
            <text:p>50982</text:p>
          </table:table-cell>
          <table:table-cell table:style-name="ce1"/>
          <table:table-cell office:value-type="float" office:value="2050" table:formula="of:=ABS([.F467]-[.G467])" table:style-name="ce11">
            <text:p>2050</text:p>
          </table:table-cell>
          <table:table-cell table:number-columns-repeated="3" table:style-name="ce1"/>
          <table:table-cell office:value-type="float" office:value="0" table:formula="of:=COUNTIF([.$F$2:.$F$1001];[.$G467])*[.$G4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864 <text:s text:c="2"/>38899</text:p>
          </table:table-cell>
          <table:table-cell table:style-name="ce1"/>
          <table:table-cell office:value-type="string" office:string-value="86864" table:formula="of:=INDEX(COM.MICROSOFT.TEXTSPLIT([Solution.$A468];&quot; &quot;);1)" table:number-matrix-columns-spanned="1" table:number-matrix-rows-spanned="1" table:style-name="ce11">
            <text:p>86864</text:p>
          </table:table-cell>
          <table:table-cell office:value-type="string" office:string-value="38899" table:formula="of:=INDEX(COM.MICROSOFT.TEXTSPLIT([Solution.$A468];&quot; &quot;; &quot;+&quot;; TRUE);2)" table:number-matrix-columns-spanned="1" table:number-matrix-rows-spanned="1" table:style-name="ce11">
            <text:p>38899</text:p>
          </table:table-cell>
          <table:table-cell table:style-name="ce1"/>
          <table:table-cell office:value-type="string" office:string-value="53055" table:style-name="ce1">
            <text:p>53055</text:p>
          </table:table-cell>
          <table:table-cell office:value-type="string" office:string-value="51093" table:style-name="ce1">
            <text:p>51093</text:p>
          </table:table-cell>
          <table:table-cell table:style-name="ce1"/>
          <table:table-cell office:value-type="float" office:value="1962" table:formula="of:=ABS([.F468]-[.G468])" table:style-name="ce11">
            <text:p>1962</text:p>
          </table:table-cell>
          <table:table-cell table:number-columns-repeated="3" table:style-name="ce1"/>
          <table:table-cell office:value-type="float" office:value="0" table:formula="of:=COUNTIF([.$F$2:.$F$1001];[.$G468])*[.$G4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913 <text:s text:c="2"/>93044</text:p>
          </table:table-cell>
          <table:table-cell table:style-name="ce1"/>
          <table:table-cell office:value-type="string" office:string-value="17913" table:formula="of:=INDEX(COM.MICROSOFT.TEXTSPLIT([Solution.$A469];&quot; &quot;);1)" table:number-matrix-columns-spanned="1" table:number-matrix-rows-spanned="1" table:style-name="ce11">
            <text:p>17913</text:p>
          </table:table-cell>
          <table:table-cell office:value-type="string" office:string-value="93044" table:formula="of:=INDEX(COM.MICROSOFT.TEXTSPLIT([Solution.$A469];&quot; &quot;; &quot;+&quot;; TRUE);2)" table:number-matrix-columns-spanned="1" table:number-matrix-rows-spanned="1" table:style-name="ce11">
            <text:p>93044</text:p>
          </table:table-cell>
          <table:table-cell table:style-name="ce1"/>
          <table:table-cell office:value-type="string" office:string-value="53101" table:style-name="ce1">
            <text:p>53101</text:p>
          </table:table-cell>
          <table:table-cell office:value-type="string" office:string-value="51226" table:style-name="ce1">
            <text:p>51226</text:p>
          </table:table-cell>
          <table:table-cell table:style-name="ce1"/>
          <table:table-cell office:value-type="float" office:value="1875" table:formula="of:=ABS([.F469]-[.G469])" table:style-name="ce11">
            <text:p>1875</text:p>
          </table:table-cell>
          <table:table-cell table:number-columns-repeated="3" table:style-name="ce1"/>
          <table:table-cell office:value-type="float" office:value="0" table:formula="of:=COUNTIF([.$F$2:.$F$1001];[.$G469])*[.$G46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472 <text:s text:c="2"/>90163</text:p>
          </table:table-cell>
          <table:table-cell table:style-name="ce1"/>
          <table:table-cell office:value-type="string" office:string-value="70472" table:formula="of:=INDEX(COM.MICROSOFT.TEXTSPLIT([Solution.$A470];&quot; &quot;);1)" table:number-matrix-columns-spanned="1" table:number-matrix-rows-spanned="1" table:style-name="ce11">
            <text:p>70472</text:p>
          </table:table-cell>
          <table:table-cell office:value-type="string" office:string-value="90163" table:formula="of:=INDEX(COM.MICROSOFT.TEXTSPLIT([Solution.$A470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53133" table:style-name="ce1">
            <text:p>53133</text:p>
          </table:table-cell>
          <table:table-cell office:value-type="string" office:string-value="51254" table:style-name="ce1">
            <text:p>51254</text:p>
          </table:table-cell>
          <table:table-cell table:style-name="ce1"/>
          <table:table-cell office:value-type="float" office:value="1879" table:formula="of:=ABS([.F470]-[.G470])" table:style-name="ce11">
            <text:p>1879</text:p>
          </table:table-cell>
          <table:table-cell table:number-columns-repeated="3" table:style-name="ce1"/>
          <table:table-cell office:value-type="float" office:value="0" table:formula="of:=COUNTIF([.$F$2:.$F$1001];[.$G470])*[.$G47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816 <text:s text:c="2"/>52312</text:p>
          </table:table-cell>
          <table:table-cell table:style-name="ce1"/>
          <table:table-cell office:value-type="string" office:string-value="78816" table:formula="of:=INDEX(COM.MICROSOFT.TEXTSPLIT([Solution.$A471];&quot; &quot;);1)" table:number-matrix-columns-spanned="1" table:number-matrix-rows-spanned="1" table:style-name="ce11">
            <text:p>78816</text:p>
          </table:table-cell>
          <table:table-cell office:value-type="string" office:string-value="52312" table:formula="of:=INDEX(COM.MICROSOFT.TEXTSPLIT([Solution.$A471];&quot; &quot;; &quot;+&quot;; TRUE);2)" table:number-matrix-columns-spanned="1" table:number-matrix-rows-spanned="1" table:style-name="ce11">
            <text:p>52312</text:p>
          </table:table-cell>
          <table:table-cell table:style-name="ce1"/>
          <table:table-cell office:value-type="string" office:string-value="53177" table:style-name="ce1">
            <text:p>53177</text:p>
          </table:table-cell>
          <table:table-cell office:value-type="string" office:string-value="51324" table:style-name="ce1">
            <text:p>51324</text:p>
          </table:table-cell>
          <table:table-cell table:style-name="ce1"/>
          <table:table-cell office:value-type="float" office:value="1853" table:formula="of:=ABS([.F471]-[.G471])" table:style-name="ce11">
            <text:p>1853</text:p>
          </table:table-cell>
          <table:table-cell table:number-columns-repeated="3" table:style-name="ce1"/>
          <table:table-cell office:value-type="float" office:value="0" table:formula="of:=COUNTIF([.$F$2:.$F$1001];[.$G471])*[.$G47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722 <text:s text:c="2"/>68941</text:p>
          </table:table-cell>
          <table:table-cell table:style-name="ce1"/>
          <table:table-cell office:value-type="string" office:string-value="74722" table:formula="of:=INDEX(COM.MICROSOFT.TEXTSPLIT([Solution.$A472];&quot; &quot;);1)" table:number-matrix-columns-spanned="1" table:number-matrix-rows-spanned="1" table:style-name="ce11">
            <text:p>74722</text:p>
          </table:table-cell>
          <table:table-cell office:value-type="string" office:string-value="68941" table:formula="of:=INDEX(COM.MICROSOFT.TEXTSPLIT([Solution.$A472];&quot; &quot;; &quot;+&quot;; TRUE);2)" table:number-matrix-columns-spanned="1" table:number-matrix-rows-spanned="1" table:style-name="ce11">
            <text:p>68941</text:p>
          </table:table-cell>
          <table:table-cell table:style-name="ce1"/>
          <table:table-cell office:value-type="string" office:string-value="53205" table:style-name="ce1">
            <text:p>53205</text:p>
          </table:table-cell>
          <table:table-cell office:value-type="string" office:string-value="51420" table:style-name="ce1">
            <text:p>51420</text:p>
          </table:table-cell>
          <table:table-cell table:style-name="ce1"/>
          <table:table-cell office:value-type="float" office:value="1785" table:formula="of:=ABS([.F472]-[.G472])" table:style-name="ce11">
            <text:p>1785</text:p>
          </table:table-cell>
          <table:table-cell table:number-columns-repeated="3" table:style-name="ce1"/>
          <table:table-cell office:value-type="float" office:value="0" table:formula="of:=COUNTIF([.$F$2:.$F$1001];[.$G472])*[.$G4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344 <text:s text:c="2"/>34297</text:p>
          </table:table-cell>
          <table:table-cell table:style-name="ce1"/>
          <table:table-cell office:value-type="string" office:string-value="69344" table:formula="of:=INDEX(COM.MICROSOFT.TEXTSPLIT([Solution.$A473];&quot; &quot;);1)" table:number-matrix-columns-spanned="1" table:number-matrix-rows-spanned="1" table:style-name="ce11">
            <text:p>69344</text:p>
          </table:table-cell>
          <table:table-cell office:value-type="string" office:string-value="34297" table:formula="of:=INDEX(COM.MICROSOFT.TEXTSPLIT([Solution.$A473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53273" table:style-name="ce1">
            <text:p>53273</text:p>
          </table:table-cell>
          <table:table-cell office:value-type="string" office:string-value="52263" table:style-name="ce1">
            <text:p>52263</text:p>
          </table:table-cell>
          <table:table-cell table:style-name="ce1"/>
          <table:table-cell office:value-type="float" office:value="1010" table:formula="of:=ABS([.F473]-[.G473])" table:style-name="ce11">
            <text:p>1010</text:p>
          </table:table-cell>
          <table:table-cell table:number-columns-repeated="3" table:style-name="ce1"/>
          <table:table-cell office:value-type="float" office:value="0" table:formula="of:=COUNTIF([.$F$2:.$F$1001];[.$G473])*[.$G4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289 <text:s text:c="2"/>43658</text:p>
          </table:table-cell>
          <table:table-cell table:style-name="ce1"/>
          <table:table-cell office:value-type="string" office:string-value="69289" table:formula="of:=INDEX(COM.MICROSOFT.TEXTSPLIT([Solution.$A474];&quot; &quot;);1)" table:number-matrix-columns-spanned="1" table:number-matrix-rows-spanned="1" table:style-name="ce11">
            <text:p>69289</text:p>
          </table:table-cell>
          <table:table-cell office:value-type="string" office:string-value="43658" table:formula="of:=INDEX(COM.MICROSOFT.TEXTSPLIT([Solution.$A474];&quot; &quot;; &quot;+&quot;; TRUE);2)" table:number-matrix-columns-spanned="1" table:number-matrix-rows-spanned="1" table:style-name="ce11">
            <text:p>43658</text:p>
          </table:table-cell>
          <table:table-cell table:style-name="ce1"/>
          <table:table-cell office:value-type="string" office:string-value="53326" table:style-name="ce1">
            <text:p>53326</text:p>
          </table:table-cell>
          <table:table-cell office:value-type="string" office:string-value="52312" table:style-name="ce1">
            <text:p>52312</text:p>
          </table:table-cell>
          <table:table-cell table:style-name="ce1"/>
          <table:table-cell office:value-type="float" office:value="1014" table:formula="of:=ABS([.F474]-[.G474])" table:style-name="ce11">
            <text:p>1014</text:p>
          </table:table-cell>
          <table:table-cell table:number-columns-repeated="3" table:style-name="ce1"/>
          <table:table-cell office:value-type="float" office:value="0" table:formula="of:=COUNTIF([.$F$2:.$F$1001];[.$G474])*[.$G4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116 <text:s text:c="2"/>77640</text:p>
          </table:table-cell>
          <table:table-cell table:style-name="ce1"/>
          <table:table-cell office:value-type="string" office:string-value="67116" table:formula="of:=INDEX(COM.MICROSOFT.TEXTSPLIT([Solution.$A475];&quot; &quot;);1)" table:number-matrix-columns-spanned="1" table:number-matrix-rows-spanned="1" table:style-name="ce11">
            <text:p>67116</text:p>
          </table:table-cell>
          <table:table-cell office:value-type="string" office:string-value="77640" table:formula="of:=INDEX(COM.MICROSOFT.TEXTSPLIT([Solution.$A475];&quot; &quot;; &quot;+&quot;; TRUE);2)" table:number-matrix-columns-spanned="1" table:number-matrix-rows-spanned="1" table:style-name="ce11">
            <text:p>77640</text:p>
          </table:table-cell>
          <table:table-cell table:style-name="ce1"/>
          <table:table-cell office:value-type="string" office:string-value="53337" table:style-name="ce1">
            <text:p>53337</text:p>
          </table:table-cell>
          <table:table-cell office:value-type="string" office:string-value="52504" table:style-name="ce1">
            <text:p>52504</text:p>
          </table:table-cell>
          <table:table-cell table:style-name="ce1"/>
          <table:table-cell office:value-type="float" office:value="833" table:formula="of:=ABS([.F475]-[.G475])" table:style-name="ce11">
            <text:p>833</text:p>
          </table:table-cell>
          <table:table-cell table:number-columns-repeated="3" table:style-name="ce1"/>
          <table:table-cell office:value-type="float" office:value="0" table:formula="of:=COUNTIF([.$F$2:.$F$1001];[.$G475])*[.$G4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178 <text:s text:c="2"/>38466</text:p>
          </table:table-cell>
          <table:table-cell table:style-name="ce1"/>
          <table:table-cell office:value-type="string" office:string-value="17178" table:formula="of:=INDEX(COM.MICROSOFT.TEXTSPLIT([Solution.$A476];&quot; &quot;);1)" table:number-matrix-columns-spanned="1" table:number-matrix-rows-spanned="1" table:style-name="ce11">
            <text:p>17178</text:p>
          </table:table-cell>
          <table:table-cell office:value-type="string" office:string-value="38466" table:formula="of:=INDEX(COM.MICROSOFT.TEXTSPLIT([Solution.$A476];&quot; &quot;; &quot;+&quot;; TRUE);2)" table:number-matrix-columns-spanned="1" table:number-matrix-rows-spanned="1" table:style-name="ce11">
            <text:p>38466</text:p>
          </table:table-cell>
          <table:table-cell table:style-name="ce1"/>
          <table:table-cell office:value-type="string" office:string-value="53368" table:style-name="ce1">
            <text:p>53368</text:p>
          </table:table-cell>
          <table:table-cell office:value-type="string" office:string-value="52569" table:style-name="ce1">
            <text:p>52569</text:p>
          </table:table-cell>
          <table:table-cell table:style-name="ce1"/>
          <table:table-cell office:value-type="float" office:value="799" table:formula="of:=ABS([.F476]-[.G476])" table:style-name="ce11">
            <text:p>799</text:p>
          </table:table-cell>
          <table:table-cell table:number-columns-repeated="3" table:style-name="ce1"/>
          <table:table-cell office:value-type="float" office:value="0" table:formula="of:=COUNTIF([.$F$2:.$F$1001];[.$G476])*[.$G4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049 <text:s text:c="2"/>16342</text:p>
          </table:table-cell>
          <table:table-cell table:style-name="ce1"/>
          <table:table-cell office:value-type="string" office:string-value="54049" table:formula="of:=INDEX(COM.MICROSOFT.TEXTSPLIT([Solution.$A477];&quot; &quot;);1)" table:number-matrix-columns-spanned="1" table:number-matrix-rows-spanned="1" table:style-name="ce11">
            <text:p>54049</text:p>
          </table:table-cell>
          <table:table-cell office:value-type="string" office:string-value="16342" table:formula="of:=INDEX(COM.MICROSOFT.TEXTSPLIT([Solution.$A477];&quot; &quot;; &quot;+&quot;; TRUE);2)" table:number-matrix-columns-spanned="1" table:number-matrix-rows-spanned="1" table:style-name="ce11">
            <text:p>16342</text:p>
          </table:table-cell>
          <table:table-cell table:style-name="ce1"/>
          <table:table-cell office:value-type="string" office:string-value="53408" table:style-name="ce1">
            <text:p>53408</text:p>
          </table:table-cell>
          <table:table-cell office:value-type="string" office:string-value="52717" table:style-name="ce1">
            <text:p>52717</text:p>
          </table:table-cell>
          <table:table-cell table:style-name="ce1"/>
          <table:table-cell office:value-type="float" office:value="691" table:formula="of:=ABS([.F477]-[.G477])" table:style-name="ce11">
            <text:p>691</text:p>
          </table:table-cell>
          <table:table-cell table:number-columns-repeated="3" table:style-name="ce1"/>
          <table:table-cell office:value-type="float" office:value="0" table:formula="of:=COUNTIF([.$F$2:.$F$1001];[.$G477])*[.$G4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096 <text:s text:c="2"/>88031</text:p>
          </table:table-cell>
          <table:table-cell table:style-name="ce1"/>
          <table:table-cell office:value-type="string" office:string-value="10096" table:formula="of:=INDEX(COM.MICROSOFT.TEXTSPLIT([Solution.$A478];&quot; &quot;);1)" table:number-matrix-columns-spanned="1" table:number-matrix-rows-spanned="1" table:style-name="ce11">
            <text:p>10096</text:p>
          </table:table-cell>
          <table:table-cell office:value-type="string" office:string-value="88031" table:formula="of:=INDEX(COM.MICROSOFT.TEXTSPLIT([Solution.$A478];&quot; &quot;; &quot;+&quot;; TRUE);2)" table:number-matrix-columns-spanned="1" table:number-matrix-rows-spanned="1" table:style-name="ce11">
            <text:p>88031</text:p>
          </table:table-cell>
          <table:table-cell table:style-name="ce1"/>
          <table:table-cell office:value-type="string" office:string-value="53419" table:style-name="ce1">
            <text:p>53419</text:p>
          </table:table-cell>
          <table:table-cell office:value-type="string" office:string-value="52739" table:style-name="ce1">
            <text:p>52739</text:p>
          </table:table-cell>
          <table:table-cell table:style-name="ce1"/>
          <table:table-cell office:value-type="float" office:value="680" table:formula="of:=ABS([.F478]-[.G478])" table:style-name="ce11">
            <text:p>680</text:p>
          </table:table-cell>
          <table:table-cell table:number-columns-repeated="3" table:style-name="ce1"/>
          <table:table-cell office:value-type="float" office:value="0" table:formula="of:=COUNTIF([.$F$2:.$F$1001];[.$G478])*[.$G4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933 <text:s text:c="2"/>22940</text:p>
          </table:table-cell>
          <table:table-cell table:style-name="ce1"/>
          <table:table-cell office:value-type="string" office:string-value="10933" table:formula="of:=INDEX(COM.MICROSOFT.TEXTSPLIT([Solution.$A479];&quot; &quot;);1)" table:number-matrix-columns-spanned="1" table:number-matrix-rows-spanned="1" table:style-name="ce11">
            <text:p>10933</text:p>
          </table:table-cell>
          <table:table-cell office:value-type="string" office:string-value="22940" table:formula="of:=INDEX(COM.MICROSOFT.TEXTSPLIT([Solution.$A479];&quot; &quot;; &quot;+&quot;; TRUE);2)" table:number-matrix-columns-spanned="1" table:number-matrix-rows-spanned="1" table:style-name="ce11">
            <text:p>22940</text:p>
          </table:table-cell>
          <table:table-cell table:style-name="ce1"/>
          <table:table-cell office:value-type="string" office:string-value="53429" table:style-name="ce1">
            <text:p>53429</text:p>
          </table:table-cell>
          <table:table-cell office:value-type="string" office:string-value="52806" table:style-name="ce1">
            <text:p>52806</text:p>
          </table:table-cell>
          <table:table-cell table:style-name="ce1"/>
          <table:table-cell office:value-type="float" office:value="623" table:formula="of:=ABS([.F479]-[.G479])" table:style-name="ce11">
            <text:p>623</text:p>
          </table:table-cell>
          <table:table-cell table:number-columns-repeated="3" table:style-name="ce1"/>
          <table:table-cell office:value-type="float" office:value="0" table:formula="of:=COUNTIF([.$F$2:.$F$1001];[.$G479])*[.$G4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904 <text:s text:c="2"/>90967</text:p>
          </table:table-cell>
          <table:table-cell table:style-name="ce1"/>
          <table:table-cell office:value-type="string" office:string-value="17904" table:formula="of:=INDEX(COM.MICROSOFT.TEXTSPLIT([Solution.$A480];&quot; &quot;);1)" table:number-matrix-columns-spanned="1" table:number-matrix-rows-spanned="1" table:style-name="ce11">
            <text:p>17904</text:p>
          </table:table-cell>
          <table:table-cell office:value-type="string" office:string-value="90967" table:formula="of:=INDEX(COM.MICROSOFT.TEXTSPLIT([Solution.$A480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53474" table:style-name="ce1">
            <text:p>53474</text:p>
          </table:table-cell>
          <table:table-cell office:value-type="string" office:string-value="53063" table:style-name="ce1">
            <text:p>53063</text:p>
          </table:table-cell>
          <table:table-cell table:style-name="ce1"/>
          <table:table-cell office:value-type="float" office:value="411" table:formula="of:=ABS([.F480]-[.G480])" table:style-name="ce11">
            <text:p>411</text:p>
          </table:table-cell>
          <table:table-cell table:number-columns-repeated="3" table:style-name="ce1"/>
          <table:table-cell office:value-type="float" office:value="0" table:formula="of:=COUNTIF([.$F$2:.$F$1001];[.$G480])*[.$G4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750 <text:s text:c="2"/>53331</text:p>
          </table:table-cell>
          <table:table-cell table:style-name="ce1"/>
          <table:table-cell office:value-type="string" office:string-value="73750" table:formula="of:=INDEX(COM.MICROSOFT.TEXTSPLIT([Solution.$A481];&quot; &quot;);1)" table:number-matrix-columns-spanned="1" table:number-matrix-rows-spanned="1" table:style-name="ce11">
            <text:p>73750</text:p>
          </table:table-cell>
          <table:table-cell office:value-type="string" office:string-value="53331" table:formula="of:=INDEX(COM.MICROSOFT.TEXTSPLIT([Solution.$A481];&quot; &quot;; &quot;+&quot;; TRUE);2)" table:number-matrix-columns-spanned="1" table:number-matrix-rows-spanned="1" table:style-name="ce11">
            <text:p>53331</text:p>
          </table:table-cell>
          <table:table-cell table:style-name="ce1"/>
          <table:table-cell office:value-type="string" office:string-value="53759" table:style-name="ce1">
            <text:p>53759</text:p>
          </table:table-cell>
          <table:table-cell office:value-type="string" office:string-value="53331" table:style-name="ce1">
            <text:p>53331</text:p>
          </table:table-cell>
          <table:table-cell table:style-name="ce1"/>
          <table:table-cell office:value-type="float" office:value="428" table:formula="of:=ABS([.F481]-[.G481])" table:style-name="ce11">
            <text:p>428</text:p>
          </table:table-cell>
          <table:table-cell table:number-columns-repeated="3" table:style-name="ce1"/>
          <table:table-cell office:value-type="float" office:value="0" table:formula="of:=COUNTIF([.$F$2:.$F$1001];[.$G481])*[.$G4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618 <text:s text:c="2"/>32163</text:p>
          </table:table-cell>
          <table:table-cell table:style-name="ce1"/>
          <table:table-cell office:value-type="string" office:string-value="24618" table:formula="of:=INDEX(COM.MICROSOFT.TEXTSPLIT([Solution.$A482];&quot; &quot;);1)" table:number-matrix-columns-spanned="1" table:number-matrix-rows-spanned="1" table:style-name="ce11">
            <text:p>24618</text:p>
          </table:table-cell>
          <table:table-cell office:value-type="string" office:string-value="32163" table:formula="of:=INDEX(COM.MICROSOFT.TEXTSPLIT([Solution.$A482];&quot; &quot;; &quot;+&quot;; TRUE);2)" table:number-matrix-columns-spanned="1" table:number-matrix-rows-spanned="1" table:style-name="ce11">
            <text:p>32163</text:p>
          </table:table-cell>
          <table:table-cell table:style-name="ce1"/>
          <table:table-cell office:value-type="string" office:string-value="53778" table:style-name="ce1">
            <text:p>53778</text:p>
          </table:table-cell>
          <table:table-cell office:value-type="string" office:string-value="53459" table:style-name="ce1">
            <text:p>53459</text:p>
          </table:table-cell>
          <table:table-cell table:style-name="ce1"/>
          <table:table-cell office:value-type="float" office:value="319" table:formula="of:=ABS([.F482]-[.G482])" table:style-name="ce11">
            <text:p>319</text:p>
          </table:table-cell>
          <table:table-cell table:number-columns-repeated="3" table:style-name="ce1"/>
          <table:table-cell office:value-type="float" office:value="0" table:formula="of:=COUNTIF([.$F$2:.$F$1001];[.$G482])*[.$G4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226 <text:s text:c="2"/>23074</text:p>
          </table:table-cell>
          <table:table-cell table:style-name="ce1"/>
          <table:table-cell office:value-type="string" office:string-value="55226" table:formula="of:=INDEX(COM.MICROSOFT.TEXTSPLIT([Solution.$A483];&quot; &quot;);1)" table:number-matrix-columns-spanned="1" table:number-matrix-rows-spanned="1" table:style-name="ce11">
            <text:p>55226</text:p>
          </table:table-cell>
          <table:table-cell office:value-type="string" office:string-value="23074" table:formula="of:=INDEX(COM.MICROSOFT.TEXTSPLIT([Solution.$A483];&quot; &quot;; &quot;+&quot;; TRUE);2)" table:number-matrix-columns-spanned="1" table:number-matrix-rows-spanned="1" table:style-name="ce11">
            <text:p>23074</text:p>
          </table:table-cell>
          <table:table-cell table:style-name="ce1"/>
          <table:table-cell office:value-type="string" office:string-value="53878" table:style-name="ce1">
            <text:p>53878</text:p>
          </table:table-cell>
          <table:table-cell office:value-type="string" office:string-value="53461" table:style-name="ce1">
            <text:p>53461</text:p>
          </table:table-cell>
          <table:table-cell table:style-name="ce1"/>
          <table:table-cell office:value-type="float" office:value="417" table:formula="of:=ABS([.F483]-[.G483])" table:style-name="ce11">
            <text:p>417</text:p>
          </table:table-cell>
          <table:table-cell table:number-columns-repeated="3" table:style-name="ce1"/>
          <table:table-cell office:value-type="float" office:value="0" table:formula="of:=COUNTIF([.$F$2:.$F$1001];[.$G483])*[.$G4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001 <text:s text:c="2"/>12994</text:p>
          </table:table-cell>
          <table:table-cell table:style-name="ce1"/>
          <table:table-cell office:value-type="string" office:string-value="95001" table:formula="of:=INDEX(COM.MICROSOFT.TEXTSPLIT([Solution.$A484];&quot; &quot;);1)" table:number-matrix-columns-spanned="1" table:number-matrix-rows-spanned="1" table:style-name="ce11">
            <text:p>95001</text:p>
          </table:table-cell>
          <table:table-cell office:value-type="string" office:string-value="12994" table:formula="of:=INDEX(COM.MICROSOFT.TEXTSPLIT([Solution.$A484];&quot; &quot;; &quot;+&quot;; TRUE);2)" table:number-matrix-columns-spanned="1" table:number-matrix-rows-spanned="1" table:style-name="ce11">
            <text:p>12994</text:p>
          </table:table-cell>
          <table:table-cell table:style-name="ce1"/>
          <table:table-cell office:value-type="string" office:string-value="54049" table:style-name="ce1">
            <text:p>54049</text:p>
          </table:table-cell>
          <table:table-cell office:value-type="string" office:string-value="53745" table:style-name="ce1">
            <text:p>53745</text:p>
          </table:table-cell>
          <table:table-cell table:style-name="ce1"/>
          <table:table-cell office:value-type="float" office:value="304" table:formula="of:=ABS([.F484]-[.G484])" table:style-name="ce11">
            <text:p>304</text:p>
          </table:table-cell>
          <table:table-cell table:number-columns-repeated="3" table:style-name="ce1"/>
          <table:table-cell office:value-type="float" office:value="0" table:formula="of:=COUNTIF([.$F$2:.$F$1001];[.$G484])*[.$G4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839 <text:s text:c="2"/>14600</text:p>
          </table:table-cell>
          <table:table-cell table:style-name="ce1"/>
          <table:table-cell office:value-type="string" office:string-value="77839" table:formula="of:=INDEX(COM.MICROSOFT.TEXTSPLIT([Solution.$A485];&quot; &quot;);1)" table:number-matrix-columns-spanned="1" table:number-matrix-rows-spanned="1" table:style-name="ce11">
            <text:p>77839</text:p>
          </table:table-cell>
          <table:table-cell office:value-type="string" office:string-value="14600" table:formula="of:=INDEX(COM.MICROSOFT.TEXTSPLIT([Solution.$A485];&quot; &quot;; &quot;+&quot;; TRUE);2)" table:number-matrix-columns-spanned="1" table:number-matrix-rows-spanned="1" table:style-name="ce11">
            <text:p>14600</text:p>
          </table:table-cell>
          <table:table-cell table:style-name="ce1"/>
          <table:table-cell office:value-type="string" office:string-value="54125" table:style-name="ce1">
            <text:p>54125</text:p>
          </table:table-cell>
          <table:table-cell office:value-type="string" office:string-value="53836" table:style-name="ce1">
            <text:p>53836</text:p>
          </table:table-cell>
          <table:table-cell table:style-name="ce1"/>
          <table:table-cell office:value-type="float" office:value="289" table:formula="of:=ABS([.F485]-[.G485])" table:style-name="ce11">
            <text:p>289</text:p>
          </table:table-cell>
          <table:table-cell table:number-columns-repeated="3" table:style-name="ce1"/>
          <table:table-cell office:value-type="float" office:value="0" table:formula="of:=COUNTIF([.$F$2:.$F$1001];[.$G485])*[.$G4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111 <text:s text:c="2"/>61813</text:p>
          </table:table-cell>
          <table:table-cell table:style-name="ce1"/>
          <table:table-cell office:value-type="string" office:string-value="57111" table:formula="of:=INDEX(COM.MICROSOFT.TEXTSPLIT([Solution.$A486];&quot; &quot;);1)" table:number-matrix-columns-spanned="1" table:number-matrix-rows-spanned="1" table:style-name="ce11">
            <text:p>57111</text:p>
          </table:table-cell>
          <table:table-cell office:value-type="string" office:string-value="61813" table:formula="of:=INDEX(COM.MICROSOFT.TEXTSPLIT([Solution.$A486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54170" table:style-name="ce1">
            <text:p>54170</text:p>
          </table:table-cell>
          <table:table-cell office:value-type="string" office:string-value="54224" table:style-name="ce1">
            <text:p>54224</text:p>
          </table:table-cell>
          <table:table-cell table:style-name="ce1"/>
          <table:table-cell office:value-type="float" office:value="54" table:formula="of:=ABS([.F486]-[.G486])" table:style-name="ce11">
            <text:p>54</text:p>
          </table:table-cell>
          <table:table-cell table:number-columns-repeated="3" table:style-name="ce1"/>
          <table:table-cell office:value-type="float" office:value="0" table:formula="of:=COUNTIF([.$F$2:.$F$1001];[.$G486])*[.$G4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177 <text:s text:c="2"/>98351</text:p>
          </table:table-cell>
          <table:table-cell table:style-name="ce1"/>
          <table:table-cell office:value-type="string" office:string-value="24177" table:formula="of:=INDEX(COM.MICROSOFT.TEXTSPLIT([Solution.$A487];&quot; &quot;);1)" table:number-matrix-columns-spanned="1" table:number-matrix-rows-spanned="1" table:style-name="ce11">
            <text:p>24177</text:p>
          </table:table-cell>
          <table:table-cell office:value-type="string" office:string-value="98351" table:formula="of:=INDEX(COM.MICROSOFT.TEXTSPLIT([Solution.$A487];&quot; &quot;; &quot;+&quot;; TRUE);2)" table:number-matrix-columns-spanned="1" table:number-matrix-rows-spanned="1" table:style-name="ce11">
            <text:p>98351</text:p>
          </table:table-cell>
          <table:table-cell table:style-name="ce1"/>
          <table:table-cell office:value-type="string" office:string-value="54325" table:style-name="ce1">
            <text:p>54325</text:p>
          </table:table-cell>
          <table:table-cell office:value-type="string" office:string-value="54350" table:style-name="ce1">
            <text:p>54350</text:p>
          </table:table-cell>
          <table:table-cell table:style-name="ce1"/>
          <table:table-cell office:value-type="float" office:value="25" table:formula="of:=ABS([.F487]-[.G487])" table:style-name="ce11">
            <text:p>25</text:p>
          </table:table-cell>
          <table:table-cell table:number-columns-repeated="3" table:style-name="ce1"/>
          <table:table-cell office:value-type="float" office:value="0" table:formula="of:=COUNTIF([.$F$2:.$F$1001];[.$G487])*[.$G48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576 <text:s text:c="2"/>13172</text:p>
          </table:table-cell>
          <table:table-cell table:style-name="ce1"/>
          <table:table-cell office:value-type="string" office:string-value="86576" table:formula="of:=INDEX(COM.MICROSOFT.TEXTSPLIT([Solution.$A488];&quot; &quot;);1)" table:number-matrix-columns-spanned="1" table:number-matrix-rows-spanned="1" table:style-name="ce11">
            <text:p>86576</text:p>
          </table:table-cell>
          <table:table-cell office:value-type="string" office:string-value="13172" table:formula="of:=INDEX(COM.MICROSOFT.TEXTSPLIT([Solution.$A488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54427" table:style-name="ce1">
            <text:p>54427</text:p>
          </table:table-cell>
          <table:table-cell office:value-type="string" office:string-value="54388" table:style-name="ce1">
            <text:p>54388</text:p>
          </table:table-cell>
          <table:table-cell table:style-name="ce1"/>
          <table:table-cell office:value-type="float" office:value="39" table:formula="of:=ABS([.F488]-[.G488])" table:style-name="ce11">
            <text:p>39</text:p>
          </table:table-cell>
          <table:table-cell table:number-columns-repeated="3" table:style-name="ce1"/>
          <table:table-cell office:value-type="float" office:value="0" table:formula="of:=COUNTIF([.$F$2:.$F$1001];[.$G488])*[.$G48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614 <text:s text:c="2"/>96758</text:p>
          </table:table-cell>
          <table:table-cell table:style-name="ce1"/>
          <table:table-cell office:value-type="string" office:string-value="44614" table:formula="of:=INDEX(COM.MICROSOFT.TEXTSPLIT([Solution.$A489];&quot; &quot;);1)" table:number-matrix-columns-spanned="1" table:number-matrix-rows-spanned="1" table:style-name="ce11">
            <text:p>44614</text:p>
          </table:table-cell>
          <table:table-cell office:value-type="string" office:string-value="96758" table:formula="of:=INDEX(COM.MICROSOFT.TEXTSPLIT([Solution.$A489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54437" table:style-name="ce1">
            <text:p>54437</text:p>
          </table:table-cell>
          <table:table-cell office:value-type="string" office:string-value="54436" table:style-name="ce1">
            <text:p>54436</text:p>
          </table:table-cell>
          <table:table-cell table:style-name="ce1"/>
          <table:table-cell office:value-type="float" office:value="1" table:formula="of:=ABS([.F489]-[.G489])" table:style-name="ce11">
            <text:p>1</text:p>
          </table:table-cell>
          <table:table-cell table:number-columns-repeated="3" table:style-name="ce1"/>
          <table:table-cell office:value-type="float" office:value="0" table:formula="of:=COUNTIF([.$F$2:.$F$1001];[.$G489])*[.$G48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490 <text:s text:c="2"/>88939</text:p>
          </table:table-cell>
          <table:table-cell table:style-name="ce1"/>
          <table:table-cell office:value-type="string" office:string-value="81490" table:formula="of:=INDEX(COM.MICROSOFT.TEXTSPLIT([Solution.$A490];&quot; &quot;);1)" table:number-matrix-columns-spanned="1" table:number-matrix-rows-spanned="1" table:style-name="ce11">
            <text:p>81490</text:p>
          </table:table-cell>
          <table:table-cell office:value-type="string" office:string-value="88939" table:formula="of:=INDEX(COM.MICROSOFT.TEXTSPLIT([Solution.$A490];&quot; &quot;; &quot;+&quot;; TRUE);2)" table:number-matrix-columns-spanned="1" table:number-matrix-rows-spanned="1" table:style-name="ce11">
            <text:p>88939</text:p>
          </table:table-cell>
          <table:table-cell table:style-name="ce1"/>
          <table:table-cell office:value-type="string" office:string-value="54522" table:style-name="ce1">
            <text:p>54522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0" table:formula="of:=ABS([.F490]-[.G490])" table:style-name="ce11">
            <text:p>0</text:p>
          </table:table-cell>
          <table:table-cell table:number-columns-repeated="3" table:style-name="ce1"/>
          <table:table-cell office:value-type="float" office:value="54522" table:formula="of:=COUNTIF([.$F$2:.$F$1001];[.$G490])*[.$G490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759 <text:s text:c="2"/>20977</text:p>
          </table:table-cell>
          <table:table-cell table:style-name="ce1"/>
          <table:table-cell office:value-type="string" office:string-value="24759" table:formula="of:=INDEX(COM.MICROSOFT.TEXTSPLIT([Solution.$A491];&quot; &quot;);1)" table:number-matrix-columns-spanned="1" table:number-matrix-rows-spanned="1" table:style-name="ce11">
            <text:p>24759</text:p>
          </table:table-cell>
          <table:table-cell office:value-type="string" office:string-value="20977" table:formula="of:=INDEX(COM.MICROSOFT.TEXTSPLIT([Solution.$A491];&quot; &quot;; &quot;+&quot;; TRUE);2)" table:number-matrix-columns-spanned="1" table:number-matrix-rows-spanned="1" table:style-name="ce11">
            <text:p>20977</text:p>
          </table:table-cell>
          <table:table-cell table:style-name="ce1"/>
          <table:table-cell office:value-type="string" office:string-value="54561" table:style-name="ce1">
            <text:p>54561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39" table:formula="of:=ABS([.F491]-[.G491])" table:style-name="ce11">
            <text:p>39</text:p>
          </table:table-cell>
          <table:table-cell table:number-columns-repeated="3" table:style-name="ce1"/>
          <table:table-cell office:value-type="float" office:value="54522" table:formula="of:=COUNTIF([.$F$2:.$F$1001];[.$G491])*[.$G491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287 <text:s text:c="2"/>50079</text:p>
          </table:table-cell>
          <table:table-cell table:style-name="ce1"/>
          <table:table-cell office:value-type="string" office:string-value="11287" table:formula="of:=INDEX(COM.MICROSOFT.TEXTSPLIT([Solution.$A492];&quot; &quot;);1)" table:number-matrix-columns-spanned="1" table:number-matrix-rows-spanned="1" table:style-name="ce11">
            <text:p>11287</text:p>
          </table:table-cell>
          <table:table-cell office:value-type="string" office:string-value="50079" table:formula="of:=INDEX(COM.MICROSOFT.TEXTSPLIT([Solution.$A492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54571" table:style-name="ce1">
            <text:p>54571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49" table:formula="of:=ABS([.F492]-[.G492])" table:style-name="ce11">
            <text:p>49</text:p>
          </table:table-cell>
          <table:table-cell table:number-columns-repeated="3" table:style-name="ce1"/>
          <table:table-cell office:value-type="float" office:value="54522" table:formula="of:=COUNTIF([.$F$2:.$F$1001];[.$G492])*[.$G492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785 <text:s text:c="2"/>76689</text:p>
          </table:table-cell>
          <table:table-cell table:style-name="ce1"/>
          <table:table-cell office:value-type="string" office:string-value="74785" table:formula="of:=INDEX(COM.MICROSOFT.TEXTSPLIT([Solution.$A493];&quot; &quot;);1)" table:number-matrix-columns-spanned="1" table:number-matrix-rows-spanned="1" table:style-name="ce11">
            <text:p>74785</text:p>
          </table:table-cell>
          <table:table-cell office:value-type="string" office:string-value="76689" table:formula="of:=INDEX(COM.MICROSOFT.TEXTSPLIT([Solution.$A493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54578" table:style-name="ce1">
            <text:p>54578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56" table:formula="of:=ABS([.F493]-[.G493])" table:style-name="ce11">
            <text:p>56</text:p>
          </table:table-cell>
          <table:table-cell table:number-columns-repeated="3" table:style-name="ce1"/>
          <table:table-cell office:value-type="float" office:value="54522" table:formula="of:=COUNTIF([.$F$2:.$F$1001];[.$G493])*[.$G493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583 <text:s text:c="2"/>37822</text:p>
          </table:table-cell>
          <table:table-cell table:style-name="ce1"/>
          <table:table-cell office:value-type="string" office:string-value="27583" table:formula="of:=INDEX(COM.MICROSOFT.TEXTSPLIT([Solution.$A494];&quot; &quot;);1)" table:number-matrix-columns-spanned="1" table:number-matrix-rows-spanned="1" table:style-name="ce11">
            <text:p>27583</text:p>
          </table:table-cell>
          <table:table-cell office:value-type="string" office:string-value="37822" table:formula="of:=INDEX(COM.MICROSOFT.TEXTSPLIT([Solution.$A494];&quot; &quot;; &quot;+&quot;; TRUE);2)" table:number-matrix-columns-spanned="1" table:number-matrix-rows-spanned="1" table:style-name="ce11">
            <text:p>37822</text:p>
          </table:table-cell>
          <table:table-cell table:style-name="ce1"/>
          <table:table-cell office:value-type="string" office:string-value="54590" table:style-name="ce1">
            <text:p>54590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68" table:formula="of:=ABS([.F494]-[.G494])" table:style-name="ce11">
            <text:p>68</text:p>
          </table:table-cell>
          <table:table-cell table:number-columns-repeated="3" table:style-name="ce1"/>
          <table:table-cell office:value-type="float" office:value="54522" table:formula="of:=COUNTIF([.$F$2:.$F$1001];[.$G494])*[.$G494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172 <text:s text:c="2"/>45526</text:p>
          </table:table-cell>
          <table:table-cell table:style-name="ce1"/>
          <table:table-cell office:value-type="string" office:string-value="30172" table:formula="of:=INDEX(COM.MICROSOFT.TEXTSPLIT([Solution.$A495];&quot; &quot;);1)" table:number-matrix-columns-spanned="1" table:number-matrix-rows-spanned="1" table:style-name="ce11">
            <text:p>30172</text:p>
          </table:table-cell>
          <table:table-cell office:value-type="string" office:string-value="45526" table:formula="of:=INDEX(COM.MICROSOFT.TEXTSPLIT([Solution.$A495];&quot; &quot;; &quot;+&quot;; TRUE);2)" table:number-matrix-columns-spanned="1" table:number-matrix-rows-spanned="1" table:style-name="ce11">
            <text:p>45526</text:p>
          </table:table-cell>
          <table:table-cell table:style-name="ce1"/>
          <table:table-cell office:value-type="string" office:string-value="54669" table:style-name="ce1">
            <text:p>54669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147" table:formula="of:=ABS([.F495]-[.G495])" table:style-name="ce11">
            <text:p>147</text:p>
          </table:table-cell>
          <table:table-cell table:number-columns-repeated="3" table:style-name="ce1"/>
          <table:table-cell office:value-type="float" office:value="54522" table:formula="of:=COUNTIF([.$F$2:.$F$1001];[.$G495])*[.$G495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894 <text:s text:c="2"/>47983</text:p>
          </table:table-cell>
          <table:table-cell table:style-name="ce1"/>
          <table:table-cell office:value-type="string" office:string-value="89894" table:formula="of:=INDEX(COM.MICROSOFT.TEXTSPLIT([Solution.$A496];&quot; &quot;);1)" table:number-matrix-columns-spanned="1" table:number-matrix-rows-spanned="1" table:style-name="ce11">
            <text:p>89894</text:p>
          </table:table-cell>
          <table:table-cell office:value-type="string" office:string-value="47983" table:formula="of:=INDEX(COM.MICROSOFT.TEXTSPLIT([Solution.$A496];&quot; &quot;; &quot;+&quot;; TRUE);2)" table:number-matrix-columns-spanned="1" table:number-matrix-rows-spanned="1" table:style-name="ce11">
            <text:p>47983</text:p>
          </table:table-cell>
          <table:table-cell table:style-name="ce1"/>
          <table:table-cell office:value-type="string" office:string-value="54707" table:style-name="ce1">
            <text:p>54707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185" table:formula="of:=ABS([.F496]-[.G496])" table:style-name="ce11">
            <text:p>185</text:p>
          </table:table-cell>
          <table:table-cell table:number-columns-repeated="3" table:style-name="ce1"/>
          <table:table-cell office:value-type="float" office:value="54522" table:formula="of:=COUNTIF([.$F$2:.$F$1001];[.$G496])*[.$G496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508 <text:s text:c="2"/>54522</text:p>
          </table:table-cell>
          <table:table-cell table:style-name="ce1"/>
          <table:table-cell office:value-type="string" office:string-value="42508" table:formula="of:=INDEX(COM.MICROSOFT.TEXTSPLIT([Solution.$A497];&quot; &quot;);1)" table:number-matrix-columns-spanned="1" table:number-matrix-rows-spanned="1" table:style-name="ce11">
            <text:p>42508</text:p>
          </table:table-cell>
          <table:table-cell office:value-type="string" office:string-value="54522" table:formula="of:=INDEX(COM.MICROSOFT.TEXTSPLIT([Solution.$A497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54776" table:style-name="ce1">
            <text:p>54776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254" table:formula="of:=ABS([.F497]-[.G497])" table:style-name="ce11">
            <text:p>254</text:p>
          </table:table-cell>
          <table:table-cell table:number-columns-repeated="3" table:style-name="ce1"/>
          <table:table-cell office:value-type="float" office:value="54522" table:formula="of:=COUNTIF([.$F$2:.$F$1001];[.$G497])*[.$G497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556 <text:s text:c="2"/>75669</text:p>
          </table:table-cell>
          <table:table-cell table:style-name="ce1"/>
          <table:table-cell office:value-type="string" office:string-value="25556" table:formula="of:=INDEX(COM.MICROSOFT.TEXTSPLIT([Solution.$A498];&quot; &quot;);1)" table:number-matrix-columns-spanned="1" table:number-matrix-rows-spanned="1" table:style-name="ce11">
            <text:p>25556</text:p>
          </table:table-cell>
          <table:table-cell office:value-type="string" office:string-value="75669" table:formula="of:=INDEX(COM.MICROSOFT.TEXTSPLIT([Solution.$A498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54880" table:style-name="ce1">
            <text:p>54880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358" table:formula="of:=ABS([.F498]-[.G498])" table:style-name="ce11">
            <text:p>358</text:p>
          </table:table-cell>
          <table:table-cell table:number-columns-repeated="3" table:style-name="ce1"/>
          <table:table-cell office:value-type="float" office:value="54522" table:formula="of:=COUNTIF([.$F$2:.$F$1001];[.$G498])*[.$G498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793 <text:s text:c="2"/>91132</text:p>
          </table:table-cell>
          <table:table-cell table:style-name="ce1"/>
          <table:table-cell office:value-type="string" office:string-value="18793" table:formula="of:=INDEX(COM.MICROSOFT.TEXTSPLIT([Solution.$A499];&quot; &quot;);1)" table:number-matrix-columns-spanned="1" table:number-matrix-rows-spanned="1" table:style-name="ce11">
            <text:p>18793</text:p>
          </table:table-cell>
          <table:table-cell office:value-type="string" office:string-value="91132" table:formula="of:=INDEX(COM.MICROSOFT.TEXTSPLIT([Solution.$A499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54936" table:style-name="ce1">
            <text:p>54936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414" table:formula="of:=ABS([.F499]-[.G499])" table:style-name="ce11">
            <text:p>414</text:p>
          </table:table-cell>
          <table:table-cell table:number-columns-repeated="3" table:style-name="ce1"/>
          <table:table-cell office:value-type="float" office:value="54522" table:formula="of:=COUNTIF([.$F$2:.$F$1001];[.$G499])*[.$G499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941 <text:s text:c="2"/>47773</text:p>
          </table:table-cell>
          <table:table-cell table:style-name="ce1"/>
          <table:table-cell office:value-type="string" office:string-value="32941" table:formula="of:=INDEX(COM.MICROSOFT.TEXTSPLIT([Solution.$A500];&quot; &quot;);1)" table:number-matrix-columns-spanned="1" table:number-matrix-rows-spanned="1" table:style-name="ce11">
            <text:p>32941</text:p>
          </table:table-cell>
          <table:table-cell office:value-type="string" office:string-value="47773" table:formula="of:=INDEX(COM.MICROSOFT.TEXTSPLIT([Solution.$A500];&quot; &quot;; &quot;+&quot;; TRUE);2)" table:number-matrix-columns-spanned="1" table:number-matrix-rows-spanned="1" table:style-name="ce11">
            <text:p>47773</text:p>
          </table:table-cell>
          <table:table-cell table:style-name="ce1"/>
          <table:table-cell office:value-type="string" office:string-value="55177" table:style-name="ce1">
            <text:p>55177</text:p>
          </table:table-cell>
          <table:table-cell office:value-type="string" office:string-value="54522" table:style-name="ce1">
            <text:p>54522</text:p>
          </table:table-cell>
          <table:table-cell table:style-name="ce1"/>
          <table:table-cell office:value-type="float" office:value="655" table:formula="of:=ABS([.F500]-[.G500])" table:style-name="ce11">
            <text:p>655</text:p>
          </table:table-cell>
          <table:table-cell table:number-columns-repeated="3" table:style-name="ce1"/>
          <table:table-cell office:value-type="float" office:value="54522" table:formula="of:=COUNTIF([.$F$2:.$F$1001];[.$G500])*[.$G500]" table:style-name="ce11">
            <text:p>545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728 <text:s text:c="2"/>34967</text:p>
          </table:table-cell>
          <table:table-cell table:style-name="ce1"/>
          <table:table-cell office:value-type="string" office:string-value="99728" table:formula="of:=INDEX(COM.MICROSOFT.TEXTSPLIT([Solution.$A501];&quot; &quot;);1)" table:number-matrix-columns-spanned="1" table:number-matrix-rows-spanned="1" table:style-name="ce11">
            <text:p>99728</text:p>
          </table:table-cell>
          <table:table-cell office:value-type="string" office:string-value="34967" table:formula="of:=INDEX(COM.MICROSOFT.TEXTSPLIT([Solution.$A501];&quot; &quot;; &quot;+&quot;; TRUE);2)" table:number-matrix-columns-spanned="1" table:number-matrix-rows-spanned="1" table:style-name="ce11">
            <text:p>34967</text:p>
          </table:table-cell>
          <table:table-cell table:style-name="ce1"/>
          <table:table-cell office:value-type="string" office:string-value="55226" table:style-name="ce1">
            <text:p>55226</text:p>
          </table:table-cell>
          <table:table-cell office:value-type="string" office:string-value="54523" table:style-name="ce1">
            <text:p>54523</text:p>
          </table:table-cell>
          <table:table-cell table:style-name="ce1"/>
          <table:table-cell office:value-type="float" office:value="703" table:formula="of:=ABS([.F501]-[.G501])" table:style-name="ce11">
            <text:p>703</text:p>
          </table:table-cell>
          <table:table-cell table:number-columns-repeated="3" table:style-name="ce1"/>
          <table:table-cell office:value-type="float" office:value="0" table:formula="of:=COUNTIF([.$F$2:.$F$1001];[.$G501])*[.$G5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210 <text:s text:c="2"/>10047</text:p>
          </table:table-cell>
          <table:table-cell table:style-name="ce1"/>
          <table:table-cell office:value-type="string" office:string-value="28210" table:formula="of:=INDEX(COM.MICROSOFT.TEXTSPLIT([Solution.$A502];&quot; &quot;);1)" table:number-matrix-columns-spanned="1" table:number-matrix-rows-spanned="1" table:style-name="ce11">
            <text:p>28210</text:p>
          </table:table-cell>
          <table:table-cell office:value-type="string" office:string-value="10047" table:formula="of:=INDEX(COM.MICROSOFT.TEXTSPLIT([Solution.$A502];&quot; &quot;; &quot;+&quot;; TRUE);2)" table:number-matrix-columns-spanned="1" table:number-matrix-rows-spanned="1" table:style-name="ce11">
            <text:p>10047</text:p>
          </table:table-cell>
          <table:table-cell table:style-name="ce1"/>
          <table:table-cell office:value-type="string" office:string-value="55261" table:style-name="ce1">
            <text:p>55261</text:p>
          </table:table-cell>
          <table:table-cell office:value-type="string" office:string-value="54528" table:style-name="ce1">
            <text:p>54528</text:p>
          </table:table-cell>
          <table:table-cell table:style-name="ce1"/>
          <table:table-cell office:value-type="float" office:value="733" table:formula="of:=ABS([.F502]-[.G502])" table:style-name="ce11">
            <text:p>733</text:p>
          </table:table-cell>
          <table:table-cell table:number-columns-repeated="3" table:style-name="ce1"/>
          <table:table-cell office:value-type="float" office:value="0" table:formula="of:=COUNTIF([.$F$2:.$F$1001];[.$G502])*[.$G5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008 <text:s text:c="2"/>19170</text:p>
          </table:table-cell>
          <table:table-cell table:style-name="ce1"/>
          <table:table-cell office:value-type="string" office:string-value="27008" table:formula="of:=INDEX(COM.MICROSOFT.TEXTSPLIT([Solution.$A503];&quot; &quot;);1)" table:number-matrix-columns-spanned="1" table:number-matrix-rows-spanned="1" table:style-name="ce11">
            <text:p>27008</text:p>
          </table:table-cell>
          <table:table-cell office:value-type="string" office:string-value="19170" table:formula="of:=INDEX(COM.MICROSOFT.TEXTSPLIT([Solution.$A503];&quot; &quot;; &quot;+&quot;; TRUE);2)" table:number-matrix-columns-spanned="1" table:number-matrix-rows-spanned="1" table:style-name="ce11">
            <text:p>19170</text:p>
          </table:table-cell>
          <table:table-cell table:style-name="ce1"/>
          <table:table-cell office:value-type="string" office:string-value="55270" table:style-name="ce1">
            <text:p>55270</text:p>
          </table:table-cell>
          <table:table-cell office:value-type="string" office:string-value="54544" table:style-name="ce1">
            <text:p>54544</text:p>
          </table:table-cell>
          <table:table-cell table:style-name="ce1"/>
          <table:table-cell office:value-type="float" office:value="726" table:formula="of:=ABS([.F503]-[.G503])" table:style-name="ce11">
            <text:p>726</text:p>
          </table:table-cell>
          <table:table-cell table:number-columns-repeated="3" table:style-name="ce1"/>
          <table:table-cell office:value-type="float" office:value="0" table:formula="of:=COUNTIF([.$F$2:.$F$1001];[.$G503])*[.$G5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393 <text:s text:c="2"/>66307</text:p>
          </table:table-cell>
          <table:table-cell table:style-name="ce1"/>
          <table:table-cell office:value-type="string" office:string-value="84393" table:formula="of:=INDEX(COM.MICROSOFT.TEXTSPLIT([Solution.$A504];&quot; &quot;);1)" table:number-matrix-columns-spanned="1" table:number-matrix-rows-spanned="1" table:style-name="ce11">
            <text:p>84393</text:p>
          </table:table-cell>
          <table:table-cell office:value-type="string" office:string-value="66307" table:formula="of:=INDEX(COM.MICROSOFT.TEXTSPLIT([Solution.$A504];&quot; &quot;; &quot;+&quot;; TRUE);2)" table:number-matrix-columns-spanned="1" table:number-matrix-rows-spanned="1" table:style-name="ce11">
            <text:p>66307</text:p>
          </table:table-cell>
          <table:table-cell table:style-name="ce1"/>
          <table:table-cell office:value-type="string" office:string-value="55493" table:style-name="ce1">
            <text:p>55493</text:p>
          </table:table-cell>
          <table:table-cell office:value-type="string" office:string-value="54732" table:style-name="ce1">
            <text:p>54732</text:p>
          </table:table-cell>
          <table:table-cell table:style-name="ce1"/>
          <table:table-cell office:value-type="float" office:value="761" table:formula="of:=ABS([.F504]-[.G504])" table:style-name="ce11">
            <text:p>761</text:p>
          </table:table-cell>
          <table:table-cell table:number-columns-repeated="3" table:style-name="ce1"/>
          <table:table-cell office:value-type="float" office:value="0" table:formula="of:=COUNTIF([.$F$2:.$F$1001];[.$G504])*[.$G5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829 <text:s text:c="2"/>21014</text:p>
          </table:table-cell>
          <table:table-cell table:style-name="ce1"/>
          <table:table-cell office:value-type="string" office:string-value="65829" table:formula="of:=INDEX(COM.MICROSOFT.TEXTSPLIT([Solution.$A505];&quot; &quot;);1)" table:number-matrix-columns-spanned="1" table:number-matrix-rows-spanned="1" table:style-name="ce11">
            <text:p>65829</text:p>
          </table:table-cell>
          <table:table-cell office:value-type="string" office:string-value="21014" table:formula="of:=INDEX(COM.MICROSOFT.TEXTSPLIT([Solution.$A505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55555" table:style-name="ce1">
            <text:p>55555</text:p>
          </table:table-cell>
          <table:table-cell office:value-type="string" office:string-value="54882" table:style-name="ce1">
            <text:p>54882</text:p>
          </table:table-cell>
          <table:table-cell table:style-name="ce1"/>
          <table:table-cell office:value-type="float" office:value="673" table:formula="of:=ABS([.F505]-[.G505])" table:style-name="ce11">
            <text:p>673</text:p>
          </table:table-cell>
          <table:table-cell table:number-columns-repeated="3" table:style-name="ce1"/>
          <table:table-cell office:value-type="float" office:value="0" table:formula="of:=COUNTIF([.$F$2:.$F$1001];[.$G505])*[.$G50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816 <text:s text:c="2"/>56988</text:p>
          </table:table-cell>
          <table:table-cell table:style-name="ce1"/>
          <table:table-cell office:value-type="string" office:string-value="49816" table:formula="of:=INDEX(COM.MICROSOFT.TEXTSPLIT([Solution.$A506];&quot; &quot;);1)" table:number-matrix-columns-spanned="1" table:number-matrix-rows-spanned="1" table:style-name="ce11">
            <text:p>49816</text:p>
          </table:table-cell>
          <table:table-cell office:value-type="string" office:string-value="56988" table:formula="of:=INDEX(COM.MICROSOFT.TEXTSPLIT([Solution.$A506];&quot; &quot;; &quot;+&quot;; TRUE);2)" table:number-matrix-columns-spanned="1" table:number-matrix-rows-spanned="1" table:style-name="ce11">
            <text:p>56988</text:p>
          </table:table-cell>
          <table:table-cell table:style-name="ce1"/>
          <table:table-cell office:value-type="string" office:string-value="55725" table:style-name="ce1">
            <text:p>55725</text:p>
          </table:table-cell>
          <table:table-cell office:value-type="string" office:string-value="54934" table:style-name="ce1">
            <text:p>54934</text:p>
          </table:table-cell>
          <table:table-cell table:style-name="ce1"/>
          <table:table-cell office:value-type="float" office:value="791" table:formula="of:=ABS([.F506]-[.G506])" table:style-name="ce11">
            <text:p>791</text:p>
          </table:table-cell>
          <table:table-cell table:number-columns-repeated="3" table:style-name="ce1"/>
          <table:table-cell office:value-type="float" office:value="0" table:formula="of:=COUNTIF([.$F$2:.$F$1001];[.$G506])*[.$G50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908 <text:s text:c="2"/>60364</text:p>
          </table:table-cell>
          <table:table-cell table:style-name="ce1"/>
          <table:table-cell office:value-type="string" office:string-value="73908" table:formula="of:=INDEX(COM.MICROSOFT.TEXTSPLIT([Solution.$A507];&quot; &quot;);1)" table:number-matrix-columns-spanned="1" table:number-matrix-rows-spanned="1" table:style-name="ce11">
            <text:p>73908</text:p>
          </table:table-cell>
          <table:table-cell office:value-type="string" office:string-value="60364" table:formula="of:=INDEX(COM.MICROSOFT.TEXTSPLIT([Solution.$A507];&quot; &quot;; &quot;+&quot;; TRUE);2)" table:number-matrix-columns-spanned="1" table:number-matrix-rows-spanned="1" table:style-name="ce11">
            <text:p>60364</text:p>
          </table:table-cell>
          <table:table-cell table:style-name="ce1"/>
          <table:table-cell office:value-type="string" office:string-value="55866" table:style-name="ce1">
            <text:p>55866</text:p>
          </table:table-cell>
          <table:table-cell office:value-type="string" office:string-value="54936" table:style-name="ce1">
            <text:p>54936</text:p>
          </table:table-cell>
          <table:table-cell table:style-name="ce1"/>
          <table:table-cell office:value-type="float" office:value="930" table:formula="of:=ABS([.F507]-[.G507])" table:style-name="ce11">
            <text:p>930</text:p>
          </table:table-cell>
          <table:table-cell table:number-columns-repeated="3" table:style-name="ce1"/>
          <table:table-cell office:value-type="float" office:value="54936" table:formula="of:=COUNTIF([.$F$2:.$F$1001];[.$G507])*[.$G507]" table:style-name="ce11">
            <text:p>549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824 <text:s text:c="2"/>49783</text:p>
          </table:table-cell>
          <table:table-cell table:style-name="ce1"/>
          <table:table-cell office:value-type="string" office:string-value="22824" table:formula="of:=INDEX(COM.MICROSOFT.TEXTSPLIT([Solution.$A508];&quot; &quot;);1)" table:number-matrix-columns-spanned="1" table:number-matrix-rows-spanned="1" table:style-name="ce11">
            <text:p>22824</text:p>
          </table:table-cell>
          <table:table-cell office:value-type="string" office:string-value="49783" table:formula="of:=INDEX(COM.MICROSOFT.TEXTSPLIT([Solution.$A508];&quot; &quot;; &quot;+&quot;; TRUE);2)" table:number-matrix-columns-spanned="1" table:number-matrix-rows-spanned="1" table:style-name="ce11">
            <text:p>49783</text:p>
          </table:table-cell>
          <table:table-cell table:style-name="ce1"/>
          <table:table-cell office:value-type="string" office:string-value="56055" table:style-name="ce1">
            <text:p>56055</text:p>
          </table:table-cell>
          <table:table-cell office:value-type="string" office:string-value="54936" table:style-name="ce1">
            <text:p>54936</text:p>
          </table:table-cell>
          <table:table-cell table:style-name="ce1"/>
          <table:table-cell office:value-type="float" office:value="1119" table:formula="of:=ABS([.F508]-[.G508])" table:style-name="ce11">
            <text:p>1119</text:p>
          </table:table-cell>
          <table:table-cell table:number-columns-repeated="3" table:style-name="ce1"/>
          <table:table-cell office:value-type="float" office:value="54936" table:formula="of:=COUNTIF([.$F$2:.$F$1001];[.$G508])*[.$G508]" table:style-name="ce11">
            <text:p>549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756 <text:s text:c="2"/>33047</text:p>
          </table:table-cell>
          <table:table-cell table:style-name="ce1"/>
          <table:table-cell office:value-type="string" office:string-value="27756" table:formula="of:=INDEX(COM.MICROSOFT.TEXTSPLIT([Solution.$A509];&quot; &quot;);1)" table:number-matrix-columns-spanned="1" table:number-matrix-rows-spanned="1" table:style-name="ce11">
            <text:p>27756</text:p>
          </table:table-cell>
          <table:table-cell office:value-type="string" office:string-value="33047" table:formula="of:=INDEX(COM.MICROSOFT.TEXTSPLIT([Solution.$A509];&quot; &quot;; &quot;+&quot;; TRUE);2)" table:number-matrix-columns-spanned="1" table:number-matrix-rows-spanned="1" table:style-name="ce11">
            <text:p>33047</text:p>
          </table:table-cell>
          <table:table-cell table:style-name="ce1"/>
          <table:table-cell office:value-type="string" office:string-value="56115" table:style-name="ce1">
            <text:p>56115</text:p>
          </table:table-cell>
          <table:table-cell office:value-type="string" office:string-value="54936" table:style-name="ce1">
            <text:p>54936</text:p>
          </table:table-cell>
          <table:table-cell table:style-name="ce1"/>
          <table:table-cell office:value-type="float" office:value="1179" table:formula="of:=ABS([.F509]-[.G509])" table:style-name="ce11">
            <text:p>1179</text:p>
          </table:table-cell>
          <table:table-cell table:number-columns-repeated="3" table:style-name="ce1"/>
          <table:table-cell office:value-type="float" office:value="54936" table:formula="of:=COUNTIF([.$F$2:.$F$1001];[.$G509])*[.$G509]" table:style-name="ce11">
            <text:p>549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212 <text:s text:c="2"/>28530</text:p>
          </table:table-cell>
          <table:table-cell table:style-name="ce1"/>
          <table:table-cell office:value-type="string" office:string-value="84212" table:formula="of:=INDEX(COM.MICROSOFT.TEXTSPLIT([Solution.$A510];&quot; &quot;);1)" table:number-matrix-columns-spanned="1" table:number-matrix-rows-spanned="1" table:style-name="ce11">
            <text:p>84212</text:p>
          </table:table-cell>
          <table:table-cell office:value-type="string" office:string-value="28530" table:formula="of:=INDEX(COM.MICROSOFT.TEXTSPLIT([Solution.$A510];&quot; &quot;; &quot;+&quot;; TRUE);2)" table:number-matrix-columns-spanned="1" table:number-matrix-rows-spanned="1" table:style-name="ce11">
            <text:p>28530</text:p>
          </table:table-cell>
          <table:table-cell table:style-name="ce1"/>
          <table:table-cell office:value-type="string" office:string-value="56171" table:style-name="ce1">
            <text:p>56171</text:p>
          </table:table-cell>
          <table:table-cell office:value-type="string" office:string-value="54936" table:style-name="ce1">
            <text:p>54936</text:p>
          </table:table-cell>
          <table:table-cell table:style-name="ce1"/>
          <table:table-cell office:value-type="float" office:value="1235" table:formula="of:=ABS([.F510]-[.G510])" table:style-name="ce11">
            <text:p>1235</text:p>
          </table:table-cell>
          <table:table-cell table:number-columns-repeated="3" table:style-name="ce1"/>
          <table:table-cell office:value-type="float" office:value="54936" table:formula="of:=COUNTIF([.$F$2:.$F$1001];[.$G510])*[.$G510]" table:style-name="ce11">
            <text:p>549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194 <text:s text:c="2"/>30445</text:p>
          </table:table-cell>
          <table:table-cell table:style-name="ce1"/>
          <table:table-cell office:value-type="string" office:string-value="51194" table:formula="of:=INDEX(COM.MICROSOFT.TEXTSPLIT([Solution.$A511];&quot; &quot;);1)" table:number-matrix-columns-spanned="1" table:number-matrix-rows-spanned="1" table:style-name="ce11">
            <text:p>51194</text:p>
          </table:table-cell>
          <table:table-cell office:value-type="string" office:string-value="30445" table:formula="of:=INDEX(COM.MICROSOFT.TEXTSPLIT([Solution.$A511];&quot; &quot;; &quot;+&quot;; TRUE);2)" table:number-matrix-columns-spanned="1" table:number-matrix-rows-spanned="1" table:style-name="ce11">
            <text:p>30445</text:p>
          </table:table-cell>
          <table:table-cell table:style-name="ce1"/>
          <table:table-cell office:value-type="string" office:string-value="56283" table:style-name="ce1">
            <text:p>56283</text:p>
          </table:table-cell>
          <table:table-cell office:value-type="string" office:string-value="55163" table:style-name="ce1">
            <text:p>55163</text:p>
          </table:table-cell>
          <table:table-cell table:style-name="ce1"/>
          <table:table-cell office:value-type="float" office:value="1120" table:formula="of:=ABS([.F511]-[.G511])" table:style-name="ce11">
            <text:p>1120</text:p>
          </table:table-cell>
          <table:table-cell table:number-columns-repeated="3" table:style-name="ce1"/>
          <table:table-cell office:value-type="float" office:value="0" table:formula="of:=COUNTIF([.$F$2:.$F$1001];[.$G511])*[.$G51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248 <text:s text:c="2"/>66503</text:p>
          </table:table-cell>
          <table:table-cell table:style-name="ce1"/>
          <table:table-cell office:value-type="string" office:string-value="50248" table:formula="of:=INDEX(COM.MICROSOFT.TEXTSPLIT([Solution.$A512];&quot; &quot;);1)" table:number-matrix-columns-spanned="1" table:number-matrix-rows-spanned="1" table:style-name="ce11">
            <text:p>50248</text:p>
          </table:table-cell>
          <table:table-cell office:value-type="string" office:string-value="66503" table:formula="of:=INDEX(COM.MICROSOFT.TEXTSPLIT([Solution.$A512];&quot; &quot;; &quot;+&quot;; TRUE);2)" table:number-matrix-columns-spanned="1" table:number-matrix-rows-spanned="1" table:style-name="ce11">
            <text:p>66503</text:p>
          </table:table-cell>
          <table:table-cell table:style-name="ce1"/>
          <table:table-cell office:value-type="string" office:string-value="56313" table:style-name="ce1">
            <text:p>56313</text:p>
          </table:table-cell>
          <table:table-cell office:value-type="string" office:string-value="55373" table:style-name="ce1">
            <text:p>55373</text:p>
          </table:table-cell>
          <table:table-cell table:style-name="ce1"/>
          <table:table-cell office:value-type="float" office:value="940" table:formula="of:=ABS([.F512]-[.G512])" table:style-name="ce11">
            <text:p>940</text:p>
          </table:table-cell>
          <table:table-cell table:number-columns-repeated="3" table:style-name="ce1"/>
          <table:table-cell office:value-type="float" office:value="0" table:formula="of:=COUNTIF([.$F$2:.$F$1001];[.$G512])*[.$G51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587 <text:s text:c="2"/>69771</text:p>
          </table:table-cell>
          <table:table-cell table:style-name="ce1"/>
          <table:table-cell office:value-type="string" office:string-value="13587" table:formula="of:=INDEX(COM.MICROSOFT.TEXTSPLIT([Solution.$A513];&quot; &quot;);1)" table:number-matrix-columns-spanned="1" table:number-matrix-rows-spanned="1" table:style-name="ce11">
            <text:p>13587</text:p>
          </table:table-cell>
          <table:table-cell office:value-type="string" office:string-value="69771" table:formula="of:=INDEX(COM.MICROSOFT.TEXTSPLIT([Solution.$A513];&quot; &quot;; &quot;+&quot;; TRUE);2)" table:number-matrix-columns-spanned="1" table:number-matrix-rows-spanned="1" table:style-name="ce11">
            <text:p>69771</text:p>
          </table:table-cell>
          <table:table-cell table:style-name="ce1"/>
          <table:table-cell office:value-type="string" office:string-value="56494" table:style-name="ce1">
            <text:p>56494</text:p>
          </table:table-cell>
          <table:table-cell office:value-type="string" office:string-value="55446" table:style-name="ce1">
            <text:p>55446</text:p>
          </table:table-cell>
          <table:table-cell table:style-name="ce1"/>
          <table:table-cell office:value-type="float" office:value="1048" table:formula="of:=ABS([.F513]-[.G513])" table:style-name="ce11">
            <text:p>1048</text:p>
          </table:table-cell>
          <table:table-cell table:number-columns-repeated="3" table:style-name="ce1"/>
          <table:table-cell office:value-type="float" office:value="0" table:formula="of:=COUNTIF([.$F$2:.$F$1001];[.$G513])*[.$G51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561 <text:s text:c="2"/>21830</text:p>
          </table:table-cell>
          <table:table-cell table:style-name="ce1"/>
          <table:table-cell office:value-type="string" office:string-value="54561" table:formula="of:=INDEX(COM.MICROSOFT.TEXTSPLIT([Solution.$A514];&quot; &quot;);1)" table:number-matrix-columns-spanned="1" table:number-matrix-rows-spanned="1" table:style-name="ce11">
            <text:p>54561</text:p>
          </table:table-cell>
          <table:table-cell office:value-type="string" office:string-value="21830" table:formula="of:=INDEX(COM.MICROSOFT.TEXTSPLIT([Solution.$A514];&quot; &quot;; &quot;+&quot;; TRUE);2)" table:number-matrix-columns-spanned="1" table:number-matrix-rows-spanned="1" table:style-name="ce11">
            <text:p>21830</text:p>
          </table:table-cell>
          <table:table-cell table:style-name="ce1"/>
          <table:table-cell office:value-type="string" office:string-value="56609" table:style-name="ce1">
            <text:p>56609</text:p>
          </table:table-cell>
          <table:table-cell office:value-type="string" office:string-value="55581" table:style-name="ce1">
            <text:p>55581</text:p>
          </table:table-cell>
          <table:table-cell table:style-name="ce1"/>
          <table:table-cell office:value-type="float" office:value="1028" table:formula="of:=ABS([.F514]-[.G514])" table:style-name="ce11">
            <text:p>1028</text:p>
          </table:table-cell>
          <table:table-cell table:number-columns-repeated="3" table:style-name="ce1"/>
          <table:table-cell office:value-type="float" office:value="0" table:formula="of:=COUNTIF([.$F$2:.$F$1001];[.$G514])*[.$G51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733 <text:s text:c="2"/>36879</text:p>
          </table:table-cell>
          <table:table-cell table:style-name="ce1"/>
          <table:table-cell office:value-type="string" office:string-value="14733" table:formula="of:=INDEX(COM.MICROSOFT.TEXTSPLIT([Solution.$A515];&quot; &quot;);1)" table:number-matrix-columns-spanned="1" table:number-matrix-rows-spanned="1" table:style-name="ce11">
            <text:p>14733</text:p>
          </table:table-cell>
          <table:table-cell office:value-type="string" office:string-value="36879" table:formula="of:=INDEX(COM.MICROSOFT.TEXTSPLIT([Solution.$A515];&quot; &quot;; &quot;+&quot;; TRUE);2)" table:number-matrix-columns-spanned="1" table:number-matrix-rows-spanned="1" table:style-name="ce11">
            <text:p>36879</text:p>
          </table:table-cell>
          <table:table-cell table:style-name="ce1"/>
          <table:table-cell office:value-type="string" office:string-value="56707" table:style-name="ce1">
            <text:p>56707</text:p>
          </table:table-cell>
          <table:table-cell office:value-type="string" office:string-value="55930" table:style-name="ce1">
            <text:p>55930</text:p>
          </table:table-cell>
          <table:table-cell table:style-name="ce1"/>
          <table:table-cell office:value-type="float" office:value="777" table:formula="of:=ABS([.F515]-[.G515])" table:style-name="ce11">
            <text:p>777</text:p>
          </table:table-cell>
          <table:table-cell table:number-columns-repeated="3" table:style-name="ce1"/>
          <table:table-cell office:value-type="float" office:value="0" table:formula="of:=COUNTIF([.$F$2:.$F$1001];[.$G515])*[.$G51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055 <text:s text:c="2"/>76537</text:p>
          </table:table-cell>
          <table:table-cell table:style-name="ce1"/>
          <table:table-cell office:value-type="string" office:string-value="53055" table:formula="of:=INDEX(COM.MICROSOFT.TEXTSPLIT([Solution.$A516];&quot; &quot;);1)" table:number-matrix-columns-spanned="1" table:number-matrix-rows-spanned="1" table:style-name="ce11">
            <text:p>53055</text:p>
          </table:table-cell>
          <table:table-cell office:value-type="string" office:string-value="76537" table:formula="of:=INDEX(COM.MICROSOFT.TEXTSPLIT([Solution.$A516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56778" table:style-name="ce1">
            <text:p>56778</text:p>
          </table:table-cell>
          <table:table-cell office:value-type="string" office:string-value="56006" table:style-name="ce1">
            <text:p>56006</text:p>
          </table:table-cell>
          <table:table-cell table:style-name="ce1"/>
          <table:table-cell office:value-type="float" office:value="772" table:formula="of:=ABS([.F516]-[.G516])" table:style-name="ce11">
            <text:p>772</text:p>
          </table:table-cell>
          <table:table-cell table:number-columns-repeated="3" table:style-name="ce1"/>
          <table:table-cell office:value-type="float" office:value="0" table:formula="of:=COUNTIF([.$F$2:.$F$1001];[.$G516])*[.$G51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145 <text:s text:c="2"/>26316</text:p>
          </table:table-cell>
          <table:table-cell table:style-name="ce1"/>
          <table:table-cell office:value-type="string" office:string-value="31145" table:formula="of:=INDEX(COM.MICROSOFT.TEXTSPLIT([Solution.$A517];&quot; &quot;);1)" table:number-matrix-columns-spanned="1" table:number-matrix-rows-spanned="1" table:style-name="ce11">
            <text:p>31145</text:p>
          </table:table-cell>
          <table:table-cell office:value-type="string" office:string-value="26316" table:formula="of:=INDEX(COM.MICROSOFT.TEXTSPLIT([Solution.$A517];&quot; &quot;; &quot;+&quot;; TRUE);2)" table:number-matrix-columns-spanned="1" table:number-matrix-rows-spanned="1" table:style-name="ce11">
            <text:p>26316</text:p>
          </table:table-cell>
          <table:table-cell table:style-name="ce1"/>
          <table:table-cell office:value-type="string" office:string-value="56955" table:style-name="ce1">
            <text:p>56955</text:p>
          </table:table-cell>
          <table:table-cell office:value-type="string" office:string-value="56614" table:style-name="ce1">
            <text:p>56614</text:p>
          </table:table-cell>
          <table:table-cell table:style-name="ce1"/>
          <table:table-cell office:value-type="float" office:value="341" table:formula="of:=ABS([.F517]-[.G517])" table:style-name="ce11">
            <text:p>341</text:p>
          </table:table-cell>
          <table:table-cell table:number-columns-repeated="3" table:style-name="ce1"/>
          <table:table-cell office:value-type="float" office:value="0" table:formula="of:=COUNTIF([.$F$2:.$F$1001];[.$G517])*[.$G5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865 <text:s text:c="2"/>56614</text:p>
          </table:table-cell>
          <table:table-cell table:style-name="ce1"/>
          <table:table-cell office:value-type="string" office:string-value="16865" table:formula="of:=INDEX(COM.MICROSOFT.TEXTSPLIT([Solution.$A518];&quot; &quot;);1)" table:number-matrix-columns-spanned="1" table:number-matrix-rows-spanned="1" table:style-name="ce11">
            <text:p>16865</text:p>
          </table:table-cell>
          <table:table-cell office:value-type="string" office:string-value="56614" table:formula="of:=INDEX(COM.MICROSOFT.TEXTSPLIT([Solution.$A518];&quot; &quot;; &quot;+&quot;; TRUE);2)" table:number-matrix-columns-spanned="1" table:number-matrix-rows-spanned="1" table:style-name="ce11">
            <text:p>56614</text:p>
          </table:table-cell>
          <table:table-cell table:style-name="ce1"/>
          <table:table-cell office:value-type="string" office:string-value="56981" table:style-name="ce1">
            <text:p>56981</text:p>
          </table:table-cell>
          <table:table-cell office:value-type="string" office:string-value="56618" table:style-name="ce1">
            <text:p>56618</text:p>
          </table:table-cell>
          <table:table-cell table:style-name="ce1"/>
          <table:table-cell office:value-type="float" office:value="363" table:formula="of:=ABS([.F518]-[.G518])" table:style-name="ce11">
            <text:p>363</text:p>
          </table:table-cell>
          <table:table-cell table:number-columns-repeated="3" table:style-name="ce1"/>
          <table:table-cell office:value-type="float" office:value="0" table:formula="of:=COUNTIF([.$F$2:.$F$1001];[.$G518])*[.$G5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415 <text:s text:c="2"/>36845</text:p>
          </table:table-cell>
          <table:table-cell table:style-name="ce1"/>
          <table:table-cell office:value-type="string" office:string-value="96415" table:formula="of:=INDEX(COM.MICROSOFT.TEXTSPLIT([Solution.$A519];&quot; &quot;);1)" table:number-matrix-columns-spanned="1" table:number-matrix-rows-spanned="1" table:style-name="ce11">
            <text:p>96415</text:p>
          </table:table-cell>
          <table:table-cell office:value-type="string" office:string-value="36845" table:formula="of:=INDEX(COM.MICROSOFT.TEXTSPLIT([Solution.$A519];&quot; &quot;; &quot;+&quot;; TRUE);2)" table:number-matrix-columns-spanned="1" table:number-matrix-rows-spanned="1" table:style-name="ce11">
            <text:p>36845</text:p>
          </table:table-cell>
          <table:table-cell table:style-name="ce1"/>
          <table:table-cell office:value-type="string" office:string-value="57049" table:style-name="ce1">
            <text:p>57049</text:p>
          </table:table-cell>
          <table:table-cell office:value-type="string" office:string-value="56763" table:style-name="ce1">
            <text:p>56763</text:p>
          </table:table-cell>
          <table:table-cell table:style-name="ce1"/>
          <table:table-cell office:value-type="float" office:value="286" table:formula="of:=ABS([.F519]-[.G519])" table:style-name="ce11">
            <text:p>286</text:p>
          </table:table-cell>
          <table:table-cell table:number-columns-repeated="3" table:style-name="ce1"/>
          <table:table-cell office:value-type="float" office:value="0" table:formula="of:=COUNTIF([.$F$2:.$F$1001];[.$G519])*[.$G5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252 <text:s text:c="2"/>75073</text:p>
          </table:table-cell>
          <table:table-cell table:style-name="ce1"/>
          <table:table-cell office:value-type="string" office:string-value="87252" table:formula="of:=INDEX(COM.MICROSOFT.TEXTSPLIT([Solution.$A520];&quot; &quot;);1)" table:number-matrix-columns-spanned="1" table:number-matrix-rows-spanned="1" table:style-name="ce11">
            <text:p>87252</text:p>
          </table:table-cell>
          <table:table-cell office:value-type="string" office:string-value="75073" table:formula="of:=INDEX(COM.MICROSOFT.TEXTSPLIT([Solution.$A520];&quot; &quot;; &quot;+&quot;; TRUE);2)" table:number-matrix-columns-spanned="1" table:number-matrix-rows-spanned="1" table:style-name="ce11">
            <text:p>75073</text:p>
          </table:table-cell>
          <table:table-cell table:style-name="ce1"/>
          <table:table-cell office:value-type="string" office:string-value="57104" table:style-name="ce1">
            <text:p>57104</text:p>
          </table:table-cell>
          <table:table-cell office:value-type="string" office:string-value="56793" table:style-name="ce1">
            <text:p>56793</text:p>
          </table:table-cell>
          <table:table-cell table:style-name="ce1"/>
          <table:table-cell office:value-type="float" office:value="311" table:formula="of:=ABS([.F520]-[.G520])" table:style-name="ce11">
            <text:p>311</text:p>
          </table:table-cell>
          <table:table-cell table:number-columns-repeated="3" table:style-name="ce1"/>
          <table:table-cell office:value-type="float" office:value="0" table:formula="of:=COUNTIF([.$F$2:.$F$1001];[.$G520])*[.$G5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918 <text:s text:c="2"/>14581</text:p>
          </table:table-cell>
          <table:table-cell table:style-name="ce1"/>
          <table:table-cell office:value-type="string" office:string-value="58918" table:formula="of:=INDEX(COM.MICROSOFT.TEXTSPLIT([Solution.$A521];&quot; &quot;);1)" table:number-matrix-columns-spanned="1" table:number-matrix-rows-spanned="1" table:style-name="ce11">
            <text:p>58918</text:p>
          </table:table-cell>
          <table:table-cell office:value-type="string" office:string-value="14581" table:formula="of:=INDEX(COM.MICROSOFT.TEXTSPLIT([Solution.$A521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57111" table:style-name="ce1">
            <text:p>57111</text:p>
          </table:table-cell>
          <table:table-cell office:value-type="string" office:string-value="56810" table:style-name="ce1">
            <text:p>56810</text:p>
          </table:table-cell>
          <table:table-cell table:style-name="ce1"/>
          <table:table-cell office:value-type="float" office:value="301" table:formula="of:=ABS([.F521]-[.G521])" table:style-name="ce11">
            <text:p>301</text:p>
          </table:table-cell>
          <table:table-cell table:number-columns-repeated="3" table:style-name="ce1"/>
          <table:table-cell office:value-type="float" office:value="0" table:formula="of:=COUNTIF([.$F$2:.$F$1001];[.$G521])*[.$G5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096 <text:s text:c="2"/>36375</text:p>
          </table:table-cell>
          <table:table-cell table:style-name="ce1"/>
          <table:table-cell office:value-type="string" office:string-value="43096" table:formula="of:=INDEX(COM.MICROSOFT.TEXTSPLIT([Solution.$A522];&quot; &quot;);1)" table:number-matrix-columns-spanned="1" table:number-matrix-rows-spanned="1" table:style-name="ce11">
            <text:p>43096</text:p>
          </table:table-cell>
          <table:table-cell office:value-type="string" office:string-value="36375" table:formula="of:=INDEX(COM.MICROSOFT.TEXTSPLIT([Solution.$A522];&quot; &quot;; &quot;+&quot;; TRUE);2)" table:number-matrix-columns-spanned="1" table:number-matrix-rows-spanned="1" table:style-name="ce11">
            <text:p>36375</text:p>
          </table:table-cell>
          <table:table-cell table:style-name="ce1"/>
          <table:table-cell office:value-type="string" office:string-value="57297" table:style-name="ce1">
            <text:p>57297</text:p>
          </table:table-cell>
          <table:table-cell office:value-type="string" office:string-value="56988" table:style-name="ce1">
            <text:p>56988</text:p>
          </table:table-cell>
          <table:table-cell table:style-name="ce1"/>
          <table:table-cell office:value-type="float" office:value="309" table:formula="of:=ABS([.F522]-[.G522])" table:style-name="ce11">
            <text:p>309</text:p>
          </table:table-cell>
          <table:table-cell table:number-columns-repeated="3" table:style-name="ce1"/>
          <table:table-cell office:value-type="float" office:value="0" table:formula="of:=COUNTIF([.$F$2:.$F$1001];[.$G522])*[.$G5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809 <text:s text:c="2"/>20695</text:p>
          </table:table-cell>
          <table:table-cell table:style-name="ce1"/>
          <table:table-cell office:value-type="string" office:string-value="27809" table:formula="of:=INDEX(COM.MICROSOFT.TEXTSPLIT([Solution.$A523];&quot; &quot;);1)" table:number-matrix-columns-spanned="1" table:number-matrix-rows-spanned="1" table:style-name="ce11">
            <text:p>27809</text:p>
          </table:table-cell>
          <table:table-cell office:value-type="string" office:string-value="20695" table:formula="of:=INDEX(COM.MICROSOFT.TEXTSPLIT([Solution.$A523];&quot; &quot;; &quot;+&quot;; TRUE);2)" table:number-matrix-columns-spanned="1" table:number-matrix-rows-spanned="1" table:style-name="ce11">
            <text:p>20695</text:p>
          </table:table-cell>
          <table:table-cell table:style-name="ce1"/>
          <table:table-cell office:value-type="string" office:string-value="57301" table:style-name="ce1">
            <text:p>57301</text:p>
          </table:table-cell>
          <table:table-cell office:value-type="string" office:string-value="57097" table:style-name="ce1">
            <text:p>57097</text:p>
          </table:table-cell>
          <table:table-cell table:style-name="ce1"/>
          <table:table-cell office:value-type="float" office:value="204" table:formula="of:=ABS([.F523]-[.G523])" table:style-name="ce11">
            <text:p>204</text:p>
          </table:table-cell>
          <table:table-cell table:number-columns-repeated="3" table:style-name="ce1"/>
          <table:table-cell office:value-type="float" office:value="0" table:formula="of:=COUNTIF([.$F$2:.$F$1001];[.$G523])*[.$G5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384 <text:s text:c="2"/>34297</text:p>
          </table:table-cell>
          <table:table-cell table:style-name="ce1"/>
          <table:table-cell office:value-type="string" office:string-value="76384" table:formula="of:=INDEX(COM.MICROSOFT.TEXTSPLIT([Solution.$A524];&quot; &quot;);1)" table:number-matrix-columns-spanned="1" table:number-matrix-rows-spanned="1" table:style-name="ce11">
            <text:p>76384</text:p>
          </table:table-cell>
          <table:table-cell office:value-type="string" office:string-value="34297" table:formula="of:=INDEX(COM.MICROSOFT.TEXTSPLIT([Solution.$A524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57390" table:style-name="ce1">
            <text:p>57390</text:p>
          </table:table-cell>
          <table:table-cell office:value-type="string" office:string-value="57920" table:style-name="ce1">
            <text:p>57920</text:p>
          </table:table-cell>
          <table:table-cell table:style-name="ce1"/>
          <table:table-cell office:value-type="float" office:value="530" table:formula="of:=ABS([.F524]-[.G524])" table:style-name="ce11">
            <text:p>530</text:p>
          </table:table-cell>
          <table:table-cell table:number-columns-repeated="3" table:style-name="ce1"/>
          <table:table-cell office:value-type="float" office:value="0" table:formula="of:=COUNTIF([.$F$2:.$F$1001];[.$G524])*[.$G5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593 <text:s text:c="2"/>86165</text:p>
          </table:table-cell>
          <table:table-cell table:style-name="ce1"/>
          <table:table-cell office:value-type="string" office:string-value="90593" table:formula="of:=INDEX(COM.MICROSOFT.TEXTSPLIT([Solution.$A525];&quot; &quot;);1)" table:number-matrix-columns-spanned="1" table:number-matrix-rows-spanned="1" table:style-name="ce11">
            <text:p>90593</text:p>
          </table:table-cell>
          <table:table-cell office:value-type="string" office:string-value="86165" table:formula="of:=INDEX(COM.MICROSOFT.TEXTSPLIT([Solution.$A525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57471" table:style-name="ce1">
            <text:p>57471</text:p>
          </table:table-cell>
          <table:table-cell office:value-type="string" office:string-value="58152" table:style-name="ce1">
            <text:p>58152</text:p>
          </table:table-cell>
          <table:table-cell table:style-name="ce1"/>
          <table:table-cell office:value-type="float" office:value="681" table:formula="of:=ABS([.F525]-[.G525])" table:style-name="ce11">
            <text:p>681</text:p>
          </table:table-cell>
          <table:table-cell table:number-columns-repeated="3" table:style-name="ce1"/>
          <table:table-cell office:value-type="float" office:value="0" table:formula="of:=COUNTIF([.$F$2:.$F$1001];[.$G525])*[.$G5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850 <text:s text:c="2"/>36867</text:p>
          </table:table-cell>
          <table:table-cell table:style-name="ce1"/>
          <table:table-cell office:value-type="string" office:string-value="94850" table:formula="of:=INDEX(COM.MICROSOFT.TEXTSPLIT([Solution.$A526];&quot; &quot;);1)" table:number-matrix-columns-spanned="1" table:number-matrix-rows-spanned="1" table:style-name="ce11">
            <text:p>94850</text:p>
          </table:table-cell>
          <table:table-cell office:value-type="string" office:string-value="36867" table:formula="of:=INDEX(COM.MICROSOFT.TEXTSPLIT([Solution.$A526];&quot; &quot;; &quot;+&quot;; TRUE);2)" table:number-matrix-columns-spanned="1" table:number-matrix-rows-spanned="1" table:style-name="ce11">
            <text:p>36867</text:p>
          </table:table-cell>
          <table:table-cell table:style-name="ce1"/>
          <table:table-cell office:value-type="string" office:string-value="57484" table:style-name="ce1">
            <text:p>57484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737" table:formula="of:=ABS([.F526]-[.G526])" table:style-name="ce11">
            <text:p>737</text:p>
          </table:table-cell>
          <table:table-cell table:number-columns-repeated="3" table:style-name="ce1"/>
          <table:table-cell office:value-type="float" office:value="58221" table:formula="of:=COUNTIF([.$F$2:.$F$1001];[.$G526])*[.$G526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649 <text:s text:c="2"/>63153</text:p>
          </table:table-cell>
          <table:table-cell table:style-name="ce1"/>
          <table:table-cell office:value-type="string" office:string-value="84649" table:formula="of:=INDEX(COM.MICROSOFT.TEXTSPLIT([Solution.$A527];&quot; &quot;);1)" table:number-matrix-columns-spanned="1" table:number-matrix-rows-spanned="1" table:style-name="ce11">
            <text:p>84649</text:p>
          </table:table-cell>
          <table:table-cell office:value-type="string" office:string-value="63153" table:formula="of:=INDEX(COM.MICROSOFT.TEXTSPLIT([Solution.$A527];&quot; &quot;; &quot;+&quot;; TRUE);2)" table:number-matrix-columns-spanned="1" table:number-matrix-rows-spanned="1" table:style-name="ce11">
            <text:p>63153</text:p>
          </table:table-cell>
          <table:table-cell table:style-name="ce1"/>
          <table:table-cell office:value-type="string" office:string-value="57601" table:style-name="ce1">
            <text:p>57601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620" table:formula="of:=ABS([.F527]-[.G527])" table:style-name="ce11">
            <text:p>620</text:p>
          </table:table-cell>
          <table:table-cell table:number-columns-repeated="3" table:style-name="ce1"/>
          <table:table-cell office:value-type="float" office:value="58221" table:formula="of:=COUNTIF([.$F$2:.$F$1001];[.$G527])*[.$G527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914 <text:s text:c="2"/>46927</text:p>
          </table:table-cell>
          <table:table-cell table:style-name="ce1"/>
          <table:table-cell office:value-type="string" office:string-value="70914" table:formula="of:=INDEX(COM.MICROSOFT.TEXTSPLIT([Solution.$A528];&quot; &quot;);1)" table:number-matrix-columns-spanned="1" table:number-matrix-rows-spanned="1" table:style-name="ce11">
            <text:p>70914</text:p>
          </table:table-cell>
          <table:table-cell office:value-type="string" office:string-value="46927" table:formula="of:=INDEX(COM.MICROSOFT.TEXTSPLIT([Solution.$A528];&quot; &quot;; &quot;+&quot;; TRUE);2)" table:number-matrix-columns-spanned="1" table:number-matrix-rows-spanned="1" table:style-name="ce11">
            <text:p>46927</text:p>
          </table:table-cell>
          <table:table-cell table:style-name="ce1"/>
          <table:table-cell office:value-type="string" office:string-value="57712" table:style-name="ce1">
            <text:p>57712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509" table:formula="of:=ABS([.F528]-[.G528])" table:style-name="ce11">
            <text:p>509</text:p>
          </table:table-cell>
          <table:table-cell table:number-columns-repeated="3" table:style-name="ce1"/>
          <table:table-cell office:value-type="float" office:value="58221" table:formula="of:=COUNTIF([.$F$2:.$F$1001];[.$G528])*[.$G528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245 <text:s text:c="2"/>60331</text:p>
          </table:table-cell>
          <table:table-cell table:style-name="ce1"/>
          <table:table-cell office:value-type="string" office:string-value="37245" table:formula="of:=INDEX(COM.MICROSOFT.TEXTSPLIT([Solution.$A529];&quot; &quot;);1)" table:number-matrix-columns-spanned="1" table:number-matrix-rows-spanned="1" table:style-name="ce11">
            <text:p>37245</text:p>
          </table:table-cell>
          <table:table-cell office:value-type="string" office:string-value="60331" table:formula="of:=INDEX(COM.MICROSOFT.TEXTSPLIT([Solution.$A529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57772" table:style-name="ce1">
            <text:p>57772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449" table:formula="of:=ABS([.F529]-[.G529])" table:style-name="ce11">
            <text:p>449</text:p>
          </table:table-cell>
          <table:table-cell table:number-columns-repeated="3" table:style-name="ce1"/>
          <table:table-cell office:value-type="float" office:value="58221" table:formula="of:=COUNTIF([.$F$2:.$F$1001];[.$G529])*[.$G529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256 <text:s text:c="2"/>15850</text:p>
          </table:table-cell>
          <table:table-cell table:style-name="ce1"/>
          <table:table-cell office:value-type="string" office:string-value="15256" table:formula="of:=INDEX(COM.MICROSOFT.TEXTSPLIT([Solution.$A530];&quot; &quot;);1)" table:number-matrix-columns-spanned="1" table:number-matrix-rows-spanned="1" table:style-name="ce11">
            <text:p>15256</text:p>
          </table:table-cell>
          <table:table-cell office:value-type="string" office:string-value="15850" table:formula="of:=INDEX(COM.MICROSOFT.TEXTSPLIT([Solution.$A530];&quot; &quot;; &quot;+&quot;; TRUE);2)" table:number-matrix-columns-spanned="1" table:number-matrix-rows-spanned="1" table:style-name="ce11">
            <text:p>15850</text:p>
          </table:table-cell>
          <table:table-cell table:style-name="ce1"/>
          <table:table-cell office:value-type="string" office:string-value="57804" table:style-name="ce1">
            <text:p>57804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417" table:formula="of:=ABS([.F530]-[.G530])" table:style-name="ce11">
            <text:p>417</text:p>
          </table:table-cell>
          <table:table-cell table:number-columns-repeated="3" table:style-name="ce1"/>
          <table:table-cell office:value-type="float" office:value="58221" table:formula="of:=COUNTIF([.$F$2:.$F$1001];[.$G530])*[.$G530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830 <text:s text:c="2"/>76537</text:p>
          </table:table-cell>
          <table:table-cell table:style-name="ce1"/>
          <table:table-cell office:value-type="string" office:string-value="95830" table:formula="of:=INDEX(COM.MICROSOFT.TEXTSPLIT([Solution.$A531];&quot; &quot;);1)" table:number-matrix-columns-spanned="1" table:number-matrix-rows-spanned="1" table:style-name="ce11">
            <text:p>95830</text:p>
          </table:table-cell>
          <table:table-cell office:value-type="string" office:string-value="76537" table:formula="of:=INDEX(COM.MICROSOFT.TEXTSPLIT([Solution.$A531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57965" table:style-name="ce1">
            <text:p>57965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256" table:formula="of:=ABS([.F531]-[.G531])" table:style-name="ce11">
            <text:p>256</text:p>
          </table:table-cell>
          <table:table-cell table:number-columns-repeated="3" table:style-name="ce1"/>
          <table:table-cell office:value-type="float" office:value="58221" table:formula="of:=COUNTIF([.$F$2:.$F$1001];[.$G531])*[.$G531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468 <text:s text:c="2"/>22864</text:p>
          </table:table-cell>
          <table:table-cell table:style-name="ce1"/>
          <table:table-cell office:value-type="string" office:string-value="72468" table:formula="of:=INDEX(COM.MICROSOFT.TEXTSPLIT([Solution.$A532];&quot; &quot;);1)" table:number-matrix-columns-spanned="1" table:number-matrix-rows-spanned="1" table:style-name="ce11">
            <text:p>72468</text:p>
          </table:table-cell>
          <table:table-cell office:value-type="string" office:string-value="22864" table:formula="of:=INDEX(COM.MICROSOFT.TEXTSPLIT([Solution.$A532];&quot; &quot;; &quot;+&quot;; TRUE);2)" table:number-matrix-columns-spanned="1" table:number-matrix-rows-spanned="1" table:style-name="ce11">
            <text:p>22864</text:p>
          </table:table-cell>
          <table:table-cell table:style-name="ce1"/>
          <table:table-cell office:value-type="string" office:string-value="57987" table:style-name="ce1">
            <text:p>57987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234" table:formula="of:=ABS([.F532]-[.G532])" table:style-name="ce11">
            <text:p>234</text:p>
          </table:table-cell>
          <table:table-cell table:number-columns-repeated="3" table:style-name="ce1"/>
          <table:table-cell office:value-type="float" office:value="58221" table:formula="of:=COUNTIF([.$F$2:.$F$1001];[.$G532])*[.$G532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165 <text:s text:c="2"/>25805</text:p>
          </table:table-cell>
          <table:table-cell table:style-name="ce1"/>
          <table:table-cell office:value-type="string" office:string-value="68165" table:formula="of:=INDEX(COM.MICROSOFT.TEXTSPLIT([Solution.$A533];&quot; &quot;);1)" table:number-matrix-columns-spanned="1" table:number-matrix-rows-spanned="1" table:style-name="ce11">
            <text:p>68165</text:p>
          </table:table-cell>
          <table:table-cell office:value-type="string" office:string-value="25805" table:formula="of:=INDEX(COM.MICROSOFT.TEXTSPLIT([Solution.$A533];&quot; &quot;; &quot;+&quot;; TRUE);2)" table:number-matrix-columns-spanned="1" table:number-matrix-rows-spanned="1" table:style-name="ce11">
            <text:p>25805</text:p>
          </table:table-cell>
          <table:table-cell table:style-name="ce1"/>
          <table:table-cell office:value-type="string" office:string-value="58006" table:style-name="ce1">
            <text:p>58006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215" table:formula="of:=ABS([.F533]-[.G533])" table:style-name="ce11">
            <text:p>215</text:p>
          </table:table-cell>
          <table:table-cell table:number-columns-repeated="3" table:style-name="ce1"/>
          <table:table-cell office:value-type="float" office:value="58221" table:formula="of:=COUNTIF([.$F$2:.$F$1001];[.$G533])*[.$G533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990 <text:s text:c="2"/>58221</text:p>
          </table:table-cell>
          <table:table-cell table:style-name="ce1"/>
          <table:table-cell office:value-type="string" office:string-value="49990" table:formula="of:=INDEX(COM.MICROSOFT.TEXTSPLIT([Solution.$A534];&quot; &quot;);1)" table:number-matrix-columns-spanned="1" table:number-matrix-rows-spanned="1" table:style-name="ce11">
            <text:p>49990</text:p>
          </table:table-cell>
          <table:table-cell office:value-type="string" office:string-value="58221" table:formula="of:=INDEX(COM.MICROSOFT.TEXTSPLIT([Solution.$A534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58101" table:style-name="ce1">
            <text:p>58101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120" table:formula="of:=ABS([.F534]-[.G534])" table:style-name="ce11">
            <text:p>120</text:p>
          </table:table-cell>
          <table:table-cell table:number-columns-repeated="3" table:style-name="ce1"/>
          <table:table-cell office:value-type="float" office:value="58221" table:formula="of:=COUNTIF([.$F$2:.$F$1001];[.$G534])*[.$G534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245 <text:s text:c="2"/>55581</text:p>
          </table:table-cell>
          <table:table-cell table:style-name="ce1"/>
          <table:table-cell office:value-type="string" office:string-value="30245" table:formula="of:=INDEX(COM.MICROSOFT.TEXTSPLIT([Solution.$A535];&quot; &quot;);1)" table:number-matrix-columns-spanned="1" table:number-matrix-rows-spanned="1" table:style-name="ce11">
            <text:p>30245</text:p>
          </table:table-cell>
          <table:table-cell office:value-type="string" office:string-value="55581" table:formula="of:=INDEX(COM.MICROSOFT.TEXTSPLIT([Solution.$A535];&quot; &quot;; &quot;+&quot;; TRUE);2)" table:number-matrix-columns-spanned="1" table:number-matrix-rows-spanned="1" table:style-name="ce11">
            <text:p>55581</text:p>
          </table:table-cell>
          <table:table-cell table:style-name="ce1"/>
          <table:table-cell office:value-type="string" office:string-value="58221" table:style-name="ce1">
            <text:p>58221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0" table:formula="of:=ABS([.F535]-[.G535])" table:style-name="ce11">
            <text:p>0</text:p>
          </table:table-cell>
          <table:table-cell table:number-columns-repeated="3" table:style-name="ce1"/>
          <table:table-cell office:value-type="float" office:value="58221" table:formula="of:=COUNTIF([.$F$2:.$F$1001];[.$G535])*[.$G535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177 <text:s text:c="2"/>89723</text:p>
          </table:table-cell>
          <table:table-cell table:style-name="ce1"/>
          <table:table-cell office:value-type="string" office:string-value="80177" table:formula="of:=INDEX(COM.MICROSOFT.TEXTSPLIT([Solution.$A536];&quot; &quot;);1)" table:number-matrix-columns-spanned="1" table:number-matrix-rows-spanned="1" table:style-name="ce11">
            <text:p>80177</text:p>
          </table:table-cell>
          <table:table-cell office:value-type="string" office:string-value="89723" table:formula="of:=INDEX(COM.MICROSOFT.TEXTSPLIT([Solution.$A536];&quot; &quot;; &quot;+&quot;; TRUE);2)" table:number-matrix-columns-spanned="1" table:number-matrix-rows-spanned="1" table:style-name="ce11">
            <text:p>89723</text:p>
          </table:table-cell>
          <table:table-cell table:style-name="ce1"/>
          <table:table-cell office:value-type="string" office:string-value="58265" table:style-name="ce1">
            <text:p>58265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44" table:formula="of:=ABS([.F536]-[.G536])" table:style-name="ce11">
            <text:p>44</text:p>
          </table:table-cell>
          <table:table-cell table:number-columns-repeated="3" table:style-name="ce1"/>
          <table:table-cell office:value-type="float" office:value="58221" table:formula="of:=COUNTIF([.$F$2:.$F$1001];[.$G536])*[.$G536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102 <text:s text:c="2"/>25749</text:p>
          </table:table-cell>
          <table:table-cell table:style-name="ce1"/>
          <table:table-cell office:value-type="string" office:string-value="19102" table:formula="of:=INDEX(COM.MICROSOFT.TEXTSPLIT([Solution.$A537];&quot; &quot;);1)" table:number-matrix-columns-spanned="1" table:number-matrix-rows-spanned="1" table:style-name="ce11">
            <text:p>19102</text:p>
          </table:table-cell>
          <table:table-cell office:value-type="string" office:string-value="25749" table:formula="of:=INDEX(COM.MICROSOFT.TEXTSPLIT([Solution.$A537];&quot; &quot;; &quot;+&quot;; TRUE);2)" table:number-matrix-columns-spanned="1" table:number-matrix-rows-spanned="1" table:style-name="ce11">
            <text:p>25749</text:p>
          </table:table-cell>
          <table:table-cell table:style-name="ce1"/>
          <table:table-cell office:value-type="string" office:string-value="58398" table:style-name="ce1">
            <text:p>58398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177" table:formula="of:=ABS([.F537]-[.G537])" table:style-name="ce11">
            <text:p>177</text:p>
          </table:table-cell>
          <table:table-cell table:number-columns-repeated="3" table:style-name="ce1"/>
          <table:table-cell office:value-type="float" office:value="58221" table:formula="of:=COUNTIF([.$F$2:.$F$1001];[.$G537])*[.$G537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883 <text:s text:c="2"/>54936</text:p>
          </table:table-cell>
          <table:table-cell table:style-name="ce1"/>
          <table:table-cell office:value-type="string" office:string-value="60883" table:formula="of:=INDEX(COM.MICROSOFT.TEXTSPLIT([Solution.$A538];&quot; &quot;);1)" table:number-matrix-columns-spanned="1" table:number-matrix-rows-spanned="1" table:style-name="ce11">
            <text:p>60883</text:p>
          </table:table-cell>
          <table:table-cell office:value-type="string" office:string-value="54936" table:formula="of:=INDEX(COM.MICROSOFT.TEXTSPLIT([Solution.$A538];&quot; &quot;; &quot;+&quot;; TRUE);2)" table:number-matrix-columns-spanned="1" table:number-matrix-rows-spanned="1" table:style-name="ce11">
            <text:p>54936</text:p>
          </table:table-cell>
          <table:table-cell table:style-name="ce1"/>
          <table:table-cell office:value-type="string" office:string-value="58462" table:style-name="ce1">
            <text:p>58462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241" table:formula="of:=ABS([.F538]-[.G538])" table:style-name="ce11">
            <text:p>241</text:p>
          </table:table-cell>
          <table:table-cell table:number-columns-repeated="3" table:style-name="ce1"/>
          <table:table-cell office:value-type="float" office:value="58221" table:formula="of:=COUNTIF([.$F$2:.$F$1001];[.$G538])*[.$G538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584 <text:s text:c="2"/>21014</text:p>
          </table:table-cell>
          <table:table-cell table:style-name="ce1"/>
          <table:table-cell office:value-type="string" office:string-value="94584" table:formula="of:=INDEX(COM.MICROSOFT.TEXTSPLIT([Solution.$A539];&quot; &quot;);1)" table:number-matrix-columns-spanned="1" table:number-matrix-rows-spanned="1" table:style-name="ce11">
            <text:p>94584</text:p>
          </table:table-cell>
          <table:table-cell office:value-type="string" office:string-value="21014" table:formula="of:=INDEX(COM.MICROSOFT.TEXTSPLIT([Solution.$A539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58540" table:style-name="ce1">
            <text:p>58540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319" table:formula="of:=ABS([.F539]-[.G539])" table:style-name="ce11">
            <text:p>319</text:p>
          </table:table-cell>
          <table:table-cell table:number-columns-repeated="3" table:style-name="ce1"/>
          <table:table-cell office:value-type="float" office:value="58221" table:formula="of:=COUNTIF([.$F$2:.$F$1001];[.$G539])*[.$G539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629 <text:s text:c="2"/>65193</text:p>
          </table:table-cell>
          <table:table-cell table:style-name="ce1"/>
          <table:table-cell office:value-type="string" office:string-value="11629" table:formula="of:=INDEX(COM.MICROSOFT.TEXTSPLIT([Solution.$A540];&quot; &quot;);1)" table:number-matrix-columns-spanned="1" table:number-matrix-rows-spanned="1" table:style-name="ce11">
            <text:p>11629</text:p>
          </table:table-cell>
          <table:table-cell office:value-type="string" office:string-value="65193" table:formula="of:=INDEX(COM.MICROSOFT.TEXTSPLIT([Solution.$A540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58602" table:style-name="ce1">
            <text:p>58602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381" table:formula="of:=ABS([.F540]-[.G540])" table:style-name="ce11">
            <text:p>381</text:p>
          </table:table-cell>
          <table:table-cell table:number-columns-repeated="3" table:style-name="ce1"/>
          <table:table-cell office:value-type="float" office:value="58221" table:formula="of:=COUNTIF([.$F$2:.$F$1001];[.$G540])*[.$G540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942 <text:s text:c="2"/>86493</text:p>
          </table:table-cell>
          <table:table-cell table:style-name="ce1"/>
          <table:table-cell office:value-type="string" office:string-value="83942" table:formula="of:=INDEX(COM.MICROSOFT.TEXTSPLIT([Solution.$A541];&quot; &quot;);1)" table:number-matrix-columns-spanned="1" table:number-matrix-rows-spanned="1" table:style-name="ce11">
            <text:p>83942</text:p>
          </table:table-cell>
          <table:table-cell office:value-type="string" office:string-value="86493" table:formula="of:=INDEX(COM.MICROSOFT.TEXTSPLIT([Solution.$A541];&quot; &quot;; &quot;+&quot;; TRUE);2)" table:number-matrix-columns-spanned="1" table:number-matrix-rows-spanned="1" table:style-name="ce11">
            <text:p>86493</text:p>
          </table:table-cell>
          <table:table-cell table:style-name="ce1"/>
          <table:table-cell office:value-type="string" office:string-value="58789" table:style-name="ce1">
            <text:p>58789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568" table:formula="of:=ABS([.F541]-[.G541])" table:style-name="ce11">
            <text:p>568</text:p>
          </table:table-cell>
          <table:table-cell table:number-columns-repeated="3" table:style-name="ce1"/>
          <table:table-cell office:value-type="float" office:value="58221" table:formula="of:=COUNTIF([.$F$2:.$F$1001];[.$G541])*[.$G541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428 <text:s text:c="2"/>20005</text:p>
          </table:table-cell>
          <table:table-cell table:style-name="ce1"/>
          <table:table-cell office:value-type="string" office:string-value="98428" table:formula="of:=INDEX(COM.MICROSOFT.TEXTSPLIT([Solution.$A542];&quot; &quot;);1)" table:number-matrix-columns-spanned="1" table:number-matrix-rows-spanned="1" table:style-name="ce11">
            <text:p>98428</text:p>
          </table:table-cell>
          <table:table-cell office:value-type="string" office:string-value="20005" table:formula="of:=INDEX(COM.MICROSOFT.TEXTSPLIT([Solution.$A542];&quot; &quot;; &quot;+&quot;; TRUE);2)" table:number-matrix-columns-spanned="1" table:number-matrix-rows-spanned="1" table:style-name="ce11">
            <text:p>20005</text:p>
          </table:table-cell>
          <table:table-cell table:style-name="ce1"/>
          <table:table-cell office:value-type="string" office:string-value="58918" table:style-name="ce1">
            <text:p>58918</text:p>
          </table:table-cell>
          <table:table-cell office:value-type="string" office:string-value="58221" table:style-name="ce1">
            <text:p>58221</text:p>
          </table:table-cell>
          <table:table-cell table:style-name="ce1"/>
          <table:table-cell office:value-type="float" office:value="697" table:formula="of:=ABS([.F542]-[.G542])" table:style-name="ce11">
            <text:p>697</text:p>
          </table:table-cell>
          <table:table-cell table:number-columns-repeated="3" table:style-name="ce1"/>
          <table:table-cell office:value-type="float" office:value="58221" table:formula="of:=COUNTIF([.$F$2:.$F$1001];[.$G542])*[.$G542]" table:style-name="ce11">
            <text:p>582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707 <text:s text:c="2"/>96758</text:p>
          </table:table-cell>
          <table:table-cell table:style-name="ce1"/>
          <table:table-cell office:value-type="string" office:string-value="29707" table:formula="of:=INDEX(COM.MICROSOFT.TEXTSPLIT([Solution.$A543];&quot; &quot;);1)" table:number-matrix-columns-spanned="1" table:number-matrix-rows-spanned="1" table:style-name="ce11">
            <text:p>29707</text:p>
          </table:table-cell>
          <table:table-cell office:value-type="string" office:string-value="96758" table:formula="of:=INDEX(COM.MICROSOFT.TEXTSPLIT([Solution.$A543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59245" table:style-name="ce1">
            <text:p>59245</text:p>
          </table:table-cell>
          <table:table-cell office:value-type="string" office:string-value="58229" table:style-name="ce1">
            <text:p>58229</text:p>
          </table:table-cell>
          <table:table-cell table:style-name="ce1"/>
          <table:table-cell office:value-type="float" office:value="1016" table:formula="of:=ABS([.F543]-[.G543])" table:style-name="ce11">
            <text:p>1016</text:p>
          </table:table-cell>
          <table:table-cell table:number-columns-repeated="3" table:style-name="ce1"/>
          <table:table-cell office:value-type="float" office:value="0" table:formula="of:=COUNTIF([.$F$2:.$F$1001];[.$G543])*[.$G54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468 <text:s text:c="2"/>54522</text:p>
          </table:table-cell>
          <table:table-cell table:style-name="ce1"/>
          <table:table-cell office:value-type="string" office:string-value="36468" table:formula="of:=INDEX(COM.MICROSOFT.TEXTSPLIT([Solution.$A544];&quot; &quot;);1)" table:number-matrix-columns-spanned="1" table:number-matrix-rows-spanned="1" table:style-name="ce11">
            <text:p>36468</text:p>
          </table:table-cell>
          <table:table-cell office:value-type="string" office:string-value="54522" table:formula="of:=INDEX(COM.MICROSOFT.TEXTSPLIT([Solution.$A544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59352" table:style-name="ce1">
            <text:p>59352</text:p>
          </table:table-cell>
          <table:table-cell office:value-type="string" office:string-value="58282" table:style-name="ce1">
            <text:p>58282</text:p>
          </table:table-cell>
          <table:table-cell table:style-name="ce1"/>
          <table:table-cell office:value-type="float" office:value="1070" table:formula="of:=ABS([.F544]-[.G544])" table:style-name="ce11">
            <text:p>1070</text:p>
          </table:table-cell>
          <table:table-cell table:number-columns-repeated="3" table:style-name="ce1"/>
          <table:table-cell office:value-type="float" office:value="0" table:formula="of:=COUNTIF([.$F$2:.$F$1001];[.$G544])*[.$G5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820 <text:s text:c="2"/>76537</text:p>
          </table:table-cell>
          <table:table-cell table:style-name="ce1"/>
          <table:table-cell office:value-type="string" office:string-value="86820" table:formula="of:=INDEX(COM.MICROSOFT.TEXTSPLIT([Solution.$A545];&quot; &quot;);1)" table:number-matrix-columns-spanned="1" table:number-matrix-rows-spanned="1" table:style-name="ce11">
            <text:p>86820</text:p>
          </table:table-cell>
          <table:table-cell office:value-type="string" office:string-value="76537" table:formula="of:=INDEX(COM.MICROSOFT.TEXTSPLIT([Solution.$A545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59366" table:style-name="ce1">
            <text:p>59366</text:p>
          </table:table-cell>
          <table:table-cell office:value-type="string" office:string-value="58293" table:style-name="ce1">
            <text:p>58293</text:p>
          </table:table-cell>
          <table:table-cell table:style-name="ce1"/>
          <table:table-cell office:value-type="float" office:value="1073" table:formula="of:=ABS([.F545]-[.G545])" table:style-name="ce11">
            <text:p>1073</text:p>
          </table:table-cell>
          <table:table-cell table:number-columns-repeated="3" table:style-name="ce1"/>
          <table:table-cell office:value-type="float" office:value="0" table:formula="of:=COUNTIF([.$F$2:.$F$1001];[.$G545])*[.$G5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262 <text:s text:c="2"/>59570</text:p>
          </table:table-cell>
          <table:table-cell table:style-name="ce1"/>
          <table:table-cell office:value-type="string" office:string-value="21262" table:formula="of:=INDEX(COM.MICROSOFT.TEXTSPLIT([Solution.$A546];&quot; &quot;);1)" table:number-matrix-columns-spanned="1" table:number-matrix-rows-spanned="1" table:style-name="ce11">
            <text:p>21262</text:p>
          </table:table-cell>
          <table:table-cell office:value-type="string" office:string-value="59570" table:formula="of:=INDEX(COM.MICROSOFT.TEXTSPLIT([Solution.$A546];&quot; &quot;; &quot;+&quot;; TRUE);2)" table:number-matrix-columns-spanned="1" table:number-matrix-rows-spanned="1" table:style-name="ce11">
            <text:p>59570</text:p>
          </table:table-cell>
          <table:table-cell table:style-name="ce1"/>
          <table:table-cell office:value-type="string" office:string-value="59543" table:style-name="ce1">
            <text:p>59543</text:p>
          </table:table-cell>
          <table:table-cell office:value-type="string" office:string-value="58438" table:style-name="ce1">
            <text:p>58438</text:p>
          </table:table-cell>
          <table:table-cell table:style-name="ce1"/>
          <table:table-cell office:value-type="float" office:value="1105" table:formula="of:=ABS([.F546]-[.G546])" table:style-name="ce11">
            <text:p>1105</text:p>
          </table:table-cell>
          <table:table-cell table:number-columns-repeated="3" table:style-name="ce1"/>
          <table:table-cell office:value-type="float" office:value="0" table:formula="of:=COUNTIF([.$F$2:.$F$1001];[.$G546])*[.$G5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331 <text:s text:c="2"/>34966</text:p>
          </table:table-cell>
          <table:table-cell table:style-name="ce1"/>
          <table:table-cell office:value-type="string" office:string-value="60331" table:formula="of:=INDEX(COM.MICROSOFT.TEXTSPLIT([Solution.$A547];&quot; &quot;);1)" table:number-matrix-columns-spanned="1" table:number-matrix-rows-spanned="1" table:style-name="ce11">
            <text:p>60331</text:p>
          </table:table-cell>
          <table:table-cell office:value-type="string" office:string-value="34966" table:formula="of:=INDEX(COM.MICROSOFT.TEXTSPLIT([Solution.$A547];&quot; &quot;; &quot;+&quot;; TRUE);2)" table:number-matrix-columns-spanned="1" table:number-matrix-rows-spanned="1" table:style-name="ce11">
            <text:p>34966</text:p>
          </table:table-cell>
          <table:table-cell table:style-name="ce1"/>
          <table:table-cell office:value-type="string" office:string-value="59623" table:style-name="ce1">
            <text:p>59623</text:p>
          </table:table-cell>
          <table:table-cell office:value-type="string" office:string-value="58673" table:style-name="ce1">
            <text:p>58673</text:p>
          </table:table-cell>
          <table:table-cell table:style-name="ce1"/>
          <table:table-cell office:value-type="float" office:value="950" table:formula="of:=ABS([.F547]-[.G547])" table:style-name="ce11">
            <text:p>950</text:p>
          </table:table-cell>
          <table:table-cell table:number-columns-repeated="3" table:style-name="ce1"/>
          <table:table-cell office:value-type="float" office:value="0" table:formula="of:=COUNTIF([.$F$2:.$F$1001];[.$G547])*[.$G5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379 <text:s text:c="2"/>94850</text:p>
          </table:table-cell>
          <table:table-cell table:style-name="ce1"/>
          <table:table-cell office:value-type="string" office:string-value="29379" table:formula="of:=INDEX(COM.MICROSOFT.TEXTSPLIT([Solution.$A548];&quot; &quot;);1)" table:number-matrix-columns-spanned="1" table:number-matrix-rows-spanned="1" table:style-name="ce11">
            <text:p>29379</text:p>
          </table:table-cell>
          <table:table-cell office:value-type="string" office:string-value="94850" table:formula="of:=INDEX(COM.MICROSOFT.TEXTSPLIT([Solution.$A548];&quot; &quot;; &quot;+&quot;; TRUE);2)" table:number-matrix-columns-spanned="1" table:number-matrix-rows-spanned="1" table:style-name="ce11">
            <text:p>94850</text:p>
          </table:table-cell>
          <table:table-cell table:style-name="ce1"/>
          <table:table-cell office:value-type="string" office:string-value="59750" table:style-name="ce1">
            <text:p>59750</text:p>
          </table:table-cell>
          <table:table-cell office:value-type="string" office:string-value="59047" table:style-name="ce1">
            <text:p>59047</text:p>
          </table:table-cell>
          <table:table-cell table:style-name="ce1"/>
          <table:table-cell office:value-type="float" office:value="703" table:formula="of:=ABS([.F548]-[.G548])" table:style-name="ce11">
            <text:p>703</text:p>
          </table:table-cell>
          <table:table-cell table:number-columns-repeated="3" table:style-name="ce1"/>
          <table:table-cell office:value-type="float" office:value="0" table:formula="of:=COUNTIF([.$F$2:.$F$1001];[.$G548])*[.$G5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953 <text:s text:c="2"/>90163</text:p>
          </table:table-cell>
          <table:table-cell table:style-name="ce1"/>
          <table:table-cell office:value-type="string" office:string-value="48953" table:formula="of:=INDEX(COM.MICROSOFT.TEXTSPLIT([Solution.$A549];&quot; &quot;);1)" table:number-matrix-columns-spanned="1" table:number-matrix-rows-spanned="1" table:style-name="ce11">
            <text:p>48953</text:p>
          </table:table-cell>
          <table:table-cell office:value-type="string" office:string-value="90163" table:formula="of:=INDEX(COM.MICROSOFT.TEXTSPLIT([Solution.$A549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59876" table:style-name="ce1">
            <text:p>59876</text:p>
          </table:table-cell>
          <table:table-cell office:value-type="string" office:string-value="59060" table:style-name="ce1">
            <text:p>59060</text:p>
          </table:table-cell>
          <table:table-cell table:style-name="ce1"/>
          <table:table-cell office:value-type="float" office:value="816" table:formula="of:=ABS([.F549]-[.G549])" table:style-name="ce11">
            <text:p>816</text:p>
          </table:table-cell>
          <table:table-cell table:number-columns-repeated="3" table:style-name="ce1"/>
          <table:table-cell office:value-type="float" office:value="0" table:formula="of:=COUNTIF([.$F$2:.$F$1001];[.$G549])*[.$G5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148 <text:s text:c="2"/>58221</text:p>
          </table:table-cell>
          <table:table-cell table:style-name="ce1"/>
          <table:table-cell office:value-type="string" office:string-value="73148" table:formula="of:=INDEX(COM.MICROSOFT.TEXTSPLIT([Solution.$A550];&quot; &quot;);1)" table:number-matrix-columns-spanned="1" table:number-matrix-rows-spanned="1" table:style-name="ce11">
            <text:p>73148</text:p>
          </table:table-cell>
          <table:table-cell office:value-type="string" office:string-value="58221" table:formula="of:=INDEX(COM.MICROSOFT.TEXTSPLIT([Solution.$A550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59932" table:style-name="ce1">
            <text:p>59932</text:p>
          </table:table-cell>
          <table:table-cell office:value-type="string" office:string-value="59114" table:style-name="ce1">
            <text:p>59114</text:p>
          </table:table-cell>
          <table:table-cell table:style-name="ce1"/>
          <table:table-cell office:value-type="float" office:value="818" table:formula="of:=ABS([.F550]-[.G550])" table:style-name="ce11">
            <text:p>818</text:p>
          </table:table-cell>
          <table:table-cell table:number-columns-repeated="3" table:style-name="ce1"/>
          <table:table-cell office:value-type="float" office:value="0" table:formula="of:=COUNTIF([.$F$2:.$F$1001];[.$G550])*[.$G5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913 <text:s text:c="2"/>21558</text:p>
          </table:table-cell>
          <table:table-cell table:style-name="ce1"/>
          <table:table-cell office:value-type="string" office:string-value="97913" table:formula="of:=INDEX(COM.MICROSOFT.TEXTSPLIT([Solution.$A551];&quot; &quot;);1)" table:number-matrix-columns-spanned="1" table:number-matrix-rows-spanned="1" table:style-name="ce11">
            <text:p>97913</text:p>
          </table:table-cell>
          <table:table-cell office:value-type="string" office:string-value="21558" table:formula="of:=INDEX(COM.MICROSOFT.TEXTSPLIT([Solution.$A551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59993" table:style-name="ce1">
            <text:p>59993</text:p>
          </table:table-cell>
          <table:table-cell office:value-type="string" office:string-value="59455" table:style-name="ce1">
            <text:p>59455</text:p>
          </table:table-cell>
          <table:table-cell table:style-name="ce1"/>
          <table:table-cell office:value-type="float" office:value="538" table:formula="of:=ABS([.F551]-[.G551])" table:style-name="ce11">
            <text:p>538</text:p>
          </table:table-cell>
          <table:table-cell table:number-columns-repeated="3" table:style-name="ce1"/>
          <table:table-cell office:value-type="float" office:value="0" table:formula="of:=COUNTIF([.$F$2:.$F$1001];[.$G551])*[.$G5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039 <text:s text:c="2"/>13439</text:p>
          </table:table-cell>
          <table:table-cell table:style-name="ce1"/>
          <table:table-cell office:value-type="string" office:string-value="24039" table:formula="of:=INDEX(COM.MICROSOFT.TEXTSPLIT([Solution.$A552];&quot; &quot;);1)" table:number-matrix-columns-spanned="1" table:number-matrix-rows-spanned="1" table:style-name="ce11">
            <text:p>24039</text:p>
          </table:table-cell>
          <table:table-cell office:value-type="string" office:string-value="13439" table:formula="of:=INDEX(COM.MICROSOFT.TEXTSPLIT([Solution.$A552];&quot; &quot;; &quot;+&quot;; TRUE);2)" table:number-matrix-columns-spanned="1" table:number-matrix-rows-spanned="1" table:style-name="ce11">
            <text:p>13439</text:p>
          </table:table-cell>
          <table:table-cell table:style-name="ce1"/>
          <table:table-cell office:value-type="string" office:string-value="60138" table:style-name="ce1">
            <text:p>60138</text:p>
          </table:table-cell>
          <table:table-cell office:value-type="string" office:string-value="59570" table:style-name="ce1">
            <text:p>59570</text:p>
          </table:table-cell>
          <table:table-cell table:style-name="ce1"/>
          <table:table-cell office:value-type="float" office:value="568" table:formula="of:=ABS([.F552]-[.G552])" table:style-name="ce11">
            <text:p>568</text:p>
          </table:table-cell>
          <table:table-cell table:number-columns-repeated="3" table:style-name="ce1"/>
          <table:table-cell office:value-type="float" office:value="0" table:formula="of:=COUNTIF([.$F$2:.$F$1001];[.$G552])*[.$G5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317 <text:s text:c="2"/>34297</text:p>
          </table:table-cell>
          <table:table-cell table:style-name="ce1"/>
          <table:table-cell office:value-type="string" office:string-value="43317" table:formula="of:=INDEX(COM.MICROSOFT.TEXTSPLIT([Solution.$A553];&quot; &quot;);1)" table:number-matrix-columns-spanned="1" table:number-matrix-rows-spanned="1" table:style-name="ce11">
            <text:p>43317</text:p>
          </table:table-cell>
          <table:table-cell office:value-type="string" office:string-value="34297" table:formula="of:=INDEX(COM.MICROSOFT.TEXTSPLIT([Solution.$A553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60325" table:style-name="ce1">
            <text:p>60325</text:p>
          </table:table-cell>
          <table:table-cell office:value-type="string" office:string-value="59770" table:style-name="ce1">
            <text:p>59770</text:p>
          </table:table-cell>
          <table:table-cell table:style-name="ce1"/>
          <table:table-cell office:value-type="float" office:value="555" table:formula="of:=ABS([.F553]-[.G553])" table:style-name="ce11">
            <text:p>555</text:p>
          </table:table-cell>
          <table:table-cell table:number-columns-repeated="3" table:style-name="ce1"/>
          <table:table-cell office:value-type="float" office:value="0" table:formula="of:=COUNTIF([.$F$2:.$F$1001];[.$G553])*[.$G5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623 <text:s text:c="2"/>21014</text:p>
          </table:table-cell>
          <table:table-cell table:style-name="ce1"/>
          <table:table-cell office:value-type="string" office:string-value="34623" table:formula="of:=INDEX(COM.MICROSOFT.TEXTSPLIT([Solution.$A554];&quot; &quot;);1)" table:number-matrix-columns-spanned="1" table:number-matrix-rows-spanned="1" table:style-name="ce11">
            <text:p>34623</text:p>
          </table:table-cell>
          <table:table-cell office:value-type="string" office:string-value="21014" table:formula="of:=INDEX(COM.MICROSOFT.TEXTSPLIT([Solution.$A554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60331" table:style-name="ce1">
            <text:p>60331</text:p>
          </table:table-cell>
          <table:table-cell office:value-type="string" office:string-value="59924" table:style-name="ce1">
            <text:p>59924</text:p>
          </table:table-cell>
          <table:table-cell table:style-name="ce1"/>
          <table:table-cell office:value-type="float" office:value="407" table:formula="of:=ABS([.F554]-[.G554])" table:style-name="ce11">
            <text:p>407</text:p>
          </table:table-cell>
          <table:table-cell table:number-columns-repeated="3" table:style-name="ce1"/>
          <table:table-cell office:value-type="float" office:value="0" table:formula="of:=COUNTIF([.$F$2:.$F$1001];[.$G554])*[.$G5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581 <text:s text:c="2"/>80148</text:p>
          </table:table-cell>
          <table:table-cell table:style-name="ce1"/>
          <table:table-cell office:value-type="string" office:string-value="14581" table:formula="of:=INDEX(COM.MICROSOFT.TEXTSPLIT([Solution.$A555];&quot; &quot;);1)" table:number-matrix-columns-spanned="1" table:number-matrix-rows-spanned="1" table:style-name="ce11">
            <text:p>14581</text:p>
          </table:table-cell>
          <table:table-cell office:value-type="string" office:string-value="80148" table:formula="of:=INDEX(COM.MICROSOFT.TEXTSPLIT([Solution.$A555];&quot; &quot;; &quot;+&quot;; TRUE);2)" table:number-matrix-columns-spanned="1" table:number-matrix-rows-spanned="1" table:style-name="ce11">
            <text:p>80148</text:p>
          </table:table-cell>
          <table:table-cell table:style-name="ce1"/>
          <table:table-cell office:value-type="string" office:string-value="60699" table:style-name="ce1">
            <text:p>60699</text:p>
          </table:table-cell>
          <table:table-cell office:value-type="string" office:string-value="60104" table:style-name="ce1">
            <text:p>60104</text:p>
          </table:table-cell>
          <table:table-cell table:style-name="ce1"/>
          <table:table-cell office:value-type="float" office:value="595" table:formula="of:=ABS([.F555]-[.G555])" table:style-name="ce11">
            <text:p>595</text:p>
          </table:table-cell>
          <table:table-cell table:number-columns-repeated="3" table:style-name="ce1"/>
          <table:table-cell office:value-type="float" office:value="0" table:formula="of:=COUNTIF([.$F$2:.$F$1001];[.$G555])*[.$G5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267 <text:s text:c="2"/>16045</text:p>
          </table:table-cell>
          <table:table-cell table:style-name="ce1"/>
          <table:table-cell office:value-type="string" office:string-value="97267" table:formula="of:=INDEX(COM.MICROSOFT.TEXTSPLIT([Solution.$A556];&quot; &quot;);1)" table:number-matrix-columns-spanned="1" table:number-matrix-rows-spanned="1" table:style-name="ce11">
            <text:p>97267</text:p>
          </table:table-cell>
          <table:table-cell office:value-type="string" office:string-value="16045" table:formula="of:=INDEX(COM.MICROSOFT.TEXTSPLIT([Solution.$A556];&quot; &quot;; &quot;+&quot;; TRUE);2)" table:number-matrix-columns-spanned="1" table:number-matrix-rows-spanned="1" table:style-name="ce11">
            <text:p>16045</text:p>
          </table:table-cell>
          <table:table-cell table:style-name="ce1"/>
          <table:table-cell office:value-type="string" office:string-value="60883" table:style-name="ce1">
            <text:p>60883</text:p>
          </table:table-cell>
          <table:table-cell office:value-type="string" office:string-value="60138" table:style-name="ce1">
            <text:p>60138</text:p>
          </table:table-cell>
          <table:table-cell table:style-name="ce1"/>
          <table:table-cell office:value-type="float" office:value="745" table:formula="of:=ABS([.F556]-[.G556])" table:style-name="ce11">
            <text:p>745</text:p>
          </table:table-cell>
          <table:table-cell table:number-columns-repeated="3" table:style-name="ce1"/>
          <table:table-cell office:value-type="float" office:value="60138" table:formula="of:=COUNTIF([.$F$2:.$F$1001];[.$G556])*[.$G556]" table:style-name="ce11">
            <text:p>601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237 <text:s text:c="2"/>67529</text:p>
          </table:table-cell>
          <table:table-cell table:style-name="ce1"/>
          <table:table-cell office:value-type="string" office:string-value="29237" table:formula="of:=INDEX(COM.MICROSOFT.TEXTSPLIT([Solution.$A557];&quot; &quot;);1)" table:number-matrix-columns-spanned="1" table:number-matrix-rows-spanned="1" table:style-name="ce11">
            <text:p>29237</text:p>
          </table:table-cell>
          <table:table-cell office:value-type="string" office:string-value="67529" table:formula="of:=INDEX(COM.MICROSOFT.TEXTSPLIT([Solution.$A557];&quot; &quot;; &quot;+&quot;; TRUE);2)" table:number-matrix-columns-spanned="1" table:number-matrix-rows-spanned="1" table:style-name="ce11">
            <text:p>67529</text:p>
          </table:table-cell>
          <table:table-cell table:style-name="ce1"/>
          <table:table-cell office:value-type="string" office:string-value="61221" table:style-name="ce1">
            <text:p>61221</text:p>
          </table:table-cell>
          <table:table-cell office:value-type="string" office:string-value="60138" table:style-name="ce1">
            <text:p>60138</text:p>
          </table:table-cell>
          <table:table-cell table:style-name="ce1"/>
          <table:table-cell office:value-type="float" office:value="1083" table:formula="of:=ABS([.F557]-[.G557])" table:style-name="ce11">
            <text:p>1083</text:p>
          </table:table-cell>
          <table:table-cell table:number-columns-repeated="3" table:style-name="ce1"/>
          <table:table-cell office:value-type="float" office:value="60138" table:formula="of:=COUNTIF([.$F$2:.$F$1001];[.$G557])*[.$G557]" table:style-name="ce11">
            <text:p>601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091 <text:s text:c="2"/>91132</text:p>
          </table:table-cell>
          <table:table-cell table:style-name="ce1"/>
          <table:table-cell office:value-type="string" office:string-value="83091" table:formula="of:=INDEX(COM.MICROSOFT.TEXTSPLIT([Solution.$A558];&quot; &quot;);1)" table:number-matrix-columns-spanned="1" table:number-matrix-rows-spanned="1" table:style-name="ce11">
            <text:p>83091</text:p>
          </table:table-cell>
          <table:table-cell office:value-type="string" office:string-value="91132" table:formula="of:=INDEX(COM.MICROSOFT.TEXTSPLIT([Solution.$A558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61270" table:style-name="ce1">
            <text:p>61270</text:p>
          </table:table-cell>
          <table:table-cell office:value-type="string" office:string-value="60215" table:style-name="ce1">
            <text:p>60215</text:p>
          </table:table-cell>
          <table:table-cell table:style-name="ce1"/>
          <table:table-cell office:value-type="float" office:value="1055" table:formula="of:=ABS([.F558]-[.G558])" table:style-name="ce11">
            <text:p>1055</text:p>
          </table:table-cell>
          <table:table-cell table:number-columns-repeated="3" table:style-name="ce1"/>
          <table:table-cell office:value-type="float" office:value="0" table:formula="of:=COUNTIF([.$F$2:.$F$1001];[.$G558])*[.$G5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331 <text:s text:c="2"/>47605</text:p>
          </table:table-cell>
          <table:table-cell table:style-name="ce1"/>
          <table:table-cell office:value-type="string" office:string-value="46331" table:formula="of:=INDEX(COM.MICROSOFT.TEXTSPLIT([Solution.$A559];&quot; &quot;);1)" table:number-matrix-columns-spanned="1" table:number-matrix-rows-spanned="1" table:style-name="ce11">
            <text:p>46331</text:p>
          </table:table-cell>
          <table:table-cell office:value-type="string" office:string-value="47605" table:formula="of:=INDEX(COM.MICROSOFT.TEXTSPLIT([Solution.$A559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61387" table:style-name="ce1">
            <text:p>61387</text:p>
          </table:table-cell>
          <table:table-cell office:value-type="string" office:string-value="60229" table:style-name="ce1">
            <text:p>60229</text:p>
          </table:table-cell>
          <table:table-cell table:style-name="ce1"/>
          <table:table-cell office:value-type="float" office:value="1158" table:formula="of:=ABS([.F559]-[.G559])" table:style-name="ce11">
            <text:p>1158</text:p>
          </table:table-cell>
          <table:table-cell table:number-columns-repeated="3" table:style-name="ce1"/>
          <table:table-cell office:value-type="float" office:value="0" table:formula="of:=COUNTIF([.$F$2:.$F$1001];[.$G559])*[.$G5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602 <text:s text:c="2"/>98833</text:p>
          </table:table-cell>
          <table:table-cell table:style-name="ce1"/>
          <table:table-cell office:value-type="string" office:string-value="69602" table:formula="of:=INDEX(COM.MICROSOFT.TEXTSPLIT([Solution.$A560];&quot; &quot;);1)" table:number-matrix-columns-spanned="1" table:number-matrix-rows-spanned="1" table:style-name="ce11">
            <text:p>69602</text:p>
          </table:table-cell>
          <table:table-cell office:value-type="string" office:string-value="98833" table:formula="of:=INDEX(COM.MICROSOFT.TEXTSPLIT([Solution.$A560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61390" table:style-name="ce1">
            <text:p>61390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059" table:formula="of:=ABS([.F560]-[.G560])" table:style-name="ce11">
            <text:p>1059</text:p>
          </table:table-cell>
          <table:table-cell table:number-columns-repeated="3" table:style-name="ce1"/>
          <table:table-cell office:value-type="float" office:value="60331" table:formula="of:=COUNTIF([.$F$2:.$F$1001];[.$G560])*[.$G560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519 <text:s text:c="2"/>77331</text:p>
          </table:table-cell>
          <table:table-cell table:style-name="ce1"/>
          <table:table-cell office:value-type="string" office:string-value="28519" table:formula="of:=INDEX(COM.MICROSOFT.TEXTSPLIT([Solution.$A561];&quot; &quot;);1)" table:number-matrix-columns-spanned="1" table:number-matrix-rows-spanned="1" table:style-name="ce11">
            <text:p>28519</text:p>
          </table:table-cell>
          <table:table-cell office:value-type="string" office:string-value="77331" table:formula="of:=INDEX(COM.MICROSOFT.TEXTSPLIT([Solution.$A561];&quot; &quot;; &quot;+&quot;; TRUE);2)" table:number-matrix-columns-spanned="1" table:number-matrix-rows-spanned="1" table:style-name="ce11">
            <text:p>77331</text:p>
          </table:table-cell>
          <table:table-cell table:style-name="ce1"/>
          <table:table-cell office:value-type="string" office:string-value="61525" table:style-name="ce1">
            <text:p>61525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194" table:formula="of:=ABS([.F561]-[.G561])" table:style-name="ce11">
            <text:p>1194</text:p>
          </table:table-cell>
          <table:table-cell table:number-columns-repeated="3" table:style-name="ce1"/>
          <table:table-cell office:value-type="float" office:value="60331" table:formula="of:=COUNTIF([.$F$2:.$F$1001];[.$G561])*[.$G561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318 <text:s text:c="2"/>24668</text:p>
          </table:table-cell>
          <table:table-cell table:style-name="ce1"/>
          <table:table-cell office:value-type="string" office:string-value="14318" table:formula="of:=INDEX(COM.MICROSOFT.TEXTSPLIT([Solution.$A562];&quot; &quot;);1)" table:number-matrix-columns-spanned="1" table:number-matrix-rows-spanned="1" table:style-name="ce11">
            <text:p>14318</text:p>
          </table:table-cell>
          <table:table-cell office:value-type="string" office:string-value="24668" table:formula="of:=INDEX(COM.MICROSOFT.TEXTSPLIT([Solution.$A562];&quot; &quot;; &quot;+&quot;; TRUE);2)" table:number-matrix-columns-spanned="1" table:number-matrix-rows-spanned="1" table:style-name="ce11">
            <text:p>24668</text:p>
          </table:table-cell>
          <table:table-cell table:style-name="ce1"/>
          <table:table-cell office:value-type="string" office:string-value="61577" table:style-name="ce1">
            <text:p>61577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246" table:formula="of:=ABS([.F562]-[.G562])" table:style-name="ce11">
            <text:p>1246</text:p>
          </table:table-cell>
          <table:table-cell table:number-columns-repeated="3" table:style-name="ce1"/>
          <table:table-cell office:value-type="float" office:value="60331" table:formula="of:=COUNTIF([.$F$2:.$F$1001];[.$G562])*[.$G562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144 <text:s text:c="2"/>90967</text:p>
          </table:table-cell>
          <table:table-cell table:style-name="ce1"/>
          <table:table-cell office:value-type="string" office:string-value="26144" table:formula="of:=INDEX(COM.MICROSOFT.TEXTSPLIT([Solution.$A563];&quot; &quot;);1)" table:number-matrix-columns-spanned="1" table:number-matrix-rows-spanned="1" table:style-name="ce11">
            <text:p>26144</text:p>
          </table:table-cell>
          <table:table-cell office:value-type="string" office:string-value="90967" table:formula="of:=INDEX(COM.MICROSOFT.TEXTSPLIT([Solution.$A563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61632" table:style-name="ce1">
            <text:p>61632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301" table:formula="of:=ABS([.F563]-[.G563])" table:style-name="ce11">
            <text:p>1301</text:p>
          </table:table-cell>
          <table:table-cell table:number-columns-repeated="3" table:style-name="ce1"/>
          <table:table-cell office:value-type="float" office:value="60331" table:formula="of:=COUNTIF([.$F$2:.$F$1001];[.$G563])*[.$G563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648 <text:s text:c="2"/>60331</text:p>
          </table:table-cell>
          <table:table-cell table:style-name="ce1"/>
          <table:table-cell office:value-type="string" office:string-value="28648" table:formula="of:=INDEX(COM.MICROSOFT.TEXTSPLIT([Solution.$A564];&quot; &quot;);1)" table:number-matrix-columns-spanned="1" table:number-matrix-rows-spanned="1" table:style-name="ce11">
            <text:p>28648</text:p>
          </table:table-cell>
          <table:table-cell office:value-type="string" office:string-value="60331" table:formula="of:=INDEX(COM.MICROSOFT.TEXTSPLIT([Solution.$A564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61664" table:style-name="ce1">
            <text:p>61664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333" table:formula="of:=ABS([.F564]-[.G564])" table:style-name="ce11">
            <text:p>1333</text:p>
          </table:table-cell>
          <table:table-cell table:number-columns-repeated="3" table:style-name="ce1"/>
          <table:table-cell office:value-type="float" office:value="60331" table:formula="of:=COUNTIF([.$F$2:.$F$1001];[.$G564])*[.$G564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188 <text:s text:c="2"/>47605</text:p>
          </table:table-cell>
          <table:table-cell table:style-name="ce1"/>
          <table:table-cell office:value-type="string" office:string-value="37188" table:formula="of:=INDEX(COM.MICROSOFT.TEXTSPLIT([Solution.$A565];&quot; &quot;);1)" table:number-matrix-columns-spanned="1" table:number-matrix-rows-spanned="1" table:style-name="ce11">
            <text:p>37188</text:p>
          </table:table-cell>
          <table:table-cell office:value-type="string" office:string-value="47605" table:formula="of:=INDEX(COM.MICROSOFT.TEXTSPLIT([Solution.$A565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61701" table:style-name="ce1">
            <text:p>61701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370" table:formula="of:=ABS([.F565]-[.G565])" table:style-name="ce11">
            <text:p>1370</text:p>
          </table:table-cell>
          <table:table-cell table:number-columns-repeated="3" table:style-name="ce1"/>
          <table:table-cell office:value-type="float" office:value="60331" table:formula="of:=COUNTIF([.$F$2:.$F$1001];[.$G565])*[.$G565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949 <text:s text:c="2"/>50579</text:p>
          </table:table-cell>
          <table:table-cell table:style-name="ce1"/>
          <table:table-cell office:value-type="string" office:string-value="95949" table:formula="of:=INDEX(COM.MICROSOFT.TEXTSPLIT([Solution.$A566];&quot; &quot;);1)" table:number-matrix-columns-spanned="1" table:number-matrix-rows-spanned="1" table:style-name="ce11">
            <text:p>95949</text:p>
          </table:table-cell>
          <table:table-cell office:value-type="string" office:string-value="50579" table:formula="of:=INDEX(COM.MICROSOFT.TEXTSPLIT([Solution.$A566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61752" table:style-name="ce1">
            <text:p>61752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421" table:formula="of:=ABS([.F566]-[.G566])" table:style-name="ce11">
            <text:p>1421</text:p>
          </table:table-cell>
          <table:table-cell table:number-columns-repeated="3" table:style-name="ce1"/>
          <table:table-cell office:value-type="float" office:value="60331" table:formula="of:=COUNTIF([.$F$2:.$F$1001];[.$G566])*[.$G566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407 <text:s text:c="2"/>16380</text:p>
          </table:table-cell>
          <table:table-cell table:style-name="ce1"/>
          <table:table-cell office:value-type="string" office:string-value="44407" table:formula="of:=INDEX(COM.MICROSOFT.TEXTSPLIT([Solution.$A567];&quot; &quot;);1)" table:number-matrix-columns-spanned="1" table:number-matrix-rows-spanned="1" table:style-name="ce11">
            <text:p>44407</text:p>
          </table:table-cell>
          <table:table-cell office:value-type="string" office:string-value="16380" table:formula="of:=INDEX(COM.MICROSOFT.TEXTSPLIT([Solution.$A567];&quot; &quot;; &quot;+&quot;; TRUE);2)" table:number-matrix-columns-spanned="1" table:number-matrix-rows-spanned="1" table:style-name="ce11">
            <text:p>16380</text:p>
          </table:table-cell>
          <table:table-cell table:style-name="ce1"/>
          <table:table-cell office:value-type="string" office:string-value="61813" table:style-name="ce1">
            <text:p>61813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482" table:formula="of:=ABS([.F567]-[.G567])" table:style-name="ce11">
            <text:p>1482</text:p>
          </table:table-cell>
          <table:table-cell table:number-columns-repeated="3" table:style-name="ce1"/>
          <table:table-cell office:value-type="float" office:value="60331" table:formula="of:=COUNTIF([.$F$2:.$F$1001];[.$G567])*[.$G567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859 <text:s text:c="2"/>58221</text:p>
          </table:table-cell>
          <table:table-cell table:style-name="ce1"/>
          <table:table-cell office:value-type="string" office:string-value="49859" table:formula="of:=INDEX(COM.MICROSOFT.TEXTSPLIT([Solution.$A568];&quot; &quot;);1)" table:number-matrix-columns-spanned="1" table:number-matrix-rows-spanned="1" table:style-name="ce11">
            <text:p>49859</text:p>
          </table:table-cell>
          <table:table-cell office:value-type="string" office:string-value="58221" table:formula="of:=INDEX(COM.MICROSOFT.TEXTSPLIT([Solution.$A568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61842" table:style-name="ce1">
            <text:p>61842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511" table:formula="of:=ABS([.F568]-[.G568])" table:style-name="ce11">
            <text:p>1511</text:p>
          </table:table-cell>
          <table:table-cell table:number-columns-repeated="3" table:style-name="ce1"/>
          <table:table-cell office:value-type="float" office:value="60331" table:formula="of:=COUNTIF([.$F$2:.$F$1001];[.$G568])*[.$G568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623 <text:s text:c="2"/>76629</text:p>
          </table:table-cell>
          <table:table-cell table:style-name="ce1"/>
          <table:table-cell office:value-type="string" office:string-value="46623" table:formula="of:=INDEX(COM.MICROSOFT.TEXTSPLIT([Solution.$A569];&quot; &quot;);1)" table:number-matrix-columns-spanned="1" table:number-matrix-rows-spanned="1" table:style-name="ce11">
            <text:p>46623</text:p>
          </table:table-cell>
          <table:table-cell office:value-type="string" office:string-value="76629" table:formula="of:=INDEX(COM.MICROSOFT.TEXTSPLIT([Solution.$A569];&quot; &quot;; &quot;+&quot;; TRUE);2)" table:number-matrix-columns-spanned="1" table:number-matrix-rows-spanned="1" table:style-name="ce11">
            <text:p>76629</text:p>
          </table:table-cell>
          <table:table-cell table:style-name="ce1"/>
          <table:table-cell office:value-type="string" office:string-value="61971" table:style-name="ce1">
            <text:p>61971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640" table:formula="of:=ABS([.F569]-[.G569])" table:style-name="ce11">
            <text:p>1640</text:p>
          </table:table-cell>
          <table:table-cell table:number-columns-repeated="3" table:style-name="ce1"/>
          <table:table-cell office:value-type="float" office:value="60331" table:formula="of:=COUNTIF([.$F$2:.$F$1001];[.$G569])*[.$G569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981 <text:s text:c="2"/>62015</text:p>
          </table:table-cell>
          <table:table-cell table:style-name="ce1"/>
          <table:table-cell office:value-type="string" office:string-value="75981" table:formula="of:=INDEX(COM.MICROSOFT.TEXTSPLIT([Solution.$A570];&quot; &quot;);1)" table:number-matrix-columns-spanned="1" table:number-matrix-rows-spanned="1" table:style-name="ce11">
            <text:p>75981</text:p>
          </table:table-cell>
          <table:table-cell office:value-type="string" office:string-value="62015" table:formula="of:=INDEX(COM.MICROSOFT.TEXTSPLIT([Solution.$A570];&quot; &quot;; &quot;+&quot;; TRUE);2)" table:number-matrix-columns-spanned="1" table:number-matrix-rows-spanned="1" table:style-name="ce11">
            <text:p>62015</text:p>
          </table:table-cell>
          <table:table-cell table:style-name="ce1"/>
          <table:table-cell office:value-type="string" office:string-value="61983" table:style-name="ce1">
            <text:p>61983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652" table:formula="of:=ABS([.F570]-[.G570])" table:style-name="ce11">
            <text:p>1652</text:p>
          </table:table-cell>
          <table:table-cell table:number-columns-repeated="3" table:style-name="ce1"/>
          <table:table-cell office:value-type="float" office:value="60331" table:formula="of:=COUNTIF([.$F$2:.$F$1001];[.$G570])*[.$G570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484 <text:s text:c="2"/>81117</text:p>
          </table:table-cell>
          <table:table-cell table:style-name="ce1"/>
          <table:table-cell office:value-type="string" office:string-value="57484" table:formula="of:=INDEX(COM.MICROSOFT.TEXTSPLIT([Solution.$A571];&quot; &quot;);1)" table:number-matrix-columns-spanned="1" table:number-matrix-rows-spanned="1" table:style-name="ce11">
            <text:p>57484</text:p>
          </table:table-cell>
          <table:table-cell office:value-type="string" office:string-value="81117" table:formula="of:=INDEX(COM.MICROSOFT.TEXTSPLIT([Solution.$A571];&quot; &quot;; &quot;+&quot;; TRUE);2)" table:number-matrix-columns-spanned="1" table:number-matrix-rows-spanned="1" table:style-name="ce11">
            <text:p>81117</text:p>
          </table:table-cell>
          <table:table-cell table:style-name="ce1"/>
          <table:table-cell office:value-type="string" office:string-value="62116" table:style-name="ce1">
            <text:p>62116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785" table:formula="of:=ABS([.F571]-[.G571])" table:style-name="ce11">
            <text:p>1785</text:p>
          </table:table-cell>
          <table:table-cell table:number-columns-repeated="3" table:style-name="ce1"/>
          <table:table-cell office:value-type="float" office:value="60331" table:formula="of:=COUNTIF([.$F$2:.$F$1001];[.$G571])*[.$G571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229 <text:s text:c="2"/>73269</text:p>
          </table:table-cell>
          <table:table-cell table:style-name="ce1"/>
          <table:table-cell office:value-type="string" office:string-value="85229" table:formula="of:=INDEX(COM.MICROSOFT.TEXTSPLIT([Solution.$A572];&quot; &quot;);1)" table:number-matrix-columns-spanned="1" table:number-matrix-rows-spanned="1" table:style-name="ce11">
            <text:p>85229</text:p>
          </table:table-cell>
          <table:table-cell office:value-type="string" office:string-value="73269" table:formula="of:=INDEX(COM.MICROSOFT.TEXTSPLIT([Solution.$A572];&quot; &quot;; &quot;+&quot;; TRUE);2)" table:number-matrix-columns-spanned="1" table:number-matrix-rows-spanned="1" table:style-name="ce11">
            <text:p>73269</text:p>
          </table:table-cell>
          <table:table-cell table:style-name="ce1"/>
          <table:table-cell office:value-type="string" office:string-value="62212" table:style-name="ce1">
            <text:p>62212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881" table:formula="of:=ABS([.F572]-[.G572])" table:style-name="ce11">
            <text:p>1881</text:p>
          </table:table-cell>
          <table:table-cell table:number-columns-repeated="3" table:style-name="ce1"/>
          <table:table-cell office:value-type="float" office:value="60331" table:formula="of:=COUNTIF([.$F$2:.$F$1001];[.$G572])*[.$G572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977 <text:s text:c="2"/>50579</text:p>
          </table:table-cell>
          <table:table-cell table:style-name="ce1"/>
          <table:table-cell office:value-type="string" office:string-value="82977" table:formula="of:=INDEX(COM.MICROSOFT.TEXTSPLIT([Solution.$A573];&quot; &quot;);1)" table:number-matrix-columns-spanned="1" table:number-matrix-rows-spanned="1" table:style-name="ce11">
            <text:p>82977</text:p>
          </table:table-cell>
          <table:table-cell office:value-type="string" office:string-value="50579" table:formula="of:=INDEX(COM.MICROSOFT.TEXTSPLIT([Solution.$A573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62280" table:style-name="ce1">
            <text:p>62280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1949" table:formula="of:=ABS([.F573]-[.G573])" table:style-name="ce11">
            <text:p>1949</text:p>
          </table:table-cell>
          <table:table-cell table:number-columns-repeated="3" table:style-name="ce1"/>
          <table:table-cell office:value-type="float" office:value="60331" table:formula="of:=COUNTIF([.$F$2:.$F$1001];[.$G573])*[.$G573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758 <text:s text:c="2"/>23721</text:p>
          </table:table-cell>
          <table:table-cell table:style-name="ce1"/>
          <table:table-cell office:value-type="string" office:string-value="10758" table:formula="of:=INDEX(COM.MICROSOFT.TEXTSPLIT([Solution.$A574];&quot; &quot;);1)" table:number-matrix-columns-spanned="1" table:number-matrix-rows-spanned="1" table:style-name="ce11">
            <text:p>10758</text:p>
          </table:table-cell>
          <table:table-cell office:value-type="string" office:string-value="23721" table:formula="of:=INDEX(COM.MICROSOFT.TEXTSPLIT([Solution.$A574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62546" table:style-name="ce1">
            <text:p>62546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2215" table:formula="of:=ABS([.F574]-[.G574])" table:style-name="ce11">
            <text:p>2215</text:p>
          </table:table-cell>
          <table:table-cell table:number-columns-repeated="3" table:style-name="ce1"/>
          <table:table-cell office:value-type="float" office:value="60331" table:formula="of:=COUNTIF([.$F$2:.$F$1001];[.$G574])*[.$G574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279 <text:s text:c="2"/>94850</text:p>
          </table:table-cell>
          <table:table-cell table:style-name="ce1"/>
          <table:table-cell office:value-type="string" office:string-value="10279" table:formula="of:=INDEX(COM.MICROSOFT.TEXTSPLIT([Solution.$A575];&quot; &quot;);1)" table:number-matrix-columns-spanned="1" table:number-matrix-rows-spanned="1" table:style-name="ce11">
            <text:p>10279</text:p>
          </table:table-cell>
          <table:table-cell office:value-type="string" office:string-value="94850" table:formula="of:=INDEX(COM.MICROSOFT.TEXTSPLIT([Solution.$A575];&quot; &quot;; &quot;+&quot;; TRUE);2)" table:number-matrix-columns-spanned="1" table:number-matrix-rows-spanned="1" table:style-name="ce11">
            <text:p>94850</text:p>
          </table:table-cell>
          <table:table-cell table:style-name="ce1"/>
          <table:table-cell office:value-type="string" office:string-value="62569" table:style-name="ce1">
            <text:p>62569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2238" table:formula="of:=ABS([.F575]-[.G575])" table:style-name="ce11">
            <text:p>2238</text:p>
          </table:table-cell>
          <table:table-cell table:number-columns-repeated="3" table:style-name="ce1"/>
          <table:table-cell office:value-type="float" office:value="60331" table:formula="of:=COUNTIF([.$F$2:.$F$1001];[.$G575])*[.$G575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576 <text:s text:c="2"/>53461</text:p>
          </table:table-cell>
          <table:table-cell table:style-name="ce1"/>
          <table:table-cell office:value-type="string" office:string-value="37576" table:formula="of:=INDEX(COM.MICROSOFT.TEXTSPLIT([Solution.$A576];&quot; &quot;);1)" table:number-matrix-columns-spanned="1" table:number-matrix-rows-spanned="1" table:style-name="ce11">
            <text:p>37576</text:p>
          </table:table-cell>
          <table:table-cell office:value-type="string" office:string-value="53461" table:formula="of:=INDEX(COM.MICROSOFT.TEXTSPLIT([Solution.$A576];&quot; &quot;; &quot;+&quot;; TRUE);2)" table:number-matrix-columns-spanned="1" table:number-matrix-rows-spanned="1" table:style-name="ce11">
            <text:p>53461</text:p>
          </table:table-cell>
          <table:table-cell table:style-name="ce1"/>
          <table:table-cell office:value-type="string" office:string-value="62633" table:style-name="ce1">
            <text:p>62633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2302" table:formula="of:=ABS([.F576]-[.G576])" table:style-name="ce11">
            <text:p>2302</text:p>
          </table:table-cell>
          <table:table-cell table:number-columns-repeated="3" table:style-name="ce1"/>
          <table:table-cell office:value-type="float" office:value="60331" table:formula="of:=COUNTIF([.$F$2:.$F$1001];[.$G576])*[.$G576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624 <text:s text:c="2"/>50982</text:p>
          </table:table-cell>
          <table:table-cell table:style-name="ce1"/>
          <table:table-cell office:value-type="string" office:string-value="94624" table:formula="of:=INDEX(COM.MICROSOFT.TEXTSPLIT([Solution.$A577];&quot; &quot;);1)" table:number-matrix-columns-spanned="1" table:number-matrix-rows-spanned="1" table:style-name="ce11">
            <text:p>94624</text:p>
          </table:table-cell>
          <table:table-cell office:value-type="string" office:string-value="50982" table:formula="of:=INDEX(COM.MICROSOFT.TEXTSPLIT([Solution.$A577];&quot; &quot;; &quot;+&quot;; TRUE);2)" table:number-matrix-columns-spanned="1" table:number-matrix-rows-spanned="1" table:style-name="ce11">
            <text:p>50982</text:p>
          </table:table-cell>
          <table:table-cell table:style-name="ce1"/>
          <table:table-cell office:value-type="string" office:string-value="62727" table:style-name="ce1">
            <text:p>62727</text:p>
          </table:table-cell>
          <table:table-cell office:value-type="string" office:string-value="60331" table:style-name="ce1">
            <text:p>60331</text:p>
          </table:table-cell>
          <table:table-cell table:style-name="ce1"/>
          <table:table-cell office:value-type="float" office:value="2396" table:formula="of:=ABS([.F577]-[.G577])" table:style-name="ce11">
            <text:p>2396</text:p>
          </table:table-cell>
          <table:table-cell table:number-columns-repeated="3" table:style-name="ce1"/>
          <table:table-cell office:value-type="float" office:value="60331" table:formula="of:=COUNTIF([.$F$2:.$F$1001];[.$G577])*[.$G577]" table:style-name="ce11">
            <text:p>603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947 <text:s text:c="2"/>60331</text:p>
          </table:table-cell>
          <table:table-cell table:style-name="ce1"/>
          <table:table-cell office:value-type="string" office:string-value="95947" table:formula="of:=INDEX(COM.MICROSOFT.TEXTSPLIT([Solution.$A578];&quot; &quot;);1)" table:number-matrix-columns-spanned="1" table:number-matrix-rows-spanned="1" table:style-name="ce11">
            <text:p>95947</text:p>
          </table:table-cell>
          <table:table-cell office:value-type="string" office:string-value="60331" table:formula="of:=INDEX(COM.MICROSOFT.TEXTSPLIT([Solution.$A578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62823" table:style-name="ce1">
            <text:p>62823</text:p>
          </table:table-cell>
          <table:table-cell office:value-type="string" office:string-value="60364" table:style-name="ce1">
            <text:p>60364</text:p>
          </table:table-cell>
          <table:table-cell table:style-name="ce1"/>
          <table:table-cell office:value-type="float" office:value="2459" table:formula="of:=ABS([.F578]-[.G578])" table:style-name="ce11">
            <text:p>2459</text:p>
          </table:table-cell>
          <table:table-cell table:number-columns-repeated="3" table:style-name="ce1"/>
          <table:table-cell office:value-type="float" office:value="0" table:formula="of:=COUNTIF([.$F$2:.$F$1001];[.$G578])*[.$G5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892 <text:s text:c="2"/>23721</text:p>
          </table:table-cell>
          <table:table-cell table:style-name="ce1"/>
          <table:table-cell office:value-type="string" office:string-value="69892" table:formula="of:=INDEX(COM.MICROSOFT.TEXTSPLIT([Solution.$A579];&quot; &quot;);1)" table:number-matrix-columns-spanned="1" table:number-matrix-rows-spanned="1" table:style-name="ce11">
            <text:p>69892</text:p>
          </table:table-cell>
          <table:table-cell office:value-type="string" office:string-value="23721" table:formula="of:=INDEX(COM.MICROSOFT.TEXTSPLIT([Solution.$A579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62939" table:style-name="ce1">
            <text:p>62939</text:p>
          </table:table-cell>
          <table:table-cell office:value-type="string" office:string-value="60518" table:style-name="ce1">
            <text:p>60518</text:p>
          </table:table-cell>
          <table:table-cell table:style-name="ce1"/>
          <table:table-cell office:value-type="float" office:value="2421" table:formula="of:=ABS([.F579]-[.G579])" table:style-name="ce11">
            <text:p>2421</text:p>
          </table:table-cell>
          <table:table-cell table:number-columns-repeated="3" table:style-name="ce1"/>
          <table:table-cell office:value-type="float" office:value="0" table:formula="of:=COUNTIF([.$F$2:.$F$1001];[.$G579])*[.$G5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444 <text:s text:c="2"/>21014</text:p>
          </table:table-cell>
          <table:table-cell table:style-name="ce1"/>
          <table:table-cell office:value-type="string" office:string-value="81444" table:formula="of:=INDEX(COM.MICROSOFT.TEXTSPLIT([Solution.$A580];&quot; &quot;);1)" table:number-matrix-columns-spanned="1" table:number-matrix-rows-spanned="1" table:style-name="ce11">
            <text:p>81444</text:p>
          </table:table-cell>
          <table:table-cell office:value-type="string" office:string-value="21014" table:formula="of:=INDEX(COM.MICROSOFT.TEXTSPLIT([Solution.$A580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62975" table:style-name="ce1">
            <text:p>62975</text:p>
          </table:table-cell>
          <table:table-cell office:value-type="string" office:string-value="60522" table:style-name="ce1">
            <text:p>60522</text:p>
          </table:table-cell>
          <table:table-cell table:style-name="ce1"/>
          <table:table-cell office:value-type="float" office:value="2453" table:formula="of:=ABS([.F580]-[.G580])" table:style-name="ce11">
            <text:p>2453</text:p>
          </table:table-cell>
          <table:table-cell table:number-columns-repeated="3" table:style-name="ce1"/>
          <table:table-cell office:value-type="float" office:value="0" table:formula="of:=COUNTIF([.$F$2:.$F$1001];[.$G580])*[.$G5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092 <text:s text:c="2"/>26573</text:p>
          </table:table-cell>
          <table:table-cell table:style-name="ce1"/>
          <table:table-cell office:value-type="string" office:string-value="13092" table:formula="of:=INDEX(COM.MICROSOFT.TEXTSPLIT([Solution.$A581];&quot; &quot;);1)" table:number-matrix-columns-spanned="1" table:number-matrix-rows-spanned="1" table:style-name="ce11">
            <text:p>13092</text:p>
          </table:table-cell>
          <table:table-cell office:value-type="string" office:string-value="26573" table:formula="of:=INDEX(COM.MICROSOFT.TEXTSPLIT([Solution.$A581];&quot; &quot;; &quot;+&quot;; TRUE);2)" table:number-matrix-columns-spanned="1" table:number-matrix-rows-spanned="1" table:style-name="ce11">
            <text:p>26573</text:p>
          </table:table-cell>
          <table:table-cell table:style-name="ce1"/>
          <table:table-cell office:value-type="string" office:string-value="62989" table:style-name="ce1">
            <text:p>62989</text:p>
          </table:table-cell>
          <table:table-cell office:value-type="string" office:string-value="60755" table:style-name="ce1">
            <text:p>60755</text:p>
          </table:table-cell>
          <table:table-cell table:style-name="ce1"/>
          <table:table-cell office:value-type="float" office:value="2234" table:formula="of:=ABS([.F581]-[.G581])" table:style-name="ce11">
            <text:p>2234</text:p>
          </table:table-cell>
          <table:table-cell table:number-columns-repeated="3" table:style-name="ce1"/>
          <table:table-cell office:value-type="float" office:value="0" table:formula="of:=COUNTIF([.$F$2:.$F$1001];[.$G581])*[.$G5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868 <text:s text:c="2"/>50079</text:p>
          </table:table-cell>
          <table:table-cell table:style-name="ce1"/>
          <table:table-cell office:value-type="string" office:string-value="14868" table:formula="of:=INDEX(COM.MICROSOFT.TEXTSPLIT([Solution.$A582];&quot; &quot;);1)" table:number-matrix-columns-spanned="1" table:number-matrix-rows-spanned="1" table:style-name="ce11">
            <text:p>14868</text:p>
          </table:table-cell>
          <table:table-cell office:value-type="string" office:string-value="50079" table:formula="of:=INDEX(COM.MICROSOFT.TEXTSPLIT([Solution.$A582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63007" table:style-name="ce1">
            <text:p>63007</text:p>
          </table:table-cell>
          <table:table-cell office:value-type="string" office:string-value="60766" table:style-name="ce1">
            <text:p>60766</text:p>
          </table:table-cell>
          <table:table-cell table:style-name="ce1"/>
          <table:table-cell office:value-type="float" office:value="2241" table:formula="of:=ABS([.F582]-[.G582])" table:style-name="ce11">
            <text:p>2241</text:p>
          </table:table-cell>
          <table:table-cell table:number-columns-repeated="3" table:style-name="ce1"/>
          <table:table-cell office:value-type="float" office:value="0" table:formula="of:=COUNTIF([.$F$2:.$F$1001];[.$G582])*[.$G5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930 <text:s text:c="2"/>58282</text:p>
          </table:table-cell>
          <table:table-cell table:style-name="ce1"/>
          <table:table-cell office:value-type="string" office:string-value="33930" table:formula="of:=INDEX(COM.MICROSOFT.TEXTSPLIT([Solution.$A583];&quot; &quot;);1)" table:number-matrix-columns-spanned="1" table:number-matrix-rows-spanned="1" table:style-name="ce11">
            <text:p>33930</text:p>
          </table:table-cell>
          <table:table-cell office:value-type="string" office:string-value="58282" table:formula="of:=INDEX(COM.MICROSOFT.TEXTSPLIT([Solution.$A583];&quot; &quot;; &quot;+&quot;; TRUE);2)" table:number-matrix-columns-spanned="1" table:number-matrix-rows-spanned="1" table:style-name="ce11">
            <text:p>58282</text:p>
          </table:table-cell>
          <table:table-cell table:style-name="ce1"/>
          <table:table-cell office:value-type="string" office:string-value="63037" table:style-name="ce1">
            <text:p>63037</text:p>
          </table:table-cell>
          <table:table-cell office:value-type="string" office:string-value="61107" table:style-name="ce1">
            <text:p>61107</text:p>
          </table:table-cell>
          <table:table-cell table:style-name="ce1"/>
          <table:table-cell office:value-type="float" office:value="1930" table:formula="of:=ABS([.F583]-[.G583])" table:style-name="ce11">
            <text:p>1930</text:p>
          </table:table-cell>
          <table:table-cell table:number-columns-repeated="3" table:style-name="ce1"/>
          <table:table-cell office:value-type="float" office:value="0" table:formula="of:=COUNTIF([.$F$2:.$F$1001];[.$G583])*[.$G5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471 <text:s text:c="2"/>62978</text:p>
          </table:table-cell>
          <table:table-cell table:style-name="ce1"/>
          <table:table-cell office:value-type="string" office:string-value="57471" table:formula="of:=INDEX(COM.MICROSOFT.TEXTSPLIT([Solution.$A584];&quot; &quot;);1)" table:number-matrix-columns-spanned="1" table:number-matrix-rows-spanned="1" table:style-name="ce11">
            <text:p>57471</text:p>
          </table:table-cell>
          <table:table-cell office:value-type="string" office:string-value="62978" table:formula="of:=INDEX(COM.MICROSOFT.TEXTSPLIT([Solution.$A584];&quot; &quot;; &quot;+&quot;; TRUE);2)" table:number-matrix-columns-spanned="1" table:number-matrix-rows-spanned="1" table:style-name="ce11">
            <text:p>62978</text:p>
          </table:table-cell>
          <table:table-cell table:style-name="ce1"/>
          <table:table-cell office:value-type="string" office:string-value="63040" table:style-name="ce1">
            <text:p>63040</text:p>
          </table:table-cell>
          <table:table-cell office:value-type="string" office:string-value="61609" table:style-name="ce1">
            <text:p>61609</text:p>
          </table:table-cell>
          <table:table-cell table:style-name="ce1"/>
          <table:table-cell office:value-type="float" office:value="1431" table:formula="of:=ABS([.F584]-[.G584])" table:style-name="ce11">
            <text:p>1431</text:p>
          </table:table-cell>
          <table:table-cell table:number-columns-repeated="3" table:style-name="ce1"/>
          <table:table-cell office:value-type="float" office:value="0" table:formula="of:=COUNTIF([.$F$2:.$F$1001];[.$G584])*[.$G5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588 <text:s text:c="2"/>78073</text:p>
          </table:table-cell>
          <table:table-cell table:style-name="ce1"/>
          <table:table-cell office:value-type="string" office:string-value="72588" table:formula="of:=INDEX(COM.MICROSOFT.TEXTSPLIT([Solution.$A585];&quot; &quot;);1)" table:number-matrix-columns-spanned="1" table:number-matrix-rows-spanned="1" table:style-name="ce11">
            <text:p>72588</text:p>
          </table:table-cell>
          <table:table-cell office:value-type="string" office:string-value="78073" table:formula="of:=INDEX(COM.MICROSOFT.TEXTSPLIT([Solution.$A585];&quot; &quot;; &quot;+&quot;; TRUE);2)" table:number-matrix-columns-spanned="1" table:number-matrix-rows-spanned="1" table:style-name="ce11">
            <text:p>78073</text:p>
          </table:table-cell>
          <table:table-cell table:style-name="ce1"/>
          <table:table-cell office:value-type="string" office:string-value="63056" table:style-name="ce1">
            <text:p>63056</text:p>
          </table:table-cell>
          <table:table-cell office:value-type="string" office:string-value="61703" table:style-name="ce1">
            <text:p>61703</text:p>
          </table:table-cell>
          <table:table-cell table:style-name="ce1"/>
          <table:table-cell office:value-type="float" office:value="1353" table:formula="of:=ABS([.F585]-[.G585])" table:style-name="ce11">
            <text:p>1353</text:p>
          </table:table-cell>
          <table:table-cell table:number-columns-repeated="3" table:style-name="ce1"/>
          <table:table-cell office:value-type="float" office:value="0" table:formula="of:=COUNTIF([.$F$2:.$F$1001];[.$G585])*[.$G5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668 <text:s text:c="2"/>50079</text:p>
          </table:table-cell>
          <table:table-cell table:style-name="ce1"/>
          <table:table-cell office:value-type="string" office:string-value="41668" table:formula="of:=INDEX(COM.MICROSOFT.TEXTSPLIT([Solution.$A586];&quot; &quot;);1)" table:number-matrix-columns-spanned="1" table:number-matrix-rows-spanned="1" table:style-name="ce11">
            <text:p>41668</text:p>
          </table:table-cell>
          <table:table-cell office:value-type="string" office:string-value="50079" table:formula="of:=INDEX(COM.MICROSOFT.TEXTSPLIT([Solution.$A586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63078" table:style-name="ce1">
            <text:p>63078</text:p>
          </table:table-cell>
          <table:table-cell office:value-type="string" office:string-value="61754" table:style-name="ce1">
            <text:p>61754</text:p>
          </table:table-cell>
          <table:table-cell table:style-name="ce1"/>
          <table:table-cell office:value-type="float" office:value="1324" table:formula="of:=ABS([.F586]-[.G586])" table:style-name="ce11">
            <text:p>1324</text:p>
          </table:table-cell>
          <table:table-cell table:number-columns-repeated="3" table:style-name="ce1"/>
          <table:table-cell office:value-type="float" office:value="0" table:formula="of:=COUNTIF([.$F$2:.$F$1001];[.$G586])*[.$G5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306 <text:s text:c="2"/>50079</text:p>
          </table:table-cell>
          <table:table-cell table:style-name="ce1"/>
          <table:table-cell office:value-type="string" office:string-value="10306" table:formula="of:=INDEX(COM.MICROSOFT.TEXTSPLIT([Solution.$A587];&quot; &quot;);1)" table:number-matrix-columns-spanned="1" table:number-matrix-rows-spanned="1" table:style-name="ce11">
            <text:p>10306</text:p>
          </table:table-cell>
          <table:table-cell office:value-type="string" office:string-value="50079" table:formula="of:=INDEX(COM.MICROSOFT.TEXTSPLIT([Solution.$A587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63166" table:style-name="ce1">
            <text:p>63166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1353" table:formula="of:=ABS([.F587]-[.G587])" table:style-name="ce11">
            <text:p>1353</text:p>
          </table:table-cell>
          <table:table-cell table:number-columns-repeated="3" table:style-name="ce1"/>
          <table:table-cell office:value-type="float" office:value="61813" table:formula="of:=COUNTIF([.$F$2:.$F$1001];[.$G587])*[.$G587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273 <text:s text:c="2"/>77847</text:p>
          </table:table-cell>
          <table:table-cell table:style-name="ce1"/>
          <table:table-cell office:value-type="string" office:string-value="87273" table:formula="of:=INDEX(COM.MICROSOFT.TEXTSPLIT([Solution.$A588];&quot; &quot;);1)" table:number-matrix-columns-spanned="1" table:number-matrix-rows-spanned="1" table:style-name="ce11">
            <text:p>87273</text:p>
          </table:table-cell>
          <table:table-cell office:value-type="string" office:string-value="77847" table:formula="of:=INDEX(COM.MICROSOFT.TEXTSPLIT([Solution.$A588];&quot; &quot;; &quot;+&quot;; TRUE);2)" table:number-matrix-columns-spanned="1" table:number-matrix-rows-spanned="1" table:style-name="ce11">
            <text:p>77847</text:p>
          </table:table-cell>
          <table:table-cell table:style-name="ce1"/>
          <table:table-cell office:value-type="string" office:string-value="63451" table:style-name="ce1">
            <text:p>63451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1638" table:formula="of:=ABS([.F588]-[.G588])" table:style-name="ce11">
            <text:p>1638</text:p>
          </table:table-cell>
          <table:table-cell table:number-columns-repeated="3" table:style-name="ce1"/>
          <table:table-cell office:value-type="float" office:value="61813" table:formula="of:=COUNTIF([.$F$2:.$F$1001];[.$G588])*[.$G588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744 <text:s text:c="2"/>23721</text:p>
          </table:table-cell>
          <table:table-cell table:style-name="ce1"/>
          <table:table-cell office:value-type="string" office:string-value="41744" table:formula="of:=INDEX(COM.MICROSOFT.TEXTSPLIT([Solution.$A589];&quot; &quot;);1)" table:number-matrix-columns-spanned="1" table:number-matrix-rows-spanned="1" table:style-name="ce11">
            <text:p>41744</text:p>
          </table:table-cell>
          <table:table-cell office:value-type="string" office:string-value="23721" table:formula="of:=INDEX(COM.MICROSOFT.TEXTSPLIT([Solution.$A589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63709" table:style-name="ce1">
            <text:p>63709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1896" table:formula="of:=ABS([.F589]-[.G589])" table:style-name="ce11">
            <text:p>1896</text:p>
          </table:table-cell>
          <table:table-cell table:number-columns-repeated="3" table:style-name="ce1"/>
          <table:table-cell office:value-type="float" office:value="61813" table:formula="of:=COUNTIF([.$F$2:.$F$1001];[.$G589])*[.$G589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868 <text:s text:c="2"/>91132</text:p>
          </table:table-cell>
          <table:table-cell table:style-name="ce1"/>
          <table:table-cell office:value-type="string" office:string-value="35868" table:formula="of:=INDEX(COM.MICROSOFT.TEXTSPLIT([Solution.$A590];&quot; &quot;);1)" table:number-matrix-columns-spanned="1" table:number-matrix-rows-spanned="1" table:style-name="ce11">
            <text:p>35868</text:p>
          </table:table-cell>
          <table:table-cell office:value-type="string" office:string-value="91132" table:formula="of:=INDEX(COM.MICROSOFT.TEXTSPLIT([Solution.$A590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63910" table:style-name="ce1">
            <text:p>63910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2097" table:formula="of:=ABS([.F590]-[.G590])" table:style-name="ce11">
            <text:p>2097</text:p>
          </table:table-cell>
          <table:table-cell table:number-columns-repeated="3" table:style-name="ce1"/>
          <table:table-cell office:value-type="float" office:value="61813" table:formula="of:=COUNTIF([.$F$2:.$F$1001];[.$G590])*[.$G590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133 <text:s text:c="2"/>43979</text:p>
          </table:table-cell>
          <table:table-cell table:style-name="ce1"/>
          <table:table-cell office:value-type="string" office:string-value="53133" table:formula="of:=INDEX(COM.MICROSOFT.TEXTSPLIT([Solution.$A591];&quot; &quot;);1)" table:number-matrix-columns-spanned="1" table:number-matrix-rows-spanned="1" table:style-name="ce11">
            <text:p>53133</text:p>
          </table:table-cell>
          <table:table-cell office:value-type="string" office:string-value="43979" table:formula="of:=INDEX(COM.MICROSOFT.TEXTSPLIT([Solution.$A591];&quot; &quot;; &quot;+&quot;; TRUE);2)" table:number-matrix-columns-spanned="1" table:number-matrix-rows-spanned="1" table:style-name="ce11">
            <text:p>43979</text:p>
          </table:table-cell>
          <table:table-cell table:style-name="ce1"/>
          <table:table-cell office:value-type="string" office:string-value="63939" table:style-name="ce1">
            <text:p>63939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2126" table:formula="of:=ABS([.F591]-[.G591])" table:style-name="ce11">
            <text:p>2126</text:p>
          </table:table-cell>
          <table:table-cell table:number-columns-repeated="3" table:style-name="ce1"/>
          <table:table-cell office:value-type="float" office:value="61813" table:formula="of:=COUNTIF([.$F$2:.$F$1001];[.$G591])*[.$G591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783 <text:s text:c="2"/>54936</text:p>
          </table:table-cell>
          <table:table-cell table:style-name="ce1"/>
          <table:table-cell office:value-type="string" office:string-value="75783" table:formula="of:=INDEX(COM.MICROSOFT.TEXTSPLIT([Solution.$A592];&quot; &quot;);1)" table:number-matrix-columns-spanned="1" table:number-matrix-rows-spanned="1" table:style-name="ce11">
            <text:p>75783</text:p>
          </table:table-cell>
          <table:table-cell office:value-type="string" office:string-value="54936" table:formula="of:=INDEX(COM.MICROSOFT.TEXTSPLIT([Solution.$A592];&quot; &quot;; &quot;+&quot;; TRUE);2)" table:number-matrix-columns-spanned="1" table:number-matrix-rows-spanned="1" table:style-name="ce11">
            <text:p>54936</text:p>
          </table:table-cell>
          <table:table-cell table:style-name="ce1"/>
          <table:table-cell office:value-type="string" office:string-value="63975" table:style-name="ce1">
            <text:p>63975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2162" table:formula="of:=ABS([.F592]-[.G592])" table:style-name="ce11">
            <text:p>2162</text:p>
          </table:table-cell>
          <table:table-cell table:number-columns-repeated="3" table:style-name="ce1"/>
          <table:table-cell office:value-type="float" office:value="61813" table:formula="of:=COUNTIF([.$F$2:.$F$1001];[.$G592])*[.$G592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074 <text:s text:c="2"/>35689</text:p>
          </table:table-cell>
          <table:table-cell table:style-name="ce1"/>
          <table:table-cell office:value-type="string" office:string-value="10074" table:formula="of:=INDEX(COM.MICROSOFT.TEXTSPLIT([Solution.$A593];&quot; &quot;);1)" table:number-matrix-columns-spanned="1" table:number-matrix-rows-spanned="1" table:style-name="ce11">
            <text:p>10074</text:p>
          </table:table-cell>
          <table:table-cell office:value-type="string" office:string-value="35689" table:formula="of:=INDEX(COM.MICROSOFT.TEXTSPLIT([Solution.$A593];&quot; &quot;; &quot;+&quot;; TRUE);2)" table:number-matrix-columns-spanned="1" table:number-matrix-rows-spanned="1" table:style-name="ce11">
            <text:p>35689</text:p>
          </table:table-cell>
          <table:table-cell table:style-name="ce1"/>
          <table:table-cell office:value-type="string" office:string-value="64045" table:style-name="ce1">
            <text:p>64045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2232" table:formula="of:=ABS([.F593]-[.G593])" table:style-name="ce11">
            <text:p>2232</text:p>
          </table:table-cell>
          <table:table-cell table:number-columns-repeated="3" table:style-name="ce1"/>
          <table:table-cell office:value-type="float" office:value="61813" table:formula="of:=COUNTIF([.$F$2:.$F$1001];[.$G593])*[.$G593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205 <text:s text:c="2"/>96758</text:p>
          </table:table-cell>
          <table:table-cell table:style-name="ce1"/>
          <table:table-cell office:value-type="string" office:string-value="53205" table:formula="of:=INDEX(COM.MICROSOFT.TEXTSPLIT([Solution.$A594];&quot; &quot;);1)" table:number-matrix-columns-spanned="1" table:number-matrix-rows-spanned="1" table:style-name="ce11">
            <text:p>53205</text:p>
          </table:table-cell>
          <table:table-cell office:value-type="string" office:string-value="96758" table:formula="of:=INDEX(COM.MICROSOFT.TEXTSPLIT([Solution.$A594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64069" table:style-name="ce1">
            <text:p>64069</text:p>
          </table:table-cell>
          <table:table-cell office:value-type="string" office:string-value="61813" table:style-name="ce1">
            <text:p>61813</text:p>
          </table:table-cell>
          <table:table-cell table:style-name="ce1"/>
          <table:table-cell office:value-type="float" office:value="2256" table:formula="of:=ABS([.F594]-[.G594])" table:style-name="ce11">
            <text:p>2256</text:p>
          </table:table-cell>
          <table:table-cell table:number-columns-repeated="3" table:style-name="ce1"/>
          <table:table-cell office:value-type="float" office:value="61813" table:formula="of:=COUNTIF([.$F$2:.$F$1001];[.$G594])*[.$G594]" table:style-name="ce11">
            <text:p>618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488 <text:s text:c="2"/>52569</text:p>
          </table:table-cell>
          <table:table-cell table:style-name="ce1"/>
          <table:table-cell office:value-type="string" office:string-value="92488" table:formula="of:=INDEX(COM.MICROSOFT.TEXTSPLIT([Solution.$A595];&quot; &quot;);1)" table:number-matrix-columns-spanned="1" table:number-matrix-rows-spanned="1" table:style-name="ce11">
            <text:p>92488</text:p>
          </table:table-cell>
          <table:table-cell office:value-type="string" office:string-value="52569" table:formula="of:=INDEX(COM.MICROSOFT.TEXTSPLIT([Solution.$A595];&quot; &quot;; &quot;+&quot;; TRUE);2)" table:number-matrix-columns-spanned="1" table:number-matrix-rows-spanned="1" table:style-name="ce11">
            <text:p>52569</text:p>
          </table:table-cell>
          <table:table-cell table:style-name="ce1"/>
          <table:table-cell office:value-type="string" office:string-value="64093" table:style-name="ce1">
            <text:p>64093</text:p>
          </table:table-cell>
          <table:table-cell office:value-type="string" office:string-value="61999" table:style-name="ce1">
            <text:p>61999</text:p>
          </table:table-cell>
          <table:table-cell table:style-name="ce1"/>
          <table:table-cell office:value-type="float" office:value="2094" table:formula="of:=ABS([.F595]-[.G595])" table:style-name="ce11">
            <text:p>2094</text:p>
          </table:table-cell>
          <table:table-cell table:number-columns-repeated="3" table:style-name="ce1"/>
          <table:table-cell office:value-type="float" office:value="0" table:formula="of:=COUNTIF([.$F$2:.$F$1001];[.$G595])*[.$G5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198 <text:s text:c="2"/>90163</text:p>
          </table:table-cell>
          <table:table-cell table:style-name="ce1"/>
          <table:table-cell office:value-type="string" office:string-value="38198" table:formula="of:=INDEX(COM.MICROSOFT.TEXTSPLIT([Solution.$A596];&quot; &quot;);1)" table:number-matrix-columns-spanned="1" table:number-matrix-rows-spanned="1" table:style-name="ce11">
            <text:p>38198</text:p>
          </table:table-cell>
          <table:table-cell office:value-type="string" office:string-value="90163" table:formula="of:=INDEX(COM.MICROSOFT.TEXTSPLIT([Solution.$A596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64112" table:style-name="ce1">
            <text:p>64112</text:p>
          </table:table-cell>
          <table:table-cell office:value-type="string" office:string-value="62015" table:style-name="ce1">
            <text:p>62015</text:p>
          </table:table-cell>
          <table:table-cell table:style-name="ce1"/>
          <table:table-cell office:value-type="float" office:value="2097" table:formula="of:=ABS([.F596]-[.G596])" table:style-name="ce11">
            <text:p>2097</text:p>
          </table:table-cell>
          <table:table-cell table:number-columns-repeated="3" table:style-name="ce1"/>
          <table:table-cell office:value-type="float" office:value="0" table:formula="of:=COUNTIF([.$F$2:.$F$1001];[.$G596])*[.$G5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120 <text:s text:c="2"/>90111</text:p>
          </table:table-cell>
          <table:table-cell table:style-name="ce1"/>
          <table:table-cell office:value-type="string" office:string-value="20120" table:formula="of:=INDEX(COM.MICROSOFT.TEXTSPLIT([Solution.$A597];&quot; &quot;);1)" table:number-matrix-columns-spanned="1" table:number-matrix-rows-spanned="1" table:style-name="ce11">
            <text:p>20120</text:p>
          </table:table-cell>
          <table:table-cell office:value-type="string" office:string-value="90111" table:formula="of:=INDEX(COM.MICROSOFT.TEXTSPLIT([Solution.$A597];&quot; &quot;; &quot;+&quot;; TRUE);2)" table:number-matrix-columns-spanned="1" table:number-matrix-rows-spanned="1" table:style-name="ce11">
            <text:p>90111</text:p>
          </table:table-cell>
          <table:table-cell table:style-name="ce1"/>
          <table:table-cell office:value-type="string" office:string-value="64122" table:style-name="ce1">
            <text:p>64122</text:p>
          </table:table-cell>
          <table:table-cell office:value-type="string" office:string-value="62082" table:style-name="ce1">
            <text:p>62082</text:p>
          </table:table-cell>
          <table:table-cell table:style-name="ce1"/>
          <table:table-cell office:value-type="float" office:value="2040" table:formula="of:=ABS([.F597]-[.G597])" table:style-name="ce11">
            <text:p>2040</text:p>
          </table:table-cell>
          <table:table-cell table:number-columns-repeated="3" table:style-name="ce1"/>
          <table:table-cell office:value-type="float" office:value="0" table:formula="of:=COUNTIF([.$F$2:.$F$1001];[.$G597])*[.$G5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344 <text:s text:c="2"/>94850</text:p>
          </table:table-cell>
          <table:table-cell table:style-name="ce1"/>
          <table:table-cell office:value-type="string" office:string-value="78344" table:formula="of:=INDEX(COM.MICROSOFT.TEXTSPLIT([Solution.$A598];&quot; &quot;);1)" table:number-matrix-columns-spanned="1" table:number-matrix-rows-spanned="1" table:style-name="ce11">
            <text:p>78344</text:p>
          </table:table-cell>
          <table:table-cell office:value-type="string" office:string-value="94850" table:formula="of:=INDEX(COM.MICROSOFT.TEXTSPLIT([Solution.$A598];&quot; &quot;; &quot;+&quot;; TRUE);2)" table:number-matrix-columns-spanned="1" table:number-matrix-rows-spanned="1" table:style-name="ce11">
            <text:p>94850</text:p>
          </table:table-cell>
          <table:table-cell table:style-name="ce1"/>
          <table:table-cell office:value-type="string" office:string-value="64271" table:style-name="ce1">
            <text:p>64271</text:p>
          </table:table-cell>
          <table:table-cell office:value-type="string" office:string-value="62129" table:style-name="ce1">
            <text:p>62129</text:p>
          </table:table-cell>
          <table:table-cell table:style-name="ce1"/>
          <table:table-cell office:value-type="float" office:value="2142" table:formula="of:=ABS([.F598]-[.G598])" table:style-name="ce11">
            <text:p>2142</text:p>
          </table:table-cell>
          <table:table-cell table:number-columns-repeated="3" table:style-name="ce1"/>
          <table:table-cell office:value-type="float" office:value="0" table:formula="of:=COUNTIF([.$F$2:.$F$1001];[.$G598])*[.$G5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876 <text:s text:c="2"/>13172</text:p>
          </table:table-cell>
          <table:table-cell table:style-name="ce1"/>
          <table:table-cell office:value-type="string" office:string-value="99876" table:formula="of:=INDEX(COM.MICROSOFT.TEXTSPLIT([Solution.$A599];&quot; &quot;);1)" table:number-matrix-columns-spanned="1" table:number-matrix-rows-spanned="1" table:style-name="ce11">
            <text:p>99876</text:p>
          </table:table-cell>
          <table:table-cell office:value-type="string" office:string-value="13172" table:formula="of:=INDEX(COM.MICROSOFT.TEXTSPLIT([Solution.$A599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64320" table:style-name="ce1">
            <text:p>64320</text:p>
          </table:table-cell>
          <table:table-cell office:value-type="string" office:string-value="62300" table:style-name="ce1">
            <text:p>62300</text:p>
          </table:table-cell>
          <table:table-cell table:style-name="ce1"/>
          <table:table-cell office:value-type="float" office:value="2020" table:formula="of:=ABS([.F599]-[.G599])" table:style-name="ce11">
            <text:p>2020</text:p>
          </table:table-cell>
          <table:table-cell table:number-columns-repeated="3" table:style-name="ce1"/>
          <table:table-cell office:value-type="float" office:value="0" table:formula="of:=COUNTIF([.$F$2:.$F$1001];[.$G599])*[.$G5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062 <text:s text:c="2"/>72097</text:p>
          </table:table-cell>
          <table:table-cell table:style-name="ce1"/>
          <table:table-cell office:value-type="string" office:string-value="69062" table:formula="of:=INDEX(COM.MICROSOFT.TEXTSPLIT([Solution.$A600];&quot; &quot;);1)" table:number-matrix-columns-spanned="1" table:number-matrix-rows-spanned="1" table:style-name="ce11">
            <text:p>69062</text:p>
          </table:table-cell>
          <table:table-cell office:value-type="string" office:string-value="72097" table:formula="of:=INDEX(COM.MICROSOFT.TEXTSPLIT([Solution.$A600];&quot; &quot;; &quot;+&quot;; TRUE);2)" table:number-matrix-columns-spanned="1" table:number-matrix-rows-spanned="1" table:style-name="ce11">
            <text:p>72097</text:p>
          </table:table-cell>
          <table:table-cell table:style-name="ce1"/>
          <table:table-cell office:value-type="string" office:string-value="64440" table:style-name="ce1">
            <text:p>64440</text:p>
          </table:table-cell>
          <table:table-cell office:value-type="string" office:string-value="62519" table:style-name="ce1">
            <text:p>62519</text:p>
          </table:table-cell>
          <table:table-cell table:style-name="ce1"/>
          <table:table-cell office:value-type="float" office:value="1921" table:formula="of:=ABS([.F600]-[.G600])" table:style-name="ce11">
            <text:p>1921</text:p>
          </table:table-cell>
          <table:table-cell table:number-columns-repeated="3" table:style-name="ce1"/>
          <table:table-cell office:value-type="float" office:value="0" table:formula="of:=COUNTIF([.$F$2:.$F$1001];[.$G600])*[.$G6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840 <text:s text:c="2"/>72694</text:p>
          </table:table-cell>
          <table:table-cell table:style-name="ce1"/>
          <table:table-cell office:value-type="string" office:string-value="43840" table:formula="of:=INDEX(COM.MICROSOFT.TEXTSPLIT([Solution.$A601];&quot; &quot;);1)" table:number-matrix-columns-spanned="1" table:number-matrix-rows-spanned="1" table:style-name="ce11">
            <text:p>43840</text:p>
          </table:table-cell>
          <table:table-cell office:value-type="string" office:string-value="72694" table:formula="of:=INDEX(COM.MICROSOFT.TEXTSPLIT([Solution.$A601];&quot; &quot;; &quot;+&quot;; TRUE);2)" table:number-matrix-columns-spanned="1" table:number-matrix-rows-spanned="1" table:style-name="ce11">
            <text:p>72694</text:p>
          </table:table-cell>
          <table:table-cell table:style-name="ce1"/>
          <table:table-cell office:value-type="string" office:string-value="64549" table:style-name="ce1">
            <text:p>64549</text:p>
          </table:table-cell>
          <table:table-cell office:value-type="string" office:string-value="62821" table:style-name="ce1">
            <text:p>62821</text:p>
          </table:table-cell>
          <table:table-cell table:style-name="ce1"/>
          <table:table-cell office:value-type="float" office:value="1728" table:formula="of:=ABS([.F601]-[.G601])" table:style-name="ce11">
            <text:p>1728</text:p>
          </table:table-cell>
          <table:table-cell table:number-columns-repeated="3" table:style-name="ce1"/>
          <table:table-cell office:value-type="float" office:value="0" table:formula="of:=COUNTIF([.$F$2:.$F$1001];[.$G601])*[.$G6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500 <text:s text:c="2"/>13273</text:p>
          </table:table-cell>
          <table:table-cell table:style-name="ce1"/>
          <table:table-cell office:value-type="string" office:string-value="48500" table:formula="of:=INDEX(COM.MICROSOFT.TEXTSPLIT([Solution.$A602];&quot; &quot;);1)" table:number-matrix-columns-spanned="1" table:number-matrix-rows-spanned="1" table:style-name="ce11">
            <text:p>48500</text:p>
          </table:table-cell>
          <table:table-cell office:value-type="string" office:string-value="13273" table:formula="of:=INDEX(COM.MICROSOFT.TEXTSPLIT([Solution.$A602];&quot; &quot;; &quot;+&quot;; TRUE);2)" table:number-matrix-columns-spanned="1" table:number-matrix-rows-spanned="1" table:style-name="ce11">
            <text:p>13273</text:p>
          </table:table-cell>
          <table:table-cell table:style-name="ce1"/>
          <table:table-cell office:value-type="string" office:string-value="64701" table:style-name="ce1">
            <text:p>64701</text:p>
          </table:table-cell>
          <table:table-cell office:value-type="string" office:string-value="62867" table:style-name="ce1">
            <text:p>62867</text:p>
          </table:table-cell>
          <table:table-cell table:style-name="ce1"/>
          <table:table-cell office:value-type="float" office:value="1834" table:formula="of:=ABS([.F602]-[.G602])" table:style-name="ce11">
            <text:p>1834</text:p>
          </table:table-cell>
          <table:table-cell table:number-columns-repeated="3" table:style-name="ce1"/>
          <table:table-cell office:value-type="float" office:value="0" table:formula="of:=COUNTIF([.$F$2:.$F$1001];[.$G602])*[.$G6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750 <text:s text:c="2"/>68279</text:p>
          </table:table-cell>
          <table:table-cell table:style-name="ce1"/>
          <table:table-cell office:value-type="string" office:string-value="59750" table:formula="of:=INDEX(COM.MICROSOFT.TEXTSPLIT([Solution.$A603];&quot; &quot;);1)" table:number-matrix-columns-spanned="1" table:number-matrix-rows-spanned="1" table:style-name="ce11">
            <text:p>59750</text:p>
          </table:table-cell>
          <table:table-cell office:value-type="string" office:string-value="68279" table:formula="of:=INDEX(COM.MICROSOFT.TEXTSPLIT([Solution.$A603];&quot; &quot;; &quot;+&quot;; TRUE);2)" table:number-matrix-columns-spanned="1" table:number-matrix-rows-spanned="1" table:style-name="ce11">
            <text:p>68279</text:p>
          </table:table-cell>
          <table:table-cell table:style-name="ce1"/>
          <table:table-cell office:value-type="string" office:string-value="64745" table:style-name="ce1">
            <text:p>64745</text:p>
          </table:table-cell>
          <table:table-cell office:value-type="string" office:string-value="62978" table:style-name="ce1">
            <text:p>62978</text:p>
          </table:table-cell>
          <table:table-cell table:style-name="ce1"/>
          <table:table-cell office:value-type="float" office:value="1767" table:formula="of:=ABS([.F603]-[.G603])" table:style-name="ce11">
            <text:p>1767</text:p>
          </table:table-cell>
          <table:table-cell table:number-columns-repeated="3" table:style-name="ce1"/>
          <table:table-cell office:value-type="float" office:value="0" table:formula="of:=COUNTIF([.$F$2:.$F$1001];[.$G603])*[.$G6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216 <text:s text:c="2"/>19658</text:p>
          </table:table-cell>
          <table:table-cell table:style-name="ce1"/>
          <table:table-cell office:value-type="string" office:string-value="67216" table:formula="of:=INDEX(COM.MICROSOFT.TEXTSPLIT([Solution.$A604];&quot; &quot;);1)" table:number-matrix-columns-spanned="1" table:number-matrix-rows-spanned="1" table:style-name="ce11">
            <text:p>67216</text:p>
          </table:table-cell>
          <table:table-cell office:value-type="string" office:string-value="19658" table:formula="of:=INDEX(COM.MICROSOFT.TEXTSPLIT([Solution.$A604];&quot; &quot;; &quot;+&quot;; TRUE);2)" table:number-matrix-columns-spanned="1" table:number-matrix-rows-spanned="1" table:style-name="ce11">
            <text:p>19658</text:p>
          </table:table-cell>
          <table:table-cell table:style-name="ce1"/>
          <table:table-cell office:value-type="string" office:string-value="64839" table:style-name="ce1">
            <text:p>64839</text:p>
          </table:table-cell>
          <table:table-cell office:value-type="string" office:string-value="62998" table:style-name="ce1">
            <text:p>62998</text:p>
          </table:table-cell>
          <table:table-cell table:style-name="ce1"/>
          <table:table-cell office:value-type="float" office:value="1841" table:formula="of:=ABS([.F604]-[.G604])" table:style-name="ce11">
            <text:p>1841</text:p>
          </table:table-cell>
          <table:table-cell table:number-columns-repeated="3" table:style-name="ce1"/>
          <table:table-cell office:value-type="float" office:value="0" table:formula="of:=COUNTIF([.$F$2:.$F$1001];[.$G604])*[.$G6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906 <text:s text:c="2"/>50579</text:p>
          </table:table-cell>
          <table:table-cell table:style-name="ce1"/>
          <table:table-cell office:value-type="string" office:string-value="16906" table:formula="of:=INDEX(COM.MICROSOFT.TEXTSPLIT([Solution.$A605];&quot; &quot;);1)" table:number-matrix-columns-spanned="1" table:number-matrix-rows-spanned="1" table:style-name="ce11">
            <text:p>16906</text:p>
          </table:table-cell>
          <table:table-cell office:value-type="string" office:string-value="50579" table:formula="of:=INDEX(COM.MICROSOFT.TEXTSPLIT([Solution.$A605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64882" table:style-name="ce1">
            <text:p>64882</text:p>
          </table:table-cell>
          <table:table-cell office:value-type="string" office:string-value="63037" table:style-name="ce1">
            <text:p>63037</text:p>
          </table:table-cell>
          <table:table-cell table:style-name="ce1"/>
          <table:table-cell office:value-type="float" office:value="1845" table:formula="of:=ABS([.F605]-[.G605])" table:style-name="ce11">
            <text:p>1845</text:p>
          </table:table-cell>
          <table:table-cell table:number-columns-repeated="3" table:style-name="ce1"/>
          <table:table-cell office:value-type="float" office:value="63037" table:formula="of:=COUNTIF([.$F$2:.$F$1001];[.$G605])*[.$G605]" table:style-name="ce11">
            <text:p>630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034 <text:s text:c="2"/>88469</text:p>
          </table:table-cell>
          <table:table-cell table:style-name="ce1"/>
          <table:table-cell office:value-type="string" office:string-value="98034" table:formula="of:=INDEX(COM.MICROSOFT.TEXTSPLIT([Solution.$A606];&quot; &quot;);1)" table:number-matrix-columns-spanned="1" table:number-matrix-rows-spanned="1" table:style-name="ce11">
            <text:p>98034</text:p>
          </table:table-cell>
          <table:table-cell office:value-type="string" office:string-value="88469" table:formula="of:=INDEX(COM.MICROSOFT.TEXTSPLIT([Solution.$A606];&quot; &quot;; &quot;+&quot;; TRUE);2)" table:number-matrix-columns-spanned="1" table:number-matrix-rows-spanned="1" table:style-name="ce11">
            <text:p>88469</text:p>
          </table:table-cell>
          <table:table-cell table:style-name="ce1"/>
          <table:table-cell office:value-type="string" office:string-value="65148" table:style-name="ce1">
            <text:p>65148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070" table:formula="of:=ABS([.F606]-[.G606])" table:style-name="ce11">
            <text:p>2070</text:p>
          </table:table-cell>
          <table:table-cell table:number-columns-repeated="3" table:style-name="ce1"/>
          <table:table-cell office:value-type="float" office:value="63078" table:formula="of:=COUNTIF([.$F$2:.$F$1001];[.$G606])*[.$G606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621 <text:s text:c="2"/>72071</text:p>
          </table:table-cell>
          <table:table-cell table:style-name="ce1"/>
          <table:table-cell office:value-type="string" office:string-value="41621" table:formula="of:=INDEX(COM.MICROSOFT.TEXTSPLIT([Solution.$A607];&quot; &quot;);1)" table:number-matrix-columns-spanned="1" table:number-matrix-rows-spanned="1" table:style-name="ce11">
            <text:p>41621</text:p>
          </table:table-cell>
          <table:table-cell office:value-type="string" office:string-value="72071" table:formula="of:=INDEX(COM.MICROSOFT.TEXTSPLIT([Solution.$A607];&quot; &quot;; &quot;+&quot;; TRUE);2)" table:number-matrix-columns-spanned="1" table:number-matrix-rows-spanned="1" table:style-name="ce11">
            <text:p>72071</text:p>
          </table:table-cell>
          <table:table-cell table:style-name="ce1"/>
          <table:table-cell office:value-type="string" office:string-value="65193" table:style-name="ce1">
            <text:p>65193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115" table:formula="of:=ABS([.F607]-[.G607])" table:style-name="ce11">
            <text:p>2115</text:p>
          </table:table-cell>
          <table:table-cell table:number-columns-repeated="3" table:style-name="ce1"/>
          <table:table-cell office:value-type="float" office:value="63078" table:formula="of:=COUNTIF([.$F$2:.$F$1001];[.$G607])*[.$G607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818 <text:s text:c="2"/>23721</text:p>
          </table:table-cell>
          <table:table-cell table:style-name="ce1"/>
          <table:table-cell office:value-type="string" office:string-value="93818" table:formula="of:=INDEX(COM.MICROSOFT.TEXTSPLIT([Solution.$A608];&quot; &quot;);1)" table:number-matrix-columns-spanned="1" table:number-matrix-rows-spanned="1" table:style-name="ce11">
            <text:p>93818</text:p>
          </table:table-cell>
          <table:table-cell office:value-type="string" office:string-value="23721" table:formula="of:=INDEX(COM.MICROSOFT.TEXTSPLIT([Solution.$A608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65399" table:style-name="ce1">
            <text:p>65399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321" table:formula="of:=ABS([.F608]-[.G608])" table:style-name="ce11">
            <text:p>2321</text:p>
          </table:table-cell>
          <table:table-cell table:number-columns-repeated="3" table:style-name="ce1"/>
          <table:table-cell office:value-type="float" office:value="63078" table:formula="of:=COUNTIF([.$F$2:.$F$1001];[.$G608])*[.$G608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664 <text:s text:c="2"/>13602</text:p>
          </table:table-cell>
          <table:table-cell table:style-name="ce1"/>
          <table:table-cell office:value-type="string" office:string-value="61664" table:formula="of:=INDEX(COM.MICROSOFT.TEXTSPLIT([Solution.$A609];&quot; &quot;);1)" table:number-matrix-columns-spanned="1" table:number-matrix-rows-spanned="1" table:style-name="ce11">
            <text:p>61664</text:p>
          </table:table-cell>
          <table:table-cell office:value-type="string" office:string-value="13602" table:formula="of:=INDEX(COM.MICROSOFT.TEXTSPLIT([Solution.$A609];&quot; &quot;; &quot;+&quot;; TRUE);2)" table:number-matrix-columns-spanned="1" table:number-matrix-rows-spanned="1" table:style-name="ce11">
            <text:p>13602</text:p>
          </table:table-cell>
          <table:table-cell table:style-name="ce1"/>
          <table:table-cell office:value-type="string" office:string-value="65408" table:style-name="ce1">
            <text:p>65408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330" table:formula="of:=ABS([.F609]-[.G609])" table:style-name="ce11">
            <text:p>2330</text:p>
          </table:table-cell>
          <table:table-cell table:number-columns-repeated="3" table:style-name="ce1"/>
          <table:table-cell office:value-type="float" office:value="63078" table:formula="of:=COUNTIF([.$F$2:.$F$1001];[.$G609])*[.$G609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369 <text:s text:c="2"/>44961</text:p>
          </table:table-cell>
          <table:table-cell table:style-name="ce1"/>
          <table:table-cell office:value-type="string" office:string-value="45369" table:formula="of:=INDEX(COM.MICROSOFT.TEXTSPLIT([Solution.$A610];&quot; &quot;);1)" table:number-matrix-columns-spanned="1" table:number-matrix-rows-spanned="1" table:style-name="ce11">
            <text:p>45369</text:p>
          </table:table-cell>
          <table:table-cell office:value-type="string" office:string-value="44961" table:formula="of:=INDEX(COM.MICROSOFT.TEXTSPLIT([Solution.$A610];&quot; &quot;; &quot;+&quot;; TRUE);2)" table:number-matrix-columns-spanned="1" table:number-matrix-rows-spanned="1" table:style-name="ce11">
            <text:p>44961</text:p>
          </table:table-cell>
          <table:table-cell table:style-name="ce1"/>
          <table:table-cell office:value-type="string" office:string-value="65442" table:style-name="ce1">
            <text:p>65442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364" table:formula="of:=ABS([.F610]-[.G610])" table:style-name="ce11">
            <text:p>2364</text:p>
          </table:table-cell>
          <table:table-cell table:number-columns-repeated="3" table:style-name="ce1"/>
          <table:table-cell office:value-type="float" office:value="63078" table:formula="of:=COUNTIF([.$F$2:.$F$1001];[.$G610])*[.$G610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507 <text:s text:c="2"/>28776</text:p>
          </table:table-cell>
          <table:table-cell table:style-name="ce1"/>
          <table:table-cell office:value-type="string" office:string-value="20507" table:formula="of:=INDEX(COM.MICROSOFT.TEXTSPLIT([Solution.$A611];&quot; &quot;);1)" table:number-matrix-columns-spanned="1" table:number-matrix-rows-spanned="1" table:style-name="ce11">
            <text:p>20507</text:p>
          </table:table-cell>
          <table:table-cell office:value-type="string" office:string-value="28776" table:formula="of:=INDEX(COM.MICROSOFT.TEXTSPLIT([Solution.$A611];&quot; &quot;; &quot;+&quot;; TRUE);2)" table:number-matrix-columns-spanned="1" table:number-matrix-rows-spanned="1" table:style-name="ce11">
            <text:p>28776</text:p>
          </table:table-cell>
          <table:table-cell table:style-name="ce1"/>
          <table:table-cell office:value-type="string" office:string-value="65597" table:style-name="ce1">
            <text:p>65597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519" table:formula="of:=ABS([.F611]-[.G611])" table:style-name="ce11">
            <text:p>2519</text:p>
          </table:table-cell>
          <table:table-cell table:number-columns-repeated="3" table:style-name="ce1"/>
          <table:table-cell office:value-type="float" office:value="63078" table:formula="of:=COUNTIF([.$F$2:.$F$1001];[.$G611])*[.$G611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793 <text:s text:c="2"/>90163</text:p>
          </table:table-cell>
          <table:table-cell table:style-name="ce1"/>
          <table:table-cell office:value-type="string" office:string-value="82793" table:formula="of:=INDEX(COM.MICROSOFT.TEXTSPLIT([Solution.$A612];&quot; &quot;);1)" table:number-matrix-columns-spanned="1" table:number-matrix-rows-spanned="1" table:style-name="ce11">
            <text:p>82793</text:p>
          </table:table-cell>
          <table:table-cell office:value-type="string" office:string-value="90163" table:formula="of:=INDEX(COM.MICROSOFT.TEXTSPLIT([Solution.$A612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65603" table:style-name="ce1">
            <text:p>65603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525" table:formula="of:=ABS([.F612]-[.G612])" table:style-name="ce11">
            <text:p>2525</text:p>
          </table:table-cell>
          <table:table-cell table:number-columns-repeated="3" table:style-name="ce1"/>
          <table:table-cell office:value-type="float" office:value="63078" table:formula="of:=COUNTIF([.$F$2:.$F$1001];[.$G612])*[.$G612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708 <text:s text:c="2"/>50079</text:p>
          </table:table-cell>
          <table:table-cell table:style-name="ce1"/>
          <table:table-cell office:value-type="string" office:string-value="87708" table:formula="of:=INDEX(COM.MICROSOFT.TEXTSPLIT([Solution.$A613];&quot; &quot;);1)" table:number-matrix-columns-spanned="1" table:number-matrix-rows-spanned="1" table:style-name="ce11">
            <text:p>87708</text:p>
          </table:table-cell>
          <table:table-cell office:value-type="string" office:string-value="50079" table:formula="of:=INDEX(COM.MICROSOFT.TEXTSPLIT([Solution.$A613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65676" table:style-name="ce1">
            <text:p>65676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598" table:formula="of:=ABS([.F613]-[.G613])" table:style-name="ce11">
            <text:p>2598</text:p>
          </table:table-cell>
          <table:table-cell table:number-columns-repeated="3" table:style-name="ce1"/>
          <table:table-cell office:value-type="float" office:value="63078" table:formula="of:=COUNTIF([.$F$2:.$F$1001];[.$G613])*[.$G613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898 <text:s text:c="2"/>98833</text:p>
          </table:table-cell>
          <table:table-cell table:style-name="ce1"/>
          <table:table-cell office:value-type="string" office:string-value="36898" table:formula="of:=INDEX(COM.MICROSOFT.TEXTSPLIT([Solution.$A614];&quot; &quot;);1)" table:number-matrix-columns-spanned="1" table:number-matrix-rows-spanned="1" table:style-name="ce11">
            <text:p>36898</text:p>
          </table:table-cell>
          <table:table-cell office:value-type="string" office:string-value="98833" table:formula="of:=INDEX(COM.MICROSOFT.TEXTSPLIT([Solution.$A614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65680" table:style-name="ce1">
            <text:p>65680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602" table:formula="of:=ABS([.F614]-[.G614])" table:style-name="ce11">
            <text:p>2602</text:p>
          </table:table-cell>
          <table:table-cell table:number-columns-repeated="3" table:style-name="ce1"/>
          <table:table-cell office:value-type="float" office:value="63078" table:formula="of:=COUNTIF([.$F$2:.$F$1001];[.$G614])*[.$G614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570 <text:s text:c="2"/>90163</text:p>
          </table:table-cell>
          <table:table-cell table:style-name="ce1"/>
          <table:table-cell office:value-type="string" office:string-value="52570" table:formula="of:=INDEX(COM.MICROSOFT.TEXTSPLIT([Solution.$A615];&quot; &quot;);1)" table:number-matrix-columns-spanned="1" table:number-matrix-rows-spanned="1" table:style-name="ce11">
            <text:p>52570</text:p>
          </table:table-cell>
          <table:table-cell office:value-type="string" office:string-value="90163" table:formula="of:=INDEX(COM.MICROSOFT.TEXTSPLIT([Solution.$A615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65829" table:style-name="ce1">
            <text:p>65829</text:p>
          </table:table-cell>
          <table:table-cell office:value-type="string" office:string-value="63078" table:style-name="ce1">
            <text:p>63078</text:p>
          </table:table-cell>
          <table:table-cell table:style-name="ce1"/>
          <table:table-cell office:value-type="float" office:value="2751" table:formula="of:=ABS([.F615]-[.G615])" table:style-name="ce11">
            <text:p>2751</text:p>
          </table:table-cell>
          <table:table-cell table:number-columns-repeated="3" table:style-name="ce1"/>
          <table:table-cell office:value-type="float" office:value="63078" table:formula="of:=COUNTIF([.$F$2:.$F$1001];[.$G615])*[.$G615]" table:style-name="ce11">
            <text:p>63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679 <text:s text:c="2"/>65193</text:p>
          </table:table-cell>
          <table:table-cell table:style-name="ce1"/>
          <table:table-cell office:value-type="string" office:string-value="36679" table:formula="of:=INDEX(COM.MICROSOFT.TEXTSPLIT([Solution.$A616];&quot; &quot;);1)" table:number-matrix-columns-spanned="1" table:number-matrix-rows-spanned="1" table:style-name="ce11">
            <text:p>36679</text:p>
          </table:table-cell>
          <table:table-cell office:value-type="string" office:string-value="65193" table:formula="of:=INDEX(COM.MICROSOFT.TEXTSPLIT([Solution.$A616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66064" table:style-name="ce1">
            <text:p>66064</text:p>
          </table:table-cell>
          <table:table-cell office:value-type="string" office:string-value="63113" table:style-name="ce1">
            <text:p>63113</text:p>
          </table:table-cell>
          <table:table-cell table:style-name="ce1"/>
          <table:table-cell office:value-type="float" office:value="2951" table:formula="of:=ABS([.F616]-[.G616])" table:style-name="ce11">
            <text:p>2951</text:p>
          </table:table-cell>
          <table:table-cell table:number-columns-repeated="3" table:style-name="ce1"/>
          <table:table-cell office:value-type="float" office:value="0" table:formula="of:=COUNTIF([.$F$2:.$F$1001];[.$G616])*[.$G61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649 <text:s text:c="2"/>50079</text:p>
          </table:table-cell>
          <table:table-cell table:style-name="ce1"/>
          <table:table-cell office:value-type="string" office:string-value="26649" table:formula="of:=INDEX(COM.MICROSOFT.TEXTSPLIT([Solution.$A617];&quot; &quot;);1)" table:number-matrix-columns-spanned="1" table:number-matrix-rows-spanned="1" table:style-name="ce11">
            <text:p>26649</text:p>
          </table:table-cell>
          <table:table-cell office:value-type="string" office:string-value="50079" table:formula="of:=INDEX(COM.MICROSOFT.TEXTSPLIT([Solution.$A617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66111" table:style-name="ce1">
            <text:p>66111</text:p>
          </table:table-cell>
          <table:table-cell office:value-type="string" office:string-value="63153" table:style-name="ce1">
            <text:p>63153</text:p>
          </table:table-cell>
          <table:table-cell table:style-name="ce1"/>
          <table:table-cell office:value-type="float" office:value="2958" table:formula="of:=ABS([.F617]-[.G617])" table:style-name="ce11">
            <text:p>2958</text:p>
          </table:table-cell>
          <table:table-cell table:number-columns-repeated="3" table:style-name="ce1"/>
          <table:table-cell office:value-type="float" office:value="0" table:formula="of:=COUNTIF([.$F$2:.$F$1001];[.$G617])*[.$G6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507 <text:s text:c="2"/>47605</text:p>
          </table:table-cell>
          <table:table-cell table:style-name="ce1"/>
          <table:table-cell office:value-type="string" office:string-value="75507" table:formula="of:=INDEX(COM.MICROSOFT.TEXTSPLIT([Solution.$A618];&quot; &quot;);1)" table:number-matrix-columns-spanned="1" table:number-matrix-rows-spanned="1" table:style-name="ce11">
            <text:p>75507</text:p>
          </table:table-cell>
          <table:table-cell office:value-type="string" office:string-value="47605" table:formula="of:=INDEX(COM.MICROSOFT.TEXTSPLIT([Solution.$A618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66255" table:style-name="ce1">
            <text:p>66255</text:p>
          </table:table-cell>
          <table:table-cell office:value-type="string" office:string-value="63236" table:style-name="ce1">
            <text:p>63236</text:p>
          </table:table-cell>
          <table:table-cell table:style-name="ce1"/>
          <table:table-cell office:value-type="float" office:value="3019" table:formula="of:=ABS([.F618]-[.G618])" table:style-name="ce11">
            <text:p>3019</text:p>
          </table:table-cell>
          <table:table-cell table:number-columns-repeated="3" table:style-name="ce1"/>
          <table:table-cell office:value-type="float" office:value="0" table:formula="of:=COUNTIF([.$F$2:.$F$1001];[.$G618])*[.$G6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553 <text:s text:c="2"/>94257</text:p>
          </table:table-cell>
          <table:table-cell table:style-name="ce1"/>
          <table:table-cell office:value-type="string" office:string-value="31553" table:formula="of:=INDEX(COM.MICROSOFT.TEXTSPLIT([Solution.$A619];&quot; &quot;);1)" table:number-matrix-columns-spanned="1" table:number-matrix-rows-spanned="1" table:style-name="ce11">
            <text:p>31553</text:p>
          </table:table-cell>
          <table:table-cell office:value-type="string" office:string-value="94257" table:formula="of:=INDEX(COM.MICROSOFT.TEXTSPLIT([Solution.$A619];&quot; &quot;; &quot;+&quot;; TRUE);2)" table:number-matrix-columns-spanned="1" table:number-matrix-rows-spanned="1" table:style-name="ce11">
            <text:p>94257</text:p>
          </table:table-cell>
          <table:table-cell table:style-name="ce1"/>
          <table:table-cell office:value-type="string" office:string-value="66364" table:style-name="ce1">
            <text:p>66364</text:p>
          </table:table-cell>
          <table:table-cell office:value-type="string" office:string-value="63312" table:style-name="ce1">
            <text:p>63312</text:p>
          </table:table-cell>
          <table:table-cell table:style-name="ce1"/>
          <table:table-cell office:value-type="float" office:value="3052" table:formula="of:=ABS([.F619]-[.G619])" table:style-name="ce11">
            <text:p>3052</text:p>
          </table:table-cell>
          <table:table-cell table:number-columns-repeated="3" table:style-name="ce1"/>
          <table:table-cell office:value-type="float" office:value="0" table:formula="of:=COUNTIF([.$F$2:.$F$1001];[.$G619])*[.$G6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591 <text:s text:c="2"/>31585</text:p>
          </table:table-cell>
          <table:table-cell table:style-name="ce1"/>
          <table:table-cell office:value-type="string" office:string-value="17591" table:formula="of:=INDEX(COM.MICROSOFT.TEXTSPLIT([Solution.$A620];&quot; &quot;);1)" table:number-matrix-columns-spanned="1" table:number-matrix-rows-spanned="1" table:style-name="ce11">
            <text:p>17591</text:p>
          </table:table-cell>
          <table:table-cell office:value-type="string" office:string-value="31585" table:formula="of:=INDEX(COM.MICROSOFT.TEXTSPLIT([Solution.$A620];&quot; &quot;; &quot;+&quot;; TRUE);2)" table:number-matrix-columns-spanned="1" table:number-matrix-rows-spanned="1" table:style-name="ce11">
            <text:p>31585</text:p>
          </table:table-cell>
          <table:table-cell table:style-name="ce1"/>
          <table:table-cell office:value-type="string" office:string-value="66503" table:style-name="ce1">
            <text:p>66503</text:p>
          </table:table-cell>
          <table:table-cell office:value-type="string" office:string-value="63355" table:style-name="ce1">
            <text:p>63355</text:p>
          </table:table-cell>
          <table:table-cell table:style-name="ce1"/>
          <table:table-cell office:value-type="float" office:value="3148" table:formula="of:=ABS([.F620]-[.G620])" table:style-name="ce11">
            <text:p>3148</text:p>
          </table:table-cell>
          <table:table-cell table:number-columns-repeated="3" table:style-name="ce1"/>
          <table:table-cell office:value-type="float" office:value="0" table:formula="of:=COUNTIF([.$F$2:.$F$1001];[.$G620])*[.$G6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067 <text:s text:c="2"/>81225</text:p>
          </table:table-cell>
          <table:table-cell table:style-name="ce1"/>
          <table:table-cell office:value-type="string" office:string-value="22067" table:formula="of:=INDEX(COM.MICROSOFT.TEXTSPLIT([Solution.$A621];&quot; &quot;);1)" table:number-matrix-columns-spanned="1" table:number-matrix-rows-spanned="1" table:style-name="ce11">
            <text:p>22067</text:p>
          </table:table-cell>
          <table:table-cell office:value-type="string" office:string-value="81225" table:formula="of:=INDEX(COM.MICROSOFT.TEXTSPLIT([Solution.$A621];&quot; &quot;; &quot;+&quot;; TRUE);2)" table:number-matrix-columns-spanned="1" table:number-matrix-rows-spanned="1" table:style-name="ce11">
            <text:p>81225</text:p>
          </table:table-cell>
          <table:table-cell table:style-name="ce1"/>
          <table:table-cell office:value-type="string" office:string-value="66623" table:style-name="ce1">
            <text:p>66623</text:p>
          </table:table-cell>
          <table:table-cell office:value-type="string" office:string-value="63388" table:style-name="ce1">
            <text:p>63388</text:p>
          </table:table-cell>
          <table:table-cell table:style-name="ce1"/>
          <table:table-cell office:value-type="float" office:value="3235" table:formula="of:=ABS([.F621]-[.G621])" table:style-name="ce11">
            <text:p>3235</text:p>
          </table:table-cell>
          <table:table-cell table:number-columns-repeated="3" table:style-name="ce1"/>
          <table:table-cell office:value-type="float" office:value="0" table:formula="of:=COUNTIF([.$F$2:.$F$1001];[.$G621])*[.$G6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812 <text:s text:c="2"/>23721</text:p>
          </table:table-cell>
          <table:table-cell table:style-name="ce1"/>
          <table:table-cell office:value-type="string" office:string-value="48812" table:formula="of:=INDEX(COM.MICROSOFT.TEXTSPLIT([Solution.$A622];&quot; &quot;);1)" table:number-matrix-columns-spanned="1" table:number-matrix-rows-spanned="1" table:style-name="ce11">
            <text:p>48812</text:p>
          </table:table-cell>
          <table:table-cell office:value-type="string" office:string-value="23721" table:formula="of:=INDEX(COM.MICROSOFT.TEXTSPLIT([Solution.$A622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66657" table:style-name="ce1">
            <text:p>66657</text:p>
          </table:table-cell>
          <table:table-cell office:value-type="string" office:string-value="63410" table:style-name="ce1">
            <text:p>63410</text:p>
          </table:table-cell>
          <table:table-cell table:style-name="ce1"/>
          <table:table-cell office:value-type="float" office:value="3247" table:formula="of:=ABS([.F622]-[.G622])" table:style-name="ce11">
            <text:p>3247</text:p>
          </table:table-cell>
          <table:table-cell table:number-columns-repeated="3" table:style-name="ce1"/>
          <table:table-cell office:value-type="float" office:value="0" table:formula="of:=COUNTIF([.$F$2:.$F$1001];[.$G622])*[.$G6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198 <text:s text:c="2"/>56618</text:p>
          </table:table-cell>
          <table:table-cell table:style-name="ce1"/>
          <table:table-cell office:value-type="string" office:string-value="49198" table:formula="of:=INDEX(COM.MICROSOFT.TEXTSPLIT([Solution.$A623];&quot; &quot;);1)" table:number-matrix-columns-spanned="1" table:number-matrix-rows-spanned="1" table:style-name="ce11">
            <text:p>49198</text:p>
          </table:table-cell>
          <table:table-cell office:value-type="string" office:string-value="56618" table:formula="of:=INDEX(COM.MICROSOFT.TEXTSPLIT([Solution.$A623];&quot; &quot;; &quot;+&quot;; TRUE);2)" table:number-matrix-columns-spanned="1" table:number-matrix-rows-spanned="1" table:style-name="ce11">
            <text:p>56618</text:p>
          </table:table-cell>
          <table:table-cell table:style-name="ce1"/>
          <table:table-cell office:value-type="string" office:string-value="66705" table:style-name="ce1">
            <text:p>66705</text:p>
          </table:table-cell>
          <table:table-cell office:value-type="string" office:string-value="63474" table:style-name="ce1">
            <text:p>63474</text:p>
          </table:table-cell>
          <table:table-cell table:style-name="ce1"/>
          <table:table-cell office:value-type="float" office:value="3231" table:formula="of:=ABS([.F623]-[.G623])" table:style-name="ce11">
            <text:p>3231</text:p>
          </table:table-cell>
          <table:table-cell table:number-columns-repeated="3" table:style-name="ce1"/>
          <table:table-cell office:value-type="float" office:value="0" table:formula="of:=COUNTIF([.$F$2:.$F$1001];[.$G623])*[.$G6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002 <text:s text:c="2"/>34983</text:p>
          </table:table-cell>
          <table:table-cell table:style-name="ce1"/>
          <table:table-cell office:value-type="string" office:string-value="26002" table:formula="of:=INDEX(COM.MICROSOFT.TEXTSPLIT([Solution.$A624];&quot; &quot;);1)" table:number-matrix-columns-spanned="1" table:number-matrix-rows-spanned="1" table:style-name="ce11">
            <text:p>26002</text:p>
          </table:table-cell>
          <table:table-cell office:value-type="string" office:string-value="34983" table:formula="of:=INDEX(COM.MICROSOFT.TEXTSPLIT([Solution.$A624];&quot; &quot;; &quot;+&quot;; TRUE);2)" table:number-matrix-columns-spanned="1" table:number-matrix-rows-spanned="1" table:style-name="ce11">
            <text:p>34983</text:p>
          </table:table-cell>
          <table:table-cell table:style-name="ce1"/>
          <table:table-cell office:value-type="string" office:string-value="66932" table:style-name="ce1">
            <text:p>66932</text:p>
          </table:table-cell>
          <table:table-cell office:value-type="string" office:string-value="63535" table:style-name="ce1">
            <text:p>63535</text:p>
          </table:table-cell>
          <table:table-cell table:style-name="ce1"/>
          <table:table-cell office:value-type="float" office:value="3397" table:formula="of:=ABS([.F624]-[.G624])" table:style-name="ce11">
            <text:p>3397</text:p>
          </table:table-cell>
          <table:table-cell table:number-columns-repeated="3" table:style-name="ce1"/>
          <table:table-cell office:value-type="float" office:value="0" table:formula="of:=COUNTIF([.$F$2:.$F$1001];[.$G624])*[.$G6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947 <text:s text:c="2"/>98833</text:p>
          </table:table-cell>
          <table:table-cell table:style-name="ce1"/>
          <table:table-cell office:value-type="string" office:string-value="42947" table:formula="of:=INDEX(COM.MICROSOFT.TEXTSPLIT([Solution.$A625];&quot; &quot;);1)" table:number-matrix-columns-spanned="1" table:number-matrix-rows-spanned="1" table:style-name="ce11">
            <text:p>42947</text:p>
          </table:table-cell>
          <table:table-cell office:value-type="string" office:string-value="98833" table:formula="of:=INDEX(COM.MICROSOFT.TEXTSPLIT([Solution.$A625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67116" table:style-name="ce1">
            <text:p>67116</text:p>
          </table:table-cell>
          <table:table-cell office:value-type="string" office:string-value="63691" table:style-name="ce1">
            <text:p>63691</text:p>
          </table:table-cell>
          <table:table-cell table:style-name="ce1"/>
          <table:table-cell office:value-type="float" office:value="3425" table:formula="of:=ABS([.F625]-[.G625])" table:style-name="ce11">
            <text:p>3425</text:p>
          </table:table-cell>
          <table:table-cell table:number-columns-repeated="3" table:style-name="ce1"/>
          <table:table-cell office:value-type="float" office:value="0" table:formula="of:=COUNTIF([.$F$2:.$F$1001];[.$G625])*[.$G6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950 <text:s text:c="2"/>59924</text:p>
          </table:table-cell>
          <table:table-cell table:style-name="ce1"/>
          <table:table-cell office:value-type="string" office:string-value="12950" table:formula="of:=INDEX(COM.MICROSOFT.TEXTSPLIT([Solution.$A626];&quot; &quot;);1)" table:number-matrix-columns-spanned="1" table:number-matrix-rows-spanned="1" table:style-name="ce11">
            <text:p>12950</text:p>
          </table:table-cell>
          <table:table-cell office:value-type="string" office:string-value="59924" table:formula="of:=INDEX(COM.MICROSOFT.TEXTSPLIT([Solution.$A626];&quot; &quot;; &quot;+&quot;; TRUE);2)" table:number-matrix-columns-spanned="1" table:number-matrix-rows-spanned="1" table:style-name="ce11">
            <text:p>59924</text:p>
          </table:table-cell>
          <table:table-cell table:style-name="ce1"/>
          <table:table-cell office:value-type="string" office:string-value="67173" table:style-name="ce1">
            <text:p>67173</text:p>
          </table:table-cell>
          <table:table-cell office:value-type="string" office:string-value="63694" table:style-name="ce1">
            <text:p>63694</text:p>
          </table:table-cell>
          <table:table-cell table:style-name="ce1"/>
          <table:table-cell office:value-type="float" office:value="3479" table:formula="of:=ABS([.F626]-[.G626])" table:style-name="ce11">
            <text:p>3479</text:p>
          </table:table-cell>
          <table:table-cell table:number-columns-repeated="3" table:style-name="ce1"/>
          <table:table-cell office:value-type="float" office:value="0" table:formula="of:=COUNTIF([.$F$2:.$F$1001];[.$G626])*[.$G6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406 <text:s text:c="2"/>17446</text:p>
          </table:table-cell>
          <table:table-cell table:style-name="ce1"/>
          <table:table-cell office:value-type="string" office:string-value="71406" table:formula="of:=INDEX(COM.MICROSOFT.TEXTSPLIT([Solution.$A627];&quot; &quot;);1)" table:number-matrix-columns-spanned="1" table:number-matrix-rows-spanned="1" table:style-name="ce11">
            <text:p>71406</text:p>
          </table:table-cell>
          <table:table-cell office:value-type="string" office:string-value="17446" table:formula="of:=INDEX(COM.MICROSOFT.TEXTSPLIT([Solution.$A627];&quot; &quot;; &quot;+&quot;; TRUE);2)" table:number-matrix-columns-spanned="1" table:number-matrix-rows-spanned="1" table:style-name="ce11">
            <text:p>17446</text:p>
          </table:table-cell>
          <table:table-cell table:style-name="ce1"/>
          <table:table-cell office:value-type="string" office:string-value="67201" table:style-name="ce1">
            <text:p>67201</text:p>
          </table:table-cell>
          <table:table-cell office:value-type="string" office:string-value="63839" table:style-name="ce1">
            <text:p>63839</text:p>
          </table:table-cell>
          <table:table-cell table:style-name="ce1"/>
          <table:table-cell office:value-type="float" office:value="3362" table:formula="of:=ABS([.F627]-[.G627])" table:style-name="ce11">
            <text:p>3362</text:p>
          </table:table-cell>
          <table:table-cell table:number-columns-repeated="3" table:style-name="ce1"/>
          <table:table-cell office:value-type="float" office:value="0" table:formula="of:=COUNTIF([.$F$2:.$F$1001];[.$G627])*[.$G6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795 <text:s text:c="2"/>29922</text:p>
          </table:table-cell>
          <table:table-cell table:style-name="ce1"/>
          <table:table-cell office:value-type="string" office:string-value="22795" table:formula="of:=INDEX(COM.MICROSOFT.TEXTSPLIT([Solution.$A628];&quot; &quot;);1)" table:number-matrix-columns-spanned="1" table:number-matrix-rows-spanned="1" table:style-name="ce11">
            <text:p>22795</text:p>
          </table:table-cell>
          <table:table-cell office:value-type="string" office:string-value="29922" table:formula="of:=INDEX(COM.MICROSOFT.TEXTSPLIT([Solution.$A628];&quot; &quot;; &quot;+&quot;; TRUE);2)" table:number-matrix-columns-spanned="1" table:number-matrix-rows-spanned="1" table:style-name="ce11">
            <text:p>29922</text:p>
          </table:table-cell>
          <table:table-cell table:style-name="ce1"/>
          <table:table-cell office:value-type="string" office:string-value="67216" table:style-name="ce1">
            <text:p>67216</text:p>
          </table:table-cell>
          <table:table-cell office:value-type="string" office:string-value="63886" table:style-name="ce1">
            <text:p>63886</text:p>
          </table:table-cell>
          <table:table-cell table:style-name="ce1"/>
          <table:table-cell office:value-type="float" office:value="3330" table:formula="of:=ABS([.F628]-[.G628])" table:style-name="ce11">
            <text:p>3330</text:p>
          </table:table-cell>
          <table:table-cell table:number-columns-repeated="3" table:style-name="ce1"/>
          <table:table-cell office:value-type="float" office:value="0" table:formula="of:=COUNTIF([.$F$2:.$F$1001];[.$G628])*[.$G6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872 <text:s text:c="2"/>63355</text:p>
          </table:table-cell>
          <table:table-cell table:style-name="ce1"/>
          <table:table-cell office:value-type="string" office:string-value="87872" table:formula="of:=INDEX(COM.MICROSOFT.TEXTSPLIT([Solution.$A629];&quot; &quot;);1)" table:number-matrix-columns-spanned="1" table:number-matrix-rows-spanned="1" table:style-name="ce11">
            <text:p>87872</text:p>
          </table:table-cell>
          <table:table-cell office:value-type="string" office:string-value="63355" table:formula="of:=INDEX(COM.MICROSOFT.TEXTSPLIT([Solution.$A629];&quot; &quot;; &quot;+&quot;; TRUE);2)" table:number-matrix-columns-spanned="1" table:number-matrix-rows-spanned="1" table:style-name="ce11">
            <text:p>63355</text:p>
          </table:table-cell>
          <table:table-cell table:style-name="ce1"/>
          <table:table-cell office:value-type="string" office:string-value="67302" table:style-name="ce1">
            <text:p>67302</text:p>
          </table:table-cell>
          <table:table-cell office:value-type="string" office:string-value="63903" table:style-name="ce1">
            <text:p>63903</text:p>
          </table:table-cell>
          <table:table-cell table:style-name="ce1"/>
          <table:table-cell office:value-type="float" office:value="3399" table:formula="of:=ABS([.F629]-[.G629])" table:style-name="ce11">
            <text:p>3399</text:p>
          </table:table-cell>
          <table:table-cell table:number-columns-repeated="3" table:style-name="ce1"/>
          <table:table-cell office:value-type="float" office:value="0" table:formula="of:=COUNTIF([.$F$2:.$F$1001];[.$G629])*[.$G62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226 <text:s text:c="2"/>34297</text:p>
          </table:table-cell>
          <table:table-cell table:style-name="ce1"/>
          <table:table-cell office:value-type="string" office:string-value="78226" table:formula="of:=INDEX(COM.MICROSOFT.TEXTSPLIT([Solution.$A630];&quot; &quot;);1)" table:number-matrix-columns-spanned="1" table:number-matrix-rows-spanned="1" table:style-name="ce11">
            <text:p>78226</text:p>
          </table:table-cell>
          <table:table-cell office:value-type="string" office:string-value="34297" table:formula="of:=INDEX(COM.MICROSOFT.TEXTSPLIT([Solution.$A630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67506" table:style-name="ce1">
            <text:p>67506</text:p>
          </table:table-cell>
          <table:table-cell office:value-type="string" office:string-value="64137" table:style-name="ce1">
            <text:p>64137</text:p>
          </table:table-cell>
          <table:table-cell table:style-name="ce1"/>
          <table:table-cell office:value-type="float" office:value="3369" table:formula="of:=ABS([.F630]-[.G630])" table:style-name="ce11">
            <text:p>3369</text:p>
          </table:table-cell>
          <table:table-cell table:number-columns-repeated="3" table:style-name="ce1"/>
          <table:table-cell office:value-type="float" office:value="0" table:formula="of:=COUNTIF([.$F$2:.$F$1001];[.$G630])*[.$G63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380 <text:s text:c="2"/>22491</text:p>
          </table:table-cell>
          <table:table-cell table:style-name="ce1"/>
          <table:table-cell office:value-type="string" office:string-value="94380" table:formula="of:=INDEX(COM.MICROSOFT.TEXTSPLIT([Solution.$A631];&quot; &quot;);1)" table:number-matrix-columns-spanned="1" table:number-matrix-rows-spanned="1" table:style-name="ce11">
            <text:p>94380</text:p>
          </table:table-cell>
          <table:table-cell office:value-type="string" office:string-value="22491" table:formula="of:=INDEX(COM.MICROSOFT.TEXTSPLIT([Solution.$A631];&quot; &quot;; &quot;+&quot;; TRUE);2)" table:number-matrix-columns-spanned="1" table:number-matrix-rows-spanned="1" table:style-name="ce11">
            <text:p>22491</text:p>
          </table:table-cell>
          <table:table-cell table:style-name="ce1"/>
          <table:table-cell office:value-type="string" office:string-value="67559" table:style-name="ce1">
            <text:p>67559</text:p>
          </table:table-cell>
          <table:table-cell office:value-type="string" office:string-value="64233" table:style-name="ce1">
            <text:p>64233</text:p>
          </table:table-cell>
          <table:table-cell table:style-name="ce1"/>
          <table:table-cell office:value-type="float" office:value="3326" table:formula="of:=ABS([.F631]-[.G631])" table:style-name="ce11">
            <text:p>3326</text:p>
          </table:table-cell>
          <table:table-cell table:number-columns-repeated="3" table:style-name="ce1"/>
          <table:table-cell office:value-type="float" office:value="0" table:formula="of:=COUNTIF([.$F$2:.$F$1001];[.$G631])*[.$G63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778 <text:s text:c="2"/>96093</text:p>
          </table:table-cell>
          <table:table-cell table:style-name="ce1"/>
          <table:table-cell office:value-type="string" office:string-value="56778" table:formula="of:=INDEX(COM.MICROSOFT.TEXTSPLIT([Solution.$A632];&quot; &quot;);1)" table:number-matrix-columns-spanned="1" table:number-matrix-rows-spanned="1" table:style-name="ce11">
            <text:p>56778</text:p>
          </table:table-cell>
          <table:table-cell office:value-type="string" office:string-value="96093" table:formula="of:=INDEX(COM.MICROSOFT.TEXTSPLIT([Solution.$A632];&quot; &quot;; &quot;+&quot;; TRUE);2)" table:number-matrix-columns-spanned="1" table:number-matrix-rows-spanned="1" table:style-name="ce11">
            <text:p>96093</text:p>
          </table:table-cell>
          <table:table-cell table:style-name="ce1"/>
          <table:table-cell office:value-type="string" office:string-value="67752" table:style-name="ce1">
            <text:p>67752</text:p>
          </table:table-cell>
          <table:table-cell office:value-type="string" office:string-value="64469" table:style-name="ce1">
            <text:p>64469</text:p>
          </table:table-cell>
          <table:table-cell table:style-name="ce1"/>
          <table:table-cell office:value-type="float" office:value="3283" table:formula="of:=ABS([.F632]-[.G632])" table:style-name="ce11">
            <text:p>3283</text:p>
          </table:table-cell>
          <table:table-cell table:number-columns-repeated="3" table:style-name="ce1"/>
          <table:table-cell office:value-type="float" office:value="0" table:formula="of:=COUNTIF([.$F$2:.$F$1001];[.$G632])*[.$G63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451 <text:s text:c="2"/>45416</text:p>
          </table:table-cell>
          <table:table-cell table:style-name="ce1"/>
          <table:table-cell office:value-type="string" office:string-value="63451" table:formula="of:=INDEX(COM.MICROSOFT.TEXTSPLIT([Solution.$A633];&quot; &quot;);1)" table:number-matrix-columns-spanned="1" table:number-matrix-rows-spanned="1" table:style-name="ce11">
            <text:p>63451</text:p>
          </table:table-cell>
          <table:table-cell office:value-type="string" office:string-value="45416" table:formula="of:=INDEX(COM.MICROSOFT.TEXTSPLIT([Solution.$A633];&quot; &quot;; &quot;+&quot;; TRUE);2)" table:number-matrix-columns-spanned="1" table:number-matrix-rows-spanned="1" table:style-name="ce11">
            <text:p>45416</text:p>
          </table:table-cell>
          <table:table-cell table:style-name="ce1"/>
          <table:table-cell office:value-type="string" office:string-value="67914" table:style-name="ce1">
            <text:p>67914</text:p>
          </table:table-cell>
          <table:table-cell office:value-type="string" office:string-value="64557" table:style-name="ce1">
            <text:p>64557</text:p>
          </table:table-cell>
          <table:table-cell table:style-name="ce1"/>
          <table:table-cell office:value-type="float" office:value="3357" table:formula="of:=ABS([.F633]-[.G633])" table:style-name="ce11">
            <text:p>3357</text:p>
          </table:table-cell>
          <table:table-cell table:number-columns-repeated="3" table:style-name="ce1"/>
          <table:table-cell office:value-type="float" office:value="0" table:formula="of:=COUNTIF([.$F$2:.$F$1001];[.$G633])*[.$G63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336 <text:s text:c="2"/>49990</text:p>
          </table:table-cell>
          <table:table-cell table:style-name="ce1"/>
          <table:table-cell office:value-type="string" office:string-value="16336" table:formula="of:=INDEX(COM.MICROSOFT.TEXTSPLIT([Solution.$A634];&quot; &quot;);1)" table:number-matrix-columns-spanned="1" table:number-matrix-rows-spanned="1" table:style-name="ce11">
            <text:p>16336</text:p>
          </table:table-cell>
          <table:table-cell office:value-type="string" office:string-value="49990" table:formula="of:=INDEX(COM.MICROSOFT.TEXTSPLIT([Solution.$A634];&quot; &quot;; &quot;+&quot;; TRUE);2)" table:number-matrix-columns-spanned="1" table:number-matrix-rows-spanned="1" table:style-name="ce11">
            <text:p>49990</text:p>
          </table:table-cell>
          <table:table-cell table:style-name="ce1"/>
          <table:table-cell office:value-type="string" office:string-value="68165" table:style-name="ce1">
            <text:p>68165</text:p>
          </table:table-cell>
          <table:table-cell office:value-type="string" office:string-value="64574" table:style-name="ce1">
            <text:p>64574</text:p>
          </table:table-cell>
          <table:table-cell table:style-name="ce1"/>
          <table:table-cell office:value-type="float" office:value="3591" table:formula="of:=ABS([.F634]-[.G634])" table:style-name="ce11">
            <text:p>3591</text:p>
          </table:table-cell>
          <table:table-cell table:number-columns-repeated="3" table:style-name="ce1"/>
          <table:table-cell office:value-type="float" office:value="0" table:formula="of:=COUNTIF([.$F$2:.$F$1001];[.$G634])*[.$G63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682 <text:s text:c="2"/>12570</text:p>
          </table:table-cell>
          <table:table-cell table:style-name="ce1"/>
          <table:table-cell office:value-type="string" office:string-value="20682" table:formula="of:=INDEX(COM.MICROSOFT.TEXTSPLIT([Solution.$A635];&quot; &quot;);1)" table:number-matrix-columns-spanned="1" table:number-matrix-rows-spanned="1" table:style-name="ce11">
            <text:p>20682</text:p>
          </table:table-cell>
          <table:table-cell office:value-type="string" office:string-value="12570" table:formula="of:=INDEX(COM.MICROSOFT.TEXTSPLIT([Solution.$A635];&quot; &quot;; &quot;+&quot;; TRUE);2)" table:number-matrix-columns-spanned="1" table:number-matrix-rows-spanned="1" table:style-name="ce11">
            <text:p>12570</text:p>
          </table:table-cell>
          <table:table-cell table:style-name="ce1"/>
          <table:table-cell office:value-type="string" office:string-value="68347" table:style-name="ce1">
            <text:p>68347</text:p>
          </table:table-cell>
          <table:table-cell office:value-type="string" office:string-value="64622" table:style-name="ce1">
            <text:p>64622</text:p>
          </table:table-cell>
          <table:table-cell table:style-name="ce1"/>
          <table:table-cell office:value-type="float" office:value="3725" table:formula="of:=ABS([.F635]-[.G635])" table:style-name="ce11">
            <text:p>3725</text:p>
          </table:table-cell>
          <table:table-cell table:number-columns-repeated="3" table:style-name="ce1"/>
          <table:table-cell office:value-type="float" office:value="0" table:formula="of:=COUNTIF([.$F$2:.$F$1001];[.$G635])*[.$G63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020 <text:s text:c="2"/>83481</text:p>
          </table:table-cell>
          <table:table-cell table:style-name="ce1"/>
          <table:table-cell office:value-type="string" office:string-value="41020" table:formula="of:=INDEX(COM.MICROSOFT.TEXTSPLIT([Solution.$A636];&quot; &quot;);1)" table:number-matrix-columns-spanned="1" table:number-matrix-rows-spanned="1" table:style-name="ce11">
            <text:p>41020</text:p>
          </table:table-cell>
          <table:table-cell office:value-type="string" office:string-value="83481" table:formula="of:=INDEX(COM.MICROSOFT.TEXTSPLIT([Solution.$A636];&quot; &quot;; &quot;+&quot;; TRUE);2)" table:number-matrix-columns-spanned="1" table:number-matrix-rows-spanned="1" table:style-name="ce11">
            <text:p>83481</text:p>
          </table:table-cell>
          <table:table-cell table:style-name="ce1"/>
          <table:table-cell office:value-type="string" office:string-value="68372" table:style-name="ce1">
            <text:p>68372</text:p>
          </table:table-cell>
          <table:table-cell office:value-type="string" office:string-value="64807" table:style-name="ce1">
            <text:p>64807</text:p>
          </table:table-cell>
          <table:table-cell table:style-name="ce1"/>
          <table:table-cell office:value-type="float" office:value="3565" table:formula="of:=ABS([.F636]-[.G636])" table:style-name="ce11">
            <text:p>3565</text:p>
          </table:table-cell>
          <table:table-cell table:number-columns-repeated="3" table:style-name="ce1"/>
          <table:table-cell office:value-type="float" office:value="0" table:formula="of:=COUNTIF([.$F$2:.$F$1001];[.$G636])*[.$G63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814 <text:s text:c="2"/>25139</text:p>
          </table:table-cell>
          <table:table-cell table:style-name="ce1"/>
          <table:table-cell office:value-type="string" office:string-value="73814" table:formula="of:=INDEX(COM.MICROSOFT.TEXTSPLIT([Solution.$A637];&quot; &quot;);1)" table:number-matrix-columns-spanned="1" table:number-matrix-rows-spanned="1" table:style-name="ce11">
            <text:p>73814</text:p>
          </table:table-cell>
          <table:table-cell office:value-type="string" office:string-value="25139" table:formula="of:=INDEX(COM.MICROSOFT.TEXTSPLIT([Solution.$A637];&quot; &quot;; &quot;+&quot;; TRUE);2)" table:number-matrix-columns-spanned="1" table:number-matrix-rows-spanned="1" table:style-name="ce11">
            <text:p>25139</text:p>
          </table:table-cell>
          <table:table-cell table:style-name="ce1"/>
          <table:table-cell office:value-type="string" office:string-value="68485" table:style-name="ce1">
            <text:p>68485</text:p>
          </table:table-cell>
          <table:table-cell office:value-type="string" office:string-value="64890" table:style-name="ce1">
            <text:p>64890</text:p>
          </table:table-cell>
          <table:table-cell table:style-name="ce1"/>
          <table:table-cell office:value-type="float" office:value="3595" table:formula="of:=ABS([.F637]-[.G637])" table:style-name="ce11">
            <text:p>3595</text:p>
          </table:table-cell>
          <table:table-cell table:number-columns-repeated="3" table:style-name="ce1"/>
          <table:table-cell office:value-type="float" office:value="0" table:formula="of:=COUNTIF([.$F$2:.$F$1001];[.$G637])*[.$G63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170 <text:s text:c="2"/>78735</text:p>
          </table:table-cell>
          <table:table-cell table:style-name="ce1"/>
          <table:table-cell office:value-type="string" office:string-value="82170" table:formula="of:=INDEX(COM.MICROSOFT.TEXTSPLIT([Solution.$A638];&quot; &quot;);1)" table:number-matrix-columns-spanned="1" table:number-matrix-rows-spanned="1" table:style-name="ce11">
            <text:p>82170</text:p>
          </table:table-cell>
          <table:table-cell office:value-type="string" office:string-value="78735" table:formula="of:=INDEX(COM.MICROSOFT.TEXTSPLIT([Solution.$A638];&quot; &quot;; &quot;+&quot;; TRUE);2)" table:number-matrix-columns-spanned="1" table:number-matrix-rows-spanned="1" table:style-name="ce11">
            <text:p>78735</text:p>
          </table:table-cell>
          <table:table-cell table:style-name="ce1"/>
          <table:table-cell office:value-type="string" office:string-value="68569" table:style-name="ce1">
            <text:p>68569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376" table:formula="of:=ABS([.F638]-[.G638])" table:style-name="ce11">
            <text:p>3376</text:p>
          </table:table-cell>
          <table:table-cell table:number-columns-repeated="3" table:style-name="ce1"/>
          <table:table-cell office:value-type="float" office:value="65193" table:formula="of:=COUNTIF([.$F$2:.$F$1001];[.$G638])*[.$G638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087 <text:s text:c="2"/>65193</text:p>
          </table:table-cell>
          <table:table-cell table:style-name="ce1"/>
          <table:table-cell office:value-type="string" office:string-value="25087" table:formula="of:=INDEX(COM.MICROSOFT.TEXTSPLIT([Solution.$A639];&quot; &quot;);1)" table:number-matrix-columns-spanned="1" table:number-matrix-rows-spanned="1" table:style-name="ce11">
            <text:p>25087</text:p>
          </table:table-cell>
          <table:table-cell office:value-type="string" office:string-value="65193" table:formula="of:=INDEX(COM.MICROSOFT.TEXTSPLIT([Solution.$A639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68652" table:style-name="ce1">
            <text:p>68652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459" table:formula="of:=ABS([.F639]-[.G639])" table:style-name="ce11">
            <text:p>3459</text:p>
          </table:table-cell>
          <table:table-cell table:number-columns-repeated="3" table:style-name="ce1"/>
          <table:table-cell office:value-type="float" office:value="65193" table:formula="of:=COUNTIF([.$F$2:.$F$1001];[.$G639])*[.$G639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733 <text:s text:c="2"/>98833</text:p>
          </table:table-cell>
          <table:table-cell table:style-name="ce1"/>
          <table:table-cell office:value-type="string" office:string-value="30733" table:formula="of:=INDEX(COM.MICROSOFT.TEXTSPLIT([Solution.$A640];&quot; &quot;);1)" table:number-matrix-columns-spanned="1" table:number-matrix-rows-spanned="1" table:style-name="ce11">
            <text:p>30733</text:p>
          </table:table-cell>
          <table:table-cell office:value-type="string" office:string-value="98833" table:formula="of:=INDEX(COM.MICROSOFT.TEXTSPLIT([Solution.$A640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68659" table:style-name="ce1">
            <text:p>68659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466" table:formula="of:=ABS([.F640]-[.G640])" table:style-name="ce11">
            <text:p>3466</text:p>
          </table:table-cell>
          <table:table-cell table:number-columns-repeated="3" table:style-name="ce1"/>
          <table:table-cell office:value-type="float" office:value="65193" table:formula="of:=COUNTIF([.$F$2:.$F$1001];[.$G640])*[.$G640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801 <text:s text:c="2"/>86165</text:p>
          </table:table-cell>
          <table:table-cell table:style-name="ce1"/>
          <table:table-cell office:value-type="string" office:string-value="70801" table:formula="of:=INDEX(COM.MICROSOFT.TEXTSPLIT([Solution.$A641];&quot; &quot;);1)" table:number-matrix-columns-spanned="1" table:number-matrix-rows-spanned="1" table:style-name="ce11">
            <text:p>70801</text:p>
          </table:table-cell>
          <table:table-cell office:value-type="string" office:string-value="86165" table:formula="of:=INDEX(COM.MICROSOFT.TEXTSPLIT([Solution.$A641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68666" table:style-name="ce1">
            <text:p>68666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473" table:formula="of:=ABS([.F641]-[.G641])" table:style-name="ce11">
            <text:p>3473</text:p>
          </table:table-cell>
          <table:table-cell table:number-columns-repeated="3" table:style-name="ce1"/>
          <table:table-cell office:value-type="float" office:value="65193" table:formula="of:=COUNTIF([.$F$2:.$F$1001];[.$G641])*[.$G641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1083 <text:s text:c="2"/>19553</text:p>
          </table:table-cell>
          <table:table-cell table:style-name="ce1"/>
          <table:table-cell office:value-type="string" office:string-value="31083" table:formula="of:=INDEX(COM.MICROSOFT.TEXTSPLIT([Solution.$A642];&quot; &quot;);1)" table:number-matrix-columns-spanned="1" table:number-matrix-rows-spanned="1" table:style-name="ce11">
            <text:p>31083</text:p>
          </table:table-cell>
          <table:table-cell office:value-type="string" office:string-value="19553" table:formula="of:=INDEX(COM.MICROSOFT.TEXTSPLIT([Solution.$A642];&quot; &quot;; &quot;+&quot;; TRUE);2)" table:number-matrix-columns-spanned="1" table:number-matrix-rows-spanned="1" table:style-name="ce11">
            <text:p>19553</text:p>
          </table:table-cell>
          <table:table-cell table:style-name="ce1"/>
          <table:table-cell office:value-type="string" office:string-value="68710" table:style-name="ce1">
            <text:p>68710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517" table:formula="of:=ABS([.F642]-[.G642])" table:style-name="ce11">
            <text:p>3517</text:p>
          </table:table-cell>
          <table:table-cell table:number-columns-repeated="3" table:style-name="ce1"/>
          <table:table-cell office:value-type="float" office:value="65193" table:formula="of:=COUNTIF([.$F$2:.$F$1001];[.$G642])*[.$G642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063 <text:s text:c="2"/>98719</text:p>
          </table:table-cell>
          <table:table-cell table:style-name="ce1"/>
          <table:table-cell office:value-type="string" office:string-value="87063" table:formula="of:=INDEX(COM.MICROSOFT.TEXTSPLIT([Solution.$A643];&quot; &quot;);1)" table:number-matrix-columns-spanned="1" table:number-matrix-rows-spanned="1" table:style-name="ce11">
            <text:p>87063</text:p>
          </table:table-cell>
          <table:table-cell office:value-type="string" office:string-value="98719" table:formula="of:=INDEX(COM.MICROSOFT.TEXTSPLIT([Solution.$A643];&quot; &quot;; &quot;+&quot;; TRUE);2)" table:number-matrix-columns-spanned="1" table:number-matrix-rows-spanned="1" table:style-name="ce11">
            <text:p>98719</text:p>
          </table:table-cell>
          <table:table-cell table:style-name="ce1"/>
          <table:table-cell office:value-type="string" office:string-value="68719" table:style-name="ce1">
            <text:p>68719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526" table:formula="of:=ABS([.F643]-[.G643])" table:style-name="ce11">
            <text:p>3526</text:p>
          </table:table-cell>
          <table:table-cell table:number-columns-repeated="3" table:style-name="ce1"/>
          <table:table-cell office:value-type="float" office:value="65193" table:formula="of:=COUNTIF([.$F$2:.$F$1001];[.$G643])*[.$G643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217 <text:s text:c="2"/>72138</text:p>
          </table:table-cell>
          <table:table-cell table:style-name="ce1"/>
          <table:table-cell office:value-type="string" office:string-value="42217" table:formula="of:=INDEX(COM.MICROSOFT.TEXTSPLIT([Solution.$A644];&quot; &quot;);1)" table:number-matrix-columns-spanned="1" table:number-matrix-rows-spanned="1" table:style-name="ce11">
            <text:p>42217</text:p>
          </table:table-cell>
          <table:table-cell office:value-type="string" office:string-value="72138" table:formula="of:=INDEX(COM.MICROSOFT.TEXTSPLIT([Solution.$A644];&quot; &quot;; &quot;+&quot;; TRUE);2)" table:number-matrix-columns-spanned="1" table:number-matrix-rows-spanned="1" table:style-name="ce11">
            <text:p>72138</text:p>
          </table:table-cell>
          <table:table-cell table:style-name="ce1"/>
          <table:table-cell office:value-type="string" office:string-value="68803" table:style-name="ce1">
            <text:p>68803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610" table:formula="of:=ABS([.F644]-[.G644])" table:style-name="ce11">
            <text:p>3610</text:p>
          </table:table-cell>
          <table:table-cell table:number-columns-repeated="3" table:style-name="ce1"/>
          <table:table-cell office:value-type="float" office:value="65193" table:formula="of:=COUNTIF([.$F$2:.$F$1001];[.$G644])*[.$G644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510 <text:s text:c="2"/>78912</text:p>
          </table:table-cell>
          <table:table-cell table:style-name="ce1"/>
          <table:table-cell office:value-type="string" office:string-value="10510" table:formula="of:=INDEX(COM.MICROSOFT.TEXTSPLIT([Solution.$A645];&quot; &quot;);1)" table:number-matrix-columns-spanned="1" table:number-matrix-rows-spanned="1" table:style-name="ce11">
            <text:p>10510</text:p>
          </table:table-cell>
          <table:table-cell office:value-type="string" office:string-value="78912" table:formula="of:=INDEX(COM.MICROSOFT.TEXTSPLIT([Solution.$A645];&quot; &quot;; &quot;+&quot;; TRUE);2)" table:number-matrix-columns-spanned="1" table:number-matrix-rows-spanned="1" table:style-name="ce11">
            <text:p>78912</text:p>
          </table:table-cell>
          <table:table-cell table:style-name="ce1"/>
          <table:table-cell office:value-type="string" office:string-value="68970" table:style-name="ce1">
            <text:p>68970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777" table:formula="of:=ABS([.F645]-[.G645])" table:style-name="ce11">
            <text:p>3777</text:p>
          </table:table-cell>
          <table:table-cell table:number-columns-repeated="3" table:style-name="ce1"/>
          <table:table-cell office:value-type="float" office:value="65193" table:formula="of:=COUNTIF([.$F$2:.$F$1001];[.$G645])*[.$G645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707 <text:s text:c="2"/>91456</text:p>
          </table:table-cell>
          <table:table-cell table:style-name="ce1"/>
          <table:table-cell office:value-type="string" office:string-value="56707" table:formula="of:=INDEX(COM.MICROSOFT.TEXTSPLIT([Solution.$A646];&quot; &quot;);1)" table:number-matrix-columns-spanned="1" table:number-matrix-rows-spanned="1" table:style-name="ce11">
            <text:p>56707</text:p>
          </table:table-cell>
          <table:table-cell office:value-type="string" office:string-value="91456" table:formula="of:=INDEX(COM.MICROSOFT.TEXTSPLIT([Solution.$A646];&quot; &quot;; &quot;+&quot;; TRUE);2)" table:number-matrix-columns-spanned="1" table:number-matrix-rows-spanned="1" table:style-name="ce11">
            <text:p>91456</text:p>
          </table:table-cell>
          <table:table-cell table:style-name="ce1"/>
          <table:table-cell office:value-type="string" office:string-value="68993" table:style-name="ce1">
            <text:p>68993</text:p>
          </table:table-cell>
          <table:table-cell office:value-type="string" office:string-value="65193" table:style-name="ce1">
            <text:p>65193</text:p>
          </table:table-cell>
          <table:table-cell table:style-name="ce1"/>
          <table:table-cell office:value-type="float" office:value="3800" table:formula="of:=ABS([.F646]-[.G646])" table:style-name="ce11">
            <text:p>3800</text:p>
          </table:table-cell>
          <table:table-cell table:number-columns-repeated="3" table:style-name="ce1"/>
          <table:table-cell office:value-type="float" office:value="65193" table:formula="of:=COUNTIF([.$F$2:.$F$1001];[.$G646])*[.$G646]" table:style-name="ce11">
            <text:p>651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172 <text:s text:c="2"/>71270</text:p>
          </table:table-cell>
          <table:table-cell table:style-name="ce1"/>
          <table:table-cell office:value-type="string" office:string-value="13172" table:formula="of:=INDEX(COM.MICROSOFT.TEXTSPLIT([Solution.$A647];&quot; &quot;);1)" table:number-matrix-columns-spanned="1" table:number-matrix-rows-spanned="1" table:style-name="ce11">
            <text:p>13172</text:p>
          </table:table-cell>
          <table:table-cell office:value-type="string" office:string-value="71270" table:formula="of:=INDEX(COM.MICROSOFT.TEXTSPLIT([Solution.$A647];&quot; &quot;; &quot;+&quot;; TRUE);2)" table:number-matrix-columns-spanned="1" table:number-matrix-rows-spanned="1" table:style-name="ce11">
            <text:p>71270</text:p>
          </table:table-cell>
          <table:table-cell table:style-name="ce1"/>
          <table:table-cell office:value-type="string" office:string-value="69062" table:style-name="ce1">
            <text:p>69062</text:p>
          </table:table-cell>
          <table:table-cell office:value-type="string" office:string-value="65307" table:style-name="ce1">
            <text:p>65307</text:p>
          </table:table-cell>
          <table:table-cell table:style-name="ce1"/>
          <table:table-cell office:value-type="float" office:value="3755" table:formula="of:=ABS([.F647]-[.G647])" table:style-name="ce11">
            <text:p>3755</text:p>
          </table:table-cell>
          <table:table-cell table:number-columns-repeated="3" table:style-name="ce1"/>
          <table:table-cell office:value-type="float" office:value="0" table:formula="of:=COUNTIF([.$F$2:.$F$1001];[.$G647])*[.$G6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337 <text:s text:c="2"/>90208</text:p>
          </table:table-cell>
          <table:table-cell table:style-name="ce1"/>
          <table:table-cell office:value-type="string" office:string-value="53337" table:formula="of:=INDEX(COM.MICROSOFT.TEXTSPLIT([Solution.$A648];&quot; &quot;);1)" table:number-matrix-columns-spanned="1" table:number-matrix-rows-spanned="1" table:style-name="ce11">
            <text:p>53337</text:p>
          </table:table-cell>
          <table:table-cell office:value-type="string" office:string-value="90208" table:formula="of:=INDEX(COM.MICROSOFT.TEXTSPLIT([Solution.$A648];&quot; &quot;; &quot;+&quot;; TRUE);2)" table:number-matrix-columns-spanned="1" table:number-matrix-rows-spanned="1" table:style-name="ce11">
            <text:p>90208</text:p>
          </table:table-cell>
          <table:table-cell table:style-name="ce1"/>
          <table:table-cell office:value-type="string" office:string-value="69096" table:style-name="ce1">
            <text:p>69096</text:p>
          </table:table-cell>
          <table:table-cell office:value-type="string" office:string-value="65761" table:style-name="ce1">
            <text:p>65761</text:p>
          </table:table-cell>
          <table:table-cell table:style-name="ce1"/>
          <table:table-cell office:value-type="float" office:value="3335" table:formula="of:=ABS([.F648]-[.G648])" table:style-name="ce11">
            <text:p>3335</text:p>
          </table:table-cell>
          <table:table-cell table:number-columns-repeated="3" table:style-name="ce1"/>
          <table:table-cell office:value-type="float" office:value="0" table:formula="of:=COUNTIF([.$F$2:.$F$1001];[.$G648])*[.$G6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513 <text:s text:c="2"/>92697</text:p>
          </table:table-cell>
          <table:table-cell table:style-name="ce1"/>
          <table:table-cell office:value-type="string" office:string-value="25513" table:formula="of:=INDEX(COM.MICROSOFT.TEXTSPLIT([Solution.$A649];&quot; &quot;);1)" table:number-matrix-columns-spanned="1" table:number-matrix-rows-spanned="1" table:style-name="ce11">
            <text:p>25513</text:p>
          </table:table-cell>
          <table:table-cell office:value-type="string" office:string-value="92697" table:formula="of:=INDEX(COM.MICROSOFT.TEXTSPLIT([Solution.$A649];&quot; &quot;; &quot;+&quot;; TRUE);2)" table:number-matrix-columns-spanned="1" table:number-matrix-rows-spanned="1" table:style-name="ce11">
            <text:p>92697</text:p>
          </table:table-cell>
          <table:table-cell table:style-name="ce1"/>
          <table:table-cell office:value-type="string" office:string-value="69289" table:style-name="ce1">
            <text:p>69289</text:p>
          </table:table-cell>
          <table:table-cell office:value-type="string" office:string-value="66203" table:style-name="ce1">
            <text:p>66203</text:p>
          </table:table-cell>
          <table:table-cell table:style-name="ce1"/>
          <table:table-cell office:value-type="float" office:value="3086" table:formula="of:=ABS([.F649]-[.G649])" table:style-name="ce11">
            <text:p>3086</text:p>
          </table:table-cell>
          <table:table-cell table:number-columns-repeated="3" table:style-name="ce1"/>
          <table:table-cell office:value-type="float" office:value="0" table:formula="of:=COUNTIF([.$F$2:.$F$1001];[.$G649])*[.$G6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676 <text:s text:c="2"/>63037</text:p>
          </table:table-cell>
          <table:table-cell table:style-name="ce1"/>
          <table:table-cell office:value-type="string" office:string-value="39676" table:formula="of:=INDEX(COM.MICROSOFT.TEXTSPLIT([Solution.$A650];&quot; &quot;);1)" table:number-matrix-columns-spanned="1" table:number-matrix-rows-spanned="1" table:style-name="ce11">
            <text:p>39676</text:p>
          </table:table-cell>
          <table:table-cell office:value-type="string" office:string-value="63037" table:formula="of:=INDEX(COM.MICROSOFT.TEXTSPLIT([Solution.$A650];&quot; &quot;; &quot;+&quot;; TRUE);2)" table:number-matrix-columns-spanned="1" table:number-matrix-rows-spanned="1" table:style-name="ce11">
            <text:p>63037</text:p>
          </table:table-cell>
          <table:table-cell table:style-name="ce1"/>
          <table:table-cell office:value-type="string" office:string-value="69344" table:style-name="ce1">
            <text:p>69344</text:p>
          </table:table-cell>
          <table:table-cell office:value-type="string" office:string-value="66307" table:style-name="ce1">
            <text:p>66307</text:p>
          </table:table-cell>
          <table:table-cell table:style-name="ce1"/>
          <table:table-cell office:value-type="float" office:value="3037" table:formula="of:=ABS([.F650]-[.G650])" table:style-name="ce11">
            <text:p>3037</text:p>
          </table:table-cell>
          <table:table-cell table:number-columns-repeated="3" table:style-name="ce1"/>
          <table:table-cell office:value-type="float" office:value="0" table:formula="of:=COUNTIF([.$F$2:.$F$1001];[.$G650])*[.$G6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497 <text:s text:c="2"/>90932</text:p>
          </table:table-cell>
          <table:table-cell table:style-name="ce1"/>
          <table:table-cell office:value-type="string" office:string-value="48497" table:formula="of:=INDEX(COM.MICROSOFT.TEXTSPLIT([Solution.$A651];&quot; &quot;);1)" table:number-matrix-columns-spanned="1" table:number-matrix-rows-spanned="1" table:style-name="ce11">
            <text:p>48497</text:p>
          </table:table-cell>
          <table:table-cell office:value-type="string" office:string-value="90932" table:formula="of:=INDEX(COM.MICROSOFT.TEXTSPLIT([Solution.$A651];&quot; &quot;; &quot;+&quot;; TRUE);2)" table:number-matrix-columns-spanned="1" table:number-matrix-rows-spanned="1" table:style-name="ce11">
            <text:p>90932</text:p>
          </table:table-cell>
          <table:table-cell table:style-name="ce1"/>
          <table:table-cell office:value-type="string" office:string-value="69385" table:style-name="ce1">
            <text:p>69385</text:p>
          </table:table-cell>
          <table:table-cell office:value-type="string" office:string-value="66393" table:style-name="ce1">
            <text:p>66393</text:p>
          </table:table-cell>
          <table:table-cell table:style-name="ce1"/>
          <table:table-cell office:value-type="float" office:value="2992" table:formula="of:=ABS([.F651]-[.G651])" table:style-name="ce11">
            <text:p>2992</text:p>
          </table:table-cell>
          <table:table-cell table:number-columns-repeated="3" table:style-name="ce1"/>
          <table:table-cell office:value-type="float" office:value="0" table:formula="of:=COUNTIF([.$F$2:.$F$1001];[.$G651])*[.$G6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346 <text:s text:c="2"/>83722</text:p>
          </table:table-cell>
          <table:table-cell table:style-name="ce1"/>
          <table:table-cell office:value-type="string" office:string-value="98346" table:formula="of:=INDEX(COM.MICROSOFT.TEXTSPLIT([Solution.$A652];&quot; &quot;);1)" table:number-matrix-columns-spanned="1" table:number-matrix-rows-spanned="1" table:style-name="ce11">
            <text:p>98346</text:p>
          </table:table-cell>
          <table:table-cell office:value-type="string" office:string-value="83722" table:formula="of:=INDEX(COM.MICROSOFT.TEXTSPLIT([Solution.$A652];&quot; &quot;; &quot;+&quot;; TRUE);2)" table:number-matrix-columns-spanned="1" table:number-matrix-rows-spanned="1" table:style-name="ce11">
            <text:p>83722</text:p>
          </table:table-cell>
          <table:table-cell table:style-name="ce1"/>
          <table:table-cell office:value-type="string" office:string-value="69441" table:style-name="ce1">
            <text:p>69441</text:p>
          </table:table-cell>
          <table:table-cell office:value-type="string" office:string-value="66457" table:style-name="ce1">
            <text:p>66457</text:p>
          </table:table-cell>
          <table:table-cell table:style-name="ce1"/>
          <table:table-cell office:value-type="float" office:value="2984" table:formula="of:=ABS([.F652]-[.G652])" table:style-name="ce11">
            <text:p>2984</text:p>
          </table:table-cell>
          <table:table-cell table:number-columns-repeated="3" table:style-name="ce1"/>
          <table:table-cell office:value-type="float" office:value="0" table:formula="of:=COUNTIF([.$F$2:.$F$1001];[.$G652])*[.$G6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160 <text:s text:c="2"/>26663</text:p>
          </table:table-cell>
          <table:table-cell table:style-name="ce1"/>
          <table:table-cell office:value-type="string" office:string-value="17160" table:formula="of:=INDEX(COM.MICROSOFT.TEXTSPLIT([Solution.$A653];&quot; &quot;);1)" table:number-matrix-columns-spanned="1" table:number-matrix-rows-spanned="1" table:style-name="ce11">
            <text:p>17160</text:p>
          </table:table-cell>
          <table:table-cell office:value-type="string" office:string-value="26663" table:formula="of:=INDEX(COM.MICROSOFT.TEXTSPLIT([Solution.$A653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69500" table:style-name="ce1">
            <text:p>69500</text:p>
          </table:table-cell>
          <table:table-cell office:value-type="string" office:string-value="66503" table:style-name="ce1">
            <text:p>66503</text:p>
          </table:table-cell>
          <table:table-cell table:style-name="ce1"/>
          <table:table-cell office:value-type="float" office:value="2997" table:formula="of:=ABS([.F653]-[.G653])" table:style-name="ce11">
            <text:p>2997</text:p>
          </table:table-cell>
          <table:table-cell table:number-columns-repeated="3" table:style-name="ce1"/>
          <table:table-cell office:value-type="float" office:value="66503" table:formula="of:=COUNTIF([.$F$2:.$F$1001];[.$G653])*[.$G653]" table:style-name="ce11">
            <text:p>6650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191 <text:s text:c="2"/>79977</text:p>
          </table:table-cell>
          <table:table-cell table:style-name="ce1"/>
          <table:table-cell office:value-type="string" office:string-value="14191" table:formula="of:=INDEX(COM.MICROSOFT.TEXTSPLIT([Solution.$A654];&quot; &quot;);1)" table:number-matrix-columns-spanned="1" table:number-matrix-rows-spanned="1" table:style-name="ce11">
            <text:p>14191</text:p>
          </table:table-cell>
          <table:table-cell office:value-type="string" office:string-value="79977" table:formula="of:=INDEX(COM.MICROSOFT.TEXTSPLIT([Solution.$A654];&quot; &quot;; &quot;+&quot;; TRUE);2)" table:number-matrix-columns-spanned="1" table:number-matrix-rows-spanned="1" table:style-name="ce11">
            <text:p>79977</text:p>
          </table:table-cell>
          <table:table-cell table:style-name="ce1"/>
          <table:table-cell office:value-type="string" office:string-value="69602" table:style-name="ce1">
            <text:p>69602</text:p>
          </table:table-cell>
          <table:table-cell office:value-type="string" office:string-value="66820" table:style-name="ce1">
            <text:p>66820</text:p>
          </table:table-cell>
          <table:table-cell table:style-name="ce1"/>
          <table:table-cell office:value-type="float" office:value="2782" table:formula="of:=ABS([.F654]-[.G654])" table:style-name="ce11">
            <text:p>2782</text:p>
          </table:table-cell>
          <table:table-cell table:number-columns-repeated="3" table:style-name="ce1"/>
          <table:table-cell office:value-type="float" office:value="0" table:formula="of:=COUNTIF([.$F$2:.$F$1001];[.$G654])*[.$G6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557 <text:s text:c="2"/>31093</text:p>
          </table:table-cell>
          <table:table-cell table:style-name="ce1"/>
          <table:table-cell office:value-type="string" office:string-value="86557" table:formula="of:=INDEX(COM.MICROSOFT.TEXTSPLIT([Solution.$A655];&quot; &quot;);1)" table:number-matrix-columns-spanned="1" table:number-matrix-rows-spanned="1" table:style-name="ce11">
            <text:p>86557</text:p>
          </table:table-cell>
          <table:table-cell office:value-type="string" office:string-value="31093" table:formula="of:=INDEX(COM.MICROSOFT.TEXTSPLIT([Solution.$A655];&quot; &quot;; &quot;+&quot;; TRUE);2)" table:number-matrix-columns-spanned="1" table:number-matrix-rows-spanned="1" table:style-name="ce11">
            <text:p>31093</text:p>
          </table:table-cell>
          <table:table-cell table:style-name="ce1"/>
          <table:table-cell office:value-type="string" office:string-value="69653" table:style-name="ce1">
            <text:p>69653</text:p>
          </table:table-cell>
          <table:table-cell office:value-type="string" office:string-value="67038" table:style-name="ce1">
            <text:p>67038</text:p>
          </table:table-cell>
          <table:table-cell table:style-name="ce1"/>
          <table:table-cell office:value-type="float" office:value="2615" table:formula="of:=ABS([.F655]-[.G655])" table:style-name="ce11">
            <text:p>2615</text:p>
          </table:table-cell>
          <table:table-cell table:number-columns-repeated="3" table:style-name="ce1"/>
          <table:table-cell office:value-type="float" office:value="0" table:formula="of:=COUNTIF([.$F$2:.$F$1001];[.$G655])*[.$G6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936 <text:s text:c="2"/>13172</text:p>
          </table:table-cell>
          <table:table-cell table:style-name="ce1"/>
          <table:table-cell office:value-type="string" office:string-value="12936" table:formula="of:=INDEX(COM.MICROSOFT.TEXTSPLIT([Solution.$A656];&quot; &quot;);1)" table:number-matrix-columns-spanned="1" table:number-matrix-rows-spanned="1" table:style-name="ce11">
            <text:p>12936</text:p>
          </table:table-cell>
          <table:table-cell office:value-type="string" office:string-value="13172" table:formula="of:=INDEX(COM.MICROSOFT.TEXTSPLIT([Solution.$A656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69672" table:style-name="ce1">
            <text:p>69672</text:p>
          </table:table-cell>
          <table:table-cell office:value-type="string" office:string-value="67317" table:style-name="ce1">
            <text:p>67317</text:p>
          </table:table-cell>
          <table:table-cell table:style-name="ce1"/>
          <table:table-cell office:value-type="float" office:value="2355" table:formula="of:=ABS([.F656]-[.G656])" table:style-name="ce11">
            <text:p>2355</text:p>
          </table:table-cell>
          <table:table-cell table:number-columns-repeated="3" table:style-name="ce1"/>
          <table:table-cell office:value-type="float" office:value="0" table:formula="of:=COUNTIF([.$F$2:.$F$1001];[.$G656])*[.$G6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657 <text:s text:c="2"/>88491</text:p>
          </table:table-cell>
          <table:table-cell table:style-name="ce1"/>
          <table:table-cell office:value-type="string" office:string-value="66657" table:formula="of:=INDEX(COM.MICROSOFT.TEXTSPLIT([Solution.$A657];&quot; &quot;);1)" table:number-matrix-columns-spanned="1" table:number-matrix-rows-spanned="1" table:style-name="ce11">
            <text:p>66657</text:p>
          </table:table-cell>
          <table:table-cell office:value-type="string" office:string-value="88491" table:formula="of:=INDEX(COM.MICROSOFT.TEXTSPLIT([Solution.$A657];&quot; &quot;; &quot;+&quot;; TRUE);2)" table:number-matrix-columns-spanned="1" table:number-matrix-rows-spanned="1" table:style-name="ce11">
            <text:p>88491</text:p>
          </table:table-cell>
          <table:table-cell table:style-name="ce1"/>
          <table:table-cell office:value-type="string" office:string-value="69702" table:style-name="ce1">
            <text:p>69702</text:p>
          </table:table-cell>
          <table:table-cell office:value-type="string" office:string-value="67529" table:style-name="ce1">
            <text:p>67529</text:p>
          </table:table-cell>
          <table:table-cell table:style-name="ce1"/>
          <table:table-cell office:value-type="float" office:value="2173" table:formula="of:=ABS([.F657]-[.G657])" table:style-name="ce11">
            <text:p>2173</text:p>
          </table:table-cell>
          <table:table-cell table:number-columns-repeated="3" table:style-name="ce1"/>
          <table:table-cell office:value-type="float" office:value="0" table:formula="of:=COUNTIF([.$F$2:.$F$1001];[.$G657])*[.$G6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496 <text:s text:c="2"/>14581</text:p>
          </table:table-cell>
          <table:table-cell table:style-name="ce1"/>
          <table:table-cell office:value-type="string" office:string-value="14496" table:formula="of:=INDEX(COM.MICROSOFT.TEXTSPLIT([Solution.$A658];&quot; &quot;);1)" table:number-matrix-columns-spanned="1" table:number-matrix-rows-spanned="1" table:style-name="ce11">
            <text:p>14496</text:p>
          </table:table-cell>
          <table:table-cell office:value-type="string" office:string-value="14581" table:formula="of:=INDEX(COM.MICROSOFT.TEXTSPLIT([Solution.$A658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69717" table:style-name="ce1">
            <text:p>69717</text:p>
          </table:table-cell>
          <table:table-cell office:value-type="string" office:string-value="67646" table:style-name="ce1">
            <text:p>67646</text:p>
          </table:table-cell>
          <table:table-cell table:style-name="ce1"/>
          <table:table-cell office:value-type="float" office:value="2071" table:formula="of:=ABS([.F658]-[.G658])" table:style-name="ce11">
            <text:p>2071</text:p>
          </table:table-cell>
          <table:table-cell table:number-columns-repeated="3" table:style-name="ce1"/>
          <table:table-cell office:value-type="float" office:value="0" table:formula="of:=COUNTIF([.$F$2:.$F$1001];[.$G658])*[.$G6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452 <text:s text:c="2"/>14581</text:p>
          </table:table-cell>
          <table:table-cell table:style-name="ce1"/>
          <table:table-cell office:value-type="string" office:string-value="10452" table:formula="of:=INDEX(COM.MICROSOFT.TEXTSPLIT([Solution.$A659];&quot; &quot;);1)" table:number-matrix-columns-spanned="1" table:number-matrix-rows-spanned="1" table:style-name="ce11">
            <text:p>10452</text:p>
          </table:table-cell>
          <table:table-cell office:value-type="string" office:string-value="14581" table:formula="of:=INDEX(COM.MICROSOFT.TEXTSPLIT([Solution.$A659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69835" table:style-name="ce1">
            <text:p>69835</text:p>
          </table:table-cell>
          <table:table-cell office:value-type="string" office:string-value="67674" table:style-name="ce1">
            <text:p>67674</text:p>
          </table:table-cell>
          <table:table-cell table:style-name="ce1"/>
          <table:table-cell office:value-type="float" office:value="2161" table:formula="of:=ABS([.F659]-[.G659])" table:style-name="ce11">
            <text:p>2161</text:p>
          </table:table-cell>
          <table:table-cell table:number-columns-repeated="3" table:style-name="ce1"/>
          <table:table-cell office:value-type="float" office:value="0" table:formula="of:=COUNTIF([.$F$2:.$F$1001];[.$G659])*[.$G6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873 <text:s text:c="2"/>76537</text:p>
          </table:table-cell>
          <table:table-cell table:style-name="ce1"/>
          <table:table-cell office:value-type="string" office:string-value="27873" table:formula="of:=INDEX(COM.MICROSOFT.TEXTSPLIT([Solution.$A660];&quot; &quot;);1)" table:number-matrix-columns-spanned="1" table:number-matrix-rows-spanned="1" table:style-name="ce11">
            <text:p>27873</text:p>
          </table:table-cell>
          <table:table-cell office:value-type="string" office:string-value="76537" table:formula="of:=INDEX(COM.MICROSOFT.TEXTSPLIT([Solution.$A660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69851" table:style-name="ce1">
            <text:p>69851</text:p>
          </table:table-cell>
          <table:table-cell office:value-type="string" office:string-value="67759" table:style-name="ce1">
            <text:p>67759</text:p>
          </table:table-cell>
          <table:table-cell table:style-name="ce1"/>
          <table:table-cell office:value-type="float" office:value="2092" table:formula="of:=ABS([.F660]-[.G660])" table:style-name="ce11">
            <text:p>2092</text:p>
          </table:table-cell>
          <table:table-cell table:number-columns-repeated="3" table:style-name="ce1"/>
          <table:table-cell office:value-type="float" office:value="0" table:formula="of:=COUNTIF([.$F$2:.$F$1001];[.$G660])*[.$G6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301 <text:s text:c="2"/>18372</text:p>
          </table:table-cell>
          <table:table-cell table:style-name="ce1"/>
          <table:table-cell office:value-type="string" office:string-value="57301" table:formula="of:=INDEX(COM.MICROSOFT.TEXTSPLIT([Solution.$A661];&quot; &quot;);1)" table:number-matrix-columns-spanned="1" table:number-matrix-rows-spanned="1" table:style-name="ce11">
            <text:p>57301</text:p>
          </table:table-cell>
          <table:table-cell office:value-type="string" office:string-value="18372" table:formula="of:=INDEX(COM.MICROSOFT.TEXTSPLIT([Solution.$A661];&quot; &quot;; &quot;+&quot;; TRUE);2)" table:number-matrix-columns-spanned="1" table:number-matrix-rows-spanned="1" table:style-name="ce11">
            <text:p>18372</text:p>
          </table:table-cell>
          <table:table-cell table:style-name="ce1"/>
          <table:table-cell office:value-type="string" office:string-value="69892" table:style-name="ce1">
            <text:p>69892</text:p>
          </table:table-cell>
          <table:table-cell office:value-type="string" office:string-value="67870" table:style-name="ce1">
            <text:p>67870</text:p>
          </table:table-cell>
          <table:table-cell table:style-name="ce1"/>
          <table:table-cell office:value-type="float" office:value="2022" table:formula="of:=ABS([.F661]-[.G661])" table:style-name="ce11">
            <text:p>2022</text:p>
          </table:table-cell>
          <table:table-cell table:number-columns-repeated="3" table:style-name="ce1"/>
          <table:table-cell office:value-type="float" office:value="0" table:formula="of:=COUNTIF([.$F$2:.$F$1001];[.$G661])*[.$G66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746 <text:s text:c="2"/>96108</text:p>
          </table:table-cell>
          <table:table-cell table:style-name="ce1"/>
          <table:table-cell office:value-type="string" office:string-value="84746" table:formula="of:=INDEX(COM.MICROSOFT.TEXTSPLIT([Solution.$A662];&quot; &quot;);1)" table:number-matrix-columns-spanned="1" table:number-matrix-rows-spanned="1" table:style-name="ce11">
            <text:p>84746</text:p>
          </table:table-cell>
          <table:table-cell office:value-type="string" office:string-value="96108" table:formula="of:=INDEX(COM.MICROSOFT.TEXTSPLIT([Solution.$A662];&quot; &quot;; &quot;+&quot;; TRUE);2)" table:number-matrix-columns-spanned="1" table:number-matrix-rows-spanned="1" table:style-name="ce11">
            <text:p>96108</text:p>
          </table:table-cell>
          <table:table-cell table:style-name="ce1"/>
          <table:table-cell office:value-type="string" office:string-value="69928" table:style-name="ce1">
            <text:p>69928</text:p>
          </table:table-cell>
          <table:table-cell office:value-type="string" office:string-value="67964" table:style-name="ce1">
            <text:p>67964</text:p>
          </table:table-cell>
          <table:table-cell table:style-name="ce1"/>
          <table:table-cell office:value-type="float" office:value="1964" table:formula="of:=ABS([.F662]-[.G662])" table:style-name="ce11">
            <text:p>1964</text:p>
          </table:table-cell>
          <table:table-cell table:number-columns-repeated="3" table:style-name="ce1"/>
          <table:table-cell office:value-type="float" office:value="0" table:formula="of:=COUNTIF([.$F$2:.$F$1001];[.$G662])*[.$G66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640 <text:s text:c="2"/>34696</text:p>
          </table:table-cell>
          <table:table-cell table:style-name="ce1"/>
          <table:table-cell office:value-type="string" office:string-value="11640" table:formula="of:=INDEX(COM.MICROSOFT.TEXTSPLIT([Solution.$A663];&quot; &quot;);1)" table:number-matrix-columns-spanned="1" table:number-matrix-rows-spanned="1" table:style-name="ce11">
            <text:p>11640</text:p>
          </table:table-cell>
          <table:table-cell office:value-type="string" office:string-value="34696" table:formula="of:=INDEX(COM.MICROSOFT.TEXTSPLIT([Solution.$A663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0151" table:style-name="ce1">
            <text:p>70151</text:p>
          </table:table-cell>
          <table:table-cell office:value-type="string" office:string-value="68031" table:style-name="ce1">
            <text:p>68031</text:p>
          </table:table-cell>
          <table:table-cell table:style-name="ce1"/>
          <table:table-cell office:value-type="float" office:value="2120" table:formula="of:=ABS([.F663]-[.G663])" table:style-name="ce11">
            <text:p>2120</text:p>
          </table:table-cell>
          <table:table-cell table:number-columns-repeated="3" table:style-name="ce1"/>
          <table:table-cell office:value-type="float" office:value="0" table:formula="of:=COUNTIF([.$F$2:.$F$1001];[.$G663])*[.$G66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240 <text:s text:c="2"/>16854</text:p>
          </table:table-cell>
          <table:table-cell table:style-name="ce1"/>
          <table:table-cell office:value-type="string" office:string-value="11240" table:formula="of:=INDEX(COM.MICROSOFT.TEXTSPLIT([Solution.$A664];&quot; &quot;);1)" table:number-matrix-columns-spanned="1" table:number-matrix-rows-spanned="1" table:style-name="ce11">
            <text:p>11240</text:p>
          </table:table-cell>
          <table:table-cell office:value-type="string" office:string-value="16854" table:formula="of:=INDEX(COM.MICROSOFT.TEXTSPLIT([Solution.$A664];&quot; &quot;; &quot;+&quot;; TRUE);2)" table:number-matrix-columns-spanned="1" table:number-matrix-rows-spanned="1" table:style-name="ce11">
            <text:p>16854</text:p>
          </table:table-cell>
          <table:table-cell table:style-name="ce1"/>
          <table:table-cell office:value-type="string" office:string-value="70255" table:style-name="ce1">
            <text:p>70255</text:p>
          </table:table-cell>
          <table:table-cell office:value-type="string" office:string-value="68279" table:style-name="ce1">
            <text:p>68279</text:p>
          </table:table-cell>
          <table:table-cell table:style-name="ce1"/>
          <table:table-cell office:value-type="float" office:value="1976" table:formula="of:=ABS([.F664]-[.G664])" table:style-name="ce11">
            <text:p>1976</text:p>
          </table:table-cell>
          <table:table-cell table:number-columns-repeated="3" table:style-name="ce1"/>
          <table:table-cell office:value-type="float" office:value="0" table:formula="of:=COUNTIF([.$F$2:.$F$1001];[.$G664])*[.$G66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244 <text:s text:c="2"/>14581</text:p>
          </table:table-cell>
          <table:table-cell table:style-name="ce1"/>
          <table:table-cell office:value-type="string" office:string-value="13244" table:formula="of:=INDEX(COM.MICROSOFT.TEXTSPLIT([Solution.$A665];&quot; &quot;);1)" table:number-matrix-columns-spanned="1" table:number-matrix-rows-spanned="1" table:style-name="ce11">
            <text:p>13244</text:p>
          </table:table-cell>
          <table:table-cell office:value-type="string" office:string-value="14581" table:formula="of:=INDEX(COM.MICROSOFT.TEXTSPLIT([Solution.$A665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70472" table:style-name="ce1">
            <text:p>70472</text:p>
          </table:table-cell>
          <table:table-cell office:value-type="string" office:string-value="68844" table:style-name="ce1">
            <text:p>68844</text:p>
          </table:table-cell>
          <table:table-cell table:style-name="ce1"/>
          <table:table-cell office:value-type="float" office:value="1628" table:formula="of:=ABS([.F665]-[.G665])" table:style-name="ce11">
            <text:p>1628</text:p>
          </table:table-cell>
          <table:table-cell table:number-columns-repeated="3" table:style-name="ce1"/>
          <table:table-cell office:value-type="float" office:value="0" table:formula="of:=COUNTIF([.$F$2:.$F$1001];[.$G665])*[.$G66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407 <text:s text:c="2"/>64574</text:p>
          </table:table-cell>
          <table:table-cell table:style-name="ce1"/>
          <table:table-cell office:value-type="string" office:string-value="29407" table:formula="of:=INDEX(COM.MICROSOFT.TEXTSPLIT([Solution.$A666];&quot; &quot;);1)" table:number-matrix-columns-spanned="1" table:number-matrix-rows-spanned="1" table:style-name="ce11">
            <text:p>29407</text:p>
          </table:table-cell>
          <table:table-cell office:value-type="string" office:string-value="64574" table:formula="of:=INDEX(COM.MICROSOFT.TEXTSPLIT([Solution.$A666];&quot; &quot;; &quot;+&quot;; TRUE);2)" table:number-matrix-columns-spanned="1" table:number-matrix-rows-spanned="1" table:style-name="ce11">
            <text:p>64574</text:p>
          </table:table-cell>
          <table:table-cell table:style-name="ce1"/>
          <table:table-cell office:value-type="string" office:string-value="70645" table:style-name="ce1">
            <text:p>70645</text:p>
          </table:table-cell>
          <table:table-cell office:value-type="string" office:string-value="68941" table:style-name="ce1">
            <text:p>68941</text:p>
          </table:table-cell>
          <table:table-cell table:style-name="ce1"/>
          <table:table-cell office:value-type="float" office:value="1704" table:formula="of:=ABS([.F666]-[.G666])" table:style-name="ce11">
            <text:p>1704</text:p>
          </table:table-cell>
          <table:table-cell table:number-columns-repeated="3" table:style-name="ce1"/>
          <table:table-cell office:value-type="float" office:value="0" table:formula="of:=COUNTIF([.$F$2:.$F$1001];[.$G666])*[.$G6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524 <text:s text:c="2"/>76537</text:p>
          </table:table-cell>
          <table:table-cell table:style-name="ce1"/>
          <table:table-cell office:value-type="string" office:string-value="72524" table:formula="of:=INDEX(COM.MICROSOFT.TEXTSPLIT([Solution.$A667];&quot; &quot;);1)" table:number-matrix-columns-spanned="1" table:number-matrix-rows-spanned="1" table:style-name="ce11">
            <text:p>72524</text:p>
          </table:table-cell>
          <table:table-cell office:value-type="string" office:string-value="76537" table:formula="of:=INDEX(COM.MICROSOFT.TEXTSPLIT([Solution.$A667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70670" table:style-name="ce1">
            <text:p>70670</text:p>
          </table:table-cell>
          <table:table-cell office:value-type="string" office:string-value="69137" table:style-name="ce1">
            <text:p>69137</text:p>
          </table:table-cell>
          <table:table-cell table:style-name="ce1"/>
          <table:table-cell office:value-type="float" office:value="1533" table:formula="of:=ABS([.F667]-[.G667])" table:style-name="ce11">
            <text:p>1533</text:p>
          </table:table-cell>
          <table:table-cell table:number-columns-repeated="3" table:style-name="ce1"/>
          <table:table-cell office:value-type="float" office:value="0" table:formula="of:=COUNTIF([.$F$2:.$F$1001];[.$G667])*[.$G6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776 <text:s text:c="2"/>93370</text:p>
          </table:table-cell>
          <table:table-cell table:style-name="ce1"/>
          <table:table-cell office:value-type="string" office:string-value="70776" table:formula="of:=INDEX(COM.MICROSOFT.TEXTSPLIT([Solution.$A668];&quot; &quot;);1)" table:number-matrix-columns-spanned="1" table:number-matrix-rows-spanned="1" table:style-name="ce11">
            <text:p>70776</text:p>
          </table:table-cell>
          <table:table-cell office:value-type="string" office:string-value="93370" table:formula="of:=INDEX(COM.MICROSOFT.TEXTSPLIT([Solution.$A668];&quot; &quot;; &quot;+&quot;; TRUE);2)" table:number-matrix-columns-spanned="1" table:number-matrix-rows-spanned="1" table:style-name="ce11">
            <text:p>93370</text:p>
          </table:table-cell>
          <table:table-cell table:style-name="ce1"/>
          <table:table-cell office:value-type="string" office:string-value="70702" table:style-name="ce1">
            <text:p>70702</text:p>
          </table:table-cell>
          <table:table-cell office:value-type="string" office:string-value="69771" table:style-name="ce1">
            <text:p>69771</text:p>
          </table:table-cell>
          <table:table-cell table:style-name="ce1"/>
          <table:table-cell office:value-type="float" office:value="931" table:formula="of:=ABS([.F668]-[.G668])" table:style-name="ce11">
            <text:p>931</text:p>
          </table:table-cell>
          <table:table-cell table:number-columns-repeated="3" table:style-name="ce1"/>
          <table:table-cell office:value-type="float" office:value="0" table:formula="of:=COUNTIF([.$F$2:.$F$1001];[.$G668])*[.$G6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168 <text:s text:c="2"/>58221</text:p>
          </table:table-cell>
          <table:table-cell table:style-name="ce1"/>
          <table:table-cell office:value-type="string" office:string-value="78168" table:formula="of:=INDEX(COM.MICROSOFT.TEXTSPLIT([Solution.$A669];&quot; &quot;);1)" table:number-matrix-columns-spanned="1" table:number-matrix-rows-spanned="1" table:style-name="ce11">
            <text:p>78168</text:p>
          </table:table-cell>
          <table:table-cell office:value-type="string" office:string-value="58221" table:formula="of:=INDEX(COM.MICROSOFT.TEXTSPLIT([Solution.$A669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70776" table:style-name="ce1">
            <text:p>70776</text:p>
          </table:table-cell>
          <table:table-cell office:value-type="string" office:string-value="69809" table:style-name="ce1">
            <text:p>69809</text:p>
          </table:table-cell>
          <table:table-cell table:style-name="ce1"/>
          <table:table-cell office:value-type="float" office:value="967" table:formula="of:=ABS([.F669]-[.G669])" table:style-name="ce11">
            <text:p>967</text:p>
          </table:table-cell>
          <table:table-cell table:number-columns-repeated="3" table:style-name="ce1"/>
          <table:table-cell office:value-type="float" office:value="0" table:formula="of:=COUNTIF([.$F$2:.$F$1001];[.$G669])*[.$G66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118 <text:s text:c="2"/>76537</text:p>
          </table:table-cell>
          <table:table-cell table:style-name="ce1"/>
          <table:table-cell office:value-type="string" office:string-value="45118" table:formula="of:=INDEX(COM.MICROSOFT.TEXTSPLIT([Solution.$A670];&quot; &quot;);1)" table:number-matrix-columns-spanned="1" table:number-matrix-rows-spanned="1" table:style-name="ce11">
            <text:p>45118</text:p>
          </table:table-cell>
          <table:table-cell office:value-type="string" office:string-value="76537" table:formula="of:=INDEX(COM.MICROSOFT.TEXTSPLIT([Solution.$A670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70801" table:style-name="ce1">
            <text:p>70801</text:p>
          </table:table-cell>
          <table:table-cell office:value-type="string" office:string-value="69909" table:style-name="ce1">
            <text:p>69909</text:p>
          </table:table-cell>
          <table:table-cell table:style-name="ce1"/>
          <table:table-cell office:value-type="float" office:value="892" table:formula="of:=ABS([.F670]-[.G670])" table:style-name="ce11">
            <text:p>892</text:p>
          </table:table-cell>
          <table:table-cell table:number-columns-repeated="3" table:style-name="ce1"/>
          <table:table-cell office:value-type="float" office:value="0" table:formula="of:=COUNTIF([.$F$2:.$F$1001];[.$G670])*[.$G67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654 <text:s text:c="2"/>56763</text:p>
          </table:table-cell>
          <table:table-cell table:style-name="ce1"/>
          <table:table-cell office:value-type="string" office:string-value="95654" table:formula="of:=INDEX(COM.MICROSOFT.TEXTSPLIT([Solution.$A671];&quot; &quot;);1)" table:number-matrix-columns-spanned="1" table:number-matrix-rows-spanned="1" table:style-name="ce11">
            <text:p>95654</text:p>
          </table:table-cell>
          <table:table-cell office:value-type="string" office:string-value="56763" table:formula="of:=INDEX(COM.MICROSOFT.TEXTSPLIT([Solution.$A671];&quot; &quot;; &quot;+&quot;; TRUE);2)" table:number-matrix-columns-spanned="1" table:number-matrix-rows-spanned="1" table:style-name="ce11">
            <text:p>56763</text:p>
          </table:table-cell>
          <table:table-cell table:style-name="ce1"/>
          <table:table-cell office:value-type="string" office:string-value="70914" table:style-name="ce1">
            <text:p>70914</text:p>
          </table:table-cell>
          <table:table-cell office:value-type="string" office:string-value="70406" table:style-name="ce1">
            <text:p>70406</text:p>
          </table:table-cell>
          <table:table-cell table:style-name="ce1"/>
          <table:table-cell office:value-type="float" office:value="508" table:formula="of:=ABS([.F671]-[.G671])" table:style-name="ce11">
            <text:p>508</text:p>
          </table:table-cell>
          <table:table-cell table:number-columns-repeated="3" table:style-name="ce1"/>
          <table:table-cell office:value-type="float" office:value="0" table:formula="of:=COUNTIF([.$F$2:.$F$1001];[.$G671])*[.$G67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910 <text:s text:c="2"/>37738</text:p>
          </table:table-cell>
          <table:table-cell table:style-name="ce1"/>
          <table:table-cell office:value-type="string" office:string-value="63910" table:formula="of:=INDEX(COM.MICROSOFT.TEXTSPLIT([Solution.$A672];&quot; &quot;);1)" table:number-matrix-columns-spanned="1" table:number-matrix-rows-spanned="1" table:style-name="ce11">
            <text:p>63910</text:p>
          </table:table-cell>
          <table:table-cell office:value-type="string" office:string-value="37738" table:formula="of:=INDEX(COM.MICROSOFT.TEXTSPLIT([Solution.$A672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71406" table:style-name="ce1">
            <text:p>71406</text:p>
          </table:table-cell>
          <table:table-cell office:value-type="string" office:string-value="70485" table:style-name="ce1">
            <text:p>70485</text:p>
          </table:table-cell>
          <table:table-cell table:style-name="ce1"/>
          <table:table-cell office:value-type="float" office:value="921" table:formula="of:=ABS([.F672]-[.G672])" table:style-name="ce11">
            <text:p>921</text:p>
          </table:table-cell>
          <table:table-cell table:number-columns-repeated="3" table:style-name="ce1"/>
          <table:table-cell office:value-type="float" office:value="0" table:formula="of:=COUNTIF([.$F$2:.$F$1001];[.$G672])*[.$G6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213 <text:s text:c="2"/>50079</text:p>
          </table:table-cell>
          <table:table-cell table:style-name="ce1"/>
          <table:table-cell office:value-type="string" office:string-value="52213" table:formula="of:=INDEX(COM.MICROSOFT.TEXTSPLIT([Solution.$A673];&quot; &quot;);1)" table:number-matrix-columns-spanned="1" table:number-matrix-rows-spanned="1" table:style-name="ce11">
            <text:p>52213</text:p>
          </table:table-cell>
          <table:table-cell office:value-type="string" office:string-value="50079" table:formula="of:=INDEX(COM.MICROSOFT.TEXTSPLIT([Solution.$A673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71429" table:style-name="ce1">
            <text:p>71429</text:p>
          </table:table-cell>
          <table:table-cell office:value-type="string" office:string-value="70747" table:style-name="ce1">
            <text:p>70747</text:p>
          </table:table-cell>
          <table:table-cell table:style-name="ce1"/>
          <table:table-cell office:value-type="float" office:value="682" table:formula="of:=ABS([.F673]-[.G673])" table:style-name="ce11">
            <text:p>682</text:p>
          </table:table-cell>
          <table:table-cell table:number-columns-repeated="3" table:style-name="ce1"/>
          <table:table-cell office:value-type="float" office:value="0" table:formula="of:=COUNTIF([.$F$2:.$F$1001];[.$G673])*[.$G6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429 <text:s text:c="2"/>35239</text:p>
          </table:table-cell>
          <table:table-cell table:style-name="ce1"/>
          <table:table-cell office:value-type="string" office:string-value="71429" table:formula="of:=INDEX(COM.MICROSOFT.TEXTSPLIT([Solution.$A674];&quot; &quot;);1)" table:number-matrix-columns-spanned="1" table:number-matrix-rows-spanned="1" table:style-name="ce11">
            <text:p>71429</text:p>
          </table:table-cell>
          <table:table-cell office:value-type="string" office:string-value="35239" table:formula="of:=INDEX(COM.MICROSOFT.TEXTSPLIT([Solution.$A674];&quot; &quot;; &quot;+&quot;; TRUE);2)" table:number-matrix-columns-spanned="1" table:number-matrix-rows-spanned="1" table:style-name="ce11">
            <text:p>35239</text:p>
          </table:table-cell>
          <table:table-cell table:style-name="ce1"/>
          <table:table-cell office:value-type="string" office:string-value="71743" table:style-name="ce1">
            <text:p>71743</text:p>
          </table:table-cell>
          <table:table-cell office:value-type="string" office:string-value="71264" table:style-name="ce1">
            <text:p>71264</text:p>
          </table:table-cell>
          <table:table-cell table:style-name="ce1"/>
          <table:table-cell office:value-type="float" office:value="479" table:formula="of:=ABS([.F674]-[.G674])" table:style-name="ce11">
            <text:p>479</text:p>
          </table:table-cell>
          <table:table-cell table:number-columns-repeated="3" table:style-name="ce1"/>
          <table:table-cell office:value-type="float" office:value="0" table:formula="of:=COUNTIF([.$F$2:.$F$1001];[.$G674])*[.$G6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261 <text:s text:c="2"/>80239</text:p>
          </table:table-cell>
          <table:table-cell table:style-name="ce1"/>
          <table:table-cell office:value-type="string" office:string-value="55261" table:formula="of:=INDEX(COM.MICROSOFT.TEXTSPLIT([Solution.$A675];&quot; &quot;);1)" table:number-matrix-columns-spanned="1" table:number-matrix-rows-spanned="1" table:style-name="ce11">
            <text:p>55261</text:p>
          </table:table-cell>
          <table:table-cell office:value-type="string" office:string-value="80239" table:formula="of:=INDEX(COM.MICROSOFT.TEXTSPLIT([Solution.$A675];&quot; &quot;; &quot;+&quot;; TRUE);2)" table:number-matrix-columns-spanned="1" table:number-matrix-rows-spanned="1" table:style-name="ce11">
            <text:p>80239</text:p>
          </table:table-cell>
          <table:table-cell table:style-name="ce1"/>
          <table:table-cell office:value-type="string" office:string-value="71787" table:style-name="ce1">
            <text:p>71787</text:p>
          </table:table-cell>
          <table:table-cell office:value-type="string" office:string-value="71270" table:style-name="ce1">
            <text:p>71270</text:p>
          </table:table-cell>
          <table:table-cell table:style-name="ce1"/>
          <table:table-cell office:value-type="float" office:value="517" table:formula="of:=ABS([.F675]-[.G675])" table:style-name="ce11">
            <text:p>517</text:p>
          </table:table-cell>
          <table:table-cell table:number-columns-repeated="3" table:style-name="ce1"/>
          <table:table-cell office:value-type="float" office:value="0" table:formula="of:=COUNTIF([.$F$2:.$F$1001];[.$G675])*[.$G6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819 <text:s text:c="2"/>60331</text:p>
          </table:table-cell>
          <table:table-cell table:style-name="ce1"/>
          <table:table-cell office:value-type="string" office:string-value="40819" table:formula="of:=INDEX(COM.MICROSOFT.TEXTSPLIT([Solution.$A676];&quot; &quot;);1)" table:number-matrix-columns-spanned="1" table:number-matrix-rows-spanned="1" table:style-name="ce11">
            <text:p>40819</text:p>
          </table:table-cell>
          <table:table-cell office:value-type="string" office:string-value="60331" table:formula="of:=INDEX(COM.MICROSOFT.TEXTSPLIT([Solution.$A676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71866" table:style-name="ce1">
            <text:p>71866</text:p>
          </table:table-cell>
          <table:table-cell office:value-type="string" office:string-value="71471" table:style-name="ce1">
            <text:p>71471</text:p>
          </table:table-cell>
          <table:table-cell table:style-name="ce1"/>
          <table:table-cell office:value-type="float" office:value="395" table:formula="of:=ABS([.F676]-[.G676])" table:style-name="ce11">
            <text:p>395</text:p>
          </table:table-cell>
          <table:table-cell table:number-columns-repeated="3" table:style-name="ce1"/>
          <table:table-cell office:value-type="float" office:value="0" table:formula="of:=COUNTIF([.$F$2:.$F$1001];[.$G676])*[.$G6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021 <text:s text:c="2"/>87902</text:p>
          </table:table-cell>
          <table:table-cell table:style-name="ce1"/>
          <table:table-cell office:value-type="string" office:string-value="77021" table:formula="of:=INDEX(COM.MICROSOFT.TEXTSPLIT([Solution.$A677];&quot; &quot;);1)" table:number-matrix-columns-spanned="1" table:number-matrix-rows-spanned="1" table:style-name="ce11">
            <text:p>77021</text:p>
          </table:table-cell>
          <table:table-cell office:value-type="string" office:string-value="87902" table:formula="of:=INDEX(COM.MICROSOFT.TEXTSPLIT([Solution.$A677];&quot; &quot;; &quot;+&quot;; TRUE);2)" table:number-matrix-columns-spanned="1" table:number-matrix-rows-spanned="1" table:style-name="ce11">
            <text:p>87902</text:p>
          </table:table-cell>
          <table:table-cell table:style-name="ce1"/>
          <table:table-cell office:value-type="string" office:string-value="71904" table:style-name="ce1">
            <text:p>71904</text:p>
          </table:table-cell>
          <table:table-cell office:value-type="string" office:string-value="71791" table:style-name="ce1">
            <text:p>71791</text:p>
          </table:table-cell>
          <table:table-cell table:style-name="ce1"/>
          <table:table-cell office:value-type="float" office:value="113" table:formula="of:=ABS([.F677]-[.G677])" table:style-name="ce11">
            <text:p>113</text:p>
          </table:table-cell>
          <table:table-cell table:number-columns-repeated="3" table:style-name="ce1"/>
          <table:table-cell office:value-type="float" office:value="0" table:formula="of:=COUNTIF([.$F$2:.$F$1001];[.$G677])*[.$G6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939 <text:s text:c="2"/>54522</text:p>
          </table:table-cell>
          <table:table-cell table:style-name="ce1"/>
          <table:table-cell office:value-type="string" office:string-value="62939" table:formula="of:=INDEX(COM.MICROSOFT.TEXTSPLIT([Solution.$A678];&quot; &quot;);1)" table:number-matrix-columns-spanned="1" table:number-matrix-rows-spanned="1" table:style-name="ce11">
            <text:p>62939</text:p>
          </table:table-cell>
          <table:table-cell office:value-type="string" office:string-value="54522" table:formula="of:=INDEX(COM.MICROSOFT.TEXTSPLIT([Solution.$A678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71994" table:style-name="ce1">
            <text:p>71994</text:p>
          </table:table-cell>
          <table:table-cell office:value-type="string" office:string-value="72071" table:style-name="ce1">
            <text:p>72071</text:p>
          </table:table-cell>
          <table:table-cell table:style-name="ce1"/>
          <table:table-cell office:value-type="float" office:value="77" table:formula="of:=ABS([.F678]-[.G678])" table:style-name="ce11">
            <text:p>77</text:p>
          </table:table-cell>
          <table:table-cell table:number-columns-repeated="3" table:style-name="ce1"/>
          <table:table-cell office:value-type="float" office:value="0" table:formula="of:=COUNTIF([.$F$2:.$F$1001];[.$G678])*[.$G6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136 <text:s text:c="2"/>58221</text:p>
          </table:table-cell>
          <table:table-cell table:style-name="ce1"/>
          <table:table-cell office:value-type="string" office:string-value="43136" table:formula="of:=INDEX(COM.MICROSOFT.TEXTSPLIT([Solution.$A679];&quot; &quot;);1)" table:number-matrix-columns-spanned="1" table:number-matrix-rows-spanned="1" table:style-name="ce11">
            <text:p>43136</text:p>
          </table:table-cell>
          <table:table-cell office:value-type="string" office:string-value="58221" table:formula="of:=INDEX(COM.MICROSOFT.TEXTSPLIT([Solution.$A679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72106" table:style-name="ce1">
            <text:p>72106</text:p>
          </table:table-cell>
          <table:table-cell office:value-type="string" office:string-value="72097" table:style-name="ce1">
            <text:p>72097</text:p>
          </table:table-cell>
          <table:table-cell table:style-name="ce1"/>
          <table:table-cell office:value-type="float" office:value="9" table:formula="of:=ABS([.F679]-[.G679])" table:style-name="ce11">
            <text:p>9</text:p>
          </table:table-cell>
          <table:table-cell table:number-columns-repeated="3" table:style-name="ce1"/>
          <table:table-cell office:value-type="float" office:value="0" table:formula="of:=COUNTIF([.$F$2:.$F$1001];[.$G679])*[.$G6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571 <text:s text:c="2"/>77272</text:p>
          </table:table-cell>
          <table:table-cell table:style-name="ce1"/>
          <table:table-cell office:value-type="string" office:string-value="54571" table:formula="of:=INDEX(COM.MICROSOFT.TEXTSPLIT([Solution.$A680];&quot; &quot;);1)" table:number-matrix-columns-spanned="1" table:number-matrix-rows-spanned="1" table:style-name="ce11">
            <text:p>54571</text:p>
          </table:table-cell>
          <table:table-cell office:value-type="string" office:string-value="77272" table:formula="of:=INDEX(COM.MICROSOFT.TEXTSPLIT([Solution.$A680];&quot; &quot;; &quot;+&quot;; TRUE);2)" table:number-matrix-columns-spanned="1" table:number-matrix-rows-spanned="1" table:style-name="ce11">
            <text:p>77272</text:p>
          </table:table-cell>
          <table:table-cell table:style-name="ce1"/>
          <table:table-cell office:value-type="string" office:string-value="72468" table:style-name="ce1">
            <text:p>72468</text:p>
          </table:table-cell>
          <table:table-cell office:value-type="string" office:string-value="72138" table:style-name="ce1">
            <text:p>72138</text:p>
          </table:table-cell>
          <table:table-cell table:style-name="ce1"/>
          <table:table-cell office:value-type="float" office:value="330" table:formula="of:=ABS([.F680]-[.G680])" table:style-name="ce11">
            <text:p>330</text:p>
          </table:table-cell>
          <table:table-cell table:number-columns-repeated="3" table:style-name="ce1"/>
          <table:table-cell office:value-type="float" office:value="0" table:formula="of:=COUNTIF([.$F$2:.$F$1001];[.$G680])*[.$G6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525 <text:s text:c="2"/>24668</text:p>
          </table:table-cell>
          <table:table-cell table:style-name="ce1"/>
          <table:table-cell office:value-type="string" office:string-value="61525" table:formula="of:=INDEX(COM.MICROSOFT.TEXTSPLIT([Solution.$A681];&quot; &quot;);1)" table:number-matrix-columns-spanned="1" table:number-matrix-rows-spanned="1" table:style-name="ce11">
            <text:p>61525</text:p>
          </table:table-cell>
          <table:table-cell office:value-type="string" office:string-value="24668" table:formula="of:=INDEX(COM.MICROSOFT.TEXTSPLIT([Solution.$A681];&quot; &quot;; &quot;+&quot;; TRUE);2)" table:number-matrix-columns-spanned="1" table:number-matrix-rows-spanned="1" table:style-name="ce11">
            <text:p>24668</text:p>
          </table:table-cell>
          <table:table-cell table:style-name="ce1"/>
          <table:table-cell office:value-type="string" office:string-value="72511" table:style-name="ce1">
            <text:p>72511</text:p>
          </table:table-cell>
          <table:table-cell office:value-type="string" office:string-value="72213" table:style-name="ce1">
            <text:p>72213</text:p>
          </table:table-cell>
          <table:table-cell table:style-name="ce1"/>
          <table:table-cell office:value-type="float" office:value="298" table:formula="of:=ABS([.F681]-[.G681])" table:style-name="ce11">
            <text:p>298</text:p>
          </table:table-cell>
          <table:table-cell table:number-columns-repeated="3" table:style-name="ce1"/>
          <table:table-cell office:value-type="float" office:value="0" table:formula="of:=COUNTIF([.$F$2:.$F$1001];[.$G681])*[.$G6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329 <text:s text:c="2"/>77956</text:p>
          </table:table-cell>
          <table:table-cell table:style-name="ce1"/>
          <table:table-cell office:value-type="string" office:string-value="78329" table:formula="of:=INDEX(COM.MICROSOFT.TEXTSPLIT([Solution.$A682];&quot; &quot;);1)" table:number-matrix-columns-spanned="1" table:number-matrix-rows-spanned="1" table:style-name="ce11">
            <text:p>78329</text:p>
          </table:table-cell>
          <table:table-cell office:value-type="string" office:string-value="77956" table:formula="of:=INDEX(COM.MICROSOFT.TEXTSPLIT([Solution.$A682];&quot; &quot;; &quot;+&quot;; TRUE);2)" table:number-matrix-columns-spanned="1" table:number-matrix-rows-spanned="1" table:style-name="ce11">
            <text:p>77956</text:p>
          </table:table-cell>
          <table:table-cell table:style-name="ce1"/>
          <table:table-cell office:value-type="string" office:string-value="72524" table:style-name="ce1">
            <text:p>72524</text:p>
          </table:table-cell>
          <table:table-cell office:value-type="string" office:string-value="72225" table:style-name="ce1">
            <text:p>72225</text:p>
          </table:table-cell>
          <table:table-cell table:style-name="ce1"/>
          <table:table-cell office:value-type="float" office:value="299" table:formula="of:=ABS([.F682]-[.G682])" table:style-name="ce11">
            <text:p>299</text:p>
          </table:table-cell>
          <table:table-cell table:number-columns-repeated="3" table:style-name="ce1"/>
          <table:table-cell office:value-type="float" office:value="0" table:formula="of:=COUNTIF([.$F$2:.$F$1001];[.$G682])*[.$G6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417 <text:s text:c="2"/>34696</text:p>
          </table:table-cell>
          <table:table-cell table:style-name="ce1"/>
          <table:table-cell office:value-type="string" office:string-value="16417" table:formula="of:=INDEX(COM.MICROSOFT.TEXTSPLIT([Solution.$A683];&quot; &quot;);1)" table:number-matrix-columns-spanned="1" table:number-matrix-rows-spanned="1" table:style-name="ce11">
            <text:p>16417</text:p>
          </table:table-cell>
          <table:table-cell office:value-type="string" office:string-value="34696" table:formula="of:=INDEX(COM.MICROSOFT.TEXTSPLIT([Solution.$A683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2588" table:style-name="ce1">
            <text:p>72588</text:p>
          </table:table-cell>
          <table:table-cell office:value-type="string" office:string-value="72230" table:style-name="ce1">
            <text:p>72230</text:p>
          </table:table-cell>
          <table:table-cell table:style-name="ce1"/>
          <table:table-cell office:value-type="float" office:value="358" table:formula="of:=ABS([.F683]-[.G683])" table:style-name="ce11">
            <text:p>358</text:p>
          </table:table-cell>
          <table:table-cell table:number-columns-repeated="3" table:style-name="ce1"/>
          <table:table-cell office:value-type="float" office:value="0" table:formula="of:=COUNTIF([.$F$2:.$F$1001];[.$G683])*[.$G6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710 <text:s text:c="2"/>12753</text:p>
          </table:table-cell>
          <table:table-cell table:style-name="ce1"/>
          <table:table-cell office:value-type="string" office:string-value="24710" table:formula="of:=INDEX(COM.MICROSOFT.TEXTSPLIT([Solution.$A684];&quot; &quot;);1)" table:number-matrix-columns-spanned="1" table:number-matrix-rows-spanned="1" table:style-name="ce11">
            <text:p>24710</text:p>
          </table:table-cell>
          <table:table-cell office:value-type="string" office:string-value="12753" table:formula="of:=INDEX(COM.MICROSOFT.TEXTSPLIT([Solution.$A684];&quot; &quot;; &quot;+&quot;; TRUE);2)" table:number-matrix-columns-spanned="1" table:number-matrix-rows-spanned="1" table:style-name="ce11">
            <text:p>12753</text:p>
          </table:table-cell>
          <table:table-cell table:style-name="ce1"/>
          <table:table-cell office:value-type="string" office:string-value="72652" table:style-name="ce1">
            <text:p>72652</text:p>
          </table:table-cell>
          <table:table-cell office:value-type="string" office:string-value="72236" table:style-name="ce1">
            <text:p>72236</text:p>
          </table:table-cell>
          <table:table-cell table:style-name="ce1"/>
          <table:table-cell office:value-type="float" office:value="416" table:formula="of:=ABS([.F684]-[.G684])" table:style-name="ce11">
            <text:p>416</text:p>
          </table:table-cell>
          <table:table-cell table:number-columns-repeated="3" table:style-name="ce1"/>
          <table:table-cell office:value-type="float" office:value="0" table:formula="of:=COUNTIF([.$F$2:.$F$1001];[.$G684])*[.$G6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654 <text:s text:c="2"/>88262</text:p>
          </table:table-cell>
          <table:table-cell table:style-name="ce1"/>
          <table:table-cell office:value-type="string" office:string-value="98654" table:formula="of:=INDEX(COM.MICROSOFT.TEXTSPLIT([Solution.$A685];&quot; &quot;);1)" table:number-matrix-columns-spanned="1" table:number-matrix-rows-spanned="1" table:style-name="ce11">
            <text:p>98654</text:p>
          </table:table-cell>
          <table:table-cell office:value-type="string" office:string-value="88262" table:formula="of:=INDEX(COM.MICROSOFT.TEXTSPLIT([Solution.$A685];&quot; &quot;; &quot;+&quot;; TRUE);2)" table:number-matrix-columns-spanned="1" table:number-matrix-rows-spanned="1" table:style-name="ce11">
            <text:p>88262</text:p>
          </table:table-cell>
          <table:table-cell table:style-name="ce1"/>
          <table:table-cell office:value-type="string" office:string-value="72660" table:style-name="ce1">
            <text:p>72660</text:p>
          </table:table-cell>
          <table:table-cell office:value-type="string" office:string-value="72348" table:style-name="ce1">
            <text:p>72348</text:p>
          </table:table-cell>
          <table:table-cell table:style-name="ce1"/>
          <table:table-cell office:value-type="float" office:value="312" table:formula="of:=ABS([.F685]-[.G685])" table:style-name="ce11">
            <text:p>312</text:p>
          </table:table-cell>
          <table:table-cell table:number-columns-repeated="3" table:style-name="ce1"/>
          <table:table-cell office:value-type="float" office:value="0" table:formula="of:=COUNTIF([.$F$2:.$F$1001];[.$G685])*[.$G6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417 <text:s text:c="2"/>43676</text:p>
          </table:table-cell>
          <table:table-cell table:style-name="ce1"/>
          <table:table-cell office:value-type="string" office:string-value="11417" table:formula="of:=INDEX(COM.MICROSOFT.TEXTSPLIT([Solution.$A686];&quot; &quot;);1)" table:number-matrix-columns-spanned="1" table:number-matrix-rows-spanned="1" table:style-name="ce11">
            <text:p>11417</text:p>
          </table:table-cell>
          <table:table-cell office:value-type="string" office:string-value="43676" table:formula="of:=INDEX(COM.MICROSOFT.TEXTSPLIT([Solution.$A686];&quot; &quot;; &quot;+&quot;; TRUE);2)" table:number-matrix-columns-spanned="1" table:number-matrix-rows-spanned="1" table:style-name="ce11">
            <text:p>43676</text:p>
          </table:table-cell>
          <table:table-cell table:style-name="ce1"/>
          <table:table-cell office:value-type="string" office:string-value="72958" table:style-name="ce1">
            <text:p>72958</text:p>
          </table:table-cell>
          <table:table-cell office:value-type="string" office:string-value="72467" table:style-name="ce1">
            <text:p>72467</text:p>
          </table:table-cell>
          <table:table-cell table:style-name="ce1"/>
          <table:table-cell office:value-type="float" office:value="491" table:formula="of:=ABS([.F686]-[.G686])" table:style-name="ce11">
            <text:p>491</text:p>
          </table:table-cell>
          <table:table-cell table:number-columns-repeated="3" table:style-name="ce1"/>
          <table:table-cell office:value-type="float" office:value="0" table:formula="of:=COUNTIF([.$F$2:.$F$1001];[.$G686])*[.$G6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222 <text:s text:c="2"/>93882</text:p>
          </table:table-cell>
          <table:table-cell table:style-name="ce1"/>
          <table:table-cell office:value-type="string" office:string-value="97222" table:formula="of:=INDEX(COM.MICROSOFT.TEXTSPLIT([Solution.$A687];&quot; &quot;);1)" table:number-matrix-columns-spanned="1" table:number-matrix-rows-spanned="1" table:style-name="ce11">
            <text:p>97222</text:p>
          </table:table-cell>
          <table:table-cell office:value-type="string" office:string-value="93882" table:formula="of:=INDEX(COM.MICROSOFT.TEXTSPLIT([Solution.$A687];&quot; &quot;; &quot;+&quot;; TRUE);2)" table:number-matrix-columns-spanned="1" table:number-matrix-rows-spanned="1" table:style-name="ce11">
            <text:p>93882</text:p>
          </table:table-cell>
          <table:table-cell table:style-name="ce1"/>
          <table:table-cell office:value-type="string" office:string-value="73148" table:style-name="ce1">
            <text:p>73148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624" table:formula="of:=ABS([.F687]-[.G687])" table:style-name="ce11">
            <text:p>624</text:p>
          </table:table-cell>
          <table:table-cell table:number-columns-repeated="3" table:style-name="ce1"/>
          <table:table-cell office:value-type="float" office:value="72524" table:formula="of:=COUNTIF([.$F$2:.$F$1001];[.$G687])*[.$G687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533 <text:s text:c="2"/>32918</text:p>
          </table:table-cell>
          <table:table-cell table:style-name="ce1"/>
          <table:table-cell office:value-type="string" office:string-value="36533" table:formula="of:=INDEX(COM.MICROSOFT.TEXTSPLIT([Solution.$A688];&quot; &quot;);1)" table:number-matrix-columns-spanned="1" table:number-matrix-rows-spanned="1" table:style-name="ce11">
            <text:p>36533</text:p>
          </table:table-cell>
          <table:table-cell office:value-type="string" office:string-value="32918" table:formula="of:=INDEX(COM.MICROSOFT.TEXTSPLIT([Solution.$A688];&quot; &quot;; &quot;+&quot;; TRUE);2)" table:number-matrix-columns-spanned="1" table:number-matrix-rows-spanned="1" table:style-name="ce11">
            <text:p>32918</text:p>
          </table:table-cell>
          <table:table-cell table:style-name="ce1"/>
          <table:table-cell office:value-type="string" office:string-value="73457" table:style-name="ce1">
            <text:p>73457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933" table:formula="of:=ABS([.F688]-[.G688])" table:style-name="ce11">
            <text:p>933</text:p>
          </table:table-cell>
          <table:table-cell table:number-columns-repeated="3" table:style-name="ce1"/>
          <table:table-cell office:value-type="float" office:value="72524" table:formula="of:=COUNTIF([.$F$2:.$F$1001];[.$G688])*[.$G688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037 <text:s text:c="2"/>23721</text:p>
          </table:table-cell>
          <table:table-cell table:style-name="ce1"/>
          <table:table-cell office:value-type="string" office:string-value="63037" table:formula="of:=INDEX(COM.MICROSOFT.TEXTSPLIT([Solution.$A689];&quot; &quot;);1)" table:number-matrix-columns-spanned="1" table:number-matrix-rows-spanned="1" table:style-name="ce11">
            <text:p>63037</text:p>
          </table:table-cell>
          <table:table-cell office:value-type="string" office:string-value="23721" table:formula="of:=INDEX(COM.MICROSOFT.TEXTSPLIT([Solution.$A689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73603" table:style-name="ce1">
            <text:p>73603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079" table:formula="of:=ABS([.F689]-[.G689])" table:style-name="ce11">
            <text:p>1079</text:p>
          </table:table-cell>
          <table:table-cell table:number-columns-repeated="3" table:style-name="ce1"/>
          <table:table-cell office:value-type="float" office:value="72524" table:formula="of:=COUNTIF([.$F$2:.$F$1001];[.$G689])*[.$G689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935 <text:s text:c="2"/>76689</text:p>
          </table:table-cell>
          <table:table-cell table:style-name="ce1"/>
          <table:table-cell office:value-type="string" office:string-value="33935" table:formula="of:=INDEX(COM.MICROSOFT.TEXTSPLIT([Solution.$A690];&quot; &quot;);1)" table:number-matrix-columns-spanned="1" table:number-matrix-rows-spanned="1" table:style-name="ce11">
            <text:p>33935</text:p>
          </table:table-cell>
          <table:table-cell office:value-type="string" office:string-value="76689" table:formula="of:=INDEX(COM.MICROSOFT.TEXTSPLIT([Solution.$A690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73654" table:style-name="ce1">
            <text:p>73654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130" table:formula="of:=ABS([.F690]-[.G690])" table:style-name="ce11">
            <text:p>1130</text:p>
          </table:table-cell>
          <table:table-cell table:number-columns-repeated="3" table:style-name="ce1"/>
          <table:table-cell office:value-type="float" office:value="72524" table:formula="of:=COUNTIF([.$F$2:.$F$1001];[.$G690])*[.$G690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633 <text:s text:c="2"/>50622</text:p>
          </table:table-cell>
          <table:table-cell table:style-name="ce1"/>
          <table:table-cell office:value-type="string" office:string-value="85633" table:formula="of:=INDEX(COM.MICROSOFT.TEXTSPLIT([Solution.$A691];&quot; &quot;);1)" table:number-matrix-columns-spanned="1" table:number-matrix-rows-spanned="1" table:style-name="ce11">
            <text:p>85633</text:p>
          </table:table-cell>
          <table:table-cell office:value-type="string" office:string-value="50622" table:formula="of:=INDEX(COM.MICROSOFT.TEXTSPLIT([Solution.$A691];&quot; &quot;; &quot;+&quot;; TRUE);2)" table:number-matrix-columns-spanned="1" table:number-matrix-rows-spanned="1" table:style-name="ce11">
            <text:p>50622</text:p>
          </table:table-cell>
          <table:table-cell table:style-name="ce1"/>
          <table:table-cell office:value-type="string" office:string-value="73701" table:style-name="ce1">
            <text:p>73701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177" table:formula="of:=ABS([.F691]-[.G691])" table:style-name="ce11">
            <text:p>1177</text:p>
          </table:table-cell>
          <table:table-cell table:number-columns-repeated="3" table:style-name="ce1"/>
          <table:table-cell office:value-type="float" office:value="72524" table:formula="of:=COUNTIF([.$F$2:.$F$1001];[.$G691])*[.$G691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326 <text:s text:c="2"/>22895</text:p>
          </table:table-cell>
          <table:table-cell table:style-name="ce1"/>
          <table:table-cell office:value-type="string" office:string-value="53326" table:formula="of:=INDEX(COM.MICROSOFT.TEXTSPLIT([Solution.$A692];&quot; &quot;);1)" table:number-matrix-columns-spanned="1" table:number-matrix-rows-spanned="1" table:style-name="ce11">
            <text:p>53326</text:p>
          </table:table-cell>
          <table:table-cell office:value-type="string" office:string-value="22895" table:formula="of:=INDEX(COM.MICROSOFT.TEXTSPLIT([Solution.$A692];&quot; &quot;; &quot;+&quot;; TRUE);2)" table:number-matrix-columns-spanned="1" table:number-matrix-rows-spanned="1" table:style-name="ce11">
            <text:p>22895</text:p>
          </table:table-cell>
          <table:table-cell table:style-name="ce1"/>
          <table:table-cell office:value-type="string" office:string-value="73750" table:style-name="ce1">
            <text:p>73750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226" table:formula="of:=ABS([.F692]-[.G692])" table:style-name="ce11">
            <text:p>1226</text:p>
          </table:table-cell>
          <table:table-cell table:number-columns-repeated="3" table:style-name="ce1"/>
          <table:table-cell office:value-type="float" office:value="72524" table:formula="of:=COUNTIF([.$F$2:.$F$1001];[.$G692])*[.$G692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602 <text:s text:c="2"/>34696</text:p>
          </table:table-cell>
          <table:table-cell table:style-name="ce1"/>
          <table:table-cell office:value-type="string" office:string-value="38602" table:formula="of:=INDEX(COM.MICROSOFT.TEXTSPLIT([Solution.$A693];&quot; &quot;);1)" table:number-matrix-columns-spanned="1" table:number-matrix-rows-spanned="1" table:style-name="ce11">
            <text:p>38602</text:p>
          </table:table-cell>
          <table:table-cell office:value-type="string" office:string-value="34696" table:formula="of:=INDEX(COM.MICROSOFT.TEXTSPLIT([Solution.$A693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3814" table:style-name="ce1">
            <text:p>73814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290" table:formula="of:=ABS([.F693]-[.G693])" table:style-name="ce11">
            <text:p>1290</text:p>
          </table:table-cell>
          <table:table-cell table:number-columns-repeated="3" table:style-name="ce1"/>
          <table:table-cell office:value-type="float" office:value="72524" table:formula="of:=COUNTIF([.$F$2:.$F$1001];[.$G693])*[.$G693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320 <text:s text:c="2"/>45677</text:p>
          </table:table-cell>
          <table:table-cell table:style-name="ce1"/>
          <table:table-cell office:value-type="string" office:string-value="64320" table:formula="of:=INDEX(COM.MICROSOFT.TEXTSPLIT([Solution.$A694];&quot; &quot;);1)" table:number-matrix-columns-spanned="1" table:number-matrix-rows-spanned="1" table:style-name="ce11">
            <text:p>64320</text:p>
          </table:table-cell>
          <table:table-cell office:value-type="string" office:string-value="45677" table:formula="of:=INDEX(COM.MICROSOFT.TEXTSPLIT([Solution.$A694];&quot; &quot;; &quot;+&quot;; TRUE);2)" table:number-matrix-columns-spanned="1" table:number-matrix-rows-spanned="1" table:style-name="ce11">
            <text:p>45677</text:p>
          </table:table-cell>
          <table:table-cell table:style-name="ce1"/>
          <table:table-cell office:value-type="string" office:string-value="73904" table:style-name="ce1">
            <text:p>73904</text:p>
          </table:table-cell>
          <table:table-cell office:value-type="string" office:string-value="72524" table:style-name="ce1">
            <text:p>72524</text:p>
          </table:table-cell>
          <table:table-cell table:style-name="ce1"/>
          <table:table-cell office:value-type="float" office:value="1380" table:formula="of:=ABS([.F694]-[.G694])" table:style-name="ce11">
            <text:p>1380</text:p>
          </table:table-cell>
          <table:table-cell table:number-columns-repeated="3" table:style-name="ce1"/>
          <table:table-cell office:value-type="float" office:value="72524" table:formula="of:=COUNTIF([.$F$2:.$F$1001];[.$G694])*[.$G694]" table:style-name="ce11">
            <text:p>725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394 <text:s text:c="2"/>20619</text:p>
          </table:table-cell>
          <table:table-cell table:style-name="ce1"/>
          <table:table-cell office:value-type="string" office:string-value="84394" table:formula="of:=INDEX(COM.MICROSOFT.TEXTSPLIT([Solution.$A695];&quot; &quot;);1)" table:number-matrix-columns-spanned="1" table:number-matrix-rows-spanned="1" table:style-name="ce11">
            <text:p>84394</text:p>
          </table:table-cell>
          <table:table-cell office:value-type="string" office:string-value="20619" table:formula="of:=INDEX(COM.MICROSOFT.TEXTSPLIT([Solution.$A695];&quot; &quot;; &quot;+&quot;; TRUE);2)" table:number-matrix-columns-spanned="1" table:number-matrix-rows-spanned="1" table:style-name="ce11">
            <text:p>20619</text:p>
          </table:table-cell>
          <table:table-cell table:style-name="ce1"/>
          <table:table-cell office:value-type="string" office:string-value="73908" table:style-name="ce1">
            <text:p>73908</text:p>
          </table:table-cell>
          <table:table-cell office:value-type="string" office:string-value="72694" table:style-name="ce1">
            <text:p>72694</text:p>
          </table:table-cell>
          <table:table-cell table:style-name="ce1"/>
          <table:table-cell office:value-type="float" office:value="1214" table:formula="of:=ABS([.F695]-[.G695])" table:style-name="ce11">
            <text:p>1214</text:p>
          </table:table-cell>
          <table:table-cell table:number-columns-repeated="3" table:style-name="ce1"/>
          <table:table-cell office:value-type="float" office:value="0" table:formula="of:=COUNTIF([.$F$2:.$F$1001];[.$G695])*[.$G6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214 <text:s text:c="2"/>75828</text:p>
          </table:table-cell>
          <table:table-cell table:style-name="ce1"/>
          <table:table-cell office:value-type="string" office:string-value="22214" table:formula="of:=INDEX(COM.MICROSOFT.TEXTSPLIT([Solution.$A696];&quot; &quot;);1)" table:number-matrix-columns-spanned="1" table:number-matrix-rows-spanned="1" table:style-name="ce11">
            <text:p>22214</text:p>
          </table:table-cell>
          <table:table-cell office:value-type="string" office:string-value="75828" table:formula="of:=INDEX(COM.MICROSOFT.TEXTSPLIT([Solution.$A696];&quot; &quot;; &quot;+&quot;; TRUE);2)" table:number-matrix-columns-spanned="1" table:number-matrix-rows-spanned="1" table:style-name="ce11">
            <text:p>75828</text:p>
          </table:table-cell>
          <table:table-cell table:style-name="ce1"/>
          <table:table-cell office:value-type="string" office:string-value="74178" table:style-name="ce1">
            <text:p>74178</text:p>
          </table:table-cell>
          <table:table-cell office:value-type="string" office:string-value="72835" table:style-name="ce1">
            <text:p>72835</text:p>
          </table:table-cell>
          <table:table-cell table:style-name="ce1"/>
          <table:table-cell office:value-type="float" office:value="1343" table:formula="of:=ABS([.F696]-[.G696])" table:style-name="ce11">
            <text:p>1343</text:p>
          </table:table-cell>
          <table:table-cell table:number-columns-repeated="3" table:style-name="ce1"/>
          <table:table-cell office:value-type="float" office:value="0" table:formula="of:=COUNTIF([.$F$2:.$F$1001];[.$G696])*[.$G6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603 <text:s text:c="2"/>90163</text:p>
          </table:table-cell>
          <table:table-cell table:style-name="ce1"/>
          <table:table-cell office:value-type="string" office:string-value="40603" table:formula="of:=INDEX(COM.MICROSOFT.TEXTSPLIT([Solution.$A697];&quot; &quot;);1)" table:number-matrix-columns-spanned="1" table:number-matrix-rows-spanned="1" table:style-name="ce11">
            <text:p>40603</text:p>
          </table:table-cell>
          <table:table-cell office:value-type="string" office:string-value="90163" table:formula="of:=INDEX(COM.MICROSOFT.TEXTSPLIT([Solution.$A697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74185" table:style-name="ce1">
            <text:p>74185</text:p>
          </table:table-cell>
          <table:table-cell office:value-type="string" office:string-value="73194" table:style-name="ce1">
            <text:p>73194</text:p>
          </table:table-cell>
          <table:table-cell table:style-name="ce1"/>
          <table:table-cell office:value-type="float" office:value="991" table:formula="of:=ABS([.F697]-[.G697])" table:style-name="ce11">
            <text:p>991</text:p>
          </table:table-cell>
          <table:table-cell table:number-columns-repeated="3" table:style-name="ce1"/>
          <table:table-cell office:value-type="float" office:value="0" table:formula="of:=COUNTIF([.$F$2:.$F$1001];[.$G697])*[.$G6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038 <text:s text:c="2"/>72225</text:p>
          </table:table-cell>
          <table:table-cell table:style-name="ce1"/>
          <table:table-cell office:value-type="string" office:string-value="12038" table:formula="of:=INDEX(COM.MICROSOFT.TEXTSPLIT([Solution.$A698];&quot; &quot;);1)" table:number-matrix-columns-spanned="1" table:number-matrix-rows-spanned="1" table:style-name="ce11">
            <text:p>12038</text:p>
          </table:table-cell>
          <table:table-cell office:value-type="string" office:string-value="72225" table:formula="of:=INDEX(COM.MICROSOFT.TEXTSPLIT([Solution.$A698];&quot; &quot;; &quot;+&quot;; TRUE);2)" table:number-matrix-columns-spanned="1" table:number-matrix-rows-spanned="1" table:style-name="ce11">
            <text:p>72225</text:p>
          </table:table-cell>
          <table:table-cell table:style-name="ce1"/>
          <table:table-cell office:value-type="string" office:string-value="74334" table:style-name="ce1">
            <text:p>74334</text:p>
          </table:table-cell>
          <table:table-cell office:value-type="string" office:string-value="73269" table:style-name="ce1">
            <text:p>73269</text:p>
          </table:table-cell>
          <table:table-cell table:style-name="ce1"/>
          <table:table-cell office:value-type="float" office:value="1065" table:formula="of:=ABS([.F698]-[.G698])" table:style-name="ce11">
            <text:p>1065</text:p>
          </table:table-cell>
          <table:table-cell table:number-columns-repeated="3" table:style-name="ce1"/>
          <table:table-cell office:value-type="float" office:value="0" table:formula="of:=COUNTIF([.$F$2:.$F$1001];[.$G698])*[.$G6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760 <text:s text:c="2"/>76568</text:p>
          </table:table-cell>
          <table:table-cell table:style-name="ce1"/>
          <table:table-cell office:value-type="string" office:string-value="91760" table:formula="of:=INDEX(COM.MICROSOFT.TEXTSPLIT([Solution.$A699];&quot; &quot;);1)" table:number-matrix-columns-spanned="1" table:number-matrix-rows-spanned="1" table:style-name="ce11">
            <text:p>91760</text:p>
          </table:table-cell>
          <table:table-cell office:value-type="string" office:string-value="76568" table:formula="of:=INDEX(COM.MICROSOFT.TEXTSPLIT([Solution.$A699];&quot; &quot;; &quot;+&quot;; TRUE);2)" table:number-matrix-columns-spanned="1" table:number-matrix-rows-spanned="1" table:style-name="ce11">
            <text:p>76568</text:p>
          </table:table-cell>
          <table:table-cell table:style-name="ce1"/>
          <table:table-cell office:value-type="string" office:string-value="74351" table:style-name="ce1">
            <text:p>74351</text:p>
          </table:table-cell>
          <table:table-cell office:value-type="string" office:string-value="73382" table:style-name="ce1">
            <text:p>73382</text:p>
          </table:table-cell>
          <table:table-cell table:style-name="ce1"/>
          <table:table-cell office:value-type="float" office:value="969" table:formula="of:=ABS([.F699]-[.G699])" table:style-name="ce11">
            <text:p>969</text:p>
          </table:table-cell>
          <table:table-cell table:number-columns-repeated="3" table:style-name="ce1"/>
          <table:table-cell office:value-type="float" office:value="0" table:formula="of:=COUNTIF([.$F$2:.$F$1001];[.$G699])*[.$G6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962 <text:s text:c="2"/>72524</text:p>
          </table:table-cell>
          <table:table-cell table:style-name="ce1"/>
          <table:table-cell office:value-type="string" office:string-value="30962" table:formula="of:=INDEX(COM.MICROSOFT.TEXTSPLIT([Solution.$A700];&quot; &quot;);1)" table:number-matrix-columns-spanned="1" table:number-matrix-rows-spanned="1" table:style-name="ce11">
            <text:p>30962</text:p>
          </table:table-cell>
          <table:table-cell office:value-type="string" office:string-value="72524" table:formula="of:=INDEX(COM.MICROSOFT.TEXTSPLIT([Solution.$A700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74407" table:style-name="ce1">
            <text:p>74407</text:p>
          </table:table-cell>
          <table:table-cell office:value-type="string" office:string-value="73446" table:style-name="ce1">
            <text:p>73446</text:p>
          </table:table-cell>
          <table:table-cell table:style-name="ce1"/>
          <table:table-cell office:value-type="float" office:value="961" table:formula="of:=ABS([.F700]-[.G700])" table:style-name="ce11">
            <text:p>961</text:p>
          </table:table-cell>
          <table:table-cell table:number-columns-repeated="3" table:style-name="ce1"/>
          <table:table-cell office:value-type="float" office:value="0" table:formula="of:=COUNTIF([.$F$2:.$F$1001];[.$G700])*[.$G7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928 <text:s text:c="2"/>34696</text:p>
          </table:table-cell>
          <table:table-cell table:style-name="ce1"/>
          <table:table-cell office:value-type="string" office:string-value="69928" table:formula="of:=INDEX(COM.MICROSOFT.TEXTSPLIT([Solution.$A701];&quot; &quot;);1)" table:number-matrix-columns-spanned="1" table:number-matrix-rows-spanned="1" table:style-name="ce11">
            <text:p>69928</text:p>
          </table:table-cell>
          <table:table-cell office:value-type="string" office:string-value="34696" table:formula="of:=INDEX(COM.MICROSOFT.TEXTSPLIT([Solution.$A701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4722" table:style-name="ce1">
            <text:p>74722</text:p>
          </table:table-cell>
          <table:table-cell office:value-type="string" office:string-value="74012" table:style-name="ce1">
            <text:p>74012</text:p>
          </table:table-cell>
          <table:table-cell table:style-name="ce1"/>
          <table:table-cell office:value-type="float" office:value="710" table:formula="of:=ABS([.F701]-[.G701])" table:style-name="ce11">
            <text:p>710</text:p>
          </table:table-cell>
          <table:table-cell table:number-columns-repeated="3" table:style-name="ce1"/>
          <table:table-cell office:value-type="float" office:value="0" table:formula="of:=COUNTIF([.$F$2:.$F$1001];[.$G701])*[.$G7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548 <text:s text:c="2"/>33221</text:p>
          </table:table-cell>
          <table:table-cell table:style-name="ce1"/>
          <table:table-cell office:value-type="string" office:string-value="91548" table:formula="of:=INDEX(COM.MICROSOFT.TEXTSPLIT([Solution.$A702];&quot; &quot;);1)" table:number-matrix-columns-spanned="1" table:number-matrix-rows-spanned="1" table:style-name="ce11">
            <text:p>91548</text:p>
          </table:table-cell>
          <table:table-cell office:value-type="string" office:string-value="33221" table:formula="of:=INDEX(COM.MICROSOFT.TEXTSPLIT([Solution.$A702];&quot; &quot;; &quot;+&quot;; TRUE);2)" table:number-matrix-columns-spanned="1" table:number-matrix-rows-spanned="1" table:style-name="ce11">
            <text:p>33221</text:p>
          </table:table-cell>
          <table:table-cell table:style-name="ce1"/>
          <table:table-cell office:value-type="string" office:string-value="74780" table:style-name="ce1">
            <text:p>74780</text:p>
          </table:table-cell>
          <table:table-cell office:value-type="string" office:string-value="74055" table:style-name="ce1">
            <text:p>74055</text:p>
          </table:table-cell>
          <table:table-cell table:style-name="ce1"/>
          <table:table-cell office:value-type="float" office:value="725" table:formula="of:=ABS([.F702]-[.G702])" table:style-name="ce11">
            <text:p>725</text:p>
          </table:table-cell>
          <table:table-cell table:number-columns-repeated="3" table:style-name="ce1"/>
          <table:table-cell office:value-type="float" office:value="0" table:formula="of:=COUNTIF([.$F$2:.$F$1001];[.$G702])*[.$G7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270 <text:s text:c="2"/>90163</text:p>
          </table:table-cell>
          <table:table-cell table:style-name="ce1"/>
          <table:table-cell office:value-type="string" office:string-value="61270" table:formula="of:=INDEX(COM.MICROSOFT.TEXTSPLIT([Solution.$A703];&quot; &quot;);1)" table:number-matrix-columns-spanned="1" table:number-matrix-rows-spanned="1" table:style-name="ce11">
            <text:p>61270</text:p>
          </table:table-cell>
          <table:table-cell office:value-type="string" office:string-value="90163" table:formula="of:=INDEX(COM.MICROSOFT.TEXTSPLIT([Solution.$A703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74785" table:style-name="ce1">
            <text:p>74785</text:p>
          </table:table-cell>
          <table:table-cell office:value-type="string" office:string-value="74418" table:style-name="ce1">
            <text:p>74418</text:p>
          </table:table-cell>
          <table:table-cell table:style-name="ce1"/>
          <table:table-cell office:value-type="float" office:value="367" table:formula="of:=ABS([.F703]-[.G703])" table:style-name="ce11">
            <text:p>367</text:p>
          </table:table-cell>
          <table:table-cell table:number-columns-repeated="3" table:style-name="ce1"/>
          <table:table-cell office:value-type="float" office:value="0" table:formula="of:=COUNTIF([.$F$2:.$F$1001];[.$G703])*[.$G7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543 <text:s text:c="2"/>21014</text:p>
          </table:table-cell>
          <table:table-cell table:style-name="ce1"/>
          <table:table-cell office:value-type="string" office:string-value="52543" table:formula="of:=INDEX(COM.MICROSOFT.TEXTSPLIT([Solution.$A704];&quot; &quot;);1)" table:number-matrix-columns-spanned="1" table:number-matrix-rows-spanned="1" table:style-name="ce11">
            <text:p>52543</text:p>
          </table:table-cell>
          <table:table-cell office:value-type="string" office:string-value="21014" table:formula="of:=INDEX(COM.MICROSOFT.TEXTSPLIT([Solution.$A704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74845" table:style-name="ce1">
            <text:p>74845</text:p>
          </table:table-cell>
          <table:table-cell office:value-type="string" office:string-value="74680" table:style-name="ce1">
            <text:p>74680</text:p>
          </table:table-cell>
          <table:table-cell table:style-name="ce1"/>
          <table:table-cell office:value-type="float" office:value="165" table:formula="of:=ABS([.F704]-[.G704])" table:style-name="ce11">
            <text:p>165</text:p>
          </table:table-cell>
          <table:table-cell table:number-columns-repeated="3" table:style-name="ce1"/>
          <table:table-cell office:value-type="float" office:value="0" table:formula="of:=COUNTIF([.$F$2:.$F$1001];[.$G704])*[.$G7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907 <text:s text:c="2"/>50445</text:p>
          </table:table-cell>
          <table:table-cell table:style-name="ce1"/>
          <table:table-cell office:value-type="string" office:string-value="96907" table:formula="of:=INDEX(COM.MICROSOFT.TEXTSPLIT([Solution.$A705];&quot; &quot;);1)" table:number-matrix-columns-spanned="1" table:number-matrix-rows-spanned="1" table:style-name="ce11">
            <text:p>96907</text:p>
          </table:table-cell>
          <table:table-cell office:value-type="string" office:string-value="50445" table:formula="of:=INDEX(COM.MICROSOFT.TEXTSPLIT([Solution.$A705];&quot; &quot;; &quot;+&quot;; TRUE);2)" table:number-matrix-columns-spanned="1" table:number-matrix-rows-spanned="1" table:style-name="ce11">
            <text:p>50445</text:p>
          </table:table-cell>
          <table:table-cell table:style-name="ce1"/>
          <table:table-cell office:value-type="string" office:string-value="74924" table:style-name="ce1">
            <text:p>74924</text:p>
          </table:table-cell>
          <table:table-cell office:value-type="string" office:string-value="74800" table:style-name="ce1">
            <text:p>74800</text:p>
          </table:table-cell>
          <table:table-cell table:style-name="ce1"/>
          <table:table-cell office:value-type="float" office:value="124" table:formula="of:=ABS([.F705]-[.G705])" table:style-name="ce11">
            <text:p>124</text:p>
          </table:table-cell>
          <table:table-cell table:number-columns-repeated="3" table:style-name="ce1"/>
          <table:table-cell office:value-type="float" office:value="0" table:formula="of:=COUNTIF([.$F$2:.$F$1001];[.$G705])*[.$G70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862 <text:s text:c="2"/>10606</text:p>
          </table:table-cell>
          <table:table-cell table:style-name="ce1"/>
          <table:table-cell office:value-type="string" office:string-value="94862" table:formula="of:=INDEX(COM.MICROSOFT.TEXTSPLIT([Solution.$A706];&quot; &quot;);1)" table:number-matrix-columns-spanned="1" table:number-matrix-rows-spanned="1" table:style-name="ce11">
            <text:p>94862</text:p>
          </table:table-cell>
          <table:table-cell office:value-type="string" office:string-value="10606" table:formula="of:=INDEX(COM.MICROSOFT.TEXTSPLIT([Solution.$A706];&quot; &quot;; &quot;+&quot;; TRUE);2)" table:number-matrix-columns-spanned="1" table:number-matrix-rows-spanned="1" table:style-name="ce11">
            <text:p>10606</text:p>
          </table:table-cell>
          <table:table-cell table:style-name="ce1"/>
          <table:table-cell office:value-type="string" office:string-value="75095" table:style-name="ce1">
            <text:p>75095</text:p>
          </table:table-cell>
          <table:table-cell office:value-type="string" office:string-value="75073" table:style-name="ce1">
            <text:p>75073</text:p>
          </table:table-cell>
          <table:table-cell table:style-name="ce1"/>
          <table:table-cell office:value-type="float" office:value="22" table:formula="of:=ABS([.F706]-[.G706])" table:style-name="ce11">
            <text:p>22</text:p>
          </table:table-cell>
          <table:table-cell table:number-columns-repeated="3" table:style-name="ce1"/>
          <table:table-cell office:value-type="float" office:value="0" table:formula="of:=COUNTIF([.$F$2:.$F$1001];[.$G706])*[.$G70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867 <text:s text:c="2"/>21252</text:p>
          </table:table-cell>
          <table:table-cell table:style-name="ce1"/>
          <table:table-cell office:value-type="string" office:string-value="36867" table:formula="of:=INDEX(COM.MICROSOFT.TEXTSPLIT([Solution.$A707];&quot; &quot;);1)" table:number-matrix-columns-spanned="1" table:number-matrix-rows-spanned="1" table:style-name="ce11">
            <text:p>36867</text:p>
          </table:table-cell>
          <table:table-cell office:value-type="string" office:string-value="21252" table:formula="of:=INDEX(COM.MICROSOFT.TEXTSPLIT([Solution.$A707];&quot; &quot;; &quot;+&quot;; TRUE);2)" table:number-matrix-columns-spanned="1" table:number-matrix-rows-spanned="1" table:style-name="ce11">
            <text:p>21252</text:p>
          </table:table-cell>
          <table:table-cell table:style-name="ce1"/>
          <table:table-cell office:value-type="string" office:string-value="75221" table:style-name="ce1">
            <text:p>75221</text:p>
          </table:table-cell>
          <table:table-cell office:value-type="string" office:string-value="75107" table:style-name="ce1">
            <text:p>75107</text:p>
          </table:table-cell>
          <table:table-cell table:style-name="ce1"/>
          <table:table-cell office:value-type="float" office:value="114" table:formula="of:=ABS([.F707]-[.G707])" table:style-name="ce11">
            <text:p>114</text:p>
          </table:table-cell>
          <table:table-cell table:number-columns-repeated="3" table:style-name="ce1"/>
          <table:table-cell office:value-type="float" office:value="0" table:formula="of:=COUNTIF([.$F$2:.$F$1001];[.$G707])*[.$G70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178 <text:s text:c="2"/>58229</text:p>
          </table:table-cell>
          <table:table-cell table:style-name="ce1"/>
          <table:table-cell office:value-type="string" office:string-value="78178" table:formula="of:=INDEX(COM.MICROSOFT.TEXTSPLIT([Solution.$A708];&quot; &quot;);1)" table:number-matrix-columns-spanned="1" table:number-matrix-rows-spanned="1" table:style-name="ce11">
            <text:p>78178</text:p>
          </table:table-cell>
          <table:table-cell office:value-type="string" office:string-value="58229" table:formula="of:=INDEX(COM.MICROSOFT.TEXTSPLIT([Solution.$A708];&quot; &quot;; &quot;+&quot;; TRUE);2)" table:number-matrix-columns-spanned="1" table:number-matrix-rows-spanned="1" table:style-name="ce11">
            <text:p>58229</text:p>
          </table:table-cell>
          <table:table-cell table:style-name="ce1"/>
          <table:table-cell office:value-type="string" office:string-value="75274" table:style-name="ce1">
            <text:p>75274</text:p>
          </table:table-cell>
          <table:table-cell office:value-type="string" office:string-value="75209" table:style-name="ce1">
            <text:p>75209</text:p>
          </table:table-cell>
          <table:table-cell table:style-name="ce1"/>
          <table:table-cell office:value-type="float" office:value="65" table:formula="of:=ABS([.F708]-[.G708])" table:style-name="ce11">
            <text:p>65</text:p>
          </table:table-cell>
          <table:table-cell table:number-columns-repeated="3" table:style-name="ce1"/>
          <table:table-cell office:value-type="float" office:value="0" table:formula="of:=COUNTIF([.$F$2:.$F$1001];[.$G708])*[.$G70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175 <text:s text:c="2"/>89174</text:p>
          </table:table-cell>
          <table:table-cell table:style-name="ce1"/>
          <table:table-cell office:value-type="string" office:string-value="96175" table:formula="of:=INDEX(COM.MICROSOFT.TEXTSPLIT([Solution.$A709];&quot; &quot;);1)" table:number-matrix-columns-spanned="1" table:number-matrix-rows-spanned="1" table:style-name="ce11">
            <text:p>96175</text:p>
          </table:table-cell>
          <table:table-cell office:value-type="string" office:string-value="89174" table:formula="of:=INDEX(COM.MICROSOFT.TEXTSPLIT([Solution.$A709];&quot; &quot;; &quot;+&quot;; TRUE);2)" table:number-matrix-columns-spanned="1" table:number-matrix-rows-spanned="1" table:style-name="ce11">
            <text:p>89174</text:p>
          </table:table-cell>
          <table:table-cell table:style-name="ce1"/>
          <table:table-cell office:value-type="string" office:string-value="75308" table:style-name="ce1">
            <text:p>75308</text:p>
          </table:table-cell>
          <table:table-cell office:value-type="string" office:string-value="75380" table:style-name="ce1">
            <text:p>75380</text:p>
          </table:table-cell>
          <table:table-cell table:style-name="ce1"/>
          <table:table-cell office:value-type="float" office:value="72" table:formula="of:=ABS([.F709]-[.G709])" table:style-name="ce11">
            <text:p>72</text:p>
          </table:table-cell>
          <table:table-cell table:number-columns-repeated="3" table:style-name="ce1"/>
          <table:table-cell office:value-type="float" office:value="0" table:formula="of:=COUNTIF([.$F$2:.$F$1001];[.$G709])*[.$G70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313 <text:s text:c="2"/>34297</text:p>
          </table:table-cell>
          <table:table-cell table:style-name="ce1"/>
          <table:table-cell office:value-type="string" office:string-value="18313" table:formula="of:=INDEX(COM.MICROSOFT.TEXTSPLIT([Solution.$A710];&quot; &quot;);1)" table:number-matrix-columns-spanned="1" table:number-matrix-rows-spanned="1" table:style-name="ce11">
            <text:p>18313</text:p>
          </table:table-cell>
          <table:table-cell office:value-type="string" office:string-value="34297" table:formula="of:=INDEX(COM.MICROSOFT.TEXTSPLIT([Solution.$A710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75507" table:style-name="ce1">
            <text:p>75507</text:p>
          </table:table-cell>
          <table:table-cell office:value-type="string" office:string-value="75592" table:style-name="ce1">
            <text:p>75592</text:p>
          </table:table-cell>
          <table:table-cell table:style-name="ce1"/>
          <table:table-cell office:value-type="float" office:value="85" table:formula="of:=ABS([.F710]-[.G710])" table:style-name="ce11">
            <text:p>85</text:p>
          </table:table-cell>
          <table:table-cell table:number-columns-repeated="3" table:style-name="ce1"/>
          <table:table-cell office:value-type="float" office:value="0" table:formula="of:=COUNTIF([.$F$2:.$F$1001];[.$G710])*[.$G71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518 <text:s text:c="2"/>72524</text:p>
          </table:table-cell>
          <table:table-cell table:style-name="ce1"/>
          <table:table-cell office:value-type="string" office:string-value="29518" table:formula="of:=INDEX(COM.MICROSOFT.TEXTSPLIT([Solution.$A711];&quot; &quot;);1)" table:number-matrix-columns-spanned="1" table:number-matrix-rows-spanned="1" table:style-name="ce11">
            <text:p>29518</text:p>
          </table:table-cell>
          <table:table-cell office:value-type="string" office:string-value="72524" table:formula="of:=INDEX(COM.MICROSOFT.TEXTSPLIT([Solution.$A711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75669" table:style-name="ce1">
            <text:p>75669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0" table:formula="of:=ABS([.F711]-[.G711])" table:style-name="ce11">
            <text:p>0</text:p>
          </table:table-cell>
          <table:table-cell table:number-columns-repeated="3" table:style-name="ce1"/>
          <table:table-cell office:value-type="float" office:value="75669" table:formula="of:=COUNTIF([.$F$2:.$F$1001];[.$G711])*[.$G711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176 <text:s text:c="2"/>14117</text:p>
          </table:table-cell>
          <table:table-cell table:style-name="ce1"/>
          <table:table-cell office:value-type="string" office:string-value="47176" table:formula="of:=INDEX(COM.MICROSOFT.TEXTSPLIT([Solution.$A712];&quot; &quot;);1)" table:number-matrix-columns-spanned="1" table:number-matrix-rows-spanned="1" table:style-name="ce11">
            <text:p>47176</text:p>
          </table:table-cell>
          <table:table-cell office:value-type="string" office:string-value="14117" table:formula="of:=INDEX(COM.MICROSOFT.TEXTSPLIT([Solution.$A712];&quot; &quot;; &quot;+&quot;; TRUE);2)" table:number-matrix-columns-spanned="1" table:number-matrix-rows-spanned="1" table:style-name="ce11">
            <text:p>14117</text:p>
          </table:table-cell>
          <table:table-cell table:style-name="ce1"/>
          <table:table-cell office:value-type="string" office:string-value="75783" table:style-name="ce1">
            <text:p>75783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114" table:formula="of:=ABS([.F712]-[.G712])" table:style-name="ce11">
            <text:p>114</text:p>
          </table:table-cell>
          <table:table-cell table:number-columns-repeated="3" table:style-name="ce1"/>
          <table:table-cell office:value-type="float" office:value="75669" table:formula="of:=COUNTIF([.$F$2:.$F$1001];[.$G712])*[.$G712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043 <text:s text:c="2"/>11676</text:p>
          </table:table-cell>
          <table:table-cell table:style-name="ce1"/>
          <table:table-cell office:value-type="string" office:string-value="16043" table:formula="of:=INDEX(COM.MICROSOFT.TEXTSPLIT([Solution.$A713];&quot; &quot;);1)" table:number-matrix-columns-spanned="1" table:number-matrix-rows-spanned="1" table:style-name="ce11">
            <text:p>16043</text:p>
          </table:table-cell>
          <table:table-cell office:value-type="string" office:string-value="11676" table:formula="of:=INDEX(COM.MICROSOFT.TEXTSPLIT([Solution.$A713];&quot; &quot;; &quot;+&quot;; TRUE);2)" table:number-matrix-columns-spanned="1" table:number-matrix-rows-spanned="1" table:style-name="ce11">
            <text:p>11676</text:p>
          </table:table-cell>
          <table:table-cell table:style-name="ce1"/>
          <table:table-cell office:value-type="string" office:string-value="75809" table:style-name="ce1">
            <text:p>75809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140" table:formula="of:=ABS([.F713]-[.G713])" table:style-name="ce11">
            <text:p>140</text:p>
          </table:table-cell>
          <table:table-cell table:number-columns-repeated="3" table:style-name="ce1"/>
          <table:table-cell office:value-type="float" office:value="75669" table:formula="of:=COUNTIF([.$F$2:.$F$1001];[.$G713])*[.$G713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613 <text:s text:c="2"/>99098</text:p>
          </table:table-cell>
          <table:table-cell table:style-name="ce1"/>
          <table:table-cell office:value-type="string" office:string-value="98613" table:formula="of:=INDEX(COM.MICROSOFT.TEXTSPLIT([Solution.$A714];&quot; &quot;);1)" table:number-matrix-columns-spanned="1" table:number-matrix-rows-spanned="1" table:style-name="ce11">
            <text:p>98613</text:p>
          </table:table-cell>
          <table:table-cell office:value-type="string" office:string-value="99098" table:formula="of:=INDEX(COM.MICROSOFT.TEXTSPLIT([Solution.$A714];&quot; &quot;; &quot;+&quot;; TRUE);2)" table:number-matrix-columns-spanned="1" table:number-matrix-rows-spanned="1" table:style-name="ce11">
            <text:p>99098</text:p>
          </table:table-cell>
          <table:table-cell table:style-name="ce1"/>
          <table:table-cell office:value-type="string" office:string-value="75883" table:style-name="ce1">
            <text:p>75883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214" table:formula="of:=ABS([.F714]-[.G714])" table:style-name="ce11">
            <text:p>214</text:p>
          </table:table-cell>
          <table:table-cell table:number-columns-repeated="3" table:style-name="ce1"/>
          <table:table-cell office:value-type="float" office:value="75669" table:formula="of:=COUNTIF([.$F$2:.$F$1001];[.$G714])*[.$G714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524 <text:s text:c="2"/>67759</text:p>
          </table:table-cell>
          <table:table-cell table:style-name="ce1"/>
          <table:table-cell office:value-type="string" office:string-value="24524" table:formula="of:=INDEX(COM.MICROSOFT.TEXTSPLIT([Solution.$A715];&quot; &quot;);1)" table:number-matrix-columns-spanned="1" table:number-matrix-rows-spanned="1" table:style-name="ce11">
            <text:p>24524</text:p>
          </table:table-cell>
          <table:table-cell office:value-type="string" office:string-value="67759" table:formula="of:=INDEX(COM.MICROSOFT.TEXTSPLIT([Solution.$A715];&quot; &quot;; &quot;+&quot;; TRUE);2)" table:number-matrix-columns-spanned="1" table:number-matrix-rows-spanned="1" table:style-name="ce11">
            <text:p>67759</text:p>
          </table:table-cell>
          <table:table-cell table:style-name="ce1"/>
          <table:table-cell office:value-type="string" office:string-value="75936" table:style-name="ce1">
            <text:p>75936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267" table:formula="of:=ABS([.F715]-[.G715])" table:style-name="ce11">
            <text:p>267</text:p>
          </table:table-cell>
          <table:table-cell table:number-columns-repeated="3" table:style-name="ce1"/>
          <table:table-cell office:value-type="float" office:value="75669" table:formula="of:=COUNTIF([.$F$2:.$F$1001];[.$G715])*[.$G715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079 <text:s text:c="2"/>16991</text:p>
          </table:table-cell>
          <table:table-cell table:style-name="ce1"/>
          <table:table-cell office:value-type="string" office:string-value="50079" table:formula="of:=INDEX(COM.MICROSOFT.TEXTSPLIT([Solution.$A716];&quot; &quot;);1)" table:number-matrix-columns-spanned="1" table:number-matrix-rows-spanned="1" table:style-name="ce11">
            <text:p>50079</text:p>
          </table:table-cell>
          <table:table-cell office:value-type="string" office:string-value="16991" table:formula="of:=INDEX(COM.MICROSOFT.TEXTSPLIT([Solution.$A716];&quot; &quot;; &quot;+&quot;; TRUE);2)" table:number-matrix-columns-spanned="1" table:number-matrix-rows-spanned="1" table:style-name="ce11">
            <text:p>16991</text:p>
          </table:table-cell>
          <table:table-cell table:style-name="ce1"/>
          <table:table-cell office:value-type="string" office:string-value="75981" table:style-name="ce1">
            <text:p>75981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312" table:formula="of:=ABS([.F716]-[.G716])" table:style-name="ce11">
            <text:p>312</text:p>
          </table:table-cell>
          <table:table-cell table:number-columns-repeated="3" table:style-name="ce1"/>
          <table:table-cell office:value-type="float" office:value="75669" table:formula="of:=COUNTIF([.$F$2:.$F$1001];[.$G716])*[.$G716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392 <text:s text:c="2"/>76537</text:p>
          </table:table-cell>
          <table:table-cell table:style-name="ce1"/>
          <table:table-cell office:value-type="string" office:string-value="50392" table:formula="of:=INDEX(COM.MICROSOFT.TEXTSPLIT([Solution.$A717];&quot; &quot;);1)" table:number-matrix-columns-spanned="1" table:number-matrix-rows-spanned="1" table:style-name="ce11">
            <text:p>50392</text:p>
          </table:table-cell>
          <table:table-cell office:value-type="string" office:string-value="76537" table:formula="of:=INDEX(COM.MICROSOFT.TEXTSPLIT([Solution.$A717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76079" table:style-name="ce1">
            <text:p>76079</text:p>
          </table:table-cell>
          <table:table-cell office:value-type="string" office:string-value="75669" table:style-name="ce1">
            <text:p>75669</text:p>
          </table:table-cell>
          <table:table-cell table:style-name="ce1"/>
          <table:table-cell office:value-type="float" office:value="410" table:formula="of:=ABS([.F717]-[.G717])" table:style-name="ce11">
            <text:p>410</text:p>
          </table:table-cell>
          <table:table-cell table:number-columns-repeated="3" table:style-name="ce1"/>
          <table:table-cell office:value-type="float" office:value="75669" table:formula="of:=COUNTIF([.$F$2:.$F$1001];[.$G717])*[.$G717]" table:style-name="ce11">
            <text:p>7566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483 <text:s text:c="2"/>37738</text:p>
          </table:table-cell>
          <table:table-cell table:style-name="ce1"/>
          <table:table-cell office:value-type="string" office:string-value="96483" table:formula="of:=INDEX(COM.MICROSOFT.TEXTSPLIT([Solution.$A718];&quot; &quot;);1)" table:number-matrix-columns-spanned="1" table:number-matrix-rows-spanned="1" table:style-name="ce11">
            <text:p>96483</text:p>
          </table:table-cell>
          <table:table-cell office:value-type="string" office:string-value="37738" table:formula="of:=INDEX(COM.MICROSOFT.TEXTSPLIT([Solution.$A718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76095" table:style-name="ce1">
            <text:p>76095</text:p>
          </table:table-cell>
          <table:table-cell office:value-type="string" office:string-value="75742" table:style-name="ce1">
            <text:p>75742</text:p>
          </table:table-cell>
          <table:table-cell table:style-name="ce1"/>
          <table:table-cell office:value-type="float" office:value="353" table:formula="of:=ABS([.F718]-[.G718])" table:style-name="ce11">
            <text:p>353</text:p>
          </table:table-cell>
          <table:table-cell table:number-columns-repeated="3" table:style-name="ce1"/>
          <table:table-cell office:value-type="float" office:value="0" table:formula="of:=COUNTIF([.$F$2:.$F$1001];[.$G718])*[.$G7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704 <text:s text:c="2"/>98833</text:p>
          </table:table-cell>
          <table:table-cell table:style-name="ce1"/>
          <table:table-cell office:value-type="string" office:string-value="23704" table:formula="of:=INDEX(COM.MICROSOFT.TEXTSPLIT([Solution.$A719];&quot; &quot;);1)" table:number-matrix-columns-spanned="1" table:number-matrix-rows-spanned="1" table:style-name="ce11">
            <text:p>23704</text:p>
          </table:table-cell>
          <table:table-cell office:value-type="string" office:string-value="98833" table:formula="of:=INDEX(COM.MICROSOFT.TEXTSPLIT([Solution.$A719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76283" table:style-name="ce1">
            <text:p>76283</text:p>
          </table:table-cell>
          <table:table-cell office:value-type="string" office:string-value="75828" table:style-name="ce1">
            <text:p>75828</text:p>
          </table:table-cell>
          <table:table-cell table:style-name="ce1"/>
          <table:table-cell office:value-type="float" office:value="455" table:formula="of:=ABS([.F719]-[.G719])" table:style-name="ce11">
            <text:p>455</text:p>
          </table:table-cell>
          <table:table-cell table:number-columns-repeated="3" table:style-name="ce1"/>
          <table:table-cell office:value-type="float" office:value="0" table:formula="of:=COUNTIF([.$F$2:.$F$1001];[.$G719])*[.$G7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804 <text:s text:c="2"/>76689</text:p>
          </table:table-cell>
          <table:table-cell table:style-name="ce1"/>
          <table:table-cell office:value-type="string" office:string-value="79804" table:formula="of:=INDEX(COM.MICROSOFT.TEXTSPLIT([Solution.$A720];&quot; &quot;);1)" table:number-matrix-columns-spanned="1" table:number-matrix-rows-spanned="1" table:style-name="ce11">
            <text:p>79804</text:p>
          </table:table-cell>
          <table:table-cell office:value-type="string" office:string-value="76689" table:formula="of:=INDEX(COM.MICROSOFT.TEXTSPLIT([Solution.$A720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76364" table:style-name="ce1">
            <text:p>76364</text:p>
          </table:table-cell>
          <table:table-cell office:value-type="string" office:string-value="75849" table:style-name="ce1">
            <text:p>75849</text:p>
          </table:table-cell>
          <table:table-cell table:style-name="ce1"/>
          <table:table-cell office:value-type="float" office:value="515" table:formula="of:=ABS([.F720]-[.G720])" table:style-name="ce11">
            <text:p>515</text:p>
          </table:table-cell>
          <table:table-cell table:number-columns-repeated="3" table:style-name="ce1"/>
          <table:table-cell office:value-type="float" office:value="0" table:formula="of:=COUNTIF([.$F$2:.$F$1001];[.$G720])*[.$G7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352 <text:s text:c="2"/>96758</text:p>
          </table:table-cell>
          <table:table-cell table:style-name="ce1"/>
          <table:table-cell office:value-type="string" office:string-value="59352" table:formula="of:=INDEX(COM.MICROSOFT.TEXTSPLIT([Solution.$A721];&quot; &quot;);1)" table:number-matrix-columns-spanned="1" table:number-matrix-rows-spanned="1" table:style-name="ce11">
            <text:p>59352</text:p>
          </table:table-cell>
          <table:table-cell office:value-type="string" office:string-value="96758" table:formula="of:=INDEX(COM.MICROSOFT.TEXTSPLIT([Solution.$A721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76384" table:style-name="ce1">
            <text:p>76384</text:p>
          </table:table-cell>
          <table:table-cell office:value-type="string" office:string-value="76115" table:style-name="ce1">
            <text:p>76115</text:p>
          </table:table-cell>
          <table:table-cell table:style-name="ce1"/>
          <table:table-cell office:value-type="float" office:value="269" table:formula="of:=ABS([.F721]-[.G721])" table:style-name="ce11">
            <text:p>269</text:p>
          </table:table-cell>
          <table:table-cell table:number-columns-repeated="3" table:style-name="ce1"/>
          <table:table-cell office:value-type="float" office:value="0" table:formula="of:=COUNTIF([.$F$2:.$F$1001];[.$G721])*[.$G7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734 <text:s text:c="2"/>94850</text:p>
          </table:table-cell>
          <table:table-cell table:style-name="ce1"/>
          <table:table-cell office:value-type="string" office:string-value="28734" table:formula="of:=INDEX(COM.MICROSOFT.TEXTSPLIT([Solution.$A722];&quot; &quot;);1)" table:number-matrix-columns-spanned="1" table:number-matrix-rows-spanned="1" table:style-name="ce11">
            <text:p>28734</text:p>
          </table:table-cell>
          <table:table-cell office:value-type="string" office:string-value="94850" table:formula="of:=INDEX(COM.MICROSOFT.TEXTSPLIT([Solution.$A722];&quot; &quot;; &quot;+&quot;; TRUE);2)" table:number-matrix-columns-spanned="1" table:number-matrix-rows-spanned="1" table:style-name="ce11">
            <text:p>94850</text:p>
          </table:table-cell>
          <table:table-cell table:style-name="ce1"/>
          <table:table-cell office:value-type="string" office:string-value="76519" table:style-name="ce1">
            <text:p>76519</text:p>
          </table:table-cell>
          <table:table-cell office:value-type="string" office:string-value="76199" table:style-name="ce1">
            <text:p>76199</text:p>
          </table:table-cell>
          <table:table-cell table:style-name="ce1"/>
          <table:table-cell office:value-type="float" office:value="320" table:formula="of:=ABS([.F722]-[.G722])" table:style-name="ce11">
            <text:p>320</text:p>
          </table:table-cell>
          <table:table-cell table:number-columns-repeated="3" table:style-name="ce1"/>
          <table:table-cell office:value-type="float" office:value="0" table:formula="of:=COUNTIF([.$F$2:.$F$1001];[.$G722])*[.$G7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932 <text:s text:c="2"/>23721</text:p>
          </table:table-cell>
          <table:table-cell table:style-name="ce1"/>
          <table:table-cell office:value-type="string" office:string-value="66932" table:formula="of:=INDEX(COM.MICROSOFT.TEXTSPLIT([Solution.$A723];&quot; &quot;);1)" table:number-matrix-columns-spanned="1" table:number-matrix-rows-spanned="1" table:style-name="ce11">
            <text:p>66932</text:p>
          </table:table-cell>
          <table:table-cell office:value-type="string" office:string-value="23721" table:formula="of:=INDEX(COM.MICROSOFT.TEXTSPLIT([Solution.$A723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76537" table:style-name="ce1">
            <text:p>76537</text:p>
          </table:table-cell>
          <table:table-cell office:value-type="string" office:string-value="76251" table:style-name="ce1">
            <text:p>76251</text:p>
          </table:table-cell>
          <table:table-cell table:style-name="ce1"/>
          <table:table-cell office:value-type="float" office:value="286" table:formula="of:=ABS([.F723]-[.G723])" table:style-name="ce11">
            <text:p>286</text:p>
          </table:table-cell>
          <table:table-cell table:number-columns-repeated="3" table:style-name="ce1"/>
          <table:table-cell office:value-type="float" office:value="0" table:formula="of:=COUNTIF([.$F$2:.$F$1001];[.$G723])*[.$G7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652 <text:s text:c="2"/>58221</text:p>
          </table:table-cell>
          <table:table-cell table:style-name="ce1"/>
          <table:table-cell office:value-type="string" office:string-value="84652" table:formula="of:=INDEX(COM.MICROSOFT.TEXTSPLIT([Solution.$A724];&quot; &quot;);1)" table:number-matrix-columns-spanned="1" table:number-matrix-rows-spanned="1" table:style-name="ce11">
            <text:p>84652</text:p>
          </table:table-cell>
          <table:table-cell office:value-type="string" office:string-value="58221" table:formula="of:=INDEX(COM.MICROSOFT.TEXTSPLIT([Solution.$A724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76689" table:style-name="ce1">
            <text:p>76689</text:p>
          </table:table-cell>
          <table:table-cell office:value-type="string" office:string-value="76275" table:style-name="ce1">
            <text:p>76275</text:p>
          </table:table-cell>
          <table:table-cell table:style-name="ce1"/>
          <table:table-cell office:value-type="float" office:value="414" table:formula="of:=ABS([.F724]-[.G724])" table:style-name="ce11">
            <text:p>414</text:p>
          </table:table-cell>
          <table:table-cell table:number-columns-repeated="3" table:style-name="ce1"/>
          <table:table-cell office:value-type="float" office:value="0" table:formula="of:=COUNTIF([.$F$2:.$F$1001];[.$G724])*[.$G7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233 <text:s text:c="2"/>58221</text:p>
          </table:table-cell>
          <table:table-cell table:style-name="ce1"/>
          <table:table-cell office:value-type="string" office:string-value="81233" table:formula="of:=INDEX(COM.MICROSOFT.TEXTSPLIT([Solution.$A725];&quot; &quot;);1)" table:number-matrix-columns-spanned="1" table:number-matrix-rows-spanned="1" table:style-name="ce11">
            <text:p>81233</text:p>
          </table:table-cell>
          <table:table-cell office:value-type="string" office:string-value="58221" table:formula="of:=INDEX(COM.MICROSOFT.TEXTSPLIT([Solution.$A725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76862" table:style-name="ce1">
            <text:p>76862</text:p>
          </table:table-cell>
          <table:table-cell office:value-type="string" office:string-value="76360" table:style-name="ce1">
            <text:p>76360</text:p>
          </table:table-cell>
          <table:table-cell table:style-name="ce1"/>
          <table:table-cell office:value-type="float" office:value="502" table:formula="of:=ABS([.F725]-[.G725])" table:style-name="ce11">
            <text:p>502</text:p>
          </table:table-cell>
          <table:table-cell table:number-columns-repeated="3" table:style-name="ce1"/>
          <table:table-cell office:value-type="float" office:value="0" table:formula="of:=COUNTIF([.$F$2:.$F$1001];[.$G725])*[.$G7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813 <text:s text:c="2"/>23721</text:p>
          </table:table-cell>
          <table:table-cell table:style-name="ce1"/>
          <table:table-cell office:value-type="string" office:string-value="61813" table:formula="of:=INDEX(COM.MICROSOFT.TEXTSPLIT([Solution.$A726];&quot; &quot;);1)" table:number-matrix-columns-spanned="1" table:number-matrix-rows-spanned="1" table:style-name="ce11">
            <text:p>61813</text:p>
          </table:table-cell>
          <table:table-cell office:value-type="string" office:string-value="23721" table:formula="of:=INDEX(COM.MICROSOFT.TEXTSPLIT([Solution.$A726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77021" table:style-name="ce1">
            <text:p>77021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484" table:formula="of:=ABS([.F726]-[.G726])" table:style-name="ce11">
            <text:p>484</text:p>
          </table:table-cell>
          <table:table-cell table:number-columns-repeated="3" table:style-name="ce1"/>
          <table:table-cell office:value-type="float" office:value="76537" table:formula="of:=COUNTIF([.$F$2:.$F$1001];[.$G726])*[.$G726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414 <text:s text:c="2"/>75107</text:p>
          </table:table-cell>
          <table:table-cell table:style-name="ce1"/>
          <table:table-cell office:value-type="string" office:string-value="39414" table:formula="of:=INDEX(COM.MICROSOFT.TEXTSPLIT([Solution.$A727];&quot; &quot;);1)" table:number-matrix-columns-spanned="1" table:number-matrix-rows-spanned="1" table:style-name="ce11">
            <text:p>39414</text:p>
          </table:table-cell>
          <table:table-cell office:value-type="string" office:string-value="75107" table:formula="of:=INDEX(COM.MICROSOFT.TEXTSPLIT([Solution.$A727];&quot; &quot;; &quot;+&quot;; TRUE);2)" table:number-matrix-columns-spanned="1" table:number-matrix-rows-spanned="1" table:style-name="ce11">
            <text:p>75107</text:p>
          </table:table-cell>
          <table:table-cell table:style-name="ce1"/>
          <table:table-cell office:value-type="string" office:string-value="77045" table:style-name="ce1">
            <text:p>77045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508" table:formula="of:=ABS([.F727]-[.G727])" table:style-name="ce11">
            <text:p>508</text:p>
          </table:table-cell>
          <table:table-cell table:number-columns-repeated="3" table:style-name="ce1"/>
          <table:table-cell office:value-type="float" office:value="76537" table:formula="of:=COUNTIF([.$F$2:.$F$1001];[.$G727])*[.$G727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577 <text:s text:c="2"/>90199</text:p>
          </table:table-cell>
          <table:table-cell table:style-name="ce1"/>
          <table:table-cell office:value-type="string" office:string-value="61577" table:formula="of:=INDEX(COM.MICROSOFT.TEXTSPLIT([Solution.$A728];&quot; &quot;);1)" table:number-matrix-columns-spanned="1" table:number-matrix-rows-spanned="1" table:style-name="ce11">
            <text:p>61577</text:p>
          </table:table-cell>
          <table:table-cell office:value-type="string" office:string-value="90199" table:formula="of:=INDEX(COM.MICROSOFT.TEXTSPLIT([Solution.$A728];&quot; &quot;; &quot;+&quot;; TRUE);2)" table:number-matrix-columns-spanned="1" table:number-matrix-rows-spanned="1" table:style-name="ce11">
            <text:p>90199</text:p>
          </table:table-cell>
          <table:table-cell table:style-name="ce1"/>
          <table:table-cell office:value-type="string" office:string-value="77083" table:style-name="ce1">
            <text:p>77083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546" table:formula="of:=ABS([.F728]-[.G728])" table:style-name="ce11">
            <text:p>546</text:p>
          </table:table-cell>
          <table:table-cell table:number-columns-repeated="3" table:style-name="ce1"/>
          <table:table-cell office:value-type="float" office:value="76537" table:formula="of:=COUNTIF([.$F$2:.$F$1001];[.$G728])*[.$G728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142 <text:s text:c="2"/>72213</text:p>
          </table:table-cell>
          <table:table-cell table:style-name="ce1"/>
          <table:table-cell office:value-type="string" office:string-value="52142" table:formula="of:=INDEX(COM.MICROSOFT.TEXTSPLIT([Solution.$A729];&quot; &quot;);1)" table:number-matrix-columns-spanned="1" table:number-matrix-rows-spanned="1" table:style-name="ce11">
            <text:p>52142</text:p>
          </table:table-cell>
          <table:table-cell office:value-type="string" office:string-value="72213" table:formula="of:=INDEX(COM.MICROSOFT.TEXTSPLIT([Solution.$A729];&quot; &quot;; &quot;+&quot;; TRUE);2)" table:number-matrix-columns-spanned="1" table:number-matrix-rows-spanned="1" table:style-name="ce11">
            <text:p>72213</text:p>
          </table:table-cell>
          <table:table-cell table:style-name="ce1"/>
          <table:table-cell office:value-type="string" office:string-value="77437" table:style-name="ce1">
            <text:p>77437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900" table:formula="of:=ABS([.F729]-[.G729])" table:style-name="ce11">
            <text:p>900</text:p>
          </table:table-cell>
          <table:table-cell table:number-columns-repeated="3" table:style-name="ce1"/>
          <table:table-cell office:value-type="float" office:value="76537" table:formula="of:=COUNTIF([.$F$2:.$F$1001];[.$G729])*[.$G729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269 <text:s text:c="2"/>74680</text:p>
          </table:table-cell>
          <table:table-cell table:style-name="ce1"/>
          <table:table-cell office:value-type="string" office:string-value="99269" table:formula="of:=INDEX(COM.MICROSOFT.TEXTSPLIT([Solution.$A730];&quot; &quot;);1)" table:number-matrix-columns-spanned="1" table:number-matrix-rows-spanned="1" table:style-name="ce11">
            <text:p>99269</text:p>
          </table:table-cell>
          <table:table-cell office:value-type="string" office:string-value="74680" table:formula="of:=INDEX(COM.MICROSOFT.TEXTSPLIT([Solution.$A730];&quot; &quot;; &quot;+&quot;; TRUE);2)" table:number-matrix-columns-spanned="1" table:number-matrix-rows-spanned="1" table:style-name="ce11">
            <text:p>74680</text:p>
          </table:table-cell>
          <table:table-cell table:style-name="ce1"/>
          <table:table-cell office:value-type="string" office:string-value="77544" table:style-name="ce1">
            <text:p>77544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007" table:formula="of:=ABS([.F730]-[.G730])" table:style-name="ce11">
            <text:p>1007</text:p>
          </table:table-cell>
          <table:table-cell table:number-columns-repeated="3" table:style-name="ce1"/>
          <table:table-cell office:value-type="float" office:value="76537" table:formula="of:=COUNTIF([.$F$2:.$F$1001];[.$G730])*[.$G730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597 <text:s text:c="2"/>91623</text:p>
          </table:table-cell>
          <table:table-cell table:style-name="ce1"/>
          <table:table-cell office:value-type="string" office:string-value="65597" table:formula="of:=INDEX(COM.MICROSOFT.TEXTSPLIT([Solution.$A731];&quot; &quot;);1)" table:number-matrix-columns-spanned="1" table:number-matrix-rows-spanned="1" table:style-name="ce11">
            <text:p>65597</text:p>
          </table:table-cell>
          <table:table-cell office:value-type="string" office:string-value="91623" table:formula="of:=INDEX(COM.MICROSOFT.TEXTSPLIT([Solution.$A731];&quot; &quot;; &quot;+&quot;; TRUE);2)" table:number-matrix-columns-spanned="1" table:number-matrix-rows-spanned="1" table:style-name="ce11">
            <text:p>91623</text:p>
          </table:table-cell>
          <table:table-cell table:style-name="ce1"/>
          <table:table-cell office:value-type="string" office:string-value="77827" table:style-name="ce1">
            <text:p>77827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290" table:formula="of:=ABS([.F731]-[.G731])" table:style-name="ce11">
            <text:p>1290</text:p>
          </table:table-cell>
          <table:table-cell table:number-columns-repeated="3" table:style-name="ce1"/>
          <table:table-cell office:value-type="float" office:value="76537" table:formula="of:=COUNTIF([.$F$2:.$F$1001];[.$G731])*[.$G731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283 <text:s text:c="2"/>21620</text:p>
          </table:table-cell>
          <table:table-cell table:style-name="ce1"/>
          <table:table-cell office:value-type="string" office:string-value="76283" table:formula="of:=INDEX(COM.MICROSOFT.TEXTSPLIT([Solution.$A732];&quot; &quot;);1)" table:number-matrix-columns-spanned="1" table:number-matrix-rows-spanned="1" table:style-name="ce11">
            <text:p>76283</text:p>
          </table:table-cell>
          <table:table-cell office:value-type="string" office:string-value="21620" table:formula="of:=INDEX(COM.MICROSOFT.TEXTSPLIT([Solution.$A732];&quot; &quot;; &quot;+&quot;; TRUE);2)" table:number-matrix-columns-spanned="1" table:number-matrix-rows-spanned="1" table:style-name="ce11">
            <text:p>21620</text:p>
          </table:table-cell>
          <table:table-cell table:style-name="ce1"/>
          <table:table-cell office:value-type="string" office:string-value="77834" table:style-name="ce1">
            <text:p>77834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297" table:formula="of:=ABS([.F732]-[.G732])" table:style-name="ce11">
            <text:p>1297</text:p>
          </table:table-cell>
          <table:table-cell table:number-columns-repeated="3" table:style-name="ce1"/>
          <table:table-cell office:value-type="float" office:value="76537" table:formula="of:=COUNTIF([.$F$2:.$F$1001];[.$G732])*[.$G732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366 <text:s text:c="2"/>98833</text:p>
          </table:table-cell>
          <table:table-cell table:style-name="ce1"/>
          <table:table-cell office:value-type="string" office:string-value="59366" table:formula="of:=INDEX(COM.MICROSOFT.TEXTSPLIT([Solution.$A733];&quot; &quot;);1)" table:number-matrix-columns-spanned="1" table:number-matrix-rows-spanned="1" table:style-name="ce11">
            <text:p>59366</text:p>
          </table:table-cell>
          <table:table-cell office:value-type="string" office:string-value="98833" table:formula="of:=INDEX(COM.MICROSOFT.TEXTSPLIT([Solution.$A733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77839" table:style-name="ce1">
            <text:p>77839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302" table:formula="of:=ABS([.F733]-[.G733])" table:style-name="ce11">
            <text:p>1302</text:p>
          </table:table-cell>
          <table:table-cell table:number-columns-repeated="3" table:style-name="ce1"/>
          <table:table-cell office:value-type="float" office:value="76537" table:formula="of:=COUNTIF([.$F$2:.$F$1001];[.$G733])*[.$G733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758 <text:s text:c="2"/>96758</text:p>
          </table:table-cell>
          <table:table-cell table:style-name="ce1"/>
          <table:table-cell office:value-type="string" office:string-value="96758" table:formula="of:=INDEX(COM.MICROSOFT.TEXTSPLIT([Solution.$A734];&quot; &quot;);1)" table:number-matrix-columns-spanned="1" table:number-matrix-rows-spanned="1" table:style-name="ce11">
            <text:p>96758</text:p>
          </table:table-cell>
          <table:table-cell office:value-type="string" office:string-value="96758" table:formula="of:=INDEX(COM.MICROSOFT.TEXTSPLIT([Solution.$A734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77897" table:style-name="ce1">
            <text:p>77897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360" table:formula="of:=ABS([.F734]-[.G734])" table:style-name="ce11">
            <text:p>1360</text:p>
          </table:table-cell>
          <table:table-cell table:number-columns-repeated="3" table:style-name="ce1"/>
          <table:table-cell office:value-type="float" office:value="76537" table:formula="of:=COUNTIF([.$F$2:.$F$1001];[.$G734])*[.$G734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965 <text:s text:c="2"/>34696</text:p>
          </table:table-cell>
          <table:table-cell table:style-name="ce1"/>
          <table:table-cell office:value-type="string" office:string-value="34965" table:formula="of:=INDEX(COM.MICROSOFT.TEXTSPLIT([Solution.$A735];&quot; &quot;);1)" table:number-matrix-columns-spanned="1" table:number-matrix-rows-spanned="1" table:style-name="ce11">
            <text:p>34965</text:p>
          </table:table-cell>
          <table:table-cell office:value-type="string" office:string-value="34696" table:formula="of:=INDEX(COM.MICROSOFT.TEXTSPLIT([Solution.$A735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8049" table:style-name="ce1">
            <text:p>78049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512" table:formula="of:=ABS([.F735]-[.G735])" table:style-name="ce11">
            <text:p>1512</text:p>
          </table:table-cell>
          <table:table-cell table:number-columns-repeated="3" table:style-name="ce1"/>
          <table:table-cell office:value-type="float" office:value="76537" table:formula="of:=COUNTIF([.$F$2:.$F$1001];[.$G735])*[.$G735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408 <text:s text:c="2"/>84822</text:p>
          </table:table-cell>
          <table:table-cell table:style-name="ce1"/>
          <table:table-cell office:value-type="string" office:string-value="53408" table:formula="of:=INDEX(COM.MICROSOFT.TEXTSPLIT([Solution.$A736];&quot; &quot;);1)" table:number-matrix-columns-spanned="1" table:number-matrix-rows-spanned="1" table:style-name="ce11">
            <text:p>53408</text:p>
          </table:table-cell>
          <table:table-cell office:value-type="string" office:string-value="84822" table:formula="of:=INDEX(COM.MICROSOFT.TEXTSPLIT([Solution.$A736];&quot; &quot;; &quot;+&quot;; TRUE);2)" table:number-matrix-columns-spanned="1" table:number-matrix-rows-spanned="1" table:style-name="ce11">
            <text:p>84822</text:p>
          </table:table-cell>
          <table:table-cell table:style-name="ce1"/>
          <table:table-cell office:value-type="string" office:string-value="78166" table:style-name="ce1">
            <text:p>78166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629" table:formula="of:=ABS([.F736]-[.G736])" table:style-name="ce11">
            <text:p>1629</text:p>
          </table:table-cell>
          <table:table-cell table:number-columns-repeated="3" table:style-name="ce1"/>
          <table:table-cell office:value-type="float" office:value="76537" table:formula="of:=COUNTIF([.$F$2:.$F$1001];[.$G736])*[.$G736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500 <text:s text:c="2"/>41951</text:p>
          </table:table-cell>
          <table:table-cell table:style-name="ce1"/>
          <table:table-cell office:value-type="string" office:string-value="15500" table:formula="of:=INDEX(COM.MICROSOFT.TEXTSPLIT([Solution.$A737];&quot; &quot;);1)" table:number-matrix-columns-spanned="1" table:number-matrix-rows-spanned="1" table:style-name="ce11">
            <text:p>15500</text:p>
          </table:table-cell>
          <table:table-cell office:value-type="string" office:string-value="41951" table:formula="of:=INDEX(COM.MICROSOFT.TEXTSPLIT([Solution.$A737];&quot; &quot;; &quot;+&quot;; TRUE);2)" table:number-matrix-columns-spanned="1" table:number-matrix-rows-spanned="1" table:style-name="ce11">
            <text:p>41951</text:p>
          </table:table-cell>
          <table:table-cell table:style-name="ce1"/>
          <table:table-cell office:value-type="string" office:string-value="78168" table:style-name="ce1">
            <text:p>78168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631" table:formula="of:=ABS([.F737]-[.G737])" table:style-name="ce11">
            <text:p>1631</text:p>
          </table:table-cell>
          <table:table-cell table:number-columns-repeated="3" table:style-name="ce1"/>
          <table:table-cell office:value-type="float" office:value="76537" table:formula="of:=COUNTIF([.$F$2:.$F$1001];[.$G737])*[.$G737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748 <text:s text:c="2"/>39439</text:p>
          </table:table-cell>
          <table:table-cell table:style-name="ce1"/>
          <table:table-cell office:value-type="string" office:string-value="47748" table:formula="of:=INDEX(COM.MICROSOFT.TEXTSPLIT([Solution.$A738];&quot; &quot;);1)" table:number-matrix-columns-spanned="1" table:number-matrix-rows-spanned="1" table:style-name="ce11">
            <text:p>47748</text:p>
          </table:table-cell>
          <table:table-cell office:value-type="string" office:string-value="39439" table:formula="of:=INDEX(COM.MICROSOFT.TEXTSPLIT([Solution.$A738];&quot; &quot;; &quot;+&quot;; TRUE);2)" table:number-matrix-columns-spanned="1" table:number-matrix-rows-spanned="1" table:style-name="ce11">
            <text:p>39439</text:p>
          </table:table-cell>
          <table:table-cell table:style-name="ce1"/>
          <table:table-cell office:value-type="string" office:string-value="78178" table:style-name="ce1">
            <text:p>78178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641" table:formula="of:=ABS([.F738]-[.G738])" table:style-name="ce11">
            <text:p>1641</text:p>
          </table:table-cell>
          <table:table-cell table:number-columns-repeated="3" table:style-name="ce1"/>
          <table:table-cell office:value-type="float" office:value="76537" table:formula="of:=COUNTIF([.$F$2:.$F$1001];[.$G738])*[.$G738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807 <text:s text:c="2"/>76689</text:p>
          </table:table-cell>
          <table:table-cell table:style-name="ce1"/>
          <table:table-cell office:value-type="string" office:string-value="21807" table:formula="of:=INDEX(COM.MICROSOFT.TEXTSPLIT([Solution.$A739];&quot; &quot;);1)" table:number-matrix-columns-spanned="1" table:number-matrix-rows-spanned="1" table:style-name="ce11">
            <text:p>21807</text:p>
          </table:table-cell>
          <table:table-cell office:value-type="string" office:string-value="76689" table:formula="of:=INDEX(COM.MICROSOFT.TEXTSPLIT([Solution.$A739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78226" table:style-name="ce1">
            <text:p>78226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689" table:formula="of:=ABS([.F739]-[.G739])" table:style-name="ce11">
            <text:p>1689</text:p>
          </table:table-cell>
          <table:table-cell table:number-columns-repeated="3" table:style-name="ce1"/>
          <table:table-cell office:value-type="float" office:value="76537" table:formula="of:=COUNTIF([.$F$2:.$F$1001];[.$G739])*[.$G739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690 <text:s text:c="2"/>33261</text:p>
          </table:table-cell>
          <table:table-cell table:style-name="ce1"/>
          <table:table-cell office:value-type="string" office:string-value="43690" table:formula="of:=INDEX(COM.MICROSOFT.TEXTSPLIT([Solution.$A740];&quot; &quot;);1)" table:number-matrix-columns-spanned="1" table:number-matrix-rows-spanned="1" table:style-name="ce11">
            <text:p>43690</text:p>
          </table:table-cell>
          <table:table-cell office:value-type="string" office:string-value="33261" table:formula="of:=INDEX(COM.MICROSOFT.TEXTSPLIT([Solution.$A740];&quot; &quot;; &quot;+&quot;; TRUE);2)" table:number-matrix-columns-spanned="1" table:number-matrix-rows-spanned="1" table:style-name="ce11">
            <text:p>33261</text:p>
          </table:table-cell>
          <table:table-cell table:style-name="ce1"/>
          <table:table-cell office:value-type="string" office:string-value="78329" table:style-name="ce1">
            <text:p>78329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792" table:formula="of:=ABS([.F740]-[.G740])" table:style-name="ce11">
            <text:p>1792</text:p>
          </table:table-cell>
          <table:table-cell table:number-columns-repeated="3" table:style-name="ce1"/>
          <table:table-cell office:value-type="float" office:value="76537" table:formula="of:=COUNTIF([.$F$2:.$F$1001];[.$G740])*[.$G740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602 <text:s text:c="2"/>34696</text:p>
          </table:table-cell>
          <table:table-cell table:style-name="ce1"/>
          <table:table-cell office:value-type="string" office:string-value="58602" table:formula="of:=INDEX(COM.MICROSOFT.TEXTSPLIT([Solution.$A741];&quot; &quot;);1)" table:number-matrix-columns-spanned="1" table:number-matrix-rows-spanned="1" table:style-name="ce11">
            <text:p>58602</text:p>
          </table:table-cell>
          <table:table-cell office:value-type="string" office:string-value="34696" table:formula="of:=INDEX(COM.MICROSOFT.TEXTSPLIT([Solution.$A741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78342" table:style-name="ce1">
            <text:p>78342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805" table:formula="of:=ABS([.F741]-[.G741])" table:style-name="ce11">
            <text:p>1805</text:p>
          </table:table-cell>
          <table:table-cell table:number-columns-repeated="3" table:style-name="ce1"/>
          <table:table-cell office:value-type="float" office:value="76537" table:formula="of:=COUNTIF([.$F$2:.$F$1001];[.$G741])*[.$G741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122 <text:s text:c="2"/>90967</text:p>
          </table:table-cell>
          <table:table-cell table:style-name="ce1"/>
          <table:table-cell office:value-type="string" office:string-value="64122" table:formula="of:=INDEX(COM.MICROSOFT.TEXTSPLIT([Solution.$A742];&quot; &quot;);1)" table:number-matrix-columns-spanned="1" table:number-matrix-rows-spanned="1" table:style-name="ce11">
            <text:p>64122</text:p>
          </table:table-cell>
          <table:table-cell office:value-type="string" office:string-value="90967" table:formula="of:=INDEX(COM.MICROSOFT.TEXTSPLIT([Solution.$A742];&quot; &quot;; &quot;+&quot;; TRUE);2)" table:number-matrix-columns-spanned="1" table:number-matrix-rows-spanned="1" table:style-name="ce11">
            <text:p>90967</text:p>
          </table:table-cell>
          <table:table-cell table:style-name="ce1"/>
          <table:table-cell office:value-type="string" office:string-value="78344" table:style-name="ce1">
            <text:p>78344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807" table:formula="of:=ABS([.F742]-[.G742])" table:style-name="ce11">
            <text:p>1807</text:p>
          </table:table-cell>
          <table:table-cell table:number-columns-repeated="3" table:style-name="ce1"/>
          <table:table-cell office:value-type="float" office:value="76537" table:formula="of:=COUNTIF([.$F$2:.$F$1001];[.$G742])*[.$G742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427 <text:s text:c="2"/>26663</text:p>
          </table:table-cell>
          <table:table-cell table:style-name="ce1"/>
          <table:table-cell office:value-type="string" office:string-value="54427" table:formula="of:=INDEX(COM.MICROSOFT.TEXTSPLIT([Solution.$A743];&quot; &quot;);1)" table:number-matrix-columns-spanned="1" table:number-matrix-rows-spanned="1" table:style-name="ce11">
            <text:p>54427</text:p>
          </table:table-cell>
          <table:table-cell office:value-type="string" office:string-value="26663" table:formula="of:=INDEX(COM.MICROSOFT.TEXTSPLIT([Solution.$A743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78514" table:style-name="ce1">
            <text:p>78514</text:p>
          </table:table-cell>
          <table:table-cell office:value-type="string" office:string-value="76537" table:style-name="ce1">
            <text:p>76537</text:p>
          </table:table-cell>
          <table:table-cell table:style-name="ce1"/>
          <table:table-cell office:value-type="float" office:value="1977" table:formula="of:=ABS([.F743]-[.G743])" table:style-name="ce11">
            <text:p>1977</text:p>
          </table:table-cell>
          <table:table-cell table:number-columns-repeated="3" table:style-name="ce1"/>
          <table:table-cell office:value-type="float" office:value="76537" table:formula="of:=COUNTIF([.$F$2:.$F$1001];[.$G743])*[.$G743]" table:style-name="ce11">
            <text:p>765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093 <text:s text:c="2"/>37784</text:p>
          </table:table-cell>
          <table:table-cell table:style-name="ce1"/>
          <table:table-cell office:value-type="string" office:string-value="64093" table:formula="of:=INDEX(COM.MICROSOFT.TEXTSPLIT([Solution.$A744];&quot; &quot;);1)" table:number-matrix-columns-spanned="1" table:number-matrix-rows-spanned="1" table:style-name="ce11">
            <text:p>64093</text:p>
          </table:table-cell>
          <table:table-cell office:value-type="string" office:string-value="37784" table:formula="of:=INDEX(COM.MICROSOFT.TEXTSPLIT([Solution.$A744];&quot; &quot;; &quot;+&quot;; TRUE);2)" table:number-matrix-columns-spanned="1" table:number-matrix-rows-spanned="1" table:style-name="ce11">
            <text:p>37784</text:p>
          </table:table-cell>
          <table:table-cell table:style-name="ce1"/>
          <table:table-cell office:value-type="string" office:string-value="78548" table:style-name="ce1">
            <text:p>78548</text:p>
          </table:table-cell>
          <table:table-cell office:value-type="string" office:string-value="76568" table:style-name="ce1">
            <text:p>76568</text:p>
          </table:table-cell>
          <table:table-cell table:style-name="ce1"/>
          <table:table-cell office:value-type="float" office:value="1980" table:formula="of:=ABS([.F744]-[.G744])" table:style-name="ce11">
            <text:p>1980</text:p>
          </table:table-cell>
          <table:table-cell table:number-columns-repeated="3" table:style-name="ce1"/>
          <table:table-cell office:value-type="float" office:value="0" table:formula="of:=COUNTIF([.$F$2:.$F$1001];[.$G744])*[.$G7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460 <text:s text:c="2"/>94866</text:p>
          </table:table-cell>
          <table:table-cell table:style-name="ce1"/>
          <table:table-cell office:value-type="string" office:string-value="14460" table:formula="of:=INDEX(COM.MICROSOFT.TEXTSPLIT([Solution.$A745];&quot; &quot;);1)" table:number-matrix-columns-spanned="1" table:number-matrix-rows-spanned="1" table:style-name="ce11">
            <text:p>14460</text:p>
          </table:table-cell>
          <table:table-cell office:value-type="string" office:string-value="94866" table:formula="of:=INDEX(COM.MICROSOFT.TEXTSPLIT([Solution.$A745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78586" table:style-name="ce1">
            <text:p>78586</text:p>
          </table:table-cell>
          <table:table-cell office:value-type="string" office:string-value="76585" table:style-name="ce1">
            <text:p>76585</text:p>
          </table:table-cell>
          <table:table-cell table:style-name="ce1"/>
          <table:table-cell office:value-type="float" office:value="2001" table:formula="of:=ABS([.F745]-[.G745])" table:style-name="ce11">
            <text:p>2001</text:p>
          </table:table-cell>
          <table:table-cell table:number-columns-repeated="3" table:style-name="ce1"/>
          <table:table-cell office:value-type="float" office:value="0" table:formula="of:=COUNTIF([.$F$2:.$F$1001];[.$G745])*[.$G7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611 <text:s text:c="2"/>29795</text:p>
          </table:table-cell>
          <table:table-cell table:style-name="ce1"/>
          <table:table-cell office:value-type="string" office:string-value="89611" table:formula="of:=INDEX(COM.MICROSOFT.TEXTSPLIT([Solution.$A746];&quot; &quot;);1)" table:number-matrix-columns-spanned="1" table:number-matrix-rows-spanned="1" table:style-name="ce11">
            <text:p>89611</text:p>
          </table:table-cell>
          <table:table-cell office:value-type="string" office:string-value="29795" table:formula="of:=INDEX(COM.MICROSOFT.TEXTSPLIT([Solution.$A746];&quot; &quot;; &quot;+&quot;; TRUE);2)" table:number-matrix-columns-spanned="1" table:number-matrix-rows-spanned="1" table:style-name="ce11">
            <text:p>29795</text:p>
          </table:table-cell>
          <table:table-cell table:style-name="ce1"/>
          <table:table-cell office:value-type="string" office:string-value="78816" table:style-name="ce1">
            <text:p>78816</text:p>
          </table:table-cell>
          <table:table-cell office:value-type="string" office:string-value="76629" table:style-name="ce1">
            <text:p>76629</text:p>
          </table:table-cell>
          <table:table-cell table:style-name="ce1"/>
          <table:table-cell office:value-type="float" office:value="2187" table:formula="of:=ABS([.F746]-[.G746])" table:style-name="ce11">
            <text:p>2187</text:p>
          </table:table-cell>
          <table:table-cell table:number-columns-repeated="3" table:style-name="ce1"/>
          <table:table-cell office:value-type="float" office:value="0" table:formula="of:=COUNTIF([.$F$2:.$F$1001];[.$G746])*[.$G7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056 <text:s text:c="2"/>22693</text:p>
          </table:table-cell>
          <table:table-cell table:style-name="ce1"/>
          <table:table-cell office:value-type="string" office:string-value="63056" table:formula="of:=INDEX(COM.MICROSOFT.TEXTSPLIT([Solution.$A747];&quot; &quot;);1)" table:number-matrix-columns-spanned="1" table:number-matrix-rows-spanned="1" table:style-name="ce11">
            <text:p>63056</text:p>
          </table:table-cell>
          <table:table-cell office:value-type="string" office:string-value="22693" table:formula="of:=INDEX(COM.MICROSOFT.TEXTSPLIT([Solution.$A747];&quot; &quot;; &quot;+&quot;; TRUE);2)" table:number-matrix-columns-spanned="1" table:number-matrix-rows-spanned="1" table:style-name="ce11">
            <text:p>22693</text:p>
          </table:table-cell>
          <table:table-cell table:style-name="ce1"/>
          <table:table-cell office:value-type="string" office:string-value="78866" table:style-name="ce1">
            <text:p>78866</text:p>
          </table:table-cell>
          <table:table-cell office:value-type="string" office:string-value="76644" table:style-name="ce1">
            <text:p>76644</text:p>
          </table:table-cell>
          <table:table-cell table:style-name="ce1"/>
          <table:table-cell office:value-type="float" office:value="2222" table:formula="of:=ABS([.F747]-[.G747])" table:style-name="ce11">
            <text:p>2222</text:p>
          </table:table-cell>
          <table:table-cell table:number-columns-repeated="3" table:style-name="ce1"/>
          <table:table-cell office:value-type="float" office:value="0" table:formula="of:=COUNTIF([.$F$2:.$F$1001];[.$G747])*[.$G7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641 <text:s text:c="2"/>63078</text:p>
          </table:table-cell>
          <table:table-cell table:style-name="ce1"/>
          <table:table-cell office:value-type="string" office:string-value="80641" table:formula="of:=INDEX(COM.MICROSOFT.TEXTSPLIT([Solution.$A748];&quot; &quot;);1)" table:number-matrix-columns-spanned="1" table:number-matrix-rows-spanned="1" table:style-name="ce11">
            <text:p>80641</text:p>
          </table:table-cell>
          <table:table-cell office:value-type="string" office:string-value="63078" table:formula="of:=INDEX(COM.MICROSOFT.TEXTSPLIT([Solution.$A748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79049" table:style-name="ce1">
            <text:p>79049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2360" table:formula="of:=ABS([.F748]-[.G748])" table:style-name="ce11">
            <text:p>2360</text:p>
          </table:table-cell>
          <table:table-cell table:number-columns-repeated="3" table:style-name="ce1"/>
          <table:table-cell office:value-type="float" office:value="76689" table:formula="of:=COUNTIF([.$F$2:.$F$1001];[.$G748])*[.$G748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065 <text:s text:c="2"/>76689</text:p>
          </table:table-cell>
          <table:table-cell table:style-name="ce1"/>
          <table:table-cell office:value-type="string" office:string-value="20065" table:formula="of:=INDEX(COM.MICROSOFT.TEXTSPLIT([Solution.$A749];&quot; &quot;);1)" table:number-matrix-columns-spanned="1" table:number-matrix-rows-spanned="1" table:style-name="ce11">
            <text:p>20065</text:p>
          </table:table-cell>
          <table:table-cell office:value-type="string" office:string-value="76689" table:formula="of:=INDEX(COM.MICROSOFT.TEXTSPLIT([Solution.$A749];&quot; &quot;; &quot;+&quot;; TRUE);2)" table:number-matrix-columns-spanned="1" table:number-matrix-rows-spanned="1" table:style-name="ce11">
            <text:p>76689</text:p>
          </table:table-cell>
          <table:table-cell table:style-name="ce1"/>
          <table:table-cell office:value-type="string" office:string-value="79108" table:style-name="ce1">
            <text:p>79108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2419" table:formula="of:=ABS([.F749]-[.G749])" table:style-name="ce11">
            <text:p>2419</text:p>
          </table:table-cell>
          <table:table-cell table:number-columns-repeated="3" table:style-name="ce1"/>
          <table:table-cell office:value-type="float" office:value="76689" table:formula="of:=COUNTIF([.$F$2:.$F$1001];[.$G749])*[.$G749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759 <text:s text:c="2"/>26262</text:p>
          </table:table-cell>
          <table:table-cell table:style-name="ce1"/>
          <table:table-cell office:value-type="string" office:string-value="53759" table:formula="of:=INDEX(COM.MICROSOFT.TEXTSPLIT([Solution.$A750];&quot; &quot;);1)" table:number-matrix-columns-spanned="1" table:number-matrix-rows-spanned="1" table:style-name="ce11">
            <text:p>53759</text:p>
          </table:table-cell>
          <table:table-cell office:value-type="string" office:string-value="26262" table:formula="of:=INDEX(COM.MICROSOFT.TEXTSPLIT([Solution.$A750];&quot; &quot;; &quot;+&quot;; TRUE);2)" table:number-matrix-columns-spanned="1" table:number-matrix-rows-spanned="1" table:style-name="ce11">
            <text:p>26262</text:p>
          </table:table-cell>
          <table:table-cell table:style-name="ce1"/>
          <table:table-cell office:value-type="string" office:string-value="79184" table:style-name="ce1">
            <text:p>79184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2495" table:formula="of:=ABS([.F750]-[.G750])" table:style-name="ce11">
            <text:p>2495</text:p>
          </table:table-cell>
          <table:table-cell table:number-columns-repeated="3" table:style-name="ce1"/>
          <table:table-cell office:value-type="float" office:value="76689" table:formula="of:=COUNTIF([.$F$2:.$F$1001];[.$G750])*[.$G750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429 <text:s text:c="2"/>91132</text:p>
          </table:table-cell>
          <table:table-cell table:style-name="ce1"/>
          <table:table-cell office:value-type="string" office:string-value="53429" table:formula="of:=INDEX(COM.MICROSOFT.TEXTSPLIT([Solution.$A751];&quot; &quot;);1)" table:number-matrix-columns-spanned="1" table:number-matrix-rows-spanned="1" table:style-name="ce11">
            <text:p>53429</text:p>
          </table:table-cell>
          <table:table-cell office:value-type="string" office:string-value="91132" table:formula="of:=INDEX(COM.MICROSOFT.TEXTSPLIT([Solution.$A751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79218" table:style-name="ce1">
            <text:p>79218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2529" table:formula="of:=ABS([.F751]-[.G751])" table:style-name="ce11">
            <text:p>2529</text:p>
          </table:table-cell>
          <table:table-cell table:number-columns-repeated="3" table:style-name="ce1"/>
          <table:table-cell office:value-type="float" office:value="76689" table:formula="of:=COUNTIF([.$F$2:.$F$1001];[.$G751])*[.$G751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664 <text:s text:c="2"/>96758</text:p>
          </table:table-cell>
          <table:table-cell table:style-name="ce1"/>
          <table:table-cell office:value-type="string" office:string-value="33664" table:formula="of:=INDEX(COM.MICROSOFT.TEXTSPLIT([Solution.$A752];&quot; &quot;);1)" table:number-matrix-columns-spanned="1" table:number-matrix-rows-spanned="1" table:style-name="ce11">
            <text:p>33664</text:p>
          </table:table-cell>
          <table:table-cell office:value-type="string" office:string-value="96758" table:formula="of:=INDEX(COM.MICROSOFT.TEXTSPLIT([Solution.$A752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79474" table:style-name="ce1">
            <text:p>79474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2785" table:formula="of:=ABS([.F752]-[.G752])" table:style-name="ce11">
            <text:p>2785</text:p>
          </table:table-cell>
          <table:table-cell table:number-columns-repeated="3" table:style-name="ce1"/>
          <table:table-cell office:value-type="float" office:value="76689" table:formula="of:=COUNTIF([.$F$2:.$F$1001];[.$G752])*[.$G752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954 <text:s text:c="2"/>27982</text:p>
          </table:table-cell>
          <table:table-cell table:style-name="ce1"/>
          <table:table-cell office:value-type="string" office:string-value="98954" table:formula="of:=INDEX(COM.MICROSOFT.TEXTSPLIT([Solution.$A753];&quot; &quot;);1)" table:number-matrix-columns-spanned="1" table:number-matrix-rows-spanned="1" table:style-name="ce11">
            <text:p>98954</text:p>
          </table:table-cell>
          <table:table-cell office:value-type="string" office:string-value="27982" table:formula="of:=INDEX(COM.MICROSOFT.TEXTSPLIT([Solution.$A753];&quot; &quot;; &quot;+&quot;; TRUE);2)" table:number-matrix-columns-spanned="1" table:number-matrix-rows-spanned="1" table:style-name="ce11">
            <text:p>27982</text:p>
          </table:table-cell>
          <table:table-cell table:style-name="ce1"/>
          <table:table-cell office:value-type="string" office:string-value="79804" table:style-name="ce1">
            <text:p>79804</text:p>
          </table:table-cell>
          <table:table-cell office:value-type="string" office:string-value="76689" table:style-name="ce1">
            <text:p>76689</text:p>
          </table:table-cell>
          <table:table-cell table:style-name="ce1"/>
          <table:table-cell office:value-type="float" office:value="3115" table:formula="of:=ABS([.F753]-[.G753])" table:style-name="ce11">
            <text:p>3115</text:p>
          </table:table-cell>
          <table:table-cell table:number-columns-repeated="3" table:style-name="ce1"/>
          <table:table-cell office:value-type="float" office:value="76689" table:formula="of:=COUNTIF([.$F$2:.$F$1001];[.$G753])*[.$G753]" table:style-name="ce11">
            <text:p>766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508 <text:s text:c="2"/>64233</text:p>
          </table:table-cell>
          <table:table-cell table:style-name="ce1"/>
          <table:table-cell office:value-type="string" office:string-value="18508" table:formula="of:=INDEX(COM.MICROSOFT.TEXTSPLIT([Solution.$A754];&quot; &quot;);1)" table:number-matrix-columns-spanned="1" table:number-matrix-rows-spanned="1" table:style-name="ce11">
            <text:p>18508</text:p>
          </table:table-cell>
          <table:table-cell office:value-type="string" office:string-value="64233" table:formula="of:=INDEX(COM.MICROSOFT.TEXTSPLIT([Solution.$A754];&quot; &quot;; &quot;+&quot;; TRUE);2)" table:number-matrix-columns-spanned="1" table:number-matrix-rows-spanned="1" table:style-name="ce11">
            <text:p>64233</text:p>
          </table:table-cell>
          <table:table-cell table:style-name="ce1"/>
          <table:table-cell office:value-type="string" office:string-value="79820" table:style-name="ce1">
            <text:p>79820</text:p>
          </table:table-cell>
          <table:table-cell office:value-type="string" office:string-value="76806" table:style-name="ce1">
            <text:p>76806</text:p>
          </table:table-cell>
          <table:table-cell table:style-name="ce1"/>
          <table:table-cell office:value-type="float" office:value="3014" table:formula="of:=ABS([.F754]-[.G754])" table:style-name="ce11">
            <text:p>3014</text:p>
          </table:table-cell>
          <table:table-cell table:number-columns-repeated="3" table:style-name="ce1"/>
          <table:table-cell office:value-type="float" office:value="0" table:formula="of:=COUNTIF([.$F$2:.$F$1001];[.$G754])*[.$G7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654 <text:s text:c="2"/>60229</text:p>
          </table:table-cell>
          <table:table-cell table:style-name="ce1"/>
          <table:table-cell office:value-type="string" office:string-value="73654" table:formula="of:=INDEX(COM.MICROSOFT.TEXTSPLIT([Solution.$A755];&quot; &quot;);1)" table:number-matrix-columns-spanned="1" table:number-matrix-rows-spanned="1" table:style-name="ce11">
            <text:p>73654</text:p>
          </table:table-cell>
          <table:table-cell office:value-type="string" office:string-value="60229" table:formula="of:=INDEX(COM.MICROSOFT.TEXTSPLIT([Solution.$A755];&quot; &quot;; &quot;+&quot;; TRUE);2)" table:number-matrix-columns-spanned="1" table:number-matrix-rows-spanned="1" table:style-name="ce11">
            <text:p>60229</text:p>
          </table:table-cell>
          <table:table-cell table:style-name="ce1"/>
          <table:table-cell office:value-type="string" office:string-value="79946" table:style-name="ce1">
            <text:p>79946</text:p>
          </table:table-cell>
          <table:table-cell office:value-type="string" office:string-value="76875" table:style-name="ce1">
            <text:p>76875</text:p>
          </table:table-cell>
          <table:table-cell table:style-name="ce1"/>
          <table:table-cell office:value-type="float" office:value="3071" table:formula="of:=ABS([.F755]-[.G755])" table:style-name="ce11">
            <text:p>3071</text:p>
          </table:table-cell>
          <table:table-cell table:number-columns-repeated="3" table:style-name="ce1"/>
          <table:table-cell office:value-type="float" office:value="0" table:formula="of:=COUNTIF([.$F$2:.$F$1001];[.$G755])*[.$G7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749 <text:s text:c="2"/>91132</text:p>
          </table:table-cell>
          <table:table-cell table:style-name="ce1"/>
          <table:table-cell office:value-type="string" office:string-value="36749" table:formula="of:=INDEX(COM.MICROSOFT.TEXTSPLIT([Solution.$A756];&quot; &quot;);1)" table:number-matrix-columns-spanned="1" table:number-matrix-rows-spanned="1" table:style-name="ce11">
            <text:p>36749</text:p>
          </table:table-cell>
          <table:table-cell office:value-type="string" office:string-value="91132" table:formula="of:=INDEX(COM.MICROSOFT.TEXTSPLIT([Solution.$A756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79954" table:style-name="ce1">
            <text:p>79954</text:p>
          </table:table-cell>
          <table:table-cell office:value-type="string" office:string-value="77272" table:style-name="ce1">
            <text:p>77272</text:p>
          </table:table-cell>
          <table:table-cell table:style-name="ce1"/>
          <table:table-cell office:value-type="float" office:value="2682" table:formula="of:=ABS([.F756]-[.G756])" table:style-name="ce11">
            <text:p>2682</text:p>
          </table:table-cell>
          <table:table-cell table:number-columns-repeated="3" table:style-name="ce1"/>
          <table:table-cell office:value-type="float" office:value="0" table:formula="of:=COUNTIF([.$F$2:.$F$1001];[.$G756])*[.$G7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704 <text:s text:c="2"/>77512</text:p>
          </table:table-cell>
          <table:table-cell table:style-name="ce1"/>
          <table:table-cell office:value-type="string" office:string-value="38704" table:formula="of:=INDEX(COM.MICROSOFT.TEXTSPLIT([Solution.$A757];&quot; &quot;);1)" table:number-matrix-columns-spanned="1" table:number-matrix-rows-spanned="1" table:style-name="ce11">
            <text:p>38704</text:p>
          </table:table-cell>
          <table:table-cell office:value-type="string" office:string-value="77512" table:formula="of:=INDEX(COM.MICROSOFT.TEXTSPLIT([Solution.$A757];&quot; &quot;; &quot;+&quot;; TRUE);2)" table:number-matrix-columns-spanned="1" table:number-matrix-rows-spanned="1" table:style-name="ce11">
            <text:p>77512</text:p>
          </table:table-cell>
          <table:table-cell table:style-name="ce1"/>
          <table:table-cell office:value-type="string" office:string-value="79982" table:style-name="ce1">
            <text:p>79982</text:p>
          </table:table-cell>
          <table:table-cell office:value-type="string" office:string-value="77315" table:style-name="ce1">
            <text:p>77315</text:p>
          </table:table-cell>
          <table:table-cell table:style-name="ce1"/>
          <table:table-cell office:value-type="float" office:value="2667" table:formula="of:=ABS([.F757]-[.G757])" table:style-name="ce11">
            <text:p>2667</text:p>
          </table:table-cell>
          <table:table-cell table:number-columns-repeated="3" table:style-name="ce1"/>
          <table:table-cell office:value-type="float" office:value="0" table:formula="of:=COUNTIF([.$F$2:.$F$1001];[.$G757])*[.$G7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398 <text:s text:c="2"/>18000</text:p>
          </table:table-cell>
          <table:table-cell table:style-name="ce1"/>
          <table:table-cell office:value-type="string" office:string-value="58398" table:formula="of:=INDEX(COM.MICROSOFT.TEXTSPLIT([Solution.$A758];&quot; &quot;);1)" table:number-matrix-columns-spanned="1" table:number-matrix-rows-spanned="1" table:style-name="ce11">
            <text:p>58398</text:p>
          </table:table-cell>
          <table:table-cell office:value-type="string" office:string-value="18000" table:formula="of:=INDEX(COM.MICROSOFT.TEXTSPLIT([Solution.$A758];&quot; &quot;; &quot;+&quot;; TRUE);2)" table:number-matrix-columns-spanned="1" table:number-matrix-rows-spanned="1" table:style-name="ce11">
            <text:p>18000</text:p>
          </table:table-cell>
          <table:table-cell table:style-name="ce1"/>
          <table:table-cell office:value-type="string" office:string-value="80177" table:style-name="ce1">
            <text:p>80177</text:p>
          </table:table-cell>
          <table:table-cell office:value-type="string" office:string-value="77331" table:style-name="ce1">
            <text:p>77331</text:p>
          </table:table-cell>
          <table:table-cell table:style-name="ce1"/>
          <table:table-cell office:value-type="float" office:value="2846" table:formula="of:=ABS([.F758]-[.G758])" table:style-name="ce11">
            <text:p>2846</text:p>
          </table:table-cell>
          <table:table-cell table:number-columns-repeated="3" table:style-name="ce1"/>
          <table:table-cell office:value-type="float" office:value="0" table:formula="of:=COUNTIF([.$F$2:.$F$1001];[.$G758])*[.$G7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5407 <text:s text:c="2"/>42043</text:p>
          </table:table-cell>
          <table:table-cell table:style-name="ce1"/>
          <table:table-cell office:value-type="string" office:string-value="15407" table:formula="of:=INDEX(COM.MICROSOFT.TEXTSPLIT([Solution.$A759];&quot; &quot;);1)" table:number-matrix-columns-spanned="1" table:number-matrix-rows-spanned="1" table:style-name="ce11">
            <text:p>15407</text:p>
          </table:table-cell>
          <table:table-cell office:value-type="string" office:string-value="42043" table:formula="of:=INDEX(COM.MICROSOFT.TEXTSPLIT([Solution.$A759];&quot; &quot;; &quot;+&quot;; TRUE);2)" table:number-matrix-columns-spanned="1" table:number-matrix-rows-spanned="1" table:style-name="ce11">
            <text:p>42043</text:p>
          </table:table-cell>
          <table:table-cell table:style-name="ce1"/>
          <table:table-cell office:value-type="string" office:string-value="80234" table:style-name="ce1">
            <text:p>80234</text:p>
          </table:table-cell>
          <table:table-cell office:value-type="string" office:string-value="77427" table:style-name="ce1">
            <text:p>77427</text:p>
          </table:table-cell>
          <table:table-cell table:style-name="ce1"/>
          <table:table-cell office:value-type="float" office:value="2807" table:formula="of:=ABS([.F759]-[.G759])" table:style-name="ce11">
            <text:p>2807</text:p>
          </table:table-cell>
          <table:table-cell table:number-columns-repeated="3" table:style-name="ce1"/>
          <table:table-cell office:value-type="float" office:value="0" table:formula="of:=COUNTIF([.$F$2:.$F$1001];[.$G759])*[.$G7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946 <text:s text:c="2"/>21014</text:p>
          </table:table-cell>
          <table:table-cell table:style-name="ce1"/>
          <table:table-cell office:value-type="string" office:string-value="79946" table:formula="of:=INDEX(COM.MICROSOFT.TEXTSPLIT([Solution.$A760];&quot; &quot;);1)" table:number-matrix-columns-spanned="1" table:number-matrix-rows-spanned="1" table:style-name="ce11">
            <text:p>79946</text:p>
          </table:table-cell>
          <table:table-cell office:value-type="string" office:string-value="21014" table:formula="of:=INDEX(COM.MICROSOFT.TEXTSPLIT([Solution.$A760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80368" table:style-name="ce1">
            <text:p>80368</text:p>
          </table:table-cell>
          <table:table-cell office:value-type="string" office:string-value="77512" table:style-name="ce1">
            <text:p>77512</text:p>
          </table:table-cell>
          <table:table-cell table:style-name="ce1"/>
          <table:table-cell office:value-type="float" office:value="2856" table:formula="of:=ABS([.F760]-[.G760])" table:style-name="ce11">
            <text:p>2856</text:p>
          </table:table-cell>
          <table:table-cell table:number-columns-repeated="3" table:style-name="ce1"/>
          <table:table-cell office:value-type="float" office:value="0" table:formula="of:=COUNTIF([.$F$2:.$F$1001];[.$G760])*[.$G7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603 <text:s text:c="2"/>21558</text:p>
          </table:table-cell>
          <table:table-cell table:style-name="ce1"/>
          <table:table-cell office:value-type="string" office:string-value="65603" table:formula="of:=INDEX(COM.MICROSOFT.TEXTSPLIT([Solution.$A761];&quot; &quot;);1)" table:number-matrix-columns-spanned="1" table:number-matrix-rows-spanned="1" table:style-name="ce11">
            <text:p>65603</text:p>
          </table:table-cell>
          <table:table-cell office:value-type="string" office:string-value="21558" table:formula="of:=INDEX(COM.MICROSOFT.TEXTSPLIT([Solution.$A761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80641" table:style-name="ce1">
            <text:p>80641</text:p>
          </table:table-cell>
          <table:table-cell office:value-type="string" office:string-value="77537" table:style-name="ce1">
            <text:p>77537</text:p>
          </table:table-cell>
          <table:table-cell table:style-name="ce1"/>
          <table:table-cell office:value-type="float" office:value="3104" table:formula="of:=ABS([.F761]-[.G761])" table:style-name="ce11">
            <text:p>3104</text:p>
          </table:table-cell>
          <table:table-cell table:number-columns-repeated="3" table:style-name="ce1"/>
          <table:table-cell office:value-type="float" office:value="0" table:formula="of:=COUNTIF([.$F$2:.$F$1001];[.$G761])*[.$G76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739 <text:s text:c="2"/>66393</text:p>
          </table:table-cell>
          <table:table-cell table:style-name="ce1"/>
          <table:table-cell office:value-type="string" office:string-value="37739" table:formula="of:=INDEX(COM.MICROSOFT.TEXTSPLIT([Solution.$A762];&quot; &quot;);1)" table:number-matrix-columns-spanned="1" table:number-matrix-rows-spanned="1" table:style-name="ce11">
            <text:p>37739</text:p>
          </table:table-cell>
          <table:table-cell office:value-type="string" office:string-value="66393" table:formula="of:=INDEX(COM.MICROSOFT.TEXTSPLIT([Solution.$A762];&quot; &quot;; &quot;+&quot;; TRUE);2)" table:number-matrix-columns-spanned="1" table:number-matrix-rows-spanned="1" table:style-name="ce11">
            <text:p>66393</text:p>
          </table:table-cell>
          <table:table-cell table:style-name="ce1"/>
          <table:table-cell office:value-type="string" office:string-value="80667" table:style-name="ce1">
            <text:p>80667</text:p>
          </table:table-cell>
          <table:table-cell office:value-type="string" office:string-value="77640" table:style-name="ce1">
            <text:p>77640</text:p>
          </table:table-cell>
          <table:table-cell table:style-name="ce1"/>
          <table:table-cell office:value-type="float" office:value="3027" table:formula="of:=ABS([.F762]-[.G762])" table:style-name="ce11">
            <text:p>3027</text:p>
          </table:table-cell>
          <table:table-cell table:number-columns-repeated="3" table:style-name="ce1"/>
          <table:table-cell office:value-type="float" office:value="0" table:formula="of:=COUNTIF([.$F$2:.$F$1001];[.$G762])*[.$G76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565 <text:s text:c="2"/>36845</text:p>
          </table:table-cell>
          <table:table-cell table:style-name="ce1"/>
          <table:table-cell office:value-type="string" office:string-value="10565" table:formula="of:=INDEX(COM.MICROSOFT.TEXTSPLIT([Solution.$A763];&quot; &quot;);1)" table:number-matrix-columns-spanned="1" table:number-matrix-rows-spanned="1" table:style-name="ce11">
            <text:p>10565</text:p>
          </table:table-cell>
          <table:table-cell office:value-type="string" office:string-value="36845" table:formula="of:=INDEX(COM.MICROSOFT.TEXTSPLIT([Solution.$A763];&quot; &quot;; &quot;+&quot;; TRUE);2)" table:number-matrix-columns-spanned="1" table:number-matrix-rows-spanned="1" table:style-name="ce11">
            <text:p>36845</text:p>
          </table:table-cell>
          <table:table-cell table:style-name="ce1"/>
          <table:table-cell office:value-type="string" office:string-value="81026" table:style-name="ce1">
            <text:p>81026</text:p>
          </table:table-cell>
          <table:table-cell office:value-type="string" office:string-value="77847" table:style-name="ce1">
            <text:p>77847</text:p>
          </table:table-cell>
          <table:table-cell table:style-name="ce1"/>
          <table:table-cell office:value-type="float" office:value="3179" table:formula="of:=ABS([.F763]-[.G763])" table:style-name="ce11">
            <text:p>3179</text:p>
          </table:table-cell>
          <table:table-cell table:number-columns-repeated="3" table:style-name="ce1"/>
          <table:table-cell office:value-type="float" office:value="0" table:formula="of:=COUNTIF([.$F$2:.$F$1001];[.$G763])*[.$G76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705 <text:s text:c="2"/>70406</text:p>
          </table:table-cell>
          <table:table-cell table:style-name="ce1"/>
          <table:table-cell office:value-type="string" office:string-value="12705" table:formula="of:=INDEX(COM.MICROSOFT.TEXTSPLIT([Solution.$A764];&quot; &quot;);1)" table:number-matrix-columns-spanned="1" table:number-matrix-rows-spanned="1" table:style-name="ce11">
            <text:p>12705</text:p>
          </table:table-cell>
          <table:table-cell office:value-type="string" office:string-value="70406" table:formula="of:=INDEX(COM.MICROSOFT.TEXTSPLIT([Solution.$A764];&quot; &quot;; &quot;+&quot;; TRUE);2)" table:number-matrix-columns-spanned="1" table:number-matrix-rows-spanned="1" table:style-name="ce11">
            <text:p>70406</text:p>
          </table:table-cell>
          <table:table-cell table:style-name="ce1"/>
          <table:table-cell office:value-type="string" office:string-value="81101" table:style-name="ce1">
            <text:p>81101</text:p>
          </table:table-cell>
          <table:table-cell office:value-type="string" office:string-value="77956" table:style-name="ce1">
            <text:p>77956</text:p>
          </table:table-cell>
          <table:table-cell table:style-name="ce1"/>
          <table:table-cell office:value-type="float" office:value="3145" table:formula="of:=ABS([.F764]-[.G764])" table:style-name="ce11">
            <text:p>3145</text:p>
          </table:table-cell>
          <table:table-cell table:number-columns-repeated="3" table:style-name="ce1"/>
          <table:table-cell office:value-type="float" office:value="0" table:formula="of:=COUNTIF([.$F$2:.$F$1001];[.$G764])*[.$G76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419 <text:s text:c="2"/>63312</text:p>
          </table:table-cell>
          <table:table-cell table:style-name="ce1"/>
          <table:table-cell office:value-type="string" office:string-value="53419" table:formula="of:=INDEX(COM.MICROSOFT.TEXTSPLIT([Solution.$A765];&quot; &quot;);1)" table:number-matrix-columns-spanned="1" table:number-matrix-rows-spanned="1" table:style-name="ce11">
            <text:p>53419</text:p>
          </table:table-cell>
          <table:table-cell office:value-type="string" office:string-value="63312" table:formula="of:=INDEX(COM.MICROSOFT.TEXTSPLIT([Solution.$A765];&quot; &quot;; &quot;+&quot;; TRUE);2)" table:number-matrix-columns-spanned="1" table:number-matrix-rows-spanned="1" table:style-name="ce11">
            <text:p>63312</text:p>
          </table:table-cell>
          <table:table-cell table:style-name="ce1"/>
          <table:table-cell office:value-type="string" office:string-value="81174" table:style-name="ce1">
            <text:p>81174</text:p>
          </table:table-cell>
          <table:table-cell office:value-type="string" office:string-value="78073" table:style-name="ce1">
            <text:p>78073</text:p>
          </table:table-cell>
          <table:table-cell table:style-name="ce1"/>
          <table:table-cell office:value-type="float" office:value="3101" table:formula="of:=ABS([.F765]-[.G765])" table:style-name="ce11">
            <text:p>3101</text:p>
          </table:table-cell>
          <table:table-cell table:number-columns-repeated="3" table:style-name="ce1"/>
          <table:table-cell office:value-type="float" office:value="0" table:formula="of:=COUNTIF([.$F$2:.$F$1001];[.$G765])*[.$G76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095 <text:s text:c="2"/>72348</text:p>
          </table:table-cell>
          <table:table-cell table:style-name="ce1"/>
          <table:table-cell office:value-type="string" office:string-value="76095" table:formula="of:=INDEX(COM.MICROSOFT.TEXTSPLIT([Solution.$A766];&quot; &quot;);1)" table:number-matrix-columns-spanned="1" table:number-matrix-rows-spanned="1" table:style-name="ce11">
            <text:p>76095</text:p>
          </table:table-cell>
          <table:table-cell office:value-type="string" office:string-value="72348" table:formula="of:=INDEX(COM.MICROSOFT.TEXTSPLIT([Solution.$A766];&quot; &quot;; &quot;+&quot;; TRUE);2)" table:number-matrix-columns-spanned="1" table:number-matrix-rows-spanned="1" table:style-name="ce11">
            <text:p>72348</text:p>
          </table:table-cell>
          <table:table-cell table:style-name="ce1"/>
          <table:table-cell office:value-type="string" office:string-value="81231" table:style-name="ce1">
            <text:p>81231</text:p>
          </table:table-cell>
          <table:table-cell office:value-type="string" office:string-value="78148" table:style-name="ce1">
            <text:p>78148</text:p>
          </table:table-cell>
          <table:table-cell table:style-name="ce1"/>
          <table:table-cell office:value-type="float" office:value="3083" table:formula="of:=ABS([.F766]-[.G766])" table:style-name="ce11">
            <text:p>3083</text:p>
          </table:table-cell>
          <table:table-cell table:number-columns-repeated="3" table:style-name="ce1"/>
          <table:table-cell office:value-type="float" office:value="0" table:formula="of:=COUNTIF([.$F$2:.$F$1001];[.$G766])*[.$G76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185 <text:s text:c="2"/>84354</text:p>
          </table:table-cell>
          <table:table-cell table:style-name="ce1"/>
          <table:table-cell office:value-type="string" office:string-value="74185" table:formula="of:=INDEX(COM.MICROSOFT.TEXTSPLIT([Solution.$A767];&quot; &quot;);1)" table:number-matrix-columns-spanned="1" table:number-matrix-rows-spanned="1" table:style-name="ce11">
            <text:p>74185</text:p>
          </table:table-cell>
          <table:table-cell office:value-type="string" office:string-value="84354" table:formula="of:=INDEX(COM.MICROSOFT.TEXTSPLIT([Solution.$A767];&quot; &quot;; &quot;+&quot;; TRUE);2)" table:number-matrix-columns-spanned="1" table:number-matrix-rows-spanned="1" table:style-name="ce11">
            <text:p>84354</text:p>
          </table:table-cell>
          <table:table-cell table:style-name="ce1"/>
          <table:table-cell office:value-type="string" office:string-value="81233" table:style-name="ce1">
            <text:p>81233</text:p>
          </table:table-cell>
          <table:table-cell office:value-type="string" office:string-value="78371" table:style-name="ce1">
            <text:p>78371</text:p>
          </table:table-cell>
          <table:table-cell table:style-name="ce1"/>
          <table:table-cell office:value-type="float" office:value="2862" table:formula="of:=ABS([.F767]-[.G767])" table:style-name="ce11">
            <text:p>2862</text:p>
          </table:table-cell>
          <table:table-cell table:number-columns-repeated="3" table:style-name="ce1"/>
          <table:table-cell office:value-type="float" office:value="0" table:formula="of:=COUNTIF([.$F$2:.$F$1001];[.$G767])*[.$G76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8692 <text:s text:c="2"/>91132</text:p>
          </table:table-cell>
          <table:table-cell table:style-name="ce1"/>
          <table:table-cell office:value-type="string" office:string-value="38692" table:formula="of:=INDEX(COM.MICROSOFT.TEXTSPLIT([Solution.$A768];&quot; &quot;);1)" table:number-matrix-columns-spanned="1" table:number-matrix-rows-spanned="1" table:style-name="ce11">
            <text:p>38692</text:p>
          </table:table-cell>
          <table:table-cell office:value-type="string" office:string-value="91132" table:formula="of:=INDEX(COM.MICROSOFT.TEXTSPLIT([Solution.$A768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81314" table:style-name="ce1">
            <text:p>81314</text:p>
          </table:table-cell>
          <table:table-cell office:value-type="string" office:string-value="78473" table:style-name="ce1">
            <text:p>78473</text:p>
          </table:table-cell>
          <table:table-cell table:style-name="ce1"/>
          <table:table-cell office:value-type="float" office:value="2841" table:formula="of:=ABS([.F768]-[.G768])" table:style-name="ce11">
            <text:p>2841</text:p>
          </table:table-cell>
          <table:table-cell table:number-columns-repeated="3" table:style-name="ce1"/>
          <table:table-cell office:value-type="float" office:value="0" table:formula="of:=COUNTIF([.$F$2:.$F$1001];[.$G768])*[.$G76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982 <text:s text:c="2"/>13657</text:p>
          </table:table-cell>
          <table:table-cell table:style-name="ce1"/>
          <table:table-cell office:value-type="string" office:string-value="35982" table:formula="of:=INDEX(COM.MICROSOFT.TEXTSPLIT([Solution.$A769];&quot; &quot;);1)" table:number-matrix-columns-spanned="1" table:number-matrix-rows-spanned="1" table:style-name="ce11">
            <text:p>35982</text:p>
          </table:table-cell>
          <table:table-cell office:value-type="string" office:string-value="13657" table:formula="of:=INDEX(COM.MICROSOFT.TEXTSPLIT([Solution.$A769];&quot; &quot;; &quot;+&quot;; TRUE);2)" table:number-matrix-columns-spanned="1" table:number-matrix-rows-spanned="1" table:style-name="ce11">
            <text:p>13657</text:p>
          </table:table-cell>
          <table:table-cell table:style-name="ce1"/>
          <table:table-cell office:value-type="string" office:string-value="81359" table:style-name="ce1">
            <text:p>81359</text:p>
          </table:table-cell>
          <table:table-cell office:value-type="string" office:string-value="78735" table:style-name="ce1">
            <text:p>78735</text:p>
          </table:table-cell>
          <table:table-cell table:style-name="ce1"/>
          <table:table-cell office:value-type="float" office:value="2624" table:formula="of:=ABS([.F769]-[.G769])" table:style-name="ce11">
            <text:p>2624</text:p>
          </table:table-cell>
          <table:table-cell table:number-columns-repeated="3" table:style-name="ce1"/>
          <table:table-cell office:value-type="float" office:value="0" table:formula="of:=COUNTIF([.$F$2:.$F$1001];[.$G769])*[.$G76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938 <text:s text:c="2"/>78148</text:p>
          </table:table-cell>
          <table:table-cell table:style-name="ce1"/>
          <table:table-cell office:value-type="string" office:string-value="20938" table:formula="of:=INDEX(COM.MICROSOFT.TEXTSPLIT([Solution.$A770];&quot; &quot;);1)" table:number-matrix-columns-spanned="1" table:number-matrix-rows-spanned="1" table:style-name="ce11">
            <text:p>20938</text:p>
          </table:table-cell>
          <table:table-cell office:value-type="string" office:string-value="78148" table:formula="of:=INDEX(COM.MICROSOFT.TEXTSPLIT([Solution.$A770];&quot; &quot;; &quot;+&quot;; TRUE);2)" table:number-matrix-columns-spanned="1" table:number-matrix-rows-spanned="1" table:style-name="ce11">
            <text:p>78148</text:p>
          </table:table-cell>
          <table:table-cell table:style-name="ce1"/>
          <table:table-cell office:value-type="string" office:string-value="81444" table:style-name="ce1">
            <text:p>81444</text:p>
          </table:table-cell>
          <table:table-cell office:value-type="string" office:string-value="78852" table:style-name="ce1">
            <text:p>78852</text:p>
          </table:table-cell>
          <table:table-cell table:style-name="ce1"/>
          <table:table-cell office:value-type="float" office:value="2592" table:formula="of:=ABS([.F770]-[.G770])" table:style-name="ce11">
            <text:p>2592</text:p>
          </table:table-cell>
          <table:table-cell table:number-columns-repeated="3" table:style-name="ce1"/>
          <table:table-cell office:value-type="float" office:value="0" table:formula="of:=COUNTIF([.$F$2:.$F$1001];[.$G770])*[.$G77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256 <text:s text:c="2"/>18059</text:p>
          </table:table-cell>
          <table:table-cell table:style-name="ce1"/>
          <table:table-cell office:value-type="string" office:string-value="99256" table:formula="of:=INDEX(COM.MICROSOFT.TEXTSPLIT([Solution.$A771];&quot; &quot;);1)" table:number-matrix-columns-spanned="1" table:number-matrix-rows-spanned="1" table:style-name="ce11">
            <text:p>99256</text:p>
          </table:table-cell>
          <table:table-cell office:value-type="string" office:string-value="18059" table:formula="of:=INDEX(COM.MICROSOFT.TEXTSPLIT([Solution.$A771];&quot; &quot;; &quot;+&quot;; TRUE);2)" table:number-matrix-columns-spanned="1" table:number-matrix-rows-spanned="1" table:style-name="ce11">
            <text:p>18059</text:p>
          </table:table-cell>
          <table:table-cell table:style-name="ce1"/>
          <table:table-cell office:value-type="string" office:string-value="81470" table:style-name="ce1">
            <text:p>81470</text:p>
          </table:table-cell>
          <table:table-cell office:value-type="string" office:string-value="78912" table:style-name="ce1">
            <text:p>78912</text:p>
          </table:table-cell>
          <table:table-cell table:style-name="ce1"/>
          <table:table-cell office:value-type="float" office:value="2558" table:formula="of:=ABS([.F771]-[.G771])" table:style-name="ce11">
            <text:p>2558</text:p>
          </table:table-cell>
          <table:table-cell table:number-columns-repeated="3" table:style-name="ce1"/>
          <table:table-cell office:value-type="float" office:value="0" table:formula="of:=COUNTIF([.$F$2:.$F$1001];[.$G771])*[.$G77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586 <text:s text:c="2"/>34696</text:p>
          </table:table-cell>
          <table:table-cell table:style-name="ce1"/>
          <table:table-cell office:value-type="string" office:string-value="21586" table:formula="of:=INDEX(COM.MICROSOFT.TEXTSPLIT([Solution.$A772];&quot; &quot;);1)" table:number-matrix-columns-spanned="1" table:number-matrix-rows-spanned="1" table:style-name="ce11">
            <text:p>21586</text:p>
          </table:table-cell>
          <table:table-cell office:value-type="string" office:string-value="34696" table:formula="of:=INDEX(COM.MICROSOFT.TEXTSPLIT([Solution.$A772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81490" table:style-name="ce1">
            <text:p>81490</text:p>
          </table:table-cell>
          <table:table-cell office:value-type="string" office:string-value="78927" table:style-name="ce1">
            <text:p>78927</text:p>
          </table:table-cell>
          <table:table-cell table:style-name="ce1"/>
          <table:table-cell office:value-type="float" office:value="2563" table:formula="of:=ABS([.F772]-[.G772])" table:style-name="ce11">
            <text:p>2563</text:p>
          </table:table-cell>
          <table:table-cell table:number-columns-repeated="3" table:style-name="ce1"/>
          <table:table-cell office:value-type="float" office:value="0" table:formula="of:=COUNTIF([.$F$2:.$F$1001];[.$G772])*[.$G7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045 <text:s text:c="2"/>12073</text:p>
          </table:table-cell>
          <table:table-cell table:style-name="ce1"/>
          <table:table-cell office:value-type="string" office:string-value="77045" table:formula="of:=INDEX(COM.MICROSOFT.TEXTSPLIT([Solution.$A773];&quot; &quot;);1)" table:number-matrix-columns-spanned="1" table:number-matrix-rows-spanned="1" table:style-name="ce11">
            <text:p>77045</text:p>
          </table:table-cell>
          <table:table-cell office:value-type="string" office:string-value="12073" table:formula="of:=INDEX(COM.MICROSOFT.TEXTSPLIT([Solution.$A773];&quot; &quot;; &quot;+&quot;; TRUE);2)" table:number-matrix-columns-spanned="1" table:number-matrix-rows-spanned="1" table:style-name="ce11">
            <text:p>12073</text:p>
          </table:table-cell>
          <table:table-cell table:style-name="ce1"/>
          <table:table-cell office:value-type="string" office:string-value="81563" table:style-name="ce1">
            <text:p>81563</text:p>
          </table:table-cell>
          <table:table-cell office:value-type="string" office:string-value="79192" table:style-name="ce1">
            <text:p>79192</text:p>
          </table:table-cell>
          <table:table-cell table:style-name="ce1"/>
          <table:table-cell office:value-type="float" office:value="2371" table:formula="of:=ABS([.F773]-[.G773])" table:style-name="ce11">
            <text:p>2371</text:p>
          </table:table-cell>
          <table:table-cell table:number-columns-repeated="3" table:style-name="ce1"/>
          <table:table-cell office:value-type="float" office:value="0" table:formula="of:=COUNTIF([.$F$2:.$F$1001];[.$G773])*[.$G7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458 <text:s text:c="2"/>91132</text:p>
          </table:table-cell>
          <table:table-cell table:style-name="ce1"/>
          <table:table-cell office:value-type="string" office:string-value="83458" table:formula="of:=INDEX(COM.MICROSOFT.TEXTSPLIT([Solution.$A774];&quot; &quot;);1)" table:number-matrix-columns-spanned="1" table:number-matrix-rows-spanned="1" table:style-name="ce11">
            <text:p>83458</text:p>
          </table:table-cell>
          <table:table-cell office:value-type="string" office:string-value="91132" table:formula="of:=INDEX(COM.MICROSOFT.TEXTSPLIT([Solution.$A774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81565" table:style-name="ce1">
            <text:p>81565</text:p>
          </table:table-cell>
          <table:table-cell office:value-type="string" office:string-value="79223" table:style-name="ce1">
            <text:p>79223</text:p>
          </table:table-cell>
          <table:table-cell table:style-name="ce1"/>
          <table:table-cell office:value-type="float" office:value="2342" table:formula="of:=ABS([.F774]-[.G774])" table:style-name="ce11">
            <text:p>2342</text:p>
          </table:table-cell>
          <table:table-cell table:number-columns-repeated="3" table:style-name="ce1"/>
          <table:table-cell office:value-type="float" office:value="0" table:formula="of:=COUNTIF([.$F$2:.$F$1001];[.$G774])*[.$G7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485 <text:s text:c="2"/>11739</text:p>
          </table:table-cell>
          <table:table-cell table:style-name="ce1"/>
          <table:table-cell office:value-type="string" office:string-value="68485" table:formula="of:=INDEX(COM.MICROSOFT.TEXTSPLIT([Solution.$A775];&quot; &quot;);1)" table:number-matrix-columns-spanned="1" table:number-matrix-rows-spanned="1" table:style-name="ce11">
            <text:p>68485</text:p>
          </table:table-cell>
          <table:table-cell office:value-type="string" office:string-value="11739" table:formula="of:=INDEX(COM.MICROSOFT.TEXTSPLIT([Solution.$A775];&quot; &quot;; &quot;+&quot;; TRUE);2)" table:number-matrix-columns-spanned="1" table:number-matrix-rows-spanned="1" table:style-name="ce11">
            <text:p>11739</text:p>
          </table:table-cell>
          <table:table-cell table:style-name="ce1"/>
          <table:table-cell office:value-type="string" office:string-value="81713" table:style-name="ce1">
            <text:p>81713</text:p>
          </table:table-cell>
          <table:table-cell office:value-type="string" office:string-value="79609" table:style-name="ce1">
            <text:p>79609</text:p>
          </table:table-cell>
          <table:table-cell table:style-name="ce1"/>
          <table:table-cell office:value-type="float" office:value="2104" table:formula="of:=ABS([.F775]-[.G775])" table:style-name="ce11">
            <text:p>2104</text:p>
          </table:table-cell>
          <table:table-cell table:number-columns-repeated="3" table:style-name="ce1"/>
          <table:table-cell office:value-type="float" office:value="0" table:formula="of:=COUNTIF([.$F$2:.$F$1001];[.$G775])*[.$G7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772 <text:s text:c="2"/>21014</text:p>
          </table:table-cell>
          <table:table-cell table:style-name="ce1"/>
          <table:table-cell office:value-type="string" office:string-value="19772" table:formula="of:=INDEX(COM.MICROSOFT.TEXTSPLIT([Solution.$A776];&quot; &quot;);1)" table:number-matrix-columns-spanned="1" table:number-matrix-rows-spanned="1" table:style-name="ce11">
            <text:p>19772</text:p>
          </table:table-cell>
          <table:table-cell office:value-type="string" office:string-value="21014" table:formula="of:=INDEX(COM.MICROSOFT.TEXTSPLIT([Solution.$A776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81752" table:style-name="ce1">
            <text:p>81752</text:p>
          </table:table-cell>
          <table:table-cell office:value-type="string" office:string-value="79638" table:style-name="ce1">
            <text:p>79638</text:p>
          </table:table-cell>
          <table:table-cell table:style-name="ce1"/>
          <table:table-cell office:value-type="float" office:value="2114" table:formula="of:=ABS([.F776]-[.G776])" table:style-name="ce11">
            <text:p>2114</text:p>
          </table:table-cell>
          <table:table-cell table:number-columns-repeated="3" table:style-name="ce1"/>
          <table:table-cell office:value-type="float" office:value="0" table:formula="of:=COUNTIF([.$F$2:.$F$1001];[.$G776])*[.$G7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490 <text:s text:c="2"/>91132</text:p>
          </table:table-cell>
          <table:table-cell table:style-name="ce1"/>
          <table:table-cell office:value-type="string" office:string-value="24490" table:formula="of:=INDEX(COM.MICROSOFT.TEXTSPLIT([Solution.$A777];&quot; &quot;);1)" table:number-matrix-columns-spanned="1" table:number-matrix-rows-spanned="1" table:style-name="ce11">
            <text:p>24490</text:p>
          </table:table-cell>
          <table:table-cell office:value-type="string" office:string-value="91132" table:formula="of:=INDEX(COM.MICROSOFT.TEXTSPLIT([Solution.$A777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81798" table:style-name="ce1">
            <text:p>81798</text:p>
          </table:table-cell>
          <table:table-cell office:value-type="string" office:string-value="79868" table:style-name="ce1">
            <text:p>79868</text:p>
          </table:table-cell>
          <table:table-cell table:style-name="ce1"/>
          <table:table-cell office:value-type="float" office:value="1930" table:formula="of:=ABS([.F777]-[.G777])" table:style-name="ce11">
            <text:p>1930</text:p>
          </table:table-cell>
          <table:table-cell table:number-columns-repeated="3" table:style-name="ce1"/>
          <table:table-cell office:value-type="float" office:value="0" table:formula="of:=COUNTIF([.$F$2:.$F$1001];[.$G777])*[.$G7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581 <text:s text:c="2"/>71791</text:p>
          </table:table-cell>
          <table:table-cell table:style-name="ce1"/>
          <table:table-cell office:value-type="string" office:string-value="82581" table:formula="of:=INDEX(COM.MICROSOFT.TEXTSPLIT([Solution.$A778];&quot; &quot;);1)" table:number-matrix-columns-spanned="1" table:number-matrix-rows-spanned="1" table:style-name="ce11">
            <text:p>82581</text:p>
          </table:table-cell>
          <table:table-cell office:value-type="string" office:string-value="71791" table:formula="of:=INDEX(COM.MICROSOFT.TEXTSPLIT([Solution.$A778];&quot; &quot;; &quot;+&quot;; TRUE);2)" table:number-matrix-columns-spanned="1" table:number-matrix-rows-spanned="1" table:style-name="ce11">
            <text:p>71791</text:p>
          </table:table-cell>
          <table:table-cell table:style-name="ce1"/>
          <table:table-cell office:value-type="string" office:string-value="81905" table:style-name="ce1">
            <text:p>81905</text:p>
          </table:table-cell>
          <table:table-cell office:value-type="string" office:string-value="79877" table:style-name="ce1">
            <text:p>79877</text:p>
          </table:table-cell>
          <table:table-cell table:style-name="ce1"/>
          <table:table-cell office:value-type="float" office:value="2028" table:formula="of:=ABS([.F778]-[.G778])" table:style-name="ce11">
            <text:p>2028</text:p>
          </table:table-cell>
          <table:table-cell table:number-columns-repeated="3" table:style-name="ce1"/>
          <table:table-cell office:value-type="float" office:value="0" table:formula="of:=COUNTIF([.$F$2:.$F$1001];[.$G778])*[.$G7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633 <text:s text:c="2"/>18414</text:p>
          </table:table-cell>
          <table:table-cell table:style-name="ce1"/>
          <table:table-cell office:value-type="string" office:string-value="62633" table:formula="of:=INDEX(COM.MICROSOFT.TEXTSPLIT([Solution.$A779];&quot; &quot;);1)" table:number-matrix-columns-spanned="1" table:number-matrix-rows-spanned="1" table:style-name="ce11">
            <text:p>62633</text:p>
          </table:table-cell>
          <table:table-cell office:value-type="string" office:string-value="18414" table:formula="of:=INDEX(COM.MICROSOFT.TEXTSPLIT([Solution.$A779];&quot; &quot;; &quot;+&quot;; TRUE);2)" table:number-matrix-columns-spanned="1" table:number-matrix-rows-spanned="1" table:style-name="ce11">
            <text:p>18414</text:p>
          </table:table-cell>
          <table:table-cell table:style-name="ce1"/>
          <table:table-cell office:value-type="string" office:string-value="82025" table:style-name="ce1">
            <text:p>82025</text:p>
          </table:table-cell>
          <table:table-cell office:value-type="string" office:string-value="79977" table:style-name="ce1">
            <text:p>79977</text:p>
          </table:table-cell>
          <table:table-cell table:style-name="ce1"/>
          <table:table-cell office:value-type="float" office:value="2048" table:formula="of:=ABS([.F779]-[.G779])" table:style-name="ce11">
            <text:p>2048</text:p>
          </table:table-cell>
          <table:table-cell table:number-columns-repeated="3" table:style-name="ce1"/>
          <table:table-cell office:value-type="float" office:value="0" table:formula="of:=COUNTIF([.$F$2:.$F$1001];[.$G779])*[.$G7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624 <text:s text:c="2"/>96758</text:p>
          </table:table-cell>
          <table:table-cell table:style-name="ce1"/>
          <table:table-cell office:value-type="string" office:string-value="39624" table:formula="of:=INDEX(COM.MICROSOFT.TEXTSPLIT([Solution.$A780];&quot; &quot;);1)" table:number-matrix-columns-spanned="1" table:number-matrix-rows-spanned="1" table:style-name="ce11">
            <text:p>39624</text:p>
          </table:table-cell>
          <table:table-cell office:value-type="string" office:string-value="96758" table:formula="of:=INDEX(COM.MICROSOFT.TEXTSPLIT([Solution.$A780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82148" table:style-name="ce1">
            <text:p>82148</text:p>
          </table:table-cell>
          <table:table-cell office:value-type="string" office:string-value="79980" table:style-name="ce1">
            <text:p>79980</text:p>
          </table:table-cell>
          <table:table-cell table:style-name="ce1"/>
          <table:table-cell office:value-type="float" office:value="2168" table:formula="of:=ABS([.F780]-[.G780])" table:style-name="ce11">
            <text:p>2168</text:p>
          </table:table-cell>
          <table:table-cell table:number-columns-repeated="3" table:style-name="ce1"/>
          <table:table-cell office:value-type="float" office:value="0" table:formula="of:=COUNTIF([.$F$2:.$F$1001];[.$G780])*[.$G7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8147 <text:s text:c="2"/>90163</text:p>
          </table:table-cell>
          <table:table-cell table:style-name="ce1"/>
          <table:table-cell office:value-type="string" office:string-value="28147" table:formula="of:=INDEX(COM.MICROSOFT.TEXTSPLIT([Solution.$A781];&quot; &quot;);1)" table:number-matrix-columns-spanned="1" table:number-matrix-rows-spanned="1" table:style-name="ce11">
            <text:p>28147</text:p>
          </table:table-cell>
          <table:table-cell office:value-type="string" office:string-value="90163" table:formula="of:=INDEX(COM.MICROSOFT.TEXTSPLIT([Solution.$A781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82170" table:style-name="ce1">
            <text:p>82170</text:p>
          </table:table-cell>
          <table:table-cell office:value-type="string" office:string-value="80148" table:style-name="ce1">
            <text:p>80148</text:p>
          </table:table-cell>
          <table:table-cell table:style-name="ce1"/>
          <table:table-cell office:value-type="float" office:value="2022" table:formula="of:=ABS([.F781]-[.G781])" table:style-name="ce11">
            <text:p>2022</text:p>
          </table:table-cell>
          <table:table-cell table:number-columns-repeated="3" table:style-name="ce1"/>
          <table:table-cell office:value-type="float" office:value="0" table:formula="of:=COUNTIF([.$F$2:.$F$1001];[.$G781])*[.$G7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778 <text:s text:c="2"/>90163</text:p>
          </table:table-cell>
          <table:table-cell table:style-name="ce1"/>
          <table:table-cell office:value-type="string" office:string-value="53778" table:formula="of:=INDEX(COM.MICROSOFT.TEXTSPLIT([Solution.$A782];&quot; &quot;);1)" table:number-matrix-columns-spanned="1" table:number-matrix-rows-spanned="1" table:style-name="ce11">
            <text:p>53778</text:p>
          </table:table-cell>
          <table:table-cell office:value-type="string" office:string-value="90163" table:formula="of:=INDEX(COM.MICROSOFT.TEXTSPLIT([Solution.$A782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82222" table:style-name="ce1">
            <text:p>82222</text:p>
          </table:table-cell>
          <table:table-cell office:value-type="string" office:string-value="80239" table:style-name="ce1">
            <text:p>80239</text:p>
          </table:table-cell>
          <table:table-cell table:style-name="ce1"/>
          <table:table-cell office:value-type="float" office:value="1983" table:formula="of:=ABS([.F782]-[.G782])" table:style-name="ce11">
            <text:p>1983</text:p>
          </table:table-cell>
          <table:table-cell table:number-columns-repeated="3" table:style-name="ce1"/>
          <table:table-cell office:value-type="float" office:value="0" table:formula="of:=COUNTIF([.$F$2:.$F$1001];[.$G782])*[.$G7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875 <text:s text:c="2"/>23721</text:p>
          </table:table-cell>
          <table:table-cell table:style-name="ce1"/>
          <table:table-cell office:value-type="string" office:string-value="37875" table:formula="of:=INDEX(COM.MICROSOFT.TEXTSPLIT([Solution.$A783];&quot; &quot;);1)" table:number-matrix-columns-spanned="1" table:number-matrix-rows-spanned="1" table:style-name="ce11">
            <text:p>37875</text:p>
          </table:table-cell>
          <table:table-cell office:value-type="string" office:string-value="23721" table:formula="of:=INDEX(COM.MICROSOFT.TEXTSPLIT([Solution.$A783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82307" table:style-name="ce1">
            <text:p>82307</text:p>
          </table:table-cell>
          <table:table-cell office:value-type="string" office:string-value="80269" table:style-name="ce1">
            <text:p>80269</text:p>
          </table:table-cell>
          <table:table-cell table:style-name="ce1"/>
          <table:table-cell office:value-type="float" office:value="2038" table:formula="of:=ABS([.F783]-[.G783])" table:style-name="ce11">
            <text:p>2038</text:p>
          </table:table-cell>
          <table:table-cell table:number-columns-repeated="3" table:style-name="ce1"/>
          <table:table-cell office:value-type="float" office:value="0" table:formula="of:=COUNTIF([.$F$2:.$F$1001];[.$G783])*[.$G7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920 <text:s text:c="2"/>33634</text:p>
          </table:table-cell>
          <table:table-cell table:style-name="ce1"/>
          <table:table-cell office:value-type="string" office:string-value="95920" table:formula="of:=INDEX(COM.MICROSOFT.TEXTSPLIT([Solution.$A784];&quot; &quot;);1)" table:number-matrix-columns-spanned="1" table:number-matrix-rows-spanned="1" table:style-name="ce11">
            <text:p>95920</text:p>
          </table:table-cell>
          <table:table-cell office:value-type="string" office:string-value="33634" table:formula="of:=INDEX(COM.MICROSOFT.TEXTSPLIT([Solution.$A784];&quot; &quot;; &quot;+&quot;; TRUE);2)" table:number-matrix-columns-spanned="1" table:number-matrix-rows-spanned="1" table:style-name="ce11">
            <text:p>33634</text:p>
          </table:table-cell>
          <table:table-cell table:style-name="ce1"/>
          <table:table-cell office:value-type="string" office:string-value="82457" table:style-name="ce1">
            <text:p>82457</text:p>
          </table:table-cell>
          <table:table-cell office:value-type="string" office:string-value="80757" table:style-name="ce1">
            <text:p>80757</text:p>
          </table:table-cell>
          <table:table-cell table:style-name="ce1"/>
          <table:table-cell office:value-type="float" office:value="1700" table:formula="of:=ABS([.F784]-[.G784])" table:style-name="ce11">
            <text:p>1700</text:p>
          </table:table-cell>
          <table:table-cell table:number-columns-repeated="3" table:style-name="ce1"/>
          <table:table-cell office:value-type="float" office:value="0" table:formula="of:=COUNTIF([.$F$2:.$F$1001];[.$G784])*[.$G78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986 <text:s text:c="2"/>80269</text:p>
          </table:table-cell>
          <table:table-cell table:style-name="ce1"/>
          <table:table-cell office:value-type="string" office:string-value="25986" table:formula="of:=INDEX(COM.MICROSOFT.TEXTSPLIT([Solution.$A785];&quot; &quot;);1)" table:number-matrix-columns-spanned="1" table:number-matrix-rows-spanned="1" table:style-name="ce11">
            <text:p>25986</text:p>
          </table:table-cell>
          <table:table-cell office:value-type="string" office:string-value="80269" table:formula="of:=INDEX(COM.MICROSOFT.TEXTSPLIT([Solution.$A785];&quot; &quot;; &quot;+&quot;; TRUE);2)" table:number-matrix-columns-spanned="1" table:number-matrix-rows-spanned="1" table:style-name="ce11">
            <text:p>80269</text:p>
          </table:table-cell>
          <table:table-cell table:style-name="ce1"/>
          <table:table-cell office:value-type="string" office:string-value="82581" table:style-name="ce1">
            <text:p>82581</text:p>
          </table:table-cell>
          <table:table-cell office:value-type="string" office:string-value="80777" table:style-name="ce1">
            <text:p>80777</text:p>
          </table:table-cell>
          <table:table-cell table:style-name="ce1"/>
          <table:table-cell office:value-type="float" office:value="1804" table:formula="of:=ABS([.F785]-[.G785])" table:style-name="ce11">
            <text:p>1804</text:p>
          </table:table-cell>
          <table:table-cell table:number-columns-repeated="3" table:style-name="ce1"/>
          <table:table-cell office:value-type="float" office:value="0" table:formula="of:=COUNTIF([.$F$2:.$F$1001];[.$G785])*[.$G78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541 <text:s text:c="2"/>40536</text:p>
          </table:table-cell>
          <table:table-cell table:style-name="ce1"/>
          <table:table-cell office:value-type="string" office:string-value="97541" table:formula="of:=INDEX(COM.MICROSOFT.TEXTSPLIT([Solution.$A786];&quot; &quot;);1)" table:number-matrix-columns-spanned="1" table:number-matrix-rows-spanned="1" table:style-name="ce11">
            <text:p>97541</text:p>
          </table:table-cell>
          <table:table-cell office:value-type="string" office:string-value="40536" table:formula="of:=INDEX(COM.MICROSOFT.TEXTSPLIT([Solution.$A786];&quot; &quot;; &quot;+&quot;; TRUE);2)" table:number-matrix-columns-spanned="1" table:number-matrix-rows-spanned="1" table:style-name="ce11">
            <text:p>40536</text:p>
          </table:table-cell>
          <table:table-cell table:style-name="ce1"/>
          <table:table-cell office:value-type="string" office:string-value="82793" table:style-name="ce1">
            <text:p>82793</text:p>
          </table:table-cell>
          <table:table-cell office:value-type="string" office:string-value="80794" table:style-name="ce1">
            <text:p>80794</text:p>
          </table:table-cell>
          <table:table-cell table:style-name="ce1"/>
          <table:table-cell office:value-type="float" office:value="1999" table:formula="of:=ABS([.F786]-[.G786])" table:style-name="ce11">
            <text:p>1999</text:p>
          </table:table-cell>
          <table:table-cell table:number-columns-repeated="3" table:style-name="ce1"/>
          <table:table-cell office:value-type="float" office:value="0" table:formula="of:=COUNTIF([.$F$2:.$F$1001];[.$G786])*[.$G78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877 <text:s text:c="2"/>60331</text:p>
          </table:table-cell>
          <table:table-cell table:style-name="ce1"/>
          <table:table-cell office:value-type="string" office:string-value="52877" table:formula="of:=INDEX(COM.MICROSOFT.TEXTSPLIT([Solution.$A787];&quot; &quot;);1)" table:number-matrix-columns-spanned="1" table:number-matrix-rows-spanned="1" table:style-name="ce11">
            <text:p>52877</text:p>
          </table:table-cell>
          <table:table-cell office:value-type="string" office:string-value="60331" table:formula="of:=INDEX(COM.MICROSOFT.TEXTSPLIT([Solution.$A787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82812" table:style-name="ce1">
            <text:p>82812</text:p>
          </table:table-cell>
          <table:table-cell office:value-type="string" office:string-value="80901" table:style-name="ce1">
            <text:p>80901</text:p>
          </table:table-cell>
          <table:table-cell table:style-name="ce1"/>
          <table:table-cell office:value-type="float" office:value="1911" table:formula="of:=ABS([.F787]-[.G787])" table:style-name="ce11">
            <text:p>1911</text:p>
          </table:table-cell>
          <table:table-cell table:number-columns-repeated="3" table:style-name="ce1"/>
          <table:table-cell office:value-type="float" office:value="0" table:formula="of:=COUNTIF([.$F$2:.$F$1001];[.$G787])*[.$G78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093 <text:s text:c="2"/>25047</text:p>
          </table:table-cell>
          <table:table-cell table:style-name="ce1"/>
          <table:table-cell office:value-type="string" office:string-value="94093" table:formula="of:=INDEX(COM.MICROSOFT.TEXTSPLIT([Solution.$A788];&quot; &quot;);1)" table:number-matrix-columns-spanned="1" table:number-matrix-rows-spanned="1" table:style-name="ce11">
            <text:p>94093</text:p>
          </table:table-cell>
          <table:table-cell office:value-type="string" office:string-value="25047" table:formula="of:=INDEX(COM.MICROSOFT.TEXTSPLIT([Solution.$A788];&quot; &quot;; &quot;+&quot;; TRUE);2)" table:number-matrix-columns-spanned="1" table:number-matrix-rows-spanned="1" table:style-name="ce11">
            <text:p>25047</text:p>
          </table:table-cell>
          <table:table-cell table:style-name="ce1"/>
          <table:table-cell office:value-type="string" office:string-value="82834" table:style-name="ce1">
            <text:p>82834</text:p>
          </table:table-cell>
          <table:table-cell office:value-type="string" office:string-value="81022" table:style-name="ce1">
            <text:p>81022</text:p>
          </table:table-cell>
          <table:table-cell table:style-name="ce1"/>
          <table:table-cell office:value-type="float" office:value="1812" table:formula="of:=ABS([.F788]-[.G788])" table:style-name="ce11">
            <text:p>1812</text:p>
          </table:table-cell>
          <table:table-cell table:number-columns-repeated="3" table:style-name="ce1"/>
          <table:table-cell office:value-type="float" office:value="0" table:formula="of:=COUNTIF([.$F$2:.$F$1001];[.$G788])*[.$G78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569 <text:s text:c="2"/>13163</text:p>
          </table:table-cell>
          <table:table-cell table:style-name="ce1"/>
          <table:table-cell office:value-type="string" office:string-value="68569" table:formula="of:=INDEX(COM.MICROSOFT.TEXTSPLIT([Solution.$A789];&quot; &quot;);1)" table:number-matrix-columns-spanned="1" table:number-matrix-rows-spanned="1" table:style-name="ce11">
            <text:p>68569</text:p>
          </table:table-cell>
          <table:table-cell office:value-type="string" office:string-value="13163" table:formula="of:=INDEX(COM.MICROSOFT.TEXTSPLIT([Solution.$A789];&quot; &quot;; &quot;+&quot;; TRUE);2)" table:number-matrix-columns-spanned="1" table:number-matrix-rows-spanned="1" table:style-name="ce11">
            <text:p>13163</text:p>
          </table:table-cell>
          <table:table-cell table:style-name="ce1"/>
          <table:table-cell office:value-type="string" office:string-value="82911" table:style-name="ce1">
            <text:p>82911</text:p>
          </table:table-cell>
          <table:table-cell office:value-type="string" office:string-value="81117" table:style-name="ce1">
            <text:p>81117</text:p>
          </table:table-cell>
          <table:table-cell table:style-name="ce1"/>
          <table:table-cell office:value-type="float" office:value="1794" table:formula="of:=ABS([.F789]-[.G789])" table:style-name="ce11">
            <text:p>1794</text:p>
          </table:table-cell>
          <table:table-cell table:number-columns-repeated="3" table:style-name="ce1"/>
          <table:table-cell office:value-type="float" office:value="0" table:formula="of:=COUNTIF([.$F$2:.$F$1001];[.$G789])*[.$G78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531 <text:s text:c="2"/>75209</text:p>
          </table:table-cell>
          <table:table-cell table:style-name="ce1"/>
          <table:table-cell office:value-type="string" office:string-value="93531" table:formula="of:=INDEX(COM.MICROSOFT.TEXTSPLIT([Solution.$A790];&quot; &quot;);1)" table:number-matrix-columns-spanned="1" table:number-matrix-rows-spanned="1" table:style-name="ce11">
            <text:p>93531</text:p>
          </table:table-cell>
          <table:table-cell office:value-type="string" office:string-value="75209" table:formula="of:=INDEX(COM.MICROSOFT.TEXTSPLIT([Solution.$A790];&quot; &quot;; &quot;+&quot;; TRUE);2)" table:number-matrix-columns-spanned="1" table:number-matrix-rows-spanned="1" table:style-name="ce11">
            <text:p>75209</text:p>
          </table:table-cell>
          <table:table-cell table:style-name="ce1"/>
          <table:table-cell office:value-type="string" office:string-value="82947" table:style-name="ce1">
            <text:p>82947</text:p>
          </table:table-cell>
          <table:table-cell office:value-type="string" office:string-value="81144" table:style-name="ce1">
            <text:p>81144</text:p>
          </table:table-cell>
          <table:table-cell table:style-name="ce1"/>
          <table:table-cell office:value-type="float" office:value="1803" table:formula="of:=ABS([.F790]-[.G790])" table:style-name="ce11">
            <text:p>1803</text:p>
          </table:table-cell>
          <table:table-cell table:number-columns-repeated="3" table:style-name="ce1"/>
          <table:table-cell office:value-type="float" office:value="0" table:formula="of:=COUNTIF([.$F$2:.$F$1001];[.$G790])*[.$G79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106 <text:s text:c="2"/>23721</text:p>
          </table:table-cell>
          <table:table-cell table:style-name="ce1"/>
          <table:table-cell office:value-type="string" office:string-value="72106" table:formula="of:=INDEX(COM.MICROSOFT.TEXTSPLIT([Solution.$A791];&quot; &quot;);1)" table:number-matrix-columns-spanned="1" table:number-matrix-rows-spanned="1" table:style-name="ce11">
            <text:p>72106</text:p>
          </table:table-cell>
          <table:table-cell office:value-type="string" office:string-value="23721" table:formula="of:=INDEX(COM.MICROSOFT.TEXTSPLIT([Solution.$A791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82973" table:style-name="ce1">
            <text:p>82973</text:p>
          </table:table-cell>
          <table:table-cell office:value-type="string" office:string-value="81225" table:style-name="ce1">
            <text:p>81225</text:p>
          </table:table-cell>
          <table:table-cell table:style-name="ce1"/>
          <table:table-cell office:value-type="float" office:value="1748" table:formula="of:=ABS([.F791]-[.G791])" table:style-name="ce11">
            <text:p>1748</text:p>
          </table:table-cell>
          <table:table-cell table:number-columns-repeated="3" table:style-name="ce1"/>
          <table:table-cell office:value-type="float" office:value="0" table:formula="of:=COUNTIF([.$F$2:.$F$1001];[.$G791])*[.$G79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416 <text:s text:c="2"/>13149</text:p>
          </table:table-cell>
          <table:table-cell table:style-name="ce1"/>
          <table:table-cell office:value-type="string" office:string-value="88416" table:formula="of:=INDEX(COM.MICROSOFT.TEXTSPLIT([Solution.$A792];&quot; &quot;);1)" table:number-matrix-columns-spanned="1" table:number-matrix-rows-spanned="1" table:style-name="ce11">
            <text:p>88416</text:p>
          </table:table-cell>
          <table:table-cell office:value-type="string" office:string-value="13149" table:formula="of:=INDEX(COM.MICROSOFT.TEXTSPLIT([Solution.$A792];&quot; &quot;; &quot;+&quot;; TRUE);2)" table:number-matrix-columns-spanned="1" table:number-matrix-rows-spanned="1" table:style-name="ce11">
            <text:p>13149</text:p>
          </table:table-cell>
          <table:table-cell table:style-name="ce1"/>
          <table:table-cell office:value-type="string" office:string-value="82977" table:style-name="ce1">
            <text:p>82977</text:p>
          </table:table-cell>
          <table:table-cell office:value-type="string" office:string-value="81808" table:style-name="ce1">
            <text:p>81808</text:p>
          </table:table-cell>
          <table:table-cell table:style-name="ce1"/>
          <table:table-cell office:value-type="float" office:value="1169" table:formula="of:=ABS([.F792]-[.G792])" table:style-name="ce11">
            <text:p>1169</text:p>
          </table:table-cell>
          <table:table-cell table:number-columns-repeated="3" table:style-name="ce1"/>
          <table:table-cell office:value-type="float" office:value="0" table:formula="of:=COUNTIF([.$F$2:.$F$1001];[.$G792])*[.$G79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125 <text:s text:c="2"/>27336</text:p>
          </table:table-cell>
          <table:table-cell table:style-name="ce1"/>
          <table:table-cell office:value-type="string" office:string-value="54125" table:formula="of:=INDEX(COM.MICROSOFT.TEXTSPLIT([Solution.$A793];&quot; &quot;);1)" table:number-matrix-columns-spanned="1" table:number-matrix-rows-spanned="1" table:style-name="ce11">
            <text:p>54125</text:p>
          </table:table-cell>
          <table:table-cell office:value-type="string" office:string-value="27336" table:formula="of:=INDEX(COM.MICROSOFT.TEXTSPLIT([Solution.$A793];&quot; &quot;; &quot;+&quot;; TRUE);2)" table:number-matrix-columns-spanned="1" table:number-matrix-rows-spanned="1" table:style-name="ce11">
            <text:p>27336</text:p>
          </table:table-cell>
          <table:table-cell table:style-name="ce1"/>
          <table:table-cell office:value-type="string" office:string-value="83055" table:style-name="ce1">
            <text:p>83055</text:p>
          </table:table-cell>
          <table:table-cell office:value-type="string" office:string-value="82166" table:style-name="ce1">
            <text:p>82166</text:p>
          </table:table-cell>
          <table:table-cell table:style-name="ce1"/>
          <table:table-cell office:value-type="float" office:value="889" table:formula="of:=ABS([.F793]-[.G793])" table:style-name="ce11">
            <text:p>889</text:p>
          </table:table-cell>
          <table:table-cell table:number-columns-repeated="3" table:style-name="ce1"/>
          <table:table-cell office:value-type="float" office:value="0" table:formula="of:=COUNTIF([.$F$2:.$F$1001];[.$G793])*[.$G79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451 <text:s text:c="2"/>79877</text:p>
          </table:table-cell>
          <table:table-cell table:style-name="ce1"/>
          <table:table-cell office:value-type="string" office:string-value="98451" table:formula="of:=INDEX(COM.MICROSOFT.TEXTSPLIT([Solution.$A794];&quot; &quot;);1)" table:number-matrix-columns-spanned="1" table:number-matrix-rows-spanned="1" table:style-name="ce11">
            <text:p>98451</text:p>
          </table:table-cell>
          <table:table-cell office:value-type="string" office:string-value="79877" table:formula="of:=INDEX(COM.MICROSOFT.TEXTSPLIT([Solution.$A794];&quot; &quot;; &quot;+&quot;; TRUE);2)" table:number-matrix-columns-spanned="1" table:number-matrix-rows-spanned="1" table:style-name="ce11">
            <text:p>79877</text:p>
          </table:table-cell>
          <table:table-cell table:style-name="ce1"/>
          <table:table-cell office:value-type="string" office:string-value="83090" table:style-name="ce1">
            <text:p>83090</text:p>
          </table:table-cell>
          <table:table-cell office:value-type="string" office:string-value="82475" table:style-name="ce1">
            <text:p>82475</text:p>
          </table:table-cell>
          <table:table-cell table:style-name="ce1"/>
          <table:table-cell office:value-type="float" office:value="615" table:formula="of:=ABS([.F794]-[.G794])" table:style-name="ce11">
            <text:p>615</text:p>
          </table:table-cell>
          <table:table-cell table:number-columns-repeated="3" table:style-name="ce1"/>
          <table:table-cell office:value-type="float" office:value="0" table:formula="of:=COUNTIF([.$F$2:.$F$1001];[.$G794])*[.$G79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883 <text:s text:c="2"/>86165</text:p>
          </table:table-cell>
          <table:table-cell table:style-name="ce1"/>
          <table:table-cell office:value-type="string" office:string-value="22883" table:formula="of:=INDEX(COM.MICROSOFT.TEXTSPLIT([Solution.$A795];&quot; &quot;);1)" table:number-matrix-columns-spanned="1" table:number-matrix-rows-spanned="1" table:style-name="ce11">
            <text:p>22883</text:p>
          </table:table-cell>
          <table:table-cell office:value-type="string" office:string-value="86165" table:formula="of:=INDEX(COM.MICROSOFT.TEXTSPLIT([Solution.$A795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83091" table:style-name="ce1">
            <text:p>83091</text:p>
          </table:table-cell>
          <table:table-cell office:value-type="string" office:string-value="82527" table:style-name="ce1">
            <text:p>82527</text:p>
          </table:table-cell>
          <table:table-cell table:style-name="ce1"/>
          <table:table-cell office:value-type="float" office:value="564" table:formula="of:=ABS([.F795]-[.G795])" table:style-name="ce11">
            <text:p>564</text:p>
          </table:table-cell>
          <table:table-cell table:number-columns-repeated="3" table:style-name="ce1"/>
          <table:table-cell office:value-type="float" office:value="0" table:formula="of:=COUNTIF([.$F$2:.$F$1001];[.$G795])*[.$G79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670 <text:s text:c="2"/>63113</text:p>
          </table:table-cell>
          <table:table-cell table:style-name="ce1"/>
          <table:table-cell office:value-type="string" office:string-value="70670" table:formula="of:=INDEX(COM.MICROSOFT.TEXTSPLIT([Solution.$A796];&quot; &quot;);1)" table:number-matrix-columns-spanned="1" table:number-matrix-rows-spanned="1" table:style-name="ce11">
            <text:p>70670</text:p>
          </table:table-cell>
          <table:table-cell office:value-type="string" office:string-value="63113" table:formula="of:=INDEX(COM.MICROSOFT.TEXTSPLIT([Solution.$A796];&quot; &quot;; &quot;+&quot;; TRUE);2)" table:number-matrix-columns-spanned="1" table:number-matrix-rows-spanned="1" table:style-name="ce11">
            <text:p>63113</text:p>
          </table:table-cell>
          <table:table-cell table:style-name="ce1"/>
          <table:table-cell office:value-type="string" office:string-value="83116" table:style-name="ce1">
            <text:p>83116</text:p>
          </table:table-cell>
          <table:table-cell office:value-type="string" office:string-value="82573" table:style-name="ce1">
            <text:p>82573</text:p>
          </table:table-cell>
          <table:table-cell table:style-name="ce1"/>
          <table:table-cell office:value-type="float" office:value="543" table:formula="of:=ABS([.F796]-[.G796])" table:style-name="ce11">
            <text:p>543</text:p>
          </table:table-cell>
          <table:table-cell table:number-columns-repeated="3" table:style-name="ce1"/>
          <table:table-cell office:value-type="float" office:value="0" table:formula="of:=COUNTIF([.$F$2:.$F$1001];[.$G796])*[.$G79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738 <text:s text:c="2"/>50079</text:p>
          </table:table-cell>
          <table:table-cell table:style-name="ce1"/>
          <table:table-cell office:value-type="string" office:string-value="19738" table:formula="of:=INDEX(COM.MICROSOFT.TEXTSPLIT([Solution.$A797];&quot; &quot;);1)" table:number-matrix-columns-spanned="1" table:number-matrix-rows-spanned="1" table:style-name="ce11">
            <text:p>19738</text:p>
          </table:table-cell>
          <table:table-cell office:value-type="string" office:string-value="50079" table:formula="of:=INDEX(COM.MICROSOFT.TEXTSPLIT([Solution.$A797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83458" table:style-name="ce1">
            <text:p>83458</text:p>
          </table:table-cell>
          <table:table-cell office:value-type="string" office:string-value="82954" table:style-name="ce1">
            <text:p>82954</text:p>
          </table:table-cell>
          <table:table-cell table:style-name="ce1"/>
          <table:table-cell office:value-type="float" office:value="504" table:formula="of:=ABS([.F797]-[.G797])" table:style-name="ce11">
            <text:p>504</text:p>
          </table:table-cell>
          <table:table-cell table:number-columns-repeated="3" table:style-name="ce1"/>
          <table:table-cell office:value-type="float" office:value="0" table:formula="of:=COUNTIF([.$F$2:.$F$1001];[.$G797])*[.$G79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304 <text:s text:c="2"/>34696</text:p>
          </table:table-cell>
          <table:table-cell table:style-name="ce1"/>
          <table:table-cell office:value-type="string" office:string-value="87304" table:formula="of:=INDEX(COM.MICROSOFT.TEXTSPLIT([Solution.$A798];&quot; &quot;);1)" table:number-matrix-columns-spanned="1" table:number-matrix-rows-spanned="1" table:style-name="ce11">
            <text:p>87304</text:p>
          </table:table-cell>
          <table:table-cell office:value-type="string" office:string-value="34696" table:formula="of:=INDEX(COM.MICROSOFT.TEXTSPLIT([Solution.$A798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83622" table:style-name="ce1">
            <text:p>83622</text:p>
          </table:table-cell>
          <table:table-cell office:value-type="string" office:string-value="83043" table:style-name="ce1">
            <text:p>83043</text:p>
          </table:table-cell>
          <table:table-cell table:style-name="ce1"/>
          <table:table-cell office:value-type="float" office:value="579" table:formula="of:=ABS([.F798]-[.G798])" table:style-name="ce11">
            <text:p>579</text:p>
          </table:table-cell>
          <table:table-cell table:number-columns-repeated="3" table:style-name="ce1"/>
          <table:table-cell office:value-type="float" office:value="0" table:formula="of:=COUNTIF([.$F$2:.$F$1001];[.$G798])*[.$G7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339 <text:s text:c="2"/>36867</text:p>
          </table:table-cell>
          <table:table-cell table:style-name="ce1"/>
          <table:table-cell office:value-type="string" office:string-value="12339" table:formula="of:=INDEX(COM.MICROSOFT.TEXTSPLIT([Solution.$A799];&quot; &quot;);1)" table:number-matrix-columns-spanned="1" table:number-matrix-rows-spanned="1" table:style-name="ce11">
            <text:p>12339</text:p>
          </table:table-cell>
          <table:table-cell office:value-type="string" office:string-value="36867" table:formula="of:=INDEX(COM.MICROSOFT.TEXTSPLIT([Solution.$A799];&quot; &quot;; &quot;+&quot;; TRUE);2)" table:number-matrix-columns-spanned="1" table:number-matrix-rows-spanned="1" table:style-name="ce11">
            <text:p>36867</text:p>
          </table:table-cell>
          <table:table-cell table:style-name="ce1"/>
          <table:table-cell office:value-type="string" office:string-value="83660" table:style-name="ce1">
            <text:p>83660</text:p>
          </table:table-cell>
          <table:table-cell office:value-type="string" office:string-value="83073" table:style-name="ce1">
            <text:p>83073</text:p>
          </table:table-cell>
          <table:table-cell table:style-name="ce1"/>
          <table:table-cell office:value-type="float" office:value="587" table:formula="of:=ABS([.F799]-[.G799])" table:style-name="ce11">
            <text:p>587</text:p>
          </table:table-cell>
          <table:table-cell table:number-columns-repeated="3" table:style-name="ce1"/>
          <table:table-cell office:value-type="float" office:value="0" table:formula="of:=COUNTIF([.$F$2:.$F$1001];[.$G799])*[.$G7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831 <text:s text:c="2"/>56006</text:p>
          </table:table-cell>
          <table:table-cell table:style-name="ce1"/>
          <table:table-cell office:value-type="string" office:string-value="10831" table:formula="of:=INDEX(COM.MICROSOFT.TEXTSPLIT([Solution.$A800];&quot; &quot;);1)" table:number-matrix-columns-spanned="1" table:number-matrix-rows-spanned="1" table:style-name="ce11">
            <text:p>10831</text:p>
          </table:table-cell>
          <table:table-cell office:value-type="string" office:string-value="56006" table:formula="of:=INDEX(COM.MICROSOFT.TEXTSPLIT([Solution.$A800];&quot; &quot;; &quot;+&quot;; TRUE);2)" table:number-matrix-columns-spanned="1" table:number-matrix-rows-spanned="1" table:style-name="ce11">
            <text:p>56006</text:p>
          </table:table-cell>
          <table:table-cell table:style-name="ce1"/>
          <table:table-cell office:value-type="string" office:string-value="83688" table:style-name="ce1">
            <text:p>83688</text:p>
          </table:table-cell>
          <table:table-cell office:value-type="string" office:string-value="83158" table:style-name="ce1">
            <text:p>83158</text:p>
          </table:table-cell>
          <table:table-cell table:style-name="ce1"/>
          <table:table-cell office:value-type="float" office:value="530" table:formula="of:=ABS([.F800]-[.G800])" table:style-name="ce11">
            <text:p>530</text:p>
          </table:table-cell>
          <table:table-cell table:number-columns-repeated="3" table:style-name="ce1"/>
          <table:table-cell office:value-type="float" office:value="0" table:formula="of:=COUNTIF([.$F$2:.$F$1001];[.$G800])*[.$G8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160 <text:s text:c="2"/>40748</text:p>
          </table:table-cell>
          <table:table-cell table:style-name="ce1"/>
          <table:table-cell office:value-type="string" office:string-value="99160" table:formula="of:=INDEX(COM.MICROSOFT.TEXTSPLIT([Solution.$A801];&quot; &quot;);1)" table:number-matrix-columns-spanned="1" table:number-matrix-rows-spanned="1" table:style-name="ce11">
            <text:p>99160</text:p>
          </table:table-cell>
          <table:table-cell office:value-type="string" office:string-value="40748" table:formula="of:=INDEX(COM.MICROSOFT.TEXTSPLIT([Solution.$A801];&quot; &quot;; &quot;+&quot;; TRUE);2)" table:number-matrix-columns-spanned="1" table:number-matrix-rows-spanned="1" table:style-name="ce11">
            <text:p>40748</text:p>
          </table:table-cell>
          <table:table-cell table:style-name="ce1"/>
          <table:table-cell office:value-type="string" office:string-value="83841" table:style-name="ce1">
            <text:p>83841</text:p>
          </table:table-cell>
          <table:table-cell office:value-type="string" office:string-value="83208" table:style-name="ce1">
            <text:p>83208</text:p>
          </table:table-cell>
          <table:table-cell table:style-name="ce1"/>
          <table:table-cell office:value-type="float" office:value="633" table:formula="of:=ABS([.F801]-[.G801])" table:style-name="ce11">
            <text:p>633</text:p>
          </table:table-cell>
          <table:table-cell table:number-columns-repeated="3" table:style-name="ce1"/>
          <table:table-cell office:value-type="float" office:value="0" table:formula="of:=COUNTIF([.$F$2:.$F$1001];[.$G801])*[.$G80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288 <text:s text:c="2"/>74418</text:p>
          </table:table-cell>
          <table:table-cell table:style-name="ce1"/>
          <table:table-cell office:value-type="string" office:string-value="51288" table:formula="of:=INDEX(COM.MICROSOFT.TEXTSPLIT([Solution.$A802];&quot; &quot;);1)" table:number-matrix-columns-spanned="1" table:number-matrix-rows-spanned="1" table:style-name="ce11">
            <text:p>51288</text:p>
          </table:table-cell>
          <table:table-cell office:value-type="string" office:string-value="74418" table:formula="of:=INDEX(COM.MICROSOFT.TEXTSPLIT([Solution.$A802];&quot; &quot;; &quot;+&quot;; TRUE);2)" table:number-matrix-columns-spanned="1" table:number-matrix-rows-spanned="1" table:style-name="ce11">
            <text:p>74418</text:p>
          </table:table-cell>
          <table:table-cell table:style-name="ce1"/>
          <table:table-cell office:value-type="string" office:string-value="83942" table:style-name="ce1">
            <text:p>83942</text:p>
          </table:table-cell>
          <table:table-cell office:value-type="string" office:string-value="83353" table:style-name="ce1">
            <text:p>83353</text:p>
          </table:table-cell>
          <table:table-cell table:style-name="ce1"/>
          <table:table-cell office:value-type="float" office:value="589" table:formula="of:=ABS([.F802]-[.G802])" table:style-name="ce11">
            <text:p>589</text:p>
          </table:table-cell>
          <table:table-cell table:number-columns-repeated="3" table:style-name="ce1"/>
          <table:table-cell office:value-type="float" office:value="0" table:formula="of:=COUNTIF([.$F$2:.$F$1001];[.$G802])*[.$G80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577 <text:s text:c="2"/>58438</text:p>
          </table:table-cell>
          <table:table-cell table:style-name="ce1"/>
          <table:table-cell office:value-type="string" office:string-value="93577" table:formula="of:=INDEX(COM.MICROSOFT.TEXTSPLIT([Solution.$A803];&quot; &quot;);1)" table:number-matrix-columns-spanned="1" table:number-matrix-rows-spanned="1" table:style-name="ce11">
            <text:p>93577</text:p>
          </table:table-cell>
          <table:table-cell office:value-type="string" office:string-value="58438" table:formula="of:=INDEX(COM.MICROSOFT.TEXTSPLIT([Solution.$A803];&quot; &quot;; &quot;+&quot;; TRUE);2)" table:number-matrix-columns-spanned="1" table:number-matrix-rows-spanned="1" table:style-name="ce11">
            <text:p>58438</text:p>
          </table:table-cell>
          <table:table-cell table:style-name="ce1"/>
          <table:table-cell office:value-type="string" office:string-value="83983" table:style-name="ce1">
            <text:p>83983</text:p>
          </table:table-cell>
          <table:table-cell office:value-type="string" office:string-value="83481" table:style-name="ce1">
            <text:p>83481</text:p>
          </table:table-cell>
          <table:table-cell table:style-name="ce1"/>
          <table:table-cell office:value-type="float" office:value="502" table:formula="of:=ABS([.F803]-[.G803])" table:style-name="ce11">
            <text:p>502</text:p>
          </table:table-cell>
          <table:table-cell table:number-columns-repeated="3" table:style-name="ce1"/>
          <table:table-cell office:value-type="float" office:value="0" table:formula="of:=COUNTIF([.$F$2:.$F$1001];[.$G803])*[.$G80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192 <text:s text:c="2"/>98833</text:p>
          </table:table-cell>
          <table:table-cell table:style-name="ce1"/>
          <table:table-cell office:value-type="string" office:string-value="84192" table:formula="of:=INDEX(COM.MICROSOFT.TEXTSPLIT([Solution.$A804];&quot; &quot;);1)" table:number-matrix-columns-spanned="1" table:number-matrix-rows-spanned="1" table:style-name="ce11">
            <text:p>84192</text:p>
          </table:table-cell>
          <table:table-cell office:value-type="string" office:string-value="98833" table:formula="of:=INDEX(COM.MICROSOFT.TEXTSPLIT([Solution.$A804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84192" table:style-name="ce1">
            <text:p>84192</text:p>
          </table:table-cell>
          <table:table-cell office:value-type="string" office:string-value="83722" table:style-name="ce1">
            <text:p>83722</text:p>
          </table:table-cell>
          <table:table-cell table:style-name="ce1"/>
          <table:table-cell office:value-type="float" office:value="470" table:formula="of:=ABS([.F804]-[.G804])" table:style-name="ce11">
            <text:p>470</text:p>
          </table:table-cell>
          <table:table-cell table:number-columns-repeated="3" table:style-name="ce1"/>
          <table:table-cell office:value-type="float" office:value="0" table:formula="of:=COUNTIF([.$F$2:.$F$1001];[.$G804])*[.$G80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597 <text:s text:c="2"/>34696</text:p>
          </table:table-cell>
          <table:table-cell table:style-name="ce1"/>
          <table:table-cell office:value-type="string" office:string-value="43597" table:formula="of:=INDEX(COM.MICROSOFT.TEXTSPLIT([Solution.$A805];&quot; &quot;);1)" table:number-matrix-columns-spanned="1" table:number-matrix-rows-spanned="1" table:style-name="ce11">
            <text:p>43597</text:p>
          </table:table-cell>
          <table:table-cell office:value-type="string" office:string-value="34696" table:formula="of:=INDEX(COM.MICROSOFT.TEXTSPLIT([Solution.$A805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84212" table:style-name="ce1">
            <text:p>84212</text:p>
          </table:table-cell>
          <table:table-cell office:value-type="string" office:string-value="83825" table:style-name="ce1">
            <text:p>83825</text:p>
          </table:table-cell>
          <table:table-cell table:style-name="ce1"/>
          <table:table-cell office:value-type="float" office:value="387" table:formula="of:=ABS([.F805]-[.G805])" table:style-name="ce11">
            <text:p>387</text:p>
          </table:table-cell>
          <table:table-cell table:number-columns-repeated="3" table:style-name="ce1"/>
          <table:table-cell office:value-type="float" office:value="0" table:formula="of:=COUNTIF([.$F$2:.$F$1001];[.$G805])*[.$G80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837 <text:s text:c="2"/>63078</text:p>
          </table:table-cell>
          <table:table-cell table:style-name="ce1"/>
          <table:table-cell office:value-type="string" office:string-value="92837" table:formula="of:=INDEX(COM.MICROSOFT.TEXTSPLIT([Solution.$A806];&quot; &quot;);1)" table:number-matrix-columns-spanned="1" table:number-matrix-rows-spanned="1" table:style-name="ce11">
            <text:p>92837</text:p>
          </table:table-cell>
          <table:table-cell office:value-type="string" office:string-value="63078" table:formula="of:=INDEX(COM.MICROSOFT.TEXTSPLIT([Solution.$A806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84274" table:style-name="ce1">
            <text:p>84274</text:p>
          </table:table-cell>
          <table:table-cell office:value-type="string" office:string-value="83934" table:style-name="ce1">
            <text:p>83934</text:p>
          </table:table-cell>
          <table:table-cell table:style-name="ce1"/>
          <table:table-cell office:value-type="float" office:value="340" table:formula="of:=ABS([.F806]-[.G806])" table:style-name="ce11">
            <text:p>340</text:p>
          </table:table-cell>
          <table:table-cell table:number-columns-repeated="3" table:style-name="ce1"/>
          <table:table-cell office:value-type="float" office:value="0" table:formula="of:=COUNTIF([.$F$2:.$F$1001];[.$G806])*[.$G80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981 <text:s text:c="2"/>13030</text:p>
          </table:table-cell>
          <table:table-cell table:style-name="ce1"/>
          <table:table-cell office:value-type="string" office:string-value="21981" table:formula="of:=INDEX(COM.MICROSOFT.TEXTSPLIT([Solution.$A807];&quot; &quot;);1)" table:number-matrix-columns-spanned="1" table:number-matrix-rows-spanned="1" table:style-name="ce11">
            <text:p>21981</text:p>
          </table:table-cell>
          <table:table-cell office:value-type="string" office:string-value="13030" table:formula="of:=INDEX(COM.MICROSOFT.TEXTSPLIT([Solution.$A807];&quot; &quot;; &quot;+&quot;; TRUE);2)" table:number-matrix-columns-spanned="1" table:number-matrix-rows-spanned="1" table:style-name="ce11">
            <text:p>13030</text:p>
          </table:table-cell>
          <table:table-cell table:style-name="ce1"/>
          <table:table-cell office:value-type="string" office:string-value="84302" table:style-name="ce1">
            <text:p>84302</text:p>
          </table:table-cell>
          <table:table-cell office:value-type="string" office:string-value="84250" table:style-name="ce1">
            <text:p>84250</text:p>
          </table:table-cell>
          <table:table-cell table:style-name="ce1"/>
          <table:table-cell office:value-type="float" office:value="52" table:formula="of:=ABS([.F807]-[.G807])" table:style-name="ce11">
            <text:p>52</text:p>
          </table:table-cell>
          <table:table-cell table:number-columns-repeated="3" table:style-name="ce1"/>
          <table:table-cell office:value-type="float" office:value="0" table:formula="of:=COUNTIF([.$F$2:.$F$1001];[.$G807])*[.$G80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101 <text:s text:c="2"/>62867</text:p>
          </table:table-cell>
          <table:table-cell table:style-name="ce1"/>
          <table:table-cell office:value-type="string" office:string-value="53101" table:formula="of:=INDEX(COM.MICROSOFT.TEXTSPLIT([Solution.$A808];&quot; &quot;);1)" table:number-matrix-columns-spanned="1" table:number-matrix-rows-spanned="1" table:style-name="ce11">
            <text:p>53101</text:p>
          </table:table-cell>
          <table:table-cell office:value-type="string" office:string-value="62867" table:formula="of:=INDEX(COM.MICROSOFT.TEXTSPLIT([Solution.$A808];&quot; &quot;; &quot;+&quot;; TRUE);2)" table:number-matrix-columns-spanned="1" table:number-matrix-rows-spanned="1" table:style-name="ce11">
            <text:p>62867</text:p>
          </table:table-cell>
          <table:table-cell table:style-name="ce1"/>
          <table:table-cell office:value-type="string" office:string-value="84393" table:style-name="ce1">
            <text:p>84393</text:p>
          </table:table-cell>
          <table:table-cell office:value-type="string" office:string-value="84354" table:style-name="ce1">
            <text:p>84354</text:p>
          </table:table-cell>
          <table:table-cell table:style-name="ce1"/>
          <table:table-cell office:value-type="float" office:value="39" table:formula="of:=ABS([.F808]-[.G808])" table:style-name="ce11">
            <text:p>39</text:p>
          </table:table-cell>
          <table:table-cell table:number-columns-repeated="3" table:style-name="ce1"/>
          <table:table-cell office:value-type="float" office:value="0" table:formula="of:=COUNTIF([.$F$2:.$F$1001];[.$G808])*[.$G80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701 <text:s text:c="2"/>98833</text:p>
          </table:table-cell>
          <table:table-cell table:style-name="ce1"/>
          <table:table-cell office:value-type="string" office:string-value="61701" table:formula="of:=INDEX(COM.MICROSOFT.TEXTSPLIT([Solution.$A809];&quot; &quot;);1)" table:number-matrix-columns-spanned="1" table:number-matrix-rows-spanned="1" table:style-name="ce11">
            <text:p>61701</text:p>
          </table:table-cell>
          <table:table-cell office:value-type="string" office:string-value="98833" table:formula="of:=INDEX(COM.MICROSOFT.TEXTSPLIT([Solution.$A809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84394" table:style-name="ce1">
            <text:p>84394</text:p>
          </table:table-cell>
          <table:table-cell office:value-type="string" office:string-value="84734" table:style-name="ce1">
            <text:p>84734</text:p>
          </table:table-cell>
          <table:table-cell table:style-name="ce1"/>
          <table:table-cell office:value-type="float" office:value="340" table:formula="of:=ABS([.F809]-[.G809])" table:style-name="ce11">
            <text:p>340</text:p>
          </table:table-cell>
          <table:table-cell table:number-columns-repeated="3" table:style-name="ce1"/>
          <table:table-cell office:value-type="float" office:value="0" table:formula="of:=COUNTIF([.$F$2:.$F$1001];[.$G809])*[.$G80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547 <text:s text:c="2"/>94866</text:p>
          </table:table-cell>
          <table:table-cell table:style-name="ce1"/>
          <table:table-cell office:value-type="string" office:string-value="23547" table:formula="of:=INDEX(COM.MICROSOFT.TEXTSPLIT([Solution.$A810];&quot; &quot;);1)" table:number-matrix-columns-spanned="1" table:number-matrix-rows-spanned="1" table:style-name="ce11">
            <text:p>23547</text:p>
          </table:table-cell>
          <table:table-cell office:value-type="string" office:string-value="94866" table:formula="of:=INDEX(COM.MICROSOFT.TEXTSPLIT([Solution.$A810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84407" table:style-name="ce1">
            <text:p>84407</text:p>
          </table:table-cell>
          <table:table-cell office:value-type="string" office:string-value="84795" table:style-name="ce1">
            <text:p>84795</text:p>
          </table:table-cell>
          <table:table-cell table:style-name="ce1"/>
          <table:table-cell office:value-type="float" office:value="388" table:formula="of:=ABS([.F810]-[.G810])" table:style-name="ce11">
            <text:p>388</text:p>
          </table:table-cell>
          <table:table-cell table:number-columns-repeated="3" table:style-name="ce1"/>
          <table:table-cell office:value-type="float" office:value="0" table:formula="of:=COUNTIF([.$F$2:.$F$1001];[.$G810])*[.$G81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215 <text:s text:c="2"/>90478</text:p>
          </table:table-cell>
          <table:table-cell table:style-name="ce1"/>
          <table:table-cell office:value-type="string" office:string-value="34215" table:formula="of:=INDEX(COM.MICROSOFT.TEXTSPLIT([Solution.$A811];&quot; &quot;);1)" table:number-matrix-columns-spanned="1" table:number-matrix-rows-spanned="1" table:style-name="ce11">
            <text:p>34215</text:p>
          </table:table-cell>
          <table:table-cell office:value-type="string" office:string-value="90478" table:formula="of:=INDEX(COM.MICROSOFT.TEXTSPLIT([Solution.$A811];&quot; &quot;; &quot;+&quot;; TRUE);2)" table:number-matrix-columns-spanned="1" table:number-matrix-rows-spanned="1" table:style-name="ce11">
            <text:p>90478</text:p>
          </table:table-cell>
          <table:table-cell table:style-name="ce1"/>
          <table:table-cell office:value-type="string" office:string-value="84426" table:style-name="ce1">
            <text:p>84426</text:p>
          </table:table-cell>
          <table:table-cell office:value-type="string" office:string-value="84822" table:style-name="ce1">
            <text:p>84822</text:p>
          </table:table-cell>
          <table:table-cell table:style-name="ce1"/>
          <table:table-cell office:value-type="float" office:value="396" table:formula="of:=ABS([.F811]-[.G811])" table:style-name="ce11">
            <text:p>396</text:p>
          </table:table-cell>
          <table:table-cell table:number-columns-repeated="3" table:style-name="ce1"/>
          <table:table-cell office:value-type="float" office:value="0" table:formula="of:=COUNTIF([.$F$2:.$F$1001];[.$G811])*[.$G81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974 <text:s text:c="2"/>38157</text:p>
          </table:table-cell>
          <table:table-cell table:style-name="ce1"/>
          <table:table-cell office:value-type="string" office:string-value="90974" table:formula="of:=INDEX(COM.MICROSOFT.TEXTSPLIT([Solution.$A812];&quot; &quot;);1)" table:number-matrix-columns-spanned="1" table:number-matrix-rows-spanned="1" table:style-name="ce11">
            <text:p>90974</text:p>
          </table:table-cell>
          <table:table-cell office:value-type="string" office:string-value="38157" table:formula="of:=INDEX(COM.MICROSOFT.TEXTSPLIT([Solution.$A812];&quot; &quot;; &quot;+&quot;; TRUE);2)" table:number-matrix-columns-spanned="1" table:number-matrix-rows-spanned="1" table:style-name="ce11">
            <text:p>38157</text:p>
          </table:table-cell>
          <table:table-cell table:style-name="ce1"/>
          <table:table-cell office:value-type="string" office:string-value="84578" table:style-name="ce1">
            <text:p>84578</text:p>
          </table:table-cell>
          <table:table-cell office:value-type="string" office:string-value="84894" table:style-name="ce1">
            <text:p>84894</text:p>
          </table:table-cell>
          <table:table-cell table:style-name="ce1"/>
          <table:table-cell office:value-type="float" office:value="316" table:formula="of:=ABS([.F812]-[.G812])" table:style-name="ce11">
            <text:p>316</text:p>
          </table:table-cell>
          <table:table-cell table:number-columns-repeated="3" table:style-name="ce1"/>
          <table:table-cell office:value-type="float" office:value="0" table:formula="of:=COUNTIF([.$F$2:.$F$1001];[.$G812])*[.$G81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904 <text:s text:c="2"/>32241</text:p>
          </table:table-cell>
          <table:table-cell table:style-name="ce1"/>
          <table:table-cell office:value-type="string" office:string-value="85904" table:formula="of:=INDEX(COM.MICROSOFT.TEXTSPLIT([Solution.$A813];&quot; &quot;);1)" table:number-matrix-columns-spanned="1" table:number-matrix-rows-spanned="1" table:style-name="ce11">
            <text:p>85904</text:p>
          </table:table-cell>
          <table:table-cell office:value-type="string" office:string-value="32241" table:formula="of:=INDEX(COM.MICROSOFT.TEXTSPLIT([Solution.$A813];&quot; &quot;; &quot;+&quot;; TRUE);2)" table:number-matrix-columns-spanned="1" table:number-matrix-rows-spanned="1" table:style-name="ce11">
            <text:p>32241</text:p>
          </table:table-cell>
          <table:table-cell table:style-name="ce1"/>
          <table:table-cell office:value-type="string" office:string-value="84608" table:style-name="ce1">
            <text:p>84608</text:p>
          </table:table-cell>
          <table:table-cell office:value-type="string" office:string-value="85013" table:style-name="ce1">
            <text:p>85013</text:p>
          </table:table-cell>
          <table:table-cell table:style-name="ce1"/>
          <table:table-cell office:value-type="float" office:value="405" table:formula="of:=ABS([.F813]-[.G813])" table:style-name="ce11">
            <text:p>405</text:p>
          </table:table-cell>
          <table:table-cell table:number-columns-repeated="3" table:style-name="ce1"/>
          <table:table-cell office:value-type="float" office:value="0" table:formula="of:=COUNTIF([.$F$2:.$F$1001];[.$G813])*[.$G81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327 <text:s text:c="2"/>11808</text:p>
          </table:table-cell>
          <table:table-cell table:style-name="ce1"/>
          <table:table-cell office:value-type="string" office:string-value="14327" table:formula="of:=INDEX(COM.MICROSOFT.TEXTSPLIT([Solution.$A814];&quot; &quot;);1)" table:number-matrix-columns-spanned="1" table:number-matrix-rows-spanned="1" table:style-name="ce11">
            <text:p>14327</text:p>
          </table:table-cell>
          <table:table-cell office:value-type="string" office:string-value="11808" table:formula="of:=INDEX(COM.MICROSOFT.TEXTSPLIT([Solution.$A814];&quot; &quot;; &quot;+&quot;; TRUE);2)" table:number-matrix-columns-spanned="1" table:number-matrix-rows-spanned="1" table:style-name="ce11">
            <text:p>11808</text:p>
          </table:table-cell>
          <table:table-cell table:style-name="ce1"/>
          <table:table-cell office:value-type="string" office:string-value="84649" table:style-name="ce1">
            <text:p>84649</text:p>
          </table:table-cell>
          <table:table-cell office:value-type="string" office:string-value="85675" table:style-name="ce1">
            <text:p>85675</text:p>
          </table:table-cell>
          <table:table-cell table:style-name="ce1"/>
          <table:table-cell office:value-type="float" office:value="1026" table:formula="of:=ABS([.F814]-[.G814])" table:style-name="ce11">
            <text:p>1026</text:p>
          </table:table-cell>
          <table:table-cell table:number-columns-repeated="3" table:style-name="ce1"/>
          <table:table-cell office:value-type="float" office:value="0" table:formula="of:=COUNTIF([.$F$2:.$F$1001];[.$G814])*[.$G81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673 <text:s text:c="2"/>47605</text:p>
          </table:table-cell>
          <table:table-cell table:style-name="ce1"/>
          <table:table-cell office:value-type="string" office:string-value="91673" table:formula="of:=INDEX(COM.MICROSOFT.TEXTSPLIT([Solution.$A815];&quot; &quot;);1)" table:number-matrix-columns-spanned="1" table:number-matrix-rows-spanned="1" table:style-name="ce11">
            <text:p>91673</text:p>
          </table:table-cell>
          <table:table-cell office:value-type="string" office:string-value="47605" table:formula="of:=INDEX(COM.MICROSOFT.TEXTSPLIT([Solution.$A815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84652" table:style-name="ce1">
            <text:p>84652</text:p>
          </table:table-cell>
          <table:table-cell office:value-type="string" office:string-value="85753" table:style-name="ce1">
            <text:p>85753</text:p>
          </table:table-cell>
          <table:table-cell table:style-name="ce1"/>
          <table:table-cell office:value-type="float" office:value="1101" table:formula="of:=ABS([.F815]-[.G815])" table:style-name="ce11">
            <text:p>1101</text:p>
          </table:table-cell>
          <table:table-cell table:number-columns-repeated="3" table:style-name="ce1"/>
          <table:table-cell office:value-type="float" office:value="0" table:formula="of:=COUNTIF([.$F$2:.$F$1001];[.$G815])*[.$G81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493 <text:s text:c="2"/>33743</text:p>
          </table:table-cell>
          <table:table-cell table:style-name="ce1"/>
          <table:table-cell office:value-type="string" office:string-value="55493" table:formula="of:=INDEX(COM.MICROSOFT.TEXTSPLIT([Solution.$A816];&quot; &quot;);1)" table:number-matrix-columns-spanned="1" table:number-matrix-rows-spanned="1" table:style-name="ce11">
            <text:p>55493</text:p>
          </table:table-cell>
          <table:table-cell office:value-type="string" office:string-value="33743" table:formula="of:=INDEX(COM.MICROSOFT.TEXTSPLIT([Solution.$A816];&quot; &quot;; &quot;+&quot;; TRUE);2)" table:number-matrix-columns-spanned="1" table:number-matrix-rows-spanned="1" table:style-name="ce11">
            <text:p>33743</text:p>
          </table:table-cell>
          <table:table-cell table:style-name="ce1"/>
          <table:table-cell office:value-type="string" office:string-value="84746" table:style-name="ce1">
            <text:p>84746</text:p>
          </table:table-cell>
          <table:table-cell office:value-type="string" office:string-value="85758" table:style-name="ce1">
            <text:p>85758</text:p>
          </table:table-cell>
          <table:table-cell table:style-name="ce1"/>
          <table:table-cell office:value-type="float" office:value="1012" table:formula="of:=ABS([.F816]-[.G816])" table:style-name="ce11">
            <text:p>1012</text:p>
          </table:table-cell>
          <table:table-cell table:number-columns-repeated="3" table:style-name="ce1"/>
          <table:table-cell office:value-type="float" office:value="0" table:formula="of:=COUNTIF([.$F$2:.$F$1001];[.$G816])*[.$G81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7416 <text:s text:c="2"/>50579</text:p>
          </table:table-cell>
          <table:table-cell table:style-name="ce1"/>
          <table:table-cell office:value-type="string" office:string-value="97416" table:formula="of:=INDEX(COM.MICROSOFT.TEXTSPLIT([Solution.$A817];&quot; &quot;);1)" table:number-matrix-columns-spanned="1" table:number-matrix-rows-spanned="1" table:style-name="ce11">
            <text:p>97416</text:p>
          </table:table-cell>
          <table:table-cell office:value-type="string" office:string-value="50579" table:formula="of:=INDEX(COM.MICROSOFT.TEXTSPLIT([Solution.$A817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84984" table:style-name="ce1">
            <text:p>84984</text:p>
          </table:table-cell>
          <table:table-cell office:value-type="string" office:string-value="85797" table:style-name="ce1">
            <text:p>85797</text:p>
          </table:table-cell>
          <table:table-cell table:style-name="ce1"/>
          <table:table-cell office:value-type="float" office:value="813" table:formula="of:=ABS([.F817]-[.G817])" table:style-name="ce11">
            <text:p>813</text:p>
          </table:table-cell>
          <table:table-cell table:number-columns-repeated="3" table:style-name="ce1"/>
          <table:table-cell office:value-type="float" office:value="0" table:formula="of:=COUNTIF([.$F$2:.$F$1001];[.$G817])*[.$G8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549 <text:s text:c="2"/>13172</text:p>
          </table:table-cell>
          <table:table-cell table:style-name="ce1"/>
          <table:table-cell office:value-type="string" office:string-value="64549" table:formula="of:=INDEX(COM.MICROSOFT.TEXTSPLIT([Solution.$A818];&quot; &quot;);1)" table:number-matrix-columns-spanned="1" table:number-matrix-rows-spanned="1" table:style-name="ce11">
            <text:p>64549</text:p>
          </table:table-cell>
          <table:table-cell office:value-type="string" office:string-value="13172" table:formula="of:=INDEX(COM.MICROSOFT.TEXTSPLIT([Solution.$A818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85025" table:style-name="ce1">
            <text:p>85025</text:p>
          </table:table-cell>
          <table:table-cell office:value-type="string" office:string-value="85847" table:style-name="ce1">
            <text:p>85847</text:p>
          </table:table-cell>
          <table:table-cell table:style-name="ce1"/>
          <table:table-cell office:value-type="float" office:value="822" table:formula="of:=ABS([.F818]-[.G818])" table:style-name="ce11">
            <text:p>822</text:p>
          </table:table-cell>
          <table:table-cell table:number-columns-repeated="3" table:style-name="ce1"/>
          <table:table-cell office:value-type="float" office:value="0" table:formula="of:=COUNTIF([.$F$2:.$F$1001];[.$G818])*[.$G8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965 <text:s text:c="2"/>20439</text:p>
          </table:table-cell>
          <table:table-cell table:style-name="ce1"/>
          <table:table-cell office:value-type="string" office:string-value="57965" table:formula="of:=INDEX(COM.MICROSOFT.TEXTSPLIT([Solution.$A819];&quot; &quot;);1)" table:number-matrix-columns-spanned="1" table:number-matrix-rows-spanned="1" table:style-name="ce11">
            <text:p>57965</text:p>
          </table:table-cell>
          <table:table-cell office:value-type="string" office:string-value="20439" table:formula="of:=INDEX(COM.MICROSOFT.TEXTSPLIT([Solution.$A819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85065" table:style-name="ce1">
            <text:p>85065</text:p>
          </table:table-cell>
          <table:table-cell office:value-type="string" office:string-value="86010" table:style-name="ce1">
            <text:p>86010</text:p>
          </table:table-cell>
          <table:table-cell table:style-name="ce1"/>
          <table:table-cell office:value-type="float" office:value="945" table:formula="of:=ABS([.F819]-[.G819])" table:style-name="ce11">
            <text:p>945</text:p>
          </table:table-cell>
          <table:table-cell table:number-columns-repeated="3" table:style-name="ce1"/>
          <table:table-cell office:value-type="float" office:value="0" table:formula="of:=COUNTIF([.$F$2:.$F$1001];[.$G819])*[.$G8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101 <text:s text:c="2"/>47605</text:p>
          </table:table-cell>
          <table:table-cell table:style-name="ce1"/>
          <table:table-cell office:value-type="string" office:string-value="58101" table:formula="of:=INDEX(COM.MICROSOFT.TEXTSPLIT([Solution.$A820];&quot; &quot;);1)" table:number-matrix-columns-spanned="1" table:number-matrix-rows-spanned="1" table:style-name="ce11">
            <text:p>58101</text:p>
          </table:table-cell>
          <table:table-cell office:value-type="string" office:string-value="47605" table:formula="of:=INDEX(COM.MICROSOFT.TEXTSPLIT([Solution.$A820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85169" table:style-name="ce1">
            <text:p>85169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996" table:formula="of:=ABS([.F820]-[.G820])" table:style-name="ce11">
            <text:p>996</text:p>
          </table:table-cell>
          <table:table-cell table:number-columns-repeated="3" table:style-name="ce1"/>
          <table:table-cell office:value-type="float" office:value="86165" table:formula="of:=COUNTIF([.$F$2:.$F$1001];[.$G820])*[.$G820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375 <text:s text:c="2"/>71471</text:p>
          </table:table-cell>
          <table:table-cell table:style-name="ce1"/>
          <table:table-cell office:value-type="string" office:string-value="18375" table:formula="of:=INDEX(COM.MICROSOFT.TEXTSPLIT([Solution.$A821];&quot; &quot;);1)" table:number-matrix-columns-spanned="1" table:number-matrix-rows-spanned="1" table:style-name="ce11">
            <text:p>18375</text:p>
          </table:table-cell>
          <table:table-cell office:value-type="string" office:string-value="71471" table:formula="of:=INDEX(COM.MICROSOFT.TEXTSPLIT([Solution.$A821];&quot; &quot;; &quot;+&quot;; TRUE);2)" table:number-matrix-columns-spanned="1" table:number-matrix-rows-spanned="1" table:style-name="ce11">
            <text:p>71471</text:p>
          </table:table-cell>
          <table:table-cell table:style-name="ce1"/>
          <table:table-cell office:value-type="string" office:string-value="85229" table:style-name="ce1">
            <text:p>85229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936" table:formula="of:=ABS([.F821]-[.G821])" table:style-name="ce11">
            <text:p>936</text:p>
          </table:table-cell>
          <table:table-cell table:number-columns-repeated="3" table:style-name="ce1"/>
          <table:table-cell office:value-type="float" office:value="86165" table:formula="of:=COUNTIF([.$F$2:.$F$1001];[.$G821])*[.$G821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653 <text:s text:c="2"/>22813</text:p>
          </table:table-cell>
          <table:table-cell table:style-name="ce1"/>
          <table:table-cell office:value-type="string" office:string-value="69653" table:formula="of:=INDEX(COM.MICROSOFT.TEXTSPLIT([Solution.$A822];&quot; &quot;);1)" table:number-matrix-columns-spanned="1" table:number-matrix-rows-spanned="1" table:style-name="ce11">
            <text:p>69653</text:p>
          </table:table-cell>
          <table:table-cell office:value-type="string" office:string-value="22813" table:formula="of:=INDEX(COM.MICROSOFT.TEXTSPLIT([Solution.$A822];&quot; &quot;; &quot;+&quot;; TRUE);2)" table:number-matrix-columns-spanned="1" table:number-matrix-rows-spanned="1" table:style-name="ce11">
            <text:p>22813</text:p>
          </table:table-cell>
          <table:table-cell table:style-name="ce1"/>
          <table:table-cell office:value-type="string" office:string-value="85498" table:style-name="ce1">
            <text:p>85498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667" table:formula="of:=ABS([.F822]-[.G822])" table:style-name="ce11">
            <text:p>667</text:p>
          </table:table-cell>
          <table:table-cell table:number-columns-repeated="3" table:style-name="ce1"/>
          <table:table-cell office:value-type="float" office:value="86165" table:formula="of:=COUNTIF([.$F$2:.$F$1001];[.$G822])*[.$G822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096 <text:s text:c="2"/>27820</text:p>
          </table:table-cell>
          <table:table-cell table:style-name="ce1"/>
          <table:table-cell office:value-type="string" office:string-value="69096" table:formula="of:=INDEX(COM.MICROSOFT.TEXTSPLIT([Solution.$A823];&quot; &quot;);1)" table:number-matrix-columns-spanned="1" table:number-matrix-rows-spanned="1" table:style-name="ce11">
            <text:p>69096</text:p>
          </table:table-cell>
          <table:table-cell office:value-type="string" office:string-value="27820" table:formula="of:=INDEX(COM.MICROSOFT.TEXTSPLIT([Solution.$A823];&quot; &quot;; &quot;+&quot;; TRUE);2)" table:number-matrix-columns-spanned="1" table:number-matrix-rows-spanned="1" table:style-name="ce11">
            <text:p>27820</text:p>
          </table:table-cell>
          <table:table-cell table:style-name="ce1"/>
          <table:table-cell office:value-type="string" office:string-value="85633" table:style-name="ce1">
            <text:p>85633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532" table:formula="of:=ABS([.F823]-[.G823])" table:style-name="ce11">
            <text:p>532</text:p>
          </table:table-cell>
          <table:table-cell table:number-columns-repeated="3" table:style-name="ce1"/>
          <table:table-cell office:value-type="float" office:value="86165" table:formula="of:=COUNTIF([.$F$2:.$F$1001];[.$G823])*[.$G823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334 <text:s text:c="2"/>63903</text:p>
          </table:table-cell>
          <table:table-cell table:style-name="ce1"/>
          <table:table-cell office:value-type="string" office:string-value="87334" table:formula="of:=INDEX(COM.MICROSOFT.TEXTSPLIT([Solution.$A824];&quot; &quot;);1)" table:number-matrix-columns-spanned="1" table:number-matrix-rows-spanned="1" table:style-name="ce11">
            <text:p>87334</text:p>
          </table:table-cell>
          <table:table-cell office:value-type="string" office:string-value="63903" table:formula="of:=INDEX(COM.MICROSOFT.TEXTSPLIT([Solution.$A824];&quot; &quot;; &quot;+&quot;; TRUE);2)" table:number-matrix-columns-spanned="1" table:number-matrix-rows-spanned="1" table:style-name="ce11">
            <text:p>63903</text:p>
          </table:table-cell>
          <table:table-cell table:style-name="ce1"/>
          <table:table-cell office:value-type="string" office:string-value="85880" table:style-name="ce1">
            <text:p>85880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285" table:formula="of:=ABS([.F824]-[.G824])" table:style-name="ce11">
            <text:p>285</text:p>
          </table:table-cell>
          <table:table-cell table:number-columns-repeated="3" table:style-name="ce1"/>
          <table:table-cell office:value-type="float" office:value="86165" table:formula="of:=COUNTIF([.$F$2:.$F$1001];[.$G824])*[.$G824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580 <text:s text:c="2"/>24885</text:p>
          </table:table-cell>
          <table:table-cell table:style-name="ce1"/>
          <table:table-cell office:value-type="string" office:string-value="41580" table:formula="of:=INDEX(COM.MICROSOFT.TEXTSPLIT([Solution.$A825];&quot; &quot;);1)" table:number-matrix-columns-spanned="1" table:number-matrix-rows-spanned="1" table:style-name="ce11">
            <text:p>41580</text:p>
          </table:table-cell>
          <table:table-cell office:value-type="string" office:string-value="24885" table:formula="of:=INDEX(COM.MICROSOFT.TEXTSPLIT([Solution.$A825];&quot; &quot;; &quot;+&quot;; TRUE);2)" table:number-matrix-columns-spanned="1" table:number-matrix-rows-spanned="1" table:style-name="ce11">
            <text:p>24885</text:p>
          </table:table-cell>
          <table:table-cell table:style-name="ce1"/>
          <table:table-cell office:value-type="string" office:string-value="85889" table:style-name="ce1">
            <text:p>85889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276" table:formula="of:=ABS([.F825]-[.G825])" table:style-name="ce11">
            <text:p>276</text:p>
          </table:table-cell>
          <table:table-cell table:number-columns-repeated="3" table:style-name="ce1"/>
          <table:table-cell office:value-type="float" office:value="86165" table:formula="of:=COUNTIF([.$F$2:.$F$1001];[.$G825])*[.$G825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874 <text:s text:c="2"/>86165</text:p>
          </table:table-cell>
          <table:table-cell table:style-name="ce1"/>
          <table:table-cell office:value-type="string" office:string-value="11874" table:formula="of:=INDEX(COM.MICROSOFT.TEXTSPLIT([Solution.$A826];&quot; &quot;);1)" table:number-matrix-columns-spanned="1" table:number-matrix-rows-spanned="1" table:style-name="ce11">
            <text:p>11874</text:p>
          </table:table-cell>
          <table:table-cell office:value-type="string" office:string-value="86165" table:formula="of:=INDEX(COM.MICROSOFT.TEXTSPLIT([Solution.$A826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85904" table:style-name="ce1">
            <text:p>85904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261" table:formula="of:=ABS([.F826]-[.G826])" table:style-name="ce11">
            <text:p>261</text:p>
          </table:table-cell>
          <table:table-cell table:number-columns-repeated="3" table:style-name="ce1"/>
          <table:table-cell office:value-type="float" office:value="86165" table:formula="of:=COUNTIF([.$F$2:.$F$1001];[.$G826])*[.$G826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957 <text:s text:c="2"/>34696</text:p>
          </table:table-cell>
          <table:table-cell table:style-name="ce1"/>
          <table:table-cell office:value-type="string" office:string-value="44957" table:formula="of:=INDEX(COM.MICROSOFT.TEXTSPLIT([Solution.$A827];&quot; &quot;);1)" table:number-matrix-columns-spanned="1" table:number-matrix-rows-spanned="1" table:style-name="ce11">
            <text:p>44957</text:p>
          </table:table-cell>
          <table:table-cell office:value-type="string" office:string-value="34696" table:formula="of:=INDEX(COM.MICROSOFT.TEXTSPLIT([Solution.$A827];&quot; &quot;; &quot;+&quot;; TRUE);2)" table:number-matrix-columns-spanned="1" table:number-matrix-rows-spanned="1" table:style-name="ce11">
            <text:p>34696</text:p>
          </table:table-cell>
          <table:table-cell table:style-name="ce1"/>
          <table:table-cell office:value-type="string" office:string-value="85934" table:style-name="ce1">
            <text:p>85934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231" table:formula="of:=ABS([.F827]-[.G827])" table:style-name="ce11">
            <text:p>231</text:p>
          </table:table-cell>
          <table:table-cell table:number-columns-repeated="3" table:style-name="ce1"/>
          <table:table-cell office:value-type="float" office:value="86165" table:formula="of:=COUNTIF([.$F$2:.$F$1001];[.$G827])*[.$G827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634 <text:s text:c="2"/>86165</text:p>
          </table:table-cell>
          <table:table-cell table:style-name="ce1"/>
          <table:table-cell office:value-type="string" office:string-value="86634" table:formula="of:=INDEX(COM.MICROSOFT.TEXTSPLIT([Solution.$A828];&quot; &quot;);1)" table:number-matrix-columns-spanned="1" table:number-matrix-rows-spanned="1" table:style-name="ce11">
            <text:p>86634</text:p>
          </table:table-cell>
          <table:table-cell office:value-type="string" office:string-value="86165" table:formula="of:=INDEX(COM.MICROSOFT.TEXTSPLIT([Solution.$A828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86165" table:style-name="ce1">
            <text:p>86165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0" table:formula="of:=ABS([.F828]-[.G828])" table:style-name="ce11">
            <text:p>0</text:p>
          </table:table-cell>
          <table:table-cell table:number-columns-repeated="3" table:style-name="ce1"/>
          <table:table-cell office:value-type="float" office:value="86165" table:formula="of:=COUNTIF([.$F$2:.$F$1001];[.$G828])*[.$G828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588 <text:s text:c="2"/>22065</text:p>
          </table:table-cell>
          <table:table-cell table:style-name="ce1"/>
          <table:table-cell office:value-type="string" office:string-value="51588" table:formula="of:=INDEX(COM.MICROSOFT.TEXTSPLIT([Solution.$A829];&quot; &quot;);1)" table:number-matrix-columns-spanned="1" table:number-matrix-rows-spanned="1" table:style-name="ce11">
            <text:p>51588</text:p>
          </table:table-cell>
          <table:table-cell office:value-type="string" office:string-value="22065" table:formula="of:=INDEX(COM.MICROSOFT.TEXTSPLIT([Solution.$A829];&quot; &quot;; &quot;+&quot;; TRUE);2)" table:number-matrix-columns-spanned="1" table:number-matrix-rows-spanned="1" table:style-name="ce11">
            <text:p>22065</text:p>
          </table:table-cell>
          <table:table-cell table:style-name="ce1"/>
          <table:table-cell office:value-type="string" office:string-value="86168" table:style-name="ce1">
            <text:p>86168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3" table:formula="of:=ABS([.F829]-[.G829])" table:style-name="ce11">
            <text:p>3</text:p>
          </table:table-cell>
          <table:table-cell table:number-columns-repeated="3" table:style-name="ce1"/>
          <table:table-cell office:value-type="float" office:value="86165" table:formula="of:=COUNTIF([.$F$2:.$F$1001];[.$G829])*[.$G829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199 <text:s text:c="2"/>58293</text:p>
          </table:table-cell>
          <table:table-cell table:style-name="ce1"/>
          <table:table-cell office:value-type="string" office:string-value="92199" table:formula="of:=INDEX(COM.MICROSOFT.TEXTSPLIT([Solution.$A830];&quot; &quot;);1)" table:number-matrix-columns-spanned="1" table:number-matrix-rows-spanned="1" table:style-name="ce11">
            <text:p>92199</text:p>
          </table:table-cell>
          <table:table-cell office:value-type="string" office:string-value="58293" table:formula="of:=INDEX(COM.MICROSOFT.TEXTSPLIT([Solution.$A830];&quot; &quot;; &quot;+&quot;; TRUE);2)" table:number-matrix-columns-spanned="1" table:number-matrix-rows-spanned="1" table:style-name="ce11">
            <text:p>58293</text:p>
          </table:table-cell>
          <table:table-cell table:style-name="ce1"/>
          <table:table-cell office:value-type="string" office:string-value="86247" table:style-name="ce1">
            <text:p>86247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82" table:formula="of:=ABS([.F830]-[.G830])" table:style-name="ce11">
            <text:p>82</text:p>
          </table:table-cell>
          <table:table-cell table:number-columns-repeated="3" table:style-name="ce1"/>
          <table:table-cell office:value-type="float" office:value="86165" table:formula="of:=COUNTIF([.$F$2:.$F$1001];[.$G830])*[.$G830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542 <text:s text:c="2"/>22014</text:p>
          </table:table-cell>
          <table:table-cell table:style-name="ce1"/>
          <table:table-cell office:value-type="string" office:string-value="88542" table:formula="of:=INDEX(COM.MICROSOFT.TEXTSPLIT([Solution.$A831];&quot; &quot;);1)" table:number-matrix-columns-spanned="1" table:number-matrix-rows-spanned="1" table:style-name="ce11">
            <text:p>88542</text:p>
          </table:table-cell>
          <table:table-cell office:value-type="string" office:string-value="22014" table:formula="of:=INDEX(COM.MICROSOFT.TEXTSPLIT([Solution.$A831];&quot; &quot;; &quot;+&quot;; TRUE);2)" table:number-matrix-columns-spanned="1" table:number-matrix-rows-spanned="1" table:style-name="ce11">
            <text:p>22014</text:p>
          </table:table-cell>
          <table:table-cell table:style-name="ce1"/>
          <table:table-cell office:value-type="string" office:string-value="86295" table:style-name="ce1">
            <text:p>86295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130" table:formula="of:=ABS([.F831]-[.G831])" table:style-name="ce11">
            <text:p>130</text:p>
          </table:table-cell>
          <table:table-cell table:number-columns-repeated="3" table:style-name="ce1"/>
          <table:table-cell office:value-type="float" office:value="86165" table:formula="of:=COUNTIF([.$F$2:.$F$1001];[.$G831])*[.$G831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393 <text:s text:c="2"/>20439</text:p>
          </table:table-cell>
          <table:table-cell table:style-name="ce1"/>
          <table:table-cell office:value-type="string" office:string-value="22393" table:formula="of:=INDEX(COM.MICROSOFT.TEXTSPLIT([Solution.$A832];&quot; &quot;);1)" table:number-matrix-columns-spanned="1" table:number-matrix-rows-spanned="1" table:style-name="ce11">
            <text:p>22393</text:p>
          </table:table-cell>
          <table:table-cell office:value-type="string" office:string-value="20439" table:formula="of:=INDEX(COM.MICROSOFT.TEXTSPLIT([Solution.$A832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86432" table:style-name="ce1">
            <text:p>86432</text:p>
          </table:table-cell>
          <table:table-cell office:value-type="string" office:string-value="86165" table:style-name="ce1">
            <text:p>86165</text:p>
          </table:table-cell>
          <table:table-cell table:style-name="ce1"/>
          <table:table-cell office:value-type="float" office:value="267" table:formula="of:=ABS([.F832]-[.G832])" table:style-name="ce11">
            <text:p>267</text:p>
          </table:table-cell>
          <table:table-cell table:number-columns-repeated="3" table:style-name="ce1"/>
          <table:table-cell office:value-type="float" office:value="86165" table:formula="of:=COUNTIF([.$F$2:.$F$1001];[.$G832])*[.$G832]" table:style-name="ce11">
            <text:p>86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666 <text:s text:c="2"/>11430</text:p>
          </table:table-cell>
          <table:table-cell table:style-name="ce1"/>
          <table:table-cell office:value-type="string" office:string-value="68666" table:formula="of:=INDEX(COM.MICROSOFT.TEXTSPLIT([Solution.$A833];&quot; &quot;);1)" table:number-matrix-columns-spanned="1" table:number-matrix-rows-spanned="1" table:style-name="ce11">
            <text:p>68666</text:p>
          </table:table-cell>
          <table:table-cell office:value-type="string" office:string-value="11430" table:formula="of:=INDEX(COM.MICROSOFT.TEXTSPLIT([Solution.$A833];&quot; &quot;; &quot;+&quot;; TRUE);2)" table:number-matrix-columns-spanned="1" table:number-matrix-rows-spanned="1" table:style-name="ce11">
            <text:p>11430</text:p>
          </table:table-cell>
          <table:table-cell table:style-name="ce1"/>
          <table:table-cell office:value-type="string" office:string-value="86557" table:style-name="ce1">
            <text:p>86557</text:p>
          </table:table-cell>
          <table:table-cell office:value-type="string" office:string-value="86493" table:style-name="ce1">
            <text:p>86493</text:p>
          </table:table-cell>
          <table:table-cell table:style-name="ce1"/>
          <table:table-cell office:value-type="float" office:value="64" table:formula="of:=ABS([.F833]-[.G833])" table:style-name="ce11">
            <text:p>64</text:p>
          </table:table-cell>
          <table:table-cell table:number-columns-repeated="3" table:style-name="ce1"/>
          <table:table-cell office:value-type="float" office:value="0" table:formula="of:=COUNTIF([.$F$2:.$F$1001];[.$G833])*[.$G83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369 <text:s text:c="2"/>67038</text:p>
          </table:table-cell>
          <table:table-cell table:style-name="ce1"/>
          <table:table-cell office:value-type="string" office:string-value="39369" table:formula="of:=INDEX(COM.MICROSOFT.TEXTSPLIT([Solution.$A834];&quot; &quot;);1)" table:number-matrix-columns-spanned="1" table:number-matrix-rows-spanned="1" table:style-name="ce11">
            <text:p>39369</text:p>
          </table:table-cell>
          <table:table-cell office:value-type="string" office:string-value="67038" table:formula="of:=INDEX(COM.MICROSOFT.TEXTSPLIT([Solution.$A834];&quot; &quot;; &quot;+&quot;; TRUE);2)" table:number-matrix-columns-spanned="1" table:number-matrix-rows-spanned="1" table:style-name="ce11">
            <text:p>67038</text:p>
          </table:table-cell>
          <table:table-cell table:style-name="ce1"/>
          <table:table-cell office:value-type="string" office:string-value="86576" table:style-name="ce1">
            <text:p>86576</text:p>
          </table:table-cell>
          <table:table-cell office:value-type="string" office:string-value="86751" table:style-name="ce1">
            <text:p>86751</text:p>
          </table:table-cell>
          <table:table-cell table:style-name="ce1"/>
          <table:table-cell office:value-type="float" office:value="175" table:formula="of:=ABS([.F834]-[.G834])" table:style-name="ce11">
            <text:p>175</text:p>
          </table:table-cell>
          <table:table-cell table:number-columns-repeated="3" table:style-name="ce1"/>
          <table:table-cell office:value-type="float" office:value="0" table:formula="of:=COUNTIF([.$F$2:.$F$1001];[.$G834])*[.$G83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682 <text:s text:c="2"/>50079</text:p>
          </table:table-cell>
          <table:table-cell table:style-name="ce1"/>
          <table:table-cell office:value-type="string" office:string-value="46682" table:formula="of:=INDEX(COM.MICROSOFT.TEXTSPLIT([Solution.$A835];&quot; &quot;);1)" table:number-matrix-columns-spanned="1" table:number-matrix-rows-spanned="1" table:style-name="ce11">
            <text:p>46682</text:p>
          </table:table-cell>
          <table:table-cell office:value-type="string" office:string-value="50079" table:formula="of:=INDEX(COM.MICROSOFT.TEXTSPLIT([Solution.$A835];&quot; &quot;; &quot;+&quot;; TRUE);2)" table:number-matrix-columns-spanned="1" table:number-matrix-rows-spanned="1" table:style-name="ce11">
            <text:p>50079</text:p>
          </table:table-cell>
          <table:table-cell table:style-name="ce1"/>
          <table:table-cell office:value-type="string" office:string-value="86634" table:style-name="ce1">
            <text:p>86634</text:p>
          </table:table-cell>
          <table:table-cell office:value-type="string" office:string-value="87041" table:style-name="ce1">
            <text:p>87041</text:p>
          </table:table-cell>
          <table:table-cell table:style-name="ce1"/>
          <table:table-cell office:value-type="float" office:value="407" table:formula="of:=ABS([.F835]-[.G835])" table:style-name="ce11">
            <text:p>407</text:p>
          </table:table-cell>
          <table:table-cell table:number-columns-repeated="3" table:style-name="ce1"/>
          <table:table-cell office:value-type="float" office:value="0" table:formula="of:=COUNTIF([.$F$2:.$F$1001];[.$G835])*[.$G83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6689 <text:s text:c="2"/>98833</text:p>
          </table:table-cell>
          <table:table-cell table:style-name="ce1"/>
          <table:table-cell office:value-type="string" office:string-value="76689" table:formula="of:=INDEX(COM.MICROSOFT.TEXTSPLIT([Solution.$A836];&quot; &quot;);1)" table:number-matrix-columns-spanned="1" table:number-matrix-rows-spanned="1" table:style-name="ce11">
            <text:p>76689</text:p>
          </table:table-cell>
          <table:table-cell office:value-type="string" office:string-value="98833" table:formula="of:=INDEX(COM.MICROSOFT.TEXTSPLIT([Solution.$A836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86698" table:style-name="ce1">
            <text:p>86698</text:p>
          </table:table-cell>
          <table:table-cell office:value-type="string" office:string-value="87261" table:style-name="ce1">
            <text:p>87261</text:p>
          </table:table-cell>
          <table:table-cell table:style-name="ce1"/>
          <table:table-cell office:value-type="float" office:value="563" table:formula="of:=ABS([.F836]-[.G836])" table:style-name="ce11">
            <text:p>563</text:p>
          </table:table-cell>
          <table:table-cell table:number-columns-repeated="3" table:style-name="ce1"/>
          <table:table-cell office:value-type="float" office:value="0" table:formula="of:=COUNTIF([.$F$2:.$F$1001];[.$G836])*[.$G83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130 <text:s text:c="2"/>81808</text:p>
          </table:table-cell>
          <table:table-cell table:style-name="ce1"/>
          <table:table-cell office:value-type="string" office:string-value="47130" table:formula="of:=INDEX(COM.MICROSOFT.TEXTSPLIT([Solution.$A837];&quot; &quot;);1)" table:number-matrix-columns-spanned="1" table:number-matrix-rows-spanned="1" table:style-name="ce11">
            <text:p>47130</text:p>
          </table:table-cell>
          <table:table-cell office:value-type="string" office:string-value="81808" table:formula="of:=INDEX(COM.MICROSOFT.TEXTSPLIT([Solution.$A837];&quot; &quot;; &quot;+&quot;; TRUE);2)" table:number-matrix-columns-spanned="1" table:number-matrix-rows-spanned="1" table:style-name="ce11">
            <text:p>81808</text:p>
          </table:table-cell>
          <table:table-cell table:style-name="ce1"/>
          <table:table-cell office:value-type="string" office:string-value="86709" table:style-name="ce1">
            <text:p>86709</text:p>
          </table:table-cell>
          <table:table-cell office:value-type="string" office:string-value="87284" table:style-name="ce1">
            <text:p>87284</text:p>
          </table:table-cell>
          <table:table-cell table:style-name="ce1"/>
          <table:table-cell office:value-type="float" office:value="575" table:formula="of:=ABS([.F837]-[.G837])" table:style-name="ce11">
            <text:p>575</text:p>
          </table:table-cell>
          <table:table-cell table:number-columns-repeated="3" table:style-name="ce1"/>
          <table:table-cell office:value-type="float" office:value="0" table:formula="of:=COUNTIF([.$F$2:.$F$1001];[.$G837])*[.$G83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334 <text:s text:c="2"/>40847</text:p>
          </table:table-cell>
          <table:table-cell table:style-name="ce1"/>
          <table:table-cell office:value-type="string" office:string-value="13334" table:formula="of:=INDEX(COM.MICROSOFT.TEXTSPLIT([Solution.$A838];&quot; &quot;);1)" table:number-matrix-columns-spanned="1" table:number-matrix-rows-spanned="1" table:style-name="ce11">
            <text:p>13334</text:p>
          </table:table-cell>
          <table:table-cell office:value-type="string" office:string-value="40847" table:formula="of:=INDEX(COM.MICROSOFT.TEXTSPLIT([Solution.$A838];&quot; &quot;; &quot;+&quot;; TRUE);2)" table:number-matrix-columns-spanned="1" table:number-matrix-rows-spanned="1" table:style-name="ce11">
            <text:p>40847</text:p>
          </table:table-cell>
          <table:table-cell table:style-name="ce1"/>
          <table:table-cell office:value-type="string" office:string-value="86784" table:style-name="ce1">
            <text:p>86784</text:p>
          </table:table-cell>
          <table:table-cell office:value-type="string" office:string-value="87444" table:style-name="ce1">
            <text:p>87444</text:p>
          </table:table-cell>
          <table:table-cell table:style-name="ce1"/>
          <table:table-cell office:value-type="float" office:value="660" table:formula="of:=ABS([.F838]-[.G838])" table:style-name="ce11">
            <text:p>660</text:p>
          </table:table-cell>
          <table:table-cell table:number-columns-repeated="3" table:style-name="ce1"/>
          <table:table-cell office:value-type="float" office:value="0" table:formula="of:=COUNTIF([.$F$2:.$F$1001];[.$G838])*[.$G83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359 <text:s text:c="2"/>99924</text:p>
          </table:table-cell>
          <table:table-cell table:style-name="ce1"/>
          <table:table-cell office:value-type="string" office:string-value="81359" table:formula="of:=INDEX(COM.MICROSOFT.TEXTSPLIT([Solution.$A839];&quot; &quot;);1)" table:number-matrix-columns-spanned="1" table:number-matrix-rows-spanned="1" table:style-name="ce11">
            <text:p>81359</text:p>
          </table:table-cell>
          <table:table-cell office:value-type="string" office:string-value="99924" table:formula="of:=INDEX(COM.MICROSOFT.TEXTSPLIT([Solution.$A839];&quot; &quot;; &quot;+&quot;; TRUE);2)" table:number-matrix-columns-spanned="1" table:number-matrix-rows-spanned="1" table:style-name="ce11">
            <text:p>99924</text:p>
          </table:table-cell>
          <table:table-cell table:style-name="ce1"/>
          <table:table-cell office:value-type="string" office:string-value="86820" table:style-name="ce1">
            <text:p>86820</text:p>
          </table:table-cell>
          <table:table-cell office:value-type="string" office:string-value="87519" table:style-name="ce1">
            <text:p>87519</text:p>
          </table:table-cell>
          <table:table-cell table:style-name="ce1"/>
          <table:table-cell office:value-type="float" office:value="699" table:formula="of:=ABS([.F839]-[.G839])" table:style-name="ce11">
            <text:p>699</text:p>
          </table:table-cell>
          <table:table-cell table:number-columns-repeated="3" table:style-name="ce1"/>
          <table:table-cell office:value-type="float" office:value="0" table:formula="of:=COUNTIF([.$F$2:.$F$1001];[.$G839])*[.$G83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479 <text:s text:c="2"/>50453</text:p>
          </table:table-cell>
          <table:table-cell table:style-name="ce1"/>
          <table:table-cell office:value-type="string" office:string-value="25479" table:formula="of:=INDEX(COM.MICROSOFT.TEXTSPLIT([Solution.$A840];&quot; &quot;);1)" table:number-matrix-columns-spanned="1" table:number-matrix-rows-spanned="1" table:style-name="ce11">
            <text:p>25479</text:p>
          </table:table-cell>
          <table:table-cell office:value-type="string" office:string-value="50453" table:formula="of:=INDEX(COM.MICROSOFT.TEXTSPLIT([Solution.$A840];&quot; &quot;; &quot;+&quot;; TRUE);2)" table:number-matrix-columns-spanned="1" table:number-matrix-rows-spanned="1" table:style-name="ce11">
            <text:p>50453</text:p>
          </table:table-cell>
          <table:table-cell table:style-name="ce1"/>
          <table:table-cell office:value-type="string" office:string-value="86864" table:style-name="ce1">
            <text:p>86864</text:p>
          </table:table-cell>
          <table:table-cell office:value-type="string" office:string-value="87542" table:style-name="ce1">
            <text:p>87542</text:p>
          </table:table-cell>
          <table:table-cell table:style-name="ce1"/>
          <table:table-cell office:value-type="float" office:value="678" table:formula="of:=ABS([.F840]-[.G840])" table:style-name="ce11">
            <text:p>678</text:p>
          </table:table-cell>
          <table:table-cell table:number-columns-repeated="3" table:style-name="ce1"/>
          <table:table-cell office:value-type="float" office:value="0" table:formula="of:=COUNTIF([.$F$2:.$F$1001];[.$G840])*[.$G84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035 <text:s text:c="2"/>86165</text:p>
          </table:table-cell>
          <table:table-cell table:style-name="ce1"/>
          <table:table-cell office:value-type="string" office:string-value="91035" table:formula="of:=INDEX(COM.MICROSOFT.TEXTSPLIT([Solution.$A841];&quot; &quot;);1)" table:number-matrix-columns-spanned="1" table:number-matrix-rows-spanned="1" table:style-name="ce11">
            <text:p>91035</text:p>
          </table:table-cell>
          <table:table-cell office:value-type="string" office:string-value="86165" table:formula="of:=INDEX(COM.MICROSOFT.TEXTSPLIT([Solution.$A841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87063" table:style-name="ce1">
            <text:p>87063</text:p>
          </table:table-cell>
          <table:table-cell office:value-type="string" office:string-value="87550" table:style-name="ce1">
            <text:p>87550</text:p>
          </table:table-cell>
          <table:table-cell table:style-name="ce1"/>
          <table:table-cell office:value-type="float" office:value="487" table:formula="of:=ABS([.F841]-[.G841])" table:style-name="ce11">
            <text:p>487</text:p>
          </table:table-cell>
          <table:table-cell table:number-columns-repeated="3" table:style-name="ce1"/>
          <table:table-cell office:value-type="float" office:value="0" table:formula="of:=COUNTIF([.$F$2:.$F$1001];[.$G841])*[.$G84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432 <text:s text:c="2"/>36668</text:p>
          </table:table-cell>
          <table:table-cell table:style-name="ce1"/>
          <table:table-cell office:value-type="string" office:string-value="86432" table:formula="of:=INDEX(COM.MICROSOFT.TEXTSPLIT([Solution.$A842];&quot; &quot;);1)" table:number-matrix-columns-spanned="1" table:number-matrix-rows-spanned="1" table:style-name="ce11">
            <text:p>86432</text:p>
          </table:table-cell>
          <table:table-cell office:value-type="string" office:string-value="36668" table:formula="of:=INDEX(COM.MICROSOFT.TEXTSPLIT([Solution.$A842];&quot; &quot;; &quot;+&quot;; TRUE);2)" table:number-matrix-columns-spanned="1" table:number-matrix-rows-spanned="1" table:style-name="ce11">
            <text:p>36668</text:p>
          </table:table-cell>
          <table:table-cell table:style-name="ce1"/>
          <table:table-cell office:value-type="string" office:string-value="87125" table:style-name="ce1">
            <text:p>87125</text:p>
          </table:table-cell>
          <table:table-cell office:value-type="string" office:string-value="87664" table:style-name="ce1">
            <text:p>87664</text:p>
          </table:table-cell>
          <table:table-cell table:style-name="ce1"/>
          <table:table-cell office:value-type="float" office:value="539" table:formula="of:=ABS([.F842]-[.G842])" table:style-name="ce11">
            <text:p>539</text:p>
          </table:table-cell>
          <table:table-cell table:number-columns-repeated="3" table:style-name="ce1"/>
          <table:table-cell office:value-type="float" office:value="0" table:formula="of:=COUNTIF([.$F$2:.$F$1001];[.$G842])*[.$G84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750 <text:s text:c="2"/>39351</text:p>
          </table:table-cell>
          <table:table-cell table:style-name="ce1"/>
          <table:table-cell office:value-type="string" office:string-value="10750" table:formula="of:=INDEX(COM.MICROSOFT.TEXTSPLIT([Solution.$A843];&quot; &quot;);1)" table:number-matrix-columns-spanned="1" table:number-matrix-rows-spanned="1" table:style-name="ce11">
            <text:p>10750</text:p>
          </table:table-cell>
          <table:table-cell office:value-type="string" office:string-value="39351" table:formula="of:=INDEX(COM.MICROSOFT.TEXTSPLIT([Solution.$A843];&quot; &quot;; &quot;+&quot;; TRUE);2)" table:number-matrix-columns-spanned="1" table:number-matrix-rows-spanned="1" table:style-name="ce11">
            <text:p>39351</text:p>
          </table:table-cell>
          <table:table-cell table:style-name="ce1"/>
          <table:table-cell office:value-type="string" office:string-value="87154" table:style-name="ce1">
            <text:p>87154</text:p>
          </table:table-cell>
          <table:table-cell office:value-type="string" office:string-value="87840" table:style-name="ce1">
            <text:p>87840</text:p>
          </table:table-cell>
          <table:table-cell table:style-name="ce1"/>
          <table:table-cell office:value-type="float" office:value="686" table:formula="of:=ABS([.F843]-[.G843])" table:style-name="ce11">
            <text:p>686</text:p>
          </table:table-cell>
          <table:table-cell table:number-columns-repeated="3" table:style-name="ce1"/>
          <table:table-cell office:value-type="float" office:value="0" table:formula="of:=COUNTIF([.$F$2:.$F$1001];[.$G843])*[.$G84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408 <text:s text:c="2"/>18607</text:p>
          </table:table-cell>
          <table:table-cell table:style-name="ce1"/>
          <table:table-cell office:value-type="string" office:string-value="22408" table:formula="of:=INDEX(COM.MICROSOFT.TEXTSPLIT([Solution.$A844];&quot; &quot;);1)" table:number-matrix-columns-spanned="1" table:number-matrix-rows-spanned="1" table:style-name="ce11">
            <text:p>22408</text:p>
          </table:table-cell>
          <table:table-cell office:value-type="string" office:string-value="18607" table:formula="of:=INDEX(COM.MICROSOFT.TEXTSPLIT([Solution.$A844];&quot; &quot;; &quot;+&quot;; TRUE);2)" table:number-matrix-columns-spanned="1" table:number-matrix-rows-spanned="1" table:style-name="ce11">
            <text:p>18607</text:p>
          </table:table-cell>
          <table:table-cell table:style-name="ce1"/>
          <table:table-cell office:value-type="string" office:string-value="87208" table:style-name="ce1">
            <text:p>87208</text:p>
          </table:table-cell>
          <table:table-cell office:value-type="string" office:string-value="87858" table:style-name="ce1">
            <text:p>87858</text:p>
          </table:table-cell>
          <table:table-cell table:style-name="ce1"/>
          <table:table-cell office:value-type="float" office:value="650" table:formula="of:=ABS([.F844]-[.G844])" table:style-name="ce11">
            <text:p>650</text:p>
          </table:table-cell>
          <table:table-cell table:number-columns-repeated="3" table:style-name="ce1"/>
          <table:table-cell office:value-type="float" office:value="0" table:formula="of:=COUNTIF([.$F$2:.$F$1001];[.$G844])*[.$G84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0205 <text:s text:c="2"/>94866</text:p>
          </table:table-cell>
          <table:table-cell table:style-name="ce1"/>
          <table:table-cell office:value-type="string" office:string-value="30205" table:formula="of:=INDEX(COM.MICROSOFT.TEXTSPLIT([Solution.$A845];&quot; &quot;);1)" table:number-matrix-columns-spanned="1" table:number-matrix-rows-spanned="1" table:style-name="ce11">
            <text:p>30205</text:p>
          </table:table-cell>
          <table:table-cell office:value-type="string" office:string-value="94866" table:formula="of:=INDEX(COM.MICROSOFT.TEXTSPLIT([Solution.$A845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87252" table:style-name="ce1">
            <text:p>87252</text:p>
          </table:table-cell>
          <table:table-cell office:value-type="string" office:string-value="87902" table:style-name="ce1">
            <text:p>87902</text:p>
          </table:table-cell>
          <table:table-cell table:style-name="ce1"/>
          <table:table-cell office:value-type="float" office:value="650" table:formula="of:=ABS([.F845]-[.G845])" table:style-name="ce11">
            <text:p>650</text:p>
          </table:table-cell>
          <table:table-cell table:number-columns-repeated="3" table:style-name="ce1"/>
          <table:table-cell office:value-type="float" office:value="0" table:formula="of:=COUNTIF([.$F$2:.$F$1001];[.$G845])*[.$G84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589 <text:s text:c="2"/>91292</text:p>
          </table:table-cell>
          <table:table-cell table:style-name="ce1"/>
          <table:table-cell office:value-type="string" office:string-value="17589" table:formula="of:=INDEX(COM.MICROSOFT.TEXTSPLIT([Solution.$A846];&quot; &quot;);1)" table:number-matrix-columns-spanned="1" table:number-matrix-rows-spanned="1" table:style-name="ce11">
            <text:p>17589</text:p>
          </table:table-cell>
          <table:table-cell office:value-type="string" office:string-value="91292" table:formula="of:=INDEX(COM.MICROSOFT.TEXTSPLIT([Solution.$A846];&quot; &quot;; &quot;+&quot;; TRUE);2)" table:number-matrix-columns-spanned="1" table:number-matrix-rows-spanned="1" table:style-name="ce11">
            <text:p>91292</text:p>
          </table:table-cell>
          <table:table-cell table:style-name="ce1"/>
          <table:table-cell office:value-type="string" office:string-value="87273" table:style-name="ce1">
            <text:p>87273</text:p>
          </table:table-cell>
          <table:table-cell office:value-type="string" office:string-value="87983" table:style-name="ce1">
            <text:p>87983</text:p>
          </table:table-cell>
          <table:table-cell table:style-name="ce1"/>
          <table:table-cell office:value-type="float" office:value="710" table:formula="of:=ABS([.F846]-[.G846])" table:style-name="ce11">
            <text:p>710</text:p>
          </table:table-cell>
          <table:table-cell table:number-columns-repeated="3" table:style-name="ce1"/>
          <table:table-cell office:value-type="float" office:value="0" table:formula="of:=COUNTIF([.$F$2:.$F$1001];[.$G846])*[.$G84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7538 <text:s text:c="2"/>34297</text:p>
          </table:table-cell>
          <table:table-cell table:style-name="ce1"/>
          <table:table-cell office:value-type="string" office:string-value="37538" table:formula="of:=INDEX(COM.MICROSOFT.TEXTSPLIT([Solution.$A847];&quot; &quot;);1)" table:number-matrix-columns-spanned="1" table:number-matrix-rows-spanned="1" table:style-name="ce11">
            <text:p>37538</text:p>
          </table:table-cell>
          <table:table-cell office:value-type="string" office:string-value="34297" table:formula="of:=INDEX(COM.MICROSOFT.TEXTSPLIT([Solution.$A847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87304" table:style-name="ce1">
            <text:p>87304</text:p>
          </table:table-cell>
          <table:table-cell office:value-type="string" office:string-value="88031" table:style-name="ce1">
            <text:p>88031</text:p>
          </table:table-cell>
          <table:table-cell table:style-name="ce1"/>
          <table:table-cell office:value-type="float" office:value="727" table:formula="of:=ABS([.F847]-[.G847])" table:style-name="ce11">
            <text:p>727</text:p>
          </table:table-cell>
          <table:table-cell table:number-columns-repeated="3" table:style-name="ce1"/>
          <table:table-cell office:value-type="float" office:value="0" table:formula="of:=COUNTIF([.$F$2:.$F$1001];[.$G847])*[.$G84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262 <text:s text:c="2"/>72524</text:p>
          </table:table-cell>
          <table:table-cell table:style-name="ce1"/>
          <table:table-cell office:value-type="string" office:string-value="22262" table:formula="of:=INDEX(COM.MICROSOFT.TEXTSPLIT([Solution.$A848];&quot; &quot;);1)" table:number-matrix-columns-spanned="1" table:number-matrix-rows-spanned="1" table:style-name="ce11">
            <text:p>22262</text:p>
          </table:table-cell>
          <table:table-cell office:value-type="string" office:string-value="72524" table:formula="of:=INDEX(COM.MICROSOFT.TEXTSPLIT([Solution.$A848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87334" table:style-name="ce1">
            <text:p>87334</text:p>
          </table:table-cell>
          <table:table-cell office:value-type="string" office:string-value="88145" table:style-name="ce1">
            <text:p>88145</text:p>
          </table:table-cell>
          <table:table-cell table:style-name="ce1"/>
          <table:table-cell office:value-type="float" office:value="811" table:formula="of:=ABS([.F848]-[.G848])" table:style-name="ce11">
            <text:p>811</text:p>
          </table:table-cell>
          <table:table-cell table:number-columns-repeated="3" table:style-name="ce1"/>
          <table:table-cell office:value-type="float" office:value="0" table:formula="of:=COUNTIF([.$F$2:.$F$1001];[.$G848])*[.$G8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6278 <text:s text:c="2"/>91132</text:p>
          </table:table-cell>
          <table:table-cell table:style-name="ce1"/>
          <table:table-cell office:value-type="string" office:string-value="16278" table:formula="of:=INDEX(COM.MICROSOFT.TEXTSPLIT([Solution.$A849];&quot; &quot;);1)" table:number-matrix-columns-spanned="1" table:number-matrix-rows-spanned="1" table:style-name="ce11">
            <text:p>16278</text:p>
          </table:table-cell>
          <table:table-cell office:value-type="string" office:string-value="91132" table:formula="of:=INDEX(COM.MICROSOFT.TEXTSPLIT([Solution.$A849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87493" table:style-name="ce1">
            <text:p>87493</text:p>
          </table:table-cell>
          <table:table-cell office:value-type="string" office:string-value="88262" table:style-name="ce1">
            <text:p>88262</text:p>
          </table:table-cell>
          <table:table-cell table:style-name="ce1"/>
          <table:table-cell office:value-type="float" office:value="769" table:formula="of:=ABS([.F849]-[.G849])" table:style-name="ce11">
            <text:p>769</text:p>
          </table:table-cell>
          <table:table-cell table:number-columns-repeated="3" table:style-name="ce1"/>
          <table:table-cell office:value-type="float" office:value="0" table:formula="of:=COUNTIF([.$F$2:.$F$1001];[.$G849])*[.$G8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024 <text:s text:c="2"/>67674</text:p>
          </table:table-cell>
          <table:table-cell table:style-name="ce1"/>
          <table:table-cell office:value-type="string" office:string-value="24024" table:formula="of:=INDEX(COM.MICROSOFT.TEXTSPLIT([Solution.$A850];&quot; &quot;);1)" table:number-matrix-columns-spanned="1" table:number-matrix-rows-spanned="1" table:style-name="ce11">
            <text:p>24024</text:p>
          </table:table-cell>
          <table:table-cell office:value-type="string" office:string-value="67674" table:formula="of:=INDEX(COM.MICROSOFT.TEXTSPLIT([Solution.$A850];&quot; &quot;; &quot;+&quot;; TRUE);2)" table:number-matrix-columns-spanned="1" table:number-matrix-rows-spanned="1" table:style-name="ce11">
            <text:p>67674</text:p>
          </table:table-cell>
          <table:table-cell table:style-name="ce1"/>
          <table:table-cell office:value-type="string" office:string-value="87574" table:style-name="ce1">
            <text:p>87574</text:p>
          </table:table-cell>
          <table:table-cell office:value-type="string" office:string-value="88451" table:style-name="ce1">
            <text:p>88451</text:p>
          </table:table-cell>
          <table:table-cell table:style-name="ce1"/>
          <table:table-cell office:value-type="float" office:value="877" table:formula="of:=ABS([.F850]-[.G850])" table:style-name="ce11">
            <text:p>877</text:p>
          </table:table-cell>
          <table:table-cell table:number-columns-repeated="3" table:style-name="ce1"/>
          <table:table-cell office:value-type="float" office:value="0" table:formula="of:=COUNTIF([.$F$2:.$F$1001];[.$G850])*[.$G8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132 <text:s text:c="2"/>47928</text:p>
          </table:table-cell>
          <table:table-cell table:style-name="ce1"/>
          <table:table-cell office:value-type="string" office:string-value="91132" table:formula="of:=INDEX(COM.MICROSOFT.TEXTSPLIT([Solution.$A851];&quot; &quot;);1)" table:number-matrix-columns-spanned="1" table:number-matrix-rows-spanned="1" table:style-name="ce11">
            <text:p>91132</text:p>
          </table:table-cell>
          <table:table-cell office:value-type="string" office:string-value="47928" table:formula="of:=INDEX(COM.MICROSOFT.TEXTSPLIT([Solution.$A851];&quot; &quot;; &quot;+&quot;; TRUE);2)" table:number-matrix-columns-spanned="1" table:number-matrix-rows-spanned="1" table:style-name="ce11">
            <text:p>47928</text:p>
          </table:table-cell>
          <table:table-cell table:style-name="ce1"/>
          <table:table-cell office:value-type="string" office:string-value="87590" table:style-name="ce1">
            <text:p>87590</text:p>
          </table:table-cell>
          <table:table-cell office:value-type="string" office:string-value="88469" table:style-name="ce1">
            <text:p>88469</text:p>
          </table:table-cell>
          <table:table-cell table:style-name="ce1"/>
          <table:table-cell office:value-type="float" office:value="879" table:formula="of:=ABS([.F851]-[.G851])" table:style-name="ce11">
            <text:p>879</text:p>
          </table:table-cell>
          <table:table-cell table:number-columns-repeated="3" table:style-name="ce1"/>
          <table:table-cell office:value-type="float" office:value="0" table:formula="of:=COUNTIF([.$F$2:.$F$1001];[.$G851])*[.$G8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767 <text:s text:c="2"/>54350</text:p>
          </table:table-cell>
          <table:table-cell table:style-name="ce1"/>
          <table:table-cell office:value-type="string" office:string-value="94767" table:formula="of:=INDEX(COM.MICROSOFT.TEXTSPLIT([Solution.$A852];&quot; &quot;);1)" table:number-matrix-columns-spanned="1" table:number-matrix-rows-spanned="1" table:style-name="ce11">
            <text:p>94767</text:p>
          </table:table-cell>
          <table:table-cell office:value-type="string" office:string-value="54350" table:formula="of:=INDEX(COM.MICROSOFT.TEXTSPLIT([Solution.$A852];&quot; &quot;; &quot;+&quot;; TRUE);2)" table:number-matrix-columns-spanned="1" table:number-matrix-rows-spanned="1" table:style-name="ce11">
            <text:p>54350</text:p>
          </table:table-cell>
          <table:table-cell table:style-name="ce1"/>
          <table:table-cell office:value-type="string" office:string-value="87632" table:style-name="ce1">
            <text:p>87632</text:p>
          </table:table-cell>
          <table:table-cell office:value-type="string" office:string-value="88491" table:style-name="ce1">
            <text:p>88491</text:p>
          </table:table-cell>
          <table:table-cell table:style-name="ce1"/>
          <table:table-cell office:value-type="float" office:value="859" table:formula="of:=ABS([.F852]-[.G852])" table:style-name="ce11">
            <text:p>859</text:p>
          </table:table-cell>
          <table:table-cell table:number-columns-repeated="3" table:style-name="ce1"/>
          <table:table-cell office:value-type="float" office:value="0" table:formula="of:=COUNTIF([.$F$2:.$F$1001];[.$G852])*[.$G8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645 <text:s text:c="2"/>56810</text:p>
          </table:table-cell>
          <table:table-cell table:style-name="ce1"/>
          <table:table-cell office:value-type="string" office:string-value="70645" table:formula="of:=INDEX(COM.MICROSOFT.TEXTSPLIT([Solution.$A853];&quot; &quot;);1)" table:number-matrix-columns-spanned="1" table:number-matrix-rows-spanned="1" table:style-name="ce11">
            <text:p>70645</text:p>
          </table:table-cell>
          <table:table-cell office:value-type="string" office:string-value="56810" table:formula="of:=INDEX(COM.MICROSOFT.TEXTSPLIT([Solution.$A853];&quot; &quot;; &quot;+&quot;; TRUE);2)" table:number-matrix-columns-spanned="1" table:number-matrix-rows-spanned="1" table:style-name="ce11">
            <text:p>56810</text:p>
          </table:table-cell>
          <table:table-cell table:style-name="ce1"/>
          <table:table-cell office:value-type="string" office:string-value="87647" table:style-name="ce1">
            <text:p>87647</text:p>
          </table:table-cell>
          <table:table-cell office:value-type="string" office:string-value="88929" table:style-name="ce1">
            <text:p>88929</text:p>
          </table:table-cell>
          <table:table-cell table:style-name="ce1"/>
          <table:table-cell office:value-type="float" office:value="1282" table:formula="of:=ABS([.F853]-[.G853])" table:style-name="ce11">
            <text:p>1282</text:p>
          </table:table-cell>
          <table:table-cell table:number-columns-repeated="3" table:style-name="ce1"/>
          <table:table-cell office:value-type="float" office:value="0" table:formula="of:=COUNTIF([.$F$2:.$F$1001];[.$G853])*[.$G8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760 <text:s text:c="2"/>64557</text:p>
          </table:table-cell>
          <table:table-cell table:style-name="ce1"/>
          <table:table-cell office:value-type="string" office:string-value="88760" table:formula="of:=INDEX(COM.MICROSOFT.TEXTSPLIT([Solution.$A854];&quot; &quot;);1)" table:number-matrix-columns-spanned="1" table:number-matrix-rows-spanned="1" table:style-name="ce11">
            <text:p>88760</text:p>
          </table:table-cell>
          <table:table-cell office:value-type="string" office:string-value="64557" table:formula="of:=INDEX(COM.MICROSOFT.TEXTSPLIT([Solution.$A854];&quot; &quot;; &quot;+&quot;; TRUE);2)" table:number-matrix-columns-spanned="1" table:number-matrix-rows-spanned="1" table:style-name="ce11">
            <text:p>64557</text:p>
          </table:table-cell>
          <table:table-cell table:style-name="ce1"/>
          <table:table-cell office:value-type="string" office:string-value="87708" table:style-name="ce1">
            <text:p>87708</text:p>
          </table:table-cell>
          <table:table-cell office:value-type="string" office:string-value="88939" table:style-name="ce1">
            <text:p>88939</text:p>
          </table:table-cell>
          <table:table-cell table:style-name="ce1"/>
          <table:table-cell office:value-type="float" office:value="1231" table:formula="of:=ABS([.F854]-[.G854])" table:style-name="ce11">
            <text:p>1231</text:p>
          </table:table-cell>
          <table:table-cell table:number-columns-repeated="3" table:style-name="ce1"/>
          <table:table-cell office:value-type="float" office:value="0" table:formula="of:=COUNTIF([.$F$2:.$F$1001];[.$G854])*[.$G8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730 <text:s text:c="2"/>67317</text:p>
          </table:table-cell>
          <table:table-cell table:style-name="ce1"/>
          <table:table-cell office:value-type="string" office:string-value="94730" table:formula="of:=INDEX(COM.MICROSOFT.TEXTSPLIT([Solution.$A855];&quot; &quot;);1)" table:number-matrix-columns-spanned="1" table:number-matrix-rows-spanned="1" table:style-name="ce11">
            <text:p>94730</text:p>
          </table:table-cell>
          <table:table-cell office:value-type="string" office:string-value="67317" table:formula="of:=INDEX(COM.MICROSOFT.TEXTSPLIT([Solution.$A855];&quot; &quot;; &quot;+&quot;; TRUE);2)" table:number-matrix-columns-spanned="1" table:number-matrix-rows-spanned="1" table:style-name="ce11">
            <text:p>67317</text:p>
          </table:table-cell>
          <table:table-cell table:style-name="ce1"/>
          <table:table-cell office:value-type="string" office:string-value="87806" table:style-name="ce1">
            <text:p>87806</text:p>
          </table:table-cell>
          <table:table-cell office:value-type="string" office:string-value="89174" table:style-name="ce1">
            <text:p>89174</text:p>
          </table:table-cell>
          <table:table-cell table:style-name="ce1"/>
          <table:table-cell office:value-type="float" office:value="1368" table:formula="of:=ABS([.F855]-[.G855])" table:style-name="ce11">
            <text:p>1368</text:p>
          </table:table-cell>
          <table:table-cell table:number-columns-repeated="3" table:style-name="ce1"/>
          <table:table-cell office:value-type="float" office:value="0" table:formula="of:=COUNTIF([.$F$2:.$F$1001];[.$G855])*[.$G8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825 <text:s text:c="2"/>89274</text:p>
          </table:table-cell>
          <table:table-cell table:style-name="ce1"/>
          <table:table-cell office:value-type="string" office:string-value="13825" table:formula="of:=INDEX(COM.MICROSOFT.TEXTSPLIT([Solution.$A856];&quot; &quot;);1)" table:number-matrix-columns-spanned="1" table:number-matrix-rows-spanned="1" table:style-name="ce11">
            <text:p>13825</text:p>
          </table:table-cell>
          <table:table-cell office:value-type="string" office:string-value="89274" table:formula="of:=INDEX(COM.MICROSOFT.TEXTSPLIT([Solution.$A856];&quot; &quot;; &quot;+&quot;; TRUE);2)" table:number-matrix-columns-spanned="1" table:number-matrix-rows-spanned="1" table:style-name="ce11">
            <text:p>89274</text:p>
          </table:table-cell>
          <table:table-cell table:style-name="ce1"/>
          <table:table-cell office:value-type="string" office:string-value="87831" table:style-name="ce1">
            <text:p>87831</text:p>
          </table:table-cell>
          <table:table-cell office:value-type="string" office:string-value="89274" table:style-name="ce1">
            <text:p>89274</text:p>
          </table:table-cell>
          <table:table-cell table:style-name="ce1"/>
          <table:table-cell office:value-type="float" office:value="1443" table:formula="of:=ABS([.F856]-[.G856])" table:style-name="ce11">
            <text:p>1443</text:p>
          </table:table-cell>
          <table:table-cell table:number-columns-repeated="3" table:style-name="ce1"/>
          <table:table-cell office:value-type="float" office:value="0" table:formula="of:=COUNTIF([.$F$2:.$F$1001];[.$G856])*[.$G85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899 <text:s text:c="2"/>61813</text:p>
          </table:table-cell>
          <table:table-cell table:style-name="ce1"/>
          <table:table-cell office:value-type="string" office:string-value="23899" table:formula="of:=INDEX(COM.MICROSOFT.TEXTSPLIT([Solution.$A857];&quot; &quot;);1)" table:number-matrix-columns-spanned="1" table:number-matrix-rows-spanned="1" table:style-name="ce11">
            <text:p>23899</text:p>
          </table:table-cell>
          <table:table-cell office:value-type="string" office:string-value="61813" table:formula="of:=INDEX(COM.MICROSOFT.TEXTSPLIT([Solution.$A857];&quot; &quot;; &quot;+&quot;; TRUE);2)" table:number-matrix-columns-spanned="1" table:number-matrix-rows-spanned="1" table:style-name="ce11">
            <text:p>61813</text:p>
          </table:table-cell>
          <table:table-cell table:style-name="ce1"/>
          <table:table-cell office:value-type="string" office:string-value="87872" table:style-name="ce1">
            <text:p>87872</text:p>
          </table:table-cell>
          <table:table-cell office:value-type="string" office:string-value="89376" table:style-name="ce1">
            <text:p>89376</text:p>
          </table:table-cell>
          <table:table-cell table:style-name="ce1"/>
          <table:table-cell office:value-type="float" office:value="1504" table:formula="of:=ABS([.F857]-[.G857])" table:style-name="ce11">
            <text:p>1504</text:p>
          </table:table-cell>
          <table:table-cell table:number-columns-repeated="3" table:style-name="ce1"/>
          <table:table-cell office:value-type="float" office:value="0" table:formula="of:=COUNTIF([.$F$2:.$F$1001];[.$G857])*[.$G85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721 <text:s text:c="2"/>23721</text:p>
          </table:table-cell>
          <table:table-cell table:style-name="ce1"/>
          <table:table-cell office:value-type="string" office:string-value="22721" table:formula="of:=INDEX(COM.MICROSOFT.TEXTSPLIT([Solution.$A858];&quot; &quot;);1)" table:number-matrix-columns-spanned="1" table:number-matrix-rows-spanned="1" table:style-name="ce11">
            <text:p>22721</text:p>
          </table:table-cell>
          <table:table-cell office:value-type="string" office:string-value="23721" table:formula="of:=INDEX(COM.MICROSOFT.TEXTSPLIT([Solution.$A858];&quot; &quot;; &quot;+&quot;; TRUE);2)" table:number-matrix-columns-spanned="1" table:number-matrix-rows-spanned="1" table:style-name="ce11">
            <text:p>23721</text:p>
          </table:table-cell>
          <table:table-cell table:style-name="ce1"/>
          <table:table-cell office:value-type="string" office:string-value="87992" table:style-name="ce1">
            <text:p>87992</text:p>
          </table:table-cell>
          <table:table-cell office:value-type="string" office:string-value="89723" table:style-name="ce1">
            <text:p>89723</text:p>
          </table:table-cell>
          <table:table-cell table:style-name="ce1"/>
          <table:table-cell office:value-type="float" office:value="1731" table:formula="of:=ABS([.F858]-[.G858])" table:style-name="ce11">
            <text:p>1731</text:p>
          </table:table-cell>
          <table:table-cell table:number-columns-repeated="3" table:style-name="ce1"/>
          <table:table-cell office:value-type="float" office:value="0" table:formula="of:=COUNTIF([.$F$2:.$F$1001];[.$G858])*[.$G85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866 <text:s text:c="2"/>40625</text:p>
          </table:table-cell>
          <table:table-cell table:style-name="ce1"/>
          <table:table-cell office:value-type="string" office:string-value="78866" table:formula="of:=INDEX(COM.MICROSOFT.TEXTSPLIT([Solution.$A859];&quot; &quot;);1)" table:number-matrix-columns-spanned="1" table:number-matrix-rows-spanned="1" table:style-name="ce11">
            <text:p>78866</text:p>
          </table:table-cell>
          <table:table-cell office:value-type="string" office:string-value="40625" table:formula="of:=INDEX(COM.MICROSOFT.TEXTSPLIT([Solution.$A859];&quot; &quot;; &quot;+&quot;; TRUE);2)" table:number-matrix-columns-spanned="1" table:number-matrix-rows-spanned="1" table:style-name="ce11">
            <text:p>40625</text:p>
          </table:table-cell>
          <table:table-cell table:style-name="ce1"/>
          <table:table-cell office:value-type="string" office:string-value="88017" table:style-name="ce1">
            <text:p>88017</text:p>
          </table:table-cell>
          <table:table-cell office:value-type="string" office:string-value="89848" table:style-name="ce1">
            <text:p>89848</text:p>
          </table:table-cell>
          <table:table-cell table:style-name="ce1"/>
          <table:table-cell office:value-type="float" office:value="1831" table:formula="of:=ABS([.F859]-[.G859])" table:style-name="ce11">
            <text:p>1831</text:p>
          </table:table-cell>
          <table:table-cell table:number-columns-repeated="3" table:style-name="ce1"/>
          <table:table-cell office:value-type="float" office:value="0" table:formula="of:=COUNTIF([.$F$2:.$F$1001];[.$G859])*[.$G85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381 <text:s text:c="2"/>32386</text:p>
          </table:table-cell>
          <table:table-cell table:style-name="ce1"/>
          <table:table-cell office:value-type="string" office:string-value="40381" table:formula="of:=INDEX(COM.MICROSOFT.TEXTSPLIT([Solution.$A860];&quot; &quot;);1)" table:number-matrix-columns-spanned="1" table:number-matrix-rows-spanned="1" table:style-name="ce11">
            <text:p>40381</text:p>
          </table:table-cell>
          <table:table-cell office:value-type="string" office:string-value="32386" table:formula="of:=INDEX(COM.MICROSOFT.TEXTSPLIT([Solution.$A860];&quot; &quot;; &quot;+&quot;; TRUE);2)" table:number-matrix-columns-spanned="1" table:number-matrix-rows-spanned="1" table:style-name="ce11">
            <text:p>32386</text:p>
          </table:table-cell>
          <table:table-cell table:style-name="ce1"/>
          <table:table-cell office:value-type="string" office:string-value="88110" table:style-name="ce1">
            <text:p>88110</text:p>
          </table:table-cell>
          <table:table-cell office:value-type="string" office:string-value="90031" table:style-name="ce1">
            <text:p>90031</text:p>
          </table:table-cell>
          <table:table-cell table:style-name="ce1"/>
          <table:table-cell office:value-type="float" office:value="1921" table:formula="of:=ABS([.F860]-[.G860])" table:style-name="ce11">
            <text:p>1921</text:p>
          </table:table-cell>
          <table:table-cell table:number-columns-repeated="3" table:style-name="ce1"/>
          <table:table-cell office:value-type="float" office:value="0" table:formula="of:=COUNTIF([.$F$2:.$F$1001];[.$G860])*[.$G86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302 <text:s text:c="2"/>21114</text:p>
          </table:table-cell>
          <table:table-cell table:style-name="ce1"/>
          <table:table-cell office:value-type="string" office:string-value="67302" table:formula="of:=INDEX(COM.MICROSOFT.TEXTSPLIT([Solution.$A861];&quot; &quot;);1)" table:number-matrix-columns-spanned="1" table:number-matrix-rows-spanned="1" table:style-name="ce11">
            <text:p>67302</text:p>
          </table:table-cell>
          <table:table-cell office:value-type="string" office:string-value="21114" table:formula="of:=INDEX(COM.MICROSOFT.TEXTSPLIT([Solution.$A861];&quot; &quot;; &quot;+&quot;; TRUE);2)" table:number-matrix-columns-spanned="1" table:number-matrix-rows-spanned="1" table:style-name="ce11">
            <text:p>21114</text:p>
          </table:table-cell>
          <table:table-cell table:style-name="ce1"/>
          <table:table-cell office:value-type="string" office:string-value="88373" table:style-name="ce1">
            <text:p>88373</text:p>
          </table:table-cell>
          <table:table-cell office:value-type="string" office:string-value="90111" table:style-name="ce1">
            <text:p>90111</text:p>
          </table:table-cell>
          <table:table-cell table:style-name="ce1"/>
          <table:table-cell office:value-type="float" office:value="1738" table:formula="of:=ABS([.F861]-[.G861])" table:style-name="ce11">
            <text:p>1738</text:p>
          </table:table-cell>
          <table:table-cell table:number-columns-repeated="3" table:style-name="ce1"/>
          <table:table-cell office:value-type="float" office:value="0" table:formula="of:=COUNTIF([.$F$2:.$F$1001];[.$G861])*[.$G86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660 <text:s text:c="2"/>49990</text:p>
          </table:table-cell>
          <table:table-cell table:style-name="ce1"/>
          <table:table-cell office:value-type="string" office:string-value="83660" table:formula="of:=INDEX(COM.MICROSOFT.TEXTSPLIT([Solution.$A862];&quot; &quot;);1)" table:number-matrix-columns-spanned="1" table:number-matrix-rows-spanned="1" table:style-name="ce11">
            <text:p>83660</text:p>
          </table:table-cell>
          <table:table-cell office:value-type="string" office:string-value="49990" table:formula="of:=INDEX(COM.MICROSOFT.TEXTSPLIT([Solution.$A862];&quot; &quot;; &quot;+&quot;; TRUE);2)" table:number-matrix-columns-spanned="1" table:number-matrix-rows-spanned="1" table:style-name="ce11">
            <text:p>49990</text:p>
          </table:table-cell>
          <table:table-cell table:style-name="ce1"/>
          <table:table-cell office:value-type="string" office:string-value="88416" table:style-name="ce1">
            <text:p>88416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747" table:formula="of:=ABS([.F862]-[.G862])" table:style-name="ce11">
            <text:p>1747</text:p>
          </table:table-cell>
          <table:table-cell table:number-columns-repeated="3" table:style-name="ce1"/>
          <table:table-cell office:value-type="float" office:value="90163" table:formula="of:=COUNTIF([.$F$2:.$F$1001];[.$G862])*[.$G862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973 <text:s text:c="2"/>48029</text:p>
          </table:table-cell>
          <table:table-cell table:style-name="ce1"/>
          <table:table-cell office:value-type="string" office:string-value="82973" table:formula="of:=INDEX(COM.MICROSOFT.TEXTSPLIT([Solution.$A863];&quot; &quot;);1)" table:number-matrix-columns-spanned="1" table:number-matrix-rows-spanned="1" table:style-name="ce11">
            <text:p>82973</text:p>
          </table:table-cell>
          <table:table-cell office:value-type="string" office:string-value="48029" table:formula="of:=INDEX(COM.MICROSOFT.TEXTSPLIT([Solution.$A863];&quot; &quot;; &quot;+&quot;; TRUE);2)" table:number-matrix-columns-spanned="1" table:number-matrix-rows-spanned="1" table:style-name="ce11">
            <text:p>48029</text:p>
          </table:table-cell>
          <table:table-cell table:style-name="ce1"/>
          <table:table-cell office:value-type="string" office:string-value="88542" table:style-name="ce1">
            <text:p>88542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621" table:formula="of:=ABS([.F863]-[.G863])" table:style-name="ce11">
            <text:p>1621</text:p>
          </table:table-cell>
          <table:table-cell table:number-columns-repeated="3" table:style-name="ce1"/>
          <table:table-cell office:value-type="float" office:value="90163" table:formula="of:=COUNTIF([.$F$2:.$F$1001];[.$G863])*[.$G863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927 <text:s text:c="2"/>47605</text:p>
          </table:table-cell>
          <table:table-cell table:style-name="ce1"/>
          <table:table-cell office:value-type="string" office:string-value="46927" table:formula="of:=INDEX(COM.MICROSOFT.TEXTSPLIT([Solution.$A864];&quot; &quot;);1)" table:number-matrix-columns-spanned="1" table:number-matrix-rows-spanned="1" table:style-name="ce11">
            <text:p>46927</text:p>
          </table:table-cell>
          <table:table-cell office:value-type="string" office:string-value="47605" table:formula="of:=INDEX(COM.MICROSOFT.TEXTSPLIT([Solution.$A864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88561" table:style-name="ce1">
            <text:p>88561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602" table:formula="of:=ABS([.F864]-[.G864])" table:style-name="ce11">
            <text:p>1602</text:p>
          </table:table-cell>
          <table:table-cell table:number-columns-repeated="3" table:style-name="ce1"/>
          <table:table-cell office:value-type="float" office:value="90163" table:formula="of:=COUNTIF([.$F$2:.$F$1001];[.$G864])*[.$G864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994 <text:s text:c="2"/>59060</text:p>
          </table:table-cell>
          <table:table-cell table:style-name="ce1"/>
          <table:table-cell office:value-type="string" office:string-value="50994" table:formula="of:=INDEX(COM.MICROSOFT.TEXTSPLIT([Solution.$A865];&quot; &quot;);1)" table:number-matrix-columns-spanned="1" table:number-matrix-rows-spanned="1" table:style-name="ce11">
            <text:p>50994</text:p>
          </table:table-cell>
          <table:table-cell office:value-type="string" office:string-value="59060" table:formula="of:=INDEX(COM.MICROSOFT.TEXTSPLIT([Solution.$A865];&quot; &quot;; &quot;+&quot;; TRUE);2)" table:number-matrix-columns-spanned="1" table:number-matrix-rows-spanned="1" table:style-name="ce11">
            <text:p>59060</text:p>
          </table:table-cell>
          <table:table-cell table:style-name="ce1"/>
          <table:table-cell office:value-type="string" office:string-value="88760" table:style-name="ce1">
            <text:p>88760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403" table:formula="of:=ABS([.F865]-[.G865])" table:style-name="ce11">
            <text:p>1403</text:p>
          </table:table-cell>
          <table:table-cell table:number-columns-repeated="3" table:style-name="ce1"/>
          <table:table-cell office:value-type="float" office:value="90163" table:formula="of:=COUNTIF([.$F$2:.$F$1001];[.$G865])*[.$G865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669 <text:s text:c="2"/>96471</text:p>
          </table:table-cell>
          <table:table-cell table:style-name="ce1"/>
          <table:table-cell office:value-type="string" office:string-value="75669" table:formula="of:=INDEX(COM.MICROSOFT.TEXTSPLIT([Solution.$A866];&quot; &quot;);1)" table:number-matrix-columns-spanned="1" table:number-matrix-rows-spanned="1" table:style-name="ce11">
            <text:p>75669</text:p>
          </table:table-cell>
          <table:table-cell office:value-type="string" office:string-value="96471" table:formula="of:=INDEX(COM.MICROSOFT.TEXTSPLIT([Solution.$A866];&quot; &quot;; &quot;+&quot;; TRUE);2)" table:number-matrix-columns-spanned="1" table:number-matrix-rows-spanned="1" table:style-name="ce11">
            <text:p>96471</text:p>
          </table:table-cell>
          <table:table-cell table:style-name="ce1"/>
          <table:table-cell office:value-type="string" office:string-value="88761" table:style-name="ce1">
            <text:p>88761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402" table:formula="of:=ABS([.F866]-[.G866])" table:style-name="ce11">
            <text:p>1402</text:p>
          </table:table-cell>
          <table:table-cell table:number-columns-repeated="3" table:style-name="ce1"/>
          <table:table-cell office:value-type="float" office:value="90163" table:formula="of:=COUNTIF([.$F$2:.$F$1001];[.$G866])*[.$G866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3198 <text:s text:c="2"/>42529</text:p>
          </table:table-cell>
          <table:table-cell table:style-name="ce1"/>
          <table:table-cell office:value-type="string" office:string-value="93198" table:formula="of:=INDEX(COM.MICROSOFT.TEXTSPLIT([Solution.$A867];&quot; &quot;);1)" table:number-matrix-columns-spanned="1" table:number-matrix-rows-spanned="1" table:style-name="ce11">
            <text:p>93198</text:p>
          </table:table-cell>
          <table:table-cell office:value-type="string" office:string-value="42529" table:formula="of:=INDEX(COM.MICROSOFT.TEXTSPLIT([Solution.$A867];&quot; &quot;; &quot;+&quot;; TRUE);2)" table:number-matrix-columns-spanned="1" table:number-matrix-rows-spanned="1" table:style-name="ce11">
            <text:p>42529</text:p>
          </table:table-cell>
          <table:table-cell table:style-name="ce1"/>
          <table:table-cell office:value-type="string" office:string-value="88797" table:style-name="ce1">
            <text:p>88797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366" table:formula="of:=ABS([.F867]-[.G867])" table:style-name="ce11">
            <text:p>1366</text:p>
          </table:table-cell>
          <table:table-cell table:number-columns-repeated="3" table:style-name="ce1"/>
          <table:table-cell office:value-type="float" office:value="90163" table:formula="of:=COUNTIF([.$F$2:.$F$1001];[.$G867])*[.$G867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040 <text:s text:c="2"/>96758</text:p>
          </table:table-cell>
          <table:table-cell table:style-name="ce1"/>
          <table:table-cell office:value-type="string" office:string-value="63040" table:formula="of:=INDEX(COM.MICROSOFT.TEXTSPLIT([Solution.$A868];&quot; &quot;);1)" table:number-matrix-columns-spanned="1" table:number-matrix-rows-spanned="1" table:style-name="ce11">
            <text:p>63040</text:p>
          </table:table-cell>
          <table:table-cell office:value-type="string" office:string-value="96758" table:formula="of:=INDEX(COM.MICROSOFT.TEXTSPLIT([Solution.$A868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88825" table:style-name="ce1">
            <text:p>88825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338" table:formula="of:=ABS([.F868]-[.G868])" table:style-name="ce11">
            <text:p>1338</text:p>
          </table:table-cell>
          <table:table-cell table:number-columns-repeated="3" table:style-name="ce1"/>
          <table:table-cell office:value-type="float" office:value="90163" table:formula="of:=COUNTIF([.$F$2:.$F$1001];[.$G868])*[.$G868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8017 <text:s text:c="2"/>16954</text:p>
          </table:table-cell>
          <table:table-cell table:style-name="ce1"/>
          <table:table-cell office:value-type="string" office:string-value="88017" table:formula="of:=INDEX(COM.MICROSOFT.TEXTSPLIT([Solution.$A869];&quot; &quot;);1)" table:number-matrix-columns-spanned="1" table:number-matrix-rows-spanned="1" table:style-name="ce11">
            <text:p>88017</text:p>
          </table:table-cell>
          <table:table-cell office:value-type="string" office:string-value="16954" table:formula="of:=INDEX(COM.MICROSOFT.TEXTSPLIT([Solution.$A869];&quot; &quot;; &quot;+&quot;; TRUE);2)" table:number-matrix-columns-spanned="1" table:number-matrix-rows-spanned="1" table:style-name="ce11">
            <text:p>16954</text:p>
          </table:table-cell>
          <table:table-cell table:style-name="ce1"/>
          <table:table-cell office:value-type="string" office:string-value="88883" table:style-name="ce1">
            <text:p>88883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280" table:formula="of:=ABS([.F869]-[.G869])" table:style-name="ce11">
            <text:p>1280</text:p>
          </table:table-cell>
          <table:table-cell table:number-columns-repeated="3" table:style-name="ce1"/>
          <table:table-cell office:value-type="float" office:value="90163" table:formula="of:=COUNTIF([.$F$2:.$F$1001];[.$G869])*[.$G869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934 <text:s text:c="2"/>26663</text:p>
          </table:table-cell>
          <table:table-cell table:style-name="ce1"/>
          <table:table-cell office:value-type="string" office:string-value="85934" table:formula="of:=INDEX(COM.MICROSOFT.TEXTSPLIT([Solution.$A870];&quot; &quot;);1)" table:number-matrix-columns-spanned="1" table:number-matrix-rows-spanned="1" table:style-name="ce11">
            <text:p>85934</text:p>
          </table:table-cell>
          <table:table-cell office:value-type="string" office:string-value="26663" table:formula="of:=INDEX(COM.MICROSOFT.TEXTSPLIT([Solution.$A870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89143" table:style-name="ce1">
            <text:p>89143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020" table:formula="of:=ABS([.F870]-[.G870])" table:style-name="ce11">
            <text:p>1020</text:p>
          </table:table-cell>
          <table:table-cell table:number-columns-repeated="3" table:style-name="ce1"/>
          <table:table-cell office:value-type="float" office:value="90163" table:formula="of:=COUNTIF([.$F$2:.$F$1001];[.$G870])*[.$G870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221 <text:s text:c="2"/>49936</text:p>
          </table:table-cell>
          <table:table-cell table:style-name="ce1"/>
          <table:table-cell office:value-type="string" office:string-value="61221" table:formula="of:=INDEX(COM.MICROSOFT.TEXTSPLIT([Solution.$A871];&quot; &quot;);1)" table:number-matrix-columns-spanned="1" table:number-matrix-rows-spanned="1" table:style-name="ce11">
            <text:p>61221</text:p>
          </table:table-cell>
          <table:table-cell office:value-type="string" office:string-value="49936" table:formula="of:=INDEX(COM.MICROSOFT.TEXTSPLIT([Solution.$A871];&quot; &quot;; &quot;+&quot;; TRUE);2)" table:number-matrix-columns-spanned="1" table:number-matrix-rows-spanned="1" table:style-name="ce11">
            <text:p>49936</text:p>
          </table:table-cell>
          <table:table-cell table:style-name="ce1"/>
          <table:table-cell office:value-type="string" office:string-value="89611" table:style-name="ce1">
            <text:p>89611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552" table:formula="of:=ABS([.F871]-[.G871])" table:style-name="ce11">
            <text:p>552</text:p>
          </table:table-cell>
          <table:table-cell table:number-columns-repeated="3" table:style-name="ce1"/>
          <table:table-cell office:value-type="float" office:value="90163" table:formula="of:=COUNTIF([.$F$2:.$F$1001];[.$G871])*[.$G871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197 <text:s text:c="2"/>50579</text:p>
          </table:table-cell>
          <table:table-cell table:style-name="ce1"/>
          <table:table-cell office:value-type="string" office:string-value="34197" table:formula="of:=INDEX(COM.MICROSOFT.TEXTSPLIT([Solution.$A872];&quot; &quot;);1)" table:number-matrix-columns-spanned="1" table:number-matrix-rows-spanned="1" table:style-name="ce11">
            <text:p>34197</text:p>
          </table:table-cell>
          <table:table-cell office:value-type="string" office:string-value="50579" table:formula="of:=INDEX(COM.MICROSOFT.TEXTSPLIT([Solution.$A872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89661" table:style-name="ce1">
            <text:p>89661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502" table:formula="of:=ABS([.F872]-[.G872])" table:style-name="ce11">
            <text:p>502</text:p>
          </table:table-cell>
          <table:table-cell table:number-columns-repeated="3" table:style-name="ce1"/>
          <table:table-cell office:value-type="float" office:value="90163" table:formula="of:=COUNTIF([.$F$2:.$F$1001];[.$G872])*[.$G872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843 <text:s text:c="2"/>45607</text:p>
          </table:table-cell>
          <table:table-cell table:style-name="ce1"/>
          <table:table-cell office:value-type="string" office:string-value="98843" table:formula="of:=INDEX(COM.MICROSOFT.TEXTSPLIT([Solution.$A873];&quot; &quot;);1)" table:number-matrix-columns-spanned="1" table:number-matrix-rows-spanned="1" table:style-name="ce11">
            <text:p>98843</text:p>
          </table:table-cell>
          <table:table-cell office:value-type="string" office:string-value="45607" table:formula="of:=INDEX(COM.MICROSOFT.TEXTSPLIT([Solution.$A873];&quot; &quot;; &quot;+&quot;; TRUE);2)" table:number-matrix-columns-spanned="1" table:number-matrix-rows-spanned="1" table:style-name="ce11">
            <text:p>45607</text:p>
          </table:table-cell>
          <table:table-cell table:style-name="ce1"/>
          <table:table-cell office:value-type="string" office:string-value="89706" table:style-name="ce1">
            <text:p>89706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457" table:formula="of:=ABS([.F873]-[.G873])" table:style-name="ce11">
            <text:p>457</text:p>
          </table:table-cell>
          <table:table-cell table:number-columns-repeated="3" table:style-name="ce1"/>
          <table:table-cell office:value-type="float" office:value="90163" table:formula="of:=COUNTIF([.$F$2:.$F$1001];[.$G873])*[.$G873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984 <text:s text:c="2"/>87664</text:p>
          </table:table-cell>
          <table:table-cell table:style-name="ce1"/>
          <table:table-cell office:value-type="string" office:string-value="42984" table:formula="of:=INDEX(COM.MICROSOFT.TEXTSPLIT([Solution.$A874];&quot; &quot;);1)" table:number-matrix-columns-spanned="1" table:number-matrix-rows-spanned="1" table:style-name="ce11">
            <text:p>42984</text:p>
          </table:table-cell>
          <table:table-cell office:value-type="string" office:string-value="87664" table:formula="of:=INDEX(COM.MICROSOFT.TEXTSPLIT([Solution.$A874];&quot; &quot;; &quot;+&quot;; TRUE);2)" table:number-matrix-columns-spanned="1" table:number-matrix-rows-spanned="1" table:style-name="ce11">
            <text:p>87664</text:p>
          </table:table-cell>
          <table:table-cell table:style-name="ce1"/>
          <table:table-cell office:value-type="string" office:string-value="89799" table:style-name="ce1">
            <text:p>89799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364" table:formula="of:=ABS([.F874]-[.G874])" table:style-name="ce11">
            <text:p>364</text:p>
          </table:table-cell>
          <table:table-cell table:number-columns-repeated="3" table:style-name="ce1"/>
          <table:table-cell office:value-type="float" office:value="90163" table:formula="of:=COUNTIF([.$F$2:.$F$1001];[.$G874])*[.$G874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387 <text:s text:c="2"/>35585</text:p>
          </table:table-cell>
          <table:table-cell table:style-name="ce1"/>
          <table:table-cell office:value-type="string" office:string-value="33387" table:formula="of:=INDEX(COM.MICROSOFT.TEXTSPLIT([Solution.$A875];&quot; &quot;);1)" table:number-matrix-columns-spanned="1" table:number-matrix-rows-spanned="1" table:style-name="ce11">
            <text:p>33387</text:p>
          </table:table-cell>
          <table:table-cell office:value-type="string" office:string-value="35585" table:formula="of:=INDEX(COM.MICROSOFT.TEXTSPLIT([Solution.$A875];&quot; &quot;; &quot;+&quot;; TRUE);2)" table:number-matrix-columns-spanned="1" table:number-matrix-rows-spanned="1" table:style-name="ce11">
            <text:p>35585</text:p>
          </table:table-cell>
          <table:table-cell table:style-name="ce1"/>
          <table:table-cell office:value-type="string" office:string-value="89894" table:style-name="ce1">
            <text:p>89894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269" table:formula="of:=ABS([.F875]-[.G875])" table:style-name="ce11">
            <text:p>269</text:p>
          </table:table-cell>
          <table:table-cell table:number-columns-repeated="3" table:style-name="ce1"/>
          <table:table-cell office:value-type="float" office:value="90163" table:formula="of:=COUNTIF([.$F$2:.$F$1001];[.$G875])*[.$G875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561 <text:s text:c="2"/>82166</text:p>
          </table:table-cell>
          <table:table-cell table:style-name="ce1"/>
          <table:table-cell office:value-type="string" office:string-value="96561" table:formula="of:=INDEX(COM.MICROSOFT.TEXTSPLIT([Solution.$A876];&quot; &quot;);1)" table:number-matrix-columns-spanned="1" table:number-matrix-rows-spanned="1" table:style-name="ce11">
            <text:p>96561</text:p>
          </table:table-cell>
          <table:table-cell office:value-type="string" office:string-value="82166" table:formula="of:=INDEX(COM.MICROSOFT.TEXTSPLIT([Solution.$A876];&quot; &quot;; &quot;+&quot;; TRUE);2)" table:number-matrix-columns-spanned="1" table:number-matrix-rows-spanned="1" table:style-name="ce11">
            <text:p>82166</text:p>
          </table:table-cell>
          <table:table-cell table:style-name="ce1"/>
          <table:table-cell office:value-type="string" office:string-value="90022" table:style-name="ce1">
            <text:p>90022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41" table:formula="of:=ABS([.F876]-[.G876])" table:style-name="ce11">
            <text:p>141</text:p>
          </table:table-cell>
          <table:table-cell table:number-columns-repeated="3" table:style-name="ce1"/>
          <table:table-cell office:value-type="float" office:value="90163" table:formula="of:=COUNTIF([.$F$2:.$F$1001];[.$G876])*[.$G876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1974 <text:s text:c="2"/>91132</text:p>
          </table:table-cell>
          <table:table-cell table:style-name="ce1"/>
          <table:table-cell office:value-type="string" office:string-value="91974" table:formula="of:=INDEX(COM.MICROSOFT.TEXTSPLIT([Solution.$A877];&quot; &quot;);1)" table:number-matrix-columns-spanned="1" table:number-matrix-rows-spanned="1" table:style-name="ce11">
            <text:p>91974</text:p>
          </table:table-cell>
          <table:table-cell office:value-type="string" office:string-value="91132" table:formula="of:=INDEX(COM.MICROSOFT.TEXTSPLIT([Solution.$A877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90163" table:style-name="ce1">
            <text:p>90163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0" table:formula="of:=ABS([.F877]-[.G877])" table:style-name="ce11">
            <text:p>0</text:p>
          </table:table-cell>
          <table:table-cell table:number-columns-repeated="3" table:style-name="ce1"/>
          <table:table-cell office:value-type="float" office:value="90163" table:formula="of:=COUNTIF([.$F$2:.$F$1001];[.$G877])*[.$G877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9642 <text:s text:c="2"/>21398</text:p>
          </table:table-cell>
          <table:table-cell table:style-name="ce1"/>
          <table:table-cell office:value-type="string" office:string-value="29642" table:formula="of:=INDEX(COM.MICROSOFT.TEXTSPLIT([Solution.$A878];&quot; &quot;);1)" table:number-matrix-columns-spanned="1" table:number-matrix-rows-spanned="1" table:style-name="ce11">
            <text:p>29642</text:p>
          </table:table-cell>
          <table:table-cell office:value-type="string" office:string-value="21398" table:formula="of:=INDEX(COM.MICROSOFT.TEXTSPLIT([Solution.$A878];&quot; &quot;; &quot;+&quot;; TRUE);2)" table:number-matrix-columns-spanned="1" table:number-matrix-rows-spanned="1" table:style-name="ce11">
            <text:p>21398</text:p>
          </table:table-cell>
          <table:table-cell table:style-name="ce1"/>
          <table:table-cell office:value-type="string" office:string-value="90335" table:style-name="ce1">
            <text:p>90335</text:p>
          </table:table-cell>
          <table:table-cell office:value-type="string" office:string-value="90163" table:style-name="ce1">
            <text:p>90163</text:p>
          </table:table-cell>
          <table:table-cell table:style-name="ce1"/>
          <table:table-cell office:value-type="float" office:value="172" table:formula="of:=ABS([.F878]-[.G878])" table:style-name="ce11">
            <text:p>172</text:p>
          </table:table-cell>
          <table:table-cell table:number-columns-repeated="3" table:style-name="ce1"/>
          <table:table-cell office:value-type="float" office:value="90163" table:formula="of:=COUNTIF([.$F$2:.$F$1001];[.$G878])*[.$G878]" table:style-name="ce11">
            <text:p>90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503 <text:s text:c="2"/>65193</text:p>
          </table:table-cell>
          <table:table-cell table:style-name="ce1"/>
          <table:table-cell office:value-type="string" office:string-value="66503" table:formula="of:=INDEX(COM.MICROSOFT.TEXTSPLIT([Solution.$A879];&quot; &quot;);1)" table:number-matrix-columns-spanned="1" table:number-matrix-rows-spanned="1" table:style-name="ce11">
            <text:p>66503</text:p>
          </table:table-cell>
          <table:table-cell office:value-type="string" office:string-value="65193" table:formula="of:=INDEX(COM.MICROSOFT.TEXTSPLIT([Solution.$A879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90434" table:style-name="ce1">
            <text:p>90434</text:p>
          </table:table-cell>
          <table:table-cell office:value-type="string" office:string-value="90166" table:style-name="ce1">
            <text:p>90166</text:p>
          </table:table-cell>
          <table:table-cell table:style-name="ce1"/>
          <table:table-cell office:value-type="float" office:value="268" table:formula="of:=ABS([.F879]-[.G879])" table:style-name="ce11">
            <text:p>268</text:p>
          </table:table-cell>
          <table:table-cell table:number-columns-repeated="3" table:style-name="ce1"/>
          <table:table-cell office:value-type="float" office:value="0" table:formula="of:=COUNTIF([.$F$2:.$F$1001];[.$G879])*[.$G87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839 <text:s text:c="2"/>44772</text:p>
          </table:table-cell>
          <table:table-cell table:style-name="ce1"/>
          <table:table-cell office:value-type="string" office:string-value="52839" table:formula="of:=INDEX(COM.MICROSOFT.TEXTSPLIT([Solution.$A880];&quot; &quot;);1)" table:number-matrix-columns-spanned="1" table:number-matrix-rows-spanned="1" table:style-name="ce11">
            <text:p>52839</text:p>
          </table:table-cell>
          <table:table-cell office:value-type="string" office:string-value="44772" table:formula="of:=INDEX(COM.MICROSOFT.TEXTSPLIT([Solution.$A880];&quot; &quot;; &quot;+&quot;; TRUE);2)" table:number-matrix-columns-spanned="1" table:number-matrix-rows-spanned="1" table:style-name="ce11">
            <text:p>44772</text:p>
          </table:table-cell>
          <table:table-cell table:style-name="ce1"/>
          <table:table-cell office:value-type="string" office:string-value="90593" table:style-name="ce1">
            <text:p>90593</text:p>
          </table:table-cell>
          <table:table-cell office:value-type="string" office:string-value="90199" table:style-name="ce1">
            <text:p>90199</text:p>
          </table:table-cell>
          <table:table-cell table:style-name="ce1"/>
          <table:table-cell office:value-type="float" office:value="394" table:formula="of:=ABS([.F880]-[.G880])" table:style-name="ce11">
            <text:p>394</text:p>
          </table:table-cell>
          <table:table-cell table:number-columns-repeated="3" table:style-name="ce1"/>
          <table:table-cell office:value-type="float" office:value="0" table:formula="of:=COUNTIF([.$F$2:.$F$1001];[.$G880])*[.$G88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836 <text:s text:c="2"/>95784</text:p>
          </table:table-cell>
          <table:table-cell table:style-name="ce1"/>
          <table:table-cell office:value-type="string" office:string-value="45836" table:formula="of:=INDEX(COM.MICROSOFT.TEXTSPLIT([Solution.$A881];&quot; &quot;);1)" table:number-matrix-columns-spanned="1" table:number-matrix-rows-spanned="1" table:style-name="ce11">
            <text:p>45836</text:p>
          </table:table-cell>
          <table:table-cell office:value-type="string" office:string-value="95784" table:formula="of:=INDEX(COM.MICROSOFT.TEXTSPLIT([Solution.$A881];&quot; &quot;; &quot;+&quot;; TRUE);2)" table:number-matrix-columns-spanned="1" table:number-matrix-rows-spanned="1" table:style-name="ce11">
            <text:p>95784</text:p>
          </table:table-cell>
          <table:table-cell table:style-name="ce1"/>
          <table:table-cell office:value-type="string" office:string-value="90631" table:style-name="ce1">
            <text:p>90631</text:p>
          </table:table-cell>
          <table:table-cell office:value-type="string" office:string-value="90208" table:style-name="ce1">
            <text:p>90208</text:p>
          </table:table-cell>
          <table:table-cell table:style-name="ce1"/>
          <table:table-cell office:value-type="float" office:value="423" table:formula="of:=ABS([.F881]-[.G881])" table:style-name="ce11">
            <text:p>423</text:p>
          </table:table-cell>
          <table:table-cell table:number-columns-repeated="3" table:style-name="ce1"/>
          <table:table-cell office:value-type="float" office:value="0" table:formula="of:=COUNTIF([.$F$2:.$F$1001];[.$G881])*[.$G88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913 <text:s text:c="2"/>52263</text:p>
          </table:table-cell>
          <table:table-cell table:style-name="ce1"/>
          <table:table-cell office:value-type="string" office:string-value="12913" table:formula="of:=INDEX(COM.MICROSOFT.TEXTSPLIT([Solution.$A882];&quot; &quot;);1)" table:number-matrix-columns-spanned="1" table:number-matrix-rows-spanned="1" table:style-name="ce11">
            <text:p>12913</text:p>
          </table:table-cell>
          <table:table-cell office:value-type="string" office:string-value="52263" table:formula="of:=INDEX(COM.MICROSOFT.TEXTSPLIT([Solution.$A882];&quot; &quot;; &quot;+&quot;; TRUE);2)" table:number-matrix-columns-spanned="1" table:number-matrix-rows-spanned="1" table:style-name="ce11">
            <text:p>52263</text:p>
          </table:table-cell>
          <table:table-cell table:style-name="ce1"/>
          <table:table-cell office:value-type="string" office:string-value="90711" table:style-name="ce1">
            <text:p>90711</text:p>
          </table:table-cell>
          <table:table-cell office:value-type="string" office:string-value="90478" table:style-name="ce1">
            <text:p>90478</text:p>
          </table:table-cell>
          <table:table-cell table:style-name="ce1"/>
          <table:table-cell office:value-type="float" office:value="233" table:formula="of:=ABS([.F882]-[.G882])" table:style-name="ce11">
            <text:p>233</text:p>
          </table:table-cell>
          <table:table-cell table:number-columns-repeated="3" table:style-name="ce1"/>
          <table:table-cell office:value-type="float" office:value="0" table:formula="of:=COUNTIF([.$F$2:.$F$1001];[.$G882])*[.$G88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6079 <text:s text:c="2"/>88145</text:p>
          </table:table-cell>
          <table:table-cell table:style-name="ce1"/>
          <table:table-cell office:value-type="string" office:string-value="26079" table:formula="of:=INDEX(COM.MICROSOFT.TEXTSPLIT([Solution.$A883];&quot; &quot;);1)" table:number-matrix-columns-spanned="1" table:number-matrix-rows-spanned="1" table:style-name="ce11">
            <text:p>26079</text:p>
          </table:table-cell>
          <table:table-cell office:value-type="string" office:string-value="88145" table:formula="of:=INDEX(COM.MICROSOFT.TEXTSPLIT([Solution.$A883];&quot; &quot;; &quot;+&quot;; TRUE);2)" table:number-matrix-columns-spanned="1" table:number-matrix-rows-spanned="1" table:style-name="ce11">
            <text:p>88145</text:p>
          </table:table-cell>
          <table:table-cell table:style-name="ce1"/>
          <table:table-cell office:value-type="string" office:string-value="90779" table:style-name="ce1">
            <text:p>90779</text:p>
          </table:table-cell>
          <table:table-cell office:value-type="string" office:string-value="90932" table:style-name="ce1">
            <text:p>90932</text:p>
          </table:table-cell>
          <table:table-cell table:style-name="ce1"/>
          <table:table-cell office:value-type="float" office:value="153" table:formula="of:=ABS([.F883]-[.G883])" table:style-name="ce11">
            <text:p>153</text:p>
          </table:table-cell>
          <table:table-cell table:number-columns-repeated="3" table:style-name="ce1"/>
          <table:table-cell office:value-type="float" office:value="0" table:formula="of:=COUNTIF([.$F$2:.$F$1001];[.$G883])*[.$G88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544 <text:s text:c="2"/>88929</text:p>
          </table:table-cell>
          <table:table-cell table:style-name="ce1"/>
          <table:table-cell office:value-type="string" office:string-value="77544" table:formula="of:=INDEX(COM.MICROSOFT.TEXTSPLIT([Solution.$A884];&quot; &quot;);1)" table:number-matrix-columns-spanned="1" table:number-matrix-rows-spanned="1" table:style-name="ce11">
            <text:p>77544</text:p>
          </table:table-cell>
          <table:table-cell office:value-type="string" office:string-value="88929" table:formula="of:=INDEX(COM.MICROSOFT.TEXTSPLIT([Solution.$A884];&quot; &quot;; &quot;+&quot;; TRUE);2)" table:number-matrix-columns-spanned="1" table:number-matrix-rows-spanned="1" table:style-name="ce11">
            <text:p>88929</text:p>
          </table:table-cell>
          <table:table-cell table:style-name="ce1"/>
          <table:table-cell office:value-type="string" office:string-value="90819" table:style-name="ce1">
            <text:p>90819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148" table:formula="of:=ABS([.F884]-[.G884])" table:style-name="ce11">
            <text:p>148</text:p>
          </table:table-cell>
          <table:table-cell table:number-columns-repeated="3" table:style-name="ce1"/>
          <table:table-cell office:value-type="float" office:value="90967" table:formula="of:=COUNTIF([.$F$2:.$F$1001];[.$G884])*[.$G884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347 <text:s text:c="2"/>60331</text:p>
          </table:table-cell>
          <table:table-cell table:style-name="ce1"/>
          <table:table-cell office:value-type="string" office:string-value="68347" table:formula="of:=INDEX(COM.MICROSOFT.TEXTSPLIT([Solution.$A885];&quot; &quot;);1)" table:number-matrix-columns-spanned="1" table:number-matrix-rows-spanned="1" table:style-name="ce11">
            <text:p>68347</text:p>
          </table:table-cell>
          <table:table-cell office:value-type="string" office:string-value="60331" table:formula="of:=INDEX(COM.MICROSOFT.TEXTSPLIT([Solution.$A885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90893" table:style-name="ce1">
            <text:p>90893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74" table:formula="of:=ABS([.F885]-[.G885])" table:style-name="ce11">
            <text:p>74</text:p>
          </table:table-cell>
          <table:table-cell table:number-columns-repeated="3" table:style-name="ce1"/>
          <table:table-cell office:value-type="float" office:value="90967" table:formula="of:=COUNTIF([.$F$2:.$F$1001];[.$G885])*[.$G885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632 <text:s text:c="2"/>36867</text:p>
          </table:table-cell>
          <table:table-cell table:style-name="ce1"/>
          <table:table-cell office:value-type="string" office:string-value="87632" table:formula="of:=INDEX(COM.MICROSOFT.TEXTSPLIT([Solution.$A886];&quot; &quot;);1)" table:number-matrix-columns-spanned="1" table:number-matrix-rows-spanned="1" table:style-name="ce11">
            <text:p>87632</text:p>
          </table:table-cell>
          <table:table-cell office:value-type="string" office:string-value="36867" table:formula="of:=INDEX(COM.MICROSOFT.TEXTSPLIT([Solution.$A886];&quot; &quot;; &quot;+&quot;; TRUE);2)" table:number-matrix-columns-spanned="1" table:number-matrix-rows-spanned="1" table:style-name="ce11">
            <text:p>36867</text:p>
          </table:table-cell>
          <table:table-cell table:style-name="ce1"/>
          <table:table-cell office:value-type="string" office:string-value="90938" table:style-name="ce1">
            <text:p>90938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29" table:formula="of:=ABS([.F886]-[.G886])" table:style-name="ce11">
            <text:p>29</text:p>
          </table:table-cell>
          <table:table-cell table:number-columns-repeated="3" table:style-name="ce1"/>
          <table:table-cell office:value-type="float" office:value="90967" table:formula="of:=COUNTIF([.$F$2:.$F$1001];[.$G886])*[.$G886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438 <text:s text:c="2"/>64890</text:p>
          </table:table-cell>
          <table:table-cell table:style-name="ce1"/>
          <table:table-cell office:value-type="string" office:string-value="50438" table:formula="of:=INDEX(COM.MICROSOFT.TEXTSPLIT([Solution.$A887];&quot; &quot;);1)" table:number-matrix-columns-spanned="1" table:number-matrix-rows-spanned="1" table:style-name="ce11">
            <text:p>50438</text:p>
          </table:table-cell>
          <table:table-cell office:value-type="string" office:string-value="64890" table:formula="of:=INDEX(COM.MICROSOFT.TEXTSPLIT([Solution.$A887];&quot; &quot;; &quot;+&quot;; TRUE);2)" table:number-matrix-columns-spanned="1" table:number-matrix-rows-spanned="1" table:style-name="ce11">
            <text:p>64890</text:p>
          </table:table-cell>
          <table:table-cell table:style-name="ce1"/>
          <table:table-cell office:value-type="string" office:string-value="90967" table:style-name="ce1">
            <text:p>90967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0" table:formula="of:=ABS([.F887]-[.G887])" table:style-name="ce11">
            <text:p>0</text:p>
          </table:table-cell>
          <table:table-cell table:number-columns-repeated="3" table:style-name="ce1"/>
          <table:table-cell office:value-type="float" office:value="90967" table:formula="of:=COUNTIF([.$F$2:.$F$1001];[.$G887])*[.$G887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584 <text:s text:c="2"/>97599</text:p>
          </table:table-cell>
          <table:table-cell table:style-name="ce1"/>
          <table:table-cell office:value-type="string" office:string-value="52584" table:formula="of:=INDEX(COM.MICROSOFT.TEXTSPLIT([Solution.$A888];&quot; &quot;);1)" table:number-matrix-columns-spanned="1" table:number-matrix-rows-spanned="1" table:style-name="ce11">
            <text:p>52584</text:p>
          </table:table-cell>
          <table:table-cell office:value-type="string" office:string-value="97599" table:formula="of:=INDEX(COM.MICROSOFT.TEXTSPLIT([Solution.$A888];&quot; &quot;; &quot;+&quot;; TRUE);2)" table:number-matrix-columns-spanned="1" table:number-matrix-rows-spanned="1" table:style-name="ce11">
            <text:p>97599</text:p>
          </table:table-cell>
          <table:table-cell table:style-name="ce1"/>
          <table:table-cell office:value-type="string" office:string-value="90974" table:style-name="ce1">
            <text:p>90974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7" table:formula="of:=ABS([.F888]-[.G888])" table:style-name="ce11">
            <text:p>7</text:p>
          </table:table-cell>
          <table:table-cell table:number-columns-repeated="3" table:style-name="ce1"/>
          <table:table-cell office:value-type="float" office:value="90967" table:formula="of:=COUNTIF([.$F$2:.$F$1001];[.$G888])*[.$G888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632 <text:s text:c="2"/>37738</text:p>
          </table:table-cell>
          <table:table-cell table:style-name="ce1"/>
          <table:table-cell office:value-type="string" office:string-value="61632" table:formula="of:=INDEX(COM.MICROSOFT.TEXTSPLIT([Solution.$A889];&quot; &quot;);1)" table:number-matrix-columns-spanned="1" table:number-matrix-rows-spanned="1" table:style-name="ce11">
            <text:p>61632</text:p>
          </table:table-cell>
          <table:table-cell office:value-type="string" office:string-value="37738" table:formula="of:=INDEX(COM.MICROSOFT.TEXTSPLIT([Solution.$A889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91035" table:style-name="ce1">
            <text:p>91035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68" table:formula="of:=ABS([.F889]-[.G889])" table:style-name="ce11">
            <text:p>68</text:p>
          </table:table-cell>
          <table:table-cell table:number-columns-repeated="3" table:style-name="ce1"/>
          <table:table-cell office:value-type="float" office:value="90967" table:formula="of:=COUNTIF([.$F$2:.$F$1001];[.$G889])*[.$G889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906 <text:s text:c="2"/>47605</text:p>
          </table:table-cell>
          <table:table-cell table:style-name="ce1"/>
          <table:table-cell office:value-type="string" office:string-value="98906" table:formula="of:=INDEX(COM.MICROSOFT.TEXTSPLIT([Solution.$A890];&quot; &quot;);1)" table:number-matrix-columns-spanned="1" table:number-matrix-rows-spanned="1" table:style-name="ce11">
            <text:p>98906</text:p>
          </table:table-cell>
          <table:table-cell office:value-type="string" office:string-value="47605" table:formula="of:=INDEX(COM.MICROSOFT.TEXTSPLIT([Solution.$A890];&quot; &quot;; &quot;+&quot;; TRUE);2)" table:number-matrix-columns-spanned="1" table:number-matrix-rows-spanned="1" table:style-name="ce11">
            <text:p>47605</text:p>
          </table:table-cell>
          <table:table-cell table:style-name="ce1"/>
          <table:table-cell office:value-type="string" office:string-value="91048" table:style-name="ce1">
            <text:p>91048</text:p>
          </table:table-cell>
          <table:table-cell office:value-type="string" office:string-value="90967" table:style-name="ce1">
            <text:p>90967</text:p>
          </table:table-cell>
          <table:table-cell table:style-name="ce1"/>
          <table:table-cell office:value-type="float" office:value="81" table:formula="of:=ABS([.F890]-[.G890])" table:style-name="ce11">
            <text:p>81</text:p>
          </table:table-cell>
          <table:table-cell table:number-columns-repeated="3" table:style-name="ce1"/>
          <table:table-cell office:value-type="float" office:value="90967" table:formula="of:=COUNTIF([.$F$2:.$F$1001];[.$G890])*[.$G890]" table:style-name="ce11">
            <text:p>909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893 <text:s text:c="2"/>24668</text:p>
          </table:table-cell>
          <table:table-cell table:style-name="ce1"/>
          <table:table-cell office:value-type="string" office:string-value="90893" table:formula="of:=INDEX(COM.MICROSOFT.TEXTSPLIT([Solution.$A891];&quot; &quot;);1)" table:number-matrix-columns-spanned="1" table:number-matrix-rows-spanned="1" table:style-name="ce11">
            <text:p>90893</text:p>
          </table:table-cell>
          <table:table-cell office:value-type="string" office:string-value="24668" table:formula="of:=INDEX(COM.MICROSOFT.TEXTSPLIT([Solution.$A891];&quot; &quot;; &quot;+&quot;; TRUE);2)" table:number-matrix-columns-spanned="1" table:number-matrix-rows-spanned="1" table:style-name="ce11">
            <text:p>24668</text:p>
          </table:table-cell>
          <table:table-cell table:style-name="ce1"/>
          <table:table-cell office:value-type="string" office:string-value="91128" table:style-name="ce1">
            <text:p>91128</text:p>
          </table:table-cell>
          <table:table-cell office:value-type="string" office:string-value="90973" table:style-name="ce1">
            <text:p>90973</text:p>
          </table:table-cell>
          <table:table-cell table:style-name="ce1"/>
          <table:table-cell office:value-type="float" office:value="155" table:formula="of:=ABS([.F891]-[.G891])" table:style-name="ce11">
            <text:p>155</text:p>
          </table:table-cell>
          <table:table-cell table:number-columns-repeated="3" table:style-name="ce1"/>
          <table:table-cell office:value-type="float" office:value="0" table:formula="of:=COUNTIF([.$F$2:.$F$1001];[.$G891])*[.$G89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194 <text:s text:c="2"/>18767</text:p>
          </table:table-cell>
          <table:table-cell table:style-name="ce1"/>
          <table:table-cell office:value-type="string" office:string-value="10194" table:formula="of:=INDEX(COM.MICROSOFT.TEXTSPLIT([Solution.$A892];&quot; &quot;);1)" table:number-matrix-columns-spanned="1" table:number-matrix-rows-spanned="1" table:style-name="ce11">
            <text:p>10194</text:p>
          </table:table-cell>
          <table:table-cell office:value-type="string" office:string-value="18767" table:formula="of:=INDEX(COM.MICROSOFT.TEXTSPLIT([Solution.$A892];&quot; &quot;; &quot;+&quot;; TRUE);2)" table:number-matrix-columns-spanned="1" table:number-matrix-rows-spanned="1" table:style-name="ce11">
            <text:p>18767</text:p>
          </table:table-cell>
          <table:table-cell table:style-name="ce1"/>
          <table:table-cell office:value-type="string" office:string-value="91132" table:style-name="ce1">
            <text:p>91132</text:p>
          </table:table-cell>
          <table:table-cell office:value-type="string" office:string-value="91048" table:style-name="ce1">
            <text:p>91048</text:p>
          </table:table-cell>
          <table:table-cell table:style-name="ce1"/>
          <table:table-cell office:value-type="float" office:value="84" table:formula="of:=ABS([.F892]-[.G892])" table:style-name="ce11">
            <text:p>84</text:p>
          </table:table-cell>
          <table:table-cell table:number-columns-repeated="3" table:style-name="ce1"/>
          <table:table-cell office:value-type="float" office:value="91048" table:formula="of:=COUNTIF([.$F$2:.$F$1001];[.$G892])*[.$G892]" table:style-name="ce11">
            <text:p>910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785 <text:s text:c="2"/>21558</text:p>
          </table:table-cell>
          <table:table-cell table:style-name="ce1"/>
          <table:table-cell office:value-type="string" office:string-value="46785" table:formula="of:=INDEX(COM.MICROSOFT.TEXTSPLIT([Solution.$A893];&quot; &quot;);1)" table:number-matrix-columns-spanned="1" table:number-matrix-rows-spanned="1" table:style-name="ce11">
            <text:p>46785</text:p>
          </table:table-cell>
          <table:table-cell office:value-type="string" office:string-value="21558" table:formula="of:=INDEX(COM.MICROSOFT.TEXTSPLIT([Solution.$A893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91274" table:style-name="ce1">
            <text:p>91274</text:p>
          </table:table-cell>
          <table:table-cell office:value-type="string" office:string-value="91048" table:style-name="ce1">
            <text:p>91048</text:p>
          </table:table-cell>
          <table:table-cell table:style-name="ce1"/>
          <table:table-cell office:value-type="float" office:value="226" table:formula="of:=ABS([.F893]-[.G893])" table:style-name="ce11">
            <text:p>226</text:p>
          </table:table-cell>
          <table:table-cell table:number-columns-repeated="3" table:style-name="ce1"/>
          <table:table-cell office:value-type="float" office:value="91048" table:formula="of:=COUNTIF([.$F$2:.$F$1001];[.$G893])*[.$G893]" table:style-name="ce11">
            <text:p>910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828 <text:s text:c="2"/>96758</text:p>
          </table:table-cell>
          <table:table-cell table:style-name="ce1"/>
          <table:table-cell office:value-type="string" office:string-value="51828" table:formula="of:=INDEX(COM.MICROSOFT.TEXTSPLIT([Solution.$A894];&quot; &quot;);1)" table:number-matrix-columns-spanned="1" table:number-matrix-rows-spanned="1" table:style-name="ce11">
            <text:p>51828</text:p>
          </table:table-cell>
          <table:table-cell office:value-type="string" office:string-value="96758" table:formula="of:=INDEX(COM.MICROSOFT.TEXTSPLIT([Solution.$A894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91548" table:style-name="ce1">
            <text:p>91548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416" table:formula="of:=ABS([.F894]-[.G894])" table:style-name="ce11">
            <text:p>416</text:p>
          </table:table-cell>
          <table:table-cell table:number-columns-repeated="3" table:style-name="ce1"/>
          <table:table-cell office:value-type="float" office:value="91132" table:formula="of:=COUNTIF([.$F$2:.$F$1001];[.$G894])*[.$G894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148 <text:s text:c="2"/>94866</text:p>
          </table:table-cell>
          <table:table-cell table:style-name="ce1"/>
          <table:table-cell office:value-type="string" office:string-value="82148" table:formula="of:=INDEX(COM.MICROSOFT.TEXTSPLIT([Solution.$A895];&quot; &quot;);1)" table:number-matrix-columns-spanned="1" table:number-matrix-rows-spanned="1" table:style-name="ce11">
            <text:p>82148</text:p>
          </table:table-cell>
          <table:table-cell office:value-type="string" office:string-value="94866" table:formula="of:=INDEX(COM.MICROSOFT.TEXTSPLIT([Solution.$A895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91564" table:style-name="ce1">
            <text:p>91564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432" table:formula="of:=ABS([.F895]-[.G895])" table:style-name="ce11">
            <text:p>432</text:p>
          </table:table-cell>
          <table:table-cell table:number-columns-repeated="3" table:style-name="ce1"/>
          <table:table-cell office:value-type="float" office:value="91132" table:formula="of:=COUNTIF([.$F$2:.$F$1001];[.$G895])*[.$G895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897 <text:s text:c="2"/>37738</text:p>
          </table:table-cell>
          <table:table-cell table:style-name="ce1"/>
          <table:table-cell office:value-type="string" office:string-value="77897" table:formula="of:=INDEX(COM.MICROSOFT.TEXTSPLIT([Solution.$A896];&quot; &quot;);1)" table:number-matrix-columns-spanned="1" table:number-matrix-rows-spanned="1" table:style-name="ce11">
            <text:p>77897</text:p>
          </table:table-cell>
          <table:table-cell office:value-type="string" office:string-value="37738" table:formula="of:=INDEX(COM.MICROSOFT.TEXTSPLIT([Solution.$A896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91590" table:style-name="ce1">
            <text:p>91590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458" table:formula="of:=ABS([.F896]-[.G896])" table:style-name="ce11">
            <text:p>458</text:p>
          </table:table-cell>
          <table:table-cell table:number-columns-repeated="3" table:style-name="ce1"/>
          <table:table-cell office:value-type="float" office:value="91132" table:formula="of:=COUNTIF([.$F$2:.$F$1001];[.$G896])*[.$G896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368 <text:s text:c="2"/>98833</text:p>
          </table:table-cell>
          <table:table-cell table:style-name="ce1"/>
          <table:table-cell office:value-type="string" office:string-value="53368" table:formula="of:=INDEX(COM.MICROSOFT.TEXTSPLIT([Solution.$A897];&quot; &quot;);1)" table:number-matrix-columns-spanned="1" table:number-matrix-rows-spanned="1" table:style-name="ce11">
            <text:p>53368</text:p>
          </table:table-cell>
          <table:table-cell office:value-type="string" office:string-value="98833" table:formula="of:=INDEX(COM.MICROSOFT.TEXTSPLIT([Solution.$A897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91673" table:style-name="ce1">
            <text:p>91673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541" table:formula="of:=ABS([.F897]-[.G897])" table:style-name="ce11">
            <text:p>541</text:p>
          </table:table-cell>
          <table:table-cell table:number-columns-repeated="3" table:style-name="ce1"/>
          <table:table-cell office:value-type="float" office:value="91132" table:formula="of:=COUNTIF([.$F$2:.$F$1001];[.$G897])*[.$G897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940 <text:s text:c="2"/>59455</text:p>
          </table:table-cell>
          <table:table-cell table:style-name="ce1"/>
          <table:table-cell office:value-type="string" office:string-value="18940" table:formula="of:=INDEX(COM.MICROSOFT.TEXTSPLIT([Solution.$A898];&quot; &quot;);1)" table:number-matrix-columns-spanned="1" table:number-matrix-rows-spanned="1" table:style-name="ce11">
            <text:p>18940</text:p>
          </table:table-cell>
          <table:table-cell office:value-type="string" office:string-value="59455" table:formula="of:=INDEX(COM.MICROSOFT.TEXTSPLIT([Solution.$A898];&quot; &quot;; &quot;+&quot;; TRUE);2)" table:number-matrix-columns-spanned="1" table:number-matrix-rows-spanned="1" table:style-name="ce11">
            <text:p>59455</text:p>
          </table:table-cell>
          <table:table-cell table:style-name="ce1"/>
          <table:table-cell office:value-type="string" office:string-value="91760" table:style-name="ce1">
            <text:p>91760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628" table:formula="of:=ABS([.F898]-[.G898])" table:style-name="ce11">
            <text:p>628</text:p>
          </table:table-cell>
          <table:table-cell table:number-columns-repeated="3" table:style-name="ce1"/>
          <table:table-cell office:value-type="float" office:value="91132" table:formula="of:=COUNTIF([.$F$2:.$F$1001];[.$G898])*[.$G898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696 <text:s text:c="2"/>54522</text:p>
          </table:table-cell>
          <table:table-cell table:style-name="ce1"/>
          <table:table-cell office:value-type="string" office:string-value="32696" table:formula="of:=INDEX(COM.MICROSOFT.TEXTSPLIT([Solution.$A899];&quot; &quot;);1)" table:number-matrix-columns-spanned="1" table:number-matrix-rows-spanned="1" table:style-name="ce11">
            <text:p>32696</text:p>
          </table:table-cell>
          <table:table-cell office:value-type="string" office:string-value="54522" table:formula="of:=INDEX(COM.MICROSOFT.TEXTSPLIT([Solution.$A899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91972" table:style-name="ce1">
            <text:p>91972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840" table:formula="of:=ABS([.F899]-[.G899])" table:style-name="ce11">
            <text:p>840</text:p>
          </table:table-cell>
          <table:table-cell table:number-columns-repeated="3" table:style-name="ce1"/>
          <table:table-cell office:value-type="float" office:value="91132" table:formula="of:=COUNTIF([.$F$2:.$F$1001];[.$G899])*[.$G899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787 <text:s text:c="2"/>55930</text:p>
          </table:table-cell>
          <table:table-cell table:style-name="ce1"/>
          <table:table-cell office:value-type="string" office:string-value="71787" table:formula="of:=INDEX(COM.MICROSOFT.TEXTSPLIT([Solution.$A900];&quot; &quot;);1)" table:number-matrix-columns-spanned="1" table:number-matrix-rows-spanned="1" table:style-name="ce11">
            <text:p>71787</text:p>
          </table:table-cell>
          <table:table-cell office:value-type="string" office:string-value="55930" table:formula="of:=INDEX(COM.MICROSOFT.TEXTSPLIT([Solution.$A900];&quot; &quot;; &quot;+&quot;; TRUE);2)" table:number-matrix-columns-spanned="1" table:number-matrix-rows-spanned="1" table:style-name="ce11">
            <text:p>55930</text:p>
          </table:table-cell>
          <table:table-cell table:style-name="ce1"/>
          <table:table-cell office:value-type="string" office:string-value="91974" table:style-name="ce1">
            <text:p>91974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842" table:formula="of:=ABS([.F900]-[.G900])" table:style-name="ce11">
            <text:p>842</text:p>
          </table:table-cell>
          <table:table-cell table:number-columns-repeated="3" table:style-name="ce1"/>
          <table:table-cell office:value-type="float" office:value="91132" table:formula="of:=COUNTIF([.$F$2:.$F$1001];[.$G900])*[.$G900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247 <text:s text:c="2"/>26113</text:p>
          </table:table-cell>
          <table:table-cell table:style-name="ce1"/>
          <table:table-cell office:value-type="string" office:string-value="86247" table:formula="of:=INDEX(COM.MICROSOFT.TEXTSPLIT([Solution.$A901];&quot; &quot;);1)" table:number-matrix-columns-spanned="1" table:number-matrix-rows-spanned="1" table:style-name="ce11">
            <text:p>86247</text:p>
          </table:table-cell>
          <table:table-cell office:value-type="string" office:string-value="26113" table:formula="of:=INDEX(COM.MICROSOFT.TEXTSPLIT([Solution.$A901];&quot; &quot;; &quot;+&quot;; TRUE);2)" table:number-matrix-columns-spanned="1" table:number-matrix-rows-spanned="1" table:style-name="ce11">
            <text:p>26113</text:p>
          </table:table-cell>
          <table:table-cell table:style-name="ce1"/>
          <table:table-cell office:value-type="string" office:string-value="92004" table:style-name="ce1">
            <text:p>92004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872" table:formula="of:=ABS([.F901]-[.G901])" table:style-name="ce11">
            <text:p>872</text:p>
          </table:table-cell>
          <table:table-cell table:number-columns-repeated="3" table:style-name="ce1"/>
          <table:table-cell office:value-type="float" office:value="91132" table:formula="of:=COUNTIF([.$F$2:.$F$1001];[.$G901])*[.$G901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494 <text:s text:c="2"/>34297</text:p>
          </table:table-cell>
          <table:table-cell table:style-name="ce1"/>
          <table:table-cell office:value-type="string" office:string-value="56494" table:formula="of:=INDEX(COM.MICROSOFT.TEXTSPLIT([Solution.$A902];&quot; &quot;);1)" table:number-matrix-columns-spanned="1" table:number-matrix-rows-spanned="1" table:style-name="ce11">
            <text:p>56494</text:p>
          </table:table-cell>
          <table:table-cell office:value-type="string" office:string-value="34297" table:formula="of:=INDEX(COM.MICROSOFT.TEXTSPLIT([Solution.$A902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92005" table:style-name="ce1">
            <text:p>92005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873" table:formula="of:=ABS([.F902]-[.G902])" table:style-name="ce11">
            <text:p>873</text:p>
          </table:table-cell>
          <table:table-cell table:number-columns-repeated="3" table:style-name="ce1"/>
          <table:table-cell office:value-type="float" office:value="91132" table:formula="of:=COUNTIF([.$F$2:.$F$1001];[.$G902])*[.$G902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696 <text:s text:c="2"/>58221</text:p>
          </table:table-cell>
          <table:table-cell table:style-name="ce1"/>
          <table:table-cell office:value-type="string" office:string-value="50696" table:formula="of:=INDEX(COM.MICROSOFT.TEXTSPLIT([Solution.$A903];&quot; &quot;);1)" table:number-matrix-columns-spanned="1" table:number-matrix-rows-spanned="1" table:style-name="ce11">
            <text:p>50696</text:p>
          </table:table-cell>
          <table:table-cell office:value-type="string" office:string-value="58221" table:formula="of:=INDEX(COM.MICROSOFT.TEXTSPLIT([Solution.$A903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92065" table:style-name="ce1">
            <text:p>92065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933" table:formula="of:=ABS([.F903]-[.G903])" table:style-name="ce11">
            <text:p>933</text:p>
          </table:table-cell>
          <table:table-cell table:number-columns-repeated="3" table:style-name="ce1"/>
          <table:table-cell office:value-type="float" office:value="91132" table:formula="of:=COUNTIF([.$F$2:.$F$1001];[.$G903])*[.$G903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551 <text:s text:c="2"/>65193</text:p>
          </table:table-cell>
          <table:table-cell table:style-name="ce1"/>
          <table:table-cell office:value-type="string" office:string-value="43551" table:formula="of:=INDEX(COM.MICROSOFT.TEXTSPLIT([Solution.$A904];&quot; &quot;);1)" table:number-matrix-columns-spanned="1" table:number-matrix-rows-spanned="1" table:style-name="ce11">
            <text:p>43551</text:p>
          </table:table-cell>
          <table:table-cell office:value-type="string" office:string-value="65193" table:formula="of:=INDEX(COM.MICROSOFT.TEXTSPLIT([Solution.$A904];&quot; &quot;; &quot;+&quot;; TRUE);2)" table:number-matrix-columns-spanned="1" table:number-matrix-rows-spanned="1" table:style-name="ce11">
            <text:p>65193</text:p>
          </table:table-cell>
          <table:table-cell table:style-name="ce1"/>
          <table:table-cell office:value-type="string" office:string-value="92088" table:style-name="ce1">
            <text:p>92088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956" table:formula="of:=ABS([.F904]-[.G904])" table:style-name="ce11">
            <text:p>956</text:p>
          </table:table-cell>
          <table:table-cell table:number-columns-repeated="3" table:style-name="ce1"/>
          <table:table-cell office:value-type="float" office:value="91132" table:formula="of:=COUNTIF([.$F$2:.$F$1001];[.$G904])*[.$G904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395 <text:s text:c="2"/>26663</text:p>
          </table:table-cell>
          <table:table-cell table:style-name="ce1"/>
          <table:table-cell office:value-type="string" office:string-value="95395" table:formula="of:=INDEX(COM.MICROSOFT.TEXTSPLIT([Solution.$A905];&quot; &quot;);1)" table:number-matrix-columns-spanned="1" table:number-matrix-rows-spanned="1" table:style-name="ce11">
            <text:p>95395</text:p>
          </table:table-cell>
          <table:table-cell office:value-type="string" office:string-value="26663" table:formula="of:=INDEX(COM.MICROSOFT.TEXTSPLIT([Solution.$A905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2115" table:style-name="ce1">
            <text:p>92115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983" table:formula="of:=ABS([.F905]-[.G905])" table:style-name="ce11">
            <text:p>983</text:p>
          </table:table-cell>
          <table:table-cell table:number-columns-repeated="3" table:style-name="ce1"/>
          <table:table-cell office:value-type="float" office:value="91132" table:formula="of:=COUNTIF([.$F$2:.$F$1001];[.$G905])*[.$G905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045 <text:s text:c="2"/>98833</text:p>
          </table:table-cell>
          <table:table-cell table:style-name="ce1"/>
          <table:table-cell office:value-type="string" office:string-value="64045" table:formula="of:=INDEX(COM.MICROSOFT.TEXTSPLIT([Solution.$A906];&quot; &quot;);1)" table:number-matrix-columns-spanned="1" table:number-matrix-rows-spanned="1" table:style-name="ce11">
            <text:p>64045</text:p>
          </table:table-cell>
          <table:table-cell office:value-type="string" office:string-value="98833" table:formula="of:=INDEX(COM.MICROSOFT.TEXTSPLIT([Solution.$A906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92170" table:style-name="ce1">
            <text:p>92170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038" table:formula="of:=ABS([.F906]-[.G906])" table:style-name="ce11">
            <text:p>1038</text:p>
          </table:table-cell>
          <table:table-cell table:number-columns-repeated="3" table:style-name="ce1"/>
          <table:table-cell office:value-type="float" office:value="91132" table:formula="of:=COUNTIF([.$F$2:.$F$1001];[.$G906])*[.$G906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544 <text:s text:c="2"/>54224</text:p>
          </table:table-cell>
          <table:table-cell table:style-name="ce1"/>
          <table:table-cell office:value-type="string" office:string-value="46544" table:formula="of:=INDEX(COM.MICROSOFT.TEXTSPLIT([Solution.$A907];&quot; &quot;);1)" table:number-matrix-columns-spanned="1" table:number-matrix-rows-spanned="1" table:style-name="ce11">
            <text:p>46544</text:p>
          </table:table-cell>
          <table:table-cell office:value-type="string" office:string-value="54224" table:formula="of:=INDEX(COM.MICROSOFT.TEXTSPLIT([Solution.$A907];&quot; &quot;; &quot;+&quot;; TRUE);2)" table:number-matrix-columns-spanned="1" table:number-matrix-rows-spanned="1" table:style-name="ce11">
            <text:p>54224</text:p>
          </table:table-cell>
          <table:table-cell table:style-name="ce1"/>
          <table:table-cell office:value-type="string" office:string-value="92199" table:style-name="ce1">
            <text:p>92199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067" table:formula="of:=ABS([.F907]-[.G907])" table:style-name="ce11">
            <text:p>1067</text:p>
          </table:table-cell>
          <table:table-cell table:number-columns-repeated="3" table:style-name="ce1"/>
          <table:table-cell office:value-type="float" office:value="91132" table:formula="of:=COUNTIF([.$F$2:.$F$1001];[.$G907])*[.$G907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165 <text:s text:c="2"/>59770</text:p>
          </table:table-cell>
          <table:table-cell table:style-name="ce1"/>
          <table:table-cell office:value-type="string" office:string-value="86165" table:formula="of:=INDEX(COM.MICROSOFT.TEXTSPLIT([Solution.$A908];&quot; &quot;);1)" table:number-matrix-columns-spanned="1" table:number-matrix-rows-spanned="1" table:style-name="ce11">
            <text:p>86165</text:p>
          </table:table-cell>
          <table:table-cell office:value-type="string" office:string-value="59770" table:formula="of:=INDEX(COM.MICROSOFT.TEXTSPLIT([Solution.$A908];&quot; &quot;; &quot;+&quot;; TRUE);2)" table:number-matrix-columns-spanned="1" table:number-matrix-rows-spanned="1" table:style-name="ce11">
            <text:p>59770</text:p>
          </table:table-cell>
          <table:table-cell table:style-name="ce1"/>
          <table:table-cell office:value-type="string" office:string-value="92383" table:style-name="ce1">
            <text:p>92383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251" table:formula="of:=ABS([.F908]-[.G908])" table:style-name="ce11">
            <text:p>1251</text:p>
          </table:table-cell>
          <table:table-cell table:number-columns-repeated="3" table:style-name="ce1"/>
          <table:table-cell office:value-type="float" office:value="91132" table:formula="of:=COUNTIF([.$F$2:.$F$1001];[.$G908])*[.$G908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117 <text:s text:c="2"/>64137</text:p>
          </table:table-cell>
          <table:table-cell table:style-name="ce1"/>
          <table:table-cell office:value-type="string" office:string-value="96117" table:formula="of:=INDEX(COM.MICROSOFT.TEXTSPLIT([Solution.$A909];&quot; &quot;);1)" table:number-matrix-columns-spanned="1" table:number-matrix-rows-spanned="1" table:style-name="ce11">
            <text:p>96117</text:p>
          </table:table-cell>
          <table:table-cell office:value-type="string" office:string-value="64137" table:formula="of:=INDEX(COM.MICROSOFT.TEXTSPLIT([Solution.$A909];&quot; &quot;; &quot;+&quot;; TRUE);2)" table:number-matrix-columns-spanned="1" table:number-matrix-rows-spanned="1" table:style-name="ce11">
            <text:p>64137</text:p>
          </table:table-cell>
          <table:table-cell table:style-name="ce1"/>
          <table:table-cell office:value-type="string" office:string-value="92384" table:style-name="ce1">
            <text:p>92384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252" table:formula="of:=ABS([.F909]-[.G909])" table:style-name="ce11">
            <text:p>1252</text:p>
          </table:table-cell>
          <table:table-cell table:number-columns-repeated="3" table:style-name="ce1"/>
          <table:table-cell office:value-type="float" office:value="91132" table:formula="of:=COUNTIF([.$F$2:.$F$1001];[.$G909])*[.$G909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537 <text:s text:c="2"/>91132</text:p>
          </table:table-cell>
          <table:table-cell table:style-name="ce1"/>
          <table:table-cell office:value-type="string" office:string-value="98537" table:formula="of:=INDEX(COM.MICROSOFT.TEXTSPLIT([Solution.$A910];&quot; &quot;);1)" table:number-matrix-columns-spanned="1" table:number-matrix-rows-spanned="1" table:style-name="ce11">
            <text:p>98537</text:p>
          </table:table-cell>
          <table:table-cell office:value-type="string" office:string-value="91132" table:formula="of:=INDEX(COM.MICROSOFT.TEXTSPLIT([Solution.$A910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92488" table:style-name="ce1">
            <text:p>92488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356" table:formula="of:=ABS([.F910]-[.G910])" table:style-name="ce11">
            <text:p>1356</text:p>
          </table:table-cell>
          <table:table-cell table:number-columns-repeated="3" table:style-name="ce1"/>
          <table:table-cell office:value-type="float" office:value="91132" table:formula="of:=COUNTIF([.$F$2:.$F$1001];[.$G910])*[.$G910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3444 <text:s text:c="2"/>22298</text:p>
          </table:table-cell>
          <table:table-cell table:style-name="ce1"/>
          <table:table-cell office:value-type="string" office:string-value="33444" table:formula="of:=INDEX(COM.MICROSOFT.TEXTSPLIT([Solution.$A911];&quot; &quot;);1)" table:number-matrix-columns-spanned="1" table:number-matrix-rows-spanned="1" table:style-name="ce11">
            <text:p>33444</text:p>
          </table:table-cell>
          <table:table-cell office:value-type="string" office:string-value="22298" table:formula="of:=INDEX(COM.MICROSOFT.TEXTSPLIT([Solution.$A911];&quot; &quot;; &quot;+&quot;; TRUE);2)" table:number-matrix-columns-spanned="1" table:number-matrix-rows-spanned="1" table:style-name="ce11">
            <text:p>22298</text:p>
          </table:table-cell>
          <table:table-cell table:style-name="ce1"/>
          <table:table-cell office:value-type="string" office:string-value="92492" table:style-name="ce1">
            <text:p>92492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360" table:formula="of:=ABS([.F911]-[.G911])" table:style-name="ce11">
            <text:p>1360</text:p>
          </table:table-cell>
          <table:table-cell table:number-columns-repeated="3" table:style-name="ce1"/>
          <table:table-cell office:value-type="float" office:value="91132" table:formula="of:=COUNTIF([.$F$2:.$F$1001];[.$G911])*[.$G911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936 <text:s text:c="2"/>50579</text:p>
          </table:table-cell>
          <table:table-cell table:style-name="ce1"/>
          <table:table-cell office:value-type="string" office:string-value="54936" table:formula="of:=INDEX(COM.MICROSOFT.TEXTSPLIT([Solution.$A912];&quot; &quot;);1)" table:number-matrix-columns-spanned="1" table:number-matrix-rows-spanned="1" table:style-name="ce11">
            <text:p>54936</text:p>
          </table:table-cell>
          <table:table-cell office:value-type="string" office:string-value="50579" table:formula="of:=INDEX(COM.MICROSOFT.TEXTSPLIT([Solution.$A912];&quot; &quot;; &quot;+&quot;; TRUE);2)" table:number-matrix-columns-spanned="1" table:number-matrix-rows-spanned="1" table:style-name="ce11">
            <text:p>50579</text:p>
          </table:table-cell>
          <table:table-cell table:style-name="ce1"/>
          <table:table-cell office:value-type="string" office:string-value="92496" table:style-name="ce1">
            <text:p>92496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364" table:formula="of:=ABS([.F912]-[.G912])" table:style-name="ce11">
            <text:p>1364</text:p>
          </table:table-cell>
          <table:table-cell table:number-columns-repeated="3" table:style-name="ce1"/>
          <table:table-cell office:value-type="float" office:value="91132" table:formula="of:=COUNTIF([.$F$2:.$F$1001];[.$G912])*[.$G912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368 <text:s text:c="2"/>99983</text:p>
          </table:table-cell>
          <table:table-cell table:style-name="ce1"/>
          <table:table-cell office:value-type="string" office:string-value="39368" table:formula="of:=INDEX(COM.MICROSOFT.TEXTSPLIT([Solution.$A913];&quot; &quot;);1)" table:number-matrix-columns-spanned="1" table:number-matrix-rows-spanned="1" table:style-name="ce11">
            <text:p>39368</text:p>
          </table:table-cell>
          <table:table-cell office:value-type="string" office:string-value="99983" table:formula="of:=INDEX(COM.MICROSOFT.TEXTSPLIT([Solution.$A913];&quot; &quot;; &quot;+&quot;; TRUE);2)" table:number-matrix-columns-spanned="1" table:number-matrix-rows-spanned="1" table:style-name="ce11">
            <text:p>99983</text:p>
          </table:table-cell>
          <table:table-cell table:style-name="ce1"/>
          <table:table-cell office:value-type="string" office:string-value="92502" table:style-name="ce1">
            <text:p>92502</text:p>
          </table:table-cell>
          <table:table-cell office:value-type="string" office:string-value="91132" table:style-name="ce1">
            <text:p>91132</text:p>
          </table:table-cell>
          <table:table-cell table:style-name="ce1"/>
          <table:table-cell office:value-type="float" office:value="1370" table:formula="of:=ABS([.F913]-[.G913])" table:style-name="ce11">
            <text:p>1370</text:p>
          </table:table-cell>
          <table:table-cell table:number-columns-repeated="3" table:style-name="ce1"/>
          <table:table-cell office:value-type="float" office:value="91132" table:formula="of:=COUNTIF([.$F$2:.$F$1001];[.$G913])*[.$G913]" table:style-name="ce11">
            <text:p>911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911 <text:s text:c="2"/>84250</text:p>
          </table:table-cell>
          <table:table-cell table:style-name="ce1"/>
          <table:table-cell office:value-type="string" office:string-value="82911" table:formula="of:=INDEX(COM.MICROSOFT.TEXTSPLIT([Solution.$A914];&quot; &quot;);1)" table:number-matrix-columns-spanned="1" table:number-matrix-rows-spanned="1" table:style-name="ce11">
            <text:p>82911</text:p>
          </table:table-cell>
          <table:table-cell office:value-type="string" office:string-value="84250" table:formula="of:=INDEX(COM.MICROSOFT.TEXTSPLIT([Solution.$A914];&quot; &quot;; &quot;+&quot;; TRUE);2)" table:number-matrix-columns-spanned="1" table:number-matrix-rows-spanned="1" table:style-name="ce11">
            <text:p>84250</text:p>
          </table:table-cell>
          <table:table-cell table:style-name="ce1"/>
          <table:table-cell office:value-type="string" office:string-value="92712" table:style-name="ce1">
            <text:p>92712</text:p>
          </table:table-cell>
          <table:table-cell office:value-type="string" office:string-value="91207" table:style-name="ce1">
            <text:p>91207</text:p>
          </table:table-cell>
          <table:table-cell table:style-name="ce1"/>
          <table:table-cell office:value-type="float" office:value="1505" table:formula="of:=ABS([.F914]-[.G914])" table:style-name="ce11">
            <text:p>1505</text:p>
          </table:table-cell>
          <table:table-cell table:number-columns-repeated="3" table:style-name="ce1"/>
          <table:table-cell office:value-type="float" office:value="0" table:formula="of:=COUNTIF([.$F$2:.$F$1001];[.$G914])*[.$G91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265 <text:s text:c="2"/>58221</text:p>
          </table:table-cell>
          <table:table-cell table:style-name="ce1"/>
          <table:table-cell office:value-type="string" office:string-value="58265" table:formula="of:=INDEX(COM.MICROSOFT.TEXTSPLIT([Solution.$A915];&quot; &quot;);1)" table:number-matrix-columns-spanned="1" table:number-matrix-rows-spanned="1" table:style-name="ce11">
            <text:p>58265</text:p>
          </table:table-cell>
          <table:table-cell office:value-type="string" office:string-value="58221" table:formula="of:=INDEX(COM.MICROSOFT.TEXTSPLIT([Solution.$A915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92837" table:style-name="ce1">
            <text:p>92837</text:p>
          </table:table-cell>
          <table:table-cell office:value-type="string" office:string-value="91292" table:style-name="ce1">
            <text:p>91292</text:p>
          </table:table-cell>
          <table:table-cell table:style-name="ce1"/>
          <table:table-cell office:value-type="float" office:value="1545" table:formula="of:=ABS([.F915]-[.G915])" table:style-name="ce11">
            <text:p>1545</text:p>
          </table:table-cell>
          <table:table-cell table:number-columns-repeated="3" table:style-name="ce1"/>
          <table:table-cell office:value-type="float" office:value="0" table:formula="of:=COUNTIF([.$F$2:.$F$1001];[.$G915])*[.$G91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446 <text:s text:c="2"/>81144</text:p>
          </table:table-cell>
          <table:table-cell table:style-name="ce1"/>
          <table:table-cell office:value-type="string" office:string-value="95446" table:formula="of:=INDEX(COM.MICROSOFT.TEXTSPLIT([Solution.$A916];&quot; &quot;);1)" table:number-matrix-columns-spanned="1" table:number-matrix-rows-spanned="1" table:style-name="ce11">
            <text:p>95446</text:p>
          </table:table-cell>
          <table:table-cell office:value-type="string" office:string-value="81144" table:formula="of:=INDEX(COM.MICROSOFT.TEXTSPLIT([Solution.$A916];&quot; &quot;; &quot;+&quot;; TRUE);2)" table:number-matrix-columns-spanned="1" table:number-matrix-rows-spanned="1" table:style-name="ce11">
            <text:p>81144</text:p>
          </table:table-cell>
          <table:table-cell table:style-name="ce1"/>
          <table:table-cell office:value-type="string" office:string-value="93089" table:style-name="ce1">
            <text:p>93089</text:p>
          </table:table-cell>
          <table:table-cell office:value-type="string" office:string-value="91369" table:style-name="ce1">
            <text:p>91369</text:p>
          </table:table-cell>
          <table:table-cell table:style-name="ce1"/>
          <table:table-cell office:value-type="float" office:value="1720" table:formula="of:=ABS([.F916]-[.G916])" table:style-name="ce11">
            <text:p>1720</text:p>
          </table:table-cell>
          <table:table-cell table:number-columns-repeated="3" table:style-name="ce1"/>
          <table:table-cell office:value-type="float" office:value="0" table:formula="of:=COUNTIF([.$F$2:.$F$1001];[.$G916])*[.$G91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820 <text:s text:c="2"/>20439</text:p>
          </table:table-cell>
          <table:table-cell table:style-name="ce1"/>
          <table:table-cell office:value-type="string" office:string-value="79820" table:formula="of:=INDEX(COM.MICROSOFT.TEXTSPLIT([Solution.$A917];&quot; &quot;);1)" table:number-matrix-columns-spanned="1" table:number-matrix-rows-spanned="1" table:style-name="ce11">
            <text:p>79820</text:p>
          </table:table-cell>
          <table:table-cell office:value-type="string" office:string-value="20439" table:formula="of:=INDEX(COM.MICROSOFT.TEXTSPLIT([Solution.$A917];&quot; &quot;; &quot;+&quot;; TRUE);2)" table:number-matrix-columns-spanned="1" table:number-matrix-rows-spanned="1" table:style-name="ce11">
            <text:p>20439</text:p>
          </table:table-cell>
          <table:table-cell table:style-name="ce1"/>
          <table:table-cell office:value-type="string" office:string-value="93198" table:style-name="ce1">
            <text:p>93198</text:p>
          </table:table-cell>
          <table:table-cell office:value-type="string" office:string-value="91456" table:style-name="ce1">
            <text:p>91456</text:p>
          </table:table-cell>
          <table:table-cell table:style-name="ce1"/>
          <table:table-cell office:value-type="float" office:value="1742" table:formula="of:=ABS([.F917]-[.G917])" table:style-name="ce11">
            <text:p>1742</text:p>
          </table:table-cell>
          <table:table-cell table:number-columns-repeated="3" table:style-name="ce1"/>
          <table:table-cell office:value-type="float" office:value="0" table:formula="of:=COUNTIF([.$F$2:.$F$1001];[.$G917])*[.$G91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9799 <text:s text:c="2"/>94866</text:p>
          </table:table-cell>
          <table:table-cell table:style-name="ce1"/>
          <table:table-cell office:value-type="string" office:string-value="89799" table:formula="of:=INDEX(COM.MICROSOFT.TEXTSPLIT([Solution.$A918];&quot; &quot;);1)" table:number-matrix-columns-spanned="1" table:number-matrix-rows-spanned="1" table:style-name="ce11">
            <text:p>89799</text:p>
          </table:table-cell>
          <table:table-cell office:value-type="string" office:string-value="94866" table:formula="of:=INDEX(COM.MICROSOFT.TEXTSPLIT([Solution.$A918];&quot; &quot;; &quot;+&quot;; TRUE);2)" table:number-matrix-columns-spanned="1" table:number-matrix-rows-spanned="1" table:style-name="ce11">
            <text:p>94866</text:p>
          </table:table-cell>
          <table:table-cell table:style-name="ce1"/>
          <table:table-cell office:value-type="string" office:string-value="93531" table:style-name="ce1">
            <text:p>93531</text:p>
          </table:table-cell>
          <table:table-cell office:value-type="string" office:string-value="91527" table:style-name="ce1">
            <text:p>91527</text:p>
          </table:table-cell>
          <table:table-cell table:style-name="ce1"/>
          <table:table-cell office:value-type="float" office:value="2004" table:formula="of:=ABS([.F918]-[.G918])" table:style-name="ce11">
            <text:p>2004</text:p>
          </table:table-cell>
          <table:table-cell table:number-columns-repeated="3" table:style-name="ce1"/>
          <table:table-cell office:value-type="float" office:value="0" table:formula="of:=COUNTIF([.$F$2:.$F$1001];[.$G918])*[.$G91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876 <text:s text:c="2"/>98833</text:p>
          </table:table-cell>
          <table:table-cell table:style-name="ce1"/>
          <table:table-cell office:value-type="string" office:string-value="40876" table:formula="of:=INDEX(COM.MICROSOFT.TEXTSPLIT([Solution.$A919];&quot; &quot;);1)" table:number-matrix-columns-spanned="1" table:number-matrix-rows-spanned="1" table:style-name="ce11">
            <text:p>40876</text:p>
          </table:table-cell>
          <table:table-cell office:value-type="string" office:string-value="98833" table:formula="of:=INDEX(COM.MICROSOFT.TEXTSPLIT([Solution.$A919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93577" table:style-name="ce1">
            <text:p>93577</text:p>
          </table:table-cell>
          <table:table-cell office:value-type="string" office:string-value="91623" table:style-name="ce1">
            <text:p>91623</text:p>
          </table:table-cell>
          <table:table-cell table:style-name="ce1"/>
          <table:table-cell office:value-type="float" office:value="1954" table:formula="of:=ABS([.F919]-[.G919])" table:style-name="ce11">
            <text:p>1954</text:p>
          </table:table-cell>
          <table:table-cell table:number-columns-repeated="3" table:style-name="ce1"/>
          <table:table-cell office:value-type="float" office:value="0" table:formula="of:=COUNTIF([.$F$2:.$F$1001];[.$G919])*[.$G91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293 <text:s text:c="2"/>26663</text:p>
          </table:table-cell>
          <table:table-cell table:style-name="ce1"/>
          <table:table-cell office:value-type="string" office:string-value="42293" table:formula="of:=INDEX(COM.MICROSOFT.TEXTSPLIT([Solution.$A920];&quot; &quot;);1)" table:number-matrix-columns-spanned="1" table:number-matrix-rows-spanned="1" table:style-name="ce11">
            <text:p>42293</text:p>
          </table:table-cell>
          <table:table-cell office:value-type="string" office:string-value="26663" table:formula="of:=INDEX(COM.MICROSOFT.TEXTSPLIT([Solution.$A920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3730" table:style-name="ce1">
            <text:p>93730</text:p>
          </table:table-cell>
          <table:table-cell office:value-type="string" office:string-value="92100" table:style-name="ce1">
            <text:p>92100</text:p>
          </table:table-cell>
          <table:table-cell table:style-name="ce1"/>
          <table:table-cell office:value-type="float" office:value="1630" table:formula="of:=ABS([.F920]-[.G920])" table:style-name="ce11">
            <text:p>1630</text:p>
          </table:table-cell>
          <table:table-cell table:number-columns-repeated="3" table:style-name="ce1"/>
          <table:table-cell office:value-type="float" office:value="0" table:formula="of:=COUNTIF([.$F$2:.$F$1001];[.$G920])*[.$G92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637 <text:s text:c="2"/>97473</text:p>
          </table:table-cell>
          <table:table-cell table:style-name="ce1"/>
          <table:table-cell office:value-type="string" office:string-value="36637" table:formula="of:=INDEX(COM.MICROSOFT.TEXTSPLIT([Solution.$A921];&quot; &quot;);1)" table:number-matrix-columns-spanned="1" table:number-matrix-rows-spanned="1" table:style-name="ce11">
            <text:p>36637</text:p>
          </table:table-cell>
          <table:table-cell office:value-type="string" office:string-value="97473" table:formula="of:=INDEX(COM.MICROSOFT.TEXTSPLIT([Solution.$A921];&quot; &quot;; &quot;+&quot;; TRUE);2)" table:number-matrix-columns-spanned="1" table:number-matrix-rows-spanned="1" table:style-name="ce11">
            <text:p>97473</text:p>
          </table:table-cell>
          <table:table-cell table:style-name="ce1"/>
          <table:table-cell office:value-type="string" office:string-value="93794" table:style-name="ce1">
            <text:p>93794</text:p>
          </table:table-cell>
          <table:table-cell office:value-type="string" office:string-value="92546" table:style-name="ce1">
            <text:p>92546</text:p>
          </table:table-cell>
          <table:table-cell table:style-name="ce1"/>
          <table:table-cell office:value-type="float" office:value="1248" table:formula="of:=ABS([.F921]-[.G921])" table:style-name="ce11">
            <text:p>1248</text:p>
          </table:table-cell>
          <table:table-cell table:number-columns-repeated="3" table:style-name="ce1"/>
          <table:table-cell office:value-type="float" office:value="0" table:formula="of:=COUNTIF([.$F$2:.$F$1001];[.$G921])*[.$G92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9260 <text:s text:c="2"/>13172</text:p>
          </table:table-cell>
          <table:table-cell table:style-name="ce1"/>
          <table:table-cell office:value-type="string" office:string-value="19260" table:formula="of:=INDEX(COM.MICROSOFT.TEXTSPLIT([Solution.$A922];&quot; &quot;);1)" table:number-matrix-columns-spanned="1" table:number-matrix-rows-spanned="1" table:style-name="ce11">
            <text:p>19260</text:p>
          </table:table-cell>
          <table:table-cell office:value-type="string" office:string-value="13172" table:formula="of:=INDEX(COM.MICROSOFT.TEXTSPLIT([Solution.$A922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93818" table:style-name="ce1">
            <text:p>93818</text:p>
          </table:table-cell>
          <table:table-cell office:value-type="string" office:string-value="92697" table:style-name="ce1">
            <text:p>92697</text:p>
          </table:table-cell>
          <table:table-cell table:style-name="ce1"/>
          <table:table-cell office:value-type="float" office:value="1121" table:formula="of:=ABS([.F922]-[.G922])" table:style-name="ce11">
            <text:p>1121</text:p>
          </table:table-cell>
          <table:table-cell table:number-columns-repeated="3" table:style-name="ce1"/>
          <table:table-cell office:value-type="float" office:value="0" table:formula="of:=COUNTIF([.$F$2:.$F$1001];[.$G922])*[.$G92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277 <text:s text:c="2"/>62300</text:p>
          </table:table-cell>
          <table:table-cell table:style-name="ce1"/>
          <table:table-cell office:value-type="string" office:string-value="98277" table:formula="of:=INDEX(COM.MICROSOFT.TEXTSPLIT([Solution.$A923];&quot; &quot;);1)" table:number-matrix-columns-spanned="1" table:number-matrix-rows-spanned="1" table:style-name="ce11">
            <text:p>98277</text:p>
          </table:table-cell>
          <table:table-cell office:value-type="string" office:string-value="62300" table:formula="of:=INDEX(COM.MICROSOFT.TEXTSPLIT([Solution.$A923];&quot; &quot;; &quot;+&quot;; TRUE);2)" table:number-matrix-columns-spanned="1" table:number-matrix-rows-spanned="1" table:style-name="ce11">
            <text:p>62300</text:p>
          </table:table-cell>
          <table:table-cell table:style-name="ce1"/>
          <table:table-cell office:value-type="string" office:string-value="94022" table:style-name="ce1">
            <text:p>94022</text:p>
          </table:table-cell>
          <table:table-cell office:value-type="string" office:string-value="92731" table:style-name="ce1">
            <text:p>92731</text:p>
          </table:table-cell>
          <table:table-cell table:style-name="ce1"/>
          <table:table-cell office:value-type="float" office:value="1291" table:formula="of:=ABS([.F923]-[.G923])" table:style-name="ce11">
            <text:p>1291</text:p>
          </table:table-cell>
          <table:table-cell table:number-columns-repeated="3" table:style-name="ce1"/>
          <table:table-cell office:value-type="float" office:value="0" table:formula="of:=COUNTIF([.$F$2:.$F$1001];[.$G923])*[.$G92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212 <text:s text:c="2"/>41226</text:p>
          </table:table-cell>
          <table:table-cell table:style-name="ce1"/>
          <table:table-cell office:value-type="string" office:string-value="62212" table:formula="of:=INDEX(COM.MICROSOFT.TEXTSPLIT([Solution.$A924];&quot; &quot;);1)" table:number-matrix-columns-spanned="1" table:number-matrix-rows-spanned="1" table:style-name="ce11">
            <text:p>62212</text:p>
          </table:table-cell>
          <table:table-cell office:value-type="string" office:string-value="41226" table:formula="of:=INDEX(COM.MICROSOFT.TEXTSPLIT([Solution.$A924];&quot; &quot;; &quot;+&quot;; TRUE);2)" table:number-matrix-columns-spanned="1" table:number-matrix-rows-spanned="1" table:style-name="ce11">
            <text:p>41226</text:p>
          </table:table-cell>
          <table:table-cell table:style-name="ce1"/>
          <table:table-cell office:value-type="string" office:string-value="94093" table:style-name="ce1">
            <text:p>94093</text:p>
          </table:table-cell>
          <table:table-cell office:value-type="string" office:string-value="93044" table:style-name="ce1">
            <text:p>93044</text:p>
          </table:table-cell>
          <table:table-cell table:style-name="ce1"/>
          <table:table-cell office:value-type="float" office:value="1049" table:formula="of:=ABS([.F924]-[.G924])" table:style-name="ce11">
            <text:p>1049</text:p>
          </table:table-cell>
          <table:table-cell table:number-columns-repeated="3" table:style-name="ce1"/>
          <table:table-cell office:value-type="float" office:value="0" table:formula="of:=COUNTIF([.$F$2:.$F$1001];[.$G924])*[.$G92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970 <text:s text:c="2"/>87041</text:p>
          </table:table-cell>
          <table:table-cell table:style-name="ce1"/>
          <table:table-cell office:value-type="string" office:string-value="68970" table:formula="of:=INDEX(COM.MICROSOFT.TEXTSPLIT([Solution.$A925];&quot; &quot;);1)" table:number-matrix-columns-spanned="1" table:number-matrix-rows-spanned="1" table:style-name="ce11">
            <text:p>68970</text:p>
          </table:table-cell>
          <table:table-cell office:value-type="string" office:string-value="87041" table:formula="of:=INDEX(COM.MICROSOFT.TEXTSPLIT([Solution.$A925];&quot; &quot;; &quot;+&quot;; TRUE);2)" table:number-matrix-columns-spanned="1" table:number-matrix-rows-spanned="1" table:style-name="ce11">
            <text:p>87041</text:p>
          </table:table-cell>
          <table:table-cell table:style-name="ce1"/>
          <table:table-cell office:value-type="string" office:string-value="94161" table:style-name="ce1">
            <text:p>94161</text:p>
          </table:table-cell>
          <table:table-cell office:value-type="string" office:string-value="93340" table:style-name="ce1">
            <text:p>93340</text:p>
          </table:table-cell>
          <table:table-cell table:style-name="ce1"/>
          <table:table-cell office:value-type="float" office:value="821" table:formula="of:=ABS([.F925]-[.G925])" table:style-name="ce11">
            <text:p>821</text:p>
          </table:table-cell>
          <table:table-cell table:number-columns-repeated="3" table:style-name="ce1"/>
          <table:table-cell office:value-type="float" office:value="0" table:formula="of:=COUNTIF([.$F$2:.$F$1001];[.$G925])*[.$G92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371 <text:s text:c="2"/>21558</text:p>
          </table:table-cell>
          <table:table-cell table:style-name="ce1"/>
          <table:table-cell office:value-type="string" office:string-value="43371" table:formula="of:=INDEX(COM.MICROSOFT.TEXTSPLIT([Solution.$A926];&quot; &quot;);1)" table:number-matrix-columns-spanned="1" table:number-matrix-rows-spanned="1" table:style-name="ce11">
            <text:p>43371</text:p>
          </table:table-cell>
          <table:table-cell office:value-type="string" office:string-value="21558" table:formula="of:=INDEX(COM.MICROSOFT.TEXTSPLIT([Solution.$A926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94380" table:style-name="ce1">
            <text:p>94380</text:p>
          </table:table-cell>
          <table:table-cell office:value-type="string" office:string-value="93356" table:style-name="ce1">
            <text:p>93356</text:p>
          </table:table-cell>
          <table:table-cell table:style-name="ce1"/>
          <table:table-cell office:value-type="float" office:value="1024" table:formula="of:=ABS([.F926]-[.G926])" table:style-name="ce11">
            <text:p>1024</text:p>
          </table:table-cell>
          <table:table-cell table:number-columns-repeated="3" table:style-name="ce1"/>
          <table:table-cell office:value-type="float" office:value="0" table:formula="of:=COUNTIF([.$F$2:.$F$1001];[.$G926])*[.$G92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067 <text:s text:c="2"/>26663</text:p>
          </table:table-cell>
          <table:table-cell table:style-name="ce1"/>
          <table:table-cell office:value-type="string" office:string-value="21067" table:formula="of:=INDEX(COM.MICROSOFT.TEXTSPLIT([Solution.$A927];&quot; &quot;);1)" table:number-matrix-columns-spanned="1" table:number-matrix-rows-spanned="1" table:style-name="ce11">
            <text:p>21067</text:p>
          </table:table-cell>
          <table:table-cell office:value-type="string" office:string-value="26663" table:formula="of:=INDEX(COM.MICROSOFT.TEXTSPLIT([Solution.$A927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4584" table:style-name="ce1">
            <text:p>94584</text:p>
          </table:table-cell>
          <table:table-cell office:value-type="string" office:string-value="93370" table:style-name="ce1">
            <text:p>93370</text:p>
          </table:table-cell>
          <table:table-cell table:style-name="ce1"/>
          <table:table-cell office:value-type="float" office:value="1214" table:formula="of:=ABS([.F927]-[.G927])" table:style-name="ce11">
            <text:p>1214</text:p>
          </table:table-cell>
          <table:table-cell table:number-columns-repeated="3" table:style-name="ce1"/>
          <table:table-cell office:value-type="float" office:value="0" table:formula="of:=COUNTIF([.$F$2:.$F$1001];[.$G927])*[.$G92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308 <text:s text:c="2"/>46978</text:p>
          </table:table-cell>
          <table:table-cell table:style-name="ce1"/>
          <table:table-cell office:value-type="string" office:string-value="75308" table:formula="of:=INDEX(COM.MICROSOFT.TEXTSPLIT([Solution.$A928];&quot; &quot;);1)" table:number-matrix-columns-spanned="1" table:number-matrix-rows-spanned="1" table:style-name="ce11">
            <text:p>75308</text:p>
          </table:table-cell>
          <table:table-cell office:value-type="string" office:string-value="46978" table:formula="of:=INDEX(COM.MICROSOFT.TEXTSPLIT([Solution.$A928];&quot; &quot;; &quot;+&quot;; TRUE);2)" table:number-matrix-columns-spanned="1" table:number-matrix-rows-spanned="1" table:style-name="ce11">
            <text:p>46978</text:p>
          </table:table-cell>
          <table:table-cell table:style-name="ce1"/>
          <table:table-cell office:value-type="string" office:string-value="94624" table:style-name="ce1">
            <text:p>94624</text:p>
          </table:table-cell>
          <table:table-cell office:value-type="string" office:string-value="93815" table:style-name="ce1">
            <text:p>93815</text:p>
          </table:table-cell>
          <table:table-cell table:style-name="ce1"/>
          <table:table-cell office:value-type="float" office:value="809" table:formula="of:=ABS([.F928]-[.G928])" table:style-name="ce11">
            <text:p>809</text:p>
          </table:table-cell>
          <table:table-cell table:number-columns-repeated="3" table:style-name="ce1"/>
          <table:table-cell office:value-type="float" office:value="0" table:formula="of:=COUNTIF([.$F$2:.$F$1001];[.$G928])*[.$G92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869 <text:s text:c="2"/>53063</text:p>
          </table:table-cell>
          <table:table-cell table:style-name="ce1"/>
          <table:table-cell office:value-type="string" office:string-value="44869" table:formula="of:=INDEX(COM.MICROSOFT.TEXTSPLIT([Solution.$A929];&quot; &quot;);1)" table:number-matrix-columns-spanned="1" table:number-matrix-rows-spanned="1" table:style-name="ce11">
            <text:p>44869</text:p>
          </table:table-cell>
          <table:table-cell office:value-type="string" office:string-value="53063" table:formula="of:=INDEX(COM.MICROSOFT.TEXTSPLIT([Solution.$A929];&quot; &quot;; &quot;+&quot;; TRUE);2)" table:number-matrix-columns-spanned="1" table:number-matrix-rows-spanned="1" table:style-name="ce11">
            <text:p>53063</text:p>
          </table:table-cell>
          <table:table-cell table:style-name="ce1"/>
          <table:table-cell office:value-type="string" office:string-value="94730" table:style-name="ce1">
            <text:p>94730</text:p>
          </table:table-cell>
          <table:table-cell office:value-type="string" office:string-value="93882" table:style-name="ce1">
            <text:p>93882</text:p>
          </table:table-cell>
          <table:table-cell table:style-name="ce1"/>
          <table:table-cell office:value-type="float" office:value="848" table:formula="of:=ABS([.F929]-[.G929])" table:style-name="ce11">
            <text:p>848</text:p>
          </table:table-cell>
          <table:table-cell table:number-columns-repeated="3" table:style-name="ce1"/>
          <table:table-cell office:value-type="float" office:value="0" table:formula="of:=COUNTIF([.$F$2:.$F$1001];[.$G929])*[.$G92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906 <text:s text:c="2"/>60331</text:p>
          </table:table-cell>
          <table:table-cell table:style-name="ce1"/>
          <table:table-cell office:value-type="string" office:string-value="49906" table:formula="of:=INDEX(COM.MICROSOFT.TEXTSPLIT([Solution.$A930];&quot; &quot;);1)" table:number-matrix-columns-spanned="1" table:number-matrix-rows-spanned="1" table:style-name="ce11">
            <text:p>49906</text:p>
          </table:table-cell>
          <table:table-cell office:value-type="string" office:string-value="60331" table:formula="of:=INDEX(COM.MICROSOFT.TEXTSPLIT([Solution.$A930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94767" table:style-name="ce1">
            <text:p>94767</text:p>
          </table:table-cell>
          <table:table-cell office:value-type="string" office:string-value="93956" table:style-name="ce1">
            <text:p>93956</text:p>
          </table:table-cell>
          <table:table-cell table:style-name="ce1"/>
          <table:table-cell office:value-type="float" office:value="811" table:formula="of:=ABS([.F930]-[.G930])" table:style-name="ce11">
            <text:p>811</text:p>
          </table:table-cell>
          <table:table-cell table:number-columns-repeated="3" table:style-name="ce1"/>
          <table:table-cell office:value-type="float" office:value="0" table:formula="of:=COUNTIF([.$F$2:.$F$1001];[.$G930])*[.$G93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217 <text:s text:c="2"/>63078</text:p>
          </table:table-cell>
          <table:table-cell table:style-name="ce1"/>
          <table:table-cell office:value-type="string" office:string-value="45217" table:formula="of:=INDEX(COM.MICROSOFT.TEXTSPLIT([Solution.$A931];&quot; &quot;);1)" table:number-matrix-columns-spanned="1" table:number-matrix-rows-spanned="1" table:style-name="ce11">
            <text:p>45217</text:p>
          </table:table-cell>
          <table:table-cell office:value-type="string" office:string-value="63078" table:formula="of:=INDEX(COM.MICROSOFT.TEXTSPLIT([Solution.$A931];&quot; &quot;; &quot;+&quot;; TRUE);2)" table:number-matrix-columns-spanned="1" table:number-matrix-rows-spanned="1" table:style-name="ce11">
            <text:p>63078</text:p>
          </table:table-cell>
          <table:table-cell table:style-name="ce1"/>
          <table:table-cell office:value-type="string" office:string-value="94775" table:style-name="ce1">
            <text:p>94775</text:p>
          </table:table-cell>
          <table:table-cell office:value-type="string" office:string-value="94257" table:style-name="ce1">
            <text:p>94257</text:p>
          </table:table-cell>
          <table:table-cell table:style-name="ce1"/>
          <table:table-cell office:value-type="float" office:value="518" table:formula="of:=ABS([.F931]-[.G931])" table:style-name="ce11">
            <text:p>518</text:p>
          </table:table-cell>
          <table:table-cell table:number-columns-repeated="3" table:style-name="ce1"/>
          <table:table-cell office:value-type="float" office:value="0" table:formula="of:=COUNTIF([.$F$2:.$F$1001];[.$G931])*[.$G93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201 <text:s text:c="2"/>11923</text:p>
          </table:table-cell>
          <table:table-cell table:style-name="ce1"/>
          <table:table-cell office:value-type="string" office:string-value="50201" table:formula="of:=INDEX(COM.MICROSOFT.TEXTSPLIT([Solution.$A932];&quot; &quot;);1)" table:number-matrix-columns-spanned="1" table:number-matrix-rows-spanned="1" table:style-name="ce11">
            <text:p>50201</text:p>
          </table:table-cell>
          <table:table-cell office:value-type="string" office:string-value="11923" table:formula="of:=INDEX(COM.MICROSOFT.TEXTSPLIT([Solution.$A932];&quot; &quot;; &quot;+&quot;; TRUE);2)" table:number-matrix-columns-spanned="1" table:number-matrix-rows-spanned="1" table:style-name="ce11">
            <text:p>11923</text:p>
          </table:table-cell>
          <table:table-cell table:style-name="ce1"/>
          <table:table-cell office:value-type="string" office:string-value="94850" table:style-name="ce1">
            <text:p>94850</text:p>
          </table:table-cell>
          <table:table-cell office:value-type="string" office:string-value="94850" table:style-name="ce1">
            <text:p>94850</text:p>
          </table:table-cell>
          <table:table-cell table:style-name="ce1"/>
          <table:table-cell office:value-type="float" office:value="0" table:formula="of:=ABS([.F932]-[.G932])" table:style-name="ce11">
            <text:p>0</text:p>
          </table:table-cell>
          <table:table-cell table:number-columns-repeated="3" table:style-name="ce1"/>
          <table:table-cell office:value-type="float" office:value="94850" table:formula="of:=COUNTIF([.$F$2:.$F$1001];[.$G932])*[.$G932]" table:style-name="ce11">
            <text:p>948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9156 <text:s text:c="2"/>34297</text:p>
          </table:table-cell>
          <table:table-cell table:style-name="ce1"/>
          <table:table-cell office:value-type="string" office:string-value="99156" table:formula="of:=INDEX(COM.MICROSOFT.TEXTSPLIT([Solution.$A933];&quot; &quot;);1)" table:number-matrix-columns-spanned="1" table:number-matrix-rows-spanned="1" table:style-name="ce11">
            <text:p>99156</text:p>
          </table:table-cell>
          <table:table-cell office:value-type="string" office:string-value="34297" table:formula="of:=INDEX(COM.MICROSOFT.TEXTSPLIT([Solution.$A933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94862" table:style-name="ce1">
            <text:p>94862</text:p>
          </table:table-cell>
          <table:table-cell office:value-type="string" office:string-value="94850" table:style-name="ce1">
            <text:p>94850</text:p>
          </table:table-cell>
          <table:table-cell table:style-name="ce1"/>
          <table:table-cell office:value-type="float" office:value="12" table:formula="of:=ABS([.F933]-[.G933])" table:style-name="ce11">
            <text:p>12</text:p>
          </table:table-cell>
          <table:table-cell table:number-columns-repeated="3" table:style-name="ce1"/>
          <table:table-cell office:value-type="float" office:value="94850" table:formula="of:=COUNTIF([.$F$2:.$F$1001];[.$G933])*[.$G933]" table:style-name="ce11">
            <text:p>948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043 <text:s text:c="2"/>62082</text:p>
          </table:table-cell>
          <table:table-cell table:style-name="ce1"/>
          <table:table-cell office:value-type="string" office:string-value="20043" table:formula="of:=INDEX(COM.MICROSOFT.TEXTSPLIT([Solution.$A934];&quot; &quot;);1)" table:number-matrix-columns-spanned="1" table:number-matrix-rows-spanned="1" table:style-name="ce11">
            <text:p>20043</text:p>
          </table:table-cell>
          <table:table-cell office:value-type="string" office:string-value="62082" table:formula="of:=INDEX(COM.MICROSOFT.TEXTSPLIT([Solution.$A934];&quot; &quot;; &quot;+&quot;; TRUE);2)" table:number-matrix-columns-spanned="1" table:number-matrix-rows-spanned="1" table:style-name="ce11">
            <text:p>62082</text:p>
          </table:table-cell>
          <table:table-cell table:style-name="ce1"/>
          <table:table-cell office:value-type="string" office:string-value="94866" table:style-name="ce1">
            <text:p>94866</text:p>
          </table:table-cell>
          <table:table-cell office:value-type="string" office:string-value="94850" table:style-name="ce1">
            <text:p>94850</text:p>
          </table:table-cell>
          <table:table-cell table:style-name="ce1"/>
          <table:table-cell office:value-type="float" office:value="16" table:formula="of:=ABS([.F934]-[.G934])" table:style-name="ce11">
            <text:p>16</text:p>
          </table:table-cell>
          <table:table-cell table:number-columns-repeated="3" table:style-name="ce1"/>
          <table:table-cell office:value-type="float" office:value="94850" table:formula="of:=COUNTIF([.$F$2:.$F$1001];[.$G934])*[.$G934]" table:style-name="ce11">
            <text:p>948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242 <text:s text:c="2"/>27780</text:p>
          </table:table-cell>
          <table:table-cell table:style-name="ce1"/>
          <table:table-cell office:value-type="string" office:string-value="43242" table:formula="of:=INDEX(COM.MICROSOFT.TEXTSPLIT([Solution.$A935];&quot; &quot;);1)" table:number-matrix-columns-spanned="1" table:number-matrix-rows-spanned="1" table:style-name="ce11">
            <text:p>43242</text:p>
          </table:table-cell>
          <table:table-cell office:value-type="string" office:string-value="27780" table:formula="of:=INDEX(COM.MICROSOFT.TEXTSPLIT([Solution.$A935];&quot; &quot;; &quot;+&quot;; TRUE);2)" table:number-matrix-columns-spanned="1" table:number-matrix-rows-spanned="1" table:style-name="ce11">
            <text:p>27780</text:p>
          </table:table-cell>
          <table:table-cell table:style-name="ce1"/>
          <table:table-cell office:value-type="string" office:string-value="94898" table:style-name="ce1">
            <text:p>94898</text:p>
          </table:table-cell>
          <table:table-cell office:value-type="string" office:string-value="94850" table:style-name="ce1">
            <text:p>94850</text:p>
          </table:table-cell>
          <table:table-cell table:style-name="ce1"/>
          <table:table-cell office:value-type="float" office:value="48" table:formula="of:=ABS([.F935]-[.G935])" table:style-name="ce11">
            <text:p>48</text:p>
          </table:table-cell>
          <table:table-cell table:number-columns-repeated="3" table:style-name="ce1"/>
          <table:table-cell office:value-type="float" office:value="94850" table:formula="of:=COUNTIF([.$F$2:.$F$1001];[.$G935])*[.$G935]" table:style-name="ce11">
            <text:p>948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142 <text:s text:c="2"/>13172</text:p>
          </table:table-cell>
          <table:table-cell table:style-name="ce1"/>
          <table:table-cell office:value-type="string" office:string-value="47142" table:formula="of:=INDEX(COM.MICROSOFT.TEXTSPLIT([Solution.$A936];&quot; &quot;);1)" table:number-matrix-columns-spanned="1" table:number-matrix-rows-spanned="1" table:style-name="ce11">
            <text:p>47142</text:p>
          </table:table-cell>
          <table:table-cell office:value-type="string" office:string-value="13172" table:formula="of:=INDEX(COM.MICROSOFT.TEXTSPLIT([Solution.$A936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95001" table:style-name="ce1">
            <text:p>95001</text:p>
          </table:table-cell>
          <table:table-cell office:value-type="string" office:string-value="94850" table:style-name="ce1">
            <text:p>94850</text:p>
          </table:table-cell>
          <table:table-cell table:style-name="ce1"/>
          <table:table-cell office:value-type="float" office:value="151" table:formula="of:=ABS([.F936]-[.G936])" table:style-name="ce11">
            <text:p>151</text:p>
          </table:table-cell>
          <table:table-cell table:number-columns-repeated="3" table:style-name="ce1"/>
          <table:table-cell office:value-type="float" office:value="94850" table:formula="of:=COUNTIF([.$F$2:.$F$1001];[.$G936])*[.$G936]" table:style-name="ce11">
            <text:p>948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278 <text:s text:c="2"/>20135</text:p>
          </table:table-cell>
          <table:table-cell table:style-name="ce1"/>
          <table:table-cell office:value-type="string" office:string-value="23278" table:formula="of:=INDEX(COM.MICROSOFT.TEXTSPLIT([Solution.$A937];&quot; &quot;);1)" table:number-matrix-columns-spanned="1" table:number-matrix-rows-spanned="1" table:style-name="ce11">
            <text:p>23278</text:p>
          </table:table-cell>
          <table:table-cell office:value-type="string" office:string-value="20135" table:formula="of:=INDEX(COM.MICROSOFT.TEXTSPLIT([Solution.$A937];&quot; &quot;; &quot;+&quot;; TRUE);2)" table:number-matrix-columns-spanned="1" table:number-matrix-rows-spanned="1" table:style-name="ce11">
            <text:p>20135</text:p>
          </table:table-cell>
          <table:table-cell table:style-name="ce1"/>
          <table:table-cell office:value-type="string" office:string-value="95020" table:style-name="ce1">
            <text:p>95020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154" table:formula="of:=ABS([.F937]-[.G937])" table:style-name="ce11">
            <text:p>154</text:p>
          </table:table-cell>
          <table:table-cell table:number-columns-repeated="3" table:style-name="ce1"/>
          <table:table-cell office:value-type="float" office:value="94866" table:formula="of:=COUNTIF([.$F$2:.$F$1001];[.$G937])*[.$G937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514 <text:s text:c="2"/>91048</text:p>
          </table:table-cell>
          <table:table-cell table:style-name="ce1"/>
          <table:table-cell office:value-type="string" office:string-value="78514" table:formula="of:=INDEX(COM.MICROSOFT.TEXTSPLIT([Solution.$A938];&quot; &quot;);1)" table:number-matrix-columns-spanned="1" table:number-matrix-rows-spanned="1" table:style-name="ce11">
            <text:p>78514</text:p>
          </table:table-cell>
          <table:table-cell office:value-type="string" office:string-value="91048" table:formula="of:=INDEX(COM.MICROSOFT.TEXTSPLIT([Solution.$A938];&quot; &quot;; &quot;+&quot;; TRUE);2)" table:number-matrix-columns-spanned="1" table:number-matrix-rows-spanned="1" table:style-name="ce11">
            <text:p>91048</text:p>
          </table:table-cell>
          <table:table-cell table:style-name="ce1"/>
          <table:table-cell office:value-type="string" office:string-value="95228" table:style-name="ce1">
            <text:p>95228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362" table:formula="of:=ABS([.F938]-[.G938])" table:style-name="ce11">
            <text:p>362</text:p>
          </table:table-cell>
          <table:table-cell table:number-columns-repeated="3" table:style-name="ce1"/>
          <table:table-cell office:value-type="float" office:value="94866" table:formula="of:=COUNTIF([.$F$2:.$F$1001];[.$G938])*[.$G938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171 <text:s text:c="2"/>92100</text:p>
          </table:table-cell>
          <table:table-cell table:style-name="ce1"/>
          <table:table-cell office:value-type="string" office:string-value="56171" table:formula="of:=INDEX(COM.MICROSOFT.TEXTSPLIT([Solution.$A939];&quot; &quot;);1)" table:number-matrix-columns-spanned="1" table:number-matrix-rows-spanned="1" table:style-name="ce11">
            <text:p>56171</text:p>
          </table:table-cell>
          <table:table-cell office:value-type="string" office:string-value="92100" table:formula="of:=INDEX(COM.MICROSOFT.TEXTSPLIT([Solution.$A939];&quot; &quot;; &quot;+&quot;; TRUE);2)" table:number-matrix-columns-spanned="1" table:number-matrix-rows-spanned="1" table:style-name="ce11">
            <text:p>92100</text:p>
          </table:table-cell>
          <table:table-cell table:style-name="ce1"/>
          <table:table-cell office:value-type="string" office:string-value="95373" table:style-name="ce1">
            <text:p>95373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507" table:formula="of:=ABS([.F939]-[.G939])" table:style-name="ce11">
            <text:p>507</text:p>
          </table:table-cell>
          <table:table-cell table:number-columns-repeated="3" table:style-name="ce1"/>
          <table:table-cell office:value-type="float" office:value="94866" table:formula="of:=COUNTIF([.$F$2:.$F$1001];[.$G939])*[.$G939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7955 <text:s text:c="2"/>13172</text:p>
          </table:table-cell>
          <table:table-cell table:style-name="ce1"/>
          <table:table-cell office:value-type="string" office:string-value="27955" table:formula="of:=INDEX(COM.MICROSOFT.TEXTSPLIT([Solution.$A940];&quot; &quot;);1)" table:number-matrix-columns-spanned="1" table:number-matrix-rows-spanned="1" table:style-name="ce11">
            <text:p>27955</text:p>
          </table:table-cell>
          <table:table-cell office:value-type="string" office:string-value="13172" table:formula="of:=INDEX(COM.MICROSOFT.TEXTSPLIT([Solution.$A940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95395" table:style-name="ce1">
            <text:p>95395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529" table:formula="of:=ABS([.F940]-[.G940])" table:style-name="ce11">
            <text:p>529</text:p>
          </table:table-cell>
          <table:table-cell table:number-columns-repeated="3" table:style-name="ce1"/>
          <table:table-cell office:value-type="float" office:value="94866" table:formula="of:=COUNTIF([.$F$2:.$F$1001];[.$G940])*[.$G940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709 <text:s text:c="2"/>83073</text:p>
          </table:table-cell>
          <table:table-cell table:style-name="ce1"/>
          <table:table-cell office:value-type="string" office:string-value="86709" table:formula="of:=INDEX(COM.MICROSOFT.TEXTSPLIT([Solution.$A941];&quot; &quot;);1)" table:number-matrix-columns-spanned="1" table:number-matrix-rows-spanned="1" table:style-name="ce11">
            <text:p>86709</text:p>
          </table:table-cell>
          <table:table-cell office:value-type="string" office:string-value="83073" table:formula="of:=INDEX(COM.MICROSOFT.TEXTSPLIT([Solution.$A941];&quot; &quot;; &quot;+&quot;; TRUE);2)" table:number-matrix-columns-spanned="1" table:number-matrix-rows-spanned="1" table:style-name="ce11">
            <text:p>83073</text:p>
          </table:table-cell>
          <table:table-cell table:style-name="ce1"/>
          <table:table-cell office:value-type="string" office:string-value="95431" table:style-name="ce1">
            <text:p>95431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565" table:formula="of:=ABS([.F941]-[.G941])" table:style-name="ce11">
            <text:p>565</text:p>
          </table:table-cell>
          <table:table-cell table:number-columns-repeated="3" table:style-name="ce1"/>
          <table:table-cell office:value-type="float" office:value="94866" table:formula="of:=COUNTIF([.$F$2:.$F$1001];[.$G941])*[.$G941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6056 <text:s text:c="2"/>72524</text:p>
          </table:table-cell>
          <table:table-cell table:style-name="ce1"/>
          <table:table-cell office:value-type="string" office:string-value="96056" table:formula="of:=INDEX(COM.MICROSOFT.TEXTSPLIT([Solution.$A942];&quot; &quot;);1)" table:number-matrix-columns-spanned="1" table:number-matrix-rows-spanned="1" table:style-name="ce11">
            <text:p>96056</text:p>
          </table:table-cell>
          <table:table-cell office:value-type="string" office:string-value="72524" table:formula="of:=INDEX(COM.MICROSOFT.TEXTSPLIT([Solution.$A942];&quot; &quot;; &quot;+&quot;; TRUE);2)" table:number-matrix-columns-spanned="1" table:number-matrix-rows-spanned="1" table:style-name="ce11">
            <text:p>72524</text:p>
          </table:table-cell>
          <table:table-cell table:style-name="ce1"/>
          <table:table-cell office:value-type="string" office:string-value="95446" table:style-name="ce1">
            <text:p>95446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580" table:formula="of:=ABS([.F942]-[.G942])" table:style-name="ce11">
            <text:p>580</text:p>
          </table:table-cell>
          <table:table-cell table:number-columns-repeated="3" table:style-name="ce1"/>
          <table:table-cell office:value-type="float" office:value="94866" table:formula="of:=COUNTIF([.$F$2:.$F$1001];[.$G942])*[.$G942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3890 <text:s text:c="2"/>26986</text:p>
          </table:table-cell>
          <table:table-cell table:style-name="ce1"/>
          <table:table-cell office:value-type="string" office:string-value="13890" table:formula="of:=INDEX(COM.MICROSOFT.TEXTSPLIT([Solution.$A943];&quot; &quot;);1)" table:number-matrix-columns-spanned="1" table:number-matrix-rows-spanned="1" table:style-name="ce11">
            <text:p>13890</text:p>
          </table:table-cell>
          <table:table-cell office:value-type="string" office:string-value="26986" table:formula="of:=INDEX(COM.MICROSOFT.TEXTSPLIT([Solution.$A943];&quot; &quot;; &quot;+&quot;; TRUE);2)" table:number-matrix-columns-spanned="1" table:number-matrix-rows-spanned="1" table:style-name="ce11">
            <text:p>26986</text:p>
          </table:table-cell>
          <table:table-cell table:style-name="ce1"/>
          <table:table-cell office:value-type="string" office:string-value="95453" table:style-name="ce1">
            <text:p>95453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587" table:formula="of:=ABS([.F943]-[.G943])" table:style-name="ce11">
            <text:p>587</text:p>
          </table:table-cell>
          <table:table-cell table:number-columns-repeated="3" table:style-name="ce1"/>
          <table:table-cell office:value-type="float" office:value="94866" table:formula="of:=COUNTIF([.$F$2:.$F$1001];[.$G943])*[.$G943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307 <text:s text:c="2"/>60522</text:p>
          </table:table-cell>
          <table:table-cell table:style-name="ce1"/>
          <table:table-cell office:value-type="string" office:string-value="82307" table:formula="of:=INDEX(COM.MICROSOFT.TEXTSPLIT([Solution.$A944];&quot; &quot;);1)" table:number-matrix-columns-spanned="1" table:number-matrix-rows-spanned="1" table:style-name="ce11">
            <text:p>82307</text:p>
          </table:table-cell>
          <table:table-cell office:value-type="string" office:string-value="60522" table:formula="of:=INDEX(COM.MICROSOFT.TEXTSPLIT([Solution.$A944];&quot; &quot;; &quot;+&quot;; TRUE);2)" table:number-matrix-columns-spanned="1" table:number-matrix-rows-spanned="1" table:style-name="ce11">
            <text:p>60522</text:p>
          </table:table-cell>
          <table:table-cell table:style-name="ce1"/>
          <table:table-cell office:value-type="string" office:string-value="95491" table:style-name="ce1">
            <text:p>95491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625" table:formula="of:=ABS([.F944]-[.G944])" table:style-name="ce11">
            <text:p>625</text:p>
          </table:table-cell>
          <table:table-cell table:number-columns-repeated="3" table:style-name="ce1"/>
          <table:table-cell office:value-type="float" office:value="94866" table:formula="of:=COUNTIF([.$F$2:.$F$1001];[.$G944])*[.$G944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5357 <text:s text:c="2"/>28494</text:p>
          </table:table-cell>
          <table:table-cell table:style-name="ce1"/>
          <table:table-cell office:value-type="string" office:string-value="35357" table:formula="of:=INDEX(COM.MICROSOFT.TEXTSPLIT([Solution.$A945];&quot; &quot;);1)" table:number-matrix-columns-spanned="1" table:number-matrix-rows-spanned="1" table:style-name="ce11">
            <text:p>35357</text:p>
          </table:table-cell>
          <table:table-cell office:value-type="string" office:string-value="28494" table:formula="of:=INDEX(COM.MICROSOFT.TEXTSPLIT([Solution.$A945];&quot; &quot;; &quot;+&quot;; TRUE);2)" table:number-matrix-columns-spanned="1" table:number-matrix-rows-spanned="1" table:style-name="ce11">
            <text:p>28494</text:p>
          </table:table-cell>
          <table:table-cell table:style-name="ce1"/>
          <table:table-cell office:value-type="string" office:string-value="95654" table:style-name="ce1">
            <text:p>95654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788" table:formula="of:=ABS([.F945]-[.G945])" table:style-name="ce11">
            <text:p>788</text:p>
          </table:table-cell>
          <table:table-cell table:number-columns-repeated="3" table:style-name="ce1"/>
          <table:table-cell office:value-type="float" office:value="94866" table:formula="of:=COUNTIF([.$F$2:.$F$1001];[.$G945])*[.$G945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580 <text:s text:c="2"/>13172</text:p>
          </table:table-cell>
          <table:table-cell table:style-name="ce1"/>
          <table:table-cell office:value-type="string" office:string-value="34580" table:formula="of:=INDEX(COM.MICROSOFT.TEXTSPLIT([Solution.$A946];&quot; &quot;);1)" table:number-matrix-columns-spanned="1" table:number-matrix-rows-spanned="1" table:style-name="ce11">
            <text:p>34580</text:p>
          </table:table-cell>
          <table:table-cell office:value-type="string" office:string-value="13172" table:formula="of:=INDEX(COM.MICROSOFT.TEXTSPLIT([Solution.$A946];&quot; &quot;; &quot;+&quot;; TRUE);2)" table:number-matrix-columns-spanned="1" table:number-matrix-rows-spanned="1" table:style-name="ce11">
            <text:p>13172</text:p>
          </table:table-cell>
          <table:table-cell table:style-name="ce1"/>
          <table:table-cell office:value-type="string" office:string-value="95669" table:style-name="ce1">
            <text:p>95669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803" table:formula="of:=ABS([.F946]-[.G946])" table:style-name="ce11">
            <text:p>803</text:p>
          </table:table-cell>
          <table:table-cell table:number-columns-repeated="3" table:style-name="ce1"/>
          <table:table-cell office:value-type="float" office:value="94866" table:formula="of:=COUNTIF([.$F$2:.$F$1001];[.$G946])*[.$G946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727 <text:s text:c="2"/>41678</text:p>
          </table:table-cell>
          <table:table-cell table:style-name="ce1"/>
          <table:table-cell office:value-type="string" office:string-value="62727" table:formula="of:=INDEX(COM.MICROSOFT.TEXTSPLIT([Solution.$A947];&quot; &quot;);1)" table:number-matrix-columns-spanned="1" table:number-matrix-rows-spanned="1" table:style-name="ce11">
            <text:p>62727</text:p>
          </table:table-cell>
          <table:table-cell office:value-type="string" office:string-value="41678" table:formula="of:=INDEX(COM.MICROSOFT.TEXTSPLIT([Solution.$A947];&quot; &quot;; &quot;+&quot;; TRUE);2)" table:number-matrix-columns-spanned="1" table:number-matrix-rows-spanned="1" table:style-name="ce11">
            <text:p>41678</text:p>
          </table:table-cell>
          <table:table-cell table:style-name="ce1"/>
          <table:table-cell office:value-type="string" office:string-value="95830" table:style-name="ce1">
            <text:p>95830</text:p>
          </table:table-cell>
          <table:table-cell office:value-type="string" office:string-value="94866" table:style-name="ce1">
            <text:p>94866</text:p>
          </table:table-cell>
          <table:table-cell table:style-name="ce1"/>
          <table:table-cell office:value-type="float" office:value="964" table:formula="of:=ABS([.F947]-[.G947])" table:style-name="ce11">
            <text:p>964</text:p>
          </table:table-cell>
          <table:table-cell table:number-columns-repeated="3" table:style-name="ce1"/>
          <table:table-cell office:value-type="float" office:value="94866" table:formula="of:=COUNTIF([.$F$2:.$F$1001];[.$G947])*[.$G947]" table:style-name="ce11">
            <text:p>948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1591 <text:s text:c="2"/>30862</text:p>
          </table:table-cell>
          <table:table-cell table:style-name="ce1"/>
          <table:table-cell office:value-type="string" office:string-value="21591" table:formula="of:=INDEX(COM.MICROSOFT.TEXTSPLIT([Solution.$A948];&quot; &quot;);1)" table:number-matrix-columns-spanned="1" table:number-matrix-rows-spanned="1" table:style-name="ce11">
            <text:p>21591</text:p>
          </table:table-cell>
          <table:table-cell office:value-type="string" office:string-value="30862" table:formula="of:=INDEX(COM.MICROSOFT.TEXTSPLIT([Solution.$A948];&quot; &quot;; &quot;+&quot;; TRUE);2)" table:number-matrix-columns-spanned="1" table:number-matrix-rows-spanned="1" table:style-name="ce11">
            <text:p>30862</text:p>
          </table:table-cell>
          <table:table-cell table:style-name="ce1"/>
          <table:table-cell office:value-type="string" office:string-value="95920" table:style-name="ce1">
            <text:p>95920</text:p>
          </table:table-cell>
          <table:table-cell office:value-type="string" office:string-value="94892" table:style-name="ce1">
            <text:p>94892</text:p>
          </table:table-cell>
          <table:table-cell table:style-name="ce1"/>
          <table:table-cell office:value-type="float" office:value="1028" table:formula="of:=ABS([.F948]-[.G948])" table:style-name="ce11">
            <text:p>1028</text:p>
          </table:table-cell>
          <table:table-cell table:number-columns-repeated="3" table:style-name="ce1"/>
          <table:table-cell office:value-type="float" office:value="0" table:formula="of:=COUNTIF([.$F$2:.$F$1001];[.$G948])*[.$G94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8258 <text:s text:c="2"/>76537</text:p>
          </table:table-cell>
          <table:table-cell table:style-name="ce1"/>
          <table:table-cell office:value-type="string" office:string-value="98258" table:formula="of:=INDEX(COM.MICROSOFT.TEXTSPLIT([Solution.$A949];&quot; &quot;);1)" table:number-matrix-columns-spanned="1" table:number-matrix-rows-spanned="1" table:style-name="ce11">
            <text:p>98258</text:p>
          </table:table-cell>
          <table:table-cell office:value-type="string" office:string-value="76537" table:formula="of:=INDEX(COM.MICROSOFT.TEXTSPLIT([Solution.$A949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95947" table:style-name="ce1">
            <text:p>95947</text:p>
          </table:table-cell>
          <table:table-cell office:value-type="string" office:string-value="95053" table:style-name="ce1">
            <text:p>95053</text:p>
          </table:table-cell>
          <table:table-cell table:style-name="ce1"/>
          <table:table-cell office:value-type="float" office:value="894" table:formula="of:=ABS([.F949]-[.G949])" table:style-name="ce11">
            <text:p>894</text:p>
          </table:table-cell>
          <table:table-cell table:number-columns-repeated="3" table:style-name="ce1"/>
          <table:table-cell office:value-type="float" office:value="0" table:formula="of:=COUNTIF([.$F$2:.$F$1001];[.$G949])*[.$G94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4351 <text:s text:c="2"/>91132</text:p>
          </table:table-cell>
          <table:table-cell table:style-name="ce1"/>
          <table:table-cell office:value-type="string" office:string-value="74351" table:formula="of:=INDEX(COM.MICROSOFT.TEXTSPLIT([Solution.$A950];&quot; &quot;);1)" table:number-matrix-columns-spanned="1" table:number-matrix-rows-spanned="1" table:style-name="ce11">
            <text:p>74351</text:p>
          </table:table-cell>
          <table:table-cell office:value-type="string" office:string-value="91132" table:formula="of:=INDEX(COM.MICROSOFT.TEXTSPLIT([Solution.$A950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95949" table:style-name="ce1">
            <text:p>95949</text:p>
          </table:table-cell>
          <table:table-cell office:value-type="string" office:string-value="95784" table:style-name="ce1">
            <text:p>95784</text:p>
          </table:table-cell>
          <table:table-cell table:style-name="ce1"/>
          <table:table-cell office:value-type="float" office:value="165" table:formula="of:=ABS([.F950]-[.G950])" table:style-name="ce11">
            <text:p>165</text:p>
          </table:table-cell>
          <table:table-cell table:number-columns-repeated="3" table:style-name="ce1"/>
          <table:table-cell office:value-type="float" office:value="0" table:formula="of:=COUNTIF([.$F$2:.$F$1001];[.$G950])*[.$G95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7843 <text:s text:c="2"/>91132</text:p>
          </table:table-cell>
          <table:table-cell table:style-name="ce1"/>
          <table:table-cell office:value-type="string" office:string-value="17843" table:formula="of:=INDEX(COM.MICROSOFT.TEXTSPLIT([Solution.$A951];&quot; &quot;);1)" table:number-matrix-columns-spanned="1" table:number-matrix-rows-spanned="1" table:style-name="ce11">
            <text:p>17843</text:p>
          </table:table-cell>
          <table:table-cell office:value-type="string" office:string-value="91132" table:formula="of:=INDEX(COM.MICROSOFT.TEXTSPLIT([Solution.$A951];&quot; &quot;; &quot;+&quot;; TRUE);2)" table:number-matrix-columns-spanned="1" table:number-matrix-rows-spanned="1" table:style-name="ce11">
            <text:p>91132</text:p>
          </table:table-cell>
          <table:table-cell table:style-name="ce1"/>
          <table:table-cell office:value-type="string" office:string-value="96010" table:style-name="ce1">
            <text:p>96010</text:p>
          </table:table-cell>
          <table:table-cell office:value-type="string" office:string-value="95859" table:style-name="ce1">
            <text:p>95859</text:p>
          </table:table-cell>
          <table:table-cell table:style-name="ce1"/>
          <table:table-cell office:value-type="float" office:value="151" table:formula="of:=ABS([.F951]-[.G951])" table:style-name="ce11">
            <text:p>151</text:p>
          </table:table-cell>
          <table:table-cell table:number-columns-repeated="3" table:style-name="ce1"/>
          <table:table-cell office:value-type="float" office:value="0" table:formula="of:=COUNTIF([.$F$2:.$F$1001];[.$G951])*[.$G951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3738 <text:s text:c="2"/>58221</text:p>
          </table:table-cell>
          <table:table-cell table:style-name="ce1"/>
          <table:table-cell office:value-type="string" office:string-value="23738" table:formula="of:=INDEX(COM.MICROSOFT.TEXTSPLIT([Solution.$A952];&quot; &quot;);1)" table:number-matrix-columns-spanned="1" table:number-matrix-rows-spanned="1" table:style-name="ce11">
            <text:p>23738</text:p>
          </table:table-cell>
          <table:table-cell office:value-type="string" office:string-value="58221" table:formula="of:=INDEX(COM.MICROSOFT.TEXTSPLIT([Solution.$A952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96056" table:style-name="ce1">
            <text:p>96056</text:p>
          </table:table-cell>
          <table:table-cell office:value-type="string" office:string-value="96093" table:style-name="ce1">
            <text:p>96093</text:p>
          </table:table-cell>
          <table:table-cell table:style-name="ce1"/>
          <table:table-cell office:value-type="float" office:value="37" table:formula="of:=ABS([.F952]-[.G952])" table:style-name="ce11">
            <text:p>37</text:p>
          </table:table-cell>
          <table:table-cell table:number-columns-repeated="3" table:style-name="ce1"/>
          <table:table-cell office:value-type="float" office:value="0" table:formula="of:=COUNTIF([.$F$2:.$F$1001];[.$G952])*[.$G95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389 <text:s text:c="2"/>58221</text:p>
          </table:table-cell>
          <table:table-cell table:style-name="ce1"/>
          <table:table-cell office:value-type="string" office:string-value="18389" table:formula="of:=INDEX(COM.MICROSOFT.TEXTSPLIT([Solution.$A953];&quot; &quot;);1)" table:number-matrix-columns-spanned="1" table:number-matrix-rows-spanned="1" table:style-name="ce11">
            <text:p>18389</text:p>
          </table:table-cell>
          <table:table-cell office:value-type="string" office:string-value="58221" table:formula="of:=INDEX(COM.MICROSOFT.TEXTSPLIT([Solution.$A953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96117" table:style-name="ce1">
            <text:p>96117</text:p>
          </table:table-cell>
          <table:table-cell office:value-type="string" office:string-value="96108" table:style-name="ce1">
            <text:p>96108</text:p>
          </table:table-cell>
          <table:table-cell table:style-name="ce1"/>
          <table:table-cell office:value-type="float" office:value="9" table:formula="of:=ABS([.F953]-[.G953])" table:style-name="ce11">
            <text:p>9</text:p>
          </table:table-cell>
          <table:table-cell table:number-columns-repeated="3" table:style-name="ce1"/>
          <table:table-cell office:value-type="float" office:value="0" table:formula="of:=COUNTIF([.$F$2:.$F$1001];[.$G953])*[.$G95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148 <text:s text:c="2"/>96758</text:p>
          </table:table-cell>
          <table:table-cell table:style-name="ce1"/>
          <table:table-cell office:value-type="string" office:string-value="65148" table:formula="of:=INDEX(COM.MICROSOFT.TEXTSPLIT([Solution.$A954];&quot; &quot;);1)" table:number-matrix-columns-spanned="1" table:number-matrix-rows-spanned="1" table:style-name="ce11">
            <text:p>65148</text:p>
          </table:table-cell>
          <table:table-cell office:value-type="string" office:string-value="96758" table:formula="of:=INDEX(COM.MICROSOFT.TEXTSPLIT([Solution.$A954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96175" table:style-name="ce1">
            <text:p>96175</text:p>
          </table:table-cell>
          <table:table-cell office:value-type="string" office:string-value="96471" table:style-name="ce1">
            <text:p>96471</text:p>
          </table:table-cell>
          <table:table-cell table:style-name="ce1"/>
          <table:table-cell office:value-type="float" office:value="296" table:formula="of:=ABS([.F954]-[.G954])" table:style-name="ce11">
            <text:p>296</text:p>
          </table:table-cell>
          <table:table-cell table:number-columns-repeated="3" table:style-name="ce1"/>
          <table:table-cell office:value-type="float" office:value="0" table:formula="of:=COUNTIF([.$F$2:.$F$1001];[.$G954])*[.$G95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2995 <text:s text:c="2"/>55446</text:p>
          </table:table-cell>
          <table:table-cell table:style-name="ce1"/>
          <table:table-cell office:value-type="string" office:string-value="32995" table:formula="of:=INDEX(COM.MICROSOFT.TEXTSPLIT([Solution.$A955];&quot; &quot;);1)" table:number-matrix-columns-spanned="1" table:number-matrix-rows-spanned="1" table:style-name="ce11">
            <text:p>32995</text:p>
          </table:table-cell>
          <table:table-cell office:value-type="string" office:string-value="55446" table:formula="of:=INDEX(COM.MICROSOFT.TEXTSPLIT([Solution.$A955];&quot; &quot;; &quot;+&quot;; TRUE);2)" table:number-matrix-columns-spanned="1" table:number-matrix-rows-spanned="1" table:style-name="ce11">
            <text:p>55446</text:p>
          </table:table-cell>
          <table:table-cell table:style-name="ce1"/>
          <table:table-cell office:value-type="string" office:string-value="96415" table:style-name="ce1">
            <text:p>96415</text:p>
          </table:table-cell>
          <table:table-cell office:value-type="string" office:string-value="96596" table:style-name="ce1">
            <text:p>96596</text:p>
          </table:table-cell>
          <table:table-cell table:style-name="ce1"/>
          <table:table-cell office:value-type="float" office:value="181" table:formula="of:=ABS([.F955]-[.G955])" table:style-name="ce11">
            <text:p>181</text:p>
          </table:table-cell>
          <table:table-cell table:number-columns-repeated="3" table:style-name="ce1"/>
          <table:table-cell office:value-type="float" office:value="0" table:formula="of:=COUNTIF([.$F$2:.$F$1001];[.$G955])*[.$G95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343 <text:s text:c="2"/>58221</text:p>
          </table:table-cell>
          <table:table-cell table:style-name="ce1"/>
          <table:table-cell office:value-type="string" office:string-value="51343" table:formula="of:=INDEX(COM.MICROSOFT.TEXTSPLIT([Solution.$A956];&quot; &quot;);1)" table:number-matrix-columns-spanned="1" table:number-matrix-rows-spanned="1" table:style-name="ce11">
            <text:p>51343</text:p>
          </table:table-cell>
          <table:table-cell office:value-type="string" office:string-value="58221" table:formula="of:=INDEX(COM.MICROSOFT.TEXTSPLIT([Solution.$A956];&quot; &quot;; &quot;+&quot;; TRUE);2)" table:number-matrix-columns-spanned="1" table:number-matrix-rows-spanned="1" table:style-name="ce11">
            <text:p>58221</text:p>
          </table:table-cell>
          <table:table-cell table:style-name="ce1"/>
          <table:table-cell office:value-type="string" office:string-value="96483" table:style-name="ce1">
            <text:p>96483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275" table:formula="of:=ABS([.F956]-[.G956])" table:style-name="ce11">
            <text:p>275</text:p>
          </table:table-cell>
          <table:table-cell table:number-columns-repeated="3" table:style-name="ce1"/>
          <table:table-cell office:value-type="float" office:value="96758" table:formula="of:=COUNTIF([.$F$2:.$F$1001];[.$G956])*[.$G956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522 <text:s text:c="2"/>31336</text:p>
          </table:table-cell>
          <table:table-cell table:style-name="ce1"/>
          <table:table-cell office:value-type="string" office:string-value="54522" table:formula="of:=INDEX(COM.MICROSOFT.TEXTSPLIT([Solution.$A957];&quot; &quot;);1)" table:number-matrix-columns-spanned="1" table:number-matrix-rows-spanned="1" table:style-name="ce11">
            <text:p>54522</text:p>
          </table:table-cell>
          <table:table-cell office:value-type="string" office:string-value="31336" table:formula="of:=INDEX(COM.MICROSOFT.TEXTSPLIT([Solution.$A957];&quot; &quot;; &quot;+&quot;; TRUE);2)" table:number-matrix-columns-spanned="1" table:number-matrix-rows-spanned="1" table:style-name="ce11">
            <text:p>31336</text:p>
          </table:table-cell>
          <table:table-cell table:style-name="ce1"/>
          <table:table-cell office:value-type="string" office:string-value="96561" table:style-name="ce1">
            <text:p>96561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97" table:formula="of:=ABS([.F957]-[.G957])" table:style-name="ce11">
            <text:p>197</text:p>
          </table:table-cell>
          <table:table-cell table:number-columns-repeated="3" table:style-name="ce1"/>
          <table:table-cell office:value-type="float" office:value="96758" table:formula="of:=COUNTIF([.$F$2:.$F$1001];[.$G957])*[.$G957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967 <text:s text:c="2"/>36845</text:p>
          </table:table-cell>
          <table:table-cell table:style-name="ce1"/>
          <table:table-cell office:value-type="string" office:string-value="90967" table:formula="of:=INDEX(COM.MICROSOFT.TEXTSPLIT([Solution.$A958];&quot; &quot;);1)" table:number-matrix-columns-spanned="1" table:number-matrix-rows-spanned="1" table:style-name="ce11">
            <text:p>90967</text:p>
          </table:table-cell>
          <table:table-cell office:value-type="string" office:string-value="36845" table:formula="of:=INDEX(COM.MICROSOFT.TEXTSPLIT([Solution.$A958];&quot; &quot;; &quot;+&quot;; TRUE);2)" table:number-matrix-columns-spanned="1" table:number-matrix-rows-spanned="1" table:style-name="ce11">
            <text:p>36845</text:p>
          </table:table-cell>
          <table:table-cell table:style-name="ce1"/>
          <table:table-cell office:value-type="string" office:string-value="96623" table:style-name="ce1">
            <text:p>96623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35" table:formula="of:=ABS([.F958]-[.G958])" table:style-name="ce11">
            <text:p>135</text:p>
          </table:table-cell>
          <table:table-cell table:number-columns-repeated="3" table:style-name="ce1"/>
          <table:table-cell office:value-type="float" office:value="96758" table:formula="of:=COUNTIF([.$F$2:.$F$1001];[.$G958])*[.$G958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431 <text:s text:c="2"/>26257</text:p>
          </table:table-cell>
          <table:table-cell table:style-name="ce1"/>
          <table:table-cell office:value-type="string" office:string-value="95431" table:formula="of:=INDEX(COM.MICROSOFT.TEXTSPLIT([Solution.$A959];&quot; &quot;);1)" table:number-matrix-columns-spanned="1" table:number-matrix-rows-spanned="1" table:style-name="ce11">
            <text:p>95431</text:p>
          </table:table-cell>
          <table:table-cell office:value-type="string" office:string-value="26257" table:formula="of:=INDEX(COM.MICROSOFT.TEXTSPLIT([Solution.$A959];&quot; &quot;; &quot;+&quot;; TRUE);2)" table:number-matrix-columns-spanned="1" table:number-matrix-rows-spanned="1" table:style-name="ce11">
            <text:p>26257</text:p>
          </table:table-cell>
          <table:table-cell table:style-name="ce1"/>
          <table:table-cell office:value-type="string" office:string-value="96758" table:style-name="ce1">
            <text:p>96758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0" table:formula="of:=ABS([.F959]-[.G959])" table:style-name="ce11">
            <text:p>0</text:p>
          </table:table-cell>
          <table:table-cell table:number-columns-repeated="3" table:style-name="ce1"/>
          <table:table-cell office:value-type="float" office:value="96758" table:formula="of:=COUNTIF([.$F$2:.$F$1001];[.$G959])*[.$G959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772 <text:s text:c="2"/>26663</text:p>
          </table:table-cell>
          <table:table-cell table:style-name="ce1"/>
          <table:table-cell office:value-type="string" office:string-value="57772" table:formula="of:=INDEX(COM.MICROSOFT.TEXTSPLIT([Solution.$A960];&quot; &quot;);1)" table:number-matrix-columns-spanned="1" table:number-matrix-rows-spanned="1" table:style-name="ce11">
            <text:p>57772</text:p>
          </table:table-cell>
          <table:table-cell office:value-type="string" office:string-value="26663" table:formula="of:=INDEX(COM.MICROSOFT.TEXTSPLIT([Solution.$A960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6803" table:style-name="ce1">
            <text:p>96803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45" table:formula="of:=ABS([.F960]-[.G960])" table:style-name="ce11">
            <text:p>45</text:p>
          </table:table-cell>
          <table:table-cell table:number-columns-repeated="3" table:style-name="ce1"/>
          <table:table-cell office:value-type="float" office:value="96758" table:formula="of:=COUNTIF([.$F$2:.$F$1001];[.$G960])*[.$G960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712 <text:s text:c="2"/>93356</text:p>
          </table:table-cell>
          <table:table-cell table:style-name="ce1"/>
          <table:table-cell office:value-type="string" office:string-value="57712" table:formula="of:=INDEX(COM.MICROSOFT.TEXTSPLIT([Solution.$A961];&quot; &quot;);1)" table:number-matrix-columns-spanned="1" table:number-matrix-rows-spanned="1" table:style-name="ce11">
            <text:p>57712</text:p>
          </table:table-cell>
          <table:table-cell office:value-type="string" office:string-value="93356" table:formula="of:=INDEX(COM.MICROSOFT.TEXTSPLIT([Solution.$A961];&quot; &quot;; &quot;+&quot;; TRUE);2)" table:number-matrix-columns-spanned="1" table:number-matrix-rows-spanned="1" table:style-name="ce11">
            <text:p>93356</text:p>
          </table:table-cell>
          <table:table-cell table:style-name="ce1"/>
          <table:table-cell office:value-type="string" office:string-value="96907" table:style-name="ce1">
            <text:p>96907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49" table:formula="of:=ABS([.F961]-[.G961])" table:style-name="ce11">
            <text:p>149</text:p>
          </table:table-cell>
          <table:table-cell table:number-columns-repeated="3" table:style-name="ce1"/>
          <table:table-cell office:value-type="float" office:value="96758" table:formula="of:=COUNTIF([.$F$2:.$F$1001];[.$G961])*[.$G961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205 <text:s text:c="2"/>57920</text:p>
          </table:table-cell>
          <table:table-cell table:style-name="ce1"/>
          <table:table-cell office:value-type="string" office:string-value="52205" table:formula="of:=INDEX(COM.MICROSOFT.TEXTSPLIT([Solution.$A962];&quot; &quot;);1)" table:number-matrix-columns-spanned="1" table:number-matrix-rows-spanned="1" table:style-name="ce11">
            <text:p>52205</text:p>
          </table:table-cell>
          <table:table-cell office:value-type="string" office:string-value="57920" table:formula="of:=INDEX(COM.MICROSOFT.TEXTSPLIT([Solution.$A962];&quot; &quot;; &quot;+&quot;; TRUE);2)" table:number-matrix-columns-spanned="1" table:number-matrix-rows-spanned="1" table:style-name="ce11">
            <text:p>57920</text:p>
          </table:table-cell>
          <table:table-cell table:style-name="ce1"/>
          <table:table-cell office:value-type="string" office:string-value="96942" table:style-name="ce1">
            <text:p>96942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84" table:formula="of:=ABS([.F962]-[.G962])" table:style-name="ce11">
            <text:p>184</text:p>
          </table:table-cell>
          <table:table-cell table:number-columns-repeated="3" table:style-name="ce1"/>
          <table:table-cell office:value-type="float" office:value="96758" table:formula="of:=COUNTIF([.$F$2:.$F$1001];[.$G962])*[.$G962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4262 <text:s text:c="2"/>76537</text:p>
          </table:table-cell>
          <table:table-cell table:style-name="ce1"/>
          <table:table-cell office:value-type="string" office:string-value="24262" table:formula="of:=INDEX(COM.MICROSOFT.TEXTSPLIT([Solution.$A963];&quot; &quot;);1)" table:number-matrix-columns-spanned="1" table:number-matrix-rows-spanned="1" table:style-name="ce11">
            <text:p>24262</text:p>
          </table:table-cell>
          <table:table-cell office:value-type="string" office:string-value="76537" table:formula="of:=INDEX(COM.MICROSOFT.TEXTSPLIT([Solution.$A963];&quot; &quot;; &quot;+&quot;; TRUE);2)" table:number-matrix-columns-spanned="1" table:number-matrix-rows-spanned="1" table:style-name="ce11">
            <text:p>76537</text:p>
          </table:table-cell>
          <table:table-cell table:style-name="ce1"/>
          <table:table-cell office:value-type="string" office:string-value="96953" table:style-name="ce1">
            <text:p>96953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95" table:formula="of:=ABS([.F963]-[.G963])" table:style-name="ce11">
            <text:p>195</text:p>
          </table:table-cell>
          <table:table-cell table:number-columns-repeated="3" table:style-name="ce1"/>
          <table:table-cell office:value-type="float" office:value="96758" table:formula="of:=COUNTIF([.$F$2:.$F$1001];[.$G963])*[.$G963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614 <text:s text:c="2"/>93956</text:p>
          </table:table-cell>
          <table:table-cell table:style-name="ce1"/>
          <table:table-cell office:value-type="string" office:string-value="47614" table:formula="of:=INDEX(COM.MICROSOFT.TEXTSPLIT([Solution.$A964];&quot; &quot;);1)" table:number-matrix-columns-spanned="1" table:number-matrix-rows-spanned="1" table:style-name="ce11">
            <text:p>47614</text:p>
          </table:table-cell>
          <table:table-cell office:value-type="string" office:string-value="93956" table:formula="of:=INDEX(COM.MICROSOFT.TEXTSPLIT([Solution.$A964];&quot; &quot;; &quot;+&quot;; TRUE);2)" table:number-matrix-columns-spanned="1" table:number-matrix-rows-spanned="1" table:style-name="ce11">
            <text:p>93956</text:p>
          </table:table-cell>
          <table:table-cell table:style-name="ce1"/>
          <table:table-cell office:value-type="string" office:string-value="97222" table:style-name="ce1">
            <text:p>97222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464" table:formula="of:=ABS([.F964]-[.G964])" table:style-name="ce11">
            <text:p>464</text:p>
          </table:table-cell>
          <table:table-cell table:number-columns-repeated="3" table:style-name="ce1"/>
          <table:table-cell office:value-type="float" office:value="96758" table:formula="of:=COUNTIF([.$F$2:.$F$1001];[.$G964])*[.$G964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408 <text:s text:c="2"/>60331</text:p>
          </table:table-cell>
          <table:table-cell table:style-name="ce1"/>
          <table:table-cell office:value-type="string" office:string-value="65408" table:formula="of:=INDEX(COM.MICROSOFT.TEXTSPLIT([Solution.$A965];&quot; &quot;);1)" table:number-matrix-columns-spanned="1" table:number-matrix-rows-spanned="1" table:style-name="ce11">
            <text:p>65408</text:p>
          </table:table-cell>
          <table:table-cell office:value-type="string" office:string-value="60331" table:formula="of:=INDEX(COM.MICROSOFT.TEXTSPLIT([Solution.$A965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97267" table:style-name="ce1">
            <text:p>97267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509" table:formula="of:=ABS([.F965]-[.G965])" table:style-name="ce11">
            <text:p>509</text:p>
          </table:table-cell>
          <table:table-cell table:number-columns-repeated="3" table:style-name="ce1"/>
          <table:table-cell office:value-type="float" office:value="96758" table:formula="of:=COUNTIF([.$F$2:.$F$1001];[.$G965])*[.$G965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528 <text:s text:c="2"/>12543</text:p>
          </table:table-cell>
          <table:table-cell table:style-name="ce1"/>
          <table:table-cell office:value-type="string" office:string-value="50528" table:formula="of:=INDEX(COM.MICROSOFT.TEXTSPLIT([Solution.$A966];&quot; &quot;);1)" table:number-matrix-columns-spanned="1" table:number-matrix-rows-spanned="1" table:style-name="ce11">
            <text:p>50528</text:p>
          </table:table-cell>
          <table:table-cell office:value-type="string" office:string-value="12543" table:formula="of:=INDEX(COM.MICROSOFT.TEXTSPLIT([Solution.$A966];&quot; &quot;; &quot;+&quot;; TRUE);2)" table:number-matrix-columns-spanned="1" table:number-matrix-rows-spanned="1" table:style-name="ce11">
            <text:p>12543</text:p>
          </table:table-cell>
          <table:table-cell table:style-name="ce1"/>
          <table:table-cell office:value-type="string" office:string-value="97322" table:style-name="ce1">
            <text:p>97322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564" table:formula="of:=ABS([.F966]-[.G966])" table:style-name="ce11">
            <text:p>564</text:p>
          </table:table-cell>
          <table:table-cell table:number-columns-repeated="3" table:style-name="ce1"/>
          <table:table-cell office:value-type="float" office:value="96758" table:formula="of:=COUNTIF([.$F$2:.$F$1001];[.$G966])*[.$G966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1005 <text:s text:c="2"/>60331</text:p>
          </table:table-cell>
          <table:table-cell table:style-name="ce1"/>
          <table:table-cell office:value-type="string" office:string-value="11005" table:formula="of:=INDEX(COM.MICROSOFT.TEXTSPLIT([Solution.$A967];&quot; &quot;);1)" table:number-matrix-columns-spanned="1" table:number-matrix-rows-spanned="1" table:style-name="ce11">
            <text:p>11005</text:p>
          </table:table-cell>
          <table:table-cell office:value-type="string" office:string-value="60331" table:formula="of:=INDEX(COM.MICROSOFT.TEXTSPLIT([Solution.$A967];&quot; &quot;; &quot;+&quot;; TRUE);2)" table:number-matrix-columns-spanned="1" table:number-matrix-rows-spanned="1" table:style-name="ce11">
            <text:p>60331</text:p>
          </table:table-cell>
          <table:table-cell table:style-name="ce1"/>
          <table:table-cell office:value-type="string" office:string-value="97416" table:style-name="ce1">
            <text:p>97416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658" table:formula="of:=ABS([.F967]-[.G967])" table:style-name="ce11">
            <text:p>658</text:p>
          </table:table-cell>
          <table:table-cell table:number-columns-repeated="3" table:style-name="ce1"/>
          <table:table-cell office:value-type="float" office:value="96758" table:formula="of:=COUNTIF([.$F$2:.$F$1001];[.$G967])*[.$G967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0727 <text:s text:c="2"/>90163</text:p>
          </table:table-cell>
          <table:table-cell table:style-name="ce1"/>
          <table:table-cell office:value-type="string" office:string-value="10727" table:formula="of:=INDEX(COM.MICROSOFT.TEXTSPLIT([Solution.$A968];&quot; &quot;);1)" table:number-matrix-columns-spanned="1" table:number-matrix-rows-spanned="1" table:style-name="ce11">
            <text:p>10727</text:p>
          </table:table-cell>
          <table:table-cell office:value-type="string" office:string-value="90163" table:formula="of:=INDEX(COM.MICROSOFT.TEXTSPLIT([Solution.$A968];&quot; &quot;; &quot;+&quot;; TRUE);2)" table:number-matrix-columns-spanned="1" table:number-matrix-rows-spanned="1" table:style-name="ce11">
            <text:p>90163</text:p>
          </table:table-cell>
          <table:table-cell table:style-name="ce1"/>
          <table:table-cell office:value-type="string" office:string-value="97541" table:style-name="ce1">
            <text:p>97541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783" table:formula="of:=ABS([.F968]-[.G968])" table:style-name="ce11">
            <text:p>783</text:p>
          </table:table-cell>
          <table:table-cell table:number-columns-repeated="3" table:style-name="ce1"/>
          <table:table-cell office:value-type="float" office:value="96758" table:formula="of:=COUNTIF([.$F$2:.$F$1001];[.$G968])*[.$G968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279 <text:s text:c="2"/>21558</text:p>
          </table:table-cell>
          <table:table-cell table:style-name="ce1"/>
          <table:table-cell office:value-type="string" office:string-value="45279" table:formula="of:=INDEX(COM.MICROSOFT.TEXTSPLIT([Solution.$A969];&quot; &quot;);1)" table:number-matrix-columns-spanned="1" table:number-matrix-rows-spanned="1" table:style-name="ce11">
            <text:p>45279</text:p>
          </table:table-cell>
          <table:table-cell office:value-type="string" office:string-value="21558" table:formula="of:=INDEX(COM.MICROSOFT.TEXTSPLIT([Solution.$A969];&quot; &quot;; &quot;+&quot;; TRUE);2)" table:number-matrix-columns-spanned="1" table:number-matrix-rows-spanned="1" table:style-name="ce11">
            <text:p>21558</text:p>
          </table:table-cell>
          <table:table-cell table:style-name="ce1"/>
          <table:table-cell office:value-type="string" office:string-value="97652" table:style-name="ce1">
            <text:p>97652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894" table:formula="of:=ABS([.F969]-[.G969])" table:style-name="ce11">
            <text:p>894</text:p>
          </table:table-cell>
          <table:table-cell table:number-columns-repeated="3" table:style-name="ce1"/>
          <table:table-cell office:value-type="float" office:value="96758" table:formula="of:=COUNTIF([.$F$2:.$F$1001];[.$G969])*[.$G969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2496 <text:s text:c="2"/>12711</text:p>
          </table:table-cell>
          <table:table-cell table:style-name="ce1"/>
          <table:table-cell office:value-type="string" office:string-value="92496" table:formula="of:=INDEX(COM.MICROSOFT.TEXTSPLIT([Solution.$A970];&quot; &quot;);1)" table:number-matrix-columns-spanned="1" table:number-matrix-rows-spanned="1" table:style-name="ce11">
            <text:p>92496</text:p>
          </table:table-cell>
          <table:table-cell office:value-type="string" office:string-value="12711" table:formula="of:=INDEX(COM.MICROSOFT.TEXTSPLIT([Solution.$A970];&quot; &quot;; &quot;+&quot;; TRUE);2)" table:number-matrix-columns-spanned="1" table:number-matrix-rows-spanned="1" table:style-name="ce11">
            <text:p>12711</text:p>
          </table:table-cell>
          <table:table-cell table:style-name="ce1"/>
          <table:table-cell office:value-type="string" office:string-value="97736" table:style-name="ce1">
            <text:p>97736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978" table:formula="of:=ABS([.F970]-[.G970])" table:style-name="ce11">
            <text:p>978</text:p>
          </table:table-cell>
          <table:table-cell table:number-columns-repeated="3" table:style-name="ce1"/>
          <table:table-cell office:value-type="float" office:value="96758" table:formula="of:=COUNTIF([.$F$2:.$F$1001];[.$G970])*[.$G970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096 <text:s text:c="2"/>42388</text:p>
          </table:table-cell>
          <table:table-cell table:style-name="ce1"/>
          <table:table-cell office:value-type="string" office:string-value="34096" table:formula="of:=INDEX(COM.MICROSOFT.TEXTSPLIT([Solution.$A971];&quot; &quot;);1)" table:number-matrix-columns-spanned="1" table:number-matrix-rows-spanned="1" table:style-name="ce11">
            <text:p>34096</text:p>
          </table:table-cell>
          <table:table-cell office:value-type="string" office:string-value="42388" table:formula="of:=INDEX(COM.MICROSOFT.TEXTSPLIT([Solution.$A971];&quot; &quot;; &quot;+&quot;; TRUE);2)" table:number-matrix-columns-spanned="1" table:number-matrix-rows-spanned="1" table:style-name="ce11">
            <text:p>42388</text:p>
          </table:table-cell>
          <table:table-cell table:style-name="ce1"/>
          <table:table-cell office:value-type="string" office:string-value="97762" table:style-name="ce1">
            <text:p>97762</text:p>
          </table:table-cell>
          <table:table-cell office:value-type="string" office:string-value="96758" table:style-name="ce1">
            <text:p>96758</text:p>
          </table:table-cell>
          <table:table-cell table:style-name="ce1"/>
          <table:table-cell office:value-type="float" office:value="1004" table:formula="of:=ABS([.F971]-[.G971])" table:style-name="ce11">
            <text:p>1004</text:p>
          </table:table-cell>
          <table:table-cell table:number-columns-repeated="3" table:style-name="ce1"/>
          <table:table-cell office:value-type="float" office:value="96758" table:formula="of:=COUNTIF([.$F$2:.$F$1001];[.$G971])*[.$G971]" table:style-name="ce11">
            <text:p>967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2506 <text:s text:c="2"/>26663</text:p>
          </table:table-cell>
          <table:table-cell table:style-name="ce1"/>
          <table:table-cell office:value-type="string" office:string-value="12506" table:formula="of:=INDEX(COM.MICROSOFT.TEXTSPLIT([Solution.$A972];&quot; &quot;);1)" table:number-matrix-columns-spanned="1" table:number-matrix-rows-spanned="1" table:style-name="ce11">
            <text:p>12506</text:p>
          </table:table-cell>
          <table:table-cell office:value-type="string" office:string-value="26663" table:formula="of:=INDEX(COM.MICROSOFT.TEXTSPLIT([Solution.$A972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7779" table:style-name="ce1">
            <text:p>97779</text:p>
          </table:table-cell>
          <table:table-cell office:value-type="string" office:string-value="96966" table:style-name="ce1">
            <text:p>96966</text:p>
          </table:table-cell>
          <table:table-cell table:style-name="ce1"/>
          <table:table-cell office:value-type="float" office:value="813" table:formula="of:=ABS([.F972]-[.G972])" table:style-name="ce11">
            <text:p>813</text:p>
          </table:table-cell>
          <table:table-cell table:number-columns-repeated="3" table:style-name="ce1"/>
          <table:table-cell office:value-type="float" office:value="0" table:formula="of:=COUNTIF([.$F$2:.$F$1001];[.$G972])*[.$G972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5503 <text:s text:c="2"/>11871</text:p>
          </table:table-cell>
          <table:table-cell table:style-name="ce1"/>
          <table:table-cell office:value-type="string" office:string-value="25503" table:formula="of:=INDEX(COM.MICROSOFT.TEXTSPLIT([Solution.$A973];&quot; &quot;);1)" table:number-matrix-columns-spanned="1" table:number-matrix-rows-spanned="1" table:style-name="ce11">
            <text:p>25503</text:p>
          </table:table-cell>
          <table:table-cell office:value-type="string" office:string-value="11871" table:formula="of:=INDEX(COM.MICROSOFT.TEXTSPLIT([Solution.$A973];&quot; &quot;; &quot;+&quot;; TRUE);2)" table:number-matrix-columns-spanned="1" table:number-matrix-rows-spanned="1" table:style-name="ce11">
            <text:p>11871</text:p>
          </table:table-cell>
          <table:table-cell table:style-name="ce1"/>
          <table:table-cell office:value-type="string" office:string-value="97913" table:style-name="ce1">
            <text:p>97913</text:p>
          </table:table-cell>
          <table:table-cell office:value-type="string" office:string-value="97135" table:style-name="ce1">
            <text:p>97135</text:p>
          </table:table-cell>
          <table:table-cell table:style-name="ce1"/>
          <table:table-cell office:value-type="float" office:value="778" table:formula="of:=ABS([.F973]-[.G973])" table:style-name="ce11">
            <text:p>778</text:p>
          </table:table-cell>
          <table:table-cell table:number-columns-repeated="3" table:style-name="ce1"/>
          <table:table-cell office:value-type="float" office:value="0" table:formula="of:=COUNTIF([.$F$2:.$F$1001];[.$G973])*[.$G973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448 <text:s text:c="2"/>36845</text:p>
          </table:table-cell>
          <table:table-cell table:style-name="ce1"/>
          <table:table-cell office:value-type="string" office:string-value="39448" table:formula="of:=INDEX(COM.MICROSOFT.TEXTSPLIT([Solution.$A974];&quot; &quot;);1)" table:number-matrix-columns-spanned="1" table:number-matrix-rows-spanned="1" table:style-name="ce11">
            <text:p>39448</text:p>
          </table:table-cell>
          <table:table-cell office:value-type="string" office:string-value="36845" table:formula="of:=INDEX(COM.MICROSOFT.TEXTSPLIT([Solution.$A974];&quot; &quot;; &quot;+&quot;; TRUE);2)" table:number-matrix-columns-spanned="1" table:number-matrix-rows-spanned="1" table:style-name="ce11">
            <text:p>36845</text:p>
          </table:table-cell>
          <table:table-cell table:style-name="ce1"/>
          <table:table-cell office:value-type="string" office:string-value="98034" table:style-name="ce1">
            <text:p>98034</text:p>
          </table:table-cell>
          <table:table-cell office:value-type="string" office:string-value="97473" table:style-name="ce1">
            <text:p>97473</text:p>
          </table:table-cell>
          <table:table-cell table:style-name="ce1"/>
          <table:table-cell office:value-type="float" office:value="561" table:formula="of:=ABS([.F974]-[.G974])" table:style-name="ce11">
            <text:p>561</text:p>
          </table:table-cell>
          <table:table-cell table:number-columns-repeated="3" table:style-name="ce1"/>
          <table:table-cell office:value-type="float" office:value="0" table:formula="of:=COUNTIF([.$F$2:.$F$1001];[.$G974])*[.$G974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314 <text:s text:c="2"/>54522</text:p>
          </table:table-cell>
          <table:table-cell table:style-name="ce1"/>
          <table:table-cell office:value-type="string" office:string-value="81314" table:formula="of:=INDEX(COM.MICROSOFT.TEXTSPLIT([Solution.$A975];&quot; &quot;);1)" table:number-matrix-columns-spanned="1" table:number-matrix-rows-spanned="1" table:style-name="ce11">
            <text:p>81314</text:p>
          </table:table-cell>
          <table:table-cell office:value-type="string" office:string-value="54522" table:formula="of:=INDEX(COM.MICROSOFT.TEXTSPLIT([Solution.$A975];&quot; &quot;; &quot;+&quot;; TRUE);2)" table:number-matrix-columns-spanned="1" table:number-matrix-rows-spanned="1" table:style-name="ce11">
            <text:p>54522</text:p>
          </table:table-cell>
          <table:table-cell table:style-name="ce1"/>
          <table:table-cell office:value-type="string" office:string-value="98258" table:style-name="ce1">
            <text:p>98258</text:p>
          </table:table-cell>
          <table:table-cell office:value-type="string" office:string-value="97599" table:style-name="ce1">
            <text:p>97599</text:p>
          </table:table-cell>
          <table:table-cell table:style-name="ce1"/>
          <table:table-cell office:value-type="float" office:value="659" table:formula="of:=ABS([.F975]-[.G975])" table:style-name="ce11">
            <text:p>659</text:p>
          </table:table-cell>
          <table:table-cell table:number-columns-repeated="3" table:style-name="ce1"/>
          <table:table-cell office:value-type="float" office:value="0" table:formula="of:=COUNTIF([.$F$2:.$F$1001];[.$G975])*[.$G975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364 <text:s text:c="2"/>86165</text:p>
          </table:table-cell>
          <table:table-cell table:style-name="ce1"/>
          <table:table-cell office:value-type="string" office:string-value="66364" table:formula="of:=INDEX(COM.MICROSOFT.TEXTSPLIT([Solution.$A976];&quot; &quot;);1)" table:number-matrix-columns-spanned="1" table:number-matrix-rows-spanned="1" table:style-name="ce11">
            <text:p>66364</text:p>
          </table:table-cell>
          <table:table-cell office:value-type="string" office:string-value="86165" table:formula="of:=INDEX(COM.MICROSOFT.TEXTSPLIT([Solution.$A976];&quot; &quot;; &quot;+&quot;; TRUE);2)" table:number-matrix-columns-spanned="1" table:number-matrix-rows-spanned="1" table:style-name="ce11">
            <text:p>86165</text:p>
          </table:table-cell>
          <table:table-cell table:style-name="ce1"/>
          <table:table-cell office:value-type="string" office:string-value="98277" table:style-name="ce1">
            <text:p>98277</text:p>
          </table:table-cell>
          <table:table-cell office:value-type="string" office:string-value="98351" table:style-name="ce1">
            <text:p>98351</text:p>
          </table:table-cell>
          <table:table-cell table:style-name="ce1"/>
          <table:table-cell office:value-type="float" office:value="74" table:formula="of:=ABS([.F976]-[.G976])" table:style-name="ce11">
            <text:p>74</text:p>
          </table:table-cell>
          <table:table-cell table:number-columns-repeated="3" table:style-name="ce1"/>
          <table:table-cell office:value-type="float" office:value="0" table:formula="of:=COUNTIF([.$F$2:.$F$1001];[.$G976])*[.$G976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889 <text:s text:c="2"/>14581</text:p>
          </table:table-cell>
          <table:table-cell table:style-name="ce1"/>
          <table:table-cell office:value-type="string" office:string-value="85889" table:formula="of:=INDEX(COM.MICROSOFT.TEXTSPLIT([Solution.$A977];&quot; &quot;);1)" table:number-matrix-columns-spanned="1" table:number-matrix-rows-spanned="1" table:style-name="ce11">
            <text:p>85889</text:p>
          </table:table-cell>
          <table:table-cell office:value-type="string" office:string-value="14581" table:formula="of:=INDEX(COM.MICROSOFT.TEXTSPLIT([Solution.$A977];&quot; &quot;; &quot;+&quot;; TRUE);2)" table:number-matrix-columns-spanned="1" table:number-matrix-rows-spanned="1" table:style-name="ce11">
            <text:p>14581</text:p>
          </table:table-cell>
          <table:table-cell table:style-name="ce1"/>
          <table:table-cell office:value-type="string" office:string-value="98309" table:style-name="ce1">
            <text:p>98309</text:p>
          </table:table-cell>
          <table:table-cell office:value-type="string" office:string-value="98681" table:style-name="ce1">
            <text:p>98681</text:p>
          </table:table-cell>
          <table:table-cell table:style-name="ce1"/>
          <table:table-cell office:value-type="float" office:value="372" table:formula="of:=ABS([.F977]-[.G977])" table:style-name="ce11">
            <text:p>372</text:p>
          </table:table-cell>
          <table:table-cell table:number-columns-repeated="3" table:style-name="ce1"/>
          <table:table-cell office:value-type="float" office:value="0" table:formula="of:=COUNTIF([.$F$2:.$F$1001];[.$G977])*[.$G977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236 <text:s text:c="2"/>79223</text:p>
          </table:table-cell>
          <table:table-cell table:style-name="ce1"/>
          <table:table-cell office:value-type="string" office:string-value="39236" table:formula="of:=INDEX(COM.MICROSOFT.TEXTSPLIT([Solution.$A978];&quot; &quot;);1)" table:number-matrix-columns-spanned="1" table:number-matrix-rows-spanned="1" table:style-name="ce11">
            <text:p>39236</text:p>
          </table:table-cell>
          <table:table-cell office:value-type="string" office:string-value="79223" table:formula="of:=INDEX(COM.MICROSOFT.TEXTSPLIT([Solution.$A978];&quot; &quot;; &quot;+&quot;; TRUE);2)" table:number-matrix-columns-spanned="1" table:number-matrix-rows-spanned="1" table:style-name="ce11">
            <text:p>79223</text:p>
          </table:table-cell>
          <table:table-cell table:style-name="ce1"/>
          <table:table-cell office:value-type="string" office:string-value="98346" table:style-name="ce1">
            <text:p>98346</text:p>
          </table:table-cell>
          <table:table-cell office:value-type="string" office:string-value="98719" table:style-name="ce1">
            <text:p>98719</text:p>
          </table:table-cell>
          <table:table-cell table:style-name="ce1"/>
          <table:table-cell office:value-type="float" office:value="373" table:formula="of:=ABS([.F978]-[.G978])" table:style-name="ce11">
            <text:p>373</text:p>
          </table:table-cell>
          <table:table-cell table:number-columns-repeated="3" table:style-name="ce1"/>
          <table:table-cell office:value-type="float" office:value="0" table:formula="of:=COUNTIF([.$F$2:.$F$1001];[.$G978])*[.$G97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055 <text:s text:c="2"/>26663</text:p>
          </table:table-cell>
          <table:table-cell table:style-name="ce1"/>
          <table:table-cell office:value-type="string" office:string-value="56055" table:formula="of:=INDEX(COM.MICROSOFT.TEXTSPLIT([Solution.$A979];&quot; &quot;);1)" table:number-matrix-columns-spanned="1" table:number-matrix-rows-spanned="1" table:style-name="ce11">
            <text:p>56055</text:p>
          </table:table-cell>
          <table:table-cell office:value-type="string" office:string-value="26663" table:formula="of:=INDEX(COM.MICROSOFT.TEXTSPLIT([Solution.$A979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8428" table:style-name="ce1">
            <text:p>98428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405" table:formula="of:=ABS([.F979]-[.G979])" table:style-name="ce11">
            <text:p>405</text:p>
          </table:table-cell>
          <table:table-cell table:number-columns-repeated="3" table:style-name="ce1"/>
          <table:table-cell office:value-type="float" office:value="98833" table:formula="of:=COUNTIF([.$F$2:.$F$1001];[.$G979])*[.$G979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779 <text:s text:c="2"/>34297</text:p>
          </table:table-cell>
          <table:table-cell table:style-name="ce1"/>
          <table:table-cell office:value-type="string" office:string-value="90779" table:formula="of:=INDEX(COM.MICROSOFT.TEXTSPLIT([Solution.$A980];&quot; &quot;);1)" table:number-matrix-columns-spanned="1" table:number-matrix-rows-spanned="1" table:style-name="ce11">
            <text:p>90779</text:p>
          </table:table-cell>
          <table:table-cell office:value-type="string" office:string-value="34297" table:formula="of:=INDEX(COM.MICROSOFT.TEXTSPLIT([Solution.$A980];&quot; &quot;; &quot;+&quot;; TRUE);2)" table:number-matrix-columns-spanned="1" table:number-matrix-rows-spanned="1" table:style-name="ce11">
            <text:p>34297</text:p>
          </table:table-cell>
          <table:table-cell table:style-name="ce1"/>
          <table:table-cell office:value-type="string" office:string-value="98451" table:style-name="ce1">
            <text:p>98451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382" table:formula="of:=ABS([.F980]-[.G980])" table:style-name="ce11">
            <text:p>382</text:p>
          </table:table-cell>
          <table:table-cell table:number-columns-repeated="3" table:style-name="ce1"/>
          <table:table-cell office:value-type="float" office:value="98833" table:formula="of:=COUNTIF([.$F$2:.$F$1001];[.$G980])*[.$G980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8166 <text:s text:c="2"/>72230</text:p>
          </table:table-cell>
          <table:table-cell table:style-name="ce1"/>
          <table:table-cell office:value-type="string" office:string-value="18166" table:formula="of:=INDEX(COM.MICROSOFT.TEXTSPLIT([Solution.$A981];&quot; &quot;);1)" table:number-matrix-columns-spanned="1" table:number-matrix-rows-spanned="1" table:style-name="ce11">
            <text:p>18166</text:p>
          </table:table-cell>
          <table:table-cell office:value-type="string" office:string-value="72230" table:formula="of:=INDEX(COM.MICROSOFT.TEXTSPLIT([Solution.$A981];&quot; &quot;; &quot;+&quot;; TRUE);2)" table:number-matrix-columns-spanned="1" table:number-matrix-rows-spanned="1" table:style-name="ce11">
            <text:p>72230</text:p>
          </table:table-cell>
          <table:table-cell table:style-name="ce1"/>
          <table:table-cell office:value-type="string" office:string-value="98465" table:style-name="ce1">
            <text:p>98465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368" table:formula="of:=ABS([.F981]-[.G981])" table:style-name="ce11">
            <text:p>368</text:p>
          </table:table-cell>
          <table:table-cell table:number-columns-repeated="3" table:style-name="ce1"/>
          <table:table-cell office:value-type="float" office:value="98833" table:formula="of:=COUNTIF([.$F$2:.$F$1001];[.$G981])*[.$G981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177 <text:s text:c="2"/>21014</text:p>
          </table:table-cell>
          <table:table-cell table:style-name="ce1"/>
          <table:table-cell office:value-type="string" office:string-value="53177" table:formula="of:=INDEX(COM.MICROSOFT.TEXTSPLIT([Solution.$A982];&quot; &quot;);1)" table:number-matrix-columns-spanned="1" table:number-matrix-rows-spanned="1" table:style-name="ce11">
            <text:p>53177</text:p>
          </table:table-cell>
          <table:table-cell office:value-type="string" office:string-value="21014" table:formula="of:=INDEX(COM.MICROSOFT.TEXTSPLIT([Solution.$A982];&quot; &quot;; &quot;+&quot;; TRUE);2)" table:number-matrix-columns-spanned="1" table:number-matrix-rows-spanned="1" table:style-name="ce11">
            <text:p>21014</text:p>
          </table:table-cell>
          <table:table-cell table:style-name="ce1"/>
          <table:table-cell office:value-type="string" office:string-value="98537" table:style-name="ce1">
            <text:p>98537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296" table:formula="of:=ABS([.F982]-[.G982])" table:style-name="ce11">
            <text:p>296</text:p>
          </table:table-cell>
          <table:table-cell table:number-columns-repeated="3" table:style-name="ce1"/>
          <table:table-cell office:value-type="float" office:value="98833" table:formula="of:=COUNTIF([.$F$2:.$F$1001];[.$G982])*[.$G982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673 <text:s text:c="2"/>81022</text:p>
          </table:table-cell>
          <table:table-cell table:style-name="ce1"/>
          <table:table-cell office:value-type="string" office:string-value="43673" table:formula="of:=INDEX(COM.MICROSOFT.TEXTSPLIT([Solution.$A983];&quot; &quot;);1)" table:number-matrix-columns-spanned="1" table:number-matrix-rows-spanned="1" table:style-name="ce11">
            <text:p>43673</text:p>
          </table:table-cell>
          <table:table-cell office:value-type="string" office:string-value="81022" table:formula="of:=INDEX(COM.MICROSOFT.TEXTSPLIT([Solution.$A983];&quot; &quot;; &quot;+&quot;; TRUE);2)" table:number-matrix-columns-spanned="1" table:number-matrix-rows-spanned="1" table:style-name="ce11">
            <text:p>81022</text:p>
          </table:table-cell>
          <table:table-cell table:style-name="ce1"/>
          <table:table-cell office:value-type="string" office:string-value="98613" table:style-name="ce1">
            <text:p>98613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220" table:formula="of:=ABS([.F983]-[.G983])" table:style-name="ce11">
            <text:p>220</text:p>
          </table:table-cell>
          <table:table-cell table:number-columns-repeated="3" table:style-name="ce1"/>
          <table:table-cell office:value-type="float" office:value="98833" table:formula="of:=COUNTIF([.$F$2:.$F$1001];[.$G983])*[.$G983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350 <text:s text:c="2"/>74055</text:p>
          </table:table-cell>
          <table:table-cell table:style-name="ce1"/>
          <table:table-cell office:value-type="string" office:string-value="36350" table:formula="of:=INDEX(COM.MICROSOFT.TEXTSPLIT([Solution.$A984];&quot; &quot;);1)" table:number-matrix-columns-spanned="1" table:number-matrix-rows-spanned="1" table:style-name="ce11">
            <text:p>36350</text:p>
          </table:table-cell>
          <table:table-cell office:value-type="string" office:string-value="74055" table:formula="of:=INDEX(COM.MICROSOFT.TEXTSPLIT([Solution.$A984];&quot; &quot;; &quot;+&quot;; TRUE);2)" table:number-matrix-columns-spanned="1" table:number-matrix-rows-spanned="1" table:style-name="ce11">
            <text:p>74055</text:p>
          </table:table-cell>
          <table:table-cell table:style-name="ce1"/>
          <table:table-cell office:value-type="string" office:string-value="98654" table:style-name="ce1">
            <text:p>98654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179" table:formula="of:=ABS([.F984]-[.G984])" table:style-name="ce11">
            <text:p>179</text:p>
          </table:table-cell>
          <table:table-cell table:number-columns-repeated="3" table:style-name="ce1"/>
          <table:table-cell office:value-type="float" office:value="98833" table:formula="of:=COUNTIF([.$F$2:.$F$1001];[.$G984])*[.$G984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270 <text:s text:c="2"/>96758</text:p>
          </table:table-cell>
          <table:table-cell table:style-name="ce1"/>
          <table:table-cell office:value-type="string" office:string-value="55270" table:formula="of:=INDEX(COM.MICROSOFT.TEXTSPLIT([Solution.$A985];&quot; &quot;);1)" table:number-matrix-columns-spanned="1" table:number-matrix-rows-spanned="1" table:style-name="ce11">
            <text:p>55270</text:p>
          </table:table-cell>
          <table:table-cell office:value-type="string" office:string-value="96758" table:formula="of:=INDEX(COM.MICROSOFT.TEXTSPLIT([Solution.$A985];&quot; &quot;; &quot;+&quot;; TRUE);2)" table:number-matrix-columns-spanned="1" table:number-matrix-rows-spanned="1" table:style-name="ce11">
            <text:p>96758</text:p>
          </table:table-cell>
          <table:table-cell table:style-name="ce1"/>
          <table:table-cell office:value-type="string" office:string-value="98833" table:style-name="ce1">
            <text:p>98833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0" table:formula="of:=ABS([.F985]-[.G985])" table:style-name="ce11">
            <text:p>0</text:p>
          </table:table-cell>
          <table:table-cell table:number-columns-repeated="3" table:style-name="ce1"/>
          <table:table-cell office:value-type="float" office:value="98833" table:formula="of:=COUNTIF([.$F$2:.$F$1001];[.$G985])*[.$G985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680 <text:s text:c="2"/>41704</text:p>
          </table:table-cell>
          <table:table-cell table:style-name="ce1"/>
          <table:table-cell office:value-type="string" office:string-value="65680" table:formula="of:=INDEX(COM.MICROSOFT.TEXTSPLIT([Solution.$A986];&quot; &quot;);1)" table:number-matrix-columns-spanned="1" table:number-matrix-rows-spanned="1" table:style-name="ce11">
            <text:p>65680</text:p>
          </table:table-cell>
          <table:table-cell office:value-type="string" office:string-value="41704" table:formula="of:=INDEX(COM.MICROSOFT.TEXTSPLIT([Solution.$A986];&quot; &quot;; &quot;+&quot;; TRUE);2)" table:number-matrix-columns-spanned="1" table:number-matrix-rows-spanned="1" table:style-name="ce11">
            <text:p>41704</text:p>
          </table:table-cell>
          <table:table-cell table:style-name="ce1"/>
          <table:table-cell office:value-type="string" office:string-value="98843" table:style-name="ce1">
            <text:p>98843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10" table:formula="of:=ABS([.F986]-[.G986])" table:style-name="ce11">
            <text:p>10</text:p>
          </table:table-cell>
          <table:table-cell table:number-columns-repeated="3" table:style-name="ce1"/>
          <table:table-cell office:value-type="float" office:value="98833" table:formula="of:=COUNTIF([.$F$2:.$F$1001];[.$G986])*[.$G986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812 <text:s text:c="2"/>87444</text:p>
          </table:table-cell>
          <table:table-cell table:style-name="ce1"/>
          <table:table-cell office:value-type="string" office:string-value="82812" table:formula="of:=INDEX(COM.MICROSOFT.TEXTSPLIT([Solution.$A987];&quot; &quot;);1)" table:number-matrix-columns-spanned="1" table:number-matrix-rows-spanned="1" table:style-name="ce11">
            <text:p>82812</text:p>
          </table:table-cell>
          <table:table-cell office:value-type="string" office:string-value="87444" table:formula="of:=INDEX(COM.MICROSOFT.TEXTSPLIT([Solution.$A987];&quot; &quot;; &quot;+&quot;; TRUE);2)" table:number-matrix-columns-spanned="1" table:number-matrix-rows-spanned="1" table:style-name="ce11">
            <text:p>87444</text:p>
          </table:table-cell>
          <table:table-cell table:style-name="ce1"/>
          <table:table-cell office:value-type="string" office:string-value="98906" table:style-name="ce1">
            <text:p>98906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73" table:formula="of:=ABS([.F987]-[.G987])" table:style-name="ce11">
            <text:p>73</text:p>
          </table:table-cell>
          <table:table-cell table:number-columns-repeated="3" table:style-name="ce1"/>
          <table:table-cell office:value-type="float" office:value="98833" table:formula="of:=COUNTIF([.$F$2:.$F$1001];[.$G987])*[.$G987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741 <text:s text:c="2"/>79868</text:p>
          </table:table-cell>
          <table:table-cell table:style-name="ce1"/>
          <table:table-cell office:value-type="string" office:string-value="50741" table:formula="of:=INDEX(COM.MICROSOFT.TEXTSPLIT([Solution.$A988];&quot; &quot;);1)" table:number-matrix-columns-spanned="1" table:number-matrix-rows-spanned="1" table:style-name="ce11">
            <text:p>50741</text:p>
          </table:table-cell>
          <table:table-cell office:value-type="string" office:string-value="79868" table:formula="of:=INDEX(COM.MICROSOFT.TEXTSPLIT([Solution.$A988];&quot; &quot;; &quot;+&quot;; TRUE);2)" table:number-matrix-columns-spanned="1" table:number-matrix-rows-spanned="1" table:style-name="ce11">
            <text:p>79868</text:p>
          </table:table-cell>
          <table:table-cell table:style-name="ce1"/>
          <table:table-cell office:value-type="string" office:string-value="98946" table:style-name="ce1">
            <text:p>98946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113" table:formula="of:=ABS([.F988]-[.G988])" table:style-name="ce11">
            <text:p>113</text:p>
          </table:table-cell>
          <table:table-cell table:number-columns-repeated="3" table:style-name="ce1"/>
          <table:table-cell office:value-type="float" office:value="98833" table:formula="of:=COUNTIF([.$F$2:.$F$1001];[.$G988])*[.$G988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6155 <text:s text:c="2"/>91048</text:p>
          </table:table-cell>
          <table:table-cell table:style-name="ce1"/>
          <table:table-cell office:value-type="string" office:string-value="36155" table:formula="of:=INDEX(COM.MICROSOFT.TEXTSPLIT([Solution.$A989];&quot; &quot;);1)" table:number-matrix-columns-spanned="1" table:number-matrix-rows-spanned="1" table:style-name="ce11">
            <text:p>36155</text:p>
          </table:table-cell>
          <table:table-cell office:value-type="string" office:string-value="91048" table:formula="of:=INDEX(COM.MICROSOFT.TEXTSPLIT([Solution.$A989];&quot; &quot;; &quot;+&quot;; TRUE);2)" table:number-matrix-columns-spanned="1" table:number-matrix-rows-spanned="1" table:style-name="ce11">
            <text:p>91048</text:p>
          </table:table-cell>
          <table:table-cell table:style-name="ce1"/>
          <table:table-cell office:value-type="string" office:string-value="98954" table:style-name="ce1">
            <text:p>98954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121" table:formula="of:=ABS([.F989]-[.G989])" table:style-name="ce11">
            <text:p>121</text:p>
          </table:table-cell>
          <table:table-cell table:number-columns-repeated="3" table:style-name="ce1"/>
          <table:table-cell office:value-type="float" office:value="98833" table:formula="of:=COUNTIF([.$F$2:.$F$1001];[.$G989])*[.$G989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14114 <text:s text:c="2"/>40755</text:p>
          </table:table-cell>
          <table:table-cell table:style-name="ce1"/>
          <table:table-cell office:value-type="string" office:string-value="14114" table:formula="of:=INDEX(COM.MICROSOFT.TEXTSPLIT([Solution.$A990];&quot; &quot;);1)" table:number-matrix-columns-spanned="1" table:number-matrix-rows-spanned="1" table:style-name="ce11">
            <text:p>14114</text:p>
          </table:table-cell>
          <table:table-cell office:value-type="string" office:string-value="40755" table:formula="of:=INDEX(COM.MICROSOFT.TEXTSPLIT([Solution.$A990];&quot; &quot;; &quot;+&quot;; TRUE);2)" table:number-matrix-columns-spanned="1" table:number-matrix-rows-spanned="1" table:style-name="ce11">
            <text:p>40755</text:p>
          </table:table-cell>
          <table:table-cell table:style-name="ce1"/>
          <table:table-cell office:value-type="string" office:string-value="99156" table:style-name="ce1">
            <text:p>99156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323" table:formula="of:=ABS([.F990]-[.G990])" table:style-name="ce11">
            <text:p>323</text:p>
          </table:table-cell>
          <table:table-cell table:number-columns-repeated="3" table:style-name="ce1"/>
          <table:table-cell office:value-type="float" office:value="98833" table:formula="of:=COUNTIF([.$F$2:.$F$1001];[.$G990])*[.$G990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0019 <text:s text:c="2"/>37738</text:p>
          </table:table-cell>
          <table:table-cell table:style-name="ce1"/>
          <table:table-cell office:value-type="string" office:string-value="20019" table:formula="of:=INDEX(COM.MICROSOFT.TEXTSPLIT([Solution.$A991];&quot; &quot;);1)" table:number-matrix-columns-spanned="1" table:number-matrix-rows-spanned="1" table:style-name="ce11">
            <text:p>20019</text:p>
          </table:table-cell>
          <table:table-cell office:value-type="string" office:string-value="37738" table:formula="of:=INDEX(COM.MICROSOFT.TEXTSPLIT([Solution.$A991];&quot; &quot;; &quot;+&quot;; TRUE);2)" table:number-matrix-columns-spanned="1" table:number-matrix-rows-spanned="1" table:style-name="ce11">
            <text:p>37738</text:p>
          </table:table-cell>
          <table:table-cell table:style-name="ce1"/>
          <table:table-cell office:value-type="string" office:string-value="99160" table:style-name="ce1">
            <text:p>99160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327" table:formula="of:=ABS([.F991]-[.G991])" table:style-name="ce11">
            <text:p>327</text:p>
          </table:table-cell>
          <table:table-cell table:number-columns-repeated="3" table:style-name="ce1"/>
          <table:table-cell office:value-type="float" office:value="98833" table:formula="of:=COUNTIF([.$F$2:.$F$1001];[.$G991])*[.$G991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4302 <text:s text:c="2"/>37412</text:p>
          </table:table-cell>
          <table:table-cell table:style-name="ce1"/>
          <table:table-cell office:value-type="string" office:string-value="84302" table:formula="of:=INDEX(COM.MICROSOFT.TEXTSPLIT([Solution.$A992];&quot; &quot;);1)" table:number-matrix-columns-spanned="1" table:number-matrix-rows-spanned="1" table:style-name="ce11">
            <text:p>84302</text:p>
          </table:table-cell>
          <table:table-cell office:value-type="string" office:string-value="37412" table:formula="of:=INDEX(COM.MICROSOFT.TEXTSPLIT([Solution.$A992];&quot; &quot;; &quot;+&quot;; TRUE);2)" table:number-matrix-columns-spanned="1" table:number-matrix-rows-spanned="1" table:style-name="ce11">
            <text:p>37412</text:p>
          </table:table-cell>
          <table:table-cell table:style-name="ce1"/>
          <table:table-cell office:value-type="string" office:string-value="99200" table:style-name="ce1">
            <text:p>99200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367" table:formula="of:=ABS([.F992]-[.G992])" table:style-name="ce11">
            <text:p>367</text:p>
          </table:table-cell>
          <table:table-cell table:number-columns-repeated="3" table:style-name="ce1"/>
          <table:table-cell office:value-type="float" office:value="98833" table:formula="of:=COUNTIF([.$F$2:.$F$1001];[.$G992])*[.$G992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026 <text:s text:c="2"/>68031</text:p>
          </table:table-cell>
          <table:table-cell table:style-name="ce1"/>
          <table:table-cell office:value-type="string" office:string-value="44026" table:formula="of:=INDEX(COM.MICROSOFT.TEXTSPLIT([Solution.$A993];&quot; &quot;);1)" table:number-matrix-columns-spanned="1" table:number-matrix-rows-spanned="1" table:style-name="ce11">
            <text:p>44026</text:p>
          </table:table-cell>
          <table:table-cell office:value-type="string" office:string-value="68031" table:formula="of:=INDEX(COM.MICROSOFT.TEXTSPLIT([Solution.$A993];&quot; &quot;; &quot;+&quot;; TRUE);2)" table:number-matrix-columns-spanned="1" table:number-matrix-rows-spanned="1" table:style-name="ce11">
            <text:p>68031</text:p>
          </table:table-cell>
          <table:table-cell table:style-name="ce1"/>
          <table:table-cell office:value-type="string" office:string-value="99256" table:style-name="ce1">
            <text:p>99256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423" table:formula="of:=ABS([.F993]-[.G993])" table:style-name="ce11">
            <text:p>423</text:p>
          </table:table-cell>
          <table:table-cell table:number-columns-repeated="3" table:style-name="ce1"/>
          <table:table-cell office:value-type="float" office:value="98833" table:formula="of:=COUNTIF([.$F$2:.$F$1001];[.$G993])*[.$G993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297 <text:s text:c="2"/>63388</text:p>
          </table:table-cell>
          <table:table-cell table:style-name="ce1"/>
          <table:table-cell office:value-type="string" office:string-value="34297" table:formula="of:=INDEX(COM.MICROSOFT.TEXTSPLIT([Solution.$A994];&quot; &quot;);1)" table:number-matrix-columns-spanned="1" table:number-matrix-rows-spanned="1" table:style-name="ce11">
            <text:p>34297</text:p>
          </table:table-cell>
          <table:table-cell office:value-type="string" office:string-value="63388" table:formula="of:=INDEX(COM.MICROSOFT.TEXTSPLIT([Solution.$A994];&quot; &quot;; &quot;+&quot;; TRUE);2)" table:number-matrix-columns-spanned="1" table:number-matrix-rows-spanned="1" table:style-name="ce11">
            <text:p>63388</text:p>
          </table:table-cell>
          <table:table-cell table:style-name="ce1"/>
          <table:table-cell office:value-type="string" office:string-value="99269" table:style-name="ce1">
            <text:p>99269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436" table:formula="of:=ABS([.F994]-[.G994])" table:style-name="ce11">
            <text:p>436</text:p>
          </table:table-cell>
          <table:table-cell table:number-columns-repeated="3" table:style-name="ce1"/>
          <table:table-cell office:value-type="float" office:value="98833" table:formula="of:=COUNTIF([.$F$2:.$F$1001];[.$G994])*[.$G994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22061 <text:s text:c="2"/>89848</text:p>
          </table:table-cell>
          <table:table-cell table:style-name="ce1"/>
          <table:table-cell office:value-type="string" office:string-value="22061" table:formula="of:=INDEX(COM.MICROSOFT.TEXTSPLIT([Solution.$A995];&quot; &quot;);1)" table:number-matrix-columns-spanned="1" table:number-matrix-rows-spanned="1" table:style-name="ce11">
            <text:p>22061</text:p>
          </table:table-cell>
          <table:table-cell office:value-type="string" office:string-value="89848" table:formula="of:=INDEX(COM.MICROSOFT.TEXTSPLIT([Solution.$A995];&quot; &quot;; &quot;+&quot;; TRUE);2)" table:number-matrix-columns-spanned="1" table:number-matrix-rows-spanned="1" table:style-name="ce11">
            <text:p>89848</text:p>
          </table:table-cell>
          <table:table-cell table:style-name="ce1"/>
          <table:table-cell office:value-type="string" office:string-value="99317" table:style-name="ce1">
            <text:p>99317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484" table:formula="of:=ABS([.F995]-[.G995])" table:style-name="ce11">
            <text:p>484</text:p>
          </table:table-cell>
          <table:table-cell table:number-columns-repeated="3" table:style-name="ce1"/>
          <table:table-cell office:value-type="float" office:value="98833" table:formula="of:=COUNTIF([.$F$2:.$F$1001];[.$G995])*[.$G995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1994 <text:s text:c="2"/>75669</text:p>
          </table:table-cell>
          <table:table-cell table:style-name="ce1"/>
          <table:table-cell office:value-type="string" office:string-value="71994" table:formula="of:=INDEX(COM.MICROSOFT.TEXTSPLIT([Solution.$A996];&quot; &quot;);1)" table:number-matrix-columns-spanned="1" table:number-matrix-rows-spanned="1" table:style-name="ce11">
            <text:p>71994</text:p>
          </table:table-cell>
          <table:table-cell office:value-type="string" office:string-value="75669" table:formula="of:=INDEX(COM.MICROSOFT.TEXTSPLIT([Solution.$A996];&quot; &quot;; &quot;+&quot;; TRUE);2)" table:number-matrix-columns-spanned="1" table:number-matrix-rows-spanned="1" table:style-name="ce11">
            <text:p>75669</text:p>
          </table:table-cell>
          <table:table-cell table:style-name="ce1"/>
          <table:table-cell office:value-type="string" office:string-value="99368" table:style-name="ce1">
            <text:p>99368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535" table:formula="of:=ABS([.F996]-[.G996])" table:style-name="ce11">
            <text:p>535</text:p>
          </table:table-cell>
          <table:table-cell table:number-columns-repeated="3" table:style-name="ce1"/>
          <table:table-cell office:value-type="float" office:value="98833" table:formula="of:=COUNTIF([.$F$2:.$F$1001];[.$G996])*[.$G996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335 <text:s text:c="2"/>63839</text:p>
          </table:table-cell>
          <table:table-cell table:style-name="ce1"/>
          <table:table-cell office:value-type="string" office:string-value="90335" table:formula="of:=INDEX(COM.MICROSOFT.TEXTSPLIT([Solution.$A997];&quot; &quot;);1)" table:number-matrix-columns-spanned="1" table:number-matrix-rows-spanned="1" table:style-name="ce11">
            <text:p>90335</text:p>
          </table:table-cell>
          <table:table-cell office:value-type="string" office:string-value="63839" table:formula="of:=INDEX(COM.MICROSOFT.TEXTSPLIT([Solution.$A997];&quot; &quot;; &quot;+&quot;; TRUE);2)" table:number-matrix-columns-spanned="1" table:number-matrix-rows-spanned="1" table:style-name="ce11">
            <text:p>63839</text:p>
          </table:table-cell>
          <table:table-cell table:style-name="ce1"/>
          <table:table-cell office:value-type="string" office:string-value="99631" table:style-name="ce1">
            <text:p>99631</text:p>
          </table:table-cell>
          <table:table-cell office:value-type="string" office:string-value="98833" table:style-name="ce1">
            <text:p>98833</text:p>
          </table:table-cell>
          <table:table-cell table:style-name="ce1"/>
          <table:table-cell office:value-type="float" office:value="798" table:formula="of:=ABS([.F997]-[.G997])" table:style-name="ce11">
            <text:p>798</text:p>
          </table:table-cell>
          <table:table-cell table:number-columns-repeated="3" table:style-name="ce1"/>
          <table:table-cell office:value-type="float" office:value="98833" table:formula="of:=COUNTIF([.$F$2:.$F$1001];[.$G997])*[.$G997]" table:style-name="ce11">
            <text:p>988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9658 <text:s text:c="2"/>98833</text:p>
          </table:table-cell>
          <table:table-cell table:style-name="ce1"/>
          <table:table-cell office:value-type="string" office:string-value="39658" table:formula="of:=INDEX(COM.MICROSOFT.TEXTSPLIT([Solution.$A998];&quot; &quot;);1)" table:number-matrix-columns-spanned="1" table:number-matrix-rows-spanned="1" table:style-name="ce11">
            <text:p>39658</text:p>
          </table:table-cell>
          <table:table-cell office:value-type="string" office:string-value="98833" table:formula="of:=INDEX(COM.MICROSOFT.TEXTSPLIT([Solution.$A998];&quot; &quot;; &quot;+&quot;; TRUE);2)" table:number-matrix-columns-spanned="1" table:number-matrix-rows-spanned="1" table:style-name="ce11">
            <text:p>98833</text:p>
          </table:table-cell>
          <table:table-cell table:style-name="ce1"/>
          <table:table-cell office:value-type="string" office:string-value="99728" table:style-name="ce1">
            <text:p>99728</text:p>
          </table:table-cell>
          <table:table-cell office:value-type="string" office:string-value="99098" table:style-name="ce1">
            <text:p>99098</text:p>
          </table:table-cell>
          <table:table-cell table:style-name="ce1"/>
          <table:table-cell office:value-type="float" office:value="630" table:formula="of:=ABS([.F998]-[.G998])" table:style-name="ce11">
            <text:p>630</text:p>
          </table:table-cell>
          <table:table-cell table:number-columns-repeated="3" table:style-name="ce1"/>
          <table:table-cell office:value-type="float" office:value="0" table:formula="of:=COUNTIF([.$F$2:.$F$1001];[.$G998])*[.$G998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540 <text:s text:c="2"/>26663</text:p>
          </table:table-cell>
          <table:table-cell table:style-name="ce1"/>
          <table:table-cell office:value-type="string" office:string-value="58540" table:formula="of:=INDEX(COM.MICROSOFT.TEXTSPLIT([Solution.$A999];&quot; &quot;);1)" table:number-matrix-columns-spanned="1" table:number-matrix-rows-spanned="1" table:style-name="ce11">
            <text:p>58540</text:p>
          </table:table-cell>
          <table:table-cell office:value-type="string" office:string-value="26663" table:formula="of:=INDEX(COM.MICROSOFT.TEXTSPLIT([Solution.$A999];&quot; &quot;; &quot;+&quot;; TRUE);2)" table:number-matrix-columns-spanned="1" table:number-matrix-rows-spanned="1" table:style-name="ce11">
            <text:p>26663</text:p>
          </table:table-cell>
          <table:table-cell table:style-name="ce1"/>
          <table:table-cell office:value-type="string" office:string-value="99820" table:style-name="ce1">
            <text:p>99820</text:p>
          </table:table-cell>
          <table:table-cell office:value-type="string" office:string-value="99117" table:style-name="ce1">
            <text:p>99117</text:p>
          </table:table-cell>
          <table:table-cell table:style-name="ce1"/>
          <table:table-cell office:value-type="float" office:value="703" table:formula="of:=ABS([.F999]-[.G999])" table:style-name="ce11">
            <text:p>703</text:p>
          </table:table-cell>
          <table:table-cell table:number-columns-repeated="3" table:style-name="ce1"/>
          <table:table-cell office:value-type="float" office:value="0" table:formula="of:=COUNTIF([.$F$2:.$F$1001];[.$G999])*[.$G999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34246 <text:s text:c="2"/>52806</text:p>
          </table:table-cell>
          <table:table-cell table:style-name="ce1"/>
          <table:table-cell office:value-type="string" office:string-value="34246" table:formula="of:=INDEX(COM.MICROSOFT.TEXTSPLIT([Solution.$A1000];&quot; &quot;);1)" table:number-matrix-columns-spanned="1" table:number-matrix-rows-spanned="1" table:style-name="ce11">
            <text:p>34246</text:p>
          </table:table-cell>
          <table:table-cell office:value-type="string" office:string-value="52806" table:formula="of:=INDEX(COM.MICROSOFT.TEXTSPLIT([Solution.$A1000];&quot; &quot;; &quot;+&quot;; TRUE);2)" table:number-matrix-columns-spanned="1" table:number-matrix-rows-spanned="1" table:style-name="ce11">
            <text:p>52806</text:p>
          </table:table-cell>
          <table:table-cell table:style-name="ce1"/>
          <table:table-cell office:value-type="string" office:string-value="99851" table:style-name="ce1">
            <text:p>99851</text:p>
          </table:table-cell>
          <table:table-cell office:value-type="string" office:string-value="99924" table:style-name="ce1">
            <text:p>99924</text:p>
          </table:table-cell>
          <table:table-cell table:style-name="ce1"/>
          <table:table-cell office:value-type="float" office:value="73" table:formula="of:=ABS([.F1000]-[.G1000])" table:style-name="ce11">
            <text:p>73</text:p>
          </table:table-cell>
          <table:table-cell table:number-columns-repeated="3" table:style-name="ce1"/>
          <table:table-cell office:value-type="float" office:value="0" table:formula="of:=COUNTIF([.$F$2:.$F$1001];[.$G1000])*[.$G1000]" table:style-name="ce1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3116 <text:s text:c="2"/>82954</text:p>
          </table:table-cell>
          <table:table-cell table:style-name="ce1"/>
          <table:table-cell office:value-type="string" office:string-value="83116" table:formula="of:=INDEX(COM.MICROSOFT.TEXTSPLIT([Solution.$A1001];&quot; &quot;);1)" table:number-matrix-columns-spanned="1" table:number-matrix-rows-spanned="1" table:style-name="ce11">
            <text:p>83116</text:p>
          </table:table-cell>
          <table:table-cell office:value-type="string" office:string-value="82954" table:formula="of:=INDEX(COM.MICROSOFT.TEXTSPLIT([Solution.$A1001];&quot; &quot;; &quot;+&quot;; TRUE);2)" table:number-matrix-columns-spanned="1" table:number-matrix-rows-spanned="1" table:style-name="ce11">
            <text:p>82954</text:p>
          </table:table-cell>
          <table:table-cell table:style-name="ce1"/>
          <table:table-cell office:value-type="string" office:string-value="99876" table:style-name="ce1">
            <text:p>99876</text:p>
          </table:table-cell>
          <table:table-cell office:value-type="string" office:string-value="99983" table:style-name="ce1">
            <text:p>99983</text:p>
          </table:table-cell>
          <table:table-cell table:style-name="ce1"/>
          <table:table-cell office:value-type="float" office:value="107" table:formula="of:=ABS([.F1001]-[.G1001])" table:style-name="ce11">
            <text:p>107</text:p>
          </table:table-cell>
          <table:table-cell table:number-columns-repeated="3" table:style-name="ce1"/>
          <table:table-cell office:value-type="float" office:value="0" table:formula="of:=COUNTIF([.$F$2:.$F$1001];[.$G1001])*[.$G1001]" table:style-name="ce11">
            <text:p>0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</table:table>
      <table:database-ranges>
        <table:database-range table:target-range-address="Example.A1:Example.A7" table:name="_InputT" table:display-filter-buttons="true"/>
        <table:database-range table:target-range-address="Example.C1:Example.C7" table:name="_LeftT" table:display-filter-buttons="true"/>
        <table:database-range table:target-range-address="Example.D1:Example.D7" table:name="_RightT" table:display-filter-buttons="true"/>
        <table:database-range table:target-range-address="Example.I1:Example.I7" table:name="_DistanceT" table:display-filter-buttons="true"/>
        <table:database-range table:target-range-address="Example.K1:Example.K2" table:name="_SumT" table:display-filter-buttons="true"/>
        <table:database-range table:target-range-address="Example.M1:Example.M7" table:name="_SimilarityT" table:display-filter-buttons="true"/>
        <table:database-range table:target-range-address="Example.O1:Example.O2" table:name="_SimilaritySumT" table:display-filter-buttons="true"/>
        <table:database-range table:target-range-address="Solution.A1:Solution.A1001" table:name="InputT" table:display-filter-buttons="true"/>
        <table:database-range table:target-range-address="Solution.C1:Solution.C1001" table:name="LeftT" table:display-filter-buttons="true"/>
        <table:database-range table:target-range-address="Solution.D1:Solution.D1001" table:name="RightT" table:display-filter-buttons="true"/>
        <table:database-range table:target-range-address="Solution.I1:Solution.I1001" table:name="DistanceT" table:display-filter-buttons="true"/>
        <table:database-range table:target-range-address="Solution.K1:Solution.K2" table:name="SumT" table:display-filter-buttons="true"/>
        <table:database-range table:target-range-address="Solution.M1:Solution.M1001" table:name="SimilarityT" table:display-filter-buttons="true"/>
        <table:database-range table:target-range-address="Solution.O1:Solution.O2" table:name="SimilaritySum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Deffon D</meta:initial-creator>
    <dc:creator>Deffon D</dc:creator>
    <meta:creation-date>2024-12-01T10:50:01Z</meta:creation-date>
    <dc:date>2024-12-01T12:33:16Z</dc:date>
  </office:meta>
</office:document-meta>
</file>